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>
      <style:map style:condition="cell-content()=0.0" style:apply-style-name="Untitled1" style:base-cell-address="Sheet2.C4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map style:condition="cell-content()=0.0" style:apply-style-name="Untitled1" style:base-cell-address="Sheet2.E4"/>
    </style:style>
    <style:style style:name="ce5" style:family="table-cell" style:parent-style-name="Default" style:data-style-name="N123">
      <style:map style:condition="cell-content()=0.0" style:apply-style-name="Untitled1" style:base-cell-address="Sheet2.G4"/>
    </style:style>
    <style:style style:name="ce6" style:family="table-cell" style:parent-style-name="Default" style:data-style-name="N123">
      <style:map style:condition="cell-content()=0.0" style:apply-style-name="Untitled1" style:base-cell-address="Sheet2.I4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23">
      <style:map style:condition="cell-content()=0.0" style:apply-style-name="Untitled1" style:base-cell-address="Sheet2.K4"/>
    </style:style>
    <style:style style:name="ce10" style:family="table-cell" style:parent-style-name="Default" style:data-style-name="N123">
      <style:map style:condition="cell-content()=0.0" style:apply-style-name="Untitled1" style:base-cell-address="Sheet2.M4"/>
    </style:style>
    <style:style style:name="ce11" style:family="table-cell" style:parent-style-name="Default" style:data-style-name="N123">
      <style:map style:condition="cell-content()=0.0" style:apply-style-name="Untitled1" style:base-cell-address="Sheet2.O4"/>
    </style:style>
    <style:style style:name="ce12" style:family="table-cell" style:parent-style-name="Default" style:data-style-name="N123">
      <style:map style:condition="cell-content()=0.0" style:apply-style-name="Untitled1" style:base-cell-address="Sheet2.Q4"/>
    </style:style>
  </office:automatic-styles>
  <office:body>
    <office:spreadsheet>
      <table:calculation-settings table:automatic-find-labels="false"/>
      <table:table table:name="geoOutFi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hub x1 + 0.001</text:p>
          </table:table-cell>
          <table:table-cell office:value-type="string" calcext:value-type="string">
            <text:p>hub y3 + 0.1</text:p>
          </table:table-cell>
          <table:table-cell office:value-type="string" calcext:value-type="string">
            <text:p>shr x2 + 0.1</text:p>
          </table:table-cell>
          <table:table-cell office:value-type="string" calcext:value-type="string">
            <text:p>shr y4 + 0.1</text:p>
          </table:table-cell>
          <table:table-cell office:value-type="string" calcext:value-type="string">
            <text:p>hub le + 0.01</text:p>
          </table:table-cell>
          <table:table-cell office:value-type="string" calcext:value-type="string">
            <text:p>shr te + 0.01</text:p>
          </table:table-cell>
          <table:table-cell office:value-type="string" calcext:value-type="string">
            <text:p>hub w1 + 0.1</text:p>
          </table:table-cell>
          <table:table-cell office:value-type="string" calcext:value-type="string">
            <text:p>shr w2 + 0.01</text:p>
          </table:table-cell>
        </table:table-row>
        <table:table-row table:style-name="ro1">
          <table:table-cell table:number-columns-repeated="9" office:value-type="string" calcext:value-type="string">
            <text:p>SPANWISE SECTION: 0</text:p>
          </table:table-cell>
        </table:table-row>
        <table:table-row table:style-name="ro1">
          <table:table-cell table:number-columns-repeated="9" office:value-type="string" calcext:value-type="string">
            <text:p>Streamwise Coordinate</text:p>
          </table:table-cell>
        </table:table-row>
        <table:table-row table:style-name="ro1">
          <table:table-cell office:value-type="float" office:value="8.88178E-016" calcext:value-type="float">
            <text:p>8,88178E-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88178E-016" calcext:value-type="float">
            <text:p>8,88178E-16</text:p>
          </table:table-cell>
          <table:table-cell office:value-type="float" office:value="0" calcext:value-type="float">
            <text:p>0</text:p>
          </table:table-cell>
          <table:table-cell office:value-type="float" office:value="8.88178E-016" calcext:value-type="float">
            <text:p>8,88178E-16</text:p>
          </table:table-cell>
          <table:table-cell office:value-type="float" office:value="0" calcext:value-type="float">
            <text:p>0</text:p>
          </table:table-cell>
          <table:table-cell office:value-type="float" office:value="8.88178E-016" calcext:value-type="float">
            <text:p>8,88178E-16</text:p>
          </table:table-cell>
        </table:table-row>
        <table:table-row table:style-name="ro1">
          <table:table-cell office:value-type="float" office:value="0.839799" calcext:value-type="float">
            <text:p>0,839799</text:p>
          </table:table-cell>
          <table:table-cell office:value-type="float" office:value="0.839771" calcext:value-type="float">
            <text:p>0,839771</text:p>
          </table:table-cell>
          <table:table-cell office:value-type="float" office:value="0.839834" calcext:value-type="float">
            <text:p>0,839834</text:p>
          </table:table-cell>
          <table:table-cell table:number-columns-repeated="2" office:value-type="float" office:value="0.839799" calcext:value-type="float">
            <text:p>0,839799</text:p>
          </table:table-cell>
          <table:table-cell office:value-type="float" office:value="0.881789" calcext:value-type="float">
            <text:p>0,881789</text:p>
          </table:table-cell>
          <table:table-cell table:number-columns-repeated="3" office:value-type="float" office:value="0.839799" calcext:value-type="float">
            <text:p>0,839799</text:p>
          </table:table-cell>
        </table:table-row>
        <table:table-row table:style-name="ro1">
          <table:table-cell office:value-type="float" office:value="1.60325" calcext:value-type="float">
            <text:p>1,60325</text:p>
          </table:table-cell>
          <table:table-cell office:value-type="float" office:value="1.6032" calcext:value-type="float">
            <text:p>1,6032</text:p>
          </table:table-cell>
          <table:table-cell office:value-type="float" office:value="1.60332" calcext:value-type="float">
            <text:p>1,60332</text:p>
          </table:table-cell>
          <table:table-cell table:number-columns-repeated="2" office:value-type="float" office:value="1.60325" calcext:value-type="float">
            <text:p>1,60325</text:p>
          </table:table-cell>
          <table:table-cell office:value-type="float" office:value="1.68342" calcext:value-type="float">
            <text:p>1,68342</text:p>
          </table:table-cell>
          <table:table-cell table:number-columns-repeated="3" office:value-type="float" office:value="1.60325" calcext:value-type="float">
            <text:p>1,60325</text:p>
          </table:table-cell>
        </table:table-row>
        <table:table-row table:style-name="ro1">
          <table:table-cell office:value-type="float" office:value="2.2973" calcext:value-type="float">
            <text:p>2,2973</text:p>
          </table:table-cell>
          <table:table-cell office:value-type="float" office:value="2.29722" calcext:value-type="float">
            <text:p>2,29722</text:p>
          </table:table-cell>
          <table:table-cell office:value-type="float" office:value="2.2974" calcext:value-type="float">
            <text:p>2,2974</text:p>
          </table:table-cell>
          <table:table-cell table:number-columns-repeated="2" office:value-type="float" office:value="2.2973" calcext:value-type="float">
            <text:p>2,2973</text:p>
          </table:table-cell>
          <table:table-cell office:value-type="float" office:value="2.41217" calcext:value-type="float">
            <text:p>2,41217</text:p>
          </table:table-cell>
          <table:table-cell table:number-columns-repeated="3" office:value-type="float" office:value="2.2973" calcext:value-type="float">
            <text:p>2,2973</text:p>
          </table:table-cell>
        </table:table-row>
        <table:table-row table:style-name="ro1">
          <table:table-cell office:value-type="float" office:value="2.92825" calcext:value-type="float">
            <text:p>2,92825</text:p>
          </table:table-cell>
          <table:table-cell office:value-type="float" office:value="2.92816" calcext:value-type="float">
            <text:p>2,92816</text:p>
          </table:table-cell>
          <table:table-cell office:value-type="float" office:value="2.92838" calcext:value-type="float">
            <text:p>2,92838</text:p>
          </table:table-cell>
          <table:table-cell table:number-columns-repeated="2" office:value-type="float" office:value="2.92825" calcext:value-type="float">
            <text:p>2,92825</text:p>
          </table:table-cell>
          <table:table-cell office:value-type="float" office:value="3.07467" calcext:value-type="float">
            <text:p>3,07467</text:p>
          </table:table-cell>
          <table:table-cell table:number-columns-repeated="3" office:value-type="float" office:value="2.92825" calcext:value-type="float">
            <text:p>2,92825</text:p>
          </table:table-cell>
        </table:table-row>
        <table:table-row table:style-name="ro1">
          <table:table-cell office:value-type="float" office:value="3.50185" calcext:value-type="float">
            <text:p>3,50185</text:p>
          </table:table-cell>
          <table:table-cell office:value-type="float" office:value="3.50173" calcext:value-type="float">
            <text:p>3,50173</text:p>
          </table:table-cell>
          <table:table-cell office:value-type="float" office:value="3.50199" calcext:value-type="float">
            <text:p>3,50199</text:p>
          </table:table-cell>
          <table:table-cell table:number-columns-repeated="2" office:value-type="float" office:value="3.50185" calcext:value-type="float">
            <text:p>3,50185</text:p>
          </table:table-cell>
          <table:table-cell office:value-type="float" office:value="3.67694" calcext:value-type="float">
            <text:p>3,67694</text:p>
          </table:table-cell>
          <table:table-cell table:number-columns-repeated="3" office:value-type="float" office:value="3.50185" calcext:value-type="float">
            <text:p>3,50185</text:p>
          </table:table-cell>
        </table:table-row>
        <table:table-row table:style-name="ro1">
          <table:table-cell office:value-type="float" office:value="4.0233" calcext:value-type="float">
            <text:p>4,0233</text:p>
          </table:table-cell>
          <table:table-cell office:value-type="float" office:value="4.02316" calcext:value-type="float">
            <text:p>4,02316</text:p>
          </table:table-cell>
          <table:table-cell office:value-type="float" office:value="4.02347" calcext:value-type="float">
            <text:p>4,02347</text:p>
          </table:table-cell>
          <table:table-cell table:number-columns-repeated="2" office:value-type="float" office:value="4.0233" calcext:value-type="float">
            <text:p>4,0233</text:p>
          </table:table-cell>
          <table:table-cell office:value-type="float" office:value="4.22446" calcext:value-type="float">
            <text:p>4,22446</text:p>
          </table:table-cell>
          <table:table-cell table:number-columns-repeated="3" office:value-type="float" office:value="4.0233" calcext:value-type="float">
            <text:p>4,0233</text:p>
          </table:table-cell>
        </table:table-row>
        <table:table-row table:style-name="ro1">
          <table:table-cell office:value-type="float" office:value="4.49734" calcext:value-type="float">
            <text:p>4,49734</text:p>
          </table:table-cell>
          <table:table-cell office:value-type="float" office:value="4.49719" calcext:value-type="float">
            <text:p>4,49719</text:p>
          </table:table-cell>
          <table:table-cell office:value-type="float" office:value="4.49753" calcext:value-type="float">
            <text:p>4,49753</text:p>
          </table:table-cell>
          <table:table-cell table:number-columns-repeated="2" office:value-type="float" office:value="4.49734" calcext:value-type="float">
            <text:p>4,49734</text:p>
          </table:table-cell>
          <table:table-cell office:value-type="float" office:value="4.72221" calcext:value-type="float">
            <text:p>4,72221</text:p>
          </table:table-cell>
          <table:table-cell table:number-columns-repeated="3" office:value-type="float" office:value="4.49734" calcext:value-type="float">
            <text:p>4,49734</text:p>
          </table:table-cell>
        </table:table-row>
        <table:table-row table:style-name="ro1">
          <table:table-cell office:value-type="float" office:value="4.92829" calcext:value-type="float">
            <text:p>4,92829</text:p>
          </table:table-cell>
          <table:table-cell office:value-type="float" office:value="4.92813" calcext:value-type="float">
            <text:p>4,92813</text:p>
          </table:table-cell>
          <table:table-cell office:value-type="float" office:value="4.9285" calcext:value-type="float">
            <text:p>4,9285</text:p>
          </table:table-cell>
          <table:table-cell table:number-columns-repeated="2" office:value-type="float" office:value="4.92829" calcext:value-type="float">
            <text:p>4,92829</text:p>
          </table:table-cell>
          <table:table-cell office:value-type="float" office:value="5.17471" calcext:value-type="float">
            <text:p>5,17471</text:p>
          </table:table-cell>
          <table:table-cell table:number-columns-repeated="3" office:value-type="float" office:value="4.92829" calcext:value-type="float">
            <text:p>4,92829</text:p>
          </table:table-cell>
        </table:table-row>
        <table:table-row table:style-name="ro1">
          <table:table-cell office:value-type="float" office:value="5.32006" calcext:value-type="float">
            <text:p>5,32006</text:p>
          </table:table-cell>
          <table:table-cell office:value-type="float" office:value="5.31989" calcext:value-type="float">
            <text:p>5,31989</text:p>
          </table:table-cell>
          <table:table-cell office:value-type="float" office:value="5.32029" calcext:value-type="float">
            <text:p>5,32029</text:p>
          </table:table-cell>
          <table:table-cell table:number-columns-repeated="2" office:value-type="float" office:value="5.32006" calcext:value-type="float">
            <text:p>5,32006</text:p>
          </table:table-cell>
          <table:table-cell office:value-type="float" office:value="5.58607" calcext:value-type="float">
            <text:p>5,58607</text:p>
          </table:table-cell>
          <table:table-cell table:number-columns-repeated="3" office:value-type="float" office:value="5.32006" calcext:value-type="float">
            <text:p>5,32006</text:p>
          </table:table-cell>
        </table:table-row>
        <table:table-row table:style-name="ro1">
          <table:table-cell office:value-type="float" office:value="5.67622" calcext:value-type="float">
            <text:p>5,67622</text:p>
          </table:table-cell>
          <table:table-cell office:value-type="float" office:value="5.67603" calcext:value-type="float">
            <text:p>5,67603</text:p>
          </table:table-cell>
          <table:table-cell office:value-type="float" office:value="5.67646" calcext:value-type="float">
            <text:p>5,67646</text:p>
          </table:table-cell>
          <table:table-cell table:number-columns-repeated="2" office:value-type="float" office:value="5.67622" calcext:value-type="float">
            <text:p>5,67622</text:p>
          </table:table-cell>
          <table:table-cell office:value-type="float" office:value="5.96003" calcext:value-type="float">
            <text:p>5,96003</text:p>
          </table:table-cell>
          <table:table-cell table:number-columns-repeated="3" office:value-type="float" office:value="5.67622" calcext:value-type="float">
            <text:p>5,67622</text:p>
          </table:table-cell>
        </table:table-row>
        <table:table-row table:style-name="ro1">
          <table:table-cell office:value-type="float" office:value="6.24282" calcext:value-type="float">
            <text:p>6,24282</text:p>
          </table:table-cell>
          <table:table-cell office:value-type="float" office:value="6.24263" calcext:value-type="float">
            <text:p>6,24263</text:p>
          </table:table-cell>
          <table:table-cell office:value-type="float" office:value="6.24389" calcext:value-type="float">
            <text:p>6,24389</text:p>
          </table:table-cell>
          <table:table-cell table:number-columns-repeated="2" office:value-type="float" office:value="6.24282" calcext:value-type="float">
            <text:p>6,24282</text:p>
          </table:table-cell>
          <table:table-cell office:value-type="float" office:value="6.54595" calcext:value-type="float">
            <text:p>6,54595</text:p>
          </table:table-cell>
          <table:table-cell office:value-type="float" office:value="6.24282" calcext:value-type="float">
            <text:p>6,24282</text:p>
          </table:table-cell>
          <table:table-cell office:value-type="float" office:value="6.19231" calcext:value-type="float">
            <text:p>6,19231</text:p>
          </table:table-cell>
          <table:table-cell office:value-type="float" office:value="6.24282" calcext:value-type="float">
            <text:p>6,24282</text:p>
          </table:table-cell>
        </table:table-row>
        <table:table-row table:style-name="ro1">
          <table:table-cell office:value-type="float" office:value="6.69624" calcext:value-type="float">
            <text:p>6,69624</text:p>
          </table:table-cell>
          <table:table-cell office:value-type="float" office:value="6.69603" calcext:value-type="float">
            <text:p>6,69603</text:p>
          </table:table-cell>
          <table:table-cell office:value-type="float" office:value="6.69777" calcext:value-type="float">
            <text:p>6,69777</text:p>
          </table:table-cell>
          <table:table-cell table:number-columns-repeated="2" office:value-type="float" office:value="6.69624" calcext:value-type="float">
            <text:p>6,69624</text:p>
          </table:table-cell>
          <table:table-cell office:value-type="float" office:value="6.99181" calcext:value-type="float">
            <text:p>6,99181</text:p>
          </table:table-cell>
          <table:table-cell office:value-type="float" office:value="6.69624" calcext:value-type="float">
            <text:p>6,69624</text:p>
          </table:table-cell>
          <table:table-cell office:value-type="float" office:value="6.66234" calcext:value-type="float">
            <text:p>6,66234</text:p>
          </table:table-cell>
          <table:table-cell office:value-type="float" office:value="6.69624" calcext:value-type="float">
            <text:p>6,69624</text:p>
          </table:table-cell>
        </table:table-row>
        <table:table-row table:style-name="ro1">
          <table:table-cell office:value-type="float" office:value="7.16986" calcext:value-type="float">
            <text:p>7,16986</text:p>
          </table:table-cell>
          <table:table-cell office:value-type="float" office:value="7.16964" calcext:value-type="float">
            <text:p>7,16964</text:p>
          </table:table-cell>
          <table:table-cell office:value-type="float" office:value="7.17188" calcext:value-type="float">
            <text:p>7,17188</text:p>
          </table:table-cell>
          <table:table-cell table:number-columns-repeated="2" office:value-type="float" office:value="7.16986" calcext:value-type="float">
            <text:p>7,16986</text:p>
          </table:table-cell>
          <table:table-cell office:value-type="float" office:value="7.45754" calcext:value-type="float">
            <text:p>7,45754</text:p>
          </table:table-cell>
          <table:table-cell office:value-type="float" office:value="7.16986" calcext:value-type="float">
            <text:p>7,16986</text:p>
          </table:table-cell>
          <table:table-cell office:value-type="float" office:value="7.15324" calcext:value-type="float">
            <text:p>7,15324</text:p>
          </table:table-cell>
          <table:table-cell office:value-type="float" office:value="7.16986" calcext:value-type="float">
            <text:p>7,16986</text:p>
          </table:table-cell>
        </table:table-row>
        <table:table-row table:style-name="ro1">
          <table:table-cell office:value-type="float" office:value="7.68254" calcext:value-type="float">
            <text:p>7,68254</text:p>
          </table:table-cell>
          <table:table-cell office:value-type="float" office:value="7.68229" calcext:value-type="float">
            <text:p>7,68229</text:p>
          </table:table-cell>
          <table:table-cell office:value-type="float" office:value="7.68508" calcext:value-type="float">
            <text:p>7,68508</text:p>
          </table:table-cell>
          <table:table-cell table:number-columns-repeated="2" office:value-type="float" office:value="7.68254" calcext:value-type="float">
            <text:p>7,68254</text:p>
          </table:table-cell>
          <table:table-cell office:value-type="float" office:value="7.96167" calcext:value-type="float">
            <text:p>7,96167</text:p>
          </table:table-cell>
          <table:table-cell office:value-type="float" office:value="7.68254" calcext:value-type="float">
            <text:p>7,68254</text:p>
          </table:table-cell>
          <table:table-cell office:value-type="float" office:value="7.68442" calcext:value-type="float">
            <text:p>7,68442</text:p>
          </table:table-cell>
          <table:table-cell office:value-type="float" office:value="7.68254" calcext:value-type="float">
            <text:p>7,68254</text:p>
          </table:table-cell>
        </table:table-row>
        <table:table-row table:style-name="ro1">
          <table:table-cell office:value-type="float" office:value="8.25043" calcext:value-type="float">
            <text:p>8,25043</text:p>
          </table:table-cell>
          <table:table-cell office:value-type="float" office:value="8.25017" calcext:value-type="float">
            <text:p>8,25017</text:p>
          </table:table-cell>
          <table:table-cell office:value-type="float" office:value="8.25353" calcext:value-type="float">
            <text:p>8,25353</text:p>
          </table:table-cell>
          <table:table-cell table:number-columns-repeated="2" office:value-type="float" office:value="8.25043" calcext:value-type="float">
            <text:p>8,25043</text:p>
          </table:table-cell>
          <table:table-cell office:value-type="float" office:value="8.5201" calcext:value-type="float">
            <text:p>8,5201</text:p>
          </table:table-cell>
          <table:table-cell office:value-type="float" office:value="8.25043" calcext:value-type="float">
            <text:p>8,25043</text:p>
          </table:table-cell>
          <table:table-cell office:value-type="float" office:value="8.27244" calcext:value-type="float">
            <text:p>8,27244</text:p>
          </table:table-cell>
          <table:table-cell office:value-type="float" office:value="8.25043" calcext:value-type="float">
            <text:p>8,25043</text:p>
          </table:table-cell>
        </table:table-row>
        <table:table-row table:style-name="ro1">
          <table:table-cell office:value-type="float" office:value="8.88595" calcext:value-type="float">
            <text:p>8,88595</text:p>
          </table:table-cell>
          <table:table-cell office:value-type="float" office:value="8.88567" calcext:value-type="float">
            <text:p>8,88567</text:p>
          </table:table-cell>
          <table:table-cell office:value-type="float" office:value="8.88967" calcext:value-type="float">
            <text:p>8,88967</text:p>
          </table:table-cell>
          <table:table-cell table:number-columns-repeated="2" office:value-type="float" office:value="8.88595" calcext:value-type="float">
            <text:p>8,88595</text:p>
          </table:table-cell>
          <table:table-cell office:value-type="float" office:value="9.14503" calcext:value-type="float">
            <text:p>9,14503</text:p>
          </table:table-cell>
          <table:table-cell office:value-type="float" office:value="8.88595" calcext:value-type="float">
            <text:p>8,88595</text:p>
          </table:table-cell>
          <table:table-cell office:value-type="float" office:value="8.92986" calcext:value-type="float">
            <text:p>8,92986</text:p>
          </table:table-cell>
          <table:table-cell office:value-type="float" office:value="8.88595" calcext:value-type="float">
            <text:p>8,88595</text:p>
          </table:table-cell>
        </table:table-row>
        <table:table-row table:style-name="ro1">
          <table:table-cell office:value-type="float" office:value="9.59691" calcext:value-type="float">
            <text:p>9,59691</text:p>
          </table:table-cell>
          <table:table-cell office:value-type="float" office:value="9.5966" calcext:value-type="float">
            <text:p>9,5966</text:p>
          </table:table-cell>
          <table:table-cell office:value-type="float" office:value="9.60128" calcext:value-type="float">
            <text:p>9,60128</text:p>
          </table:table-cell>
          <table:table-cell table:number-columns-repeated="2" office:value-type="float" office:value="9.59691" calcext:value-type="float">
            <text:p>9,59691</text:p>
          </table:table-cell>
          <table:table-cell office:value-type="float" office:value="9.84413" calcext:value-type="float">
            <text:p>9,84413</text:p>
          </table:table-cell>
          <table:table-cell office:value-type="float" office:value="9.59691" calcext:value-type="float">
            <text:p>9,59691</text:p>
          </table:table-cell>
          <table:table-cell office:value-type="float" office:value="9.66427" calcext:value-type="float">
            <text:p>9,66427</text:p>
          </table:table-cell>
          <table:table-cell office:value-type="float" office:value="9.59691" calcext:value-type="float">
            <text:p>9,59691</text:p>
          </table:table-cell>
        </table:table-row>
        <table:table-row table:style-name="ro1">
          <table:table-cell office:value-type="float" office:value="10.386" calcext:value-type="float">
            <text:p>10,386</text:p>
          </table:table-cell>
          <table:table-cell office:value-type="float" office:value="10.3856" calcext:value-type="float">
            <text:p>10,3856</text:p>
          </table:table-cell>
          <table:table-cell office:value-type="float" office:value="10.391" calcext:value-type="float">
            <text:p>10,391</text:p>
          </table:table-cell>
          <table:table-cell table:number-columns-repeated="2" office:value-type="float" office:value="10.386" calcext:value-type="float">
            <text:p>10,386</text:p>
          </table:table-cell>
          <table:table-cell office:value-type="float" office:value="10.62" calcext:value-type="float">
            <text:p>10,62</text:p>
          </table:table-cell>
          <table:table-cell office:value-type="float" office:value="10.386" calcext:value-type="float">
            <text:p>10,386</text:p>
          </table:table-cell>
          <table:table-cell office:value-type="float" office:value="10.4777" calcext:value-type="float">
            <text:p>10,4777</text:p>
          </table:table-cell>
          <table:table-cell office:value-type="float" office:value="10.386" calcext:value-type="float">
            <text:p>10,386</text:p>
          </table:table-cell>
        </table:table-row>
        <table:table-row table:style-name="ro1">
          <table:table-cell office:value-type="float" office:value="11.2504" calcext:value-type="float">
            <text:p>11,2504</text:p>
          </table:table-cell>
          <table:table-cell office:value-type="float" office:value="11.2501" calcext:value-type="float">
            <text:p>11,2501</text:p>
          </table:table-cell>
          <table:table-cell office:value-type="float" office:value="11.2562" calcext:value-type="float">
            <text:p>11,2562</text:p>
          </table:table-cell>
          <table:table-cell table:number-columns-repeated="2" office:value-type="float" office:value="11.2504" calcext:value-type="float">
            <text:p>11,2504</text:p>
          </table:table-cell>
          <table:table-cell office:value-type="float" office:value="11.4701" calcext:value-type="float">
            <text:p>11,4701</text:p>
          </table:table-cell>
          <table:table-cell office:value-type="float" office:value="11.2504" calcext:value-type="float">
            <text:p>11,2504</text:p>
          </table:table-cell>
          <table:table-cell office:value-type="float" office:value="11.3665" calcext:value-type="float">
            <text:p>11,3665</text:p>
          </table:table-cell>
          <table:table-cell office:value-type="float" office:value="11.2504" calcext:value-type="float">
            <text:p>11,2504</text:p>
          </table:table-cell>
        </table:table-row>
        <table:table-row table:style-name="ro1">
          <table:table-cell office:value-type="float" office:value="12.1825" calcext:value-type="float">
            <text:p>12,1825</text:p>
          </table:table-cell>
          <table:table-cell office:value-type="float" office:value="12.1821" calcext:value-type="float">
            <text:p>12,1821</text:p>
          </table:table-cell>
          <table:table-cell office:value-type="float" office:value="12.1889" calcext:value-type="float">
            <text:p>12,1889</text:p>
          </table:table-cell>
          <table:table-cell table:number-columns-repeated="2" office:value-type="float" office:value="12.1825" calcext:value-type="float">
            <text:p>12,1825</text:p>
          </table:table-cell>
          <table:table-cell office:value-type="float" office:value="12.3867" calcext:value-type="float">
            <text:p>12,3867</text:p>
          </table:table-cell>
          <table:table-cell office:value-type="float" office:value="12.1825" calcext:value-type="float">
            <text:p>12,1825</text:p>
          </table:table-cell>
          <table:table-cell office:value-type="float" office:value="12.3213" calcext:value-type="float">
            <text:p>12,3213</text:p>
          </table:table-cell>
          <table:table-cell office:value-type="float" office:value="12.1825" calcext:value-type="float">
            <text:p>12,1825</text:p>
          </table:table-cell>
        </table:table-row>
        <table:table-row table:style-name="ro1">
          <table:table-cell office:value-type="float" office:value="13.1699" calcext:value-type="float">
            <text:p>13,1699</text:p>
          </table:table-cell>
          <table:table-cell office:value-type="float" office:value="13.1694" calcext:value-type="float">
            <text:p>13,1694</text:p>
          </table:table-cell>
          <table:table-cell office:value-type="float" office:value="13.1768" calcext:value-type="float">
            <text:p>13,1768</text:p>
          </table:table-cell>
          <table:table-cell table:number-columns-repeated="2" office:value-type="float" office:value="13.1699" calcext:value-type="float">
            <text:p>13,1699</text:p>
          </table:table-cell>
          <table:table-cell office:value-type="float" office:value="13.3575" calcext:value-type="float">
            <text:p>13,3575</text:p>
          </table:table-cell>
          <table:table-cell office:value-type="float" office:value="13.1699" calcext:value-type="float">
            <text:p>13,1699</text:p>
          </table:table-cell>
          <table:table-cell office:value-type="float" office:value="13.3279" calcext:value-type="float">
            <text:p>13,3279</text:p>
          </table:table-cell>
          <table:table-cell office:value-type="float" office:value="13.1699" calcext:value-type="float">
            <text:p>13,1699</text:p>
          </table:table-cell>
        </table:table-row>
        <table:table-row table:style-name="ro1">
          <table:table-cell office:value-type="float" office:value="14.1962" calcext:value-type="float">
            <text:p>14,1962</text:p>
          </table:table-cell>
          <table:table-cell office:value-type="float" office:value="14.1958" calcext:value-type="float">
            <text:p>14,1958</text:p>
          </table:table-cell>
          <table:table-cell office:value-type="float" office:value="14.2036" calcext:value-type="float">
            <text:p>14,2036</text:p>
          </table:table-cell>
          <table:table-cell table:number-columns-repeated="2" office:value-type="float" office:value="14.1962" calcext:value-type="float">
            <text:p>14,1962</text:p>
          </table:table-cell>
          <table:table-cell office:value-type="float" office:value="14.3668" calcext:value-type="float">
            <text:p>14,3668</text:p>
          </table:table-cell>
          <table:table-cell office:value-type="float" office:value="14.1962" calcext:value-type="float">
            <text:p>14,1962</text:p>
          </table:table-cell>
          <table:table-cell office:value-type="float" office:value="14.3684" calcext:value-type="float">
            <text:p>14,3684</text:p>
          </table:table-cell>
          <table:table-cell office:value-type="float" office:value="14.1962" calcext:value-type="float">
            <text:p>14,1962</text:p>
          </table:table-cell>
        </table:table-row>
        <table:table-row table:style-name="ro1">
          <table:table-cell office:value-type="float" office:value="15.2428" calcext:value-type="float">
            <text:p>15,2428</text:p>
          </table:table-cell>
          <table:table-cell office:value-type="float" office:value="15.2423" calcext:value-type="float">
            <text:p>15,2423</text:p>
          </table:table-cell>
          <table:table-cell office:value-type="float" office:value="15.2504" calcext:value-type="float">
            <text:p>15,2504</text:p>
          </table:table-cell>
          <table:table-cell table:number-columns-repeated="2" office:value-type="float" office:value="15.2428" calcext:value-type="float">
            <text:p>15,2428</text:p>
          </table:table-cell>
          <table:table-cell office:value-type="float" office:value="15.3959" calcext:value-type="float">
            <text:p>15,3959</text:p>
          </table:table-cell>
          <table:table-cell office:value-type="float" office:value="15.2428" calcext:value-type="float">
            <text:p>15,2428</text:p>
          </table:table-cell>
          <table:table-cell office:value-type="float" office:value="15.4222" calcext:value-type="float">
            <text:p>15,4222</text:p>
          </table:table-cell>
          <table:table-cell office:value-type="float" office:value="15.2428" calcext:value-type="float">
            <text:p>15,2428</text:p>
          </table:table-cell>
        </table:table-row>
        <table:table-row table:style-name="ro1">
          <table:table-cell office:value-type="float" office:value="16.2894" calcext:value-type="float">
            <text:p>16,2894</text:p>
          </table:table-cell>
          <table:table-cell office:value-type="float" office:value="16.2889" calcext:value-type="float">
            <text:p>16,2889</text:p>
          </table:table-cell>
          <table:table-cell office:value-type="float" office:value="16.297" calcext:value-type="float">
            <text:p>16,297</text:p>
          </table:table-cell>
          <table:table-cell table:number-columns-repeated="2" office:value-type="float" office:value="16.2894" calcext:value-type="float">
            <text:p>16,2894</text:p>
          </table:table-cell>
          <table:table-cell office:value-type="float" office:value="16.4251" calcext:value-type="float">
            <text:p>16,4251</text:p>
          </table:table-cell>
          <table:table-cell office:value-type="float" office:value="16.2894" calcext:value-type="float">
            <text:p>16,2894</text:p>
          </table:table-cell>
          <table:table-cell office:value-type="float" office:value="16.4681" calcext:value-type="float">
            <text:p>16,4681</text:p>
          </table:table-cell>
          <table:table-cell office:value-type="float" office:value="16.2894" calcext:value-type="float">
            <text:p>16,2894</text:p>
          </table:table-cell>
        </table:table-row>
        <table:table-row table:style-name="ro1">
          <table:table-cell office:value-type="float" office:value="17.3158" calcext:value-type="float">
            <text:p>17,3158</text:p>
          </table:table-cell>
          <table:table-cell office:value-type="float" office:value="17.3152" calcext:value-type="float">
            <text:p>17,3152</text:p>
          </table:table-cell>
          <table:table-cell office:value-type="float" office:value="17.3232" calcext:value-type="float">
            <text:p>17,3232</text:p>
          </table:table-cell>
          <table:table-cell table:number-columns-repeated="2" office:value-type="float" office:value="17.3158" calcext:value-type="float">
            <text:p>17,3158</text:p>
          </table:table-cell>
          <table:table-cell office:value-type="float" office:value="17.4344" calcext:value-type="float">
            <text:p>17,4344</text:p>
          </table:table-cell>
          <table:table-cell office:value-type="float" office:value="17.3158" calcext:value-type="float">
            <text:p>17,3158</text:p>
          </table:table-cell>
          <table:table-cell office:value-type="float" office:value="17.487" calcext:value-type="float">
            <text:p>17,487</text:p>
          </table:table-cell>
          <table:table-cell office:value-type="float" office:value="17.3158" calcext:value-type="float">
            <text:p>17,3158</text:p>
          </table:table-cell>
        </table:table-row>
        <table:table-row table:style-name="ro1">
          <table:table-cell office:value-type="float" office:value="18.3031" calcext:value-type="float">
            <text:p>18,3031</text:p>
          </table:table-cell>
          <table:table-cell office:value-type="float" office:value="18.3025" calcext:value-type="float">
            <text:p>18,3025</text:p>
          </table:table-cell>
          <table:table-cell office:value-type="float" office:value="18.3102" calcext:value-type="float">
            <text:p>18,3102</text:p>
          </table:table-cell>
          <table:table-cell table:number-columns-repeated="2" office:value-type="float" office:value="18.3031" calcext:value-type="float">
            <text:p>18,3031</text:p>
          </table:table-cell>
          <table:table-cell office:value-type="float" office:value="18.4052" calcext:value-type="float">
            <text:p>18,4052</text:p>
          </table:table-cell>
          <table:table-cell office:value-type="float" office:value="18.3031" calcext:value-type="float">
            <text:p>18,3031</text:p>
          </table:table-cell>
          <table:table-cell office:value-type="float" office:value="18.4614" calcext:value-type="float">
            <text:p>18,4614</text:p>
          </table:table-cell>
          <table:table-cell office:value-type="float" office:value="18.3031" calcext:value-type="float">
            <text:p>18,3031</text:p>
          </table:table-cell>
        </table:table-row>
        <table:table-row table:style-name="ro1">
          <table:table-cell office:value-type="float" office:value="19.2352" calcext:value-type="float">
            <text:p>19,2352</text:p>
          </table:table-cell>
          <table:table-cell office:value-type="float" office:value="19.2346" calcext:value-type="float">
            <text:p>19,2346</text:p>
          </table:table-cell>
          <table:table-cell office:value-type="float" office:value="19.2419" calcext:value-type="float">
            <text:p>19,2419</text:p>
          </table:table-cell>
          <table:table-cell table:number-columns-repeated="2" office:value-type="float" office:value="19.2352" calcext:value-type="float">
            <text:p>19,2352</text:p>
          </table:table-cell>
          <table:table-cell office:value-type="float" office:value="19.3218" calcext:value-type="float">
            <text:p>19,3218</text:p>
          </table:table-cell>
          <table:table-cell office:value-type="float" office:value="19.2352" calcext:value-type="float">
            <text:p>19,2352</text:p>
          </table:table-cell>
          <table:table-cell office:value-type="float" office:value="19.3771" calcext:value-type="float">
            <text:p>19,3771</text:p>
          </table:table-cell>
          <table:table-cell office:value-type="float" office:value="19.2352" calcext:value-type="float">
            <text:p>19,2352</text:p>
          </table:table-cell>
        </table:table-row>
        <table:table-row table:style-name="ro1">
          <table:table-cell office:value-type="float" office:value="20.0997" calcext:value-type="float">
            <text:p>20,0997</text:p>
          </table:table-cell>
          <table:table-cell office:value-type="float" office:value="20.099" calcext:value-type="float">
            <text:p>20,099</text:p>
          </table:table-cell>
          <table:table-cell office:value-type="float" office:value="20.1059" calcext:value-type="float">
            <text:p>20,1059</text:p>
          </table:table-cell>
          <table:table-cell table:number-columns-repeated="2" office:value-type="float" office:value="20.0997" calcext:value-type="float">
            <text:p>20,0997</text:p>
          </table:table-cell>
          <table:table-cell office:value-type="float" office:value="20.1719" calcext:value-type="float">
            <text:p>20,1719</text:p>
          </table:table-cell>
          <table:table-cell office:value-type="float" office:value="20.0997" calcext:value-type="float">
            <text:p>20,0997</text:p>
          </table:table-cell>
          <table:table-cell office:value-type="float" office:value="20.2231" calcext:value-type="float">
            <text:p>20,2231</text:p>
          </table:table-cell>
          <table:table-cell office:value-type="float" office:value="20.0997" calcext:value-type="float">
            <text:p>20,0997</text:p>
          </table:table-cell>
        </table:table-row>
        <table:table-row table:style-name="ro1">
          <table:table-cell office:value-type="float" office:value="20.8887" calcext:value-type="float">
            <text:p>20,8887</text:p>
          </table:table-cell>
          <table:table-cell office:value-type="float" office:value="20.8881" calcext:value-type="float">
            <text:p>20,8881</text:p>
          </table:table-cell>
          <table:table-cell office:value-type="float" office:value="20.8945" calcext:value-type="float">
            <text:p>20,8945</text:p>
          </table:table-cell>
          <table:table-cell table:number-columns-repeated="2" office:value-type="float" office:value="20.8887" calcext:value-type="float">
            <text:p>20,8887</text:p>
          </table:table-cell>
          <table:table-cell office:value-type="float" office:value="20.9478" calcext:value-type="float">
            <text:p>20,9478</text:p>
          </table:table-cell>
          <table:table-cell office:value-type="float" office:value="20.8887" calcext:value-type="float">
            <text:p>20,8887</text:p>
          </table:table-cell>
          <table:table-cell office:value-type="float" office:value="20.9931" calcext:value-type="float">
            <text:p>20,9931</text:p>
          </table:table-cell>
          <table:table-cell office:value-type="float" office:value="20.8887" calcext:value-type="float">
            <text:p>20,8887</text:p>
          </table:table-cell>
        </table:table-row>
        <table:table-row table:style-name="ro1">
          <table:table-cell office:value-type="float" office:value="21.5997" calcext:value-type="float">
            <text:p>21,5997</text:p>
          </table:table-cell>
          <table:table-cell office:value-type="float" office:value="21.599" calcext:value-type="float">
            <text:p>21,599</text:p>
          </table:table-cell>
          <table:table-cell office:value-type="float" office:value="21.6049" calcext:value-type="float">
            <text:p>21,6049</text:p>
          </table:table-cell>
          <table:table-cell table:number-columns-repeated="2" office:value-type="float" office:value="21.5997" calcext:value-type="float">
            <text:p>21,5997</text:p>
          </table:table-cell>
          <table:table-cell office:value-type="float" office:value="21.6469" calcext:value-type="float">
            <text:p>21,6469</text:p>
          </table:table-cell>
          <table:table-cell office:value-type="float" office:value="21.5997" calcext:value-type="float">
            <text:p>21,5997</text:p>
          </table:table-cell>
          <table:table-cell office:value-type="float" office:value="21.6854" calcext:value-type="float">
            <text:p>21,6854</text:p>
          </table:table-cell>
          <table:table-cell office:value-type="float" office:value="21.5997" calcext:value-type="float">
            <text:p>21,5997</text:p>
          </table:table-cell>
        </table:table-row>
        <table:table-row table:style-name="ro1">
          <table:table-cell office:value-type="float" office:value="22.2352" calcext:value-type="float">
            <text:p>22,2352</text:p>
          </table:table-cell>
          <table:table-cell office:value-type="float" office:value="22.2345" calcext:value-type="float">
            <text:p>22,2345</text:p>
          </table:table-cell>
          <table:table-cell office:value-type="float" office:value="22.24" calcext:value-type="float">
            <text:p>22,24</text:p>
          </table:table-cell>
          <table:table-cell table:number-columns-repeated="2" office:value-type="float" office:value="22.2352" calcext:value-type="float">
            <text:p>22,2352</text:p>
          </table:table-cell>
          <table:table-cell office:value-type="float" office:value="22.2718" calcext:value-type="float">
            <text:p>22,2718</text:p>
          </table:table-cell>
          <table:table-cell office:value-type="float" office:value="22.2352" calcext:value-type="float">
            <text:p>22,2352</text:p>
          </table:table-cell>
          <table:table-cell office:value-type="float" office:value="22.3033" calcext:value-type="float">
            <text:p>22,3033</text:p>
          </table:table-cell>
          <table:table-cell office:value-type="float" office:value="22.2352" calcext:value-type="float">
            <text:p>22,2352</text:p>
          </table:table-cell>
        </table:table-row>
        <table:table-row table:style-name="ro1">
          <table:table-cell office:value-type="float" office:value="22.8031" calcext:value-type="float">
            <text:p>22,8031</text:p>
          </table:table-cell>
          <table:table-cell office:value-type="float" office:value="22.8024" calcext:value-type="float">
            <text:p>22,8024</text:p>
          </table:table-cell>
          <table:table-cell office:value-type="float" office:value="22.8075" calcext:value-type="float">
            <text:p>22,8075</text:p>
          </table:table-cell>
          <table:table-cell table:number-columns-repeated="2" office:value-type="float" office:value="22.8031" calcext:value-type="float">
            <text:p>22,8031</text:p>
          </table:table-cell>
          <table:table-cell office:value-type="float" office:value="22.8302" calcext:value-type="float">
            <text:p>22,8302</text:p>
          </table:table-cell>
          <table:table-cell office:value-type="float" office:value="22.8031" calcext:value-type="float">
            <text:p>22,8031</text:p>
          </table:table-cell>
          <table:table-cell office:value-type="float" office:value="22.8549" calcext:value-type="float">
            <text:p>22,8549</text:p>
          </table:table-cell>
          <table:table-cell office:value-type="float" office:value="22.8031" calcext:value-type="float">
            <text:p>22,8031</text:p>
          </table:table-cell>
        </table:table-row>
        <table:table-row table:style-name="ro1">
          <table:table-cell office:value-type="float" office:value="23.3158" calcext:value-type="float">
            <text:p>23,3158</text:p>
          </table:table-cell>
          <table:table-cell office:value-type="float" office:value="23.315" calcext:value-type="float">
            <text:p>23,315</text:p>
          </table:table-cell>
          <table:table-cell office:value-type="float" office:value="23.3197" calcext:value-type="float">
            <text:p>23,3197</text:p>
          </table:table-cell>
          <table:table-cell table:number-columns-repeated="2" office:value-type="float" office:value="23.3158" calcext:value-type="float">
            <text:p>23,3158</text:p>
          </table:table-cell>
          <table:table-cell office:value-type="float" office:value="23.3344" calcext:value-type="float">
            <text:p>23,3344</text:p>
          </table:table-cell>
          <table:table-cell office:value-type="float" office:value="23.3158" calcext:value-type="float">
            <text:p>23,3158</text:p>
          </table:table-cell>
          <table:table-cell office:value-type="float" office:value="23.3525" calcext:value-type="float">
            <text:p>23,3525</text:p>
          </table:table-cell>
          <table:table-cell office:value-type="float" office:value="23.3158" calcext:value-type="float">
            <text:p>23,3158</text:p>
          </table:table-cell>
        </table:table-row>
        <table:table-row table:style-name="ro1">
          <table:table-cell office:value-type="float" office:value="23.7894" calcext:value-type="float">
            <text:p>23,7894</text:p>
          </table:table-cell>
          <table:table-cell office:value-type="float" office:value="23.7886" calcext:value-type="float">
            <text:p>23,788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7894" calcext:value-type="float">
            <text:p>23,7894</text:p>
          </table:table-cell>
          <table:table-cell office:value-type="float" office:value="23.8001" calcext:value-type="float">
            <text:p>23,8001</text:p>
          </table:table-cell>
          <table:table-cell office:value-type="float" office:value="23.7894" calcext:value-type="float">
            <text:p>23,7894</text:p>
          </table:table-cell>
          <table:table-cell office:value-type="float" office:value="23.8121" calcext:value-type="float">
            <text:p>23,8121</text:p>
          </table:table-cell>
          <table:table-cell office:value-type="float" office:value="23.7894" calcext:value-type="float">
            <text:p>23,7894</text:p>
          </table:table-cell>
        </table:table-row>
        <table:table-row table:style-name="ro1">
          <table:table-cell office:value-type="float" office:value="24.2428" calcext:value-type="float">
            <text:p>24,2428</text:p>
          </table:table-cell>
          <table:table-cell office:value-type="float" office:value="24.242" calcext:value-type="float">
            <text:p>24,242</text:p>
          </table:table-cell>
          <table:table-cell office:value-type="float" office:value="24.2461" calcext:value-type="float">
            <text:p>24,2461</text:p>
          </table:table-cell>
          <table:table-cell table:number-columns-repeated="2" office:value-type="float" office:value="24.2428" calcext:value-type="float">
            <text:p>24,2428</text:p>
          </table:table-cell>
          <table:table-cell office:value-type="float" office:value="24.2459" calcext:value-type="float">
            <text:p>24,2459</text:p>
          </table:table-cell>
          <table:table-cell office:value-type="float" office:value="24.2428" calcext:value-type="float">
            <text:p>24,2428</text:p>
          </table:table-cell>
          <table:table-cell office:value-type="float" office:value="24.2519" calcext:value-type="float">
            <text:p>24,2519</text:p>
          </table:table-cell>
          <table:table-cell office:value-type="float" office:value="24.2428" calcext:value-type="float">
            <text:p>24,2428</text:p>
          </table:table-cell>
        </table:table-row>
        <table:table-row table:style-name="ro1">
          <table:table-cell office:value-type="float" office:value="24.3238" calcext:value-type="float">
            <text:p>24,3238</text:p>
          </table:table-cell>
          <table:table-cell office:value-type="float" office:value="24.323" calcext:value-type="float">
            <text:p>24,323</text:p>
          </table:table-cell>
          <table:table-cell office:value-type="float" office:value="24.3248" calcext:value-type="float">
            <text:p>24,3248</text:p>
          </table:table-cell>
          <table:table-cell table:number-columns-repeated="6" office:value-type="float" office:value="24.3238" calcext:value-type="float">
            <text:p>24,3238</text:p>
          </table:table-cell>
        </table:table-row>
        <table:table-row table:style-name="ro1">
          <table:table-cell office:value-type="float" office:value="24.6799" calcext:value-type="float">
            <text:p>24,6799</text:p>
          </table:table-cell>
          <table:table-cell office:value-type="float" office:value="24.6791" calcext:value-type="float">
            <text:p>24,6791</text:p>
          </table:table-cell>
          <table:table-cell office:value-type="float" office:value="24.681" calcext:value-type="float">
            <text:p>24,681</text:p>
          </table:table-cell>
          <table:table-cell table:number-columns-repeated="6" office:value-type="float" office:value="24.6799" calcext:value-type="float">
            <text:p>24,6799</text:p>
          </table:table-cell>
        </table:table-row>
        <table:table-row table:style-name="ro1">
          <table:table-cell office:value-type="float" office:value="25.0717" calcext:value-type="float">
            <text:p>25,0717</text:p>
          </table:table-cell>
          <table:table-cell office:value-type="float" office:value="25.0709" calcext:value-type="float">
            <text:p>25,0709</text:p>
          </table:table-cell>
          <table:table-cell office:value-type="float" office:value="25.0728" calcext:value-type="float">
            <text:p>25,0728</text:p>
          </table:table-cell>
          <table:table-cell table:number-columns-repeated="6" office:value-type="float" office:value="25.0717" calcext:value-type="float">
            <text:p>25,0717</text:p>
          </table:table-cell>
        </table:table-row>
        <table:table-row table:style-name="ro1">
          <table:table-cell office:value-type="float" office:value="25.5027" calcext:value-type="float">
            <text:p>25,5027</text:p>
          </table:table-cell>
          <table:table-cell office:value-type="float" office:value="25.5018" calcext:value-type="float">
            <text:p>25,5018</text:p>
          </table:table-cell>
          <table:table-cell office:value-type="float" office:value="25.5037" calcext:value-type="float">
            <text:p>25,5037</text:p>
          </table:table-cell>
          <table:table-cell table:number-columns-repeated="6" office:value-type="float" office:value="25.5027" calcext:value-type="float">
            <text:p>25,5027</text:p>
          </table:table-cell>
        </table:table-row>
        <table:table-row table:style-name="ro1">
          <table:table-cell office:value-type="float" office:value="25.9767" calcext:value-type="float">
            <text:p>25,9767</text:p>
          </table:table-cell>
          <table:table-cell office:value-type="float" office:value="25.9758" calcext:value-type="float">
            <text:p>25,9758</text:p>
          </table:table-cell>
          <table:table-cell office:value-type="float" office:value="25.9778" calcext:value-type="float">
            <text:p>25,9778</text:p>
          </table:table-cell>
          <table:table-cell table:number-columns-repeated="6" office:value-type="float" office:value="25.9767" calcext:value-type="float">
            <text:p>25,9767</text:p>
          </table:table-cell>
        </table:table-row>
        <table:table-row table:style-name="ro1">
          <table:table-cell office:value-type="float" office:value="26.4982" calcext:value-type="float">
            <text:p>26,4982</text:p>
          </table:table-cell>
          <table:table-cell office:value-type="float" office:value="26.4973" calcext:value-type="float">
            <text:p>26,4973</text:p>
          </table:table-cell>
          <table:table-cell office:value-type="float" office:value="26.4993" calcext:value-type="float">
            <text:p>26,4993</text:p>
          </table:table-cell>
          <table:table-cell table:number-columns-repeated="6" office:value-type="float" office:value="26.4982" calcext:value-type="float">
            <text:p>26,4982</text:p>
          </table:table-cell>
        </table:table-row>
        <table:table-row table:style-name="ro1">
          <table:table-cell office:value-type="float" office:value="27.0717" calcext:value-type="float">
            <text:p>27,0717</text:p>
          </table:table-cell>
          <table:table-cell office:value-type="float" office:value="27.0708" calcext:value-type="float">
            <text:p>27,0708</text:p>
          </table:table-cell>
          <table:table-cell office:value-type="float" office:value="27.0729" calcext:value-type="float">
            <text:p>27,0729</text:p>
          </table:table-cell>
          <table:table-cell table:number-columns-repeated="6" office:value-type="float" office:value="27.0717" calcext:value-type="float">
            <text:p>27,0717</text:p>
          </table:table-cell>
        </table:table-row>
        <table:table-row table:style-name="ro1">
          <table:table-cell office:value-type="float" office:value="27.7027" calcext:value-type="float">
            <text:p>27,7027</text:p>
          </table:table-cell>
          <table:table-cell office:value-type="float" office:value="27.7018" calcext:value-type="float">
            <text:p>27,7018</text:p>
          </table:table-cell>
          <table:table-cell office:value-type="float" office:value="27.7039" calcext:value-type="float">
            <text:p>27,7039</text:p>
          </table:table-cell>
          <table:table-cell table:number-columns-repeated="6" office:value-type="float" office:value="27.7027" calcext:value-type="float">
            <text:p>27,7027</text:p>
          </table:table-cell>
        </table:table-row>
        <table:table-row table:style-name="ro1">
          <table:table-cell office:value-type="float" office:value="28.3967" calcext:value-type="float">
            <text:p>28,3967</text:p>
          </table:table-cell>
          <table:table-cell office:value-type="float" office:value="28.3958" calcext:value-type="float">
            <text:p>28,3958</text:p>
          </table:table-cell>
          <table:table-cell office:value-type="float" office:value="28.3979" calcext:value-type="float">
            <text:p>28,3979</text:p>
          </table:table-cell>
          <table:table-cell table:number-columns-repeated="6" office:value-type="float" office:value="28.3967" calcext:value-type="float">
            <text:p>28,3967</text:p>
          </table:table-cell>
        </table:table-row>
        <table:table-row table:style-name="ro1">
          <table:table-cell office:value-type="float" office:value="29.1602" calcext:value-type="float">
            <text:p>29,1602</text:p>
          </table:table-cell>
          <table:table-cell office:value-type="float" office:value="29.1592" calcext:value-type="float">
            <text:p>29,1592</text:p>
          </table:table-cell>
          <table:table-cell office:value-type="float" office:value="29.1614" calcext:value-type="float">
            <text:p>29,1614</text:p>
          </table:table-cell>
          <table:table-cell table:number-columns-repeated="6" office:value-type="float" office:value="29.1602" calcext:value-type="float">
            <text:p>29,1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999" calcext:value-type="float">
            <text:p>29,999</text:p>
          </table:table-cell>
          <table:table-cell office:value-type="float" office:value="30.0012" calcext:value-type="float">
            <text:p>30,0012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88178E-016" calcext:value-type="float">
            <text:p>8,88178E-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88178E-016" calcext:value-type="float">
            <text:p>8,88178E-16</text:p>
          </table:table-cell>
          <table:table-cell office:value-type="float" office:value="0" calcext:value-type="float">
            <text:p>0</text:p>
          </table:table-cell>
          <table:table-cell office:value-type="float" office:value="8.88178E-016" calcext:value-type="float">
            <text:p>8,88178E-16</text:p>
          </table:table-cell>
          <table:table-cell office:value-type="float" office:value="0" calcext:value-type="float">
            <text:p>0</text:p>
          </table:table-cell>
          <table:table-cell office:value-type="float" office:value="8.88178E-016" calcext:value-type="float">
            <text:p>8,88178E-16</text:p>
          </table:table-cell>
        </table:table-row>
        <table:table-row table:style-name="ro1">
          <table:table-cell office:value-type="float" office:value="0.839799" calcext:value-type="float">
            <text:p>0,839799</text:p>
          </table:table-cell>
          <table:table-cell office:value-type="float" office:value="0.839771" calcext:value-type="float">
            <text:p>0,839771</text:p>
          </table:table-cell>
          <table:table-cell office:value-type="float" office:value="0.839834" calcext:value-type="float">
            <text:p>0,839834</text:p>
          </table:table-cell>
          <table:table-cell table:number-columns-repeated="2" office:value-type="float" office:value="0.839799" calcext:value-type="float">
            <text:p>0,839799</text:p>
          </table:table-cell>
          <table:table-cell office:value-type="float" office:value="0.881789" calcext:value-type="float">
            <text:p>0,881789</text:p>
          </table:table-cell>
          <table:table-cell table:number-columns-repeated="3" office:value-type="float" office:value="0.839799" calcext:value-type="float">
            <text:p>0,839799</text:p>
          </table:table-cell>
        </table:table-row>
        <table:table-row table:style-name="ro1">
          <table:table-cell office:value-type="float" office:value="1.60325" calcext:value-type="float">
            <text:p>1,60325</text:p>
          </table:table-cell>
          <table:table-cell office:value-type="float" office:value="1.6032" calcext:value-type="float">
            <text:p>1,6032</text:p>
          </table:table-cell>
          <table:table-cell office:value-type="float" office:value="1.60332" calcext:value-type="float">
            <text:p>1,60332</text:p>
          </table:table-cell>
          <table:table-cell table:number-columns-repeated="2" office:value-type="float" office:value="1.60325" calcext:value-type="float">
            <text:p>1,60325</text:p>
          </table:table-cell>
          <table:table-cell office:value-type="float" office:value="1.68342" calcext:value-type="float">
            <text:p>1,68342</text:p>
          </table:table-cell>
          <table:table-cell table:number-columns-repeated="3" office:value-type="float" office:value="1.60325" calcext:value-type="float">
            <text:p>1,60325</text:p>
          </table:table-cell>
        </table:table-row>
        <table:table-row table:style-name="ro1">
          <table:table-cell office:value-type="float" office:value="2.2973" calcext:value-type="float">
            <text:p>2,2973</text:p>
          </table:table-cell>
          <table:table-cell office:value-type="float" office:value="2.29722" calcext:value-type="float">
            <text:p>2,29722</text:p>
          </table:table-cell>
          <table:table-cell office:value-type="float" office:value="2.2974" calcext:value-type="float">
            <text:p>2,2974</text:p>
          </table:table-cell>
          <table:table-cell table:number-columns-repeated="2" office:value-type="float" office:value="2.2973" calcext:value-type="float">
            <text:p>2,2973</text:p>
          </table:table-cell>
          <table:table-cell office:value-type="float" office:value="2.41217" calcext:value-type="float">
            <text:p>2,41217</text:p>
          </table:table-cell>
          <table:table-cell table:number-columns-repeated="3" office:value-type="float" office:value="2.2973" calcext:value-type="float">
            <text:p>2,2973</text:p>
          </table:table-cell>
        </table:table-row>
        <table:table-row table:style-name="ro1">
          <table:table-cell office:value-type="float" office:value="2.92825" calcext:value-type="float">
            <text:p>2,92825</text:p>
          </table:table-cell>
          <table:table-cell office:value-type="float" office:value="2.92816" calcext:value-type="float">
            <text:p>2,92816</text:p>
          </table:table-cell>
          <table:table-cell office:value-type="float" office:value="2.92838" calcext:value-type="float">
            <text:p>2,92838</text:p>
          </table:table-cell>
          <table:table-cell table:number-columns-repeated="2" office:value-type="float" office:value="2.92825" calcext:value-type="float">
            <text:p>2,92825</text:p>
          </table:table-cell>
          <table:table-cell office:value-type="float" office:value="3.07467" calcext:value-type="float">
            <text:p>3,07467</text:p>
          </table:table-cell>
          <table:table-cell table:number-columns-repeated="3" office:value-type="float" office:value="2.92825" calcext:value-type="float">
            <text:p>2,92825</text:p>
          </table:table-cell>
        </table:table-row>
        <table:table-row table:style-name="ro1">
          <table:table-cell office:value-type="float" office:value="3.50185" calcext:value-type="float">
            <text:p>3,50185</text:p>
          </table:table-cell>
          <table:table-cell office:value-type="float" office:value="3.50173" calcext:value-type="float">
            <text:p>3,50173</text:p>
          </table:table-cell>
          <table:table-cell office:value-type="float" office:value="3.50199" calcext:value-type="float">
            <text:p>3,50199</text:p>
          </table:table-cell>
          <table:table-cell table:number-columns-repeated="2" office:value-type="float" office:value="3.50185" calcext:value-type="float">
            <text:p>3,50185</text:p>
          </table:table-cell>
          <table:table-cell office:value-type="float" office:value="3.67694" calcext:value-type="float">
            <text:p>3,67694</text:p>
          </table:table-cell>
          <table:table-cell table:number-columns-repeated="3" office:value-type="float" office:value="3.50185" calcext:value-type="float">
            <text:p>3,50185</text:p>
          </table:table-cell>
        </table:table-row>
        <table:table-row table:style-name="ro1">
          <table:table-cell office:value-type="float" office:value="4.0233" calcext:value-type="float">
            <text:p>4,0233</text:p>
          </table:table-cell>
          <table:table-cell office:value-type="float" office:value="4.02316" calcext:value-type="float">
            <text:p>4,02316</text:p>
          </table:table-cell>
          <table:table-cell office:value-type="float" office:value="4.02347" calcext:value-type="float">
            <text:p>4,02347</text:p>
          </table:table-cell>
          <table:table-cell table:number-columns-repeated="2" office:value-type="float" office:value="4.0233" calcext:value-type="float">
            <text:p>4,0233</text:p>
          </table:table-cell>
          <table:table-cell office:value-type="float" office:value="4.22446" calcext:value-type="float">
            <text:p>4,22446</text:p>
          </table:table-cell>
          <table:table-cell table:number-columns-repeated="3" office:value-type="float" office:value="4.0233" calcext:value-type="float">
            <text:p>4,0233</text:p>
          </table:table-cell>
        </table:table-row>
        <table:table-row table:style-name="ro1">
          <table:table-cell office:value-type="float" office:value="4.49734" calcext:value-type="float">
            <text:p>4,49734</text:p>
          </table:table-cell>
          <table:table-cell office:value-type="float" office:value="4.49719" calcext:value-type="float">
            <text:p>4,49719</text:p>
          </table:table-cell>
          <table:table-cell office:value-type="float" office:value="4.49753" calcext:value-type="float">
            <text:p>4,49753</text:p>
          </table:table-cell>
          <table:table-cell table:number-columns-repeated="2" office:value-type="float" office:value="4.49734" calcext:value-type="float">
            <text:p>4,49734</text:p>
          </table:table-cell>
          <table:table-cell office:value-type="float" office:value="4.72221" calcext:value-type="float">
            <text:p>4,72221</text:p>
          </table:table-cell>
          <table:table-cell table:number-columns-repeated="3" office:value-type="float" office:value="4.49734" calcext:value-type="float">
            <text:p>4,49734</text:p>
          </table:table-cell>
        </table:table-row>
        <table:table-row table:style-name="ro1">
          <table:table-cell office:value-type="float" office:value="4.92829" calcext:value-type="float">
            <text:p>4,92829</text:p>
          </table:table-cell>
          <table:table-cell office:value-type="float" office:value="4.92813" calcext:value-type="float">
            <text:p>4,92813</text:p>
          </table:table-cell>
          <table:table-cell office:value-type="float" office:value="4.9285" calcext:value-type="float">
            <text:p>4,9285</text:p>
          </table:table-cell>
          <table:table-cell table:number-columns-repeated="2" office:value-type="float" office:value="4.92829" calcext:value-type="float">
            <text:p>4,92829</text:p>
          </table:table-cell>
          <table:table-cell office:value-type="float" office:value="5.17471" calcext:value-type="float">
            <text:p>5,17471</text:p>
          </table:table-cell>
          <table:table-cell table:number-columns-repeated="3" office:value-type="float" office:value="4.92829" calcext:value-type="float">
            <text:p>4,92829</text:p>
          </table:table-cell>
        </table:table-row>
        <table:table-row table:style-name="ro1">
          <table:table-cell office:value-type="float" office:value="5.32006" calcext:value-type="float">
            <text:p>5,32006</text:p>
          </table:table-cell>
          <table:table-cell office:value-type="float" office:value="5.31989" calcext:value-type="float">
            <text:p>5,31989</text:p>
          </table:table-cell>
          <table:table-cell office:value-type="float" office:value="5.32029" calcext:value-type="float">
            <text:p>5,32029</text:p>
          </table:table-cell>
          <table:table-cell table:number-columns-repeated="2" office:value-type="float" office:value="5.32006" calcext:value-type="float">
            <text:p>5,32006</text:p>
          </table:table-cell>
          <table:table-cell office:value-type="float" office:value="5.58607" calcext:value-type="float">
            <text:p>5,58607</text:p>
          </table:table-cell>
          <table:table-cell table:number-columns-repeated="3" office:value-type="float" office:value="5.32006" calcext:value-type="float">
            <text:p>5,32006</text:p>
          </table:table-cell>
        </table:table-row>
        <table:table-row table:style-name="ro1">
          <table:table-cell office:value-type="float" office:value="5.67622" calcext:value-type="float">
            <text:p>5,67622</text:p>
          </table:table-cell>
          <table:table-cell office:value-type="float" office:value="5.67603" calcext:value-type="float">
            <text:p>5,67603</text:p>
          </table:table-cell>
          <table:table-cell office:value-type="float" office:value="5.67646" calcext:value-type="float">
            <text:p>5,67646</text:p>
          </table:table-cell>
          <table:table-cell table:number-columns-repeated="2" office:value-type="float" office:value="5.67622" calcext:value-type="float">
            <text:p>5,67622</text:p>
          </table:table-cell>
          <table:table-cell office:value-type="float" office:value="5.96003" calcext:value-type="float">
            <text:p>5,96003</text:p>
          </table:table-cell>
          <table:table-cell table:number-columns-repeated="3" office:value-type="float" office:value="5.67622" calcext:value-type="float">
            <text:p>5,67622</text:p>
          </table:table-cell>
        </table:table-row>
        <table:table-row table:style-name="ro1">
          <table:table-cell office:value-type="float" office:value="5.75718" calcext:value-type="float">
            <text:p>5,75718</text:p>
          </table:table-cell>
          <table:table-cell office:value-type="float" office:value="5.75697" calcext:value-type="float">
            <text:p>5,75697</text:p>
          </table:table-cell>
          <table:table-cell office:value-type="float" office:value="5.75661" calcext:value-type="float">
            <text:p>5,75661</text:p>
          </table:table-cell>
          <table:table-cell table:number-columns-repeated="2" office:value-type="float" office:value="5.75718" calcext:value-type="float">
            <text:p>5,75718</text:p>
          </table:table-cell>
          <table:table-cell office:value-type="float" office:value="6.05405" calcext:value-type="float">
            <text:p>6,05405</text:p>
          </table:table-cell>
          <table:table-cell office:value-type="float" office:value="5.75718" calcext:value-type="float">
            <text:p>5,75718</text:p>
          </table:table-cell>
          <table:table-cell office:value-type="float" office:value="5.80769" calcext:value-type="float">
            <text:p>5,80769</text:p>
          </table:table-cell>
          <table:table-cell office:value-type="float" office:value="5.75718" calcext:value-type="float">
            <text:p>5,75718</text:p>
          </table:table-cell>
        </table:table-row>
        <table:table-row table:style-name="ro1">
          <table:table-cell office:value-type="float" office:value="6.21059" calcext:value-type="float">
            <text:p>6,21059</text:p>
          </table:table-cell>
          <table:table-cell office:value-type="float" office:value="6.21037" calcext:value-type="float">
            <text:p>6,21037</text:p>
          </table:table-cell>
          <table:table-cell office:value-type="float" office:value="6.21042" calcext:value-type="float">
            <text:p>6,21042</text:p>
          </table:table-cell>
          <table:table-cell table:number-columns-repeated="2" office:value-type="float" office:value="6.21059" calcext:value-type="float">
            <text:p>6,21059</text:p>
          </table:table-cell>
          <table:table-cell office:value-type="float" office:value="6.49991" calcext:value-type="float">
            <text:p>6,49991</text:p>
          </table:table-cell>
          <table:table-cell office:value-type="float" office:value="6.21059" calcext:value-type="float">
            <text:p>6,21059</text:p>
          </table:table-cell>
          <table:table-cell office:value-type="float" office:value="6.27462" calcext:value-type="float">
            <text:p>6,27462</text:p>
          </table:table-cell>
          <table:table-cell office:value-type="float" office:value="6.21059" calcext:value-type="float">
            <text:p>6,21059</text:p>
          </table:table-cell>
        </table:table-row>
        <table:table-row table:style-name="ro1">
          <table:table-cell office:value-type="float" office:value="6.68422" calcext:value-type="float">
            <text:p>6,68422</text:p>
          </table:table-cell>
          <table:table-cell office:value-type="float" office:value="6.68398" calcext:value-type="float">
            <text:p>6,68398</text:p>
          </table:table-cell>
          <table:table-cell office:value-type="float" office:value="6.68445" calcext:value-type="float">
            <text:p>6,68445</text:p>
          </table:table-cell>
          <table:table-cell table:number-columns-repeated="2" office:value-type="float" office:value="6.68422" calcext:value-type="float">
            <text:p>6,68422</text:p>
          </table:table-cell>
          <table:table-cell office:value-type="float" office:value="6.96564" calcext:value-type="float">
            <text:p>6,96564</text:p>
          </table:table-cell>
          <table:table-cell office:value-type="float" office:value="6.68422" calcext:value-type="float">
            <text:p>6,68422</text:p>
          </table:table-cell>
          <table:table-cell office:value-type="float" office:value="6.76229" calcext:value-type="float">
            <text:p>6,76229</text:p>
          </table:table-cell>
          <table:table-cell office:value-type="float" office:value="6.68422" calcext:value-type="float">
            <text:p>6,68422</text:p>
          </table:table-cell>
        </table:table-row>
        <table:table-row table:style-name="ro1">
          <table:table-cell office:value-type="float" office:value="7.19689" calcext:value-type="float">
            <text:p>7,19689</text:p>
          </table:table-cell>
          <table:table-cell office:value-type="float" office:value="7.19664" calcext:value-type="float">
            <text:p>7,19664</text:p>
          </table:table-cell>
          <table:table-cell office:value-type="float" office:value="7.19756" calcext:value-type="float">
            <text:p>7,19756</text:p>
          </table:table-cell>
          <table:table-cell table:number-columns-repeated="2" office:value-type="float" office:value="7.19689" calcext:value-type="float">
            <text:p>7,19689</text:p>
          </table:table-cell>
          <table:table-cell office:value-type="float" office:value="7.46977" calcext:value-type="float">
            <text:p>7,46977</text:p>
          </table:table-cell>
          <table:table-cell office:value-type="float" office:value="7.19689" calcext:value-type="float">
            <text:p>7,19689</text:p>
          </table:table-cell>
          <table:table-cell office:value-type="float" office:value="7.28997" calcext:value-type="float">
            <text:p>7,28997</text:p>
          </table:table-cell>
          <table:table-cell office:value-type="float" office:value="7.19689" calcext:value-type="float">
            <text:p>7,19689</text:p>
          </table:table-cell>
        </table:table-row>
        <table:table-row table:style-name="ro1">
          <table:table-cell office:value-type="float" office:value="7.76479" calcext:value-type="float">
            <text:p>7,76479</text:p>
          </table:table-cell>
          <table:table-cell office:value-type="float" office:value="7.76451" calcext:value-type="float">
            <text:p>7,76451</text:p>
          </table:table-cell>
          <table:table-cell office:value-type="float" office:value="7.76593" calcext:value-type="float">
            <text:p>7,76593</text:p>
          </table:table-cell>
          <table:table-cell table:number-columns-repeated="2" office:value-type="float" office:value="7.76479" calcext:value-type="float">
            <text:p>7,76479</text:p>
          </table:table-cell>
          <table:table-cell office:value-type="float" office:value="8.0282" calcext:value-type="float">
            <text:p>8,0282</text:p>
          </table:table-cell>
          <table:table-cell office:value-type="float" office:value="7.76479" calcext:value-type="float">
            <text:p>7,76479</text:p>
          </table:table-cell>
          <table:table-cell office:value-type="float" office:value="7.87412" calcext:value-type="float">
            <text:p>7,87412</text:p>
          </table:table-cell>
          <table:table-cell office:value-type="float" office:value="7.76479" calcext:value-type="float">
            <text:p>7,76479</text:p>
          </table:table-cell>
        </table:table-row>
        <table:table-row table:style-name="ro1">
          <table:table-cell office:value-type="float" office:value="8.40031" calcext:value-type="float">
            <text:p>8,40031</text:p>
          </table:table-cell>
          <table:table-cell office:value-type="float" office:value="8.40001" calcext:value-type="float">
            <text:p>8,40001</text:p>
          </table:table-cell>
          <table:table-cell office:value-type="float" office:value="8.40197" calcext:value-type="float">
            <text:p>8,40197</text:p>
          </table:table-cell>
          <table:table-cell table:number-columns-repeated="2" office:value-type="float" office:value="8.40031" calcext:value-type="float">
            <text:p>8,40031</text:p>
          </table:table-cell>
          <table:table-cell office:value-type="float" office:value="8.65313" calcext:value-type="float">
            <text:p>8,65313</text:p>
          </table:table-cell>
          <table:table-cell office:value-type="float" office:value="8.40031" calcext:value-type="float">
            <text:p>8,40031</text:p>
          </table:table-cell>
          <table:table-cell office:value-type="float" office:value="8.52722" calcext:value-type="float">
            <text:p>8,52722</text:p>
          </table:table-cell>
          <table:table-cell office:value-type="float" office:value="8.40031" calcext:value-type="float">
            <text:p>8,40031</text:p>
          </table:table-cell>
        </table:table-row>
        <table:table-row table:style-name="ro1">
          <table:table-cell office:value-type="float" office:value="9.11126" calcext:value-type="float">
            <text:p>9,11126</text:p>
          </table:table-cell>
          <table:table-cell office:value-type="float" office:value="9.11094" calcext:value-type="float">
            <text:p>9,11094</text:p>
          </table:table-cell>
          <table:table-cell office:value-type="float" office:value="9.11347" calcext:value-type="float">
            <text:p>9,11347</text:p>
          </table:table-cell>
          <table:table-cell table:number-columns-repeated="2" office:value-type="float" office:value="9.11126" calcext:value-type="float">
            <text:p>9,11126</text:p>
          </table:table-cell>
          <table:table-cell office:value-type="float" office:value="9.35224" calcext:value-type="float">
            <text:p>9,35224</text:p>
          </table:table-cell>
          <table:table-cell office:value-type="float" office:value="9.11126" calcext:value-type="float">
            <text:p>9,11126</text:p>
          </table:table-cell>
          <table:table-cell office:value-type="float" office:value="9.25681" calcext:value-type="float">
            <text:p>9,25681</text:p>
          </table:table-cell>
          <table:table-cell office:value-type="float" office:value="9.11126" calcext:value-type="float">
            <text:p>9,11126</text:p>
          </table:table-cell>
        </table:table-row>
        <table:table-row table:style-name="ro1">
          <table:table-cell office:value-type="float" office:value="9.90031" calcext:value-type="float">
            <text:p>9,90031</text:p>
          </table:table-cell>
          <table:table-cell office:value-type="float" office:value="9.89996" calcext:value-type="float">
            <text:p>9,89996</text:p>
          </table:table-cell>
          <table:table-cell office:value-type="float" office:value="9.90308" calcext:value-type="float">
            <text:p>9,90308</text:p>
          </table:table-cell>
          <table:table-cell table:number-columns-repeated="2" office:value-type="float" office:value="9.90031" calcext:value-type="float">
            <text:p>9,90031</text:p>
          </table:table-cell>
          <table:table-cell office:value-type="float" office:value="10.1281" calcext:value-type="float">
            <text:p>10,1281</text:p>
          </table:table-cell>
          <table:table-cell office:value-type="float" office:value="9.90031" calcext:value-type="float">
            <text:p>9,90031</text:p>
          </table:table-cell>
          <table:table-cell office:value-type="float" office:value="10.0649" calcext:value-type="float">
            <text:p>10,0649</text:p>
          </table:table-cell>
          <table:table-cell office:value-type="float" office:value="9.90031" calcext:value-type="float">
            <text:p>9,90031</text:p>
          </table:table-cell>
        </table:table-row>
        <table:table-row table:style-name="ro1">
          <table:table-cell office:value-type="float" office:value="10.7648" calcext:value-type="float">
            <text:p>10,7648</text:p>
          </table:table-cell>
          <table:table-cell office:value-type="float" office:value="10.7644" calcext:value-type="float">
            <text:p>10,7644</text:p>
          </table:table-cell>
          <table:table-cell office:value-type="float" office:value="10.7681" calcext:value-type="float">
            <text:p>10,7681</text:p>
          </table:table-cell>
          <table:table-cell table:number-columns-repeated="2" office:value-type="float" office:value="10.7648" calcext:value-type="float">
            <text:p>10,7648</text:p>
          </table:table-cell>
          <table:table-cell office:value-type="float" office:value="10.9782" calcext:value-type="float">
            <text:p>10,9782</text:p>
          </table:table-cell>
          <table:table-cell office:value-type="float" office:value="10.7648" calcext:value-type="float">
            <text:p>10,7648</text:p>
          </table:table-cell>
          <table:table-cell office:value-type="float" office:value="10.9478" calcext:value-type="float">
            <text:p>10,9478</text:p>
          </table:table-cell>
          <table:table-cell office:value-type="float" office:value="10.7648" calcext:value-type="float">
            <text:p>10,7648</text:p>
          </table:table-cell>
        </table:table-row>
        <table:table-row table:style-name="ro1">
          <table:table-cell office:value-type="float" office:value="11.6969" calcext:value-type="float">
            <text:p>11,6969</text:p>
          </table:table-cell>
          <table:table-cell office:value-type="float" office:value="11.6965" calcext:value-type="float">
            <text:p>11,6965</text:p>
          </table:table-cell>
          <table:table-cell office:value-type="float" office:value="11.7007" calcext:value-type="float">
            <text:p>11,7007</text:p>
          </table:table-cell>
          <table:table-cell table:number-columns-repeated="2" office:value-type="float" office:value="11.6969" calcext:value-type="float">
            <text:p>11,6969</text:p>
          </table:table-cell>
          <table:table-cell office:value-type="float" office:value="11.8948" calcext:value-type="float">
            <text:p>11,8948</text:p>
          </table:table-cell>
          <table:table-cell office:value-type="float" office:value="11.6969" calcext:value-type="float">
            <text:p>11,6969</text:p>
          </table:table-cell>
          <table:table-cell office:value-type="float" office:value="11.8964" calcext:value-type="float">
            <text:p>11,8964</text:p>
          </table:table-cell>
          <table:table-cell office:value-type="float" office:value="11.6969" calcext:value-type="float">
            <text:p>11,6969</text:p>
          </table:table-cell>
        </table:table-row>
        <table:table-row table:style-name="ro1">
          <table:table-cell office:value-type="float" office:value="12.6842" calcext:value-type="float">
            <text:p>12,6842</text:p>
          </table:table-cell>
          <table:table-cell office:value-type="float" office:value="12.6838" calcext:value-type="float">
            <text:p>12,6838</text:p>
          </table:table-cell>
          <table:table-cell office:value-type="float" office:value="12.6884" calcext:value-type="float">
            <text:p>12,6884</text:p>
          </table:table-cell>
          <table:table-cell table:number-columns-repeated="2" office:value-type="float" office:value="12.6842" calcext:value-type="float">
            <text:p>12,6842</text:p>
          </table:table-cell>
          <table:table-cell office:value-type="float" office:value="12.8656" calcext:value-type="float">
            <text:p>12,8656</text:p>
          </table:table-cell>
          <table:table-cell office:value-type="float" office:value="12.6842" calcext:value-type="float">
            <text:p>12,6842</text:p>
          </table:table-cell>
          <table:table-cell office:value-type="float" office:value="12.8965" calcext:value-type="float">
            <text:p>12,8965</text:p>
          </table:table-cell>
          <table:table-cell office:value-type="float" office:value="12.6842" calcext:value-type="float">
            <text:p>12,6842</text:p>
          </table:table-cell>
        </table:table-row>
        <table:table-row table:style-name="ro1">
          <table:table-cell office:value-type="float" office:value="13.7106" calcext:value-type="float">
            <text:p>13,7106</text:p>
          </table:table-cell>
          <table:table-cell office:value-type="float" office:value="13.7101" calcext:value-type="float">
            <text:p>13,7101</text:p>
          </table:table-cell>
          <table:table-cell office:value-type="float" office:value="13.7151" calcext:value-type="float">
            <text:p>13,7151</text:p>
          </table:table-cell>
          <table:table-cell table:number-columns-repeated="2" office:value-type="float" office:value="13.7106" calcext:value-type="float">
            <text:p>13,7106</text:p>
          </table:table-cell>
          <table:table-cell office:value-type="float" office:value="13.8749" calcext:value-type="float">
            <text:p>13,8749</text:p>
          </table:table-cell>
          <table:table-cell office:value-type="float" office:value="13.7106" calcext:value-type="float">
            <text:p>13,7106</text:p>
          </table:table-cell>
          <table:table-cell office:value-type="float" office:value="13.9302" calcext:value-type="float">
            <text:p>13,9302</text:p>
          </table:table-cell>
          <table:table-cell office:value-type="float" office:value="13.7106" calcext:value-type="float">
            <text:p>13,7106</text:p>
          </table:table-cell>
        </table:table-row>
        <table:table-row table:style-name="ro1">
          <table:table-cell office:value-type="float" office:value="14.7572" calcext:value-type="float">
            <text:p>14,7572</text:p>
          </table:table-cell>
          <table:table-cell office:value-type="float" office:value="14.7567" calcext:value-type="float">
            <text:p>14,7567</text:p>
          </table:table-cell>
          <table:table-cell office:value-type="float" office:value="14.7617" calcext:value-type="float">
            <text:p>14,7617</text:p>
          </table:table-cell>
          <table:table-cell table:number-columns-repeated="2" office:value-type="float" office:value="14.7572" calcext:value-type="float">
            <text:p>14,7572</text:p>
          </table:table-cell>
          <table:table-cell office:value-type="float" office:value="14.9041" calcext:value-type="float">
            <text:p>14,9041</text:p>
          </table:table-cell>
          <table:table-cell office:value-type="float" office:value="14.7572" calcext:value-type="float">
            <text:p>14,7572</text:p>
          </table:table-cell>
          <table:table-cell office:value-type="float" office:value="14.9769" calcext:value-type="float">
            <text:p>14,9769</text:p>
          </table:table-cell>
          <table:table-cell office:value-type="float" office:value="14.7572" calcext:value-type="float">
            <text:p>14,7572</text:p>
          </table:table-cell>
        </table:table-row>
        <table:table-row table:style-name="ro1">
          <table:table-cell office:value-type="float" office:value="15.8038" calcext:value-type="float">
            <text:p>15,8038</text:p>
          </table:table-cell>
          <table:table-cell office:value-type="float" office:value="15.8032" calcext:value-type="float">
            <text:p>15,8032</text:p>
          </table:table-cell>
          <table:table-cell office:value-type="float" office:value="15.8082" calcext:value-type="float">
            <text:p>15,8082</text:p>
          </table:table-cell>
          <table:table-cell table:number-columns-repeated="2" office:value-type="float" office:value="15.8038" calcext:value-type="float">
            <text:p>15,8038</text:p>
          </table:table-cell>
          <table:table-cell office:value-type="float" office:value="15.9332" calcext:value-type="float">
            <text:p>15,9332</text:p>
          </table:table-cell>
          <table:table-cell office:value-type="float" office:value="15.8038" calcext:value-type="float">
            <text:p>15,8038</text:p>
          </table:table-cell>
          <table:table-cell office:value-type="float" office:value="16.0159" calcext:value-type="float">
            <text:p>16,0159</text:p>
          </table:table-cell>
          <table:table-cell office:value-type="float" office:value="15.8038" calcext:value-type="float">
            <text:p>15,8038</text:p>
          </table:table-cell>
        </table:table-row>
        <table:table-row table:style-name="ro1">
          <table:table-cell office:value-type="float" office:value="16.8301" calcext:value-type="float">
            <text:p>16,8301</text:p>
          </table:table-cell>
          <table:table-cell office:value-type="float" office:value="16.8296" calcext:value-type="float">
            <text:p>16,8296</text:p>
          </table:table-cell>
          <table:table-cell office:value-type="float" office:value="16.8342" calcext:value-type="float">
            <text:p>16,8342</text:p>
          </table:table-cell>
          <table:table-cell table:number-columns-repeated="2" office:value-type="float" office:value="16.8301" calcext:value-type="float">
            <text:p>16,8301</text:p>
          </table:table-cell>
          <table:table-cell office:value-type="float" office:value="16.9425" calcext:value-type="float">
            <text:p>16,9425</text:p>
          </table:table-cell>
          <table:table-cell office:value-type="float" office:value="16.8301" calcext:value-type="float">
            <text:p>16,8301</text:p>
          </table:table-cell>
          <table:table-cell office:value-type="float" office:value="17.028" calcext:value-type="float">
            <text:p>17,028</text:p>
          </table:table-cell>
          <table:table-cell office:value-type="float" office:value="16.8301" calcext:value-type="float">
            <text:p>16,8301</text:p>
          </table:table-cell>
        </table:table-row>
        <table:table-row table:style-name="ro1">
          <table:table-cell office:value-type="float" office:value="17.8175" calcext:value-type="float">
            <text:p>17,8175</text:p>
          </table:table-cell>
          <table:table-cell office:value-type="float" office:value="17.8169" calcext:value-type="float">
            <text:p>17,8169</text:p>
          </table:table-cell>
          <table:table-cell office:value-type="float" office:value="17.8211" calcext:value-type="float">
            <text:p>17,8211</text:p>
          </table:table-cell>
          <table:table-cell table:number-columns-repeated="2" office:value-type="float" office:value="17.8175" calcext:value-type="float">
            <text:p>17,8175</text:p>
          </table:table-cell>
          <table:table-cell office:value-type="float" office:value="17.9133" calcext:value-type="float">
            <text:p>17,9133</text:p>
          </table:table-cell>
          <table:table-cell office:value-type="float" office:value="17.8175" calcext:value-type="float">
            <text:p>17,8175</text:p>
          </table:table-cell>
          <table:table-cell office:value-type="float" office:value="17.996" calcext:value-type="float">
            <text:p>17,996</text:p>
          </table:table-cell>
          <table:table-cell office:value-type="float" office:value="17.8175" calcext:value-type="float">
            <text:p>17,8175</text:p>
          </table:table-cell>
        </table:table-row>
        <table:table-row table:style-name="ro1">
          <table:table-cell office:value-type="float" office:value="18.7496" calcext:value-type="float">
            <text:p>18,7496</text:p>
          </table:table-cell>
          <table:table-cell office:value-type="float" office:value="18.7489" calcext:value-type="float">
            <text:p>18,7489</text:p>
          </table:table-cell>
          <table:table-cell office:value-type="float" office:value="18.7526" calcext:value-type="float">
            <text:p>18,7526</text:p>
          </table:table-cell>
          <table:table-cell table:number-columns-repeated="2" office:value-type="float" office:value="18.7496" calcext:value-type="float">
            <text:p>18,7496</text:p>
          </table:table-cell>
          <table:table-cell office:value-type="float" office:value="18.8299" calcext:value-type="float">
            <text:p>18,8299</text:p>
          </table:table-cell>
          <table:table-cell office:value-type="float" office:value="18.7496" calcext:value-type="float">
            <text:p>18,7496</text:p>
          </table:table-cell>
          <table:table-cell office:value-type="float" office:value="18.9055" calcext:value-type="float">
            <text:p>18,9055</text:p>
          </table:table-cell>
          <table:table-cell office:value-type="float" office:value="18.7496" calcext:value-type="float">
            <text:p>18,7496</text:p>
          </table:table-cell>
        </table:table-row>
        <table:table-row table:style-name="ro1">
          <table:table-cell office:value-type="float" office:value="19.614" calcext:value-type="float">
            <text:p>19,614</text:p>
          </table:table-cell>
          <table:table-cell office:value-type="float" office:value="19.6134" calcext:value-type="float">
            <text:p>19,6134</text:p>
          </table:table-cell>
          <table:table-cell office:value-type="float" office:value="19.6165" calcext:value-type="float">
            <text:p>19,6165</text:p>
          </table:table-cell>
          <table:table-cell table:number-columns-repeated="2" office:value-type="float" office:value="19.614" calcext:value-type="float">
            <text:p>19,614</text:p>
          </table:table-cell>
          <table:table-cell office:value-type="float" office:value="19.68" calcext:value-type="float">
            <text:p>19,68</text:p>
          </table:table-cell>
          <table:table-cell office:value-type="float" office:value="19.614" calcext:value-type="float">
            <text:p>19,614</text:p>
          </table:table-cell>
          <table:table-cell office:value-type="float" office:value="19.7459" calcext:value-type="float">
            <text:p>19,7459</text:p>
          </table:table-cell>
          <table:table-cell office:value-type="float" office:value="19.614" calcext:value-type="float">
            <text:p>19,614</text:p>
          </table:table-cell>
        </table:table-row>
        <table:table-row table:style-name="ro1">
          <table:table-cell office:value-type="float" office:value="20.4031" calcext:value-type="float">
            <text:p>20,4031</text:p>
          </table:table-cell>
          <table:table-cell office:value-type="float" office:value="20.4024" calcext:value-type="float">
            <text:p>20,4024</text:p>
          </table:table-cell>
          <table:table-cell office:value-type="float" office:value="20.4049" calcext:value-type="float">
            <text:p>20,4049</text:p>
          </table:table-cell>
          <table:table-cell table:number-columns-repeated="2" office:value-type="float" office:value="20.4031" calcext:value-type="float">
            <text:p>20,4031</text:p>
          </table:table-cell>
          <table:table-cell office:value-type="float" office:value="20.4559" calcext:value-type="float">
            <text:p>20,4559</text:p>
          </table:table-cell>
          <table:table-cell office:value-type="float" office:value="20.4031" calcext:value-type="float">
            <text:p>20,4031</text:p>
          </table:table-cell>
          <table:table-cell office:value-type="float" office:value="20.5107" calcext:value-type="float">
            <text:p>20,5107</text:p>
          </table:table-cell>
          <table:table-cell office:value-type="float" office:value="20.4031" calcext:value-type="float">
            <text:p>20,4031</text:p>
          </table:table-cell>
        </table:table-row>
        <table:table-row table:style-name="ro1">
          <table:table-cell office:value-type="float" office:value="21.114" calcext:value-type="float">
            <text:p>21,114</text:p>
          </table:table-cell>
          <table:table-cell office:value-type="float" office:value="21.1133" calcext:value-type="float">
            <text:p>21,1133</text:p>
          </table:table-cell>
          <table:table-cell office:value-type="float" office:value="21.1152" calcext:value-type="float">
            <text:p>21,1152</text:p>
          </table:table-cell>
          <table:table-cell table:number-columns-repeated="2" office:value-type="float" office:value="21.114" calcext:value-type="float">
            <text:p>21,114</text:p>
          </table:table-cell>
          <table:table-cell office:value-type="float" office:value="21.155" calcext:value-type="float">
            <text:p>21,155</text:p>
          </table:table-cell>
          <table:table-cell office:value-type="float" office:value="21.114" calcext:value-type="float">
            <text:p>21,114</text:p>
          </table:table-cell>
          <table:table-cell office:value-type="float" office:value="21.1985" calcext:value-type="float">
            <text:p>21,1985</text:p>
          </table:table-cell>
          <table:table-cell office:value-type="float" office:value="21.114" calcext:value-type="float">
            <text:p>21,114</text:p>
          </table:table-cell>
        </table:table-row>
        <table:table-row table:style-name="ro1">
          <table:table-cell office:value-type="float" office:value="21.7496" calcext:value-type="float">
            <text:p>21,7496</text:p>
          </table:table-cell>
          <table:table-cell office:value-type="float" office:value="21.7488" calcext:value-type="float">
            <text:p>21,7488</text:p>
          </table:table-cell>
          <table:table-cell office:value-type="float" office:value="21.7502" calcext:value-type="float">
            <text:p>21,7502</text:p>
          </table:table-cell>
          <table:table-cell table:number-columns-repeated="2" office:value-type="float" office:value="21.7496" calcext:value-type="float">
            <text:p>21,7496</text:p>
          </table:table-cell>
          <table:table-cell office:value-type="float" office:value="21.7799" calcext:value-type="float">
            <text:p>21,7799</text:p>
          </table:table-cell>
          <table:table-cell office:value-type="float" office:value="21.7496" calcext:value-type="float">
            <text:p>21,7496</text:p>
          </table:table-cell>
          <table:table-cell office:value-type="float" office:value="21.8123" calcext:value-type="float">
            <text:p>21,8123</text:p>
          </table:table-cell>
          <table:table-cell office:value-type="float" office:value="21.7496" calcext:value-type="float">
            <text:p>21,7496</text:p>
          </table:table-cell>
        </table:table-row>
        <table:table-row table:style-name="ro1">
          <table:table-cell office:value-type="float" office:value="22.3175" calcext:value-type="float">
            <text:p>22,3175</text:p>
          </table:table-cell>
          <table:table-cell office:value-type="float" office:value="22.3167" calcext:value-type="float">
            <text:p>22,3167</text:p>
          </table:table-cell>
          <table:table-cell office:value-type="float" office:value="22.3176" calcext:value-type="float">
            <text:p>22,3176</text:p>
          </table:table-cell>
          <table:table-cell table:number-columns-repeated="2" office:value-type="float" office:value="22.3175" calcext:value-type="float">
            <text:p>22,3175</text:p>
          </table:table-cell>
          <table:table-cell office:value-type="float" office:value="22.3383" calcext:value-type="float">
            <text:p>22,3383</text:p>
          </table:table-cell>
          <table:table-cell office:value-type="float" office:value="22.3175" calcext:value-type="float">
            <text:p>22,3175</text:p>
          </table:table-cell>
          <table:table-cell office:value-type="float" office:value="22.3602" calcext:value-type="float">
            <text:p>22,3602</text:p>
          </table:table-cell>
          <table:table-cell office:value-type="float" office:value="22.3175" calcext:value-type="float">
            <text:p>22,3175</text:p>
          </table:table-cell>
        </table:table-row>
        <table:table-row table:style-name="ro1">
          <table:table-cell office:value-type="float" office:value="22.8301" calcext:value-type="float">
            <text:p>22,8301</text:p>
          </table:table-cell>
          <table:table-cell office:value-type="float" office:value="22.8294" calcext:value-type="float">
            <text:p>22,8294</text:p>
          </table:table-cell>
          <table:table-cell office:value-type="float" office:value="22.8298" calcext:value-type="float">
            <text:p>22,8298</text:p>
          </table:table-cell>
          <table:table-cell table:number-columns-repeated="2" office:value-type="float" office:value="22.8301" calcext:value-type="float">
            <text:p>22,8301</text:p>
          </table:table-cell>
          <table:table-cell office:value-type="float" office:value="22.8425" calcext:value-type="float">
            <text:p>22,8425</text:p>
          </table:table-cell>
          <table:table-cell office:value-type="float" office:value="22.8301" calcext:value-type="float">
            <text:p>22,8301</text:p>
          </table:table-cell>
          <table:table-cell office:value-type="float" office:value="22.8546" calcext:value-type="float">
            <text:p>22,8546</text:p>
          </table:table-cell>
          <table:table-cell office:value-type="float" office:value="22.8301" calcext:value-type="float">
            <text:p>22,8301</text:p>
          </table:table-cell>
        </table:table-row>
        <table:table-row table:style-name="ro1">
          <table:table-cell office:value-type="float" office:value="23.3038" calcext:value-type="float">
            <text:p>23,3038</text:p>
          </table:table-cell>
          <table:table-cell table:number-columns-repeated="2" office:value-type="float" office:value="23.303" calcext:value-type="float">
            <text:p>23,303</text:p>
          </table:table-cell>
          <table:table-cell table:number-columns-repeated="2" office:value-type="float" office:value="23.3038" calcext:value-type="float">
            <text:p>23,3038</text:p>
          </table:table-cell>
          <table:table-cell office:value-type="float" office:value="23.3082" calcext:value-type="float">
            <text:p>23,3082</text:p>
          </table:table-cell>
          <table:table-cell office:value-type="float" office:value="23.3038" calcext:value-type="float">
            <text:p>23,3038</text:p>
          </table:table-cell>
          <table:table-cell office:value-type="float" office:value="23.3111" calcext:value-type="float">
            <text:p>23,3111</text:p>
          </table:table-cell>
          <table:table-cell office:value-type="float" office:value="23.3038" calcext:value-type="float">
            <text:p>23,3038</text:p>
          </table:table-cell>
        </table:table-row>
        <table:table-row table:style-name="ro1">
          <table:table-cell office:value-type="float" office:value="23.7572" calcext:value-type="float">
            <text:p>23,7572</text:p>
          </table:table-cell>
          <table:table-cell office:value-type="float" office:value="23.7564" calcext:value-type="float">
            <text:p>23,7564</text:p>
          </table:table-cell>
          <table:table-cell office:value-type="float" office:value="23.7559" calcext:value-type="float">
            <text:p>23,7559</text:p>
          </table:table-cell>
          <table:table-cell table:number-columns-repeated="2" office:value-type="float" office:value="23.7572" calcext:value-type="float">
            <text:p>23,7572</text:p>
          </table:table-cell>
          <table:table-cell office:value-type="float" office:value="23.7541" calcext:value-type="float">
            <text:p>23,7541</text:p>
          </table:table-cell>
          <table:table-cell office:value-type="float" office:value="23.7572" calcext:value-type="float">
            <text:p>23,7572</text:p>
          </table:table-cell>
          <table:table-cell office:value-type="float" office:value="23.7481" calcext:value-type="float">
            <text:p>23,7481</text:p>
          </table:table-cell>
          <table:table-cell office:value-type="float" office:value="23.7572" calcext:value-type="float">
            <text:p>23,7572</text:p>
          </table:table-cell>
        </table:table-row>
        <table:table-row table:style-name="ro1">
          <table:table-cell office:value-type="float" office:value="24.3238" calcext:value-type="float">
            <text:p>24,3238</text:p>
          </table:table-cell>
          <table:table-cell office:value-type="float" office:value="24.323" calcext:value-type="float">
            <text:p>24,323</text:p>
          </table:table-cell>
          <table:table-cell office:value-type="float" office:value="24.3248" calcext:value-type="float">
            <text:p>24,3248</text:p>
          </table:table-cell>
          <table:table-cell table:number-columns-repeated="6" office:value-type="float" office:value="24.3238" calcext:value-type="float">
            <text:p>24,3238</text:p>
          </table:table-cell>
        </table:table-row>
        <table:table-row table:style-name="ro1">
          <table:table-cell office:value-type="float" office:value="24.6799" calcext:value-type="float">
            <text:p>24,6799</text:p>
          </table:table-cell>
          <table:table-cell office:value-type="float" office:value="24.6791" calcext:value-type="float">
            <text:p>24,6791</text:p>
          </table:table-cell>
          <table:table-cell office:value-type="float" office:value="24.681" calcext:value-type="float">
            <text:p>24,681</text:p>
          </table:table-cell>
          <table:table-cell table:number-columns-repeated="6" office:value-type="float" office:value="24.6799" calcext:value-type="float">
            <text:p>24,6799</text:p>
          </table:table-cell>
        </table:table-row>
        <table:table-row table:style-name="ro1">
          <table:table-cell office:value-type="float" office:value="25.0717" calcext:value-type="float">
            <text:p>25,0717</text:p>
          </table:table-cell>
          <table:table-cell office:value-type="float" office:value="25.0709" calcext:value-type="float">
            <text:p>25,0709</text:p>
          </table:table-cell>
          <table:table-cell office:value-type="float" office:value="25.0728" calcext:value-type="float">
            <text:p>25,0728</text:p>
          </table:table-cell>
          <table:table-cell table:number-columns-repeated="6" office:value-type="float" office:value="25.0717" calcext:value-type="float">
            <text:p>25,0717</text:p>
          </table:table-cell>
        </table:table-row>
        <table:table-row table:style-name="ro1">
          <table:table-cell office:value-type="float" office:value="25.5027" calcext:value-type="float">
            <text:p>25,5027</text:p>
          </table:table-cell>
          <table:table-cell office:value-type="float" office:value="25.5018" calcext:value-type="float">
            <text:p>25,5018</text:p>
          </table:table-cell>
          <table:table-cell office:value-type="float" office:value="25.5037" calcext:value-type="float">
            <text:p>25,5037</text:p>
          </table:table-cell>
          <table:table-cell table:number-columns-repeated="6" office:value-type="float" office:value="25.5027" calcext:value-type="float">
            <text:p>25,5027</text:p>
          </table:table-cell>
        </table:table-row>
        <table:table-row table:style-name="ro1">
          <table:table-cell office:value-type="float" office:value="25.9767" calcext:value-type="float">
            <text:p>25,9767</text:p>
          </table:table-cell>
          <table:table-cell office:value-type="float" office:value="25.9758" calcext:value-type="float">
            <text:p>25,9758</text:p>
          </table:table-cell>
          <table:table-cell office:value-type="float" office:value="25.9778" calcext:value-type="float">
            <text:p>25,9778</text:p>
          </table:table-cell>
          <table:table-cell table:number-columns-repeated="6" office:value-type="float" office:value="25.9767" calcext:value-type="float">
            <text:p>25,9767</text:p>
          </table:table-cell>
        </table:table-row>
        <table:table-row table:style-name="ro1">
          <table:table-cell office:value-type="float" office:value="26.4982" calcext:value-type="float">
            <text:p>26,4982</text:p>
          </table:table-cell>
          <table:table-cell office:value-type="float" office:value="26.4973" calcext:value-type="float">
            <text:p>26,4973</text:p>
          </table:table-cell>
          <table:table-cell office:value-type="float" office:value="26.4993" calcext:value-type="float">
            <text:p>26,4993</text:p>
          </table:table-cell>
          <table:table-cell table:number-columns-repeated="6" office:value-type="float" office:value="26.4982" calcext:value-type="float">
            <text:p>26,4982</text:p>
          </table:table-cell>
        </table:table-row>
        <table:table-row table:style-name="ro1">
          <table:table-cell office:value-type="float" office:value="27.0717" calcext:value-type="float">
            <text:p>27,0717</text:p>
          </table:table-cell>
          <table:table-cell office:value-type="float" office:value="27.0708" calcext:value-type="float">
            <text:p>27,0708</text:p>
          </table:table-cell>
          <table:table-cell office:value-type="float" office:value="27.0729" calcext:value-type="float">
            <text:p>27,0729</text:p>
          </table:table-cell>
          <table:table-cell table:number-columns-repeated="6" office:value-type="float" office:value="27.0717" calcext:value-type="float">
            <text:p>27,0717</text:p>
          </table:table-cell>
        </table:table-row>
        <table:table-row table:style-name="ro1">
          <table:table-cell office:value-type="float" office:value="27.7027" calcext:value-type="float">
            <text:p>27,7027</text:p>
          </table:table-cell>
          <table:table-cell office:value-type="float" office:value="27.7018" calcext:value-type="float">
            <text:p>27,7018</text:p>
          </table:table-cell>
          <table:table-cell office:value-type="float" office:value="27.7039" calcext:value-type="float">
            <text:p>27,7039</text:p>
          </table:table-cell>
          <table:table-cell table:number-columns-repeated="6" office:value-type="float" office:value="27.7027" calcext:value-type="float">
            <text:p>27,7027</text:p>
          </table:table-cell>
        </table:table-row>
        <table:table-row table:style-name="ro1">
          <table:table-cell office:value-type="float" office:value="28.3967" calcext:value-type="float">
            <text:p>28,3967</text:p>
          </table:table-cell>
          <table:table-cell office:value-type="float" office:value="28.3958" calcext:value-type="float">
            <text:p>28,3958</text:p>
          </table:table-cell>
          <table:table-cell office:value-type="float" office:value="28.3979" calcext:value-type="float">
            <text:p>28,3979</text:p>
          </table:table-cell>
          <table:table-cell table:number-columns-repeated="6" office:value-type="float" office:value="28.3967" calcext:value-type="float">
            <text:p>28,3967</text:p>
          </table:table-cell>
        </table:table-row>
        <table:table-row table:style-name="ro1">
          <table:table-cell office:value-type="float" office:value="29.1602" calcext:value-type="float">
            <text:p>29,1602</text:p>
          </table:table-cell>
          <table:table-cell office:value-type="float" office:value="29.1592" calcext:value-type="float">
            <text:p>29,1592</text:p>
          </table:table-cell>
          <table:table-cell office:value-type="float" office:value="29.1614" calcext:value-type="float">
            <text:p>29,1614</text:p>
          </table:table-cell>
          <table:table-cell table:number-columns-repeated="6" office:value-type="float" office:value="29.1602" calcext:value-type="float">
            <text:p>29,1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999" calcext:value-type="float">
            <text:p>29,999</text:p>
          </table:table-cell>
          <table:table-cell office:value-type="float" office:value="30.0012" calcext:value-type="float">
            <text:p>30,0012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table:number-columns-repeated="9" office:value-type="string" calcext:value-type="string">
            <text:p>Pitchwise Coordinate</text:p>
          </table:table-cell>
        </table:table-row>
        <table:table-row table:style-name="ro1">
          <table:table-cell table:number-columns-repeated="2" office:value-type="float" office:value="0.157325" calcext:value-type="float">
            <text:p>0,157325</text:p>
          </table:table-cell>
          <table:table-cell office:value-type="float" office:value="0.142413" calcext:value-type="float">
            <text:p>0,142413</text:p>
          </table:table-cell>
          <table:table-cell table:number-columns-repeated="2" office:value-type="float" office:value="0.157325" calcext:value-type="float">
            <text:p>0,157325</text:p>
          </table:table-cell>
          <table:table-cell office:value-type="float" office:value="-0.0686635" calcext:value-type="float">
            <text:p>-0,0686635</text:p>
          </table:table-cell>
          <table:table-cell office:value-type="float" office:value="0.157325" calcext:value-type="float">
            <text:p>0,157325</text:p>
          </table:table-cell>
          <table:table-cell office:value-type="float" office:value="1.99066" calcext:value-type="float">
            <text:p>1,99066</text:p>
          </table:table-cell>
          <table:table-cell office:value-type="float" office:value="0.157325" calcext:value-type="float">
            <text:p>0,157325</text:p>
          </table:table-cell>
        </table:table-row>
        <table:table-row table:style-name="ro1">
          <table:table-cell table:number-columns-repeated="2" office:value-type="float" office:value="0.62388" calcext:value-type="float">
            <text:p>0,62388</text:p>
          </table:table-cell>
          <table:table-cell office:value-type="float" office:value="0.609891" calcext:value-type="float">
            <text:p>0,609891</text:p>
          </table:table-cell>
          <table:table-cell table:number-columns-repeated="2" office:value-type="float" office:value="0.62388" calcext:value-type="float">
            <text:p>0,62388</text:p>
          </table:table-cell>
          <table:table-cell office:value-type="float" office:value="0.429522" calcext:value-type="float">
            <text:p>0,429522</text:p>
          </table:table-cell>
          <table:table-cell office:value-type="float" office:value="0.62388" calcext:value-type="float">
            <text:p>0,62388</text:p>
          </table:table-cell>
          <table:table-cell office:value-type="float" office:value="2.34057" calcext:value-type="float">
            <text:p>2,34057</text:p>
          </table:table-cell>
          <table:table-cell office:value-type="float" office:value="0.62388" calcext:value-type="float">
            <text:p>0,62388</text:p>
          </table:table-cell>
        </table:table-row>
        <table:table-row table:style-name="ro1">
          <table:table-cell table:number-columns-repeated="2" office:value-type="float" office:value="1.04802" calcext:value-type="float">
            <text:p>1,04802</text:p>
          </table:table-cell>
          <table:table-cell office:value-type="float" office:value="1.03491" calcext:value-type="float">
            <text:p>1,03491</text:p>
          </table:table-cell>
          <table:table-cell table:number-columns-repeated="2" office:value-type="float" office:value="1.04802" calcext:value-type="float">
            <text:p>1,04802</text:p>
          </table:table-cell>
          <table:table-cell office:value-type="float" office:value="0.882418" calcext:value-type="float">
            <text:p>0,882418</text:p>
          </table:table-cell>
          <table:table-cell office:value-type="float" office:value="1.04802" calcext:value-type="float">
            <text:p>1,04802</text:p>
          </table:table-cell>
          <table:table-cell office:value-type="float" office:value="2.65868" calcext:value-type="float">
            <text:p>2,65868</text:p>
          </table:table-cell>
          <table:table-cell office:value-type="float" office:value="1.04802" calcext:value-type="float">
            <text:p>1,04802</text:p>
          </table:table-cell>
        </table:table-row>
        <table:table-row table:style-name="ro1">
          <table:table-cell table:number-columns-repeated="2" office:value-type="float" office:value="1.4336" calcext:value-type="float">
            <text:p>1,4336</text:p>
          </table:table-cell>
          <table:table-cell office:value-type="float" office:value="1.42136" calcext:value-type="float">
            <text:p>1,42136</text:p>
          </table:table-cell>
          <table:table-cell table:number-columns-repeated="2" office:value-type="float" office:value="1.4336" calcext:value-type="float">
            <text:p>1,4336</text:p>
          </table:table-cell>
          <table:table-cell office:value-type="float" office:value="1.29414" calcext:value-type="float">
            <text:p>1,29414</text:p>
          </table:table-cell>
          <table:table-cell office:value-type="float" office:value="1.4336" calcext:value-type="float">
            <text:p>1,4336</text:p>
          </table:table-cell>
          <table:table-cell office:value-type="float" office:value="2.94787" calcext:value-type="float">
            <text:p>2,94787</text:p>
          </table:table-cell>
          <table:table-cell office:value-type="float" office:value="1.4336" calcext:value-type="float">
            <text:p>1,4336</text:p>
          </table:table-cell>
        </table:table-row>
        <table:table-row table:style-name="ro1">
          <table:table-cell table:number-columns-repeated="2" office:value-type="float" office:value="1.78413" calcext:value-type="float">
            <text:p>1,78413</text:p>
          </table:table-cell>
          <table:table-cell office:value-type="float" office:value="1.77276" calcext:value-type="float">
            <text:p>1,77276</text:p>
          </table:table-cell>
          <table:table-cell table:number-columns-repeated="2" office:value-type="float" office:value="1.78413" calcext:value-type="float">
            <text:p>1,78413</text:p>
          </table:table-cell>
          <table:table-cell office:value-type="float" office:value="1.66844" calcext:value-type="float">
            <text:p>1,66844</text:p>
          </table:table-cell>
          <table:table-cell office:value-type="float" office:value="1.78413" calcext:value-type="float">
            <text:p>1,78413</text:p>
          </table:table-cell>
          <table:table-cell office:value-type="float" office:value="3.21076" calcext:value-type="float">
            <text:p>3,21076</text:p>
          </table:table-cell>
          <table:table-cell office:value-type="float" office:value="1.78413" calcext:value-type="float">
            <text:p>1,78413</text:p>
          </table:table-cell>
        </table:table-row>
        <table:table-row table:style-name="ro1">
          <table:table-cell table:number-columns-repeated="2" office:value-type="float" office:value="2.1028" calcext:value-type="float">
            <text:p>2,1028</text:p>
          </table:table-cell>
          <table:table-cell office:value-type="float" office:value="2.0923" calcext:value-type="float">
            <text:p>2,0923</text:p>
          </table:table-cell>
          <table:table-cell table:number-columns-repeated="2" office:value-type="float" office:value="2.1028" calcext:value-type="float">
            <text:p>2,1028</text:p>
          </table:table-cell>
          <table:table-cell office:value-type="float" office:value="2.0087" calcext:value-type="float">
            <text:p>2,0087</text:p>
          </table:table-cell>
          <table:table-cell office:value-type="float" office:value="2.1028" calcext:value-type="float">
            <text:p>2,1028</text:p>
          </table:table-cell>
          <table:table-cell office:value-type="float" office:value="3.44976" calcext:value-type="float">
            <text:p>3,44976</text:p>
          </table:table-cell>
          <table:table-cell office:value-type="float" office:value="2.1028" calcext:value-type="float">
            <text:p>2,1028</text:p>
          </table:table-cell>
        </table:table-row>
        <table:table-row table:style-name="ro1">
          <table:table-cell table:number-columns-repeated="2" office:value-type="float" office:value="2.39249" calcext:value-type="float">
            <text:p>2,39249</text:p>
          </table:table-cell>
          <table:table-cell office:value-type="float" office:value="2.38287" calcext:value-type="float">
            <text:p>2,38287</text:p>
          </table:table-cell>
          <table:table-cell table:number-columns-repeated="2" office:value-type="float" office:value="2.39249" calcext:value-type="float">
            <text:p>2,39249</text:p>
          </table:table-cell>
          <table:table-cell office:value-type="float" office:value="2.31804" calcext:value-type="float">
            <text:p>2,31804</text:p>
          </table:table-cell>
          <table:table-cell office:value-type="float" office:value="2.39249" calcext:value-type="float">
            <text:p>2,39249</text:p>
          </table:table-cell>
          <table:table-cell office:value-type="float" office:value="3.66703" calcext:value-type="float">
            <text:p>3,66703</text:p>
          </table:table-cell>
          <table:table-cell office:value-type="float" office:value="2.39249" calcext:value-type="float">
            <text:p>2,39249</text:p>
          </table:table-cell>
        </table:table-row>
        <table:table-row table:style-name="ro1">
          <table:table-cell table:number-columns-repeated="2" office:value-type="float" office:value="2.65585" calcext:value-type="float">
            <text:p>2,65585</text:p>
          </table:table-cell>
          <table:table-cell office:value-type="float" office:value="2.6471" calcext:value-type="float">
            <text:p>2,6471</text:p>
          </table:table-cell>
          <table:table-cell table:number-columns-repeated="2" office:value-type="float" office:value="2.65585" calcext:value-type="float">
            <text:p>2,65585</text:p>
          </table:table-cell>
          <table:table-cell office:value-type="float" office:value="2.59925" calcext:value-type="float">
            <text:p>2,59925</text:p>
          </table:table-cell>
          <table:table-cell office:value-type="float" office:value="2.65585" calcext:value-type="float">
            <text:p>2,65585</text:p>
          </table:table-cell>
          <table:table-cell office:value-type="float" office:value="3.86455" calcext:value-type="float">
            <text:p>3,86455</text:p>
          </table:table-cell>
          <table:table-cell office:value-type="float" office:value="2.65585" calcext:value-type="float">
            <text:p>2,65585</text:p>
          </table:table-cell>
        </table:table-row>
        <table:table-row table:style-name="ro1">
          <table:table-cell table:number-columns-repeated="2" office:value-type="float" office:value="2.89527" calcext:value-type="float">
            <text:p>2,89527</text:p>
          </table:table-cell>
          <table:table-cell office:value-type="float" office:value="2.88739" calcext:value-type="float">
            <text:p>2,88739</text:p>
          </table:table-cell>
          <table:table-cell table:number-columns-repeated="2" office:value-type="float" office:value="2.89527" calcext:value-type="float">
            <text:p>2,89527</text:p>
          </table:table-cell>
          <table:table-cell office:value-type="float" office:value="2.8549" calcext:value-type="float">
            <text:p>2,8549</text:p>
          </table:table-cell>
          <table:table-cell office:value-type="float" office:value="2.89527" calcext:value-type="float">
            <text:p>2,89527</text:p>
          </table:table-cell>
          <table:table-cell office:value-type="float" office:value="4.04411" calcext:value-type="float">
            <text:p>4,04411</text:p>
          </table:table-cell>
          <table:table-cell office:value-type="float" office:value="2.89527" calcext:value-type="float">
            <text:p>2,89527</text:p>
          </table:table-cell>
        </table:table-row>
        <table:table-row table:style-name="ro1">
          <table:table-cell table:number-columns-repeated="2" office:value-type="float" office:value="3.11292" calcext:value-type="float">
            <text:p>3,11292</text:p>
          </table:table-cell>
          <table:table-cell office:value-type="float" office:value="3.1059" calcext:value-type="float">
            <text:p>3,1059</text:p>
          </table:table-cell>
          <table:table-cell table:number-columns-repeated="2" office:value-type="float" office:value="3.11292" calcext:value-type="float">
            <text:p>3,11292</text:p>
          </table:table-cell>
          <table:table-cell office:value-type="float" office:value="3.08731" calcext:value-type="float">
            <text:p>3,08731</text:p>
          </table:table-cell>
          <table:table-cell office:value-type="float" office:value="3.11292" calcext:value-type="float">
            <text:p>3,11292</text:p>
          </table:table-cell>
          <table:table-cell office:value-type="float" office:value="4.20735" calcext:value-type="float">
            <text:p>4,20735</text:p>
          </table:table-cell>
          <table:table-cell office:value-type="float" office:value="3.11292" calcext:value-type="float">
            <text:p>3,11292</text:p>
          </table:table-cell>
        </table:table-row>
        <table:table-row table:style-name="ro1">
          <table:table-cell table:number-columns-repeated="2" office:value-type="float" office:value="3.31078" calcext:value-type="float">
            <text:p>3,31078</text:p>
          </table:table-cell>
          <table:table-cell office:value-type="float" office:value="3.3046" calcext:value-type="float">
            <text:p>3,3046</text:p>
          </table:table-cell>
          <table:table-cell table:number-columns-repeated="2" office:value-type="float" office:value="3.31078" calcext:value-type="float">
            <text:p>3,31078</text:p>
          </table:table-cell>
          <table:table-cell office:value-type="float" office:value="3.29859" calcext:value-type="float">
            <text:p>3,29859</text:p>
          </table:table-cell>
          <table:table-cell office:value-type="float" office:value="3.31078" calcext:value-type="float">
            <text:p>3,31078</text:p>
          </table:table-cell>
          <table:table-cell office:value-type="float" office:value="4.35575" calcext:value-type="float">
            <text:p>4,35575</text:p>
          </table:table-cell>
          <table:table-cell office:value-type="float" office:value="3.31078" calcext:value-type="float">
            <text:p>3,31078</text:p>
          </table:table-cell>
        </table:table-row>
        <table:table-row table:style-name="ro1">
          <table:table-cell table:number-columns-repeated="2" office:value-type="float" office:value="3.05358" calcext:value-type="float">
            <text:p>3,05358</text:p>
          </table:table-cell>
          <table:table-cell office:value-type="float" office:value="3.04872" calcext:value-type="float">
            <text:p>3,04872</text:p>
          </table:table-cell>
          <table:table-cell table:number-columns-repeated="2" office:value-type="float" office:value="3.05358" calcext:value-type="float">
            <text:p>3,05358</text:p>
          </table:table-cell>
          <table:table-cell office:value-type="float" office:value="3.05533" calcext:value-type="float">
            <text:p>3,05533</text:p>
          </table:table-cell>
          <table:table-cell office:value-type="float" office:value="3.05358" calcext:value-type="float">
            <text:p>3,05358</text:p>
          </table:table-cell>
          <table:table-cell office:value-type="float" office:value="4.02912" calcext:value-type="float">
            <text:p>4,02912</text:p>
          </table:table-cell>
          <table:table-cell office:value-type="float" office:value="3.05358" calcext:value-type="float">
            <text:p>3,05358</text:p>
          </table:table-cell>
        </table:table-row>
        <table:table-row table:style-name="ro1">
          <table:table-cell table:number-columns-repeated="2" office:value-type="float" office:value="3.30548" calcext:value-type="float">
            <text:p>3,30548</text:p>
          </table:table-cell>
          <table:table-cell office:value-type="float" office:value="3.30215" calcext:value-type="float">
            <text:p>3,30215</text:p>
          </table:table-cell>
          <table:table-cell table:number-columns-repeated="2" office:value-type="float" office:value="3.30548" calcext:value-type="float">
            <text:p>3,30548</text:p>
          </table:table-cell>
          <table:table-cell office:value-type="float" office:value="3.30723" calcext:value-type="float">
            <text:p>3,30723</text:p>
          </table:table-cell>
          <table:table-cell office:value-type="float" office:value="3.30548" calcext:value-type="float">
            <text:p>3,30548</text:p>
          </table:table-cell>
          <table:table-cell office:value-type="float" office:value="4.225" calcext:value-type="float">
            <text:p>4,225</text:p>
          </table:table-cell>
          <table:table-cell office:value-type="float" office:value="3.30548" calcext:value-type="float">
            <text:p>3,30548</text:p>
          </table:table-cell>
        </table:table-row>
        <table:table-row table:style-name="ro1">
          <table:table-cell office:value-type="float" office:value="3.5686" calcext:value-type="float">
            <text:p>3,5686</text:p>
          </table:table-cell>
          <table:table-cell office:value-type="float" office:value="3.56861" calcext:value-type="float">
            <text:p>3,56861</text:p>
          </table:table-cell>
          <table:table-cell office:value-type="float" office:value="3.56702" calcext:value-type="float">
            <text:p>3,56702</text:p>
          </table:table-cell>
          <table:table-cell table:number-columns-repeated="2" office:value-type="float" office:value="3.5686" calcext:value-type="float">
            <text:p>3,5686</text:p>
          </table:table-cell>
          <table:table-cell office:value-type="float" office:value="3.57035" calcext:value-type="float">
            <text:p>3,57035</text:p>
          </table:table-cell>
          <table:table-cell office:value-type="float" office:value="3.5686" calcext:value-type="float">
            <text:p>3,5686</text:p>
          </table:table-cell>
          <table:table-cell office:value-type="float" office:value="4.42981" calcext:value-type="float">
            <text:p>4,42981</text:p>
          </table:table-cell>
          <table:table-cell office:value-type="float" office:value="3.5686" calcext:value-type="float">
            <text:p>3,5686</text:p>
          </table:table-cell>
        </table:table-row>
        <table:table-row table:style-name="ro1">
          <table:table-cell office:value-type="float" office:value="3.85342" calcext:value-type="float">
            <text:p>3,85342</text:p>
          </table:table-cell>
          <table:table-cell office:value-type="float" office:value="3.85343" calcext:value-type="float">
            <text:p>3,85343</text:p>
          </table:table-cell>
          <table:table-cell office:value-type="float" office:value="3.85388" calcext:value-type="float">
            <text:p>3,85388</text:p>
          </table:table-cell>
          <table:table-cell table:number-columns-repeated="2" office:value-type="float" office:value="3.85342" calcext:value-type="float">
            <text:p>3,85342</text:p>
          </table:table-cell>
          <table:table-cell office:value-type="float" office:value="3.85517" calcext:value-type="float">
            <text:p>3,85517</text:p>
          </table:table-cell>
          <table:table-cell office:value-type="float" office:value="3.85342" calcext:value-type="float">
            <text:p>3,85342</text:p>
          </table:table-cell>
          <table:table-cell office:value-type="float" office:value="4.65197" calcext:value-type="float">
            <text:p>4,65197</text:p>
          </table:table-cell>
          <table:table-cell office:value-type="float" office:value="3.85342" calcext:value-type="float">
            <text:p>3,85342</text:p>
          </table:table-cell>
        </table:table-row>
        <table:table-row table:style-name="ro1">
          <table:table-cell table:number-columns-repeated="2" office:value-type="float" office:value="4.16892" calcext:value-type="float">
            <text:p>4,16892</text:p>
          </table:table-cell>
          <table:table-cell office:value-type="float" office:value="4.17185" calcext:value-type="float">
            <text:p>4,17185</text:p>
          </table:table-cell>
          <table:table-cell table:number-columns-repeated="2" office:value-type="float" office:value="4.16892" calcext:value-type="float">
            <text:p>4,16892</text:p>
          </table:table-cell>
          <table:table-cell office:value-type="float" office:value="4.17067" calcext:value-type="float">
            <text:p>4,17067</text:p>
          </table:table-cell>
          <table:table-cell office:value-type="float" office:value="4.16892" calcext:value-type="float">
            <text:p>4,16892</text:p>
          </table:table-cell>
          <table:table-cell office:value-type="float" office:value="4.89892" calcext:value-type="float">
            <text:p>4,89892</text:p>
          </table:table-cell>
          <table:table-cell office:value-type="float" office:value="4.16892" calcext:value-type="float">
            <text:p>4,16892</text:p>
          </table:table-cell>
        </table:table-row>
        <table:table-row table:style-name="ro1">
          <table:table-cell table:number-columns-repeated="2" office:value-type="float" office:value="4.52199" calcext:value-type="float">
            <text:p>4,52199</text:p>
          </table:table-cell>
          <table:table-cell office:value-type="float" office:value="4.52799" calcext:value-type="float">
            <text:p>4,52799</text:p>
          </table:table-cell>
          <table:table-cell table:number-columns-repeated="2" office:value-type="float" office:value="4.52199" calcext:value-type="float">
            <text:p>4,52199</text:p>
          </table:table-cell>
          <table:table-cell office:value-type="float" office:value="4.52374" calcext:value-type="float">
            <text:p>4,52374</text:p>
          </table:table-cell>
          <table:table-cell office:value-type="float" office:value="4.52199" calcext:value-type="float">
            <text:p>4,52199</text:p>
          </table:table-cell>
          <table:table-cell office:value-type="float" office:value="5.17679" calcext:value-type="float">
            <text:p>5,17679</text:p>
          </table:table-cell>
          <table:table-cell office:value-type="float" office:value="4.52199" calcext:value-type="float">
            <text:p>4,52199</text:p>
          </table:table-cell>
        </table:table-row>
        <table:table-row table:style-name="ro1">
          <table:table-cell table:number-columns-repeated="2" office:value-type="float" office:value="4.91696" calcext:value-type="float">
            <text:p>4,91696</text:p>
          </table:table-cell>
          <table:table-cell office:value-type="float" office:value="4.9268" calcext:value-type="float">
            <text:p>4,9268</text:p>
          </table:table-cell>
          <table:table-cell table:number-columns-repeated="2" office:value-type="float" office:value="4.91696" calcext:value-type="float">
            <text:p>4,91696</text:p>
          </table:table-cell>
          <table:table-cell office:value-type="float" office:value="4.91871" calcext:value-type="float">
            <text:p>4,91871</text:p>
          </table:table-cell>
          <table:table-cell office:value-type="float" office:value="4.91696" calcext:value-type="float">
            <text:p>4,91696</text:p>
          </table:table-cell>
          <table:table-cell office:value-type="float" office:value="5.49009" calcext:value-type="float">
            <text:p>5,49009</text:p>
          </table:table-cell>
          <table:table-cell office:value-type="float" office:value="4.91696" calcext:value-type="float">
            <text:p>4,91696</text:p>
          </table:table-cell>
        </table:table-row>
        <table:table-row table:style-name="ro1">
          <table:table-cell table:number-columns-repeated="2" office:value-type="float" office:value="5.35532" calcext:value-type="float">
            <text:p>5,35532</text:p>
          </table:table-cell>
          <table:table-cell office:value-type="float" office:value="5.36998" calcext:value-type="float">
            <text:p>5,36998</text:p>
          </table:table-cell>
          <table:table-cell table:number-columns-repeated="2" office:value-type="float" office:value="5.35532" calcext:value-type="float">
            <text:p>5,35532</text:p>
          </table:table-cell>
          <table:table-cell office:value-type="float" office:value="5.35707" calcext:value-type="float">
            <text:p>5,35707</text:p>
          </table:table-cell>
          <table:table-cell office:value-type="float" office:value="5.35532" calcext:value-type="float">
            <text:p>5,35532</text:p>
          </table:table-cell>
          <table:table-cell office:value-type="float" office:value="5.84162" calcext:value-type="float">
            <text:p>5,84162</text:p>
          </table:table-cell>
          <table:table-cell office:value-type="float" office:value="5.35532" calcext:value-type="float">
            <text:p>5,35532</text:p>
          </table:table-cell>
        </table:table-row>
        <table:table-row table:style-name="ro1">
          <table:table-cell office:value-type="float" office:value="5.83558" calcext:value-type="float">
            <text:p>5,83558</text:p>
          </table:table-cell>
          <table:table-cell office:value-type="float" office:value="5.83559" calcext:value-type="float">
            <text:p>5,83559</text:p>
          </table:table-cell>
          <table:table-cell office:value-type="float" office:value="5.85618" calcext:value-type="float">
            <text:p>5,85618</text:p>
          </table:table-cell>
          <table:table-cell table:number-columns-repeated="2" office:value-type="float" office:value="5.83558" calcext:value-type="float">
            <text:p>5,83558</text:p>
          </table:table-cell>
          <table:table-cell office:value-type="float" office:value="5.83734" calcext:value-type="float">
            <text:p>5,83734</text:p>
          </table:table-cell>
          <table:table-cell office:value-type="float" office:value="5.83558" calcext:value-type="float">
            <text:p>5,83558</text:p>
          </table:table-cell>
          <table:table-cell office:value-type="float" office:value="6.23237" calcext:value-type="float">
            <text:p>6,23237</text:p>
          </table:table-cell>
          <table:table-cell office:value-type="float" office:value="5.83558" calcext:value-type="float">
            <text:p>5,83558</text:p>
          </table:table-cell>
        </table:table-row>
        <table:table-row table:style-name="ro1">
          <table:table-cell office:value-type="float" office:value="6.35342" calcext:value-type="float">
            <text:p>6,35342</text:p>
          </table:table-cell>
          <table:table-cell office:value-type="float" office:value="6.35343" calcext:value-type="float">
            <text:p>6,35343</text:p>
          </table:table-cell>
          <table:table-cell office:value-type="float" office:value="6.38106" calcext:value-type="float">
            <text:p>6,38106</text:p>
          </table:table-cell>
          <table:table-cell table:number-columns-repeated="2" office:value-type="float" office:value="6.35342" calcext:value-type="float">
            <text:p>6,35342</text:p>
          </table:table-cell>
          <table:table-cell office:value-type="float" office:value="6.35517" calcext:value-type="float">
            <text:p>6,35517</text:p>
          </table:table-cell>
          <table:table-cell office:value-type="float" office:value="6.35342" calcext:value-type="float">
            <text:p>6,35342</text:p>
          </table:table-cell>
          <table:table-cell office:value-type="float" office:value="6.66152" calcext:value-type="float">
            <text:p>6,66152</text:p>
          </table:table-cell>
          <table:table-cell office:value-type="float" office:value="6.35342" calcext:value-type="float">
            <text:p>6,35342</text:p>
          </table:table-cell>
        </table:table-row>
        <table:table-row table:style-name="ro1">
          <table:table-cell table:number-columns-repeated="2" office:value-type="float" office:value="6.90194" calcext:value-type="float">
            <text:p>6,90194</text:p>
          </table:table-cell>
          <table:table-cell office:value-type="float" office:value="6.93762" calcext:value-type="float">
            <text:p>6,93762</text:p>
          </table:table-cell>
          <table:table-cell table:number-columns-repeated="2" office:value-type="float" office:value="6.90194" calcext:value-type="float">
            <text:p>6,90194</text:p>
          </table:table-cell>
          <table:table-cell office:value-type="float" office:value="6.90369" calcext:value-type="float">
            <text:p>6,90369</text:p>
          </table:table-cell>
          <table:table-cell office:value-type="float" office:value="6.90194" calcext:value-type="float">
            <text:p>6,90194</text:p>
          </table:table-cell>
          <table:table-cell office:value-type="float" office:value="7.12637" calcext:value-type="float">
            <text:p>7,12637</text:p>
          </table:table-cell>
          <table:table-cell office:value-type="float" office:value="6.90194" calcext:value-type="float">
            <text:p>6,90194</text:p>
          </table:table-cell>
        </table:table-row>
        <table:table-row table:style-name="ro1">
          <table:table-cell office:value-type="float" office:value="7.47214" calcext:value-type="float">
            <text:p>7,47214</text:p>
          </table:table-cell>
          <table:table-cell office:value-type="float" office:value="7.47215" calcext:value-type="float">
            <text:p>7,47215</text:p>
          </table:table-cell>
          <table:table-cell office:value-type="float" office:value="7.51666" calcext:value-type="float">
            <text:p>7,51666</text:p>
          </table:table-cell>
          <table:table-cell table:number-columns-repeated="2" office:value-type="float" office:value="7.47214" calcext:value-type="float">
            <text:p>7,47214</text:p>
          </table:table-cell>
          <table:table-cell office:value-type="float" office:value="7.4739" calcext:value-type="float">
            <text:p>7,4739</text:p>
          </table:table-cell>
          <table:table-cell office:value-type="float" office:value="7.47214" calcext:value-type="float">
            <text:p>7,47214</text:p>
          </table:table-cell>
          <table:table-cell office:value-type="float" office:value="7.62238" calcext:value-type="float">
            <text:p>7,62238</text:p>
          </table:table-cell>
          <table:table-cell office:value-type="float" office:value="7.47214" calcext:value-type="float">
            <text:p>7,47214</text:p>
          </table:table-cell>
        </table:table-row>
        <table:table-row table:style-name="ro1">
          <table:table-cell table:number-columns-repeated="2" office:value-type="float" office:value="8.05358" calcext:value-type="float">
            <text:p>8,05358</text:p>
          </table:table-cell>
          <table:table-cell office:value-type="float" office:value="8.10739" calcext:value-type="float">
            <text:p>8,10739</text:p>
          </table:table-cell>
          <table:table-cell table:number-columns-repeated="2" office:value-type="float" office:value="8.05358" calcext:value-type="float">
            <text:p>8,05358</text:p>
          </table:table-cell>
          <table:table-cell office:value-type="float" office:value="8.05533" calcext:value-type="float">
            <text:p>8,05533</text:p>
          </table:table-cell>
          <table:table-cell office:value-type="float" office:value="8.05358" calcext:value-type="float">
            <text:p>8,05358</text:p>
          </table:table-cell>
          <table:table-cell office:value-type="float" office:value="8.14309" calcext:value-type="float">
            <text:p>8,14309</text:p>
          </table:table-cell>
          <table:table-cell office:value-type="float" office:value="8.05358" calcext:value-type="float">
            <text:p>8,05358</text:p>
          </table:table-cell>
        </table:table-row>
        <table:table-row table:style-name="ro1">
          <table:table-cell table:number-columns-repeated="2" office:value-type="float" office:value="8.63502" calcext:value-type="float">
            <text:p>8,63502</text:p>
          </table:table-cell>
          <table:table-cell office:value-type="float" office:value="8.69821" calcext:value-type="float">
            <text:p>8,69821</text:p>
          </table:table-cell>
          <table:table-cell table:number-columns-repeated="2" office:value-type="float" office:value="8.63502" calcext:value-type="float">
            <text:p>8,63502</text:p>
          </table:table-cell>
          <table:table-cell office:value-type="float" office:value="8.63677" calcext:value-type="float">
            <text:p>8,63677</text:p>
          </table:table-cell>
          <table:table-cell office:value-type="float" office:value="8.63502" calcext:value-type="float">
            <text:p>8,63502</text:p>
          </table:table-cell>
          <table:table-cell office:value-type="float" office:value="8.67929" calcext:value-type="float">
            <text:p>8,67929</text:p>
          </table:table-cell>
          <table:table-cell office:value-type="float" office:value="8.63502" calcext:value-type="float">
            <text:p>8,63502</text:p>
          </table:table-cell>
        </table:table-row>
        <table:table-row table:style-name="ro1">
          <table:table-cell office:value-type="float" office:value="9.20522" calcext:value-type="float">
            <text:p>9,20522</text:p>
          </table:table-cell>
          <table:table-cell office:value-type="float" office:value="9.20523" calcext:value-type="float">
            <text:p>9,20523</text:p>
          </table:table-cell>
          <table:table-cell office:value-type="float" office:value="9.27745" calcext:value-type="float">
            <text:p>9,27745</text:p>
          </table:table-cell>
          <table:table-cell table:number-columns-repeated="2" office:value-type="float" office:value="9.20522" calcext:value-type="float">
            <text:p>9,20522</text:p>
          </table:table-cell>
          <table:table-cell office:value-type="float" office:value="9.20697" calcext:value-type="float">
            <text:p>9,20697</text:p>
          </table:table-cell>
          <table:table-cell office:value-type="float" office:value="9.20522" calcext:value-type="float">
            <text:p>9,20522</text:p>
          </table:table-cell>
          <table:table-cell office:value-type="float" office:value="9.21834" calcext:value-type="float">
            <text:p>9,21834</text:p>
          </table:table-cell>
          <table:table-cell office:value-type="float" office:value="9.20522" calcext:value-type="float">
            <text:p>9,20522</text:p>
          </table:table-cell>
        </table:table-row>
        <table:table-row table:style-name="ro1">
          <table:table-cell table:number-columns-repeated="2" office:value-type="float" office:value="9.75374" calcext:value-type="float">
            <text:p>9,75374</text:p>
          </table:table-cell>
          <table:table-cell office:value-type="float" office:value="9.83424" calcext:value-type="float">
            <text:p>9,83424</text:p>
          </table:table-cell>
          <table:table-cell table:number-columns-repeated="2" office:value-type="float" office:value="9.75374" calcext:value-type="float">
            <text:p>9,75374</text:p>
          </table:table-cell>
          <table:table-cell office:value-type="float" office:value="9.75549" calcext:value-type="float">
            <text:p>9,75549</text:p>
          </table:table-cell>
          <table:table-cell office:value-type="float" office:value="9.75374" calcext:value-type="float">
            <text:p>9,75374</text:p>
          </table:table-cell>
          <table:table-cell office:value-type="float" office:value="9.74737" calcext:value-type="float">
            <text:p>9,74737</text:p>
          </table:table-cell>
          <table:table-cell office:value-type="float" office:value="9.75374" calcext:value-type="float">
            <text:p>9,75374</text:p>
          </table:table-cell>
        </table:table-row>
        <table:table-row table:style-name="ro1">
          <table:table-cell table:number-columns-repeated="2" office:value-type="float" office:value="10.2716" calcext:value-type="float">
            <text:p>10,2716</text:p>
          </table:table-cell>
          <table:table-cell office:value-type="float" office:value="10.3593" calcext:value-type="float">
            <text:p>10,3593</text:p>
          </table:table-cell>
          <table:table-cell table:number-columns-repeated="2" office:value-type="float" office:value="10.2716" calcext:value-type="float">
            <text:p>10,2716</text:p>
          </table:table-cell>
          <table:table-cell office:value-type="float" office:value="10.2733" calcext:value-type="float">
            <text:p>10,2733</text:p>
          </table:table-cell>
          <table:table-cell office:value-type="float" office:value="10.2716" calcext:value-type="float">
            <text:p>10,2716</text:p>
          </table:table-cell>
          <table:table-cell office:value-type="float" office:value="10.2547" calcext:value-type="float">
            <text:p>10,2547</text:p>
          </table:table-cell>
          <table:table-cell office:value-type="float" office:value="10.2716" calcext:value-type="float">
            <text:p>10,2716</text:p>
          </table:table-cell>
        </table:table-row>
        <table:table-row table:style-name="ro1">
          <table:table-cell table:number-columns-repeated="2" office:value-type="float" office:value="10.7518" calcext:value-type="float">
            <text:p>10,7518</text:p>
          </table:table-cell>
          <table:table-cell office:value-type="float" office:value="10.8456" calcext:value-type="float">
            <text:p>10,8456</text:p>
          </table:table-cell>
          <table:table-cell table:number-columns-repeated="2" office:value-type="float" office:value="10.7518" calcext:value-type="float">
            <text:p>10,7518</text:p>
          </table:table-cell>
          <table:table-cell office:value-type="float" office:value="10.7536" calcext:value-type="float">
            <text:p>10,7536</text:p>
          </table:table-cell>
          <table:table-cell office:value-type="float" office:value="10.7518" calcext:value-type="float">
            <text:p>10,7518</text:p>
          </table:table-cell>
          <table:table-cell office:value-type="float" office:value="10.731" calcext:value-type="float">
            <text:p>10,731</text:p>
          </table:table-cell>
          <table:table-cell office:value-type="float" office:value="10.7518" calcext:value-type="float">
            <text:p>10,7518</text:p>
          </table:table-cell>
        </table:table-row>
        <table:table-row table:style-name="ro1">
          <table:table-cell table:number-columns-repeated="2" office:value-type="float" office:value="11.1902" calcext:value-type="float">
            <text:p>11,1902</text:p>
          </table:table-cell>
          <table:table-cell office:value-type="float" office:value="11.2887" calcext:value-type="float">
            <text:p>11,2887</text:p>
          </table:table-cell>
          <table:table-cell table:number-columns-repeated="2" office:value-type="float" office:value="11.1902" calcext:value-type="float">
            <text:p>11,1902</text:p>
          </table:table-cell>
          <table:table-cell office:value-type="float" office:value="11.192" calcext:value-type="float">
            <text:p>11,192</text:p>
          </table:table-cell>
          <table:table-cell office:value-type="float" office:value="11.1902" calcext:value-type="float">
            <text:p>11,1902</text:p>
          </table:table-cell>
          <table:table-cell office:value-type="float" office:value="11.1696" calcext:value-type="float">
            <text:p>11,1696</text:p>
          </table:table-cell>
          <table:table-cell office:value-type="float" office:value="11.1902" calcext:value-type="float">
            <text:p>11,1902</text:p>
          </table:table-cell>
        </table:table-row>
        <table:table-row table:style-name="ro1">
          <table:table-cell table:number-columns-repeated="2" office:value-type="float" office:value="11.5852" calcext:value-type="float">
            <text:p>11,5852</text:p>
          </table:table-cell>
          <table:table-cell office:value-type="float" office:value="11.6875" calcext:value-type="float">
            <text:p>11,6875</text:p>
          </table:table-cell>
          <table:table-cell table:number-columns-repeated="2" office:value-type="float" office:value="11.5852" calcext:value-type="float">
            <text:p>11,5852</text:p>
          </table:table-cell>
          <table:table-cell office:value-type="float" office:value="11.5869" calcext:value-type="float">
            <text:p>11,5869</text:p>
          </table:table-cell>
          <table:table-cell office:value-type="float" office:value="11.5852" calcext:value-type="float">
            <text:p>11,5852</text:p>
          </table:table-cell>
          <table:table-cell office:value-type="float" office:value="11.5674" calcext:value-type="float">
            <text:p>11,5674</text:p>
          </table:table-cell>
          <table:table-cell office:value-type="float" office:value="11.5852" calcext:value-type="float">
            <text:p>11,5852</text:p>
          </table:table-cell>
        </table:table-row>
        <table:table-row table:style-name="ro1">
          <table:table-cell table:number-columns-repeated="2" office:value-type="float" office:value="11.9382" calcext:value-type="float">
            <text:p>11,9382</text:p>
          </table:table-cell>
          <table:table-cell office:value-type="float" office:value="12.0435" calcext:value-type="float">
            <text:p>12,0435</text:p>
          </table:table-cell>
          <table:table-cell table:number-columns-repeated="2" office:value-type="float" office:value="11.9382" calcext:value-type="float">
            <text:p>11,9382</text:p>
          </table:table-cell>
          <table:table-cell office:value-type="float" office:value="11.94" calcext:value-type="float">
            <text:p>11,94</text:p>
          </table:table-cell>
          <table:table-cell office:value-type="float" office:value="11.9382" calcext:value-type="float">
            <text:p>11,9382</text:p>
          </table:table-cell>
          <table:table-cell office:value-type="float" office:value="11.9246" calcext:value-type="float">
            <text:p>11,9246</text:p>
          </table:table-cell>
          <table:table-cell office:value-type="float" office:value="11.9382" calcext:value-type="float">
            <text:p>11,9382</text:p>
          </table:table-cell>
        </table:table-row>
        <table:table-row table:style-name="ro1">
          <table:table-cell table:number-columns-repeated="2" office:value-type="float" office:value="12.2537" calcext:value-type="float">
            <text:p>12,2537</text:p>
          </table:table-cell>
          <table:table-cell office:value-type="float" office:value="12.3614" calcext:value-type="float">
            <text:p>12,3614</text:p>
          </table:table-cell>
          <table:table-cell table:number-columns-repeated="2" office:value-type="float" office:value="12.2537" calcext:value-type="float">
            <text:p>12,2537</text:p>
          </table:table-cell>
          <table:table-cell office:value-type="float" office:value="12.2555" calcext:value-type="float">
            <text:p>12,2555</text:p>
          </table:table-cell>
          <table:table-cell office:value-type="float" office:value="12.2537" calcext:value-type="float">
            <text:p>12,2537</text:p>
          </table:table-cell>
          <table:table-cell office:value-type="float" office:value="12.2448" calcext:value-type="float">
            <text:p>12,2448</text:p>
          </table:table-cell>
          <table:table-cell office:value-type="float" office:value="12.2537" calcext:value-type="float">
            <text:p>12,2537</text:p>
          </table:table-cell>
        </table:table-row>
        <table:table-row table:style-name="ro1">
          <table:table-cell table:number-columns-repeated="2" office:value-type="float" office:value="12.5386" calcext:value-type="float">
            <text:p>12,5386</text:p>
          </table:table-cell>
          <table:table-cell office:value-type="float" office:value="12.6481" calcext:value-type="float">
            <text:p>12,6481</text:p>
          </table:table-cell>
          <table:table-cell table:number-columns-repeated="2" office:value-type="float" office:value="12.5386" calcext:value-type="float">
            <text:p>12,5386</text:p>
          </table:table-cell>
          <table:table-cell office:value-type="float" office:value="12.5403" calcext:value-type="float">
            <text:p>12,5403</text:p>
          </table:table-cell>
          <table:table-cell office:value-type="float" office:value="12.5386" calcext:value-type="float">
            <text:p>12,5386</text:p>
          </table:table-cell>
          <table:table-cell office:value-type="float" office:value="12.5344" calcext:value-type="float">
            <text:p>12,5344</text:p>
          </table:table-cell>
          <table:table-cell office:value-type="float" office:value="12.5386" calcext:value-type="float">
            <text:p>12,5386</text:p>
          </table:table-cell>
        </table:table-row>
        <table:table-row table:style-name="ro1">
          <table:table-cell table:number-columns-repeated="2" office:value-type="float" office:value="12.8017" calcext:value-type="float">
            <text:p>12,8017</text:p>
          </table:table-cell>
          <table:table-cell office:value-type="float" office:value="12.9128" calcext:value-type="float">
            <text:p>12,9128</text:p>
          </table:table-cell>
          <table:table-cell table:number-columns-repeated="2" office:value-type="float" office:value="12.8017" calcext:value-type="float">
            <text:p>12,8017</text:p>
          </table:table-cell>
          <table:table-cell office:value-type="float" office:value="12.8034" calcext:value-type="float">
            <text:p>12,8034</text:p>
          </table:table-cell>
          <table:table-cell office:value-type="float" office:value="12.8017" calcext:value-type="float">
            <text:p>12,8017</text:p>
          </table:table-cell>
          <table:table-cell office:value-type="float" office:value="12.8022" calcext:value-type="float">
            <text:p>12,8022</text:p>
          </table:table-cell>
          <table:table-cell office:value-type="float" office:value="12.8017" calcext:value-type="float">
            <text:p>12,8017</text:p>
          </table:table-cell>
        </table:table-row>
        <table:table-row table:style-name="ro1">
          <table:table-cell table:number-columns-repeated="2" office:value-type="float" office:value="13.0536" calcext:value-type="float">
            <text:p>13,0536</text:p>
          </table:table-cell>
          <table:table-cell office:value-type="float" office:value="13.166" calcext:value-type="float">
            <text:p>13,166</text:p>
          </table:table-cell>
          <table:table-cell table:number-columns-repeated="2" office:value-type="float" office:value="13.0536" calcext:value-type="float">
            <text:p>13,0536</text:p>
          </table:table-cell>
          <table:table-cell office:value-type="float" office:value="13.0553" calcext:value-type="float">
            <text:p>13,0553</text:p>
          </table:table-cell>
          <table:table-cell office:value-type="float" office:value="13.0536" calcext:value-type="float">
            <text:p>13,0536</text:p>
          </table:table-cell>
          <table:table-cell office:value-type="float" office:value="13.0588" calcext:value-type="float">
            <text:p>13,0588</text:p>
          </table:table-cell>
          <table:table-cell office:value-type="float" office:value="13.0536" calcext:value-type="float">
            <text:p>13,0536</text:p>
          </table:table-cell>
        </table:table-row>
        <table:table-row table:style-name="ro1">
          <table:table-cell table:number-columns-repeated="2" office:value-type="float" office:value="13.6705" calcext:value-type="float">
            <text:p>13,6705</text:p>
          </table:table-cell>
          <table:table-cell office:value-type="float" office:value="13.7836" calcext:value-type="float">
            <text:p>13,7836</text:p>
          </table:table-cell>
          <table:table-cell table:number-columns-repeated="2" office:value-type="float" office:value="13.6705" calcext:value-type="float">
            <text:p>13,6705</text:p>
          </table:table-cell>
          <table:table-cell office:value-type="float" office:value="13.6736" calcext:value-type="float">
            <text:p>13,6736</text:p>
          </table:table-cell>
          <table:table-cell office:value-type="float" office:value="13.6705" calcext:value-type="float">
            <text:p>13,6705</text:p>
          </table:table-cell>
          <table:table-cell office:value-type="float" office:value="13.6795" calcext:value-type="float">
            <text:p>13,6795</text:p>
          </table:table-cell>
          <table:table-cell office:value-type="float" office:value="13.6705" calcext:value-type="float">
            <text:p>13,6705</text:p>
          </table:table-cell>
        </table:table-row>
        <table:table-row table:style-name="ro1">
          <table:table-cell table:number-columns-repeated="2" office:value-type="float" office:value="13.8684" calcext:value-type="float">
            <text:p>13,8684</text:p>
          </table:table-cell>
          <table:table-cell office:value-type="float" office:value="13.9826" calcext:value-type="float">
            <text:p>13,9826</text:p>
          </table:table-cell>
          <table:table-cell table:number-columns-repeated="2" office:value-type="float" office:value="13.8684" calcext:value-type="float">
            <text:p>13,8684</text:p>
          </table:table-cell>
          <table:table-cell office:value-type="float" office:value="13.8748" calcext:value-type="float">
            <text:p>13,8748</text:p>
          </table:table-cell>
          <table:table-cell office:value-type="float" office:value="13.8684" calcext:value-type="float">
            <text:p>13,8684</text:p>
          </table:table-cell>
          <table:table-cell office:value-type="float" office:value="13.8873" calcext:value-type="float">
            <text:p>13,8873</text:p>
          </table:table-cell>
          <table:table-cell office:value-type="float" office:value="13.8684" calcext:value-type="float">
            <text:p>13,8684</text:p>
          </table:table-cell>
        </table:table-row>
        <table:table-row table:style-name="ro1">
          <table:table-cell table:number-columns-repeated="2" office:value-type="float" office:value="14.0861" calcext:value-type="float">
            <text:p>14,0861</text:p>
          </table:table-cell>
          <table:table-cell office:value-type="float" office:value="14.2013" calcext:value-type="float">
            <text:p>14,2013</text:p>
          </table:table-cell>
          <table:table-cell table:number-columns-repeated="2" office:value-type="float" office:value="14.0861" calcext:value-type="float">
            <text:p>14,0861</text:p>
          </table:table-cell>
          <table:table-cell office:value-type="float" office:value="14.0961" calcext:value-type="float">
            <text:p>14,0961</text:p>
          </table:table-cell>
          <table:table-cell office:value-type="float" office:value="14.0861" calcext:value-type="float">
            <text:p>14,0861</text:p>
          </table:table-cell>
          <table:table-cell office:value-type="float" office:value="14.1158" calcext:value-type="float">
            <text:p>14,1158</text:p>
          </table:table-cell>
          <table:table-cell office:value-type="float" office:value="14.0861" calcext:value-type="float">
            <text:p>14,0861</text:p>
          </table:table-cell>
        </table:table-row>
        <table:table-row table:style-name="ro1">
          <table:table-cell table:number-columns-repeated="2" office:value-type="float" office:value="14.3255" calcext:value-type="float">
            <text:p>14,3255</text:p>
          </table:table-cell>
          <table:table-cell office:value-type="float" office:value="14.4418" calcext:value-type="float">
            <text:p>14,4418</text:p>
          </table:table-cell>
          <table:table-cell table:number-columns-repeated="2" office:value-type="float" office:value="14.3255" calcext:value-type="float">
            <text:p>14,3255</text:p>
          </table:table-cell>
          <table:table-cell office:value-type="float" office:value="14.3396" calcext:value-type="float">
            <text:p>14,3396</text:p>
          </table:table-cell>
          <table:table-cell office:value-type="float" office:value="14.3255" calcext:value-type="float">
            <text:p>14,3255</text:p>
          </table:table-cell>
          <table:table-cell office:value-type="float" office:value="14.3672" calcext:value-type="float">
            <text:p>14,3672</text:p>
          </table:table-cell>
          <table:table-cell office:value-type="float" office:value="14.3255" calcext:value-type="float">
            <text:p>14,3255</text:p>
          </table:table-cell>
        </table:table-row>
        <table:table-row table:style-name="ro1">
          <table:table-cell table:number-columns-repeated="2" office:value-type="float" office:value="14.5888" calcext:value-type="float">
            <text:p>14,5888</text:p>
          </table:table-cell>
          <table:table-cell office:value-type="float" office:value="14.7063" calcext:value-type="float">
            <text:p>14,7063</text:p>
          </table:table-cell>
          <table:table-cell table:number-columns-repeated="2" office:value-type="float" office:value="14.5888" calcext:value-type="float">
            <text:p>14,5888</text:p>
          </table:table-cell>
          <table:table-cell office:value-type="float" office:value="14.6074" calcext:value-type="float">
            <text:p>14,6074</text:p>
          </table:table-cell>
          <table:table-cell office:value-type="float" office:value="14.5888" calcext:value-type="float">
            <text:p>14,5888</text:p>
          </table:table-cell>
          <table:table-cell office:value-type="float" office:value="14.6437" calcext:value-type="float">
            <text:p>14,6437</text:p>
          </table:table-cell>
          <table:table-cell office:value-type="float" office:value="14.5888" calcext:value-type="float">
            <text:p>14,5888</text:p>
          </table:table-cell>
        </table:table-row>
        <table:table-row table:style-name="ro1">
          <table:table-cell table:number-columns-repeated="2" office:value-type="float" office:value="14.8785" calcext:value-type="float">
            <text:p>14,8785</text:p>
          </table:table-cell>
          <table:table-cell office:value-type="float" office:value="14.9971" calcext:value-type="float">
            <text:p>14,9971</text:p>
          </table:table-cell>
          <table:table-cell table:number-columns-repeated="2" office:value-type="float" office:value="14.8785" calcext:value-type="float">
            <text:p>14,8785</text:p>
          </table:table-cell>
          <table:table-cell office:value-type="float" office:value="14.902" calcext:value-type="float">
            <text:p>14,902</text:p>
          </table:table-cell>
          <table:table-cell office:value-type="float" office:value="14.8785" calcext:value-type="float">
            <text:p>14,8785</text:p>
          </table:table-cell>
          <table:table-cell office:value-type="float" office:value="14.9479" calcext:value-type="float">
            <text:p>14,9479</text:p>
          </table:table-cell>
          <table:table-cell office:value-type="float" office:value="14.8785" calcext:value-type="float">
            <text:p>14,8785</text:p>
          </table:table-cell>
        </table:table-row>
        <table:table-row table:style-name="ro1">
          <table:table-cell table:number-columns-repeated="2" office:value-type="float" office:value="15.1972" calcext:value-type="float">
            <text:p>15,1972</text:p>
          </table:table-cell>
          <table:table-cell office:value-type="float" office:value="15.3168" calcext:value-type="float">
            <text:p>15,3168</text:p>
          </table:table-cell>
          <table:table-cell table:number-columns-repeated="2" office:value-type="float" office:value="15.1972" calcext:value-type="float">
            <text:p>15,1972</text:p>
          </table:table-cell>
          <table:table-cell office:value-type="float" office:value="15.2261" calcext:value-type="float">
            <text:p>15,2261</text:p>
          </table:table-cell>
          <table:table-cell office:value-type="float" office:value="15.1972" calcext:value-type="float">
            <text:p>15,1972</text:p>
          </table:table-cell>
          <table:table-cell office:value-type="float" office:value="15.2825" calcext:value-type="float">
            <text:p>15,2825</text:p>
          </table:table-cell>
          <table:table-cell office:value-type="float" office:value="15.1972" calcext:value-type="float">
            <text:p>15,1972</text:p>
          </table:table-cell>
        </table:table-row>
        <table:table-row table:style-name="ro1">
          <table:table-cell table:number-columns-repeated="2" office:value-type="float" office:value="15.5477" calcext:value-type="float">
            <text:p>15,5477</text:p>
          </table:table-cell>
          <table:table-cell office:value-type="float" office:value="15.6683" calcext:value-type="float">
            <text:p>15,6683</text:p>
          </table:table-cell>
          <table:table-cell table:number-columns-repeated="2" office:value-type="float" office:value="15.5477" calcext:value-type="float">
            <text:p>15,5477</text:p>
          </table:table-cell>
          <table:table-cell office:value-type="float" office:value="15.5826" calcext:value-type="float">
            <text:p>15,5826</text:p>
          </table:table-cell>
          <table:table-cell office:value-type="float" office:value="15.5477" calcext:value-type="float">
            <text:p>15,5477</text:p>
          </table:table-cell>
          <table:table-cell office:value-type="float" office:value="15.6506" calcext:value-type="float">
            <text:p>15,6506</text:p>
          </table:table-cell>
          <table:table-cell office:value-type="float" office:value="15.5477" calcext:value-type="float">
            <text:p>15,5477</text:p>
          </table:table-cell>
        </table:table-row>
        <table:table-row table:style-name="ro1">
          <table:table-cell table:number-columns-repeated="2" office:value-type="float" office:value="15.9333" calcext:value-type="float">
            <text:p>15,9333</text:p>
          </table:table-cell>
          <table:table-cell office:value-type="float" office:value="16.0548" calcext:value-type="float">
            <text:p>16,0548</text:p>
          </table:table-cell>
          <table:table-cell table:number-columns-repeated="2" office:value-type="float" office:value="15.9333" calcext:value-type="float">
            <text:p>15,9333</text:p>
          </table:table-cell>
          <table:table-cell office:value-type="float" office:value="15.9747" calcext:value-type="float">
            <text:p>15,9747</text:p>
          </table:table-cell>
          <table:table-cell office:value-type="float" office:value="15.9333" calcext:value-type="float">
            <text:p>15,9333</text:p>
          </table:table-cell>
          <table:table-cell office:value-type="float" office:value="16.0554" calcext:value-type="float">
            <text:p>16,0554</text:p>
          </table:table-cell>
          <table:table-cell office:value-type="float" office:value="15.9333" calcext:value-type="float">
            <text:p>15,9333</text:p>
          </table:table-cell>
        </table:table-row>
        <table:table-row table:style-name="ro1">
          <table:table-cell table:number-columns-repeated="2" office:value-type="float" office:value="16.3574" calcext:value-type="float">
            <text:p>16,3574</text:p>
          </table:table-cell>
          <table:table-cell office:value-type="float" office:value="16.4799" calcext:value-type="float">
            <text:p>16,4799</text:p>
          </table:table-cell>
          <table:table-cell table:number-columns-repeated="2" office:value-type="float" office:value="16.3574" calcext:value-type="float">
            <text:p>16,3574</text:p>
          </table:table-cell>
          <table:table-cell office:value-type="float" office:value="16.406" calcext:value-type="float">
            <text:p>16,406</text:p>
          </table:table-cell>
          <table:table-cell office:value-type="float" office:value="16.3574" calcext:value-type="float">
            <text:p>16,3574</text:p>
          </table:table-cell>
          <table:table-cell office:value-type="float" office:value="16.5008" calcext:value-type="float">
            <text:p>16,5008</text:p>
          </table:table-cell>
          <table:table-cell office:value-type="float" office:value="16.3574" calcext:value-type="float">
            <text:p>16,3574</text:p>
          </table:table-cell>
        </table:table-row>
        <table:table-row table:style-name="ro1">
          <table:table-cell table:number-columns-repeated="2" office:value-type="float" office:value="16.824" calcext:value-type="float">
            <text:p>16,824</text:p>
          </table:table-cell>
          <table:table-cell office:value-type="float" office:value="16.9475" calcext:value-type="float">
            <text:p>16,9475</text:p>
          </table:table-cell>
          <table:table-cell table:number-columns-repeated="2" office:value-type="float" office:value="16.824" calcext:value-type="float">
            <text:p>16,824</text:p>
          </table:table-cell>
          <table:table-cell office:value-type="float" office:value="16.8805" calcext:value-type="float">
            <text:p>16,8805</text:p>
          </table:table-cell>
          <table:table-cell office:value-type="float" office:value="16.824" calcext:value-type="float">
            <text:p>16,824</text:p>
          </table:table-cell>
          <table:table-cell office:value-type="float" office:value="16.9907" calcext:value-type="float">
            <text:p>16,9907</text:p>
          </table:table-cell>
          <table:table-cell office:value-type="float" office:value="16.824" calcext:value-type="float">
            <text:p>16,824</text:p>
          </table:table-cell>
        </table:table-row>
        <table:table-row table:style-name="ro1">
          <table:table-cell table:number-columns-repeated="2" office:value-type="float" office:value="-6.82399" calcext:value-type="float">
            <text:p>-6,82399</text:p>
          </table:table-cell>
          <table:table-cell office:value-type="float" office:value="-6.8389" calcext:value-type="float">
            <text:p>-6,8389</text:p>
          </table:table-cell>
          <table:table-cell table:number-columns-repeated="2" office:value-type="float" office:value="-6.82399" calcext:value-type="float">
            <text:p>-6,82399</text:p>
          </table:table-cell>
          <table:table-cell office:value-type="float" office:value="-7.04998" calcext:value-type="float">
            <text:p>-7,04998</text:p>
          </table:table-cell>
          <table:table-cell office:value-type="float" office:value="-6.82399" calcext:value-type="float">
            <text:p>-6,82399</text:p>
          </table:table-cell>
          <table:table-cell office:value-type="float" office:value="-4.99066" calcext:value-type="float">
            <text:p>-4,99066</text:p>
          </table:table-cell>
          <table:table-cell office:value-type="float" office:value="-6.82399" calcext:value-type="float">
            <text:p>-6,82399</text:p>
          </table:table-cell>
        </table:table-row>
        <table:table-row table:style-name="ro1">
          <table:table-cell table:number-columns-repeated="2" office:value-type="float" office:value="-6.35744" calcext:value-type="float">
            <text:p>-6,35744</text:p>
          </table:table-cell>
          <table:table-cell office:value-type="float" office:value="-6.3691" calcext:value-type="float">
            <text:p>-6,3691</text:p>
          </table:table-cell>
          <table:table-cell table:number-columns-repeated="2" office:value-type="float" office:value="-6.35744" calcext:value-type="float">
            <text:p>-6,35744</text:p>
          </table:table-cell>
          <table:table-cell office:value-type="float" office:value="-6.55179" calcext:value-type="float">
            <text:p>-6,55179</text:p>
          </table:table-cell>
          <table:table-cell office:value-type="float" office:value="-6.35744" calcext:value-type="float">
            <text:p>-6,35744</text:p>
          </table:table-cell>
          <table:table-cell office:value-type="float" office:value="-4.64074" calcext:value-type="float">
            <text:p>-4,64074</text:p>
          </table:table-cell>
          <table:table-cell office:value-type="float" office:value="-6.35744" calcext:value-type="float">
            <text:p>-6,35744</text:p>
          </table:table-cell>
        </table:table-row>
        <table:table-row table:style-name="ro1">
          <table:table-cell table:number-columns-repeated="2" office:value-type="float" office:value="-5.9333" calcext:value-type="float">
            <text:p>-5,9333</text:p>
          </table:table-cell>
          <table:table-cell office:value-type="float" office:value="-5.94204" calcext:value-type="float">
            <text:p>-5,94204</text:p>
          </table:table-cell>
          <table:table-cell table:number-columns-repeated="2" office:value-type="float" office:value="-5.9333" calcext:value-type="float">
            <text:p>-5,9333</text:p>
          </table:table-cell>
          <table:table-cell office:value-type="float" office:value="-6.0989" calcext:value-type="float">
            <text:p>-6,0989</text:p>
          </table:table-cell>
          <table:table-cell office:value-type="float" office:value="-5.9333" calcext:value-type="float">
            <text:p>-5,9333</text:p>
          </table:table-cell>
          <table:table-cell office:value-type="float" office:value="-4.32264" calcext:value-type="float">
            <text:p>-4,32264</text:p>
          </table:table-cell>
          <table:table-cell office:value-type="float" office:value="-5.9333" calcext:value-type="float">
            <text:p>-5,9333</text:p>
          </table:table-cell>
        </table:table-row>
        <table:table-row table:style-name="ro1">
          <table:table-cell table:number-columns-repeated="2" office:value-type="float" office:value="-5.54771" calcext:value-type="float">
            <text:p>-5,54771</text:p>
          </table:table-cell>
          <table:table-cell office:value-type="float" office:value="-5.55388" calcext:value-type="float">
            <text:p>-5,55388</text:p>
          </table:table-cell>
          <table:table-cell table:number-columns-repeated="2" office:value-type="float" office:value="-5.54771" calcext:value-type="float">
            <text:p>-5,54771</text:p>
          </table:table-cell>
          <table:table-cell office:value-type="float" office:value="-5.68717" calcext:value-type="float">
            <text:p>-5,68717</text:p>
          </table:table-cell>
          <table:table-cell office:value-type="float" office:value="-5.54771" calcext:value-type="float">
            <text:p>-5,54771</text:p>
          </table:table-cell>
          <table:table-cell office:value-type="float" office:value="-4.03345" calcext:value-type="float">
            <text:p>-4,03345</text:p>
          </table:table-cell>
          <table:table-cell office:value-type="float" office:value="-5.54771" calcext:value-type="float">
            <text:p>-5,54771</text:p>
          </table:table-cell>
        </table:table-row>
        <table:table-row table:style-name="ro1">
          <table:table-cell table:number-columns-repeated="2" office:value-type="float" office:value="-5.19718" calcext:value-type="float">
            <text:p>-5,19718</text:p>
          </table:table-cell>
          <table:table-cell office:value-type="float" office:value="-5.20108" calcext:value-type="float">
            <text:p>-5,20108</text:p>
          </table:table-cell>
          <table:table-cell table:number-columns-repeated="2" office:value-type="float" office:value="-5.19718" calcext:value-type="float">
            <text:p>-5,19718</text:p>
          </table:table-cell>
          <table:table-cell office:value-type="float" office:value="-5.31288" calcext:value-type="float">
            <text:p>-5,31288</text:p>
          </table:table-cell>
          <table:table-cell office:value-type="float" office:value="-5.19718" calcext:value-type="float">
            <text:p>-5,19718</text:p>
          </table:table-cell>
          <table:table-cell office:value-type="float" office:value="-3.77055" calcext:value-type="float">
            <text:p>-3,77055</text:p>
          </table:table-cell>
          <table:table-cell office:value-type="float" office:value="-5.19718" calcext:value-type="float">
            <text:p>-5,19718</text:p>
          </table:table-cell>
        </table:table-row>
        <table:table-row table:style-name="ro1">
          <table:table-cell table:number-columns-repeated="2" office:value-type="float" office:value="-4.87852" calcext:value-type="float">
            <text:p>-4,87852</text:p>
          </table:table-cell>
          <table:table-cell office:value-type="float" office:value="-4.88044" calcext:value-type="float">
            <text:p>-4,88044</text:p>
          </table:table-cell>
          <table:table-cell table:number-columns-repeated="2" office:value-type="float" office:value="-4.87852" calcext:value-type="float">
            <text:p>-4,87852</text:p>
          </table:table-cell>
          <table:table-cell office:value-type="float" office:value="-4.97261" calcext:value-type="float">
            <text:p>-4,97261</text:p>
          </table:table-cell>
          <table:table-cell office:value-type="float" office:value="-4.87852" calcext:value-type="float">
            <text:p>-4,87852</text:p>
          </table:table-cell>
          <table:table-cell office:value-type="float" office:value="-3.53155" calcext:value-type="float">
            <text:p>-3,53155</text:p>
          </table:table-cell>
          <table:table-cell office:value-type="float" office:value="-4.87852" calcext:value-type="float">
            <text:p>-4,87852</text:p>
          </table:table-cell>
        </table:table-row>
        <table:table-row table:style-name="ro1">
          <table:table-cell table:number-columns-repeated="2" office:value-type="float" office:value="-4.58883" calcext:value-type="float">
            <text:p>-4,58883</text:p>
          </table:table-cell>
          <table:table-cell office:value-type="float" office:value="-4.58903" calcext:value-type="float">
            <text:p>-4,58903</text:p>
          </table:table-cell>
          <table:table-cell table:number-columns-repeated="2" office:value-type="float" office:value="-4.58883" calcext:value-type="float">
            <text:p>-4,58883</text:p>
          </table:table-cell>
          <table:table-cell office:value-type="float" office:value="-4.66328" calcext:value-type="float">
            <text:p>-4,66328</text:p>
          </table:table-cell>
          <table:table-cell office:value-type="float" office:value="-4.58883" calcext:value-type="float">
            <text:p>-4,58883</text:p>
          </table:table-cell>
          <table:table-cell office:value-type="float" office:value="-3.31428" calcext:value-type="float">
            <text:p>-3,31428</text:p>
          </table:table-cell>
          <table:table-cell office:value-type="float" office:value="-4.58883" calcext:value-type="float">
            <text:p>-4,58883</text:p>
          </table:table-cell>
        </table:table-row>
        <table:table-row table:style-name="ro1">
          <table:table-cell table:number-columns-repeated="2" office:value-type="float" office:value="-4.32547" calcext:value-type="float">
            <text:p>-4,32547</text:p>
          </table:table-cell>
          <table:table-cell office:value-type="float" office:value="-4.32419" calcext:value-type="float">
            <text:p>-4,32419</text:p>
          </table:table-cell>
          <table:table-cell table:number-columns-repeated="2" office:value-type="float" office:value="-4.32547" calcext:value-type="float">
            <text:p>-4,32547</text:p>
          </table:table-cell>
          <table:table-cell office:value-type="float" office:value="-4.38207" calcext:value-type="float">
            <text:p>-4,38207</text:p>
          </table:table-cell>
          <table:table-cell office:value-type="float" office:value="-4.32547" calcext:value-type="float">
            <text:p>-4,32547</text:p>
          </table:table-cell>
          <table:table-cell office:value-type="float" office:value="-3.11677" calcext:value-type="float">
            <text:p>-3,11677</text:p>
          </table:table-cell>
          <table:table-cell office:value-type="float" office:value="-4.32547" calcext:value-type="float">
            <text:p>-4,32547</text:p>
          </table:table-cell>
        </table:table-row>
        <table:table-row table:style-name="ro1">
          <table:table-cell table:number-columns-repeated="2" office:value-type="float" office:value="-4.08605" calcext:value-type="float">
            <text:p>-4,08605</text:p>
          </table:table-cell>
          <table:table-cell office:value-type="float" office:value="-4.08351" calcext:value-type="float">
            <text:p>-4,08351</text:p>
          </table:table-cell>
          <table:table-cell table:number-columns-repeated="2" office:value-type="float" office:value="-4.08605" calcext:value-type="float">
            <text:p>-4,08605</text:p>
          </table:table-cell>
          <table:table-cell office:value-type="float" office:value="-4.12642" calcext:value-type="float">
            <text:p>-4,12642</text:p>
          </table:table-cell>
          <table:table-cell office:value-type="float" office:value="-4.08605" calcext:value-type="float">
            <text:p>-4,08605</text:p>
          </table:table-cell>
          <table:table-cell office:value-type="float" office:value="-2.9372" calcext:value-type="float">
            <text:p>-2,9372</text:p>
          </table:table-cell>
          <table:table-cell office:value-type="float" office:value="-4.08605" calcext:value-type="float">
            <text:p>-4,08605</text:p>
          </table:table-cell>
        </table:table-row>
        <table:table-row table:style-name="ro1">
          <table:table-cell table:number-columns-repeated="2" office:value-type="float" office:value="-3.8684" calcext:value-type="float">
            <text:p>-3,8684</text:p>
          </table:table-cell>
          <table:table-cell office:value-type="float" office:value="-3.86476" calcext:value-type="float">
            <text:p>-3,86476</text:p>
          </table:table-cell>
          <table:table-cell table:number-columns-repeated="2" office:value-type="float" office:value="-3.8684" calcext:value-type="float">
            <text:p>-3,8684</text:p>
          </table:table-cell>
          <table:table-cell office:value-type="float" office:value="-3.89401" calcext:value-type="float">
            <text:p>-3,89401</text:p>
          </table:table-cell>
          <table:table-cell office:value-type="float" office:value="-3.8684" calcext:value-type="float">
            <text:p>-3,8684</text:p>
          </table:table-cell>
          <table:table-cell office:value-type="float" office:value="-2.77396" calcext:value-type="float">
            <text:p>-2,77396</text:p>
          </table:table-cell>
          <table:table-cell office:value-type="float" office:value="-3.8684" calcext:value-type="float">
            <text:p>-3,8684</text:p>
          </table:table-cell>
        </table:table-row>
        <table:table-row table:style-name="ro1">
          <table:table-cell table:number-columns-repeated="2" office:value-type="float" office:value="-3.67054" calcext:value-type="float">
            <text:p>-3,67054</text:p>
          </table:table-cell>
          <table:table-cell office:value-type="float" office:value="-3.66597" calcext:value-type="float">
            <text:p>-3,66597</text:p>
          </table:table-cell>
          <table:table-cell table:number-columns-repeated="2" office:value-type="float" office:value="-3.67054" calcext:value-type="float">
            <text:p>-3,67054</text:p>
          </table:table-cell>
          <table:table-cell office:value-type="float" office:value="-3.68273" calcext:value-type="float">
            <text:p>-3,68273</text:p>
          </table:table-cell>
          <table:table-cell office:value-type="float" office:value="-3.67054" calcext:value-type="float">
            <text:p>-3,67054</text:p>
          </table:table-cell>
          <table:table-cell office:value-type="float" office:value="-2.62557" calcext:value-type="float">
            <text:p>-2,62557</text:p>
          </table:table-cell>
          <table:table-cell office:value-type="float" office:value="-3.67054" calcext:value-type="float">
            <text:p>-3,67054</text:p>
          </table:table-cell>
        </table:table-row>
        <table:table-row table:style-name="ro1">
          <table:table-cell table:number-columns-repeated="2" office:value-type="float" office:value="-3.05358" calcext:value-type="float">
            <text:p>-3,05358</text:p>
          </table:table-cell>
          <table:table-cell office:value-type="float" office:value="-3.04866" calcext:value-type="float">
            <text:p>-3,04866</text:p>
          </table:table-cell>
          <table:table-cell table:number-columns-repeated="2" office:value-type="float" office:value="-3.05358" calcext:value-type="float">
            <text:p>-3,05358</text:p>
          </table:table-cell>
          <table:table-cell office:value-type="float" office:value="-3.05533" calcext:value-type="float">
            <text:p>-3,05533</text:p>
          </table:table-cell>
          <table:table-cell office:value-type="float" office:value="-3.05358" calcext:value-type="float">
            <text:p>-3,05358</text:p>
          </table:table-cell>
          <table:table-cell office:value-type="float" office:value="-2.02912" calcext:value-type="float">
            <text:p>-2,02912</text:p>
          </table:table-cell>
          <table:table-cell office:value-type="float" office:value="-3.05358" calcext:value-type="float">
            <text:p>-3,05358</text:p>
          </table:table-cell>
        </table:table-row>
        <table:table-row table:style-name="ro1">
          <table:table-cell office:value-type="float" office:value="-2.80168" calcext:value-type="float">
            <text:p>-2,80168</text:p>
          </table:table-cell>
          <table:table-cell office:value-type="float" office:value="-2.80169" calcext:value-type="float">
            <text:p>-2,80169</text:p>
          </table:table-cell>
          <table:table-cell office:value-type="float" office:value="-2.79548" calcext:value-type="float">
            <text:p>-2,79548</text:p>
          </table:table-cell>
          <table:table-cell table:number-columns-repeated="2" office:value-type="float" office:value="-2.80168" calcext:value-type="float">
            <text:p>-2,80168</text:p>
          </table:table-cell>
          <table:table-cell office:value-type="float" office:value="-2.80343" calcext:value-type="float">
            <text:p>-2,80343</text:p>
          </table:table-cell>
          <table:table-cell office:value-type="float" office:value="-2.80168" calcext:value-type="float">
            <text:p>-2,80168</text:p>
          </table:table-cell>
          <table:table-cell office:value-type="float" office:value="-1.83453" calcext:value-type="float">
            <text:p>-1,83453</text:p>
          </table:table-cell>
          <table:table-cell office:value-type="float" office:value="-2.80168" calcext:value-type="float">
            <text:p>-2,80168</text:p>
          </table:table-cell>
        </table:table-row>
        <table:table-row table:style-name="ro1">
          <table:table-cell table:number-columns-repeated="2" office:value-type="float" office:value="-2.53856" calcext:value-type="float">
            <text:p>-2,53856</text:p>
          </table:table-cell>
          <table:table-cell office:value-type="float" office:value="-2.53111" calcext:value-type="float">
            <text:p>-2,53111</text:p>
          </table:table-cell>
          <table:table-cell table:number-columns-repeated="2" office:value-type="float" office:value="-2.53856" calcext:value-type="float">
            <text:p>-2,53856</text:p>
          </table:table-cell>
          <table:table-cell office:value-type="float" office:value="-2.54031" calcext:value-type="float">
            <text:p>-2,54031</text:p>
          </table:table-cell>
          <table:table-cell office:value-type="float" office:value="-2.53856" calcext:value-type="float">
            <text:p>-2,53856</text:p>
          </table:table-cell>
          <table:table-cell office:value-type="float" office:value="-1.63107" calcext:value-type="float">
            <text:p>-1,63107</text:p>
          </table:table-cell>
          <table:table-cell office:value-type="float" office:value="-2.53856" calcext:value-type="float">
            <text:p>-2,53856</text:p>
          </table:table-cell>
        </table:table-row>
        <table:table-row table:style-name="ro1">
          <table:table-cell table:number-columns-repeated="2" office:value-type="float" office:value="-2.25374" calcext:value-type="float">
            <text:p>-2,25374</text:p>
          </table:table-cell>
          <table:table-cell office:value-type="float" office:value="-2.24509" calcext:value-type="float">
            <text:p>-2,24509</text:p>
          </table:table-cell>
          <table:table-cell table:number-columns-repeated="2" office:value-type="float" office:value="-2.25374" calcext:value-type="float">
            <text:p>-2,25374</text:p>
          </table:table-cell>
          <table:table-cell office:value-type="float" office:value="-2.25549" calcext:value-type="float">
            <text:p>-2,25549</text:p>
          </table:table-cell>
          <table:table-cell office:value-type="float" office:value="-2.25374" calcext:value-type="float">
            <text:p>-2,25374</text:p>
          </table:table-cell>
          <table:table-cell office:value-type="float" office:value="-1.41039" calcext:value-type="float">
            <text:p>-1,41039</text:p>
          </table:table-cell>
          <table:table-cell office:value-type="float" office:value="-2.25374" calcext:value-type="float">
            <text:p>-2,25374</text:p>
          </table:table-cell>
        </table:table-row>
        <table:table-row table:style-name="ro1">
          <table:table-cell office:value-type="float" office:value="-1.93824" calcext:value-type="float">
            <text:p>-1,93824</text:p>
          </table:table-cell>
          <table:table-cell office:value-type="float" office:value="-1.93825" calcext:value-type="float">
            <text:p>-1,93825</text:p>
          </table:table-cell>
          <table:table-cell office:value-type="float" office:value="-1.92842" calcext:value-type="float">
            <text:p>-1,92842</text:p>
          </table:table-cell>
          <table:table-cell table:number-columns-repeated="2" office:value-type="float" office:value="-1.93824" calcext:value-type="float">
            <text:p>-1,93824</text:p>
          </table:table-cell>
          <table:table-cell office:value-type="float" office:value="-1.93999" calcext:value-type="float">
            <text:p>-1,93999</text:p>
          </table:table-cell>
          <table:table-cell office:value-type="float" office:value="-1.93824" calcext:value-type="float">
            <text:p>-1,93824</text:p>
          </table:table-cell>
          <table:table-cell office:value-type="float" office:value="-1.16508" calcext:value-type="float">
            <text:p>-1,16508</text:p>
          </table:table-cell>
          <table:table-cell office:value-type="float" office:value="-1.93824" calcext:value-type="float">
            <text:p>-1,93824</text:p>
          </table:table-cell>
        </table:table-row>
        <table:table-row table:style-name="ro1">
          <table:table-cell office:value-type="float" office:value="-1.58517" calcext:value-type="float">
            <text:p>-1,58517</text:p>
          </table:table-cell>
          <table:table-cell office:value-type="float" office:value="-1.58518" calcext:value-type="float">
            <text:p>-1,58518</text:p>
          </table:table-cell>
          <table:table-cell office:value-type="float" office:value="-1.57427" calcext:value-type="float">
            <text:p>-1,57427</text:p>
          </table:table-cell>
          <table:table-cell table:number-columns-repeated="2" office:value-type="float" office:value="-1.58517" calcext:value-type="float">
            <text:p>-1,58517</text:p>
          </table:table-cell>
          <table:table-cell office:value-type="float" office:value="-1.58693" calcext:value-type="float">
            <text:p>-1,58693</text:p>
          </table:table-cell>
          <table:table-cell office:value-type="float" office:value="-1.58517" calcext:value-type="float">
            <text:p>-1,58517</text:p>
          </table:table-cell>
          <table:table-cell office:value-type="float" office:value="-0.889074" calcext:value-type="float">
            <text:p>-0,889074</text:p>
          </table:table-cell>
          <table:table-cell office:value-type="float" office:value="-1.58517" calcext:value-type="float">
            <text:p>-1,58517</text:p>
          </table:table-cell>
        </table:table-row>
        <table:table-row table:style-name="ro1">
          <table:table-cell table:number-columns-repeated="2" office:value-type="float" office:value="-1.1902" calcext:value-type="float">
            <text:p>-1,1902</text:p>
          </table:table-cell>
          <table:table-cell office:value-type="float" office:value="-1.17836" calcext:value-type="float">
            <text:p>-1,17836</text:p>
          </table:table-cell>
          <table:table-cell table:number-columns-repeated="2" office:value-type="float" office:value="-1.1902" calcext:value-type="float">
            <text:p>-1,1902</text:p>
          </table:table-cell>
          <table:table-cell office:value-type="float" office:value="-1.19195" calcext:value-type="float">
            <text:p>-1,19195</text:p>
          </table:table-cell>
          <table:table-cell office:value-type="float" office:value="-1.1902" calcext:value-type="float">
            <text:p>-1,1902</text:p>
          </table:table-cell>
          <table:table-cell office:value-type="float" office:value="-0.577888" calcext:value-type="float">
            <text:p>-0,577888</text:p>
          </table:table-cell>
          <table:table-cell office:value-type="float" office:value="-1.1902" calcext:value-type="float">
            <text:p>-1,1902</text:p>
          </table:table-cell>
        </table:table-row>
        <table:table-row table:style-name="ro1">
          <table:table-cell office:value-type="float" office:value="-0.751841" calcext:value-type="float">
            <text:p>-0,751841</text:p>
          </table:table-cell>
          <table:table-cell office:value-type="float" office:value="-0.751844" calcext:value-type="float">
            <text:p>-0,751844</text:p>
          </table:table-cell>
          <table:table-cell office:value-type="float" office:value="-0.739342" calcext:value-type="float">
            <text:p>-0,739342</text:p>
          </table:table-cell>
          <table:table-cell table:number-columns-repeated="2" office:value-type="float" office:value="-0.751841" calcext:value-type="float">
            <text:p>-0,751841</text:p>
          </table:table-cell>
          <table:table-cell office:value-type="float" office:value="-0.753592" calcext:value-type="float">
            <text:p>-0,753592</text:p>
          </table:table-cell>
          <table:table-cell office:value-type="float" office:value="-0.751841" calcext:value-type="float">
            <text:p>-0,751841</text:p>
          </table:table-cell>
          <table:table-cell office:value-type="float" office:value="-0.228749" calcext:value-type="float">
            <text:p>-0,228749</text:p>
          </table:table-cell>
          <table:table-cell office:value-type="float" office:value="-0.751841" calcext:value-type="float">
            <text:p>-0,751841</text:p>
          </table:table-cell>
        </table:table-row>
        <table:table-row table:style-name="ro1">
          <table:table-cell office:value-type="float" office:value="-0.271575" calcext:value-type="float">
            <text:p>-0,271575</text:p>
          </table:table-cell>
          <table:table-cell office:value-type="float" office:value="-0.271579" calcext:value-type="float">
            <text:p>-0,271579</text:p>
          </table:table-cell>
          <table:table-cell office:value-type="float" office:value="-0.258807" calcext:value-type="float">
            <text:p>-0,258807</text:p>
          </table:table-cell>
          <table:table-cell table:number-columns-repeated="2" office:value-type="float" office:value="-0.271575" calcext:value-type="float">
            <text:p>-0,271575</text:p>
          </table:table-cell>
          <table:table-cell office:value-type="float" office:value="-0.273327" calcext:value-type="float">
            <text:p>-0,273327</text:p>
          </table:table-cell>
          <table:table-cell office:value-type="float" office:value="-0.271575" calcext:value-type="float">
            <text:p>-0,271575</text:p>
          </table:table-cell>
          <table:table-cell office:value-type="float" office:value="0.15933" calcext:value-type="float">
            <text:p>0,15933</text:p>
          </table:table-cell>
          <table:table-cell office:value-type="float" office:value="-0.271575" calcext:value-type="float">
            <text:p>-0,271575</text:p>
          </table:table-cell>
        </table:table-row>
        <table:table-row table:style-name="ro1">
          <table:table-cell office:value-type="float" office:value="0.246262" calcext:value-type="float">
            <text:p>0,246262</text:p>
          </table:table-cell>
          <table:table-cell office:value-type="float" office:value="0.246259" calcext:value-type="float">
            <text:p>0,246259</text:p>
          </table:table-cell>
          <table:table-cell office:value-type="float" office:value="0.258928" calcext:value-type="float">
            <text:p>0,258928</text:p>
          </table:table-cell>
          <table:table-cell table:number-columns-repeated="2" office:value-type="float" office:value="0.246262" calcext:value-type="float">
            <text:p>0,246262</text:p>
          </table:table-cell>
          <table:table-cell office:value-type="float" office:value="0.244511" calcext:value-type="float">
            <text:p>0,244511</text:p>
          </table:table-cell>
          <table:table-cell office:value-type="float" office:value="0.246262" calcext:value-type="float">
            <text:p>0,246262</text:p>
          </table:table-cell>
          <table:table-cell office:value-type="float" office:value="0.585536" calcext:value-type="float">
            <text:p>0,585536</text:p>
          </table:table-cell>
          <table:table-cell office:value-type="float" office:value="0.246262" calcext:value-type="float">
            <text:p>0,246262</text:p>
          </table:table-cell>
        </table:table-row>
        <table:table-row table:style-name="ro1">
          <table:table-cell office:value-type="float" office:value="0.794777" calcext:value-type="float">
            <text:p>0,794777</text:p>
          </table:table-cell>
          <table:table-cell office:value-type="float" office:value="0.794773" calcext:value-type="float">
            <text:p>0,794773</text:p>
          </table:table-cell>
          <table:table-cell office:value-type="float" office:value="0.807107" calcext:value-type="float">
            <text:p>0,807107</text:p>
          </table:table-cell>
          <table:table-cell table:number-columns-repeated="2" office:value-type="float" office:value="0.794777" calcext:value-type="float">
            <text:p>0,794777</text:p>
          </table:table-cell>
          <table:table-cell office:value-type="float" office:value="0.793025" calcext:value-type="float">
            <text:p>0,793025</text:p>
          </table:table-cell>
          <table:table-cell office:value-type="float" office:value="0.794777" calcext:value-type="float">
            <text:p>0,794777</text:p>
          </table:table-cell>
          <table:table-cell office:value-type="float" office:value="1.04723" calcext:value-type="float">
            <text:p>1,04723</text:p>
          </table:table-cell>
          <table:table-cell office:value-type="float" office:value="0.794777" calcext:value-type="float">
            <text:p>0,794777</text:p>
          </table:table-cell>
        </table:table-row>
        <table:table-row table:style-name="ro1">
          <table:table-cell table:number-columns-repeated="2" office:value-type="float" office:value="1.36498" calcext:value-type="float">
            <text:p>1,36498</text:p>
          </table:table-cell>
          <table:table-cell office:value-type="float" office:value="1.37697" calcext:value-type="float">
            <text:p>1,37697</text:p>
          </table:table-cell>
          <table:table-cell table:number-columns-repeated="2" office:value-type="float" office:value="1.36498" calcext:value-type="float">
            <text:p>1,36498</text:p>
          </table:table-cell>
          <table:table-cell office:value-type="float" office:value="1.36323" calcext:value-type="float">
            <text:p>1,36323</text:p>
          </table:table-cell>
          <table:table-cell office:value-type="float" office:value="1.36498" calcext:value-type="float">
            <text:p>1,36498</text:p>
          </table:table-cell>
          <table:table-cell office:value-type="float" office:value="1.5399" calcext:value-type="float">
            <text:p>1,5399</text:p>
          </table:table-cell>
          <table:table-cell office:value-type="float" office:value="1.36498" calcext:value-type="float">
            <text:p>1,36498</text:p>
          </table:table-cell>
        </table:table-row>
        <table:table-row table:style-name="ro1">
          <table:table-cell table:number-columns-repeated="2" office:value-type="float" office:value="1.94642" calcext:value-type="float">
            <text:p>1,94642</text:p>
          </table:table-cell>
          <table:table-cell office:value-type="float" office:value="1.95834" calcext:value-type="float">
            <text:p>1,95834</text:p>
          </table:table-cell>
          <table:table-cell table:number-columns-repeated="2" office:value-type="float" office:value="1.94642" calcext:value-type="float">
            <text:p>1,94642</text:p>
          </table:table-cell>
          <table:table-cell office:value-type="float" office:value="1.94467" calcext:value-type="float">
            <text:p>1,94467</text:p>
          </table:table-cell>
          <table:table-cell office:value-type="float" office:value="1.94642" calcext:value-type="float">
            <text:p>1,94642</text:p>
          </table:table-cell>
          <table:table-cell office:value-type="float" office:value="2.0572" calcext:value-type="float">
            <text:p>2,0572</text:p>
          </table:table-cell>
          <table:table-cell office:value-type="float" office:value="1.94642" calcext:value-type="float">
            <text:p>1,94642</text:p>
          </table:table-cell>
        </table:table-row>
        <table:table-row table:style-name="ro1">
          <table:table-cell office:value-type="float" office:value="2.52786" calcext:value-type="float">
            <text:p>2,52786</text:p>
          </table:table-cell>
          <table:table-cell office:value-type="float" office:value="2.52785" calcext:value-type="float">
            <text:p>2,52785</text:p>
          </table:table-cell>
          <table:table-cell office:value-type="float" office:value="2.54027" calcext:value-type="float">
            <text:p>2,54027</text:p>
          </table:table-cell>
          <table:table-cell table:number-columns-repeated="2" office:value-type="float" office:value="2.52786" calcext:value-type="float">
            <text:p>2,52786</text:p>
          </table:table-cell>
          <table:table-cell office:value-type="float" office:value="2.5261" calcext:value-type="float">
            <text:p>2,5261</text:p>
          </table:table-cell>
          <table:table-cell office:value-type="float" office:value="2.52786" calcext:value-type="float">
            <text:p>2,52786</text:p>
          </table:table-cell>
          <table:table-cell office:value-type="float" office:value="2.58997" calcext:value-type="float">
            <text:p>2,58997</text:p>
          </table:table-cell>
          <table:table-cell office:value-type="float" office:value="2.52786" calcext:value-type="float">
            <text:p>2,52786</text:p>
          </table:table-cell>
        </table:table-row>
        <table:table-row table:style-name="ro1">
          <table:table-cell table:number-columns-repeated="2" office:value-type="float" office:value="3.09806" calcext:value-type="float">
            <text:p>3,09806</text:p>
          </table:table-cell>
          <table:table-cell office:value-type="float" office:value="3.1117" calcext:value-type="float">
            <text:p>3,1117</text:p>
          </table:table-cell>
          <table:table-cell table:number-columns-repeated="2" office:value-type="float" office:value="3.09806" calcext:value-type="float">
            <text:p>3,09806</text:p>
          </table:table-cell>
          <table:table-cell office:value-type="float" office:value="3.09631" calcext:value-type="float">
            <text:p>3,09631</text:p>
          </table:table-cell>
          <table:table-cell office:value-type="float" office:value="3.09806" calcext:value-type="float">
            <text:p>3,09806</text:p>
          </table:table-cell>
          <table:table-cell office:value-type="float" office:value="3.12561" calcext:value-type="float">
            <text:p>3,12561</text:p>
          </table:table-cell>
          <table:table-cell office:value-type="float" office:value="3.09806" calcext:value-type="float">
            <text:p>3,09806</text:p>
          </table:table-cell>
        </table:table-row>
        <table:table-row table:style-name="ro1">
          <table:table-cell office:value-type="float" office:value="3.64658" calcext:value-type="float">
            <text:p>3,64658</text:p>
          </table:table-cell>
          <table:table-cell office:value-type="float" office:value="3.64657" calcext:value-type="float">
            <text:p>3,64657</text:p>
          </table:table-cell>
          <table:table-cell office:value-type="float" office:value="3.66225" calcext:value-type="float">
            <text:p>3,66225</text:p>
          </table:table-cell>
          <table:table-cell table:number-columns-repeated="2" office:value-type="float" office:value="3.64658" calcext:value-type="float">
            <text:p>3,64658</text:p>
          </table:table-cell>
          <table:table-cell office:value-type="float" office:value="3.64483" calcext:value-type="float">
            <text:p>3,64483</text:p>
          </table:table-cell>
          <table:table-cell office:value-type="float" office:value="3.64658" calcext:value-type="float">
            <text:p>3,64658</text:p>
          </table:table-cell>
          <table:table-cell office:value-type="float" office:value="3.6513" calcext:value-type="float">
            <text:p>3,6513</text:p>
          </table:table-cell>
          <table:table-cell office:value-type="float" office:value="3.64658" calcext:value-type="float">
            <text:p>3,64658</text:p>
          </table:table-cell>
        </table:table-row>
        <table:table-row table:style-name="ro1">
          <table:table-cell office:value-type="float" office:value="4.16442" calcext:value-type="float">
            <text:p>4,16442</text:p>
          </table:table-cell>
          <table:table-cell office:value-type="float" office:value="4.16441" calcext:value-type="float">
            <text:p>4,16441</text:p>
          </table:table-cell>
          <table:table-cell office:value-type="float" office:value="4.18293" calcext:value-type="float">
            <text:p>4,18293</text:p>
          </table:table-cell>
          <table:table-cell table:number-columns-repeated="2" office:value-type="float" office:value="4.16442" calcext:value-type="float">
            <text:p>4,16442</text:p>
          </table:table-cell>
          <table:table-cell office:value-type="float" office:value="4.16266" calcext:value-type="float">
            <text:p>4,16266</text:p>
          </table:table-cell>
          <table:table-cell office:value-type="float" office:value="4.16442" calcext:value-type="float">
            <text:p>4,16442</text:p>
          </table:table-cell>
          <table:table-cell office:value-type="float" office:value="4.15544" calcext:value-type="float">
            <text:p>4,15544</text:p>
          </table:table-cell>
          <table:table-cell office:value-type="float" office:value="4.16442" calcext:value-type="float">
            <text:p>4,16442</text:p>
          </table:table-cell>
        </table:table-row>
        <table:table-row table:style-name="ro1">
          <table:table-cell table:number-columns-repeated="2" office:value-type="float" office:value="4.64468" calcext:value-type="float">
            <text:p>4,64468</text:p>
          </table:table-cell>
          <table:table-cell office:value-type="float" office:value="4.66676" calcext:value-type="float">
            <text:p>4,66676</text:p>
          </table:table-cell>
          <table:table-cell table:number-columns-repeated="2" office:value-type="float" office:value="4.64468" calcext:value-type="float">
            <text:p>4,64468</text:p>
          </table:table-cell>
          <table:table-cell office:value-type="float" office:value="4.64293" calcext:value-type="float">
            <text:p>4,64293</text:p>
          </table:table-cell>
          <table:table-cell office:value-type="float" office:value="4.64468" calcext:value-type="float">
            <text:p>4,64468</text:p>
          </table:table-cell>
          <table:table-cell office:value-type="float" office:value="4.62865" calcext:value-type="float">
            <text:p>4,62865</text:p>
          </table:table-cell>
          <table:table-cell office:value-type="float" office:value="4.64468" calcext:value-type="float">
            <text:p>4,64468</text:p>
          </table:table-cell>
        </table:table-row>
        <table:table-row table:style-name="ro1">
          <table:table-cell table:number-columns-repeated="2" office:value-type="float" office:value="5.08304" calcext:value-type="float">
            <text:p>5,08304</text:p>
          </table:table-cell>
          <table:table-cell office:value-type="float" office:value="5.10924" calcext:value-type="float">
            <text:p>5,10924</text:p>
          </table:table-cell>
          <table:table-cell table:number-columns-repeated="2" office:value-type="float" office:value="5.08304" calcext:value-type="float">
            <text:p>5,08304</text:p>
          </table:table-cell>
          <table:table-cell office:value-type="float" office:value="5.08129" calcext:value-type="float">
            <text:p>5,08129</text:p>
          </table:table-cell>
          <table:table-cell office:value-type="float" office:value="5.08304" calcext:value-type="float">
            <text:p>5,08304</text:p>
          </table:table-cell>
          <table:table-cell office:value-type="float" office:value="5.06445" calcext:value-type="float">
            <text:p>5,06445</text:p>
          </table:table-cell>
          <table:table-cell office:value-type="float" office:value="5.08304" calcext:value-type="float">
            <text:p>5,08304</text:p>
          </table:table-cell>
        </table:table-row>
        <table:table-row table:style-name="ro1">
          <table:table-cell table:number-columns-repeated="2" office:value-type="float" office:value="5.47801" calcext:value-type="float">
            <text:p>5,47801</text:p>
          </table:table-cell>
          <table:table-cell office:value-type="float" office:value="5.50864" calcext:value-type="float">
            <text:p>5,50864</text:p>
          </table:table-cell>
          <table:table-cell table:number-columns-repeated="2" office:value-type="float" office:value="5.47801" calcext:value-type="float">
            <text:p>5,47801</text:p>
          </table:table-cell>
          <table:table-cell office:value-type="float" office:value="5.47626" calcext:value-type="float">
            <text:p>5,47626</text:p>
          </table:table-cell>
          <table:table-cell office:value-type="float" office:value="5.47801" calcext:value-type="float">
            <text:p>5,47801</text:p>
          </table:table-cell>
          <table:table-cell office:value-type="float" office:value="5.45965" calcext:value-type="float">
            <text:p>5,45965</text:p>
          </table:table-cell>
          <table:table-cell office:value-type="float" office:value="5.47801" calcext:value-type="float">
            <text:p>5,47801</text:p>
          </table:table-cell>
        </table:table-row>
        <table:table-row table:style-name="ro1">
          <table:table-cell table:number-columns-repeated="2" office:value-type="float" office:value="5.83108" calcext:value-type="float">
            <text:p>5,83108</text:p>
          </table:table-cell>
          <table:table-cell office:value-type="float" office:value="5.86619" calcext:value-type="float">
            <text:p>5,86619</text:p>
          </table:table-cell>
          <table:table-cell table:number-columns-repeated="2" office:value-type="float" office:value="5.83108" calcext:value-type="float">
            <text:p>5,83108</text:p>
          </table:table-cell>
          <table:table-cell office:value-type="float" office:value="5.82933" calcext:value-type="float">
            <text:p>5,82933</text:p>
          </table:table-cell>
          <table:table-cell office:value-type="float" office:value="5.83108" calcext:value-type="float">
            <text:p>5,83108</text:p>
          </table:table-cell>
          <table:table-cell office:value-type="float" office:value="5.81452" calcext:value-type="float">
            <text:p>5,81452</text:p>
          </table:table-cell>
          <table:table-cell office:value-type="float" office:value="5.83108" calcext:value-type="float">
            <text:p>5,83108</text:p>
          </table:table-cell>
        </table:table-row>
        <table:table-row table:style-name="ro1">
          <table:table-cell office:value-type="float" office:value="6.14658" calcext:value-type="float">
            <text:p>6,14658</text:p>
          </table:table-cell>
          <table:table-cell office:value-type="float" office:value="6.14657" calcext:value-type="float">
            <text:p>6,14657</text:p>
          </table:table-cell>
          <table:table-cell office:value-type="float" office:value="6.18607" calcext:value-type="float">
            <text:p>6,18607</text:p>
          </table:table-cell>
          <table:table-cell table:number-columns-repeated="2" office:value-type="float" office:value="6.14658" calcext:value-type="float">
            <text:p>6,14658</text:p>
          </table:table-cell>
          <table:table-cell office:value-type="float" office:value="6.14483" calcext:value-type="float">
            <text:p>6,14483</text:p>
          </table:table-cell>
          <table:table-cell office:value-type="float" office:value="6.14658" calcext:value-type="float">
            <text:p>6,14658</text:p>
          </table:table-cell>
          <table:table-cell office:value-type="float" office:value="6.13258" calcext:value-type="float">
            <text:p>6,13258</text:p>
          </table:table-cell>
          <table:table-cell office:value-type="float" office:value="6.14658" calcext:value-type="float">
            <text:p>6,14658</text:p>
          </table:table-cell>
        </table:table-row>
        <table:table-row table:style-name="ro1">
          <table:table-cell office:value-type="float" office:value="6.4314" calcext:value-type="float">
            <text:p>6,4314</text:p>
          </table:table-cell>
          <table:table-cell office:value-type="float" office:value="6.43139" calcext:value-type="float">
            <text:p>6,43139</text:p>
          </table:table-cell>
          <table:table-cell office:value-type="float" office:value="6.47513" calcext:value-type="float">
            <text:p>6,47513</text:p>
          </table:table-cell>
          <table:table-cell table:number-columns-repeated="2" office:value-type="float" office:value="6.4314" calcext:value-type="float">
            <text:p>6,4314</text:p>
          </table:table-cell>
          <table:table-cell office:value-type="float" office:value="6.42965" calcext:value-type="float">
            <text:p>6,42965</text:p>
          </table:table-cell>
          <table:table-cell office:value-type="float" office:value="6.4314" calcext:value-type="float">
            <text:p>6,4314</text:p>
          </table:table-cell>
          <table:table-cell office:value-type="float" office:value="6.42028" calcext:value-type="float">
            <text:p>6,42028</text:p>
          </table:table-cell>
          <table:table-cell office:value-type="float" office:value="6.4314" calcext:value-type="float">
            <text:p>6,4314</text:p>
          </table:table-cell>
        </table:table-row>
        <table:table-row table:style-name="ro1">
          <table:table-cell table:number-columns-repeated="2" office:value-type="float" office:value="6.69452" calcext:value-type="float">
            <text:p>6,69452</text:p>
          </table:table-cell>
          <table:table-cell office:value-type="float" office:value="6.74239" calcext:value-type="float">
            <text:p>6,74239</text:p>
          </table:table-cell>
          <table:table-cell table:number-columns-repeated="2" office:value-type="float" office:value="6.69452" calcext:value-type="float">
            <text:p>6,69452</text:p>
          </table:table-cell>
          <table:table-cell office:value-type="float" office:value="6.69277" calcext:value-type="float">
            <text:p>6,69277</text:p>
          </table:table-cell>
          <table:table-cell office:value-type="float" office:value="6.69452" calcext:value-type="float">
            <text:p>6,69452</text:p>
          </table:table-cell>
          <table:table-cell office:value-type="float" office:value="6.68637" calcext:value-type="float">
            <text:p>6,68637</text:p>
          </table:table-cell>
          <table:table-cell office:value-type="float" office:value="6.69452" calcext:value-type="float">
            <text:p>6,69452</text:p>
          </table:table-cell>
        </table:table-row>
        <table:table-row table:style-name="ro1">
          <table:table-cell table:number-columns-repeated="2" office:value-type="float" office:value="6.94642" calcext:value-type="float">
            <text:p>6,94642</text:p>
          </table:table-cell>
          <table:table-cell office:value-type="float" office:value="6.99843" calcext:value-type="float">
            <text:p>6,99843</text:p>
          </table:table-cell>
          <table:table-cell table:number-columns-repeated="2" office:value-type="float" office:value="6.94642" calcext:value-type="float">
            <text:p>6,94642</text:p>
          </table:table-cell>
          <table:table-cell office:value-type="float" office:value="6.94467" calcext:value-type="float">
            <text:p>6,94467</text:p>
          </table:table-cell>
          <table:table-cell office:value-type="float" office:value="6.94642" calcext:value-type="float">
            <text:p>6,94642</text:p>
          </table:table-cell>
          <table:table-cell office:value-type="float" office:value="6.94123" calcext:value-type="float">
            <text:p>6,94123</text:p>
          </table:table-cell>
          <table:table-cell office:value-type="float" office:value="6.94642" calcext:value-type="float">
            <text:p>6,94642</text:p>
          </table:table-cell>
        </table:table-row>
        <table:table-row table:style-name="ro1">
          <table:table-cell table:number-columns-repeated="2" office:value-type="float" office:value="6.68922" calcext:value-type="float">
            <text:p>6,68922</text:p>
          </table:table-cell>
          <table:table-cell office:value-type="float" office:value="6.74657" calcext:value-type="float">
            <text:p>6,74657</text:p>
          </table:table-cell>
          <table:table-cell table:number-columns-repeated="2" office:value-type="float" office:value="6.68922" calcext:value-type="float">
            <text:p>6,68922</text:p>
          </table:table-cell>
          <table:table-cell office:value-type="float" office:value="6.69227" calcext:value-type="float">
            <text:p>6,69227</text:p>
          </table:table-cell>
          <table:table-cell office:value-type="float" office:value="6.68922" calcext:value-type="float">
            <text:p>6,68922</text:p>
          </table:table-cell>
          <table:table-cell office:value-type="float" office:value="6.69821" calcext:value-type="float">
            <text:p>6,69821</text:p>
          </table:table-cell>
          <table:table-cell office:value-type="float" office:value="6.68922" calcext:value-type="float">
            <text:p>6,68922</text:p>
          </table:table-cell>
        </table:table-row>
        <table:table-row table:style-name="ro1">
          <table:table-cell table:number-columns-repeated="2" office:value-type="float" office:value="6.88708" calcext:value-type="float">
            <text:p>6,88708</text:p>
          </table:table-cell>
          <table:table-cell office:value-type="float" office:value="6.94815" calcext:value-type="float">
            <text:p>6,94815</text:p>
          </table:table-cell>
          <table:table-cell table:number-columns-repeated="2" office:value-type="float" office:value="6.88708" calcext:value-type="float">
            <text:p>6,88708</text:p>
          </table:table-cell>
          <table:table-cell office:value-type="float" office:value="6.89349" calcext:value-type="float">
            <text:p>6,89349</text:p>
          </table:table-cell>
          <table:table-cell office:value-type="float" office:value="6.88708" calcext:value-type="float">
            <text:p>6,88708</text:p>
          </table:table-cell>
          <table:table-cell office:value-type="float" office:value="6.90597" calcext:value-type="float">
            <text:p>6,90597</text:p>
          </table:table-cell>
          <table:table-cell office:value-type="float" office:value="6.88708" calcext:value-type="float">
            <text:p>6,88708</text:p>
          </table:table-cell>
        </table:table-row>
        <table:table-row table:style-name="ro1">
          <table:table-cell table:number-columns-repeated="2" office:value-type="float" office:value="7.10473" calcext:value-type="float">
            <text:p>7,10473</text:p>
          </table:table-cell>
          <table:table-cell office:value-type="float" office:value="7.16998" calcext:value-type="float">
            <text:p>7,16998</text:p>
          </table:table-cell>
          <table:table-cell table:number-columns-repeated="2" office:value-type="float" office:value="7.10473" calcext:value-type="float">
            <text:p>7,10473</text:p>
          </table:table-cell>
          <table:table-cell office:value-type="float" office:value="7.11483" calcext:value-type="float">
            <text:p>7,11483</text:p>
          </table:table-cell>
          <table:table-cell office:value-type="float" office:value="7.10473" calcext:value-type="float">
            <text:p>7,10473</text:p>
          </table:table-cell>
          <table:table-cell office:value-type="float" office:value="7.1345" calcext:value-type="float">
            <text:p>7,1345</text:p>
          </table:table-cell>
          <table:table-cell office:value-type="float" office:value="7.10473" calcext:value-type="float">
            <text:p>7,10473</text:p>
          </table:table-cell>
        </table:table-row>
        <table:table-row table:style-name="ro1">
          <table:table-cell table:number-columns-repeated="2" office:value-type="float" office:value="7.34415" calcext:value-type="float">
            <text:p>7,34415</text:p>
          </table:table-cell>
          <table:table-cell office:value-type="float" office:value="7.41411" calcext:value-type="float">
            <text:p>7,41411</text:p>
          </table:table-cell>
          <table:table-cell table:number-columns-repeated="2" office:value-type="float" office:value="7.34415" calcext:value-type="float">
            <text:p>7,34415</text:p>
          </table:table-cell>
          <table:table-cell office:value-type="float" office:value="7.3583" calcext:value-type="float">
            <text:p>7,3583</text:p>
          </table:table-cell>
          <table:table-cell office:value-type="float" office:value="7.34415" calcext:value-type="float">
            <text:p>7,34415</text:p>
          </table:table-cell>
          <table:table-cell office:value-type="float" office:value="7.38589" calcext:value-type="float">
            <text:p>7,38589</text:p>
          </table:table-cell>
          <table:table-cell office:value-type="float" office:value="7.34415" calcext:value-type="float">
            <text:p>7,34415</text:p>
          </table:table-cell>
        </table:table-row>
        <table:table-row table:style-name="ro1">
          <table:table-cell table:number-columns-repeated="2" office:value-type="float" office:value="7.60751" calcext:value-type="float">
            <text:p>7,60751</text:p>
          </table:table-cell>
          <table:table-cell office:value-type="float" office:value="7.68277" calcext:value-type="float">
            <text:p>7,68277</text:p>
          </table:table-cell>
          <table:table-cell table:number-columns-repeated="2" office:value-type="float" office:value="7.60751" calcext:value-type="float">
            <text:p>7,60751</text:p>
          </table:table-cell>
          <table:table-cell office:value-type="float" office:value="7.62612" calcext:value-type="float">
            <text:p>7,62612</text:p>
          </table:table-cell>
          <table:table-cell office:value-type="float" office:value="7.60751" calcext:value-type="float">
            <text:p>7,60751</text:p>
          </table:table-cell>
          <table:table-cell office:value-type="float" office:value="7.66242" calcext:value-type="float">
            <text:p>7,66242</text:p>
          </table:table-cell>
          <table:table-cell office:value-type="float" office:value="7.60751" calcext:value-type="float">
            <text:p>7,60751</text:p>
          </table:table-cell>
        </table:table-row>
        <table:table-row table:style-name="ro1">
          <table:table-cell table:number-columns-repeated="2" office:value-type="float" office:value="7.8972" calcext:value-type="float">
            <text:p>7,8972</text:p>
          </table:table-cell>
          <table:table-cell office:value-type="float" office:value="7.97842" calcext:value-type="float">
            <text:p>7,97842</text:p>
          </table:table-cell>
          <table:table-cell table:number-columns-repeated="2" office:value-type="float" office:value="7.8972" calcext:value-type="float">
            <text:p>7,8972</text:p>
          </table:table-cell>
          <table:table-cell office:value-type="float" office:value="7.92073" calcext:value-type="float">
            <text:p>7,92073</text:p>
          </table:table-cell>
          <table:table-cell office:value-type="float" office:value="7.8972" calcext:value-type="float">
            <text:p>7,8972</text:p>
          </table:table-cell>
          <table:table-cell office:value-type="float" office:value="7.9666" calcext:value-type="float">
            <text:p>7,9666</text:p>
          </table:table-cell>
          <table:table-cell office:value-type="float" office:value="7.8972" calcext:value-type="float">
            <text:p>7,8972</text:p>
          </table:table-cell>
        </table:table-row>
        <table:table-row table:style-name="ro1">
          <table:table-cell table:number-columns-repeated="2" office:value-type="float" office:value="8.21587" calcext:value-type="float">
            <text:p>8,21587</text:p>
          </table:table-cell>
          <table:table-cell office:value-type="float" office:value="8.30378" calcext:value-type="float">
            <text:p>8,30378</text:p>
          </table:table-cell>
          <table:table-cell table:number-columns-repeated="2" office:value-type="float" office:value="8.21587" calcext:value-type="float">
            <text:p>8,21587</text:p>
          </table:table-cell>
          <table:table-cell office:value-type="float" office:value="8.24479" calcext:value-type="float">
            <text:p>8,24479</text:p>
          </table:table-cell>
          <table:table-cell office:value-type="float" office:value="8.21587" calcext:value-type="float">
            <text:p>8,21587</text:p>
          </table:table-cell>
          <table:table-cell office:value-type="float" office:value="8.30119" calcext:value-type="float">
            <text:p>8,30119</text:p>
          </table:table-cell>
          <table:table-cell office:value-type="float" office:value="8.21587" calcext:value-type="float">
            <text:p>8,21587</text:p>
          </table:table-cell>
        </table:table-row>
        <table:table-row table:style-name="ro1">
          <table:table-cell table:number-columns-repeated="2" office:value-type="float" office:value="8.5664" calcext:value-type="float">
            <text:p>8,5664</text:p>
          </table:table-cell>
          <table:table-cell office:value-type="float" office:value="8.66182" calcext:value-type="float">
            <text:p>8,66182</text:p>
          </table:table-cell>
          <table:table-cell table:number-columns-repeated="2" office:value-type="float" office:value="8.5664" calcext:value-type="float">
            <text:p>8,5664</text:p>
          </table:table-cell>
          <table:table-cell office:value-type="float" office:value="8.60126" calcext:value-type="float">
            <text:p>8,60126</text:p>
          </table:table-cell>
          <table:table-cell office:value-type="float" office:value="8.5664" calcext:value-type="float">
            <text:p>8,5664</text:p>
          </table:table-cell>
          <table:table-cell office:value-type="float" office:value="8.66925" calcext:value-type="float">
            <text:p>8,66925</text:p>
          </table:table-cell>
          <table:table-cell office:value-type="float" office:value="8.5664" calcext:value-type="float">
            <text:p>8,5664</text:p>
          </table:table-cell>
        </table:table-row>
        <table:table-row table:style-name="ro1">
          <table:table-cell table:number-columns-repeated="2" office:value-type="float" office:value="8.95198" calcext:value-type="float">
            <text:p>8,95198</text:p>
          </table:table-cell>
          <table:table-cell office:value-type="float" office:value="9.05579" calcext:value-type="float">
            <text:p>9,05579</text:p>
          </table:table-cell>
          <table:table-cell table:number-columns-repeated="2" office:value-type="float" office:value="8.95198" calcext:value-type="float">
            <text:p>8,95198</text:p>
          </table:table-cell>
          <table:table-cell office:value-type="float" office:value="8.99338" calcext:value-type="float">
            <text:p>8,99338</text:p>
          </table:table-cell>
          <table:table-cell office:value-type="float" office:value="8.95198" calcext:value-type="float">
            <text:p>8,95198</text:p>
          </table:table-cell>
          <table:table-cell office:value-type="float" office:value="9.07411" calcext:value-type="float">
            <text:p>9,07411</text:p>
          </table:table-cell>
          <table:table-cell office:value-type="float" office:value="8.95198" calcext:value-type="float">
            <text:p>8,95198</text:p>
          </table:table-cell>
        </table:table-row>
        <table:table-row table:style-name="ro1">
          <table:table-cell table:number-columns-repeated="2" office:value-type="float" office:value="9.37612" calcext:value-type="float">
            <text:p>9,37612</text:p>
          </table:table-cell>
          <table:table-cell office:value-type="float" office:value="9.48926" calcext:value-type="float">
            <text:p>9,48926</text:p>
          </table:table-cell>
          <table:table-cell table:number-columns-repeated="2" office:value-type="float" office:value="9.37612" calcext:value-type="float">
            <text:p>9,37612</text:p>
          </table:table-cell>
          <table:table-cell office:value-type="float" office:value="9.42471" calcext:value-type="float">
            <text:p>9,42471</text:p>
          </table:table-cell>
          <table:table-cell office:value-type="float" office:value="9.37612" calcext:value-type="float">
            <text:p>9,37612</text:p>
          </table:table-cell>
          <table:table-cell office:value-type="float" office:value="9.51946" calcext:value-type="float">
            <text:p>9,51946</text:p>
          </table:table-cell>
          <table:table-cell office:value-type="float" office:value="9.37612" calcext:value-type="float">
            <text:p>9,37612</text:p>
          </table:table-cell>
        </table:table-row>
        <table:table-row table:style-name="ro1">
          <table:table-cell table:number-columns-repeated="2" office:value-type="float" office:value="9.84267" calcext:value-type="float">
            <text:p>9,84267</text:p>
          </table:table-cell>
          <table:table-cell office:value-type="float" office:value="9.96616" calcext:value-type="float">
            <text:p>9,96616</text:p>
          </table:table-cell>
          <table:table-cell table:number-columns-repeated="2" office:value-type="float" office:value="9.84267" calcext:value-type="float">
            <text:p>9,84267</text:p>
          </table:table-cell>
          <table:table-cell office:value-type="float" office:value="9.89917" calcext:value-type="float">
            <text:p>9,89917</text:p>
          </table:table-cell>
          <table:table-cell office:value-type="float" office:value="9.84267" calcext:value-type="float">
            <text:p>9,84267</text:p>
          </table:table-cell>
          <table:table-cell office:value-type="float" office:value="10.0093" calcext:value-type="float">
            <text:p>10,0093</text:p>
          </table:table-cell>
          <table:table-cell office:value-type="float" office:value="9.84267" calcext:value-type="float">
            <text:p>9,84267</text:p>
          </table:table-cell>
        </table:table-row>
        <table:table-row table:style-name="ro1">
          <table:table-cell table:number-columns-repeated="9" office:value-type="string" calcext:value-type="string">
            <text:p>SPANWISE SECTION: 1</text:p>
          </table:table-cell>
        </table:table-row>
        <table:table-row table:style-name="ro1">
          <table:table-cell table:number-columns-repeated="9" office:value-type="string" calcext:value-type="string">
            <text:p>Streamwise Coordinate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8.88178E-016" calcext:value-type="float">
            <text:p>-8,88178E-16</text:p>
          </table:table-cell>
        </table:table-row>
        <table:table-row table:style-name="ro1">
          <table:table-cell table:number-columns-repeated="4" office:value-type="float" office:value="1.04975" calcext:value-type="float">
            <text:p>1,04975</text:p>
          </table:table-cell>
          <table:table-cell office:value-type="float" office:value="1.04977" calcext:value-type="float">
            <text:p>1,04977</text:p>
          </table:table-cell>
          <table:table-cell table:number-columns-repeated="4" office:value-type="float" office:value="1.04975" calcext:value-type="float">
            <text:p>1,04975</text:p>
          </table:table-cell>
        </table:table-row>
        <table:table-row table:style-name="ro1">
          <table:table-cell table:number-columns-repeated="4" office:value-type="float" office:value="2.00407" calcext:value-type="float">
            <text:p>2,00407</text:p>
          </table:table-cell>
          <table:table-cell office:value-type="float" office:value="2.0041" calcext:value-type="float">
            <text:p>2,0041</text:p>
          </table:table-cell>
          <table:table-cell table:number-columns-repeated="4" office:value-type="float" office:value="2.00407" calcext:value-type="float">
            <text:p>2,00407</text:p>
          </table:table-cell>
        </table:table-row>
        <table:table-row table:style-name="ro1">
          <table:table-cell table:number-columns-repeated="4" office:value-type="float" office:value="2.87163" calcext:value-type="float">
            <text:p>2,87163</text:p>
          </table:table-cell>
          <table:table-cell office:value-type="float" office:value="2.87168" calcext:value-type="float">
            <text:p>2,87168</text:p>
          </table:table-cell>
          <table:table-cell table:number-columns-repeated="4" office:value-type="float" office:value="2.87163" calcext:value-type="float">
            <text:p>2,87163</text:p>
          </table:table-cell>
        </table:table-row>
        <table:table-row table:style-name="ro1">
          <table:table-cell table:number-columns-repeated="4" office:value-type="float" office:value="3.66032" calcext:value-type="float">
            <text:p>3,66032</text:p>
          </table:table-cell>
          <table:table-cell office:value-type="float" office:value="3.66039" calcext:value-type="float">
            <text:p>3,66039</text:p>
          </table:table-cell>
          <table:table-cell table:number-columns-repeated="4" office:value-type="float" office:value="3.66032" calcext:value-type="float">
            <text:p>3,66032</text:p>
          </table:table-cell>
        </table:table-row>
        <table:table-row table:style-name="ro1">
          <table:table-cell table:number-columns-repeated="4" office:value-type="float" office:value="4.37731" calcext:value-type="float">
            <text:p>4,37731</text:p>
          </table:table-cell>
          <table:table-cell office:value-type="float" office:value="4.37739" calcext:value-type="float">
            <text:p>4,37739</text:p>
          </table:table-cell>
          <table:table-cell table:number-columns-repeated="4" office:value-type="float" office:value="4.37731" calcext:value-type="float">
            <text:p>4,37731</text:p>
          </table:table-cell>
        </table:table-row>
        <table:table-row table:style-name="ro1">
          <table:table-cell table:number-columns-repeated="4" office:value-type="float" office:value="5.02912" calcext:value-type="float">
            <text:p>5,02912</text:p>
          </table:table-cell>
          <table:table-cell office:value-type="float" office:value="5.02921" calcext:value-type="float">
            <text:p>5,02921</text:p>
          </table:table-cell>
          <table:table-cell table:number-columns-repeated="4" office:value-type="float" office:value="5.02912" calcext:value-type="float">
            <text:p>5,02912</text:p>
          </table:table-cell>
        </table:table-row>
        <table:table-row table:style-name="ro1">
          <table:table-cell table:number-columns-repeated="4" office:value-type="float" office:value="5.62168" calcext:value-type="float">
            <text:p>5,62168</text:p>
          </table:table-cell>
          <table:table-cell office:value-type="float" office:value="5.62178" calcext:value-type="float">
            <text:p>5,62178</text:p>
          </table:table-cell>
          <table:table-cell table:number-columns-repeated="4" office:value-type="float" office:value="5.62168" calcext:value-type="float">
            <text:p>5,62168</text:p>
          </table:table-cell>
        </table:table-row>
        <table:table-row table:style-name="ro1">
          <table:table-cell table:number-columns-repeated="4" office:value-type="float" office:value="6.16036" calcext:value-type="float">
            <text:p>6,16036</text:p>
          </table:table-cell>
          <table:table-cell office:value-type="float" office:value="6.16048" calcext:value-type="float">
            <text:p>6,16048</text:p>
          </table:table-cell>
          <table:table-cell table:number-columns-repeated="4" office:value-type="float" office:value="6.16036" calcext:value-type="float">
            <text:p>6,16036</text:p>
          </table:table-cell>
        </table:table-row>
        <table:table-row table:style-name="ro1">
          <table:table-cell table:number-columns-repeated="4" office:value-type="float" office:value="6.65008" calcext:value-type="float">
            <text:p>6,65008</text:p>
          </table:table-cell>
          <table:table-cell office:value-type="float" office:value="6.6502" calcext:value-type="float">
            <text:p>6,6502</text:p>
          </table:table-cell>
          <table:table-cell table:number-columns-repeated="4" office:value-type="float" office:value="6.65008" calcext:value-type="float">
            <text:p>6,65008</text:p>
          </table:table-cell>
        </table:table-row>
        <table:table-row table:style-name="ro1">
          <table:table-cell table:number-columns-repeated="4" office:value-type="float" office:value="7.09528" calcext:value-type="float">
            <text:p>7,09528</text:p>
          </table:table-cell>
          <table:table-cell office:value-type="float" office:value="7.09541" calcext:value-type="float">
            <text:p>7,09541</text:p>
          </table:table-cell>
          <table:table-cell table:number-columns-repeated="4" office:value-type="float" office:value="7.09528" calcext:value-type="float">
            <text:p>7,09528</text:p>
          </table:table-cell>
        </table:table-row>
        <table:table-row table:style-name="ro1">
          <table:table-cell table:number-columns-repeated="4" office:value-type="float" office:value="7.71437" calcext:value-type="float">
            <text:p>7,71437</text:p>
          </table:table-cell>
          <table:table-cell office:value-type="float" office:value="7.71446" calcext:value-type="float">
            <text:p>7,71446</text:p>
          </table:table-cell>
          <table:table-cell office:value-type="float" office:value="7.71437" calcext:value-type="float">
            <text:p>7,71437</text:p>
          </table:table-cell>
          <table:table-cell office:value-type="float" office:value="7.71324" calcext:value-type="float">
            <text:p>7,71324</text:p>
          </table:table-cell>
          <table:table-cell office:value-type="float" office:value="7.71437" calcext:value-type="float">
            <text:p>7,71437</text:p>
          </table:table-cell>
          <table:table-cell office:value-type="float" office:value="7.71602" calcext:value-type="float">
            <text:p>7,71602</text:p>
          </table:table-cell>
        </table:table-row>
        <table:table-row table:style-name="ro1">
          <table:table-cell table:number-columns-repeated="4" office:value-type="float" office:value="8.09222" calcext:value-type="float">
            <text:p>8,09222</text:p>
          </table:table-cell>
          <table:table-cell office:value-type="float" office:value="8.09277" calcext:value-type="float">
            <text:p>8,09277</text:p>
          </table:table-cell>
          <table:table-cell office:value-type="float" office:value="8.09222" calcext:value-type="float">
            <text:p>8,09222</text:p>
          </table:table-cell>
          <table:table-cell office:value-type="float" office:value="8.09864" calcext:value-type="float">
            <text:p>8,09864</text:p>
          </table:table-cell>
          <table:table-cell office:value-type="float" office:value="8.09222" calcext:value-type="float">
            <text:p>8,09222</text:p>
          </table:table-cell>
          <table:table-cell office:value-type="float" office:value="8.08562" calcext:value-type="float">
            <text:p>8,08562</text:p>
          </table:table-cell>
        </table:table-row>
        <table:table-row table:style-name="ro1">
          <table:table-cell table:number-columns-repeated="4" office:value-type="float" office:value="8.48691" calcext:value-type="float">
            <text:p>8,48691</text:p>
          </table:table-cell>
          <table:table-cell office:value-type="float" office:value="8.48794" calcext:value-type="float">
            <text:p>8,48794</text:p>
          </table:table-cell>
          <table:table-cell office:value-type="float" office:value="8.48691" calcext:value-type="float">
            <text:p>8,48691</text:p>
          </table:table-cell>
          <table:table-cell office:value-type="float" office:value="8.50122" calcext:value-type="float">
            <text:p>8,50122</text:p>
          </table:table-cell>
          <table:table-cell office:value-type="float" office:value="8.48691" calcext:value-type="float">
            <text:p>8,48691</text:p>
          </table:table-cell>
          <table:table-cell office:value-type="float" office:value="8.47174" calcext:value-type="float">
            <text:p>8,47174</text:p>
          </table:table-cell>
        </table:table-row>
        <table:table-row table:style-name="ro1">
          <table:table-cell table:number-columns-repeated="4" office:value-type="float" office:value="8.91414" calcext:value-type="float">
            <text:p>8,91414</text:p>
          </table:table-cell>
          <table:table-cell office:value-type="float" office:value="8.91568" calcext:value-type="float">
            <text:p>8,91568</text:p>
          </table:table-cell>
          <table:table-cell office:value-type="float" office:value="8.91414" calcext:value-type="float">
            <text:p>8,91414</text:p>
          </table:table-cell>
          <table:table-cell office:value-type="float" office:value="8.93699" calcext:value-type="float">
            <text:p>8,93699</text:p>
          </table:table-cell>
          <table:table-cell office:value-type="float" office:value="8.91414" calcext:value-type="float">
            <text:p>8,91414</text:p>
          </table:table-cell>
          <table:table-cell office:value-type="float" office:value="8.88979" calcext:value-type="float">
            <text:p>8,88979</text:p>
          </table:table-cell>
        </table:table-row>
        <table:table-row table:style-name="ro1">
          <table:table-cell table:number-columns-repeated="4" office:value-type="float" office:value="9.38738" calcext:value-type="float">
            <text:p>9,38738</text:p>
          </table:table-cell>
          <table:table-cell office:value-type="float" office:value="9.38948" calcext:value-type="float">
            <text:p>9,38948</text:p>
          </table:table-cell>
          <table:table-cell office:value-type="float" office:value="9.38738" calcext:value-type="float">
            <text:p>9,38738</text:p>
          </table:table-cell>
          <table:table-cell office:value-type="float" office:value="9.4197" calcext:value-type="float">
            <text:p>9,4197</text:p>
          </table:table-cell>
          <table:table-cell office:value-type="float" office:value="9.38738" calcext:value-type="float">
            <text:p>9,38738</text:p>
          </table:table-cell>
          <table:table-cell office:value-type="float" office:value="9.35305" calcext:value-type="float">
            <text:p>9,35305</text:p>
          </table:table-cell>
        </table:table-row>
        <table:table-row table:style-name="ro1">
          <table:table-cell table:number-columns-repeated="4" office:value-type="float" office:value="9.91698" calcext:value-type="float">
            <text:p>9,91698</text:p>
          </table:table-cell>
          <table:table-cell office:value-type="float" office:value="9.91969" calcext:value-type="float">
            <text:p>9,91969</text:p>
          </table:table-cell>
          <table:table-cell office:value-type="float" office:value="9.91698" calcext:value-type="float">
            <text:p>9,91698</text:p>
          </table:table-cell>
          <table:table-cell office:value-type="float" office:value="9.9599" calcext:value-type="float">
            <text:p>9,9599</text:p>
          </table:table-cell>
          <table:table-cell office:value-type="float" office:value="9.91698" calcext:value-type="float">
            <text:p>9,91698</text:p>
          </table:table-cell>
          <table:table-cell office:value-type="float" office:value="9.87181" calcext:value-type="float">
            <text:p>9,87181</text:p>
          </table:table-cell>
        </table:table-row>
        <table:table-row table:style-name="ro1">
          <table:table-cell table:number-columns-repeated="4" office:value-type="float" office:value="10.5094" calcext:value-type="float">
            <text:p>10,5094</text:p>
          </table:table-cell>
          <table:table-cell office:value-type="float" office:value="10.5128" calcext:value-type="float">
            <text:p>10,5128</text:p>
          </table:table-cell>
          <table:table-cell office:value-type="float" office:value="10.5094" calcext:value-type="float">
            <text:p>10,5094</text:p>
          </table:table-cell>
          <table:table-cell office:value-type="float" office:value="10.5642" calcext:value-type="float">
            <text:p>10,5642</text:p>
          </table:table-cell>
          <table:table-cell office:value-type="float" office:value="10.5094" calcext:value-type="float">
            <text:p>10,5094</text:p>
          </table:table-cell>
          <table:table-cell office:value-type="float" office:value="10.4527" calcext:value-type="float">
            <text:p>10,4527</text:p>
          </table:table-cell>
        </table:table-row>
        <table:table-row table:style-name="ro1">
          <table:table-cell table:number-columns-repeated="4" office:value-type="float" office:value="11.167" calcext:value-type="float">
            <text:p>11,167</text:p>
          </table:table-cell>
          <table:table-cell office:value-type="float" office:value="11.171" calcext:value-type="float">
            <text:p>11,171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2349" calcext:value-type="float">
            <text:p>11,2349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0982" calcext:value-type="float">
            <text:p>11,0982</text:p>
          </table:table-cell>
        </table:table-row>
        <table:table-row table:style-name="ro1">
          <table:table-cell table:number-columns-repeated="4" office:value-type="float" office:value="11.8874" calcext:value-type="float">
            <text:p>11,8874</text:p>
          </table:table-cell>
          <table:table-cell office:value-type="float" office:value="11.8921" calcext:value-type="float">
            <text:p>11,8921</text:p>
          </table:table-cell>
          <table:table-cell office:value-type="float" office:value="11.8874" calcext:value-type="float">
            <text:p>11,8874</text:p>
          </table:table-cell>
          <table:table-cell office:value-type="float" office:value="11.9697" calcext:value-type="float">
            <text:p>11,9697</text:p>
          </table:table-cell>
          <table:table-cell office:value-type="float" office:value="11.8874" calcext:value-type="float">
            <text:p>11,8874</text:p>
          </table:table-cell>
          <table:table-cell office:value-type="float" office:value="11.8067" calcext:value-type="float">
            <text:p>11,8067</text:p>
          </table:table-cell>
        </table:table-row>
        <table:table-row table:style-name="ro1">
          <table:table-cell table:number-columns-repeated="4" office:value-type="float" office:value="12.6641" calcext:value-type="float">
            <text:p>12,6641</text:p>
          </table:table-cell>
          <table:table-cell office:value-type="float" office:value="12.6694" calcext:value-type="float">
            <text:p>12,6694</text:p>
          </table:table-cell>
          <table:table-cell office:value-type="float" office:value="12.6641" calcext:value-type="float">
            <text:p>12,6641</text:p>
          </table:table-cell>
          <table:table-cell office:value-type="float" office:value="12.762" calcext:value-type="float">
            <text:p>12,762</text:p>
          </table:table-cell>
          <table:table-cell office:value-type="float" office:value="12.6641" calcext:value-type="float">
            <text:p>12,6641</text:p>
          </table:table-cell>
          <table:table-cell office:value-type="float" office:value="12.5724" calcext:value-type="float">
            <text:p>12,5724</text:p>
          </table:table-cell>
        </table:table-row>
        <table:table-row table:style-name="ro1">
          <table:table-cell table:number-columns-repeated="4" office:value-type="float" office:value="13.4869" calcext:value-type="float">
            <text:p>13,4869</text:p>
          </table:table-cell>
          <table:table-cell office:value-type="float" office:value="13.4927" calcext:value-type="float">
            <text:p>13,4927</text:p>
          </table:table-cell>
          <table:table-cell office:value-type="float" office:value="13.4869" calcext:value-type="float">
            <text:p>13,4869</text:p>
          </table:table-cell>
          <table:table-cell office:value-type="float" office:value="13.6012" calcext:value-type="float">
            <text:p>13,6012</text:p>
          </table:table-cell>
          <table:table-cell office:value-type="float" office:value="13.4869" calcext:value-type="float">
            <text:p>13,4869</text:p>
          </table:table-cell>
          <table:table-cell office:value-type="float" office:value="13.3859" calcext:value-type="float">
            <text:p>13,3859</text:p>
          </table:table-cell>
        </table:table-row>
        <table:table-row table:style-name="ro1">
          <table:table-cell table:number-columns-repeated="4" office:value-type="float" office:value="14.3422" calcext:value-type="float">
            <text:p>14,3422</text:p>
          </table:table-cell>
          <table:table-cell office:value-type="float" office:value="14.3484" calcext:value-type="float">
            <text:p>14,3484</text:p>
          </table:table-cell>
          <table:table-cell office:value-type="float" office:value="14.3422" calcext:value-type="float">
            <text:p>14,3422</text:p>
          </table:table-cell>
          <table:table-cell office:value-type="float" office:value="14.4736" calcext:value-type="float">
            <text:p>14,4736</text:p>
          </table:table-cell>
          <table:table-cell office:value-type="float" office:value="14.3422" calcext:value-type="float">
            <text:p>14,3422</text:p>
          </table:table-cell>
          <table:table-cell office:value-type="float" office:value="14.2348" calcext:value-type="float">
            <text:p>14,2348</text:p>
          </table:table-cell>
        </table:table-row>
        <table:table-row table:style-name="ro1">
          <table:table-cell table:number-columns-repeated="4" office:value-type="float" office:value="15.2144" calcext:value-type="float">
            <text:p>15,2144</text:p>
          </table:table-cell>
          <table:table-cell office:value-type="float" office:value="15.2207" calcext:value-type="float">
            <text:p>15,2207</text:p>
          </table:table-cell>
          <table:table-cell office:value-type="float" office:value="15.2144" calcext:value-type="float">
            <text:p>15,2144</text:p>
          </table:table-cell>
          <table:table-cell office:value-type="float" office:value="15.3632" calcext:value-type="float">
            <text:p>15,3632</text:p>
          </table:table-cell>
          <table:table-cell office:value-type="float" office:value="15.2144" calcext:value-type="float">
            <text:p>15,2144</text:p>
          </table:table-cell>
          <table:table-cell office:value-type="float" office:value="15.1041" calcext:value-type="float">
            <text:p>15,1041</text:p>
          </table:table-cell>
        </table:table-row>
        <table:table-row table:style-name="ro1">
          <table:table-cell table:number-columns-repeated="4" office:value-type="float" office:value="16.0865" calcext:value-type="float">
            <text:p>16,0865</text:p>
          </table:table-cell>
          <table:table-cell office:value-type="float" office:value="16.0927" calcext:value-type="float">
            <text:p>16,0927</text:p>
          </table:table-cell>
          <table:table-cell office:value-type="float" office:value="16.0865" calcext:value-type="float">
            <text:p>16,0865</text:p>
          </table:table-cell>
          <table:table-cell office:value-type="float" office:value="16.2528" calcext:value-type="float">
            <text:p>16,2528</text:p>
          </table:table-cell>
          <table:table-cell office:value-type="float" office:value="16.0865" calcext:value-type="float">
            <text:p>16,0865</text:p>
          </table:table-cell>
          <table:table-cell office:value-type="float" office:value="15.9777" calcext:value-type="float">
            <text:p>15,9777</text:p>
          </table:table-cell>
        </table:table-row>
        <table:table-row table:style-name="ro1">
          <table:table-cell table:number-columns-repeated="4" office:value-type="float" office:value="16.9418" calcext:value-type="float">
            <text:p>16,9418</text:p>
          </table:table-cell>
          <table:table-cell office:value-type="float" office:value="16.9477" calcext:value-type="float">
            <text:p>16,9477</text:p>
          </table:table-cell>
          <table:table-cell office:value-type="float" office:value="16.9418" calcext:value-type="float">
            <text:p>16,9418</text:p>
          </table:table-cell>
          <table:table-cell office:value-type="float" office:value="17.1253" calcext:value-type="float">
            <text:p>17,1253</text:p>
          </table:table-cell>
          <table:table-cell office:value-type="float" office:value="16.9418" calcext:value-type="float">
            <text:p>16,9418</text:p>
          </table:table-cell>
          <table:table-cell office:value-type="float" office:value="16.8384" calcext:value-type="float">
            <text:p>16,8384</text:p>
          </table:table-cell>
        </table:table-row>
        <table:table-row table:style-name="ro1">
          <table:table-cell table:number-columns-repeated="4" office:value-type="float" office:value="17.7646" calcext:value-type="float">
            <text:p>17,7646</text:p>
          </table:table-cell>
          <table:table-cell office:value-type="float" office:value="17.7701" calcext:value-type="float">
            <text:p>17,7701</text:p>
          </table:table-cell>
          <table:table-cell office:value-type="float" office:value="17.7646" calcext:value-type="float">
            <text:p>17,7646</text:p>
          </table:table-cell>
          <table:table-cell office:value-type="float" office:value="17.9645" calcext:value-type="float">
            <text:p>17,9645</text:p>
          </table:table-cell>
          <table:table-cell office:value-type="float" office:value="17.7646" calcext:value-type="float">
            <text:p>17,7646</text:p>
          </table:table-cell>
          <table:table-cell office:value-type="float" office:value="17.6696" calcext:value-type="float">
            <text:p>17,6696</text:p>
          </table:table-cell>
        </table:table-row>
        <table:table-row table:style-name="ro1">
          <table:table-cell table:number-columns-repeated="4" office:value-type="float" office:value="18.5414" calcext:value-type="float">
            <text:p>18,5414</text:p>
          </table:table-cell>
          <table:table-cell office:value-type="float" office:value="18.5463" calcext:value-type="float">
            <text:p>18,5463</text:p>
          </table:table-cell>
          <table:table-cell office:value-type="float" office:value="18.5414" calcext:value-type="float">
            <text:p>18,5414</text:p>
          </table:table-cell>
          <table:table-cell office:value-type="float" office:value="18.7568" calcext:value-type="float">
            <text:p>18,7568</text:p>
          </table:table-cell>
          <table:table-cell office:value-type="float" office:value="18.5414" calcext:value-type="float">
            <text:p>18,5414</text:p>
          </table:table-cell>
          <table:table-cell office:value-type="float" office:value="18.4569" calcext:value-type="float">
            <text:p>18,4569</text:p>
          </table:table-cell>
        </table:table-row>
        <table:table-row table:style-name="ro1">
          <table:table-cell table:number-columns-repeated="4" office:value-type="float" office:value="19.2618" calcext:value-type="float">
            <text:p>19,2618</text:p>
          </table:table-cell>
          <table:table-cell office:value-type="float" office:value="19.266" calcext:value-type="float">
            <text:p>19,266</text:p>
          </table:table-cell>
          <table:table-cell office:value-type="float" office:value="19.2618" calcext:value-type="float">
            <text:p>19,2618</text:p>
          </table:table-cell>
          <table:table-cell office:value-type="float" office:value="19.4916" calcext:value-type="float">
            <text:p>19,4916</text:p>
          </table:table-cell>
          <table:table-cell office:value-type="float" office:value="19.2618" calcext:value-type="float">
            <text:p>19,2618</text:p>
          </table:table-cell>
          <table:table-cell office:value-type="float" office:value="19.1889" calcext:value-type="float">
            <text:p>19,1889</text:p>
          </table:table-cell>
        </table:table-row>
        <table:table-row table:style-name="ro1">
          <table:table-cell table:number-columns-repeated="4" office:value-type="float" office:value="19.9193" calcext:value-type="float">
            <text:p>19,9193</text:p>
          </table:table-cell>
          <table:table-cell office:value-type="float" office:value="19.9229" calcext:value-type="float">
            <text:p>19,9229</text:p>
          </table:table-cell>
          <table:table-cell office:value-type="float" office:value="19.9193" calcext:value-type="float">
            <text:p>19,9193</text:p>
          </table:table-cell>
          <table:table-cell office:value-type="float" office:value="20.1623" calcext:value-type="float">
            <text:p>20,1623</text:p>
          </table:table-cell>
          <table:table-cell office:value-type="float" office:value="19.9193" calcext:value-type="float">
            <text:p>19,9193</text:p>
          </table:table-cell>
          <table:table-cell office:value-type="float" office:value="19.8584" calcext:value-type="float">
            <text:p>19,8584</text:p>
          </table:table-cell>
        </table:table-row>
        <table:table-row table:style-name="ro1">
          <table:table-cell table:number-columns-repeated="4" office:value-type="float" office:value="20.5118" calcext:value-type="float">
            <text:p>20,5118</text:p>
          </table:table-cell>
          <table:table-cell office:value-type="float" office:value="20.5148" calcext:value-type="float">
            <text:p>20,5148</text:p>
          </table:table-cell>
          <table:table-cell office:value-type="float" office:value="20.5118" calcext:value-type="float">
            <text:p>20,5118</text:p>
          </table:table-cell>
          <table:table-cell office:value-type="float" office:value="20.7666" calcext:value-type="float">
            <text:p>20,7666</text:p>
          </table:table-cell>
          <table:table-cell office:value-type="float" office:value="20.5118" calcext:value-type="float">
            <text:p>20,5118</text:p>
          </table:table-cell>
          <table:table-cell office:value-type="float" office:value="20.4624" calcext:value-type="float">
            <text:p>20,4624</text:p>
          </table:table-cell>
        </table:table-row>
        <table:table-row table:style-name="ro1">
          <table:table-cell table:number-columns-repeated="4" office:value-type="float" office:value="21.0414" calcext:value-type="float">
            <text:p>21,0414</text:p>
          </table:table-cell>
          <table:table-cell office:value-type="float" office:value="21.0438" calcext:value-type="float">
            <text:p>21,0438</text:p>
          </table:table-cell>
          <table:table-cell office:value-type="float" office:value="21.0414" calcext:value-type="float">
            <text:p>21,0414</text:p>
          </table:table-cell>
          <table:table-cell office:value-type="float" office:value="21.3068" calcext:value-type="float">
            <text:p>21,3068</text:p>
          </table:table-cell>
          <table:table-cell office:value-type="float" office:value="21.0414" calcext:value-type="float">
            <text:p>21,0414</text:p>
          </table:table-cell>
          <table:table-cell office:value-type="float" office:value="21.003" calcext:value-type="float">
            <text:p>21,003</text:p>
          </table:table-cell>
        </table:table-row>
        <table:table-row table:style-name="ro1">
          <table:table-cell table:number-columns-repeated="4" office:value-type="float" office:value="21.5146" calcext:value-type="float">
            <text:p>21,5146</text:p>
          </table:table-cell>
          <table:table-cell office:value-type="float" office:value="21.5165" calcext:value-type="float">
            <text:p>21,5165</text:p>
          </table:table-cell>
          <table:table-cell office:value-type="float" office:value="21.5146" calcext:value-type="float">
            <text:p>21,5146</text:p>
          </table:table-cell>
          <table:table-cell office:value-type="float" office:value="21.7895" calcext:value-type="float">
            <text:p>21,7895</text:p>
          </table:table-cell>
          <table:table-cell office:value-type="float" office:value="21.5146" calcext:value-type="float">
            <text:p>21,5146</text:p>
          </table:table-cell>
          <table:table-cell office:value-type="float" office:value="21.4864" calcext:value-type="float">
            <text:p>21,4864</text:p>
          </table:table-cell>
        </table:table-row>
        <table:table-row table:style-name="ro1">
          <table:table-cell table:number-columns-repeated="4" office:value-type="float" office:value="21.9418" calcext:value-type="float">
            <text:p>21,9418</text:p>
          </table:table-cell>
          <table:table-cell office:value-type="float" office:value="21.9433" calcext:value-type="float">
            <text:p>21,9433</text:p>
          </table:table-cell>
          <table:table-cell office:value-type="float" office:value="21.9418" calcext:value-type="float">
            <text:p>21,9418</text:p>
          </table:table-cell>
          <table:table-cell office:value-type="float" office:value="22.2253" calcext:value-type="float">
            <text:p>22,2253</text:p>
          </table:table-cell>
          <table:table-cell office:value-type="float" office:value="21.9418" calcext:value-type="float">
            <text:p>21,9418</text:p>
          </table:table-cell>
          <table:table-cell office:value-type="float" office:value="21.9229" calcext:value-type="float">
            <text:p>21,9229</text:p>
          </table:table-cell>
        </table:table-row>
        <table:table-row table:style-name="ro1">
          <table:table-cell table:number-columns-repeated="4" office:value-type="float" office:value="22.3365" calcext:value-type="float">
            <text:p>22,3365</text:p>
          </table:table-cell>
          <table:table-cell office:value-type="float" office:value="22.3375" calcext:value-type="float">
            <text:p>22,3375</text:p>
          </table:table-cell>
          <table:table-cell office:value-type="float" office:value="22.3365" calcext:value-type="float">
            <text:p>22,3365</text:p>
          </table:table-cell>
          <table:table-cell office:value-type="float" office:value="22.6278" calcext:value-type="float">
            <text:p>22,6278</text:p>
          </table:table-cell>
          <table:table-cell office:value-type="float" office:value="22.3365" calcext:value-type="float">
            <text:p>22,3365</text:p>
          </table:table-cell>
          <table:table-cell office:value-type="float" office:value="22.3264" calcext:value-type="float">
            <text:p>22,3264</text:p>
          </table:table-cell>
        </table:table-row>
        <table:table-row table:style-name="ro1">
          <table:table-cell table:number-columns-repeated="4" office:value-type="float" office:value="22.7144" calcext:value-type="float">
            <text:p>22,7144</text:p>
          </table:table-cell>
          <table:table-cell office:value-type="float" office:value="22.7149" calcext:value-type="float">
            <text:p>22,7149</text:p>
          </table:table-cell>
          <table:table-cell office:value-type="float" office:value="22.7144" calcext:value-type="float">
            <text:p>22,7144</text:p>
          </table:table-cell>
          <table:table-cell office:value-type="float" office:value="23.0132" calcext:value-type="float">
            <text:p>23,0132</text:p>
          </table:table-cell>
          <table:table-cell office:value-type="float" office:value="22.7144" calcext:value-type="float">
            <text:p>22,7144</text:p>
          </table:table-cell>
          <table:table-cell office:value-type="float" office:value="22.7126" calcext:value-type="float">
            <text:p>22,7126</text:p>
          </table:table-cell>
        </table:table-row>
        <table:table-row table:style-name="ro1">
          <table:table-cell table:number-columns-repeated="4" office:value-type="float" office:value="22.9047" calcext:value-type="float">
            <text:p>22,9047</text:p>
          </table:table-cell>
          <table:table-cell office:value-type="float" office:value="22.9051" calcext:value-type="float">
            <text:p>22,9051</text:p>
          </table:table-cell>
          <table:table-cell office:value-type="float" office:value="22.9047" calcext:value-type="float">
            <text:p>22,9047</text:p>
          </table:table-cell>
          <table:table-cell office:value-type="float" office:value="23.1885" calcext:value-type="float">
            <text:p>23,1885</text:p>
          </table:table-cell>
          <table:table-cell table:number-columns-repeated="2" office:value-type="float" office:value="22.9047" calcext:value-type="float">
            <text:p>22,9047</text:p>
          </table:table-cell>
        </table:table-row>
        <table:table-row table:style-name="ro1">
          <table:table-cell table:number-columns-repeated="4" office:value-type="float" office:value="23.3499" calcext:value-type="float">
            <text:p>23,3499</text:p>
          </table:table-cell>
          <table:table-cell office:value-type="float" office:value="23.3503" calcext:value-type="float">
            <text:p>23,3503</text:p>
          </table:table-cell>
          <table:table-cell office:value-type="float" office:value="23.3499" calcext:value-type="float">
            <text:p>23,3499</text:p>
          </table:table-cell>
          <table:table-cell office:value-type="float" office:value="23.6159" calcext:value-type="float">
            <text:p>23,6159</text:p>
          </table:table-cell>
          <table:table-cell table:number-columns-repeated="2" office:value-type="float" office:value="23.3499" calcext:value-type="float">
            <text:p>23,3499</text:p>
          </table:table-cell>
        </table:table-row>
        <table:table-row table:style-name="ro1">
          <table:table-cell table:number-columns-repeated="4" office:value-type="float" office:value="23.8396" calcext:value-type="float">
            <text:p>23,8396</text:p>
          </table:table-cell>
          <table:table-cell office:value-type="float" office:value="23.8401" calcext:value-type="float">
            <text:p>23,8401</text:p>
          </table:table-cell>
          <table:table-cell office:value-type="float" office:value="23.8396" calcext:value-type="float">
            <text:p>23,8396</text:p>
          </table:table-cell>
          <table:table-cell office:value-type="float" office:value="24.086" calcext:value-type="float">
            <text:p>24,086</text:p>
          </table:table-cell>
          <table:table-cell table:number-columns-repeated="2" office:value-type="float" office:value="23.8396" calcext:value-type="float">
            <text:p>23,8396</text:p>
          </table:table-cell>
        </table:table-row>
        <table:table-row table:style-name="ro1">
          <table:table-cell table:number-columns-repeated="4" office:value-type="float" office:value="24.3783" calcext:value-type="float">
            <text:p>24,3783</text:p>
          </table:table-cell>
          <table:table-cell office:value-type="float" office:value="24.3788" calcext:value-type="float">
            <text:p>24,3788</text:p>
          </table:table-cell>
          <table:table-cell office:value-type="float" office:value="24.3783" calcext:value-type="float">
            <text:p>24,3783</text:p>
          </table:table-cell>
          <table:table-cell office:value-type="float" office:value="24.6032" calcext:value-type="float">
            <text:p>24,6032</text:p>
          </table:table-cell>
          <table:table-cell table:number-columns-repeated="2" office:value-type="float" office:value="24.3783" calcext:value-type="float">
            <text:p>24,3783</text:p>
          </table:table-cell>
        </table:table-row>
        <table:table-row table:style-name="ro1">
          <table:table-cell table:number-columns-repeated="4" office:value-type="float" office:value="24.9709" calcext:value-type="float">
            <text:p>24,9709</text:p>
          </table:table-cell>
          <table:table-cell office:value-type="float" office:value="24.9713" calcext:value-type="float">
            <text:p>24,9713</text:p>
          </table:table-cell>
          <table:table-cell office:value-type="float" office:value="24.9709" calcext:value-type="float">
            <text:p>24,9709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4.9709" calcext:value-type="float">
            <text:p>24,9709</text:p>
          </table:table-cell>
        </table:table-row>
        <table:table-row table:style-name="ro1">
          <table:table-cell table:number-columns-repeated="4" office:value-type="float" office:value="25.6227" calcext:value-type="float">
            <text:p>25,6227</text:p>
          </table:table-cell>
          <table:table-cell office:value-type="float" office:value="25.6232" calcext:value-type="float">
            <text:p>25,6232</text:p>
          </table:table-cell>
          <table:table-cell office:value-type="float" office:value="25.6227" calcext:value-type="float">
            <text:p>25,6227</text:p>
          </table:table-cell>
          <table:table-cell office:value-type="float" office:value="25.7978" calcext:value-type="float">
            <text:p>25,7978</text:p>
          </table:table-cell>
          <table:table-cell table:number-columns-repeated="2" office:value-type="float" office:value="25.6227" calcext:value-type="float">
            <text:p>25,6227</text:p>
          </table:table-cell>
        </table:table-row>
        <table:table-row table:style-name="ro1">
          <table:table-cell table:number-columns-repeated="4" office:value-type="float" office:value="26.3397" calcext:value-type="float">
            <text:p>26,3397</text:p>
          </table:table-cell>
          <table:table-cell office:value-type="float" office:value="26.3402" calcext:value-type="float">
            <text:p>26,3402</text:p>
          </table:table-cell>
          <table:table-cell office:value-type="float" office:value="26.3397" calcext:value-type="float">
            <text:p>26,3397</text:p>
          </table:table-cell>
          <table:table-cell office:value-type="float" office:value="26.4861" calcext:value-type="float">
            <text:p>26,4861</text:p>
          </table:table-cell>
          <table:table-cell table:number-columns-repeated="2" office:value-type="float" office:value="26.3397" calcext:value-type="float">
            <text:p>26,3397</text:p>
          </table:table-cell>
        </table:table-row>
        <table:table-row table:style-name="ro1">
          <table:table-cell table:number-columns-repeated="4" office:value-type="float" office:value="27.1284" calcext:value-type="float">
            <text:p>27,1284</text:p>
          </table:table-cell>
          <table:table-cell office:value-type="float" office:value="27.1289" calcext:value-type="float">
            <text:p>27,1289</text:p>
          </table:table-cell>
          <table:table-cell office:value-type="float" office:value="27.1284" calcext:value-type="float">
            <text:p>27,1284</text:p>
          </table:table-cell>
          <table:table-cell office:value-type="float" office:value="27.2432" calcext:value-type="float">
            <text:p>27,2432</text:p>
          </table:table-cell>
          <table:table-cell table:number-columns-repeated="2" office:value-type="float" office:value="27.1284" calcext:value-type="float">
            <text:p>27,1284</text:p>
          </table:table-cell>
        </table:table-row>
        <table:table-row table:style-name="ro1">
          <table:table-cell table:number-columns-repeated="4" office:value-type="float" office:value="27.9959" calcext:value-type="float">
            <text:p>27,9959</text:p>
          </table:table-cell>
          <table:table-cell office:value-type="float" office:value="27.9964" calcext:value-type="float">
            <text:p>27,9964</text:p>
          </table:table-cell>
          <table:table-cell office:value-type="float" office:value="27.9959" calcext:value-type="float">
            <text:p>27,9959</text:p>
          </table:table-cell>
          <table:table-cell office:value-type="float" office:value="28.0761" calcext:value-type="float">
            <text:p>28,0761</text:p>
          </table:table-cell>
          <table:table-cell table:number-columns-repeated="2" office:value-type="float" office:value="27.9959" calcext:value-type="float">
            <text:p>27,9959</text:p>
          </table:table-cell>
        </table:table-row>
        <table:table-row table:style-name="ro1">
          <table:table-cell table:number-columns-repeated="4" office:value-type="float" office:value="28.9503" calcext:value-type="float">
            <text:p>28,9503</text:p>
          </table:table-cell>
          <table:table-cell office:value-type="float" office:value="28.9508" calcext:value-type="float">
            <text:p>28,9508</text:p>
          </table:table-cell>
          <table:table-cell office:value-type="float" office:value="28.9503" calcext:value-type="float">
            <text:p>28,9503</text:p>
          </table:table-cell>
          <table:table-cell office:value-type="float" office:value="28.9922" calcext:value-type="float">
            <text:p>28,9922</text:p>
          </table:table-cell>
          <table:table-cell table:number-columns-repeated="2" office:value-type="float" office:value="28.9503" calcext:value-type="float">
            <text:p>28,9503</text:p>
          </table:table-cell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office:value-type="float" office:value="30.0005" calcext:value-type="float">
            <text:p>30,000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8.88178E-016" calcext:value-type="float">
            <text:p>-8,88178E-16</text:p>
          </table:table-cell>
        </table:table-row>
        <table:table-row table:style-name="ro1">
          <table:table-cell table:number-columns-repeated="4" office:value-type="float" office:value="1.04975" calcext:value-type="float">
            <text:p>1,04975</text:p>
          </table:table-cell>
          <table:table-cell office:value-type="float" office:value="1.04977" calcext:value-type="float">
            <text:p>1,04977</text:p>
          </table:table-cell>
          <table:table-cell table:number-columns-repeated="4" office:value-type="float" office:value="1.04975" calcext:value-type="float">
            <text:p>1,04975</text:p>
          </table:table-cell>
        </table:table-row>
        <table:table-row table:style-name="ro1">
          <table:table-cell table:number-columns-repeated="4" office:value-type="float" office:value="2.00407" calcext:value-type="float">
            <text:p>2,00407</text:p>
          </table:table-cell>
          <table:table-cell office:value-type="float" office:value="2.0041" calcext:value-type="float">
            <text:p>2,0041</text:p>
          </table:table-cell>
          <table:table-cell table:number-columns-repeated="4" office:value-type="float" office:value="2.00407" calcext:value-type="float">
            <text:p>2,00407</text:p>
          </table:table-cell>
        </table:table-row>
        <table:table-row table:style-name="ro1">
          <table:table-cell table:number-columns-repeated="4" office:value-type="float" office:value="2.87163" calcext:value-type="float">
            <text:p>2,87163</text:p>
          </table:table-cell>
          <table:table-cell office:value-type="float" office:value="2.87168" calcext:value-type="float">
            <text:p>2,87168</text:p>
          </table:table-cell>
          <table:table-cell table:number-columns-repeated="4" office:value-type="float" office:value="2.87163" calcext:value-type="float">
            <text:p>2,87163</text:p>
          </table:table-cell>
        </table:table-row>
        <table:table-row table:style-name="ro1">
          <table:table-cell table:number-columns-repeated="4" office:value-type="float" office:value="3.66032" calcext:value-type="float">
            <text:p>3,66032</text:p>
          </table:table-cell>
          <table:table-cell office:value-type="float" office:value="3.66039" calcext:value-type="float">
            <text:p>3,66039</text:p>
          </table:table-cell>
          <table:table-cell table:number-columns-repeated="4" office:value-type="float" office:value="3.66032" calcext:value-type="float">
            <text:p>3,66032</text:p>
          </table:table-cell>
        </table:table-row>
        <table:table-row table:style-name="ro1">
          <table:table-cell table:number-columns-repeated="4" office:value-type="float" office:value="4.37731" calcext:value-type="float">
            <text:p>4,37731</text:p>
          </table:table-cell>
          <table:table-cell office:value-type="float" office:value="4.37739" calcext:value-type="float">
            <text:p>4,37739</text:p>
          </table:table-cell>
          <table:table-cell table:number-columns-repeated="4" office:value-type="float" office:value="4.37731" calcext:value-type="float">
            <text:p>4,37731</text:p>
          </table:table-cell>
        </table:table-row>
        <table:table-row table:style-name="ro1">
          <table:table-cell table:number-columns-repeated="4" office:value-type="float" office:value="5.02912" calcext:value-type="float">
            <text:p>5,02912</text:p>
          </table:table-cell>
          <table:table-cell office:value-type="float" office:value="5.02921" calcext:value-type="float">
            <text:p>5,02921</text:p>
          </table:table-cell>
          <table:table-cell table:number-columns-repeated="4" office:value-type="float" office:value="5.02912" calcext:value-type="float">
            <text:p>5,02912</text:p>
          </table:table-cell>
        </table:table-row>
        <table:table-row table:style-name="ro1">
          <table:table-cell table:number-columns-repeated="4" office:value-type="float" office:value="5.62168" calcext:value-type="float">
            <text:p>5,62168</text:p>
          </table:table-cell>
          <table:table-cell office:value-type="float" office:value="5.62178" calcext:value-type="float">
            <text:p>5,62178</text:p>
          </table:table-cell>
          <table:table-cell table:number-columns-repeated="4" office:value-type="float" office:value="5.62168" calcext:value-type="float">
            <text:p>5,62168</text:p>
          </table:table-cell>
        </table:table-row>
        <table:table-row table:style-name="ro1">
          <table:table-cell table:number-columns-repeated="4" office:value-type="float" office:value="6.16036" calcext:value-type="float">
            <text:p>6,16036</text:p>
          </table:table-cell>
          <table:table-cell office:value-type="float" office:value="6.16048" calcext:value-type="float">
            <text:p>6,16048</text:p>
          </table:table-cell>
          <table:table-cell table:number-columns-repeated="4" office:value-type="float" office:value="6.16036" calcext:value-type="float">
            <text:p>6,16036</text:p>
          </table:table-cell>
        </table:table-row>
        <table:table-row table:style-name="ro1">
          <table:table-cell table:number-columns-repeated="4" office:value-type="float" office:value="6.65008" calcext:value-type="float">
            <text:p>6,65008</text:p>
          </table:table-cell>
          <table:table-cell office:value-type="float" office:value="6.6502" calcext:value-type="float">
            <text:p>6,6502</text:p>
          </table:table-cell>
          <table:table-cell table:number-columns-repeated="4" office:value-type="float" office:value="6.65008" calcext:value-type="float">
            <text:p>6,65008</text:p>
          </table:table-cell>
        </table:table-row>
        <table:table-row table:style-name="ro1">
          <table:table-cell table:number-columns-repeated="4" office:value-type="float" office:value="7.09528" calcext:value-type="float">
            <text:p>7,09528</text:p>
          </table:table-cell>
          <table:table-cell office:value-type="float" office:value="7.09541" calcext:value-type="float">
            <text:p>7,09541</text:p>
          </table:table-cell>
          <table:table-cell table:number-columns-repeated="4" office:value-type="float" office:value="7.09528" calcext:value-type="float">
            <text:p>7,09528</text:p>
          </table:table-cell>
        </table:table-row>
        <table:table-row table:style-name="ro1">
          <table:table-cell table:number-columns-repeated="4" office:value-type="float" office:value="7.28563" calcext:value-type="float">
            <text:p>7,28563</text:p>
          </table:table-cell>
          <table:table-cell office:value-type="float" office:value="7.28582" calcext:value-type="float">
            <text:p>7,28582</text:p>
          </table:table-cell>
          <table:table-cell office:value-type="float" office:value="7.28563" calcext:value-type="float">
            <text:p>7,28563</text:p>
          </table:table-cell>
          <table:table-cell office:value-type="float" office:value="7.28676" calcext:value-type="float">
            <text:p>7,28676</text:p>
          </table:table-cell>
          <table:table-cell office:value-type="float" office:value="7.28563" calcext:value-type="float">
            <text:p>7,28563</text:p>
          </table:table-cell>
          <table:table-cell office:value-type="float" office:value="7.28398" calcext:value-type="float">
            <text:p>7,28398</text:p>
          </table:table-cell>
        </table:table-row>
        <table:table-row table:style-name="ro1">
          <table:table-cell table:number-columns-repeated="4" office:value-type="float" office:value="7.66347" calcext:value-type="float">
            <text:p>7,66347</text:p>
          </table:table-cell>
          <table:table-cell office:value-type="float" office:value="7.66412" calcext:value-type="float">
            <text:p>7,66412</text:p>
          </table:table-cell>
          <table:table-cell office:value-type="float" office:value="7.66347" calcext:value-type="float">
            <text:p>7,66347</text:p>
          </table:table-cell>
          <table:table-cell office:value-type="float" office:value="7.67217" calcext:value-type="float">
            <text:p>7,67217</text:p>
          </table:table-cell>
          <table:table-cell office:value-type="float" office:value="7.66347" calcext:value-type="float">
            <text:p>7,66347</text:p>
          </table:table-cell>
          <table:table-cell office:value-type="float" office:value="7.65375" calcext:value-type="float">
            <text:p>7,65375</text:p>
          </table:table-cell>
        </table:table-row>
        <table:table-row table:style-name="ro1">
          <table:table-cell table:number-columns-repeated="4" office:value-type="float" office:value="8.05816" calcext:value-type="float">
            <text:p>8,05816</text:p>
          </table:table-cell>
          <table:table-cell office:value-type="float" office:value="8.05928" calcext:value-type="float">
            <text:p>8,05928</text:p>
          </table:table-cell>
          <table:table-cell office:value-type="float" office:value="8.05816" calcext:value-type="float">
            <text:p>8,05816</text:p>
          </table:table-cell>
          <table:table-cell office:value-type="float" office:value="8.07475" calcext:value-type="float">
            <text:p>8,07475</text:p>
          </table:table-cell>
          <table:table-cell office:value-type="float" office:value="8.05816" calcext:value-type="float">
            <text:p>8,05816</text:p>
          </table:table-cell>
          <table:table-cell office:value-type="float" office:value="8.04004" calcext:value-type="float">
            <text:p>8,04004</text:p>
          </table:table-cell>
        </table:table-row>
        <table:table-row table:style-name="ro1">
          <table:table-cell table:number-columns-repeated="4" office:value-type="float" office:value="8.48539" calcext:value-type="float">
            <text:p>8,48539</text:p>
          </table:table-cell>
          <table:table-cell office:value-type="float" office:value="8.48701" calcext:value-type="float">
            <text:p>8,48701</text:p>
          </table:table-cell>
          <table:table-cell office:value-type="float" office:value="8.48539" calcext:value-type="float">
            <text:p>8,48539</text:p>
          </table:table-cell>
          <table:table-cell office:value-type="float" office:value="8.51052" calcext:value-type="float">
            <text:p>8,51052</text:p>
          </table:table-cell>
          <table:table-cell office:value-type="float" office:value="8.48539" calcext:value-type="float">
            <text:p>8,48539</text:p>
          </table:table-cell>
          <table:table-cell office:value-type="float" office:value="8.45828" calcext:value-type="float">
            <text:p>8,45828</text:p>
          </table:table-cell>
        </table:table-row>
        <table:table-row table:style-name="ro1">
          <table:table-cell table:number-columns-repeated="4" office:value-type="float" office:value="8.95863" calcext:value-type="float">
            <text:p>8,95863</text:p>
          </table:table-cell>
          <table:table-cell office:value-type="float" office:value="8.9608" calcext:value-type="float">
            <text:p>8,9608</text:p>
          </table:table-cell>
          <table:table-cell office:value-type="float" office:value="8.95863" calcext:value-type="float">
            <text:p>8,95863</text:p>
          </table:table-cell>
          <table:table-cell office:value-type="float" office:value="8.99323" calcext:value-type="float">
            <text:p>8,99323</text:p>
          </table:table-cell>
          <table:table-cell office:value-type="float" office:value="8.95863" calcext:value-type="float">
            <text:p>8,95863</text:p>
          </table:table-cell>
          <table:table-cell office:value-type="float" office:value="8.92175" calcext:value-type="float">
            <text:p>8,92175</text:p>
          </table:table-cell>
        </table:table-row>
        <table:table-row table:style-name="ro1">
          <table:table-cell table:number-columns-repeated="4" office:value-type="float" office:value="9.48824" calcext:value-type="float">
            <text:p>9,48824</text:p>
          </table:table-cell>
          <table:table-cell office:value-type="float" office:value="9.491" calcext:value-type="float">
            <text:p>9,491</text:p>
          </table:table-cell>
          <table:table-cell office:value-type="float" office:value="9.48824" calcext:value-type="float">
            <text:p>9,48824</text:p>
          </table:table-cell>
          <table:table-cell office:value-type="float" office:value="9.53342" calcext:value-type="float">
            <text:p>9,53342</text:p>
          </table:table-cell>
          <table:table-cell office:value-type="float" office:value="9.48824" calcext:value-type="float">
            <text:p>9,48824</text:p>
          </table:table-cell>
          <table:table-cell office:value-type="float" office:value="9.44075" calcext:value-type="float">
            <text:p>9,44075</text:p>
          </table:table-cell>
        </table:table-row>
        <table:table-row table:style-name="ro1">
          <table:table-cell table:number-columns-repeated="4" office:value-type="float" office:value="10.0807" calcext:value-type="float">
            <text:p>10,0807</text:p>
          </table:table-cell>
          <table:table-cell office:value-type="float" office:value="10.0841" calcext:value-type="float">
            <text:p>10,0841</text:p>
          </table:table-cell>
          <table:table-cell office:value-type="float" office:value="10.0807" calcext:value-type="float">
            <text:p>10,0807</text:p>
          </table:table-cell>
          <table:table-cell office:value-type="float" office:value="10.1377" calcext:value-type="float">
            <text:p>10,1377</text:p>
          </table:table-cell>
          <table:table-cell office:value-type="float" office:value="10.0807" calcext:value-type="float">
            <text:p>10,0807</text:p>
          </table:table-cell>
          <table:table-cell office:value-type="float" office:value="10.0219" calcext:value-type="float">
            <text:p>10,0219</text:p>
          </table:table-cell>
        </table:table-row>
        <table:table-row table:style-name="ro1">
          <table:table-cell table:number-columns-repeated="4" office:value-type="float" office:value="10.7382" calcext:value-type="float">
            <text:p>10,7382</text:p>
          </table:table-cell>
          <table:table-cell office:value-type="float" office:value="10.7423" calcext:value-type="float">
            <text:p>10,7423</text:p>
          </table:table-cell>
          <table:table-cell office:value-type="float" office:value="10.7382" calcext:value-type="float">
            <text:p>10,7382</text:p>
          </table:table-cell>
          <table:table-cell office:value-type="float" office:value="10.8084" calcext:value-type="float">
            <text:p>10,8084</text:p>
          </table:table-cell>
          <table:table-cell office:value-type="float" office:value="10.7382" calcext:value-type="float">
            <text:p>10,7382</text:p>
          </table:table-cell>
          <table:table-cell office:value-type="float" office:value="10.6677" calcext:value-type="float">
            <text:p>10,6677</text:p>
          </table:table-cell>
        </table:table-row>
        <table:table-row table:style-name="ro1">
          <table:table-cell table:number-columns-repeated="4" office:value-type="float" office:value="11.4586" calcext:value-type="float">
            <text:p>11,4586</text:p>
          </table:table-cell>
          <table:table-cell office:value-type="float" office:value="11.4633" calcext:value-type="float">
            <text:p>11,4633</text:p>
          </table:table-cell>
          <table:table-cell office:value-type="float" office:value="11.4586" calcext:value-type="float">
            <text:p>11,4586</text:p>
          </table:table-cell>
          <table:table-cell office:value-type="float" office:value="11.5432" calcext:value-type="float">
            <text:p>11,5432</text:p>
          </table:table-cell>
          <table:table-cell office:value-type="float" office:value="11.4586" calcext:value-type="float">
            <text:p>11,4586</text:p>
          </table:table-cell>
          <table:table-cell office:value-type="float" office:value="11.3765" calcext:value-type="float">
            <text:p>11,3765</text:p>
          </table:table-cell>
        </table:table-row>
        <table:table-row table:style-name="ro1">
          <table:table-cell table:number-columns-repeated="4" office:value-type="float" office:value="12.2354" calcext:value-type="float">
            <text:p>12,2354</text:p>
          </table:table-cell>
          <table:table-cell office:value-type="float" office:value="12.2407" calcext:value-type="float">
            <text:p>12,2407</text:p>
          </table:table-cell>
          <table:table-cell office:value-type="float" office:value="12.2354" calcext:value-type="float">
            <text:p>12,2354</text:p>
          </table:table-cell>
          <table:table-cell office:value-type="float" office:value="12.3355" calcext:value-type="float">
            <text:p>12,3355</text:p>
          </table:table-cell>
          <table:table-cell office:value-type="float" office:value="12.2354" calcext:value-type="float">
            <text:p>12,2354</text:p>
          </table:table-cell>
          <table:table-cell office:value-type="float" office:value="12.1426" calcext:value-type="float">
            <text:p>12,1426</text:p>
          </table:table-cell>
        </table:table-row>
        <table:table-row table:style-name="ro1">
          <table:table-cell table:number-columns-repeated="4" office:value-type="float" office:value="13.0582" calcext:value-type="float">
            <text:p>13,0582</text:p>
          </table:table-cell>
          <table:table-cell office:value-type="float" office:value="13.0639" calcext:value-type="float">
            <text:p>13,0639</text:p>
          </table:table-cell>
          <table:table-cell office:value-type="float" office:value="13.0582" calcext:value-type="float">
            <text:p>13,0582</text:p>
          </table:table-cell>
          <table:table-cell office:value-type="float" office:value="13.1747" calcext:value-type="float">
            <text:p>13,1747</text:p>
          </table:table-cell>
          <table:table-cell office:value-type="float" office:value="13.0582" calcext:value-type="float">
            <text:p>13,0582</text:p>
          </table:table-cell>
          <table:table-cell office:value-type="float" office:value="12.9565" calcext:value-type="float">
            <text:p>12,9565</text:p>
          </table:table-cell>
        </table:table-row>
        <table:table-row table:style-name="ro1">
          <table:table-cell table:number-columns-repeated="4" office:value-type="float" office:value="13.9135" calcext:value-type="float">
            <text:p>13,9135</text:p>
          </table:table-cell>
          <table:table-cell office:value-type="float" office:value="13.9196" calcext:value-type="float">
            <text:p>13,9196</text:p>
          </table:table-cell>
          <table:table-cell office:value-type="float" office:value="13.9135" calcext:value-type="float">
            <text:p>13,9135</text:p>
          </table:table-cell>
          <table:table-cell office:value-type="float" office:value="14.0472" calcext:value-type="float">
            <text:p>14,0472</text:p>
          </table:table-cell>
          <table:table-cell office:value-type="float" office:value="13.9135" calcext:value-type="float">
            <text:p>13,9135</text:p>
          </table:table-cell>
          <table:table-cell office:value-type="float" office:value="13.8057" calcext:value-type="float">
            <text:p>13,8057</text:p>
          </table:table-cell>
        </table:table-row>
        <table:table-row table:style-name="ro1">
          <table:table-cell table:number-columns-repeated="4" office:value-type="float" office:value="14.7856" calcext:value-type="float">
            <text:p>14,7856</text:p>
          </table:table-cell>
          <table:table-cell office:value-type="float" office:value="14.7918" calcext:value-type="float">
            <text:p>14,7918</text:p>
          </table:table-cell>
          <table:table-cell office:value-type="float" office:value="14.7856" calcext:value-type="float">
            <text:p>14,7856</text:p>
          </table:table-cell>
          <table:table-cell office:value-type="float" office:value="14.9368" calcext:value-type="float">
            <text:p>14,9368</text:p>
          </table:table-cell>
          <table:table-cell office:value-type="float" office:value="14.7856" calcext:value-type="float">
            <text:p>14,7856</text:p>
          </table:table-cell>
          <table:table-cell office:value-type="float" office:value="14.6754" calcext:value-type="float">
            <text:p>14,6754</text:p>
          </table:table-cell>
        </table:table-row>
        <table:table-row table:style-name="ro1">
          <table:table-cell table:number-columns-repeated="4" office:value-type="float" office:value="15.6578" calcext:value-type="float">
            <text:p>15,6578</text:p>
          </table:table-cell>
          <table:table-cell office:value-type="float" office:value="15.6639" calcext:value-type="float">
            <text:p>15,6639</text:p>
          </table:table-cell>
          <table:table-cell office:value-type="float" office:value="15.6578" calcext:value-type="float">
            <text:p>15,6578</text:p>
          </table:table-cell>
          <table:table-cell office:value-type="float" office:value="15.8264" calcext:value-type="float">
            <text:p>15,8264</text:p>
          </table:table-cell>
          <table:table-cell office:value-type="float" office:value="15.6578" calcext:value-type="float">
            <text:p>15,6578</text:p>
          </table:table-cell>
          <table:table-cell office:value-type="float" office:value="15.5494" calcext:value-type="float">
            <text:p>15,5494</text:p>
          </table:table-cell>
        </table:table-row>
        <table:table-row table:style-name="ro1">
          <table:table-cell table:number-columns-repeated="4" office:value-type="float" office:value="16.5131" calcext:value-type="float">
            <text:p>16,5131</text:p>
          </table:table-cell>
          <table:table-cell office:value-type="float" office:value="16.5189" calcext:value-type="float">
            <text:p>16,5189</text:p>
          </table:table-cell>
          <table:table-cell office:value-type="float" office:value="16.5131" calcext:value-type="float">
            <text:p>16,5131</text:p>
          </table:table-cell>
          <table:table-cell office:value-type="float" office:value="16.6988" calcext:value-type="float">
            <text:p>16,6988</text:p>
          </table:table-cell>
          <table:table-cell office:value-type="float" office:value="16.5131" calcext:value-type="float">
            <text:p>16,5131</text:p>
          </table:table-cell>
          <table:table-cell office:value-type="float" office:value="16.4105" calcext:value-type="float">
            <text:p>16,4105</text:p>
          </table:table-cell>
        </table:table-row>
        <table:table-row table:style-name="ro1">
          <table:table-cell table:number-columns-repeated="4" office:value-type="float" office:value="17.3359" calcext:value-type="float">
            <text:p>17,3359</text:p>
          </table:table-cell>
          <table:table-cell office:value-type="float" office:value="17.3412" calcext:value-type="float">
            <text:p>17,3412</text:p>
          </table:table-cell>
          <table:table-cell office:value-type="float" office:value="17.3359" calcext:value-type="float">
            <text:p>17,3359</text:p>
          </table:table-cell>
          <table:table-cell office:value-type="float" office:value="17.538" calcext:value-type="float">
            <text:p>17,538</text:p>
          </table:table-cell>
          <table:table-cell office:value-type="float" office:value="17.3359" calcext:value-type="float">
            <text:p>17,3359</text:p>
          </table:table-cell>
          <table:table-cell office:value-type="float" office:value="17.2421" calcext:value-type="float">
            <text:p>17,2421</text:p>
          </table:table-cell>
        </table:table-row>
        <table:table-row table:style-name="ro1">
          <table:table-cell table:number-columns-repeated="4" office:value-type="float" office:value="18.1126" calcext:value-type="float">
            <text:p>18,1126</text:p>
          </table:table-cell>
          <table:table-cell office:value-type="float" office:value="18.1173" calcext:value-type="float">
            <text:p>18,1173</text:p>
          </table:table-cell>
          <table:table-cell office:value-type="float" office:value="18.1126" calcext:value-type="float">
            <text:p>18,1126</text:p>
          </table:table-cell>
          <table:table-cell office:value-type="float" office:value="18.3303" calcext:value-type="float">
            <text:p>18,3303</text:p>
          </table:table-cell>
          <table:table-cell office:value-type="float" office:value="18.1126" calcext:value-type="float">
            <text:p>18,1126</text:p>
          </table:table-cell>
          <table:table-cell office:value-type="float" office:value="18.0297" calcext:value-type="float">
            <text:p>18,0297</text:p>
          </table:table-cell>
        </table:table-row>
        <table:table-row table:style-name="ro1">
          <table:table-cell table:number-columns-repeated="4" office:value-type="float" office:value="18.833" calcext:value-type="float">
            <text:p>18,833</text:p>
          </table:table-cell>
          <table:table-cell office:value-type="float" office:value="18.8371" calcext:value-type="float">
            <text:p>18,8371</text:p>
          </table:table-cell>
          <table:table-cell office:value-type="float" office:value="18.833" calcext:value-type="float">
            <text:p>18,833</text:p>
          </table:table-cell>
          <table:table-cell office:value-type="float" office:value="19.0651" calcext:value-type="float">
            <text:p>19,0651</text:p>
          </table:table-cell>
          <table:table-cell office:value-type="float" office:value="18.833" calcext:value-type="float">
            <text:p>18,833</text:p>
          </table:table-cell>
          <table:table-cell office:value-type="float" office:value="18.7621" calcext:value-type="float">
            <text:p>18,7621</text:p>
          </table:table-cell>
        </table:table-row>
        <table:table-row table:style-name="ro1">
          <table:table-cell table:number-columns-repeated="4" office:value-type="float" office:value="19.4906" calcext:value-type="float">
            <text:p>19,4906</text:p>
          </table:table-cell>
          <table:table-cell office:value-type="float" office:value="19.494" calcext:value-type="float">
            <text:p>19,494</text:p>
          </table:table-cell>
          <table:table-cell office:value-type="float" office:value="19.4906" calcext:value-type="float">
            <text:p>19,4906</text:p>
          </table:table-cell>
          <table:table-cell office:value-type="float" office:value="19.7358" calcext:value-type="float">
            <text:p>19,7358</text:p>
          </table:table-cell>
          <table:table-cell office:value-type="float" office:value="19.4906" calcext:value-type="float">
            <text:p>19,4906</text:p>
          </table:table-cell>
          <table:table-cell office:value-type="float" office:value="19.4318" calcext:value-type="float">
            <text:p>19,4318</text:p>
          </table:table-cell>
        </table:table-row>
        <table:table-row table:style-name="ro1">
          <table:table-cell table:number-columns-repeated="4" office:value-type="float" office:value="20.083" calcext:value-type="float">
            <text:p>20,083</text:p>
          </table:table-cell>
          <table:table-cell office:value-type="float" office:value="20.0858" calcext:value-type="float">
            <text:p>20,0858</text:p>
          </table:table-cell>
          <table:table-cell office:value-type="float" office:value="20.083" calcext:value-type="float">
            <text:p>20,083</text:p>
          </table:table-cell>
          <table:table-cell office:value-type="float" office:value="20.3401" calcext:value-type="float">
            <text:p>20,3401</text:p>
          </table:table-cell>
          <table:table-cell office:value-type="float" office:value="20.083" calcext:value-type="float">
            <text:p>20,083</text:p>
          </table:table-cell>
          <table:table-cell office:value-type="float" office:value="20.0362" calcext:value-type="float">
            <text:p>20,0362</text:p>
          </table:table-cell>
        </table:table-row>
        <table:table-row table:style-name="ro1">
          <table:table-cell table:number-columns-repeated="4" office:value-type="float" office:value="20.6126" calcext:value-type="float">
            <text:p>20,6126</text:p>
          </table:table-cell>
          <table:table-cell office:value-type="float" office:value="20.6149" calcext:value-type="float">
            <text:p>20,6149</text:p>
          </table:table-cell>
          <table:table-cell office:value-type="float" office:value="20.6126" calcext:value-type="float">
            <text:p>20,6126</text:p>
          </table:table-cell>
          <table:table-cell office:value-type="float" office:value="20.8803" calcext:value-type="float">
            <text:p>20,8803</text:p>
          </table:table-cell>
          <table:table-cell office:value-type="float" office:value="20.6126" calcext:value-type="float">
            <text:p>20,6126</text:p>
          </table:table-cell>
          <table:table-cell office:value-type="float" office:value="20.577" calcext:value-type="float">
            <text:p>20,577</text:p>
          </table:table-cell>
        </table:table-row>
        <table:table-row table:style-name="ro1">
          <table:table-cell table:number-columns-repeated="4" office:value-type="float" office:value="21.0859" calcext:value-type="float">
            <text:p>21,0859</text:p>
          </table:table-cell>
          <table:table-cell office:value-type="float" office:value="21.0876" calcext:value-type="float">
            <text:p>21,0876</text:p>
          </table:table-cell>
          <table:table-cell office:value-type="float" office:value="21.0859" calcext:value-type="float">
            <text:p>21,0859</text:p>
          </table:table-cell>
          <table:table-cell office:value-type="float" office:value="21.363" calcext:value-type="float">
            <text:p>21,363</text:p>
          </table:table-cell>
          <table:table-cell office:value-type="float" office:value="21.0859" calcext:value-type="float">
            <text:p>21,0859</text:p>
          </table:table-cell>
          <table:table-cell office:value-type="float" office:value="21.0606" calcext:value-type="float">
            <text:p>21,0606</text:p>
          </table:table-cell>
        </table:table-row>
        <table:table-row table:style-name="ro1">
          <table:table-cell table:number-columns-repeated="4" office:value-type="float" office:value="21.5131" calcext:value-type="float">
            <text:p>21,5131</text:p>
          </table:table-cell>
          <table:table-cell office:value-type="float" office:value="21.5143" calcext:value-type="float">
            <text:p>21,5143</text:p>
          </table:table-cell>
          <table:table-cell office:value-type="float" office:value="21.5131" calcext:value-type="float">
            <text:p>21,5131</text:p>
          </table:table-cell>
          <table:table-cell office:value-type="float" office:value="21.7988" calcext:value-type="float">
            <text:p>21,7988</text:p>
          </table:table-cell>
          <table:table-cell office:value-type="float" office:value="21.5131" calcext:value-type="float">
            <text:p>21,5131</text:p>
          </table:table-cell>
          <table:table-cell office:value-type="float" office:value="21.4973" calcext:value-type="float">
            <text:p>21,4973</text:p>
          </table:table-cell>
        </table:table-row>
        <table:table-row table:style-name="ro1">
          <table:table-cell table:number-columns-repeated="4" office:value-type="float" office:value="21.9078" calcext:value-type="float">
            <text:p>21,9078</text:p>
          </table:table-cell>
          <table:table-cell office:value-type="float" office:value="21.9085" calcext:value-type="float">
            <text:p>21,9085</text:p>
          </table:table-cell>
          <table:table-cell office:value-type="float" office:value="21.9078" calcext:value-type="float">
            <text:p>21,9078</text:p>
          </table:table-cell>
          <table:table-cell office:value-type="float" office:value="22.2014" calcext:value-type="float">
            <text:p>22,2014</text:p>
          </table:table-cell>
          <table:table-cell office:value-type="float" office:value="21.9078" calcext:value-type="float">
            <text:p>21,9078</text:p>
          </table:table-cell>
          <table:table-cell office:value-type="float" office:value="21.901" calcext:value-type="float">
            <text:p>21,901</text:p>
          </table:table-cell>
        </table:table-row>
        <table:table-row table:style-name="ro1">
          <table:table-cell table:number-columns-repeated="4" office:value-type="float" office:value="22.2856" calcext:value-type="float">
            <text:p>22,2856</text:p>
          </table:table-cell>
          <table:table-cell office:value-type="float" office:value="22.2859" calcext:value-type="float">
            <text:p>22,2859</text:p>
          </table:table-cell>
          <table:table-cell office:value-type="float" office:value="22.2856" calcext:value-type="float">
            <text:p>22,2856</text:p>
          </table:table-cell>
          <table:table-cell office:value-type="float" office:value="22.5868" calcext:value-type="float">
            <text:p>22,5868</text:p>
          </table:table-cell>
          <table:table-cell office:value-type="float" office:value="22.2856" calcext:value-type="float">
            <text:p>22,2856</text:p>
          </table:table-cell>
          <table:table-cell office:value-type="float" office:value="22.2874" calcext:value-type="float">
            <text:p>22,2874</text:p>
          </table:table-cell>
        </table:table-row>
        <table:table-row table:style-name="ro1">
          <table:table-cell table:number-columns-repeated="4" office:value-type="float" office:value="22.9047" calcext:value-type="float">
            <text:p>22,9047</text:p>
          </table:table-cell>
          <table:table-cell office:value-type="float" office:value="22.9051" calcext:value-type="float">
            <text:p>22,9051</text:p>
          </table:table-cell>
          <table:table-cell office:value-type="float" office:value="22.9047" calcext:value-type="float">
            <text:p>22,9047</text:p>
          </table:table-cell>
          <table:table-cell office:value-type="float" office:value="23.1885" calcext:value-type="float">
            <text:p>23,1885</text:p>
          </table:table-cell>
          <table:table-cell table:number-columns-repeated="2" office:value-type="float" office:value="22.9047" calcext:value-type="float">
            <text:p>22,9047</text:p>
          </table:table-cell>
        </table:table-row>
        <table:table-row table:style-name="ro1">
          <table:table-cell table:number-columns-repeated="4" office:value-type="float" office:value="23.3499" calcext:value-type="float">
            <text:p>23,3499</text:p>
          </table:table-cell>
          <table:table-cell office:value-type="float" office:value="23.3503" calcext:value-type="float">
            <text:p>23,3503</text:p>
          </table:table-cell>
          <table:table-cell office:value-type="float" office:value="23.3499" calcext:value-type="float">
            <text:p>23,3499</text:p>
          </table:table-cell>
          <table:table-cell office:value-type="float" office:value="23.6159" calcext:value-type="float">
            <text:p>23,6159</text:p>
          </table:table-cell>
          <table:table-cell table:number-columns-repeated="2" office:value-type="float" office:value="23.3499" calcext:value-type="float">
            <text:p>23,3499</text:p>
          </table:table-cell>
        </table:table-row>
        <table:table-row table:style-name="ro1">
          <table:table-cell table:number-columns-repeated="4" office:value-type="float" office:value="23.8396" calcext:value-type="float">
            <text:p>23,8396</text:p>
          </table:table-cell>
          <table:table-cell office:value-type="float" office:value="23.8401" calcext:value-type="float">
            <text:p>23,8401</text:p>
          </table:table-cell>
          <table:table-cell office:value-type="float" office:value="23.8396" calcext:value-type="float">
            <text:p>23,8396</text:p>
          </table:table-cell>
          <table:table-cell office:value-type="float" office:value="24.086" calcext:value-type="float">
            <text:p>24,086</text:p>
          </table:table-cell>
          <table:table-cell table:number-columns-repeated="2" office:value-type="float" office:value="23.8396" calcext:value-type="float">
            <text:p>23,8396</text:p>
          </table:table-cell>
        </table:table-row>
        <table:table-row table:style-name="ro1">
          <table:table-cell table:number-columns-repeated="4" office:value-type="float" office:value="24.3783" calcext:value-type="float">
            <text:p>24,3783</text:p>
          </table:table-cell>
          <table:table-cell office:value-type="float" office:value="24.3788" calcext:value-type="float">
            <text:p>24,3788</text:p>
          </table:table-cell>
          <table:table-cell office:value-type="float" office:value="24.3783" calcext:value-type="float">
            <text:p>24,3783</text:p>
          </table:table-cell>
          <table:table-cell office:value-type="float" office:value="24.6032" calcext:value-type="float">
            <text:p>24,6032</text:p>
          </table:table-cell>
          <table:table-cell table:number-columns-repeated="2" office:value-type="float" office:value="24.3783" calcext:value-type="float">
            <text:p>24,3783</text:p>
          </table:table-cell>
        </table:table-row>
        <table:table-row table:style-name="ro1">
          <table:table-cell table:number-columns-repeated="4" office:value-type="float" office:value="24.9709" calcext:value-type="float">
            <text:p>24,9709</text:p>
          </table:table-cell>
          <table:table-cell office:value-type="float" office:value="24.9713" calcext:value-type="float">
            <text:p>24,9713</text:p>
          </table:table-cell>
          <table:table-cell office:value-type="float" office:value="24.9709" calcext:value-type="float">
            <text:p>24,9709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4.9709" calcext:value-type="float">
            <text:p>24,9709</text:p>
          </table:table-cell>
        </table:table-row>
        <table:table-row table:style-name="ro1">
          <table:table-cell table:number-columns-repeated="4" office:value-type="float" office:value="25.6227" calcext:value-type="float">
            <text:p>25,6227</text:p>
          </table:table-cell>
          <table:table-cell office:value-type="float" office:value="25.6232" calcext:value-type="float">
            <text:p>25,6232</text:p>
          </table:table-cell>
          <table:table-cell office:value-type="float" office:value="25.6227" calcext:value-type="float">
            <text:p>25,6227</text:p>
          </table:table-cell>
          <table:table-cell office:value-type="float" office:value="25.7978" calcext:value-type="float">
            <text:p>25,7978</text:p>
          </table:table-cell>
          <table:table-cell table:number-columns-repeated="2" office:value-type="float" office:value="25.6227" calcext:value-type="float">
            <text:p>25,6227</text:p>
          </table:table-cell>
        </table:table-row>
        <table:table-row table:style-name="ro1">
          <table:table-cell table:number-columns-repeated="4" office:value-type="float" office:value="26.3397" calcext:value-type="float">
            <text:p>26,3397</text:p>
          </table:table-cell>
          <table:table-cell office:value-type="float" office:value="26.3402" calcext:value-type="float">
            <text:p>26,3402</text:p>
          </table:table-cell>
          <table:table-cell office:value-type="float" office:value="26.3397" calcext:value-type="float">
            <text:p>26,3397</text:p>
          </table:table-cell>
          <table:table-cell office:value-type="float" office:value="26.4861" calcext:value-type="float">
            <text:p>26,4861</text:p>
          </table:table-cell>
          <table:table-cell table:number-columns-repeated="2" office:value-type="float" office:value="26.3397" calcext:value-type="float">
            <text:p>26,3397</text:p>
          </table:table-cell>
        </table:table-row>
        <table:table-row table:style-name="ro1">
          <table:table-cell table:number-columns-repeated="4" office:value-type="float" office:value="27.1284" calcext:value-type="float">
            <text:p>27,1284</text:p>
          </table:table-cell>
          <table:table-cell office:value-type="float" office:value="27.1289" calcext:value-type="float">
            <text:p>27,1289</text:p>
          </table:table-cell>
          <table:table-cell office:value-type="float" office:value="27.1284" calcext:value-type="float">
            <text:p>27,1284</text:p>
          </table:table-cell>
          <table:table-cell office:value-type="float" office:value="27.2432" calcext:value-type="float">
            <text:p>27,2432</text:p>
          </table:table-cell>
          <table:table-cell table:number-columns-repeated="2" office:value-type="float" office:value="27.1284" calcext:value-type="float">
            <text:p>27,1284</text:p>
          </table:table-cell>
        </table:table-row>
        <table:table-row table:style-name="ro1">
          <table:table-cell table:number-columns-repeated="4" office:value-type="float" office:value="27.9959" calcext:value-type="float">
            <text:p>27,9959</text:p>
          </table:table-cell>
          <table:table-cell office:value-type="float" office:value="27.9964" calcext:value-type="float">
            <text:p>27,9964</text:p>
          </table:table-cell>
          <table:table-cell office:value-type="float" office:value="27.9959" calcext:value-type="float">
            <text:p>27,9959</text:p>
          </table:table-cell>
          <table:table-cell office:value-type="float" office:value="28.0761" calcext:value-type="float">
            <text:p>28,0761</text:p>
          </table:table-cell>
          <table:table-cell table:number-columns-repeated="2" office:value-type="float" office:value="27.9959" calcext:value-type="float">
            <text:p>27,9959</text:p>
          </table:table-cell>
        </table:table-row>
        <table:table-row table:style-name="ro1">
          <table:table-cell table:number-columns-repeated="4" office:value-type="float" office:value="28.9503" calcext:value-type="float">
            <text:p>28,9503</text:p>
          </table:table-cell>
          <table:table-cell office:value-type="float" office:value="28.9508" calcext:value-type="float">
            <text:p>28,9508</text:p>
          </table:table-cell>
          <table:table-cell office:value-type="float" office:value="28.9503" calcext:value-type="float">
            <text:p>28,9503</text:p>
          </table:table-cell>
          <table:table-cell office:value-type="float" office:value="28.9922" calcext:value-type="float">
            <text:p>28,9922</text:p>
          </table:table-cell>
          <table:table-cell table:number-columns-repeated="2" office:value-type="float" office:value="28.9503" calcext:value-type="float">
            <text:p>28,9503</text:p>
          </table:table-cell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office:value-type="float" office:value="30.0005" calcext:value-type="float">
            <text:p>30,000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table:number-columns-repeated="9" office:value-type="string" calcext:value-type="string">
            <text:p>Pitchwise Coordinate</text:p>
          </table:table-cell>
        </table:table-row>
        <table:table-row table:style-name="ro1">
          <table:table-cell table:number-columns-repeated="4" office:value-type="float" office:value="-1.27335" calcext:value-type="float">
            <text:p>-1,27335</text:p>
          </table:table-cell>
          <table:table-cell office:value-type="float" office:value="-1.26164" calcext:value-type="float">
            <text:p>-1,26164</text:p>
          </table:table-cell>
          <table:table-cell office:value-type="float" office:value="-1.27335" calcext:value-type="float">
            <text:p>-1,27335</text:p>
          </table:table-cell>
          <table:table-cell office:value-type="float" office:value="-1.02826" calcext:value-type="float">
            <text:p>-1,02826</text:p>
          </table:table-cell>
          <table:table-cell office:value-type="float" office:value="-1.27335" calcext:value-type="float">
            <text:p>-1,27335</text:p>
          </table:table-cell>
          <table:table-cell office:value-type="float" office:value="-1.64835" calcext:value-type="float">
            <text:p>-1,64835</text:p>
          </table:table-cell>
        </table:table-row>
        <table:table-row table:style-name="ro1">
          <table:table-cell table:number-columns-repeated="4" office:value-type="float" office:value="0.476227" calcext:value-type="float">
            <text:p>0,476227</text:p>
          </table:table-cell>
          <table:table-cell office:value-type="float" office:value="0.486572" calcext:value-type="float">
            <text:p>0,486572</text:p>
          </table:table-cell>
          <table:table-cell office:value-type="float" office:value="0.476227" calcext:value-type="float">
            <text:p>0,476227</text:p>
          </table:table-cell>
          <table:table-cell office:value-type="float" office:value="0.68702" calcext:value-type="float">
            <text:p>0,68702</text:p>
          </table:table-cell>
          <table:table-cell office:value-type="float" office:value="0.476227" calcext:value-type="float">
            <text:p>0,476227</text:p>
          </table:table-cell>
          <table:table-cell office:value-type="float" office:value="0.153715" calcext:value-type="float">
            <text:p>0,153715</text:p>
          </table:table-cell>
        </table:table-row>
        <table:table-row table:style-name="ro1">
          <table:table-cell table:number-columns-repeated="4" office:value-type="float" office:value="2.06676" calcext:value-type="float">
            <text:p>2,06676</text:p>
          </table:table-cell>
          <table:table-cell office:value-type="float" office:value="2.07584" calcext:value-type="float">
            <text:p>2,07584</text:p>
          </table:table-cell>
          <table:table-cell office:value-type="float" office:value="2.06676" calcext:value-type="float">
            <text:p>2,06676</text:p>
          </table:table-cell>
          <table:table-cell office:value-type="float" office:value="2.24636" calcext:value-type="float">
            <text:p>2,24636</text:p>
          </table:table-cell>
          <table:table-cell office:value-type="float" office:value="2.06676" calcext:value-type="float">
            <text:p>2,06676</text:p>
          </table:table-cell>
          <table:table-cell office:value-type="float" office:value="1.79196" calcext:value-type="float">
            <text:p>1,79196</text:p>
          </table:table-cell>
        </table:table-row>
        <table:table-row table:style-name="ro1">
          <table:table-cell table:number-columns-repeated="4" office:value-type="float" office:value="3.51269" calcext:value-type="float">
            <text:p>3,51269</text:p>
          </table:table-cell>
          <table:table-cell office:value-type="float" office:value="3.52062" calcext:value-type="float">
            <text:p>3,52062</text:p>
          </table:table-cell>
          <table:table-cell office:value-type="float" office:value="3.51269" calcext:value-type="float">
            <text:p>3,51269</text:p>
          </table:table-cell>
          <table:table-cell office:value-type="float" office:value="3.66394" calcext:value-type="float">
            <text:p>3,66394</text:p>
          </table:table-cell>
          <table:table-cell office:value-type="float" office:value="3.51269" calcext:value-type="float">
            <text:p>3,51269</text:p>
          </table:table-cell>
          <table:table-cell office:value-type="float" office:value="3.28127" calcext:value-type="float">
            <text:p>3,28127</text:p>
          </table:table-cell>
        </table:table-row>
        <table:table-row table:style-name="ro1">
          <table:table-cell table:number-columns-repeated="4" office:value-type="float" office:value="4.82718" calcext:value-type="float">
            <text:p>4,82718</text:p>
          </table:table-cell>
          <table:table-cell office:value-type="float" office:value="4.83402" calcext:value-type="float">
            <text:p>4,83402</text:p>
          </table:table-cell>
          <table:table-cell office:value-type="float" office:value="4.82718" calcext:value-type="float">
            <text:p>4,82718</text:p>
          </table:table-cell>
          <table:table-cell office:value-type="float" office:value="4.95266" calcext:value-type="float">
            <text:p>4,95266</text:p>
          </table:table-cell>
          <table:table-cell office:value-type="float" office:value="4.82718" calcext:value-type="float">
            <text:p>4,82718</text:p>
          </table:table-cell>
          <table:table-cell office:value-type="float" office:value="4.63519" calcext:value-type="float">
            <text:p>4,63519</text:p>
          </table:table-cell>
        </table:table-row>
        <table:table-row table:style-name="ro1">
          <table:table-cell table:number-columns-repeated="4" office:value-type="float" office:value="6.02216" calcext:value-type="float">
            <text:p>6,02216</text:p>
          </table:table-cell>
          <table:table-cell office:value-type="float" office:value="6.02799" calcext:value-type="float">
            <text:p>6,02799</text:p>
          </table:table-cell>
          <table:table-cell office:value-type="float" office:value="6.02216" calcext:value-type="float">
            <text:p>6,02216</text:p>
          </table:table-cell>
          <table:table-cell office:value-type="float" office:value="6.12421" calcext:value-type="float">
            <text:p>6,12421</text:p>
          </table:table-cell>
          <table:table-cell office:value-type="float" office:value="6.02216" calcext:value-type="float">
            <text:p>6,02216</text:p>
          </table:table-cell>
          <table:table-cell office:value-type="float" office:value="5.86603" calcext:value-type="float">
            <text:p>5,86603</text:p>
          </table:table-cell>
        </table:table-row>
        <table:table-row table:style-name="ro1">
          <table:table-cell table:number-columns-repeated="4" office:value-type="float" office:value="7.10852" calcext:value-type="float">
            <text:p>7,10852</text:p>
          </table:table-cell>
          <table:table-cell office:value-type="float" office:value="7.1134" calcext:value-type="float">
            <text:p>7,1134</text:p>
          </table:table-cell>
          <table:table-cell office:value-type="float" office:value="7.10852" calcext:value-type="float">
            <text:p>7,10852</text:p>
          </table:table-cell>
          <table:table-cell office:value-type="float" office:value="7.18926" calcext:value-type="float">
            <text:p>7,18926</text:p>
          </table:table-cell>
          <table:table-cell office:value-type="float" office:value="7.10852" calcext:value-type="float">
            <text:p>7,10852</text:p>
          </table:table-cell>
          <table:table-cell office:value-type="float" office:value="6.98497" calcext:value-type="float">
            <text:p>6,98497</text:p>
          </table:table-cell>
        </table:table-row>
        <table:table-row table:style-name="ro1">
          <table:table-cell table:number-columns-repeated="4" office:value-type="float" office:value="8.09611" calcext:value-type="float">
            <text:p>8,09611</text:p>
          </table:table-cell>
          <table:table-cell office:value-type="float" office:value="8.1001" calcext:value-type="float">
            <text:p>8,1001</text:p>
          </table:table-cell>
          <table:table-cell office:value-type="float" office:value="8.09611" calcext:value-type="float">
            <text:p>8,09611</text:p>
          </table:table-cell>
          <table:table-cell office:value-type="float" office:value="8.15749" calcext:value-type="float">
            <text:p>8,15749</text:p>
          </table:table-cell>
          <table:table-cell office:value-type="float" office:value="8.09611" calcext:value-type="float">
            <text:p>8,09611</text:p>
          </table:table-cell>
          <table:table-cell office:value-type="float" office:value="8.00219" calcext:value-type="float">
            <text:p>8,00219</text:p>
          </table:table-cell>
        </table:table-row>
        <table:table-row table:style-name="ro1">
          <table:table-cell table:number-columns-repeated="4" office:value-type="float" office:value="8.99392" calcext:value-type="float">
            <text:p>8,99392</text:p>
          </table:table-cell>
          <table:table-cell office:value-type="float" office:value="8.99708" calcext:value-type="float">
            <text:p>8,99708</text:p>
          </table:table-cell>
          <table:table-cell office:value-type="float" office:value="8.99392" calcext:value-type="float">
            <text:p>8,99392</text:p>
          </table:table-cell>
          <table:table-cell office:value-type="float" office:value="9.0377" calcext:value-type="float">
            <text:p>9,0377</text:p>
          </table:table-cell>
          <table:table-cell office:value-type="float" office:value="8.99392" calcext:value-type="float">
            <text:p>8,99392</text:p>
          </table:table-cell>
          <table:table-cell office:value-type="float" office:value="8.92694" calcext:value-type="float">
            <text:p>8,92694</text:p>
          </table:table-cell>
        </table:table-row>
        <table:table-row table:style-name="ro1">
          <table:table-cell table:number-columns-repeated="4" office:value-type="float" office:value="9.81011" calcext:value-type="float">
            <text:p>9,81011</text:p>
          </table:table-cell>
          <table:table-cell office:value-type="float" office:value="9.8125" calcext:value-type="float">
            <text:p>9,8125</text:p>
          </table:table-cell>
          <table:table-cell office:value-type="float" office:value="9.81011" calcext:value-type="float">
            <text:p>9,81011</text:p>
          </table:table-cell>
          <table:table-cell office:value-type="float" office:value="9.83789" calcext:value-type="float">
            <text:p>9,83789</text:p>
          </table:table-cell>
          <table:table-cell office:value-type="float" office:value="9.81011" calcext:value-type="float">
            <text:p>9,81011</text:p>
          </table:table-cell>
          <table:table-cell office:value-type="float" office:value="9.76762" calcext:value-type="float">
            <text:p>9,76762</text:p>
          </table:table-cell>
        </table:table-row>
        <table:table-row table:style-name="ro1">
          <table:table-cell table:number-columns-repeated="4" office:value-type="float" office:value="10.5521" calcext:value-type="float">
            <text:p>10,5521</text:p>
          </table:table-cell>
          <table:table-cell office:value-type="float" office:value="10.5538" calcext:value-type="float">
            <text:p>10,5538</text:p>
          </table:table-cell>
          <table:table-cell office:value-type="float" office:value="10.5521" calcext:value-type="float">
            <text:p>10,5521</text:p>
          </table:table-cell>
          <table:table-cell office:value-type="float" office:value="10.5653" calcext:value-type="float">
            <text:p>10,5653</text:p>
          </table:table-cell>
          <table:table-cell office:value-type="float" office:value="10.5521" calcext:value-type="float">
            <text:p>10,5521</text:p>
          </table:table-cell>
          <table:table-cell office:value-type="float" office:value="10.5319" calcext:value-type="float">
            <text:p>10,5319</text:p>
          </table:table-cell>
        </table:table-row>
        <table:table-row table:style-name="ro1">
          <table:table-cell table:number-columns-repeated="4" office:value-type="float" office:value="11.098" calcext:value-type="float">
            <text:p>11,098</text:p>
          </table:table-cell>
          <table:table-cell office:value-type="float" office:value="11.0989" calcext:value-type="float">
            <text:p>11,0989</text:p>
          </table:table-cell>
          <table:table-cell office:value-type="float" office:value="11.098" calcext:value-type="float">
            <text:p>11,098</text:p>
          </table:table-cell>
          <table:table-cell office:value-type="float" office:value="11.0961" calcext:value-type="float">
            <text:p>11,0961</text:p>
          </table:table-cell>
          <table:table-cell office:value-type="float" office:value="11.098" calcext:value-type="float">
            <text:p>11,098</text:p>
          </table:table-cell>
          <table:table-cell office:value-type="float" office:value="11.1008" calcext:value-type="float">
            <text:p>11,1008</text:p>
          </table:table-cell>
        </table:table-row>
        <table:table-row table:style-name="ro1">
          <table:table-cell table:number-columns-repeated="4" office:value-type="float" office:value="11.7278" calcext:value-type="float">
            <text:p>11,7278</text:p>
          </table:table-cell>
          <table:table-cell office:value-type="float" office:value="11.7287" calcext:value-type="float">
            <text:p>11,7287</text:p>
          </table:table-cell>
          <table:table-cell office:value-type="float" office:value="11.7278" calcext:value-type="float">
            <text:p>11,7278</text:p>
          </table:table-cell>
          <table:table-cell office:value-type="float" office:value="11.7259" calcext:value-type="float">
            <text:p>11,7259</text:p>
          </table:table-cell>
          <table:table-cell office:value-type="float" office:value="11.7278" calcext:value-type="float">
            <text:p>11,7278</text:p>
          </table:table-cell>
          <table:table-cell office:value-type="float" office:value="11.7353" calcext:value-type="float">
            <text:p>11,7353</text:p>
          </table:table-cell>
        </table:table-row>
        <table:table-row table:style-name="ro1">
          <table:table-cell table:number-columns-repeated="4" office:value-type="float" office:value="12.3856" calcext:value-type="float">
            <text:p>12,3856</text:p>
          </table:table-cell>
          <table:table-cell office:value-type="float" office:value="12.3866" calcext:value-type="float">
            <text:p>12,3866</text:p>
          </table:table-cell>
          <table:table-cell office:value-type="float" office:value="12.3856" calcext:value-type="float">
            <text:p>12,3856</text:p>
          </table:table-cell>
          <table:table-cell office:value-type="float" office:value="12.3837" calcext:value-type="float">
            <text:p>12,3837</text:p>
          </table:table-cell>
          <table:table-cell office:value-type="float" office:value="12.3856" calcext:value-type="float">
            <text:p>12,3856</text:p>
          </table:table-cell>
          <table:table-cell office:value-type="float" office:value="12.398" calcext:value-type="float">
            <text:p>12,398</text:p>
          </table:table-cell>
        </table:table-row>
        <table:table-row table:style-name="ro1">
          <table:table-cell table:number-columns-repeated="4" office:value-type="float" office:value="13.0976" calcext:value-type="float">
            <text:p>13,0976</text:p>
          </table:table-cell>
          <table:table-cell office:value-type="float" office:value="13.0988" calcext:value-type="float">
            <text:p>13,0988</text:p>
          </table:table-cell>
          <table:table-cell office:value-type="float" office:value="13.0976" calcext:value-type="float">
            <text:p>13,0976</text:p>
          </table:table-cell>
          <table:table-cell office:value-type="float" office:value="13.0958" calcext:value-type="float">
            <text:p>13,0958</text:p>
          </table:table-cell>
          <table:table-cell office:value-type="float" office:value="13.0976" calcext:value-type="float">
            <text:p>13,0976</text:p>
          </table:table-cell>
          <table:table-cell office:value-type="float" office:value="13.1153" calcext:value-type="float">
            <text:p>13,1153</text:p>
          </table:table-cell>
        </table:table-row>
        <table:table-row table:style-name="ro1">
          <table:table-cell table:number-columns-repeated="4" office:value-type="float" office:value="13.8864" calcext:value-type="float">
            <text:p>13,8864</text:p>
          </table:table-cell>
          <table:table-cell office:value-type="float" office:value="13.8876" calcext:value-type="float">
            <text:p>13,8876</text:p>
          </table:table-cell>
          <table:table-cell office:value-type="float" office:value="13.8864" calcext:value-type="float">
            <text:p>13,8864</text:p>
          </table:table-cell>
          <table:table-cell office:value-type="float" office:value="13.8845" calcext:value-type="float">
            <text:p>13,8845</text:p>
          </table:table-cell>
          <table:table-cell office:value-type="float" office:value="13.8864" calcext:value-type="float">
            <text:p>13,8864</text:p>
          </table:table-cell>
          <table:table-cell office:value-type="float" office:value="13.9097" calcext:value-type="float">
            <text:p>13,9097</text:p>
          </table:table-cell>
        </table:table-row>
        <table:table-row table:style-name="ro1">
          <table:table-cell table:number-columns-repeated="4" office:value-type="float" office:value="14.769" calcext:value-type="float">
            <text:p>14,769</text:p>
          </table:table-cell>
          <table:table-cell office:value-type="float" office:value="14.7703" calcext:value-type="float">
            <text:p>14,7703</text:p>
          </table:table-cell>
          <table:table-cell office:value-type="float" office:value="14.769" calcext:value-type="float">
            <text:p>14,769</text:p>
          </table:table-cell>
          <table:table-cell office:value-type="float" office:value="14.7672" calcext:value-type="float">
            <text:p>14,7672</text:p>
          </table:table-cell>
          <table:table-cell office:value-type="float" office:value="14.769" calcext:value-type="float">
            <text:p>14,769</text:p>
          </table:table-cell>
          <table:table-cell office:value-type="float" office:value="14.7986" calcext:value-type="float">
            <text:p>14,7986</text:p>
          </table:table-cell>
        </table:table-row>
        <table:table-row table:style-name="ro1">
          <table:table-cell table:number-columns-repeated="4" office:value-type="float" office:value="15.7565" calcext:value-type="float">
            <text:p>15,7565</text:p>
          </table:table-cell>
          <table:table-cell office:value-type="float" office:value="15.7578" calcext:value-type="float">
            <text:p>15,7578</text:p>
          </table:table-cell>
          <table:table-cell office:value-type="float" office:value="15.7565" calcext:value-type="float">
            <text:p>15,7565</text:p>
          </table:table-cell>
          <table:table-cell office:value-type="float" office:value="15.7546" calcext:value-type="float">
            <text:p>15,7546</text:p>
          </table:table-cell>
          <table:table-cell office:value-type="float" office:value="15.7565" calcext:value-type="float">
            <text:p>15,7565</text:p>
          </table:table-cell>
          <table:table-cell office:value-type="float" office:value="15.7927" calcext:value-type="float">
            <text:p>15,7927</text:p>
          </table:table-cell>
        </table:table-row>
        <table:table-row table:style-name="ro1">
          <table:table-cell table:number-columns-repeated="4" office:value-type="float" office:value="16.8524" calcext:value-type="float">
            <text:p>16,8524</text:p>
          </table:table-cell>
          <table:table-cell office:value-type="float" office:value="16.8537" calcext:value-type="float">
            <text:p>16,8537</text:p>
          </table:table-cell>
          <table:table-cell office:value-type="float" office:value="16.8524" calcext:value-type="float">
            <text:p>16,8524</text:p>
          </table:table-cell>
          <table:table-cell office:value-type="float" office:value="16.8505" calcext:value-type="float">
            <text:p>16,8505</text:p>
          </table:table-cell>
          <table:table-cell office:value-type="float" office:value="16.8524" calcext:value-type="float">
            <text:p>16,8524</text:p>
          </table:table-cell>
          <table:table-cell office:value-type="float" office:value="16.8954" calcext:value-type="float">
            <text:p>16,8954</text:p>
          </table:table-cell>
        </table:table-row>
        <table:table-row table:style-name="ro1">
          <table:table-cell table:number-columns-repeated="4" office:value-type="float" office:value="18.053" calcext:value-type="float">
            <text:p>18,053</text:p>
          </table:table-cell>
          <table:table-cell office:value-type="float" office:value="18.0544" calcext:value-type="float">
            <text:p>18,0544</text:p>
          </table:table-cell>
          <table:table-cell office:value-type="float" office:value="18.053" calcext:value-type="float">
            <text:p>18,053</text:p>
          </table:table-cell>
          <table:table-cell office:value-type="float" office:value="18.0512" calcext:value-type="float">
            <text:p>18,0512</text:p>
          </table:table-cell>
          <table:table-cell office:value-type="float" office:value="18.053" calcext:value-type="float">
            <text:p>18,053</text:p>
          </table:table-cell>
          <table:table-cell office:value-type="float" office:value="18.1029" calcext:value-type="float">
            <text:p>18,1029</text:p>
          </table:table-cell>
        </table:table-row>
        <table:table-row table:style-name="ro1">
          <table:table-cell table:number-columns-repeated="4" office:value-type="float" office:value="19.3476" calcext:value-type="float">
            <text:p>19,3476</text:p>
          </table:table-cell>
          <table:table-cell office:value-type="float" office:value="19.3491" calcext:value-type="float">
            <text:p>19,3491</text:p>
          </table:table-cell>
          <table:table-cell office:value-type="float" office:value="19.3476" calcext:value-type="float">
            <text:p>19,3476</text:p>
          </table:table-cell>
          <table:table-cell office:value-type="float" office:value="19.3458" calcext:value-type="float">
            <text:p>19,3458</text:p>
          </table:table-cell>
          <table:table-cell office:value-type="float" office:value="19.3476" calcext:value-type="float">
            <text:p>19,3476</text:p>
          </table:table-cell>
          <table:table-cell office:value-type="float" office:value="19.4037" calcext:value-type="float">
            <text:p>19,4037</text:p>
          </table:table-cell>
        </table:table-row>
        <table:table-row table:style-name="ro1">
          <table:table-cell table:number-columns-repeated="4" office:value-type="float" office:value="20.7189" calcext:value-type="float">
            <text:p>20,7189</text:p>
          </table:table-cell>
          <table:table-cell office:value-type="float" office:value="20.7207" calcext:value-type="float">
            <text:p>20,7207</text:p>
          </table:table-cell>
          <table:table-cell office:value-type="float" office:value="20.7189" calcext:value-type="float">
            <text:p>20,7189</text:p>
          </table:table-cell>
          <table:table-cell office:value-type="float" office:value="20.717" calcext:value-type="float">
            <text:p>20,717</text:p>
          </table:table-cell>
          <table:table-cell office:value-type="float" office:value="20.7189" calcext:value-type="float">
            <text:p>20,7189</text:p>
          </table:table-cell>
          <table:table-cell office:value-type="float" office:value="20.7802" calcext:value-type="float">
            <text:p>20,7802</text:p>
          </table:table-cell>
        </table:table-row>
        <table:table-row table:style-name="ro1">
          <table:table-cell table:number-columns-repeated="4" office:value-type="float" office:value="22.1444" calcext:value-type="float">
            <text:p>22,1444</text:p>
          </table:table-cell>
          <table:table-cell office:value-type="float" office:value="22.1466" calcext:value-type="float">
            <text:p>22,1466</text:p>
          </table:table-cell>
          <table:table-cell office:value-type="float" office:value="22.1444" calcext:value-type="float">
            <text:p>22,1444</text:p>
          </table:table-cell>
          <table:table-cell office:value-type="float" office:value="22.1426" calcext:value-type="float">
            <text:p>22,1426</text:p>
          </table:table-cell>
          <table:table-cell office:value-type="float" office:value="22.1444" calcext:value-type="float">
            <text:p>22,1444</text:p>
          </table:table-cell>
          <table:table-cell office:value-type="float" office:value="22.2092" calcext:value-type="float">
            <text:p>22,2092</text:p>
          </table:table-cell>
        </table:table-row>
        <table:table-row table:style-name="ro1">
          <table:table-cell table:number-columns-repeated="4" office:value-type="float" office:value="23.598" calcext:value-type="float">
            <text:p>23,598</text:p>
          </table:table-cell>
          <table:table-cell office:value-type="float" office:value="23.6009" calcext:value-type="float">
            <text:p>23,6009</text:p>
          </table:table-cell>
          <table:table-cell office:value-type="float" office:value="23.598" calcext:value-type="float">
            <text:p>23,598</text:p>
          </table:table-cell>
          <table:table-cell office:value-type="float" office:value="23.5961" calcext:value-type="float">
            <text:p>23,5961</text:p>
          </table:table-cell>
          <table:table-cell office:value-type="float" office:value="23.598" calcext:value-type="float">
            <text:p>23,598</text:p>
          </table:table-cell>
          <table:table-cell office:value-type="float" office:value="23.6641" calcext:value-type="float">
            <text:p>23,6641</text:p>
          </table:table-cell>
        </table:table-row>
        <table:table-row table:style-name="ro1">
          <table:table-cell table:number-columns-repeated="4" office:value-type="float" office:value="25.0516" calcext:value-type="float">
            <text:p>25,0516</text:p>
          </table:table-cell>
          <table:table-cell office:value-type="float" office:value="25.0555" calcext:value-type="float">
            <text:p>25,0555</text:p>
          </table:table-cell>
          <table:table-cell office:value-type="float" office:value="25.0516" calcext:value-type="float">
            <text:p>25,0516</text:p>
          </table:table-cell>
          <table:table-cell office:value-type="float" office:value="25.0497" calcext:value-type="float">
            <text:p>25,0497</text:p>
          </table:table-cell>
          <table:table-cell office:value-type="float" office:value="25.0516" calcext:value-type="float">
            <text:p>25,0516</text:p>
          </table:table-cell>
          <table:table-cell office:value-type="float" office:value="25.1165" calcext:value-type="float">
            <text:p>25,1165</text:p>
          </table:table-cell>
        </table:table-row>
        <table:table-row table:style-name="ro1">
          <table:table-cell table:number-columns-repeated="4" office:value-type="float" office:value="26.4771" calcext:value-type="float">
            <text:p>26,4771</text:p>
          </table:table-cell>
          <table:table-cell office:value-type="float" office:value="26.4823" calcext:value-type="float">
            <text:p>26,4823</text:p>
          </table:table-cell>
          <table:table-cell office:value-type="float" office:value="26.4771" calcext:value-type="float">
            <text:p>26,4771</text:p>
          </table:table-cell>
          <table:table-cell office:value-type="float" office:value="26.4753" calcext:value-type="float">
            <text:p>26,4753</text:p>
          </table:table-cell>
          <table:table-cell office:value-type="float" office:value="26.4771" calcext:value-type="float">
            <text:p>26,4771</text:p>
          </table:table-cell>
          <table:table-cell office:value-type="float" office:value="26.5384" calcext:value-type="float">
            <text:p>26,5384</text:p>
          </table:table-cell>
        </table:table-row>
        <table:table-row table:style-name="ro1">
          <table:table-cell table:number-columns-repeated="4" office:value-type="float" office:value="27.8484" calcext:value-type="float">
            <text:p>27,8484</text:p>
          </table:table-cell>
          <table:table-cell office:value-type="float" office:value="27.8552" calcext:value-type="float">
            <text:p>27,8552</text:p>
          </table:table-cell>
          <table:table-cell office:value-type="float" office:value="27.8484" calcext:value-type="float">
            <text:p>27,8484</text:p>
          </table:table-cell>
          <table:table-cell office:value-type="float" office:value="27.8465" calcext:value-type="float">
            <text:p>27,8465</text:p>
          </table:table-cell>
          <table:table-cell office:value-type="float" office:value="27.8484" calcext:value-type="float">
            <text:p>27,8484</text:p>
          </table:table-cell>
          <table:table-cell office:value-type="float" office:value="27.9043" calcext:value-type="float">
            <text:p>27,9043</text:p>
          </table:table-cell>
        </table:table-row>
        <table:table-row table:style-name="ro1">
          <table:table-cell table:number-columns-repeated="4" office:value-type="float" office:value="29.143" calcext:value-type="float">
            <text:p>29,143</text:p>
          </table:table-cell>
          <table:table-cell office:value-type="float" office:value="29.1516" calcext:value-type="float">
            <text:p>29,1516</text:p>
          </table:table-cell>
          <table:table-cell office:value-type="float" office:value="29.143" calcext:value-type="float">
            <text:p>29,143</text:p>
          </table:table-cell>
          <table:table-cell office:value-type="float" office:value="29.1411" calcext:value-type="float">
            <text:p>29,1411</text:p>
          </table:table-cell>
          <table:table-cell office:value-type="float" office:value="29.143" calcext:value-type="float">
            <text:p>29,143</text:p>
          </table:table-cell>
          <table:table-cell office:value-type="float" office:value="29.1922" calcext:value-type="float">
            <text:p>29,1922</text:p>
          </table:table-cell>
        </table:table-row>
        <table:table-row table:style-name="ro1">
          <table:table-cell table:number-columns-repeated="4" office:value-type="float" office:value="30.3437" calcext:value-type="float">
            <text:p>30,3437</text:p>
          </table:table-cell>
          <table:table-cell office:value-type="float" office:value="30.3543" calcext:value-type="float">
            <text:p>30,3543</text:p>
          </table:table-cell>
          <table:table-cell office:value-type="float" office:value="30.3437" calcext:value-type="float">
            <text:p>30,3437</text:p>
          </table:table-cell>
          <table:table-cell office:value-type="float" office:value="30.3418" calcext:value-type="float">
            <text:p>30,3418</text:p>
          </table:table-cell>
          <table:table-cell office:value-type="float" office:value="30.3437" calcext:value-type="float">
            <text:p>30,3437</text:p>
          </table:table-cell>
          <table:table-cell office:value-type="float" office:value="30.3855" calcext:value-type="float">
            <text:p>30,3855</text:p>
          </table:table-cell>
        </table:table-row>
        <table:table-row table:style-name="ro1">
          <table:table-cell table:number-columns-repeated="4" office:value-type="float" office:value="31.4396" calcext:value-type="float">
            <text:p>31,4396</text:p>
          </table:table-cell>
          <table:table-cell office:value-type="float" office:value="31.4523" calcext:value-type="float">
            <text:p>31,4523</text:p>
          </table:table-cell>
          <table:table-cell office:value-type="float" office:value="31.4396" calcext:value-type="float">
            <text:p>31,4396</text:p>
          </table:table-cell>
          <table:table-cell office:value-type="float" office:value="31.4377" calcext:value-type="float">
            <text:p>31,4377</text:p>
          </table:table-cell>
          <table:table-cell office:value-type="float" office:value="31.4396" calcext:value-type="float">
            <text:p>31,4396</text:p>
          </table:table-cell>
          <table:table-cell office:value-type="float" office:value="31.4739" calcext:value-type="float">
            <text:p>31,4739</text:p>
          </table:table-cell>
        </table:table-row>
        <table:table-row table:style-name="ro1">
          <table:table-cell table:number-columns-repeated="4" office:value-type="float" office:value="32.427" calcext:value-type="float">
            <text:p>32,427</text:p>
          </table:table-cell>
          <table:table-cell office:value-type="float" office:value="32.4418" calcext:value-type="float">
            <text:p>32,4418</text:p>
          </table:table-cell>
          <table:table-cell office:value-type="float" office:value="32.427" calcext:value-type="float">
            <text:p>32,427</text:p>
          </table:table-cell>
          <table:table-cell office:value-type="float" office:value="32.4251" calcext:value-type="float">
            <text:p>32,4251</text:p>
          </table:table-cell>
          <table:table-cell office:value-type="float" office:value="32.427" calcext:value-type="float">
            <text:p>32,427</text:p>
          </table:table-cell>
          <table:table-cell office:value-type="float" office:value="32.454" calcext:value-type="float">
            <text:p>32,454</text:p>
          </table:table-cell>
        </table:table-row>
        <table:table-row table:style-name="ro1">
          <table:table-cell table:number-columns-repeated="4" office:value-type="float" office:value="33.3097" calcext:value-type="float">
            <text:p>33,3097</text:p>
          </table:table-cell>
          <table:table-cell office:value-type="float" office:value="33.3266" calcext:value-type="float">
            <text:p>33,3266</text:p>
          </table:table-cell>
          <table:table-cell office:value-type="float" office:value="33.3097" calcext:value-type="float">
            <text:p>33,3097</text:p>
          </table:table-cell>
          <table:table-cell office:value-type="float" office:value="33.3078" calcext:value-type="float">
            <text:p>33,3078</text:p>
          </table:table-cell>
          <table:table-cell office:value-type="float" office:value="33.3097" calcext:value-type="float">
            <text:p>33,3097</text:p>
          </table:table-cell>
          <table:table-cell office:value-type="float" office:value="33.3298" calcext:value-type="float">
            <text:p>33,3298</text:p>
          </table:table-cell>
        </table:table-row>
        <table:table-row table:style-name="ro1">
          <table:table-cell table:number-columns-repeated="4" office:value-type="float" office:value="34.0984" calcext:value-type="float">
            <text:p>34,0984</text:p>
          </table:table-cell>
          <table:table-cell office:value-type="float" office:value="34.1173" calcext:value-type="float">
            <text:p>34,1173</text:p>
          </table:table-cell>
          <table:table-cell office:value-type="float" office:value="34.0984" calcext:value-type="float">
            <text:p>34,0984</text:p>
          </table:table-cell>
          <table:table-cell office:value-type="float" office:value="34.0965" calcext:value-type="float">
            <text:p>34,0965</text:p>
          </table:table-cell>
          <table:table-cell office:value-type="float" office:value="34.0984" calcext:value-type="float">
            <text:p>34,0984</text:p>
          </table:table-cell>
          <table:table-cell office:value-type="float" office:value="34.1122" calcext:value-type="float">
            <text:p>34,1122</text:p>
          </table:table-cell>
        </table:table-row>
        <table:table-row table:style-name="ro1">
          <table:table-cell table:number-columns-repeated="4" office:value-type="float" office:value="34.8105" calcext:value-type="float">
            <text:p>34,8105</text:p>
          </table:table-cell>
          <table:table-cell office:value-type="float" office:value="34.8312" calcext:value-type="float">
            <text:p>34,8312</text:p>
          </table:table-cell>
          <table:table-cell office:value-type="float" office:value="34.8105" calcext:value-type="float">
            <text:p>34,8105</text:p>
          </table:table-cell>
          <table:table-cell office:value-type="float" office:value="34.8086" calcext:value-type="float">
            <text:p>34,8086</text:p>
          </table:table-cell>
          <table:table-cell office:value-type="float" office:value="34.8105" calcext:value-type="float">
            <text:p>34,8105</text:p>
          </table:table-cell>
          <table:table-cell office:value-type="float" office:value="34.8183" calcext:value-type="float">
            <text:p>34,8183</text:p>
          </table:table-cell>
        </table:table-row>
        <table:table-row table:style-name="ro1">
          <table:table-cell table:number-columns-repeated="4" office:value-type="float" office:value="35.4683" calcext:value-type="float">
            <text:p>35,4683</text:p>
          </table:table-cell>
          <table:table-cell office:value-type="float" office:value="35.4909" calcext:value-type="float">
            <text:p>35,4909</text:p>
          </table:table-cell>
          <table:table-cell office:value-type="float" office:value="35.4683" calcext:value-type="float">
            <text:p>35,4683</text:p>
          </table:table-cell>
          <table:table-cell office:value-type="float" office:value="35.4664" calcext:value-type="float">
            <text:p>35,4664</text:p>
          </table:table-cell>
          <table:table-cell office:value-type="float" office:value="35.4683" calcext:value-type="float">
            <text:p>35,4683</text:p>
          </table:table-cell>
          <table:table-cell office:value-type="float" office:value="35.4707" calcext:value-type="float">
            <text:p>35,4707</text:p>
          </table:table-cell>
        </table:table-row>
        <table:table-row table:style-name="ro1">
          <table:table-cell table:number-columns-repeated="4" office:value-type="float" office:value="36.098" calcext:value-type="float">
            <text:p>36,098</text:p>
          </table:table-cell>
          <table:table-cell office:value-type="float" office:value="36.1224" calcext:value-type="float">
            <text:p>36,1224</text:p>
          </table:table-cell>
          <table:table-cell office:value-type="float" office:value="36.098" calcext:value-type="float">
            <text:p>36,098</text:p>
          </table:table-cell>
          <table:table-cell office:value-type="float" office:value="36.0961" calcext:value-type="float">
            <text:p>36,0961</text:p>
          </table:table-cell>
          <table:table-cell office:value-type="float" office:value="36.098" calcext:value-type="float">
            <text:p>36,098</text:p>
          </table:table-cell>
          <table:table-cell office:value-type="float" office:value="36.0951" calcext:value-type="float">
            <text:p>36,0951</text:p>
          </table:table-cell>
        </table:table-row>
        <table:table-row table:style-name="ro1">
          <table:table-cell table:number-columns-repeated="4" office:value-type="float" office:value="36.9012" calcext:value-type="float">
            <text:p>36,9012</text:p>
          </table:table-cell>
          <table:table-cell office:value-type="float" office:value="36.9275" calcext:value-type="float">
            <text:p>36,9275</text:p>
          </table:table-cell>
          <table:table-cell office:value-type="float" office:value="36.9012" calcext:value-type="float">
            <text:p>36,9012</text:p>
          </table:table-cell>
          <table:table-cell office:value-type="float" office:value="36.8615" calcext:value-type="float">
            <text:p>36,8615</text:p>
          </table:table-cell>
          <table:table-cell office:value-type="float" office:value="36.9012" calcext:value-type="float">
            <text:p>36,9012</text:p>
          </table:table-cell>
          <table:table-cell office:value-type="float" office:value="36.8809" calcext:value-type="float">
            <text:p>36,8809</text:p>
          </table:table-cell>
        </table:table-row>
        <table:table-row table:style-name="ro1">
          <table:table-cell table:number-columns-repeated="4" office:value-type="float" office:value="37.6432" calcext:value-type="float">
            <text:p>37,6432</text:p>
          </table:table-cell>
          <table:table-cell office:value-type="float" office:value="37.6726" calcext:value-type="float">
            <text:p>37,6726</text:p>
          </table:table-cell>
          <table:table-cell office:value-type="float" office:value="37.6432" calcext:value-type="float">
            <text:p>37,6432</text:p>
          </table:table-cell>
          <table:table-cell office:value-type="float" office:value="37.5599" calcext:value-type="float">
            <text:p>37,5599</text:p>
          </table:table-cell>
          <table:table-cell office:value-type="float" office:value="37.6432" calcext:value-type="float">
            <text:p>37,6432</text:p>
          </table:table-cell>
          <table:table-cell office:value-type="float" office:value="37.6007" calcext:value-type="float">
            <text:p>37,6007</text:p>
          </table:table-cell>
        </table:table-row>
        <table:table-row table:style-name="ro1">
          <table:table-cell table:number-columns-repeated="4" office:value-type="float" office:value="38.4594" calcext:value-type="float">
            <text:p>38,4594</text:p>
          </table:table-cell>
          <table:table-cell office:value-type="float" office:value="38.4923" calcext:value-type="float">
            <text:p>38,4923</text:p>
          </table:table-cell>
          <table:table-cell office:value-type="float" office:value="38.4594" calcext:value-type="float">
            <text:p>38,4594</text:p>
          </table:table-cell>
          <table:table-cell office:value-type="float" office:value="38.328" calcext:value-type="float">
            <text:p>38,328</text:p>
          </table:table-cell>
          <table:table-cell office:value-type="float" office:value="38.4594" calcext:value-type="float">
            <text:p>38,4594</text:p>
          </table:table-cell>
          <table:table-cell office:value-type="float" office:value="38.3924" calcext:value-type="float">
            <text:p>38,3924</text:p>
          </table:table-cell>
        </table:table-row>
        <table:table-row table:style-name="ro1">
          <table:table-cell table:number-columns-repeated="4" office:value-type="float" office:value="39.3572" calcext:value-type="float">
            <text:p>39,3572</text:p>
          </table:table-cell>
          <table:table-cell office:value-type="float" office:value="39.3941" calcext:value-type="float">
            <text:p>39,3941</text:p>
          </table:table-cell>
          <table:table-cell office:value-type="float" office:value="39.3572" calcext:value-type="float">
            <text:p>39,3572</text:p>
          </table:table-cell>
          <table:table-cell office:value-type="float" office:value="39.173" calcext:value-type="float">
            <text:p>39,173</text:p>
          </table:table-cell>
          <table:table-cell office:value-type="float" office:value="39.3572" calcext:value-type="float">
            <text:p>39,3572</text:p>
          </table:table-cell>
          <table:table-cell office:value-type="float" office:value="39.2633" calcext:value-type="float">
            <text:p>39,2633</text:p>
          </table:table-cell>
        </table:table-row>
        <table:table-row table:style-name="ro1">
          <table:table-cell table:number-columns-repeated="4" office:value-type="float" office:value="40.3448" calcext:value-type="float">
            <text:p>40,3448</text:p>
          </table:table-cell>
          <table:table-cell office:value-type="float" office:value="40.3861" calcext:value-type="float">
            <text:p>40,3861</text:p>
          </table:table-cell>
          <table:table-cell office:value-type="float" office:value="40.3448" calcext:value-type="float">
            <text:p>40,3448</text:p>
          </table:table-cell>
          <table:table-cell office:value-type="float" office:value="40.1025" calcext:value-type="float">
            <text:p>40,1025</text:p>
          </table:table-cell>
          <table:table-cell office:value-type="float" office:value="40.3448" calcext:value-type="float">
            <text:p>40,3448</text:p>
          </table:table-cell>
          <table:table-cell office:value-type="float" office:value="40.2212" calcext:value-type="float">
            <text:p>40,2212</text:p>
          </table:table-cell>
        </table:table-row>
        <table:table-row table:style-name="ro1">
          <table:table-cell table:number-columns-repeated="4" office:value-type="float" office:value="41.4311" calcext:value-type="float">
            <text:p>41,4311</text:p>
          </table:table-cell>
          <table:table-cell office:value-type="float" office:value="41.4775" calcext:value-type="float">
            <text:p>41,4775</text:p>
          </table:table-cell>
          <table:table-cell office:value-type="float" office:value="41.4311" calcext:value-type="float">
            <text:p>41,4311</text:p>
          </table:table-cell>
          <table:table-cell office:value-type="float" office:value="41.125" calcext:value-type="float">
            <text:p>41,125</text:p>
          </table:table-cell>
          <table:table-cell office:value-type="float" office:value="41.4311" calcext:value-type="float">
            <text:p>41,4311</text:p>
          </table:table-cell>
          <table:table-cell office:value-type="float" office:value="41.275" calcext:value-type="float">
            <text:p>41,275</text:p>
          </table:table-cell>
        </table:table-row>
        <table:table-row table:style-name="ro1">
          <table:table-cell table:number-columns-repeated="4" office:value-type="float" office:value="42.6261" calcext:value-type="float">
            <text:p>42,6261</text:p>
          </table:table-cell>
          <table:table-cell office:value-type="float" office:value="42.6781" calcext:value-type="float">
            <text:p>42,6781</text:p>
          </table:table-cell>
          <table:table-cell office:value-type="float" office:value="42.6261" calcext:value-type="float">
            <text:p>42,6261</text:p>
          </table:table-cell>
          <table:table-cell office:value-type="float" office:value="42.2497" calcext:value-type="float">
            <text:p>42,2497</text:p>
          </table:table-cell>
          <table:table-cell office:value-type="float" office:value="42.6261" calcext:value-type="float">
            <text:p>42,6261</text:p>
          </table:table-cell>
          <table:table-cell office:value-type="float" office:value="42.4341" calcext:value-type="float">
            <text:p>42,4341</text:p>
          </table:table-cell>
        </table:table-row>
        <table:table-row table:style-name="ro1">
          <table:table-cell table:number-columns-repeated="4" office:value-type="float" office:value="43.9406" calcext:value-type="float">
            <text:p>43,9406</text:p>
          </table:table-cell>
          <table:table-cell office:value-type="float" office:value="43.9989" calcext:value-type="float">
            <text:p>43,9989</text:p>
          </table:table-cell>
          <table:table-cell office:value-type="float" office:value="43.9406" calcext:value-type="float">
            <text:p>43,9406</text:p>
          </table:table-cell>
          <table:table-cell office:value-type="float" office:value="43.4868" calcext:value-type="float">
            <text:p>43,4868</text:p>
          </table:table-cell>
          <table:table-cell office:value-type="float" office:value="43.9406" calcext:value-type="float">
            <text:p>43,9406</text:p>
          </table:table-cell>
          <table:table-cell office:value-type="float" office:value="43.7092" calcext:value-type="float">
            <text:p>43,7092</text:p>
          </table:table-cell>
        </table:table-row>
        <table:table-row table:style-name="ro1">
          <table:table-cell table:number-columns-repeated="4" office:value-type="float" office:value="45.3865" calcext:value-type="float">
            <text:p>45,3865</text:p>
          </table:table-cell>
          <table:table-cell office:value-type="float" office:value="45.4519" calcext:value-type="float">
            <text:p>45,4519</text:p>
          </table:table-cell>
          <table:table-cell office:value-type="float" office:value="45.3865" calcext:value-type="float">
            <text:p>45,3865</text:p>
          </table:table-cell>
          <table:table-cell office:value-type="float" office:value="44.8477" calcext:value-type="float">
            <text:p>44,8477</text:p>
          </table:table-cell>
          <table:table-cell office:value-type="float" office:value="45.3865" calcext:value-type="float">
            <text:p>45,3865</text:p>
          </table:table-cell>
          <table:table-cell office:value-type="float" office:value="45.1117" calcext:value-type="float">
            <text:p>45,1117</text:p>
          </table:table-cell>
        </table:table-row>
        <table:table-row table:style-name="ro1">
          <table:table-cell table:number-columns-repeated="4" office:value-type="float" office:value="46.9771" calcext:value-type="float">
            <text:p>46,9771</text:p>
          </table:table-cell>
          <table:table-cell office:value-type="float" office:value="47.0503" calcext:value-type="float">
            <text:p>47,0503</text:p>
          </table:table-cell>
          <table:table-cell office:value-type="float" office:value="46.9771" calcext:value-type="float">
            <text:p>46,9771</text:p>
          </table:table-cell>
          <table:table-cell office:value-type="float" office:value="46.3447" calcext:value-type="float">
            <text:p>46,3447</text:p>
          </table:table-cell>
          <table:table-cell office:value-type="float" office:value="46.9771" calcext:value-type="float">
            <text:p>46,9771</text:p>
          </table:table-cell>
          <table:table-cell office:value-type="float" office:value="46.6546" calcext:value-type="float">
            <text:p>46,6546</text:p>
          </table:table-cell>
        </table:table-row>
        <table:table-row table:style-name="ro1">
          <table:table-cell table:number-columns-repeated="4" office:value-type="float" office:value="48.7266" calcext:value-type="float">
            <text:p>48,7266</text:p>
          </table:table-cell>
          <table:table-cell office:value-type="float" office:value="48.8086" calcext:value-type="float">
            <text:p>48,8086</text:p>
          </table:table-cell>
          <table:table-cell office:value-type="float" office:value="48.7266" calcext:value-type="float">
            <text:p>48,7266</text:p>
          </table:table-cell>
          <table:table-cell office:value-type="float" office:value="47.9914" calcext:value-type="float">
            <text:p>47,9914</text:p>
          </table:table-cell>
          <table:table-cell office:value-type="float" office:value="48.7266" calcext:value-type="float">
            <text:p>48,7266</text:p>
          </table:table-cell>
          <table:table-cell office:value-type="float" office:value="48.3516" calcext:value-type="float">
            <text:p>48,3516</text:p>
          </table:table-cell>
        </table:table-row>
        <table:table-row table:style-name="ro1">
          <table:table-cell table:number-columns-repeated="4" office:value-type="float" office:value="-18.7266" calcext:value-type="float">
            <text:p>-18,7266</text:p>
          </table:table-cell>
          <table:table-cell office:value-type="float" office:value="-18.7149" calcext:value-type="float">
            <text:p>-18,7149</text:p>
          </table:table-cell>
          <table:table-cell office:value-type="float" office:value="-18.7266" calcext:value-type="float">
            <text:p>-18,7266</text:p>
          </table:table-cell>
          <table:table-cell office:value-type="float" office:value="-18.4815" calcext:value-type="float">
            <text:p>-18,4815</text:p>
          </table:table-cell>
          <table:table-cell office:value-type="float" office:value="-18.7266" calcext:value-type="float">
            <text:p>-18,7266</text:p>
          </table:table-cell>
          <table:table-cell office:value-type="float" office:value="-19.1016" calcext:value-type="float">
            <text:p>-19,1016</text:p>
          </table:table-cell>
        </table:table-row>
        <table:table-row table:style-name="ro1">
          <table:table-cell table:number-columns-repeated="4" office:value-type="float" office:value="-16.9771" calcext:value-type="float">
            <text:p>-16,9771</text:p>
          </table:table-cell>
          <table:table-cell office:value-type="float" office:value="-16.9672" calcext:value-type="float">
            <text:p>-16,9672</text:p>
          </table:table-cell>
          <table:table-cell office:value-type="float" office:value="-16.9771" calcext:value-type="float">
            <text:p>-16,9771</text:p>
          </table:table-cell>
          <table:table-cell office:value-type="float" office:value="-16.7663" calcext:value-type="float">
            <text:p>-16,7663</text:p>
          </table:table-cell>
          <table:table-cell office:value-type="float" office:value="-16.9771" calcext:value-type="float">
            <text:p>-16,9771</text:p>
          </table:table-cell>
          <table:table-cell office:value-type="float" office:value="-17.2996" calcext:value-type="float">
            <text:p>-17,2996</text:p>
          </table:table-cell>
        </table:table-row>
        <table:table-row table:style-name="ro1">
          <table:table-cell table:number-columns-repeated="4" office:value-type="float" office:value="-15.3865" calcext:value-type="float">
            <text:p>-15,3865</text:p>
          </table:table-cell>
          <table:table-cell office:value-type="float" office:value="-15.3783" calcext:value-type="float">
            <text:p>-15,3783</text:p>
          </table:table-cell>
          <table:table-cell office:value-type="float" office:value="-15.3865" calcext:value-type="float">
            <text:p>-15,3865</text:p>
          </table:table-cell>
          <table:table-cell office:value-type="float" office:value="-15.2069" calcext:value-type="float">
            <text:p>-15,2069</text:p>
          </table:table-cell>
          <table:table-cell office:value-type="float" office:value="-15.3865" calcext:value-type="float">
            <text:p>-15,3865</text:p>
          </table:table-cell>
          <table:table-cell office:value-type="float" office:value="-15.6613" calcext:value-type="float">
            <text:p>-15,6613</text:p>
          </table:table-cell>
        </table:table-row>
        <table:table-row table:style-name="ro1">
          <table:table-cell table:number-columns-repeated="4" office:value-type="float" office:value="-13.9406" calcext:value-type="float">
            <text:p>-13,9406</text:p>
          </table:table-cell>
          <table:table-cell office:value-type="float" office:value="-13.9339" calcext:value-type="float">
            <text:p>-13,9339</text:p>
          </table:table-cell>
          <table:table-cell office:value-type="float" office:value="-13.9406" calcext:value-type="float">
            <text:p>-13,9406</text:p>
          </table:table-cell>
          <table:table-cell office:value-type="float" office:value="-13.7893" calcext:value-type="float">
            <text:p>-13,7893</text:p>
          </table:table-cell>
          <table:table-cell office:value-type="float" office:value="-13.9406" calcext:value-type="float">
            <text:p>-13,9406</text:p>
          </table:table-cell>
          <table:table-cell office:value-type="float" office:value="-14.172" calcext:value-type="float">
            <text:p>-14,172</text:p>
          </table:table-cell>
        </table:table-row>
        <table:table-row table:style-name="ro1">
          <table:table-cell table:number-columns-repeated="4" office:value-type="float" office:value="-12.6261" calcext:value-type="float">
            <text:p>-12,6261</text:p>
          </table:table-cell>
          <table:table-cell office:value-type="float" office:value="-12.6208" calcext:value-type="float">
            <text:p>-12,6208</text:p>
          </table:table-cell>
          <table:table-cell office:value-type="float" office:value="-12.6261" calcext:value-type="float">
            <text:p>-12,6261</text:p>
          </table:table-cell>
          <table:table-cell office:value-type="float" office:value="-12.5006" calcext:value-type="float">
            <text:p>-12,5006</text:p>
          </table:table-cell>
          <table:table-cell office:value-type="float" office:value="-12.6261" calcext:value-type="float">
            <text:p>-12,6261</text:p>
          </table:table-cell>
          <table:table-cell office:value-type="float" office:value="-12.8181" calcext:value-type="float">
            <text:p>-12,8181</text:p>
          </table:table-cell>
        </table:table-row>
        <table:table-row table:style-name="ro1">
          <table:table-cell table:number-columns-repeated="4" office:value-type="float" office:value="-11.4311" calcext:value-type="float">
            <text:p>-11,4311</text:p>
          </table:table-cell>
          <table:table-cell office:value-type="float" office:value="-11.4269" calcext:value-type="float">
            <text:p>-11,4269</text:p>
          </table:table-cell>
          <table:table-cell office:value-type="float" office:value="-11.4311" calcext:value-type="float">
            <text:p>-11,4311</text:p>
          </table:table-cell>
          <table:table-cell office:value-type="float" office:value="-11.3291" calcext:value-type="float">
            <text:p>-11,3291</text:p>
          </table:table-cell>
          <table:table-cell office:value-type="float" office:value="-11.4311" calcext:value-type="float">
            <text:p>-11,4311</text:p>
          </table:table-cell>
          <table:table-cell office:value-type="float" office:value="-11.5873" calcext:value-type="float">
            <text:p>-11,5873</text:p>
          </table:table-cell>
        </table:table-row>
        <table:table-row table:style-name="ro1">
          <table:table-cell table:number-columns-repeated="4" office:value-type="float" office:value="-10.3448" calcext:value-type="float">
            <text:p>-10,3448</text:p>
          </table:table-cell>
          <table:table-cell office:value-type="float" office:value="-10.3416" calcext:value-type="float">
            <text:p>-10,3416</text:p>
          </table:table-cell>
          <table:table-cell office:value-type="float" office:value="-10.3448" calcext:value-type="float">
            <text:p>-10,3448</text:p>
          </table:table-cell>
          <table:table-cell office:value-type="float" office:value="-10.264" calcext:value-type="float">
            <text:p>-10,264</text:p>
          </table:table-cell>
          <table:table-cell office:value-type="float" office:value="-10.3448" calcext:value-type="float">
            <text:p>-10,3448</text:p>
          </table:table-cell>
          <table:table-cell office:value-type="float" office:value="-10.4683" calcext:value-type="float">
            <text:p>-10,4683</text:p>
          </table:table-cell>
        </table:table-row>
        <table:table-row table:style-name="ro1">
          <table:table-cell table:number-columns-repeated="4" office:value-type="float" office:value="-9.35718" calcext:value-type="float">
            <text:p>-9,35718</text:p>
          </table:table-cell>
          <table:table-cell office:value-type="float" office:value="-9.35498" calcext:value-type="float">
            <text:p>-9,35498</text:p>
          </table:table-cell>
          <table:table-cell office:value-type="float" office:value="-9.35718" calcext:value-type="float">
            <text:p>-9,35718</text:p>
          </table:table-cell>
          <table:table-cell office:value-type="float" office:value="-9.2958" calcext:value-type="float">
            <text:p>-9,2958</text:p>
          </table:table-cell>
          <table:table-cell office:value-type="float" office:value="-9.35718" calcext:value-type="float">
            <text:p>-9,35718</text:p>
          </table:table-cell>
          <table:table-cell office:value-type="float" office:value="-9.4511" calcext:value-type="float">
            <text:p>-9,4511</text:p>
          </table:table-cell>
        </table:table-row>
        <table:table-row table:style-name="ro1">
          <table:table-cell table:number-columns-repeated="4" office:value-type="float" office:value="-8.45937" calcext:value-type="float">
            <text:p>-8,45937</text:p>
          </table:table-cell>
          <table:table-cell office:value-type="float" office:value="-8.45799" calcext:value-type="float">
            <text:p>-8,45799</text:p>
          </table:table-cell>
          <table:table-cell office:value-type="float" office:value="-8.45937" calcext:value-type="float">
            <text:p>-8,45937</text:p>
          </table:table-cell>
          <table:table-cell office:value-type="float" office:value="-8.41559" calcext:value-type="float">
            <text:p>-8,41559</text:p>
          </table:table-cell>
          <table:table-cell office:value-type="float" office:value="-8.45937" calcext:value-type="float">
            <text:p>-8,45937</text:p>
          </table:table-cell>
          <table:table-cell office:value-type="float" office:value="-8.52635" calcext:value-type="float">
            <text:p>-8,52635</text:p>
          </table:table-cell>
        </table:table-row>
        <table:table-row table:style-name="ro1">
          <table:table-cell table:number-columns-repeated="4" office:value-type="float" office:value="-7.64318" calcext:value-type="float">
            <text:p>-7,64318</text:p>
          </table:table-cell>
          <table:table-cell office:value-type="float" office:value="-7.64252" calcext:value-type="float">
            <text:p>-7,64252</text:p>
          </table:table-cell>
          <table:table-cell office:value-type="float" office:value="-7.64318" calcext:value-type="float">
            <text:p>-7,64318</text:p>
          </table:table-cell>
          <table:table-cell office:value-type="float" office:value="-7.6154" calcext:value-type="float">
            <text:p>-7,6154</text:p>
          </table:table-cell>
          <table:table-cell office:value-type="float" office:value="-7.64318" calcext:value-type="float">
            <text:p>-7,64318</text:p>
          </table:table-cell>
          <table:table-cell office:value-type="float" office:value="-7.68567" calcext:value-type="float">
            <text:p>-7,68567</text:p>
          </table:table-cell>
        </table:table-row>
        <table:table-row table:style-name="ro1">
          <table:table-cell table:number-columns-repeated="4" office:value-type="float" office:value="-6.90119" calcext:value-type="float">
            <text:p>-6,90119</text:p>
          </table:table-cell>
          <table:table-cell office:value-type="float" office:value="-6.90117" calcext:value-type="float">
            <text:p>-6,90117</text:p>
          </table:table-cell>
          <table:table-cell office:value-type="float" office:value="-6.90119" calcext:value-type="float">
            <text:p>-6,90119</text:p>
          </table:table-cell>
          <table:table-cell office:value-type="float" office:value="-6.88796" calcext:value-type="float">
            <text:p>-6,88796</text:p>
          </table:table-cell>
          <table:table-cell office:value-type="float" office:value="-6.90119" calcext:value-type="float">
            <text:p>-6,90119</text:p>
          </table:table-cell>
          <table:table-cell office:value-type="float" office:value="-6.92142" calcext:value-type="float">
            <text:p>-6,92142</text:p>
          </table:table-cell>
        </table:table-row>
        <table:table-row table:style-name="ro1">
          <table:table-cell table:number-columns-repeated="4" office:value-type="float" office:value="-6.09802" calcext:value-type="float">
            <text:p>-6,09802</text:p>
          </table:table-cell>
          <table:table-cell office:value-type="float" office:value="-6.09851" calcext:value-type="float">
            <text:p>-6,09851</text:p>
          </table:table-cell>
          <table:table-cell office:value-type="float" office:value="-6.09802" calcext:value-type="float">
            <text:p>-6,09802</text:p>
          </table:table-cell>
          <table:table-cell office:value-type="float" office:value="-6.09615" calcext:value-type="float">
            <text:p>-6,09615</text:p>
          </table:table-cell>
          <table:table-cell office:value-type="float" office:value="-6.09802" calcext:value-type="float">
            <text:p>-6,09802</text:p>
          </table:table-cell>
          <table:table-cell office:value-type="float" office:value="-6.10081" calcext:value-type="float">
            <text:p>-6,10081</text:p>
          </table:table-cell>
        </table:table-row>
        <table:table-row table:style-name="ro1">
          <table:table-cell table:number-columns-repeated="4" office:value-type="float" office:value="-5.46828" calcext:value-type="float">
            <text:p>-5,46828</text:p>
          </table:table-cell>
          <table:table-cell office:value-type="float" office:value="-5.46854" calcext:value-type="float">
            <text:p>-5,46854</text:p>
          </table:table-cell>
          <table:table-cell office:value-type="float" office:value="-5.46828" calcext:value-type="float">
            <text:p>-5,46828</text:p>
          </table:table-cell>
          <table:table-cell office:value-type="float" office:value="-5.4664" calcext:value-type="float">
            <text:p>-5,4664</text:p>
          </table:table-cell>
          <table:table-cell office:value-type="float" office:value="-5.46828" calcext:value-type="float">
            <text:p>-5,46828</text:p>
          </table:table-cell>
          <table:table-cell office:value-type="float" office:value="-5.46606" calcext:value-type="float">
            <text:p>-5,46606</text:p>
          </table:table-cell>
        </table:table-row>
        <table:table-row table:style-name="ro1">
          <table:table-cell table:number-columns-repeated="4" office:value-type="float" office:value="-4.81046" calcext:value-type="float">
            <text:p>-4,81046</text:p>
          </table:table-cell>
          <table:table-cell office:value-type="float" office:value="-4.81047" calcext:value-type="float">
            <text:p>-4,81047</text:p>
          </table:table-cell>
          <table:table-cell office:value-type="float" office:value="-4.81046" calcext:value-type="float">
            <text:p>-4,81046</text:p>
          </table:table-cell>
          <table:table-cell office:value-type="float" office:value="-4.80859" calcext:value-type="float">
            <text:p>-4,80859</text:p>
          </table:table-cell>
          <table:table-cell office:value-type="float" office:value="-4.81046" calcext:value-type="float">
            <text:p>-4,81046</text:p>
          </table:table-cell>
          <table:table-cell office:value-type="float" office:value="-4.80303" calcext:value-type="float">
            <text:p>-4,80303</text:p>
          </table:table-cell>
        </table:table-row>
        <table:table-row table:style-name="ro1">
          <table:table-cell table:number-columns-repeated="4" office:value-type="float" office:value="-4.09842" calcext:value-type="float">
            <text:p>-4,09842</text:p>
          </table:table-cell>
          <table:table-cell office:value-type="float" office:value="-4.09813" calcext:value-type="float">
            <text:p>-4,09813</text:p>
          </table:table-cell>
          <table:table-cell office:value-type="float" office:value="-4.09842" calcext:value-type="float">
            <text:p>-4,09842</text:p>
          </table:table-cell>
          <table:table-cell office:value-type="float" office:value="-4.09654" calcext:value-type="float">
            <text:p>-4,09654</text:p>
          </table:table-cell>
          <table:table-cell office:value-type="float" office:value="-4.09842" calcext:value-type="float">
            <text:p>-4,09842</text:p>
          </table:table-cell>
          <table:table-cell office:value-type="float" office:value="-4.08541" calcext:value-type="float">
            <text:p>-4,08541</text:p>
          </table:table-cell>
        </table:table-row>
        <table:table-row table:style-name="ro1">
          <table:table-cell table:number-columns-repeated="4" office:value-type="float" office:value="-3.30968" calcext:value-type="float">
            <text:p>-3,30968</text:p>
          </table:table-cell>
          <table:table-cell office:value-type="float" office:value="-3.30903" calcext:value-type="float">
            <text:p>-3,30903</text:p>
          </table:table-cell>
          <table:table-cell office:value-type="float" office:value="-3.30968" calcext:value-type="float">
            <text:p>-3,30968</text:p>
          </table:table-cell>
          <table:table-cell office:value-type="float" office:value="-3.3078" calcext:value-type="float">
            <text:p>-3,3078</text:p>
          </table:table-cell>
          <table:table-cell office:value-type="float" office:value="-3.30968" calcext:value-type="float">
            <text:p>-3,30968</text:p>
          </table:table-cell>
          <table:table-cell office:value-type="float" office:value="-3.2906" calcext:value-type="float">
            <text:p>-3,2906</text:p>
          </table:table-cell>
        </table:table-row>
        <table:table-row table:style-name="ro1">
          <table:table-cell table:number-columns-repeated="4" office:value-type="float" office:value="-2.42701" calcext:value-type="float">
            <text:p>-2,42701</text:p>
          </table:table-cell>
          <table:table-cell office:value-type="float" office:value="-2.42591" calcext:value-type="float">
            <text:p>-2,42591</text:p>
          </table:table-cell>
          <table:table-cell office:value-type="float" office:value="-2.42701" calcext:value-type="float">
            <text:p>-2,42701</text:p>
          </table:table-cell>
          <table:table-cell office:value-type="float" office:value="-2.42513" calcext:value-type="float">
            <text:p>-2,42513</text:p>
          </table:table-cell>
          <table:table-cell office:value-type="float" office:value="-2.42701" calcext:value-type="float">
            <text:p>-2,42701</text:p>
          </table:table-cell>
          <table:table-cell office:value-type="float" office:value="-2.40132" calcext:value-type="float">
            <text:p>-2,40132</text:p>
          </table:table-cell>
        </table:table-row>
        <table:table-row table:style-name="ro1">
          <table:table-cell table:number-columns-repeated="4" office:value-type="float" office:value="-1.43957" calcext:value-type="float">
            <text:p>-1,43957</text:p>
          </table:table-cell>
          <table:table-cell office:value-type="float" office:value="-1.4379" calcext:value-type="float">
            <text:p>-1,4379</text:p>
          </table:table-cell>
          <table:table-cell office:value-type="float" office:value="-1.43957" calcext:value-type="float">
            <text:p>-1,43957</text:p>
          </table:table-cell>
          <table:table-cell office:value-type="float" office:value="-1.4377" calcext:value-type="float">
            <text:p>-1,4377</text:p>
          </table:table-cell>
          <table:table-cell office:value-type="float" office:value="-1.43957" calcext:value-type="float">
            <text:p>-1,43957</text:p>
          </table:table-cell>
          <table:table-cell office:value-type="float" office:value="-1.40681" calcext:value-type="float">
            <text:p>-1,40681</text:p>
          </table:table-cell>
        </table:table-row>
        <table:table-row table:style-name="ro1">
          <table:table-cell table:number-columns-repeated="4" office:value-type="float" office:value="-0.343674" calcext:value-type="float">
            <text:p>-0,343674</text:p>
          </table:table-cell>
          <table:table-cell office:value-type="float" office:value="-0.341296" calcext:value-type="float">
            <text:p>-0,341296</text:p>
          </table:table-cell>
          <table:table-cell office:value-type="float" office:value="-0.343674" calcext:value-type="float">
            <text:p>-0,343674</text:p>
          </table:table-cell>
          <table:table-cell office:value-type="float" office:value="-0.341798" calcext:value-type="float">
            <text:p>-0,341798</text:p>
          </table:table-cell>
          <table:table-cell office:value-type="float" office:value="-0.343674" calcext:value-type="float">
            <text:p>-0,343674</text:p>
          </table:table-cell>
          <table:table-cell office:value-type="float" office:value="-0.303561" calcext:value-type="float">
            <text:p>-0,303561</text:p>
          </table:table-cell>
        </table:table-row>
        <table:table-row table:style-name="ro1">
          <table:table-cell table:number-columns-repeated="4" office:value-type="float" office:value="0.856989" calcext:value-type="float">
            <text:p>0,856989</text:p>
          </table:table-cell>
          <table:table-cell office:value-type="float" office:value="0.860233" calcext:value-type="float">
            <text:p>0,860233</text:p>
          </table:table-cell>
          <table:table-cell office:value-type="float" office:value="0.856989" calcext:value-type="float">
            <text:p>0,856989</text:p>
          </table:table-cell>
          <table:table-cell office:value-type="float" office:value="0.858865" calcext:value-type="float">
            <text:p>0,858865</text:p>
          </table:table-cell>
          <table:table-cell office:value-type="float" office:value="0.856989" calcext:value-type="float">
            <text:p>0,856989</text:p>
          </table:table-cell>
          <table:table-cell office:value-type="float" office:value="0.904418" calcext:value-type="float">
            <text:p>0,904418</text:p>
          </table:table-cell>
        </table:table-row>
        <table:table-row table:style-name="ro1">
          <table:table-cell table:number-columns-repeated="4" office:value-type="float" office:value="2.15158" calcext:value-type="float">
            <text:p>2,15158</text:p>
          </table:table-cell>
          <table:table-cell office:value-type="float" office:value="2.15584" calcext:value-type="float">
            <text:p>2,15584</text:p>
          </table:table-cell>
          <table:table-cell office:value-type="float" office:value="2.15158" calcext:value-type="float">
            <text:p>2,15158</text:p>
          </table:table-cell>
          <table:table-cell office:value-type="float" office:value="2.15346" calcext:value-type="float">
            <text:p>2,15346</text:p>
          </table:table-cell>
          <table:table-cell office:value-type="float" office:value="2.15158" calcext:value-type="float">
            <text:p>2,15158</text:p>
          </table:table-cell>
          <table:table-cell office:value-type="float" office:value="2.20584" calcext:value-type="float">
            <text:p>2,20584</text:p>
          </table:table-cell>
        </table:table-row>
        <table:table-row table:style-name="ro1">
          <table:table-cell table:number-columns-repeated="4" office:value-type="float" office:value="3.52287" calcext:value-type="float">
            <text:p>3,52287</text:p>
          </table:table-cell>
          <table:table-cell office:value-type="float" office:value="3.52828" calcext:value-type="float">
            <text:p>3,52828</text:p>
          </table:table-cell>
          <table:table-cell office:value-type="float" office:value="3.52287" calcext:value-type="float">
            <text:p>3,52287</text:p>
          </table:table-cell>
          <table:table-cell office:value-type="float" office:value="3.52475" calcext:value-type="float">
            <text:p>3,52475</text:p>
          </table:table-cell>
          <table:table-cell office:value-type="float" office:value="3.52287" calcext:value-type="float">
            <text:p>3,52287</text:p>
          </table:table-cell>
          <table:table-cell office:value-type="float" office:value="3.58293" calcext:value-type="float">
            <text:p>3,58293</text:p>
          </table:table-cell>
        </table:table-row>
        <table:table-row table:style-name="ro1">
          <table:table-cell table:number-columns-repeated="4" office:value-type="float" office:value="4.94839" calcext:value-type="float">
            <text:p>4,94839</text:p>
          </table:table-cell>
          <table:table-cell office:value-type="float" office:value="4.95504" calcext:value-type="float">
            <text:p>4,95504</text:p>
          </table:table-cell>
          <table:table-cell office:value-type="float" office:value="4.94839" calcext:value-type="float">
            <text:p>4,94839</text:p>
          </table:table-cell>
          <table:table-cell office:value-type="float" office:value="4.95026" calcext:value-type="float">
            <text:p>4,95026</text:p>
          </table:table-cell>
          <table:table-cell office:value-type="float" office:value="4.94839" calcext:value-type="float">
            <text:p>4,94839</text:p>
          </table:table-cell>
          <table:table-cell office:value-type="float" office:value="5.01262" calcext:value-type="float">
            <text:p>5,01262</text:p>
          </table:table-cell>
        </table:table-row>
        <table:table-row table:style-name="ro1">
          <table:table-cell table:number-columns-repeated="4" office:value-type="float" office:value="6.40198" calcext:value-type="float">
            <text:p>6,40198</text:p>
          </table:table-cell>
          <table:table-cell office:value-type="float" office:value="6.40993" calcext:value-type="float">
            <text:p>6,40993</text:p>
          </table:table-cell>
          <table:table-cell office:value-type="float" office:value="6.40198" calcext:value-type="float">
            <text:p>6,40198</text:p>
          </table:table-cell>
          <table:table-cell office:value-type="float" office:value="6.40385" calcext:value-type="float">
            <text:p>6,40385</text:p>
          </table:table-cell>
          <table:table-cell office:value-type="float" office:value="6.40198" calcext:value-type="float">
            <text:p>6,40198</text:p>
          </table:table-cell>
          <table:table-cell office:value-type="float" office:value="6.46821" calcext:value-type="float">
            <text:p>6,46821</text:p>
          </table:table-cell>
        </table:table-row>
        <table:table-row table:style-name="ro1">
          <table:table-cell table:number-columns-repeated="4" office:value-type="float" office:value="7.85557" calcext:value-type="float">
            <text:p>7,85557</text:p>
          </table:table-cell>
          <table:table-cell office:value-type="float" office:value="7.86481" calcext:value-type="float">
            <text:p>7,86481</text:p>
          </table:table-cell>
          <table:table-cell office:value-type="float" office:value="7.85557" calcext:value-type="float">
            <text:p>7,85557</text:p>
          </table:table-cell>
          <table:table-cell office:value-type="float" office:value="7.85744" calcext:value-type="float">
            <text:p>7,85744</text:p>
          </table:table-cell>
          <table:table-cell office:value-type="float" office:value="7.85557" calcext:value-type="float">
            <text:p>7,85557</text:p>
          </table:table-cell>
          <table:table-cell office:value-type="float" office:value="7.92122" calcext:value-type="float">
            <text:p>7,92122</text:p>
          </table:table-cell>
        </table:table-row>
        <table:table-row table:style-name="ro1">
          <table:table-cell table:number-columns-repeated="4" office:value-type="float" office:value="9.28109" calcext:value-type="float">
            <text:p>9,28109</text:p>
          </table:table-cell>
          <table:table-cell office:value-type="float" office:value="9.29153" calcext:value-type="float">
            <text:p>9,29153</text:p>
          </table:table-cell>
          <table:table-cell office:value-type="float" office:value="9.28109" calcext:value-type="float">
            <text:p>9,28109</text:p>
          </table:table-cell>
          <table:table-cell office:value-type="float" office:value="9.28296" calcext:value-type="float">
            <text:p>9,28296</text:p>
          </table:table-cell>
          <table:table-cell office:value-type="float" office:value="9.28109" calcext:value-type="float">
            <text:p>9,28109</text:p>
          </table:table-cell>
          <table:table-cell office:value-type="float" office:value="9.34379" calcext:value-type="float">
            <text:p>9,34379</text:p>
          </table:table-cell>
        </table:table-row>
        <table:table-row table:style-name="ro1">
          <table:table-cell table:number-columns-repeated="4" office:value-type="float" office:value="10.6524" calcext:value-type="float">
            <text:p>10,6524</text:p>
          </table:table-cell>
          <table:table-cell office:value-type="float" office:value="10.6639" calcext:value-type="float">
            <text:p>10,6639</text:p>
          </table:table-cell>
          <table:table-cell office:value-type="float" office:value="10.6524" calcext:value-type="float">
            <text:p>10,6524</text:p>
          </table:table-cell>
          <table:table-cell office:value-type="float" office:value="10.6542" calcext:value-type="float">
            <text:p>10,6542</text:p>
          </table:table-cell>
          <table:table-cell office:value-type="float" office:value="10.6524" calcext:value-type="float">
            <text:p>10,6524</text:p>
          </table:table-cell>
          <table:table-cell office:value-type="float" office:value="10.7103" calcext:value-type="float">
            <text:p>10,7103</text:p>
          </table:table-cell>
        </table:table-row>
        <table:table-row table:style-name="ro1">
          <table:table-cell table:number-columns-repeated="4" office:value-type="float" office:value="11.947" calcext:value-type="float">
            <text:p>11,947</text:p>
          </table:table-cell>
          <table:table-cell office:value-type="float" office:value="11.9593" calcext:value-type="float">
            <text:p>11,9593</text:p>
          </table:table-cell>
          <table:table-cell office:value-type="float" office:value="11.947" calcext:value-type="float">
            <text:p>11,947</text:p>
          </table:table-cell>
          <table:table-cell office:value-type="float" office:value="11.9488" calcext:value-type="float">
            <text:p>11,9488</text:p>
          </table:table-cell>
          <table:table-cell office:value-type="float" office:value="11.947" calcext:value-type="float">
            <text:p>11,947</text:p>
          </table:table-cell>
          <table:table-cell office:value-type="float" office:value="11.9988" calcext:value-type="float">
            <text:p>11,9988</text:p>
          </table:table-cell>
        </table:table-row>
        <table:table-row table:style-name="ro1">
          <table:table-cell table:number-columns-repeated="4" office:value-type="float" office:value="13.1476" calcext:value-type="float">
            <text:p>13,1476</text:p>
          </table:table-cell>
          <table:table-cell office:value-type="float" office:value="13.1605" calcext:value-type="float">
            <text:p>13,1605</text:p>
          </table:table-cell>
          <table:table-cell office:value-type="float" office:value="13.1476" calcext:value-type="float">
            <text:p>13,1476</text:p>
          </table:table-cell>
          <table:table-cell office:value-type="float" office:value="13.1495" calcext:value-type="float">
            <text:p>13,1495</text:p>
          </table:table-cell>
          <table:table-cell office:value-type="float" office:value="13.1476" calcext:value-type="float">
            <text:p>13,1476</text:p>
          </table:table-cell>
          <table:table-cell office:value-type="float" office:value="13.1926" calcext:value-type="float">
            <text:p>13,1926</text:p>
          </table:table-cell>
        </table:table-row>
        <table:table-row table:style-name="ro1">
          <table:table-cell table:number-columns-repeated="4" office:value-type="float" office:value="14.2435" calcext:value-type="float">
            <text:p>14,2435</text:p>
          </table:table-cell>
          <table:table-cell office:value-type="float" office:value="14.2568" calcext:value-type="float">
            <text:p>14,2568</text:p>
          </table:table-cell>
          <table:table-cell office:value-type="float" office:value="14.2435" calcext:value-type="float">
            <text:p>14,2435</text:p>
          </table:table-cell>
          <table:table-cell office:value-type="float" office:value="14.2454" calcext:value-type="float">
            <text:p>14,2454</text:p>
          </table:table-cell>
          <table:table-cell office:value-type="float" office:value="14.2435" calcext:value-type="float">
            <text:p>14,2435</text:p>
          </table:table-cell>
          <table:table-cell office:value-type="float" office:value="14.2815" calcext:value-type="float">
            <text:p>14,2815</text:p>
          </table:table-cell>
        </table:table-row>
        <table:table-row table:style-name="ro1">
          <table:table-cell table:number-columns-repeated="4" office:value-type="float" office:value="15.231" calcext:value-type="float">
            <text:p>15,231</text:p>
          </table:table-cell>
          <table:table-cell office:value-type="float" office:value="15.2444" calcext:value-type="float">
            <text:p>15,2444</text:p>
          </table:table-cell>
          <table:table-cell office:value-type="float" office:value="15.231" calcext:value-type="float">
            <text:p>15,231</text:p>
          </table:table-cell>
          <table:table-cell office:value-type="float" office:value="15.2328" calcext:value-type="float">
            <text:p>15,2328</text:p>
          </table:table-cell>
          <table:table-cell office:value-type="float" office:value="15.231" calcext:value-type="float">
            <text:p>15,231</text:p>
          </table:table-cell>
          <table:table-cell office:value-type="float" office:value="15.2621" calcext:value-type="float">
            <text:p>15,2621</text:p>
          </table:table-cell>
        </table:table-row>
        <table:table-row table:style-name="ro1">
          <table:table-cell table:number-columns-repeated="4" office:value-type="float" office:value="16.1136" calcext:value-type="float">
            <text:p>16,1136</text:p>
          </table:table-cell>
          <table:table-cell office:value-type="float" office:value="16.1271" calcext:value-type="float">
            <text:p>16,1271</text:p>
          </table:table-cell>
          <table:table-cell office:value-type="float" office:value="16.1136" calcext:value-type="float">
            <text:p>16,1136</text:p>
          </table:table-cell>
          <table:table-cell office:value-type="float" office:value="16.1155" calcext:value-type="float">
            <text:p>16,1155</text:p>
          </table:table-cell>
          <table:table-cell office:value-type="float" office:value="16.1136" calcext:value-type="float">
            <text:p>16,1136</text:p>
          </table:table-cell>
          <table:table-cell office:value-type="float" office:value="16.1383" calcext:value-type="float">
            <text:p>16,1383</text:p>
          </table:table-cell>
        </table:table-row>
        <table:table-row table:style-name="ro1">
          <table:table-cell table:number-columns-repeated="4" office:value-type="float" office:value="16.9024" calcext:value-type="float">
            <text:p>16,9024</text:p>
          </table:table-cell>
          <table:table-cell office:value-type="float" office:value="16.9157" calcext:value-type="float">
            <text:p>16,9157</text:p>
          </table:table-cell>
          <table:table-cell office:value-type="float" office:value="16.9024" calcext:value-type="float">
            <text:p>16,9024</text:p>
          </table:table-cell>
          <table:table-cell office:value-type="float" office:value="16.9042" calcext:value-type="float">
            <text:p>16,9042</text:p>
          </table:table-cell>
          <table:table-cell office:value-type="float" office:value="16.9024" calcext:value-type="float">
            <text:p>16,9024</text:p>
          </table:table-cell>
          <table:table-cell office:value-type="float" office:value="16.921" calcext:value-type="float">
            <text:p>16,921</text:p>
          </table:table-cell>
        </table:table-row>
        <table:table-row table:style-name="ro1">
          <table:table-cell table:number-columns-repeated="4" office:value-type="float" office:value="17.6144" calcext:value-type="float">
            <text:p>17,6144</text:p>
          </table:table-cell>
          <table:table-cell office:value-type="float" office:value="17.6276" calcext:value-type="float">
            <text:p>17,6276</text:p>
          </table:table-cell>
          <table:table-cell office:value-type="float" office:value="17.6144" calcext:value-type="float">
            <text:p>17,6144</text:p>
          </table:table-cell>
          <table:table-cell office:value-type="float" office:value="17.6163" calcext:value-type="float">
            <text:p>17,6163</text:p>
          </table:table-cell>
          <table:table-cell office:value-type="float" office:value="17.6144" calcext:value-type="float">
            <text:p>17,6144</text:p>
          </table:table-cell>
          <table:table-cell office:value-type="float" office:value="17.6275" calcext:value-type="float">
            <text:p>17,6275</text:p>
          </table:table-cell>
        </table:table-row>
        <table:table-row table:style-name="ro1">
          <table:table-cell table:number-columns-repeated="4" office:value-type="float" office:value="18.2722" calcext:value-type="float">
            <text:p>18,2722</text:p>
          </table:table-cell>
          <table:table-cell office:value-type="float" office:value="18.2851" calcext:value-type="float">
            <text:p>18,2851</text:p>
          </table:table-cell>
          <table:table-cell office:value-type="float" office:value="18.2722" calcext:value-type="float">
            <text:p>18,2722</text:p>
          </table:table-cell>
          <table:table-cell office:value-type="float" office:value="18.2741" calcext:value-type="float">
            <text:p>18,2741</text:p>
          </table:table-cell>
          <table:table-cell office:value-type="float" office:value="18.2722" calcext:value-type="float">
            <text:p>18,2722</text:p>
          </table:table-cell>
          <table:table-cell office:value-type="float" office:value="18.2801" calcext:value-type="float">
            <text:p>18,2801</text:p>
          </table:table-cell>
        </table:table-row>
        <table:table-row table:style-name="ro1">
          <table:table-cell table:number-columns-repeated="4" office:value-type="float" office:value="18.902" calcext:value-type="float">
            <text:p>18,902</text:p>
          </table:table-cell>
          <table:table-cell office:value-type="float" office:value="18.9146" calcext:value-type="float">
            <text:p>18,9146</text:p>
          </table:table-cell>
          <table:table-cell office:value-type="float" office:value="18.902" calcext:value-type="float">
            <text:p>18,902</text:p>
          </table:table-cell>
          <table:table-cell office:value-type="float" office:value="18.9039" calcext:value-type="float">
            <text:p>18,9039</text:p>
          </table:table-cell>
          <table:table-cell office:value-type="float" office:value="18.902" calcext:value-type="float">
            <text:p>18,902</text:p>
          </table:table-cell>
          <table:table-cell office:value-type="float" office:value="18.9049" calcext:value-type="float">
            <text:p>18,9049</text:p>
          </table:table-cell>
        </table:table-row>
        <table:table-row table:style-name="ro1">
          <table:table-cell table:number-columns-repeated="4" office:value-type="float" office:value="19.4479" calcext:value-type="float">
            <text:p>19,4479</text:p>
          </table:table-cell>
          <table:table-cell office:value-type="float" office:value="19.4605" calcext:value-type="float">
            <text:p>19,4605</text:p>
          </table:table-cell>
          <table:table-cell office:value-type="float" office:value="19.4479" calcext:value-type="float">
            <text:p>19,4479</text:p>
          </table:table-cell>
          <table:table-cell office:value-type="float" office:value="19.4082" calcext:value-type="float">
            <text:p>19,4082</text:p>
          </table:table-cell>
          <table:table-cell office:value-type="float" office:value="19.4479" calcext:value-type="float">
            <text:p>19,4479</text:p>
          </table:table-cell>
          <table:table-cell office:value-type="float" office:value="19.4277" calcext:value-type="float">
            <text:p>19,4277</text:p>
          </table:table-cell>
        </table:table-row>
        <table:table-row table:style-name="ro1">
          <table:table-cell table:number-columns-repeated="4" office:value-type="float" office:value="20.1899" calcext:value-type="float">
            <text:p>20,1899</text:p>
          </table:table-cell>
          <table:table-cell office:value-type="float" office:value="20.2028" calcext:value-type="float">
            <text:p>20,2028</text:p>
          </table:table-cell>
          <table:table-cell office:value-type="float" office:value="20.1899" calcext:value-type="float">
            <text:p>20,1899</text:p>
          </table:table-cell>
          <table:table-cell office:value-type="float" office:value="20.1066" calcext:value-type="float">
            <text:p>20,1066</text:p>
          </table:table-cell>
          <table:table-cell office:value-type="float" office:value="20.1899" calcext:value-type="float">
            <text:p>20,1899</text:p>
          </table:table-cell>
          <table:table-cell office:value-type="float" office:value="20.1474" calcext:value-type="float">
            <text:p>20,1474</text:p>
          </table:table-cell>
        </table:table-row>
        <table:table-row table:style-name="ro1">
          <table:table-cell table:number-columns-repeated="4" office:value-type="float" office:value="21.0061" calcext:value-type="float">
            <text:p>21,0061</text:p>
          </table:table-cell>
          <table:table-cell office:value-type="float" office:value="21.0193" calcext:value-type="float">
            <text:p>21,0193</text:p>
          </table:table-cell>
          <table:table-cell office:value-type="float" office:value="21.0061" calcext:value-type="float">
            <text:p>21,0061</text:p>
          </table:table-cell>
          <table:table-cell office:value-type="float" office:value="20.8747" calcext:value-type="float">
            <text:p>20,8747</text:p>
          </table:table-cell>
          <table:table-cell office:value-type="float" office:value="21.0061" calcext:value-type="float">
            <text:p>21,0061</text:p>
          </table:table-cell>
          <table:table-cell office:value-type="float" office:value="20.9391" calcext:value-type="float">
            <text:p>20,9391</text:p>
          </table:table-cell>
        </table:table-row>
        <table:table-row table:style-name="ro1">
          <table:table-cell table:number-columns-repeated="4" office:value-type="float" office:value="21.9039" calcext:value-type="float">
            <text:p>21,9039</text:p>
          </table:table-cell>
          <table:table-cell office:value-type="float" office:value="21.9174" calcext:value-type="float">
            <text:p>21,9174</text:p>
          </table:table-cell>
          <table:table-cell office:value-type="float" office:value="21.9039" calcext:value-type="float">
            <text:p>21,9039</text:p>
          </table:table-cell>
          <table:table-cell office:value-type="float" office:value="21.7197" calcext:value-type="float">
            <text:p>21,7197</text:p>
          </table:table-cell>
          <table:table-cell office:value-type="float" office:value="21.9039" calcext:value-type="float">
            <text:p>21,9039</text:p>
          </table:table-cell>
          <table:table-cell office:value-type="float" office:value="21.81" calcext:value-type="float">
            <text:p>21,81</text:p>
          </table:table-cell>
        </table:table-row>
        <table:table-row table:style-name="ro1">
          <table:table-cell table:number-columns-repeated="4" office:value-type="float" office:value="22.8915" calcext:value-type="float">
            <text:p>22,8915</text:p>
          </table:table-cell>
          <table:table-cell office:value-type="float" office:value="22.9051" calcext:value-type="float">
            <text:p>22,9051</text:p>
          </table:table-cell>
          <table:table-cell office:value-type="float" office:value="22.8915" calcext:value-type="float">
            <text:p>22,8915</text:p>
          </table:table-cell>
          <table:table-cell office:value-type="float" office:value="22.6492" calcext:value-type="float">
            <text:p>22,6492</text:p>
          </table:table-cell>
          <table:table-cell office:value-type="float" office:value="22.8915" calcext:value-type="float">
            <text:p>22,8915</text:p>
          </table:table-cell>
          <table:table-cell office:value-type="float" office:value="22.7679" calcext:value-type="float">
            <text:p>22,7679</text:p>
          </table:table-cell>
        </table:table-row>
        <table:table-row table:style-name="ro1">
          <table:table-cell table:number-columns-repeated="4" office:value-type="float" office:value="23.9778" calcext:value-type="float">
            <text:p>23,9778</text:p>
          </table:table-cell>
          <table:table-cell office:value-type="float" office:value="23.9915" calcext:value-type="float">
            <text:p>23,9915</text:p>
          </table:table-cell>
          <table:table-cell office:value-type="float" office:value="23.9778" calcext:value-type="float">
            <text:p>23,9778</text:p>
          </table:table-cell>
          <table:table-cell office:value-type="float" office:value="23.6717" calcext:value-type="float">
            <text:p>23,6717</text:p>
          </table:table-cell>
          <table:table-cell office:value-type="float" office:value="23.9778" calcext:value-type="float">
            <text:p>23,9778</text:p>
          </table:table-cell>
          <table:table-cell office:value-type="float" office:value="23.8217" calcext:value-type="float">
            <text:p>23,8217</text:p>
          </table:table-cell>
        </table:table-row>
        <table:table-row table:style-name="ro1">
          <table:table-cell table:number-columns-repeated="4" office:value-type="float" office:value="25.1728" calcext:value-type="float">
            <text:p>25,1728</text:p>
          </table:table-cell>
          <table:table-cell office:value-type="float" office:value="25.1864" calcext:value-type="float">
            <text:p>25,1864</text:p>
          </table:table-cell>
          <table:table-cell office:value-type="float" office:value="25.1728" calcext:value-type="float">
            <text:p>25,1728</text:p>
          </table:table-cell>
          <table:table-cell office:value-type="float" office:value="24.7964" calcext:value-type="float">
            <text:p>24,7964</text:p>
          </table:table-cell>
          <table:table-cell office:value-type="float" office:value="25.1728" calcext:value-type="float">
            <text:p>25,1728</text:p>
          </table:table-cell>
          <table:table-cell office:value-type="float" office:value="24.9808" calcext:value-type="float">
            <text:p>24,9808</text:p>
          </table:table-cell>
        </table:table-row>
        <table:table-row table:style-name="ro1">
          <table:table-cell table:number-columns-repeated="4" office:value-type="float" office:value="26.4873" calcext:value-type="float">
            <text:p>26,4873</text:p>
          </table:table-cell>
          <table:table-cell office:value-type="float" office:value="26.5007" calcext:value-type="float">
            <text:p>26,5007</text:p>
          </table:table-cell>
          <table:table-cell office:value-type="float" office:value="26.4873" calcext:value-type="float">
            <text:p>26,4873</text:p>
          </table:table-cell>
          <table:table-cell office:value-type="float" office:value="26.0335" calcext:value-type="float">
            <text:p>26,0335</text:p>
          </table:table-cell>
          <table:table-cell office:value-type="float" office:value="26.4873" calcext:value-type="float">
            <text:p>26,4873</text:p>
          </table:table-cell>
          <table:table-cell office:value-type="float" office:value="26.2559" calcext:value-type="float">
            <text:p>26,2559</text:p>
          </table:table-cell>
        </table:table-row>
        <table:table-row table:style-name="ro1">
          <table:table-cell table:number-columns-repeated="4" office:value-type="float" office:value="27.9332" calcext:value-type="float">
            <text:p>27,9332</text:p>
          </table:table-cell>
          <table:table-cell office:value-type="float" office:value="27.9464" calcext:value-type="float">
            <text:p>27,9464</text:p>
          </table:table-cell>
          <table:table-cell office:value-type="float" office:value="27.9332" calcext:value-type="float">
            <text:p>27,9332</text:p>
          </table:table-cell>
          <table:table-cell office:value-type="float" office:value="27.3944" calcext:value-type="float">
            <text:p>27,3944</text:p>
          </table:table-cell>
          <table:table-cell office:value-type="float" office:value="27.9332" calcext:value-type="float">
            <text:p>27,9332</text:p>
          </table:table-cell>
          <table:table-cell office:value-type="float" office:value="27.6584" calcext:value-type="float">
            <text:p>27,6584</text:p>
          </table:table-cell>
        </table:table-row>
        <table:table-row table:style-name="ro1">
          <table:table-cell table:number-columns-repeated="4" office:value-type="float" office:value="29.5238" calcext:value-type="float">
            <text:p>29,5238</text:p>
          </table:table-cell>
          <table:table-cell office:value-type="float" office:value="29.5364" calcext:value-type="float">
            <text:p>29,5364</text:p>
          </table:table-cell>
          <table:table-cell office:value-type="float" office:value="29.5238" calcext:value-type="float">
            <text:p>29,5238</text:p>
          </table:table-cell>
          <table:table-cell office:value-type="float" office:value="28.8914" calcext:value-type="float">
            <text:p>28,8914</text:p>
          </table:table-cell>
          <table:table-cell office:value-type="float" office:value="29.5238" calcext:value-type="float">
            <text:p>29,5238</text:p>
          </table:table-cell>
          <table:table-cell office:value-type="float" office:value="29.2013" calcext:value-type="float">
            <text:p>29,2013</text:p>
          </table:table-cell>
        </table:table-row>
        <table:table-row table:style-name="ro1">
          <table:table-cell table:number-columns-repeated="4" office:value-type="float" office:value="31.2734" calcext:value-type="float">
            <text:p>31,2734</text:p>
          </table:table-cell>
          <table:table-cell office:value-type="float" office:value="31.2855" calcext:value-type="float">
            <text:p>31,2855</text:p>
          </table:table-cell>
          <table:table-cell office:value-type="float" office:value="31.2734" calcext:value-type="float">
            <text:p>31,2734</text:p>
          </table:table-cell>
          <table:table-cell office:value-type="float" office:value="30.5381" calcext:value-type="float">
            <text:p>30,5381</text:p>
          </table:table-cell>
          <table:table-cell office:value-type="float" office:value="31.2734" calcext:value-type="float">
            <text:p>31,2734</text:p>
          </table:table-cell>
          <table:table-cell office:value-type="float" office:value="30.8984" calcext:value-type="float">
            <text:p>30,8984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ub x1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hub y3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hr x3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hr y4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hub le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shr te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hub w1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hr w2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  <table:table-cell office:value-type="string" calcext:value-type="string">
            <text:p>Fin Diff</text:p>
          </table:table-cell>
          <table:table-cell table:style-name="Default" office:value-type="string" calcext:value-type="string">
            <text:p>AD</text:p>
          </table:table-cell>
        </table:table-row>
        <table:table-row table:style-name="ro1">
          <table:table-cell/>
          <table:table-cell table:formula="of:=([geoOutFile.B4]-[geoOutFile.$A4])/0.001" office:value-type="float" office:value="-0.000000000000888178" calcext:value-type="float">
            <text:p>-8,88178E-13</text:p>
          </table:table-cell>
          <table:table-cell table:style-name="ce2" office:value-type="float" office:value="0" calcext:value-type="float">
            <text:p>0,000</text:p>
          </table:table-cell>
          <table:table-cell table:formula="of:=([geoOutFile.C4]-[geoOutFile.A4])/0.1" office:value-type="float" office:value="-8.88178E-015" calcext:value-type="float">
            <text:p>-8,88178E-15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4]-[geoOutFile.A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]-[geoOutFile.A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]-[geoOutFile.A4])/0.01" office:value-type="float" office:value="-0.0000000000000888178" calcext:value-type="float">
            <text:p>-8,88178E-14</text:p>
          </table:table-cell>
          <table:table-cell table:style-name="ce9" office:value-type="float" office:value="3.55271E-015" calcext:value-type="float">
            <text:p>0,000</text:p>
          </table:table-cell>
          <table:table-cell table:formula="of:=([geoOutFile.G4]-[geoOutFile.A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]-[geoOutFile.A4])/0.1" office:value-type="float" office:value="-8.88178E-015" calcext:value-type="float">
            <text:p>-8,88178E-15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4]-[geoOutFile.A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]-[geoOutFile.$A5])/0.001" office:value-type="float" office:value="-0.028000000000028" calcext:value-type="float">
            <text:p>-0,028</text:p>
          </table:table-cell>
          <table:table-cell table:style-name="ce2" office:value-type="float" office:value="-0.0279933" calcext:value-type="float">
            <text:p>-0,028</text:p>
          </table:table-cell>
          <table:table-cell table:formula="of:=([geoOutFile.C5]-[geoOutFile.A5])/0.1" office:value-type="float" office:value="0.000350000000000072" calcext:value-type="float">
            <text:p>0,00035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]-[geoOutFile.A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]-[geoOutFile.A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]-[geoOutFile.A5])/0.01" office:value-type="float" office:value="4.199" calcext:value-type="float">
            <text:p>4,199</text:p>
          </table:table-cell>
          <table:table-cell table:style-name="ce9" office:value-type="float" office:value="4.19899" calcext:value-type="float">
            <text:p>4,199</text:p>
          </table:table-cell>
          <table:table-cell table:formula="of:=([geoOutFile.G5]-[geoOutFile.A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]-[geoOutFile.A5])/0.1" office:value-type="float" office:value="0" calcext:value-type="float">
            <text:p>0</text:p>
          </table:table-cell>
          <table:table-cell table:style-name="ce11" office:value-type="float" office:value="7.77156E-016" calcext:value-type="float">
            <text:p>0,000</text:p>
          </table:table-cell>
          <table:table-cell table:formula="of:=([geoOutFile.I5]-[geoOutFile.A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]-[geoOutFile.$A6])/0.001" office:value-type="float" office:value="-0.0499999999998835" calcext:value-type="float">
            <text:p>-0,05</text:p>
          </table:table-cell>
          <table:table-cell table:style-name="ce2" office:value-type="float" office:value="-0.0534418" calcext:value-type="float">
            <text:p>-0,053</text:p>
          </table:table-cell>
          <table:table-cell table:formula="of:=([geoOutFile.C6]-[geoOutFile.A6])/0.1" office:value-type="float" office:value="0.000700000000000145" calcext:value-type="float">
            <text:p>0,0007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6]-[geoOutFile.A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]-[geoOutFile.A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]-[geoOutFile.A6])/0.01" office:value-type="float" office:value="8.01699999999999" calcext:value-type="float">
            <text:p>8,017</text:p>
          </table:table-cell>
          <table:table-cell table:style-name="ce9" office:value-type="float" office:value="8.01626" calcext:value-type="float">
            <text:p>8,016</text:p>
          </table:table-cell>
          <table:table-cell table:formula="of:=([geoOutFile.G6]-[geoOutFile.A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]-[geoOutFile.A6])/0.1" office:value-type="float" office:value="0" calcext:value-type="float">
            <text:p>0</text:p>
          </table:table-cell>
          <table:table-cell table:style-name="ce11" office:value-type="float" office:value="1.22125E-015" calcext:value-type="float">
            <text:p>0,000</text:p>
          </table:table-cell>
          <table:table-cell table:formula="of:=([geoOutFile.I6]-[geoOutFile.A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]-[geoOutFile.$A7])/0.001" office:value-type="float" office:value="-0.0799999999996359" calcext:value-type="float">
            <text:p>-0,08</text:p>
          </table:table-cell>
          <table:table-cell table:style-name="ce2" office:value-type="float" office:value="-0.0765767" calcext:value-type="float">
            <text:p>-0,077</text:p>
          </table:table-cell>
          <table:table-cell table:formula="of:=([geoOutFile.C7]-[geoOutFile.A7])/0.1" office:value-type="float" office:value="0.00100000000000211" calcext:value-type="float">
            <text:p>0,001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7]-[geoOutFile.A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]-[geoOutFile.A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]-[geoOutFile.A7])/0.01" office:value-type="float" office:value="11.487" calcext:value-type="float">
            <text:p>11,487</text:p>
          </table:table-cell>
          <table:table-cell table:style-name="ce9" office:value-type="float" office:value="11.4865" calcext:value-type="float">
            <text:p>11,487</text:p>
          </table:table-cell>
          <table:table-cell table:formula="of:=([geoOutFile.G7]-[geoOutFile.A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]-[geoOutFile.A7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7]-[geoOutFile.A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]-[geoOutFile.$A8])/0.001" office:value-type="float" office:value="-0.0900000000001455" calcext:value-type="float">
            <text:p>-0,09</text:p>
          </table:table-cell>
          <table:table-cell table:style-name="ce2" office:value-type="float" office:value="-0.0976085" calcext:value-type="float">
            <text:p>-0,098</text:p>
          </table:table-cell>
          <table:table-cell table:formula="of:=([geoOutFile.C8]-[geoOutFile.A8])/0.1" office:value-type="float" office:value="0.00129999999999963" calcext:value-type="float">
            <text:p>0,0013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8]-[geoOutFile.A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]-[geoOutFile.A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]-[geoOutFile.A8])/0.01" office:value-type="float" office:value="14.642" calcext:value-type="float">
            <text:p>14,642</text:p>
          </table:table-cell>
          <table:table-cell table:style-name="ce9" office:value-type="float" office:value="14.6413" calcext:value-type="float">
            <text:p>14,641</text:p>
          </table:table-cell>
          <table:table-cell table:formula="of:=([geoOutFile.G8]-[geoOutFile.A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]-[geoOutFile.A8])/0.1" office:value-type="float" office:value="0" calcext:value-type="float">
            <text:p>0</text:p>
          </table:table-cell>
          <table:table-cell table:style-name="ce11" office:value-type="float" office:value="5.55112E-016" calcext:value-type="float">
            <text:p>0,000</text:p>
          </table:table-cell>
          <table:table-cell table:formula="of:=([geoOutFile.I8]-[geoOutFile.A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]-[geoOutFile.$A9])/0.001" office:value-type="float" office:value="-0.119999999999898" calcext:value-type="float">
            <text:p>-0,12</text:p>
          </table:table-cell>
          <table:table-cell table:style-name="ce2" office:value-type="float" office:value="-0.116728" calcext:value-type="float">
            <text:p>-0,117</text:p>
          </table:table-cell>
          <table:table-cell table:formula="of:=([geoOutFile.C9]-[geoOutFile.A9])/0.1" office:value-type="float" office:value="0.00140000000000029" calcext:value-type="float">
            <text:p>0,0014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9]-[geoOutFile.A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]-[geoOutFile.A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]-[geoOutFile.A9])/0.01" office:value-type="float" office:value="17.509" calcext:value-type="float">
            <text:p>17,509</text:p>
          </table:table-cell>
          <table:table-cell table:style-name="ce9" office:value-type="float" office:value="17.5092" calcext:value-type="float">
            <text:p>17,509</text:p>
          </table:table-cell>
          <table:table-cell table:formula="of:=([geoOutFile.G9]-[geoOutFile.A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]-[geoOutFile.A9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9]-[geoOutFile.A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]-[geoOutFile.$A10])/0.001" office:value-type="float" office:value="-0.140000000000029" calcext:value-type="float">
            <text:p>-0,14</text:p>
          </table:table-cell>
          <table:table-cell table:style-name="ce2" office:value-type="float" office:value="-0.13411" calcext:value-type="float">
            <text:p>-0,134</text:p>
          </table:table-cell>
          <table:table-cell table:formula="of:=([geoOutFile.C10]-[geoOutFile.A10])/0.1" office:value-type="float" office:value="0.00169999999999781" calcext:value-type="float">
            <text:p>0,0017</text:p>
          </table:table-cell>
          <table:table-cell table:style-name="ce4" office:value-type="float" office:value="-6.93889E-018" calcext:value-type="float">
            <text:p>0,000</text:p>
          </table:table-cell>
          <table:table-cell table:formula="of:=([geoOutFile.D10]-[geoOutFile.A1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0]-[geoOutFile.A1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0]-[geoOutFile.A10])/0.01" office:value-type="float" office:value="20.116" calcext:value-type="float">
            <text:p>20,116</text:p>
          </table:table-cell>
          <table:table-cell table:style-name="ce9" office:value-type="float" office:value="20.1165" calcext:value-type="float">
            <text:p>20,117</text:p>
          </table:table-cell>
          <table:table-cell table:formula="of:=([geoOutFile.G10]-[geoOutFile.A1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0]-[geoOutFile.A10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10]-[geoOutFile.A1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]-[geoOutFile.$A11])/0.001" office:value-type="float" office:value="-0.150000000000539" calcext:value-type="float">
            <text:p>-0,15</text:p>
          </table:table-cell>
          <table:table-cell table:style-name="ce2" office:value-type="float" office:value="-0.149911" calcext:value-type="float">
            <text:p>-0,150</text:p>
          </table:table-cell>
          <table:table-cell table:formula="of:=([geoOutFile.C11]-[geoOutFile.A11])/0.1" office:value-type="float" office:value="0.00189999999999912" calcext:value-type="float">
            <text:p>0,0019</text:p>
          </table:table-cell>
          <table:table-cell table:style-name="ce4" office:value-type="float" office:value="-6.93889E-018" calcext:value-type="float">
            <text:p>0,000</text:p>
          </table:table-cell>
          <table:table-cell table:formula="of:=([geoOutFile.D11]-[geoOutFile.A1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1]-[geoOutFile.A1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1]-[geoOutFile.A11])/0.01" office:value-type="float" office:value="22.487" calcext:value-type="float">
            <text:p>22,487</text:p>
          </table:table-cell>
          <table:table-cell table:style-name="ce9" office:value-type="float" office:value="22.4867" calcext:value-type="float">
            <text:p>22,487</text:p>
          </table:table-cell>
          <table:table-cell table:formula="of:=([geoOutFile.G11]-[geoOutFile.A1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1]-[geoOutFile.A11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11]-[geoOutFile.A1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]-[geoOutFile.$A12])/0.001" office:value-type="float" office:value="-0.16000000000016" calcext:value-type="float">
            <text:p>-0,16</text:p>
          </table:table-cell>
          <table:table-cell table:style-name="ce2" office:value-type="float" office:value="-0.164276" calcext:value-type="float">
            <text:p>-0,164</text:p>
          </table:table-cell>
          <table:table-cell table:formula="of:=([geoOutFile.C12]-[geoOutFile.A12])/0.1" office:value-type="float" office:value="0.00209999999999155" calcext:value-type="float">
            <text:p>0,0021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12]-[geoOutFile.A1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2]-[geoOutFile.A1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2]-[geoOutFile.A12])/0.01" office:value-type="float" office:value="24.642" calcext:value-type="float">
            <text:p>24,642</text:p>
          </table:table-cell>
          <table:table-cell table:style-name="ce9" office:value-type="float" office:value="24.6415" calcext:value-type="float">
            <text:p>24,642</text:p>
          </table:table-cell>
          <table:table-cell table:formula="of:=([geoOutFile.G12]-[geoOutFile.A1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2]-[geoOutFile.A12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12]-[geoOutFile.A1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]-[geoOutFile.$A13])/0.001" office:value-type="float" office:value="-0.169999999999781" calcext:value-type="float">
            <text:p>-0,17</text:p>
          </table:table-cell>
          <table:table-cell table:style-name="ce2" office:value-type="float" office:value="-0.177335" calcext:value-type="float">
            <text:p>-0,177</text:p>
          </table:table-cell>
          <table:table-cell table:formula="of:=([geoOutFile.C13]-[geoOutFile.A13])/0.1" office:value-type="float" office:value="0.00230000000000174" calcext:value-type="float">
            <text:p>0,0023</text:p>
          </table:table-cell>
          <table:table-cell table:style-name="ce4" office:value-type="float" office:value="-9.54098E-018" calcext:value-type="float">
            <text:p>0,000</text:p>
          </table:table-cell>
          <table:table-cell table:formula="of:=([geoOutFile.D13]-[geoOutFile.A1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3]-[geoOutFile.A1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3]-[geoOutFile.A13])/0.01" office:value-type="float" office:value="26.6010000000001" calcext:value-type="float">
            <text:p>26,601</text:p>
          </table:table-cell>
          <table:table-cell table:style-name="ce9" office:value-type="float" office:value="26.6003" calcext:value-type="float">
            <text:p>26,600</text:p>
          </table:table-cell>
          <table:table-cell table:formula="of:=([geoOutFile.G13]-[geoOutFile.A1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3]-[geoOutFile.A13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13]-[geoOutFile.A1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]-[geoOutFile.$A14])/0.001" office:value-type="float" office:value="-0.189999999999912" calcext:value-type="float">
            <text:p>-0,19</text:p>
          </table:table-cell>
          <table:table-cell table:style-name="ce2" office:value-type="float" office:value="-0.189207" calcext:value-type="float">
            <text:p>-0,189</text:p>
          </table:table-cell>
          <table:table-cell table:formula="of:=([geoOutFile.C14]-[geoOutFile.A14])/0.1" office:value-type="float" office:value="0.00240000000000684" calcext:value-type="float">
            <text:p>0,0024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14]-[geoOutFile.A1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4]-[geoOutFile.A1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4]-[geoOutFile.A14])/0.01" office:value-type="float" office:value="28.381" calcext:value-type="float">
            <text:p>28,381</text:p>
          </table:table-cell>
          <table:table-cell table:style-name="ce9" office:value-type="float" office:value="28.3811" calcext:value-type="float">
            <text:p>28,381</text:p>
          </table:table-cell>
          <table:table-cell table:formula="of:=([geoOutFile.G14]-[geoOutFile.A1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4]-[geoOutFile.A14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14]-[geoOutFile.A1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]-[geoOutFile.$A15])/0.001" office:value-type="float" office:value="-0.189999999999912" calcext:value-type="float">
            <text:p>-0,19</text:p>
          </table:table-cell>
          <table:table-cell table:style-name="ce2" office:value-type="float" office:value="-0.193815" calcext:value-type="float">
            <text:p>-0,194</text:p>
          </table:table-cell>
          <table:table-cell table:formula="of:=([geoOutFile.C15]-[geoOutFile.A15])/0.1" office:value-type="float" office:value="0.0107000000000035" calcext:value-type="float">
            <text:p>0,0107</text:p>
          </table:table-cell>
          <table:table-cell table:style-name="ce4" office:value-type="float" office:value="0.00829975" calcext:value-type="float">
            <text:p>0,008</text:p>
          </table:table-cell>
          <table:table-cell table:formula="of:=([geoOutFile.D15]-[geoOutFile.A1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5]-[geoOutFile.A1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5]-[geoOutFile.A15])/0.01" office:value-type="float" office:value="30.313" calcext:value-type="float">
            <text:p>30,313</text:p>
          </table:table-cell>
          <table:table-cell table:style-name="ce9" office:value-type="float" office:value="30.3093" calcext:value-type="float">
            <text:p>30,309</text:p>
          </table:table-cell>
          <table:table-cell table:formula="of:=([geoOutFile.G15]-[geoOutFile.A1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5]-[geoOutFile.A15])/0.1" office:value-type="float" office:value="-0.505100000000001" calcext:value-type="float">
            <text:p>-0,5051</text:p>
          </table:table-cell>
          <table:table-cell table:style-name="ce11" office:value-type="float" office:value="-0.463881" calcext:value-type="float">
            <text:p>-0,464</text:p>
          </table:table-cell>
          <table:table-cell table:formula="of:=([geoOutFile.I15]-[geoOutFile.A1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]-[geoOutFile.$A16])/0.001" office:value-type="float" office:value="-0.210000000000043" calcext:value-type="float">
            <text:p>-0,21</text:p>
          </table:table-cell>
          <table:table-cell table:style-name="ce2" office:value-type="float" office:value="-0.208929" calcext:value-type="float">
            <text:p>-0,209</text:p>
          </table:table-cell>
          <table:table-cell table:formula="of:=([geoOutFile.C16]-[geoOutFile.A16])/0.1" office:value-type="float" office:value="0.0152999999999981" calcext:value-type="float">
            <text:p>0,0153</text:p>
          </table:table-cell>
          <table:table-cell table:style-name="ce4" office:value-type="float" office:value="0.0127512" calcext:value-type="float">
            <text:p>0,013</text:p>
          </table:table-cell>
          <table:table-cell table:formula="of:=([geoOutFile.D16]-[geoOutFile.A1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6]-[geoOutFile.A1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6]-[geoOutFile.A16])/0.01" office:value-type="float" office:value="29.557" calcext:value-type="float">
            <text:p>29,557</text:p>
          </table:table-cell>
          <table:table-cell table:style-name="ce9" office:value-type="float" office:value="29.5536" calcext:value-type="float">
            <text:p>29,554</text:p>
          </table:table-cell>
          <table:table-cell table:formula="of:=([geoOutFile.G16]-[geoOutFile.A1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6]-[geoOutFile.A16])/0.1" office:value-type="float" office:value="-0.339" calcext:value-type="float">
            <text:p>-0,339</text:p>
          </table:table-cell>
          <table:table-cell table:style-name="ce11" office:value-type="float" office:value="-0.289588" calcext:value-type="float">
            <text:p>-0,290</text:p>
          </table:table-cell>
          <table:table-cell table:formula="of:=([geoOutFile.I16]-[geoOutFile.A1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]-[geoOutFile.$A17])/0.001" office:value-type="float" office:value="-0.219999999999665" calcext:value-type="float">
            <text:p>-0,22</text:p>
          </table:table-cell>
          <table:table-cell table:style-name="ce2" office:value-type="float" office:value="-0.224716" calcext:value-type="float">
            <text:p>-0,225</text:p>
          </table:table-cell>
          <table:table-cell table:formula="of:=([geoOutFile.C17]-[geoOutFile.A17])/0.1" office:value-type="float" office:value="0.0201999999999991" calcext:value-type="float">
            <text:p>0,0202</text:p>
          </table:table-cell>
          <table:table-cell table:style-name="ce4" office:value-type="float" office:value="0.0173785" calcext:value-type="float">
            <text:p>0,017</text:p>
          </table:table-cell>
          <table:table-cell table:formula="of:=([geoOutFile.D17]-[geoOutFile.A1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7]-[geoOutFile.A1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7]-[geoOutFile.A17])/0.01" office:value-type="float" office:value="28.768" calcext:value-type="float">
            <text:p>28,768</text:p>
          </table:table-cell>
          <table:table-cell table:style-name="ce9" office:value-type="float" office:value="28.7642" calcext:value-type="float">
            <text:p>28,764</text:p>
          </table:table-cell>
          <table:table-cell table:formula="of:=([geoOutFile.G17]-[geoOutFile.A1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7]-[geoOutFile.A17])/0.1" office:value-type="float" office:value="-0.166199999999996" calcext:value-type="float">
            <text:p>-0,1662</text:p>
          </table:table-cell>
          <table:table-cell table:style-name="ce11" office:value-type="float" office:value="-0.108408" calcext:value-type="float">
            <text:p>-0,108</text:p>
          </table:table-cell>
          <table:table-cell table:formula="of:=([geoOutFile.I17]-[geoOutFile.A1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]-[geoOutFile.$A18])/0.001" office:value-type="float" office:value="-0.250000000000306" calcext:value-type="float">
            <text:p>-0,25</text:p>
          </table:table-cell>
          <table:table-cell table:style-name="ce2" office:value-type="float" office:value="-0.241805" calcext:value-type="float">
            <text:p>-0,242</text:p>
          </table:table-cell>
          <table:table-cell table:formula="of:=([geoOutFile.C18]-[geoOutFile.A18])/0.1" office:value-type="float" office:value="0.0253999999999976" calcext:value-type="float">
            <text:p>0,0254</text:p>
          </table:table-cell>
          <table:table-cell table:style-name="ce4" office:value-type="float" office:value="0.0223343" calcext:value-type="float">
            <text:p>0,022</text:p>
          </table:table-cell>
          <table:table-cell table:formula="of:=([geoOutFile.D18]-[geoOutFile.A1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8]-[geoOutFile.A1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8]-[geoOutFile.A18])/0.01" office:value-type="float" office:value="27.9129999999999" calcext:value-type="float">
            <text:p>27,913</text:p>
          </table:table-cell>
          <table:table-cell table:style-name="ce9" office:value-type="float" office:value="27.9097" calcext:value-type="float">
            <text:p>27,910</text:p>
          </table:table-cell>
          <table:table-cell table:formula="of:=([geoOutFile.G18]-[geoOutFile.A1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8]-[geoOutFile.A18])/0.1" office:value-type="float" office:value="0.0187999999999988" calcext:value-type="float">
            <text:p>0,0188</text:p>
          </table:table-cell>
          <table:table-cell table:style-name="ce11" office:value-type="float" office:value="0.0856318" calcext:value-type="float">
            <text:p>0,086</text:p>
          </table:table-cell>
          <table:table-cell table:formula="of:=([geoOutFile.I18]-[geoOutFile.A1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9]-[geoOutFile.$A19])/0.001" office:value-type="float" office:value="-0.259999999999039" calcext:value-type="float">
            <text:p>-0,26</text:p>
          </table:table-cell>
          <table:table-cell table:style-name="ce2" office:value-type="float" office:value="-0.260735" calcext:value-type="float">
            <text:p>-0,261</text:p>
          </table:table-cell>
          <table:table-cell table:formula="of:=([geoOutFile.C19]-[geoOutFile.A19])/0.1" office:value-type="float" office:value="0.0309999999999988" calcext:value-type="float">
            <text:p>0,031</text:p>
          </table:table-cell>
          <table:table-cell table:style-name="ce4" office:value-type="float" office:value="0.0277241" calcext:value-type="float">
            <text:p>0,028</text:p>
          </table:table-cell>
          <table:table-cell table:formula="of:=([geoOutFile.D19]-[geoOutFile.A1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19]-[geoOutFile.A1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19]-[geoOutFile.A19])/0.01" office:value-type="float" office:value="26.967" calcext:value-type="float">
            <text:p>26,967</text:p>
          </table:table-cell>
          <table:table-cell table:style-name="ce9" office:value-type="float" office:value="26.9632" calcext:value-type="float">
            <text:p>26,963</text:p>
          </table:table-cell>
          <table:table-cell table:formula="of:=([geoOutFile.G19]-[geoOutFile.A1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19]-[geoOutFile.A19])/0.1" office:value-type="float" office:value="0.220099999999999" calcext:value-type="float">
            <text:p>0,2201</text:p>
          </table:table-cell>
          <table:table-cell table:style-name="ce11" office:value-type="float" office:value="0.296664" calcext:value-type="float">
            <text:p>0,297</text:p>
          </table:table-cell>
          <table:table-cell table:formula="of:=([geoOutFile.I19]-[geoOutFile.A1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0]-[geoOutFile.$A20])/0.001" office:value-type="float" office:value="-0.280000000000058" calcext:value-type="float">
            <text:p>-0,28</text:p>
          </table:table-cell>
          <table:table-cell table:style-name="ce2" office:value-type="float" office:value="-0.281919" calcext:value-type="float">
            <text:p>-0,282</text:p>
          </table:table-cell>
          <table:table-cell table:formula="of:=([geoOutFile.C20]-[geoOutFile.A20])/0.1" office:value-type="float" office:value="0.0372000000000128" calcext:value-type="float">
            <text:p>0,0372</text:p>
          </table:table-cell>
          <table:table-cell table:style-name="ce4" office:value-type="float" office:value="0.0335825" calcext:value-type="float">
            <text:p>0,034</text:p>
          </table:table-cell>
          <table:table-cell table:formula="of:=([geoOutFile.D20]-[geoOutFile.A2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0]-[geoOutFile.A2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0]-[geoOutFile.A20])/0.01" office:value-type="float" office:value="25.9080000000001" calcext:value-type="float">
            <text:p>25,908</text:p>
          </table:table-cell>
          <table:table-cell table:style-name="ce9" office:value-type="float" office:value="25.904" calcext:value-type="float">
            <text:p>25,904</text:p>
          </table:table-cell>
          <table:table-cell table:formula="of:=([geoOutFile.G20]-[geoOutFile.A2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0]-[geoOutFile.A20])/0.1" office:value-type="float" office:value="0.439100000000003" calcext:value-type="float">
            <text:p>0,4391</text:p>
          </table:table-cell>
          <table:table-cell table:style-name="ce11" office:value-type="float" office:value="0.526046" calcext:value-type="float">
            <text:p>0,526</text:p>
          </table:table-cell>
          <table:table-cell table:formula="of:=([geoOutFile.I20]-[geoOutFile.A2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1]-[geoOutFile.$A21])/0.001" office:value-type="float" office:value="-0.309999999998922" calcext:value-type="float">
            <text:p>-0,31</text:p>
          </table:table-cell>
          <table:table-cell table:style-name="ce2" office:value-type="float" office:value="-0.305618" calcext:value-type="float">
            <text:p>-0,306</text:p>
          </table:table-cell>
          <table:table-cell table:formula="of:=([geoOutFile.C21]-[geoOutFile.A21])/0.1" office:value-type="float" office:value="0.0436999999999976" calcext:value-type="float">
            <text:p>0,0437</text:p>
          </table:table-cell>
          <table:table-cell table:style-name="ce4" office:value-type="float" office:value="0.0398513" calcext:value-type="float">
            <text:p>0,040</text:p>
          </table:table-cell>
          <table:table-cell table:formula="of:=([geoOutFile.D21]-[geoOutFile.A2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1]-[geoOutFile.A2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1]-[geoOutFile.A21])/0.01" office:value-type="float" office:value="24.722" calcext:value-type="float">
            <text:p>24,722</text:p>
          </table:table-cell>
          <table:table-cell table:style-name="ce9" office:value-type="float" office:value="24.7191" calcext:value-type="float">
            <text:p>24,719</text:p>
          </table:table-cell>
          <table:table-cell table:formula="of:=([geoOutFile.G21]-[geoOutFile.A2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1]-[geoOutFile.A21])/0.1" office:value-type="float" office:value="0.673600000000008" calcext:value-type="float">
            <text:p>0,6736</text:p>
          </table:table-cell>
          <table:table-cell table:style-name="ce11" office:value-type="float" office:value="0.771498" calcext:value-type="float">
            <text:p>0,771</text:p>
          </table:table-cell>
          <table:table-cell table:formula="of:=([geoOutFile.I21]-[geoOutFile.A2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2]-[geoOutFile.$A22])/0.001" office:value-type="float" office:value="-0.399999999999068" calcext:value-type="float">
            <text:p>-0,4</text:p>
          </table:table-cell>
          <table:table-cell table:style-name="ce2" office:value-type="float" office:value="-0.331919" calcext:value-type="float">
            <text:p>-0,332</text:p>
          </table:table-cell>
          <table:table-cell table:formula="of:=([geoOutFile.C22]-[geoOutFile.A22])/0.1" office:value-type="float" office:value="0.0500000000000078" calcext:value-type="float">
            <text:p>0,05</text:p>
          </table:table-cell>
          <table:table-cell table:style-name="ce4" office:value-type="float" office:value="0.0463625" calcext:value-type="float">
            <text:p>0,046</text:p>
          </table:table-cell>
          <table:table-cell table:formula="of:=([geoOutFile.D22]-[geoOutFile.A2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2]-[geoOutFile.A2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2]-[geoOutFile.A22])/0.01" office:value-type="float" office:value="23.4" calcext:value-type="float">
            <text:p>23,4</text:p>
          </table:table-cell>
          <table:table-cell table:style-name="ce9" office:value-type="float" office:value="23.404" calcext:value-type="float">
            <text:p>23,404</text:p>
          </table:table-cell>
          <table:table-cell table:formula="of:=([geoOutFile.G22]-[geoOutFile.A2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2]-[geoOutFile.A22])/0.1" office:value-type="float" office:value="0.917000000000012" calcext:value-type="float">
            <text:p>0,917</text:p>
          </table:table-cell>
          <table:table-cell table:style-name="ce11" office:value-type="float" office:value="1.02644" calcext:value-type="float">
            <text:p>1,026</text:p>
          </table:table-cell>
          <table:table-cell table:formula="of:=([geoOutFile.I22]-[geoOutFile.A2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3]-[geoOutFile.$A23])/0.001" office:value-type="float" office:value="-0.300000000001077" calcext:value-type="float">
            <text:p>-0,3</text:p>
          </table:table-cell>
          <table:table-cell table:style-name="ce2" office:value-type="float" office:value="-0.360735" calcext:value-type="float">
            <text:p>-0,361</text:p>
          </table:table-cell>
          <table:table-cell table:formula="of:=([geoOutFile.C23]-[geoOutFile.A23])/0.1" office:value-type="float" office:value="0.0579999999999892" calcext:value-type="float">
            <text:p>0,058</text:p>
          </table:table-cell>
          <table:table-cell table:style-name="ce4" office:value-type="float" office:value="0.0528315" calcext:value-type="float">
            <text:p>0,053</text:p>
          </table:table-cell>
          <table:table-cell table:formula="of:=([geoOutFile.D23]-[geoOutFile.A2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3]-[geoOutFile.A2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3]-[geoOutFile.A23])/0.01" office:value-type="float" office:value="21.97" calcext:value-type="float">
            <text:p>21,97</text:p>
          </table:table-cell>
          <table:table-cell table:style-name="ce9" office:value-type="float" office:value="21.9632" calcext:value-type="float">
            <text:p>21,963</text:p>
          </table:table-cell>
          <table:table-cell table:formula="of:=([geoOutFile.G23]-[geoOutFile.A2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3]-[geoOutFile.A23])/0.1" office:value-type="float" office:value="1.16099999999999" calcext:value-type="float">
            <text:p>1,161</text:p>
          </table:table-cell>
          <table:table-cell table:style-name="ce11" office:value-type="float" office:value="1.27973" calcext:value-type="float">
            <text:p>1,280</text:p>
          </table:table-cell>
          <table:table-cell table:formula="of:=([geoOutFile.I23]-[geoOutFile.A2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4]-[geoOutFile.$A24])/0.001" office:value-type="float" office:value="-0.399999999999068" calcext:value-type="float">
            <text:p>-0,4</text:p>
          </table:table-cell>
          <table:table-cell table:style-name="ce2" office:value-type="float" office:value="-0.391805" calcext:value-type="float">
            <text:p>-0,392</text:p>
          </table:table-cell>
          <table:table-cell table:formula="of:=([geoOutFile.C24]-[geoOutFile.A24])/0.1" office:value-type="float" office:value="0.0640000000000107" calcext:value-type="float">
            <text:p>0,064</text:p>
          </table:table-cell>
          <table:table-cell table:style-name="ce4" office:value-type="float" office:value="0.0588669" calcext:value-type="float">
            <text:p>0,059</text:p>
          </table:table-cell>
          <table:table-cell table:formula="of:=([geoOutFile.D24]-[geoOutFile.A2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4]-[geoOutFile.A2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4]-[geoOutFile.A24])/0.01" office:value-type="float" office:value="20.42" calcext:value-type="float">
            <text:p>20,42</text:p>
          </table:table-cell>
          <table:table-cell table:style-name="ce9" office:value-type="float" office:value="20.4097" calcext:value-type="float">
            <text:p>20,410</text:p>
          </table:table-cell>
          <table:table-cell table:formula="of:=([geoOutFile.G24]-[geoOutFile.A2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4]-[geoOutFile.A24])/0.1" office:value-type="float" office:value="1.38800000000002" calcext:value-type="float">
            <text:p>1,388</text:p>
          </table:table-cell>
          <table:table-cell table:style-name="ce11" office:value-type="float" office:value="1.51604" calcext:value-type="float">
            <text:p>1,516</text:p>
          </table:table-cell>
          <table:table-cell table:formula="of:=([geoOutFile.I24]-[geoOutFile.A2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5]-[geoOutFile.$A25])/0.001" office:value-type="float" office:value="-0.500000000000611" calcext:value-type="float">
            <text:p>-0,5</text:p>
          </table:table-cell>
          <table:table-cell table:style-name="ce2" office:value-type="float" office:value="-0.424716" calcext:value-type="float">
            <text:p>-0,425</text:p>
          </table:table-cell>
          <table:table-cell table:formula="of:=([geoOutFile.C25]-[geoOutFile.A25])/0.1" office:value-type="float" office:value="0.0689999999999991" calcext:value-type="float">
            <text:p>0,069</text:p>
          </table:table-cell>
          <table:table-cell table:style-name="ce4" office:value-type="float" office:value="0.0640004" calcext:value-type="float">
            <text:p>0,064</text:p>
          </table:table-cell>
          <table:table-cell table:formula="of:=([geoOutFile.D25]-[geoOutFile.A2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5]-[geoOutFile.A2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5]-[geoOutFile.A25])/0.01" office:value-type="float" office:value="18.76" calcext:value-type="float">
            <text:p>18,76</text:p>
          </table:table-cell>
          <table:table-cell table:style-name="ce9" office:value-type="float" office:value="18.7642" calcext:value-type="float">
            <text:p>18,764</text:p>
          </table:table-cell>
          <table:table-cell table:formula="of:=([geoOutFile.G25]-[geoOutFile.A2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5]-[geoOutFile.A25])/0.1" office:value-type="float" office:value="1.57999999999999" calcext:value-type="float">
            <text:p>1,58</text:p>
          </table:table-cell>
          <table:table-cell table:style-name="ce11" office:value-type="float" office:value="1.71704" calcext:value-type="float">
            <text:p>1,717</text:p>
          </table:table-cell>
          <table:table-cell table:formula="of:=([geoOutFile.I25]-[geoOutFile.A2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6]-[geoOutFile.$A26])/0.001" office:value-type="float" office:value="-0.399999999999068" calcext:value-type="float">
            <text:p>-0,4</text:p>
          </table:table-cell>
          <table:table-cell table:style-name="ce2" office:value-type="float" office:value="-0.458929" calcext:value-type="float">
            <text:p>-0,459</text:p>
          </table:table-cell>
          <table:table-cell table:formula="of:=([geoOutFile.C26]-[geoOutFile.A26])/0.1" office:value-type="float" office:value="0.0740000000000052" calcext:value-type="float">
            <text:p>0,074</text:p>
          </table:table-cell>
          <table:table-cell table:style-name="ce4" office:value-type="float" office:value="0.0677369" calcext:value-type="float">
            <text:p>0,068</text:p>
          </table:table-cell>
          <table:table-cell table:formula="of:=([geoOutFile.D26]-[geoOutFile.A2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6]-[geoOutFile.A2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6]-[geoOutFile.A26])/0.01" office:value-type="float" office:value="17.06" calcext:value-type="float">
            <text:p>17,06</text:p>
          </table:table-cell>
          <table:table-cell table:style-name="ce9" office:value-type="float" office:value="17.0536" calcext:value-type="float">
            <text:p>17,054</text:p>
          </table:table-cell>
          <table:table-cell table:formula="of:=([geoOutFile.G26]-[geoOutFile.A2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6]-[geoOutFile.A26])/0.1" office:value-type="float" office:value="1.722" calcext:value-type="float">
            <text:p>1,722</text:p>
          </table:table-cell>
          <table:table-cell table:style-name="ce11" office:value-type="float" office:value="1.86334" calcext:value-type="float">
            <text:p>1,863</text:p>
          </table:table-cell>
          <table:table-cell table:formula="of:=([geoOutFile.I26]-[geoOutFile.A2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7]-[geoOutFile.$A27])/0.001" office:value-type="float" office:value="-0.500000000000611" calcext:value-type="float">
            <text:p>-0,5</text:p>
          </table:table-cell>
          <table:table-cell table:style-name="ce2" office:value-type="float" office:value="-0.493815" calcext:value-type="float">
            <text:p>-0,494</text:p>
          </table:table-cell>
          <table:table-cell table:formula="of:=([geoOutFile.C27]-[geoOutFile.A27])/0.1" office:value-type="float" office:value="0.0760000000000005" calcext:value-type="float">
            <text:p>0,076</text:p>
          </table:table-cell>
          <table:table-cell table:style-name="ce4" office:value-type="float" office:value="0.0696204" calcext:value-type="float">
            <text:p>0,070</text:p>
          </table:table-cell>
          <table:table-cell table:formula="of:=([geoOutFile.D27]-[geoOutFile.A2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7]-[geoOutFile.A2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7]-[geoOutFile.A27])/0.01" office:value-type="float" office:value="15.3099999999998" calcext:value-type="float">
            <text:p>15,31</text:p>
          </table:table-cell>
          <table:table-cell table:style-name="ce9" office:value-type="float" office:value="15.3093" calcext:value-type="float">
            <text:p>15,309</text:p>
          </table:table-cell>
          <table:table-cell table:formula="of:=([geoOutFile.G27]-[geoOutFile.A2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7]-[geoOutFile.A27])/0.1" office:value-type="float" office:value="1.79399999999999" calcext:value-type="float">
            <text:p>1,794</text:p>
          </table:table-cell>
          <table:table-cell table:style-name="ce11" office:value-type="float" office:value="1.93708" calcext:value-type="float">
            <text:p>1,937</text:p>
          </table:table-cell>
          <table:table-cell table:formula="of:=([geoOutFile.I27]-[geoOutFile.A2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]-[geoOutFile.$A28])/0.001" office:value-type="float" office:value="-0.499999999998835" calcext:value-type="float">
            <text:p>-0,5</text:p>
          </table:table-cell>
          <table:table-cell table:style-name="ce2" office:value-type="float" office:value="-0.528701" calcext:value-type="float">
            <text:p>-0,529</text:p>
          </table:table-cell>
          <table:table-cell table:formula="of:=([geoOutFile.C28]-[geoOutFile.A28])/0.1" office:value-type="float" office:value="0.0760000000000005" calcext:value-type="float">
            <text:p>0,076</text:p>
          </table:table-cell>
          <table:table-cell table:style-name="ce4" office:value-type="float" office:value="0.0693901" calcext:value-type="float">
            <text:p>0,069</text:p>
          </table:table-cell>
          <table:table-cell table:formula="of:=([geoOutFile.D28]-[geoOutFile.A2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8]-[geoOutFile.A2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8]-[geoOutFile.A28])/0.01" office:value-type="float" office:value="13.57" calcext:value-type="float">
            <text:p>13,57</text:p>
          </table:table-cell>
          <table:table-cell table:style-name="ce9" office:value-type="float" office:value="13.5649" calcext:value-type="float">
            <text:p>13,565</text:p>
          </table:table-cell>
          <table:table-cell table:formula="of:=([geoOutFile.G28]-[geoOutFile.A2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8]-[geoOutFile.A28])/0.1" office:value-type="float" office:value="1.78699999999999" calcext:value-type="float">
            <text:p>1,787</text:p>
          </table:table-cell>
          <table:table-cell table:style-name="ce11" office:value-type="float" office:value="1.92807" calcext:value-type="float">
            <text:p>1,928</text:p>
          </table:table-cell>
          <table:table-cell table:formula="of:=([geoOutFile.I28]-[geoOutFile.A2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9]-[geoOutFile.$A29])/0.001" office:value-type="float" office:value="-0.599999999998602" calcext:value-type="float">
            <text:p>-0,6</text:p>
          </table:table-cell>
          <table:table-cell table:style-name="ce2" office:value-type="float" office:value="-0.562914" calcext:value-type="float">
            <text:p>-0,563</text:p>
          </table:table-cell>
          <table:table-cell table:formula="of:=([geoOutFile.C29]-[geoOutFile.A29])/0.1" office:value-type="float" office:value="0.0740000000000052" calcext:value-type="float">
            <text:p>0,074</text:p>
          </table:table-cell>
          <table:table-cell table:style-name="ce4" office:value-type="float" office:value="0.067275" calcext:value-type="float">
            <text:p>0,067</text:p>
          </table:table-cell>
          <table:table-cell table:formula="of:=([geoOutFile.D29]-[geoOutFile.A2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29]-[geoOutFile.A2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29]-[geoOutFile.A29])/0.01" office:value-type="float" office:value="11.8600000000001" calcext:value-type="float">
            <text:p>11,86</text:p>
          </table:table-cell>
          <table:table-cell table:style-name="ce9" office:value-type="float" office:value="11.8543" calcext:value-type="float">
            <text:p>11,854</text:p>
          </table:table-cell>
          <table:table-cell table:formula="of:=([geoOutFile.G29]-[geoOutFile.A2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29]-[geoOutFile.A29])/0.1" office:value-type="float" office:value="1.71199999999999" calcext:value-type="float">
            <text:p>1,712</text:p>
          </table:table-cell>
          <table:table-cell table:style-name="ce11" office:value-type="float" office:value="1.84525" calcext:value-type="float">
            <text:p>1,845</text:p>
          </table:table-cell>
          <table:table-cell table:formula="of:=([geoOutFile.I29]-[geoOutFile.A2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0]-[geoOutFile.$A30])/0.001" office:value-type="float" office:value="-0.600000000002154" calcext:value-type="float">
            <text:p>-0,6</text:p>
          </table:table-cell>
          <table:table-cell table:style-name="ce2" office:value-type="float" office:value="-0.595824" calcext:value-type="float">
            <text:p>-0,596</text:p>
          </table:table-cell>
          <table:table-cell table:formula="of:=([geoOutFile.C30]-[geoOutFile.A30])/0.1" office:value-type="float" office:value="0.0710000000000122" calcext:value-type="float">
            <text:p>0,071</text:p>
          </table:table-cell>
          <table:table-cell table:style-name="ce4" office:value-type="float" office:value="0.0637012" calcext:value-type="float">
            <text:p>0,064</text:p>
          </table:table-cell>
          <table:table-cell table:formula="of:=([geoOutFile.D30]-[geoOutFile.A3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0]-[geoOutFile.A3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0]-[geoOutFile.A30])/0.01" office:value-type="float" office:value="10.21" calcext:value-type="float">
            <text:p>10,21</text:p>
          </table:table-cell>
          <table:table-cell table:style-name="ce9" office:value-type="float" office:value="10.2088" calcext:value-type="float">
            <text:p>10,209</text:p>
          </table:table-cell>
          <table:table-cell table:formula="of:=([geoOutFile.G30]-[geoOutFile.A3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0]-[geoOutFile.A30])/0.1" office:value-type="float" office:value="1.58300000000001" calcext:value-type="float">
            <text:p>1,583</text:p>
          </table:table-cell>
          <table:table-cell table:style-name="ce11" office:value-type="float" office:value="1.70532" calcext:value-type="float">
            <text:p>1,705</text:p>
          </table:table-cell>
          <table:table-cell table:formula="of:=([geoOutFile.I30]-[geoOutFile.A3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1]-[geoOutFile.$A31])/0.001" office:value-type="float" office:value="-0.599999999998602" calcext:value-type="float">
            <text:p>-0,6</text:p>
          </table:table-cell>
          <table:table-cell table:style-name="ce2" office:value-type="float" office:value="-0.626895" calcext:value-type="float">
            <text:p>-0,627</text:p>
          </table:table-cell>
          <table:table-cell table:formula="of:=([geoOutFile.C31]-[geoOutFile.A31])/0.1" office:value-type="float" office:value="0.0670000000000215" calcext:value-type="float">
            <text:p>0,067</text:p>
          </table:table-cell>
          <table:table-cell table:style-name="ce4" office:value-type="float" office:value="0.0591381" calcext:value-type="float">
            <text:p>0,059</text:p>
          </table:table-cell>
          <table:table-cell table:formula="of:=([geoOutFile.D31]-[geoOutFile.A3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1]-[geoOutFile.A3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1]-[geoOutFile.A31])/0.01" office:value-type="float" office:value="8.66000000000007" calcext:value-type="float">
            <text:p>8,66</text:p>
          </table:table-cell>
          <table:table-cell table:style-name="ce9" office:value-type="float" office:value="8.65527" calcext:value-type="float">
            <text:p>8,655</text:p>
          </table:table-cell>
          <table:table-cell table:formula="of:=([geoOutFile.G31]-[geoOutFile.A3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1]-[geoOutFile.A31])/0.1" office:value-type="float" office:value="1.419" calcext:value-type="float">
            <text:p>1,419</text:p>
          </table:table-cell>
          <table:table-cell table:style-name="ce11" office:value-type="float" office:value="1.52666" calcext:value-type="float">
            <text:p>1,527</text:p>
          </table:table-cell>
          <table:table-cell table:formula="of:=([geoOutFile.I31]-[geoOutFile.A3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2]-[geoOutFile.$A32])/0.001" office:value-type="float" office:value="-0.699999999998369" calcext:value-type="float">
            <text:p>-0,7</text:p>
          </table:table-cell>
          <table:table-cell table:style-name="ce2" office:value-type="float" office:value="-0.655711" calcext:value-type="float">
            <text:p>-0,656</text:p>
          </table:table-cell>
          <table:table-cell table:formula="of:=([geoOutFile.C32]-[geoOutFile.A32])/0.1" office:value-type="float" office:value="0.0619999999999976" calcext:value-type="float">
            <text:p>0,062</text:p>
          </table:table-cell>
          <table:table-cell table:style-name="ce4" office:value-type="float" office:value="0.0540347" calcext:value-type="float">
            <text:p>0,054</text:p>
          </table:table-cell>
          <table:table-cell table:formula="of:=([geoOutFile.D32]-[geoOutFile.A3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2]-[geoOutFile.A3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2]-[geoOutFile.A32])/0.01" office:value-type="float" office:value="7.22000000000023" calcext:value-type="float">
            <text:p>7,22</text:p>
          </table:table-cell>
          <table:table-cell table:style-name="ce9" office:value-type="float" office:value="7.21447" calcext:value-type="float">
            <text:p>7,214</text:p>
          </table:table-cell>
          <table:table-cell table:formula="of:=([geoOutFile.G32]-[geoOutFile.A3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2]-[geoOutFile.A32])/0.1" office:value-type="float" office:value="1.234" calcext:value-type="float">
            <text:p>1,234</text:p>
          </table:table-cell>
          <table:table-cell table:style-name="ce11" office:value-type="float" office:value="1.32684" calcext:value-type="float">
            <text:p>1,327</text:p>
          </table:table-cell>
          <table:table-cell table:formula="of:=([geoOutFile.I32]-[geoOutFile.A3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3]-[geoOutFile.$A33])/0.001" office:value-type="float" office:value="-0.599999999998602" calcext:value-type="float">
            <text:p>-0,6</text:p>
          </table:table-cell>
          <table:table-cell table:style-name="ce2" office:value-type="float" office:value="-0.682012" calcext:value-type="float">
            <text:p>-0,682</text:p>
          </table:table-cell>
          <table:table-cell table:formula="of:=([geoOutFile.C33]-[geoOutFile.A33])/0.1" office:value-type="float" office:value="0.0580000000000069" calcext:value-type="float">
            <text:p>0,058</text:p>
          </table:table-cell>
          <table:table-cell table:style-name="ce4" office:value-type="float" office:value="0.04877" calcext:value-type="float">
            <text:p>0,049</text:p>
          </table:table-cell>
          <table:table-cell table:formula="of:=([geoOutFile.D33]-[geoOutFile.A3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3]-[geoOutFile.A3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3]-[geoOutFile.A33])/0.01" office:value-type="float" office:value="5.91000000000008" calcext:value-type="float">
            <text:p>5,91</text:p>
          </table:table-cell>
          <table:table-cell table:style-name="ce9" office:value-type="float" office:value="5.89939" calcext:value-type="float">
            <text:p>5,899</text:p>
          </table:table-cell>
          <table:table-cell table:formula="of:=([geoOutFile.G33]-[geoOutFile.A3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3]-[geoOutFile.A33])/0.1" office:value-type="float" office:value="1.04399999999998" calcext:value-type="float">
            <text:p>1,044</text:p>
          </table:table-cell>
          <table:table-cell table:style-name="ce11" office:value-type="float" office:value="1.1207" calcext:value-type="float">
            <text:p>1,121</text:p>
          </table:table-cell>
          <table:table-cell table:formula="of:=([geoOutFile.I33]-[geoOutFile.A3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4]-[geoOutFile.$A34])/0.001" office:value-type="float" office:value="-0.699999999998369" calcext:value-type="float">
            <text:p>-0,7</text:p>
          </table:table-cell>
          <table:table-cell table:style-name="ce2" office:value-type="float" office:value="-0.705711" calcext:value-type="float">
            <text:p>-0,706</text:p>
          </table:table-cell>
          <table:table-cell table:formula="of:=([geoOutFile.C34]-[geoOutFile.A34])/0.1" office:value-type="float" office:value="0.0520000000000209" calcext:value-type="float">
            <text:p>0,052</text:p>
          </table:table-cell>
          <table:table-cell table:style-name="ce4" office:value-type="float" office:value="0.0436242" calcext:value-type="float">
            <text:p>0,044</text:p>
          </table:table-cell>
          <table:table-cell table:formula="of:=([geoOutFile.D34]-[geoOutFile.A3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4]-[geoOutFile.A3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4]-[geoOutFile.A34])/0.01" office:value-type="float" office:value="4.72000000000001" calcext:value-type="float">
            <text:p>4,72</text:p>
          </table:table-cell>
          <table:table-cell table:style-name="ce9" office:value-type="float" office:value="4.71447" calcext:value-type="float">
            <text:p>4,714</text:p>
          </table:table-cell>
          <table:table-cell table:formula="of:=([geoOutFile.G34]-[geoOutFile.A3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4]-[geoOutFile.A34])/0.1" office:value-type="float" office:value="0.857000000000028" calcext:value-type="float">
            <text:p>0,857</text:p>
          </table:table-cell>
          <table:table-cell table:style-name="ce11" office:value-type="float" office:value="0.919223" calcext:value-type="float">
            <text:p>0,919</text:p>
          </table:table-cell>
          <table:table-cell table:formula="of:=([geoOutFile.I34]-[geoOutFile.A3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5]-[geoOutFile.$A35])/0.001" office:value-type="float" office:value="-0.699999999998369" calcext:value-type="float">
            <text:p>-0,7</text:p>
          </table:table-cell>
          <table:table-cell table:style-name="ce2" office:value-type="float" office:value="-0.726895" calcext:value-type="float">
            <text:p>-0,727</text:p>
          </table:table-cell>
          <table:table-cell table:formula="of:=([geoOutFile.C35]-[geoOutFile.A35])/0.1" office:value-type="float" office:value="0.0479999999999947" calcext:value-type="float">
            <text:p>0,048</text:p>
          </table:table-cell>
          <table:table-cell table:style-name="ce4" office:value-type="float" office:value="0.0387697" calcext:value-type="float">
            <text:p>0,039</text:p>
          </table:table-cell>
          <table:table-cell table:formula="of:=([geoOutFile.D35]-[geoOutFile.A3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5]-[geoOutFile.A3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5]-[geoOutFile.A35])/0.01" office:value-type="float" office:value="3.66" calcext:value-type="float">
            <text:p>3,66</text:p>
          </table:table-cell>
          <table:table-cell table:style-name="ce9" office:value-type="float" office:value="3.65527" calcext:value-type="float">
            <text:p>3,655</text:p>
          </table:table-cell>
          <table:table-cell table:formula="of:=([geoOutFile.G35]-[geoOutFile.A3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5]-[geoOutFile.A35])/0.1" office:value-type="float" office:value="0.681000000000012" calcext:value-type="float">
            <text:p>0,681</text:p>
          </table:table-cell>
          <table:table-cell table:style-name="ce11" office:value-type="float" office:value="0.729148" calcext:value-type="float">
            <text:p>0,729</text:p>
          </table:table-cell>
          <table:table-cell table:formula="of:=([geoOutFile.I35]-[geoOutFile.A3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6]-[geoOutFile.$A36])/0.001" office:value-type="float" office:value="-0.700000000001921" calcext:value-type="float">
            <text:p>-0,7</text:p>
          </table:table-cell>
          <table:table-cell table:style-name="ce2" office:value-type="float" office:value="-0.745824" calcext:value-type="float">
            <text:p>-0,746</text:p>
          </table:table-cell>
          <table:table-cell table:formula="of:=([geoOutFile.C36]-[geoOutFile.A36])/0.1" office:value-type="float" office:value="0.044000000000004" calcext:value-type="float">
            <text:p>0,044</text:p>
          </table:table-cell>
          <table:table-cell table:style-name="ce4" office:value-type="float" office:value="0.034277" calcext:value-type="float">
            <text:p>0,034</text:p>
          </table:table-cell>
          <table:table-cell table:formula="of:=([geoOutFile.D36]-[geoOutFile.A3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6]-[geoOutFile.A3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6]-[geoOutFile.A36])/0.01" office:value-type="float" office:value="2.71000000000008" calcext:value-type="float">
            <text:p>2,71</text:p>
          </table:table-cell>
          <table:table-cell table:style-name="ce9" office:value-type="float" office:value="2.70878" calcext:value-type="float">
            <text:p>2,709</text:p>
          </table:table-cell>
          <table:table-cell table:formula="of:=([geoOutFile.G36]-[geoOutFile.A3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6]-[geoOutFile.A36])/0.1" office:value-type="float" office:value="0.518000000000001" calcext:value-type="float">
            <text:p>0,518</text:p>
          </table:table-cell>
          <table:table-cell table:style-name="ce11" office:value-type="float" office:value="0.553241" calcext:value-type="float">
            <text:p>0,553</text:p>
          </table:table-cell>
          <table:table-cell table:formula="of:=([geoOutFile.I36]-[geoOutFile.A3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7]-[geoOutFile.$A37])/0.001" office:value-type="float" office:value="-0.799999999998136" calcext:value-type="float">
            <text:p>-0,8</text:p>
          </table:table-cell>
          <table:table-cell table:style-name="ce2" office:value-type="float" office:value="-0.762914" calcext:value-type="float">
            <text:p>-0,763</text:p>
          </table:table-cell>
          <table:table-cell table:formula="of:=([geoOutFile.C37]-[geoOutFile.A37])/0.1" office:value-type="float" office:value="0.0390000000000157" calcext:value-type="float">
            <text:p>0,039</text:p>
          </table:table-cell>
          <table:table-cell table:style-name="ce4" office:value-type="float" office:value="0.0301311" calcext:value-type="float">
            <text:p>0,030</text:p>
          </table:table-cell>
          <table:table-cell table:formula="of:=([geoOutFile.D37]-[geoOutFile.A3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7]-[geoOutFile.A3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7]-[geoOutFile.A37])/0.01" office:value-type="float" office:value="1.85999999999993" calcext:value-type="float">
            <text:p>1,86</text:p>
          </table:table-cell>
          <table:table-cell table:style-name="ce9" office:value-type="float" office:value="1.85432" calcext:value-type="float">
            <text:p>1,854</text:p>
          </table:table-cell>
          <table:table-cell table:formula="of:=([geoOutFile.G37]-[geoOutFile.A3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7]-[geoOutFile.A37])/0.1" office:value-type="float" office:value="0.366999999999997" calcext:value-type="float">
            <text:p>0,367</text:p>
          </table:table-cell>
          <table:table-cell table:style-name="ce11" office:value-type="float" office:value="0.39091" calcext:value-type="float">
            <text:p>0,391</text:p>
          </table:table-cell>
          <table:table-cell table:formula="of:=([geoOutFile.I37]-[geoOutFile.A3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8]-[geoOutFile.$A38])/0.001" office:value-type="float" office:value="-0.800000000001688" calcext:value-type="float">
            <text:p>-0,8</text:p>
          </table:table-cell>
          <table:table-cell table:style-name="ce2" office:value-type="float" office:value="-0.778701" calcext:value-type="float">
            <text:p>-0,779</text:p>
          </table:table-cell>
          <table:table-cell table:formula="of:=([geoOutFile.C38]-[geoOutFile.A38])/0.1" office:value-type="float" office:value="0.0359999999999872" calcext:value-type="float">
            <text:p>0,036</text:p>
          </table:table-cell>
          <table:table-cell table:style-name="ce4" office:value-type="float" office:value="0.026252" calcext:value-type="float">
            <text:p>0,026</text:p>
          </table:table-cell>
          <table:table-cell table:formula="of:=([geoOutFile.D38]-[geoOutFile.A3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8]-[geoOutFile.A3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8]-[geoOutFile.A38])/0.01" office:value-type="float" office:value="1.06999999999999" calcext:value-type="float">
            <text:p>1,07</text:p>
          </table:table-cell>
          <table:table-cell table:style-name="ce9" office:value-type="float" office:value="1.06495" calcext:value-type="float">
            <text:p>1,065</text:p>
          </table:table-cell>
          <table:table-cell table:formula="of:=([geoOutFile.G38]-[geoOutFile.A3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8]-[geoOutFile.A38])/0.1" office:value-type="float" office:value="0.227000000000004" calcext:value-type="float">
            <text:p>0,227</text:p>
          </table:table-cell>
          <table:table-cell table:style-name="ce11" office:value-type="float" office:value="0.239025" calcext:value-type="float">
            <text:p>0,239</text:p>
          </table:table-cell>
          <table:table-cell table:formula="of:=([geoOutFile.I38]-[geoOutFile.A3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39]-[geoOutFile.$A39])/0.001" office:value-type="float" office:value="-0.799999999998136" calcext:value-type="float">
            <text:p>-0,8</text:p>
          </table:table-cell>
          <table:table-cell table:style-name="ce2" office:value-type="float" office:value="-0.793815" calcext:value-type="float">
            <text:p>-0,794</text:p>
          </table:table-cell>
          <table:table-cell table:formula="of:=([geoOutFile.C39]-[geoOutFile.A39])/0.1" office:value-type="float" office:value="0.0329999999999941" calcext:value-type="float">
            <text:p>0,033</text:p>
          </table:table-cell>
          <table:table-cell table:style-name="ce4" office:value-type="float" office:value="0.0225168" calcext:value-type="float">
            <text:p>0,023</text:p>
          </table:table-cell>
          <table:table-cell table:formula="of:=([geoOutFile.D39]-[geoOutFile.A3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39]-[geoOutFile.A3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39]-[geoOutFile.A39])/0.01" office:value-type="float" office:value="0.309999999999988" calcext:value-type="float">
            <text:p>0,31</text:p>
          </table:table-cell>
          <table:table-cell table:style-name="ce9" office:value-type="float" office:value="0.309254" calcext:value-type="float">
            <text:p>0,309</text:p>
          </table:table-cell>
          <table:table-cell table:formula="of:=([geoOutFile.G39]-[geoOutFile.A3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39]-[geoOutFile.A39])/0.1" office:value-type="float" office:value="0.0910000000000011" calcext:value-type="float">
            <text:p>0,091</text:p>
          </table:table-cell>
          <table:table-cell table:style-name="ce11" office:value-type="float" office:value="0.0927761" calcext:value-type="float">
            <text:p>0,093</text:p>
          </table:table-cell>
          <table:table-cell table:formula="of:=([geoOutFile.I39]-[geoOutFile.A3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0]-[geoOutFile.$A40])/0.001" office:value-type="float" office:value="-0.799999999998136" calcext:value-type="float">
            <text:p>-0,8</text:p>
          </table:table-cell>
          <table:table-cell table:style-name="ce2" office:value-type="float" office:value="-0.810793" calcext:value-type="float">
            <text:p>-0,811</text:p>
          </table:table-cell>
          <table:table-cell table:formula="of:=([geoOutFile.C40]-[geoOutFile.A40])/0.1" office:value-type="float" office:value="0.0100000000000122" calcext:value-type="float">
            <text:p>0,01</text:p>
          </table:table-cell>
          <table:table-cell table:style-name="ce4" office:value-type="float" office:value="1.73472E-018" calcext:value-type="float">
            <text:p>0,000</text:p>
          </table:table-cell>
          <table:table-cell table:formula="of:=([geoOutFile.D40]-[geoOutFile.A4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0]-[geoOutFile.A4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0]-[geoOutFile.A40])/0.01" office:value-type="float" office:value="0" calcext:value-type="float">
            <text:p>0</text:p>
          </table:table-cell>
          <table:table-cell table:style-name="ce9" office:value-type="float" office:value="2.77556E-017" calcext:value-type="float">
            <text:p>0,000</text:p>
          </table:table-cell>
          <table:table-cell table:formula="of:=([geoOutFile.G40]-[geoOutFile.A4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0]-[geoOutFile.A40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0]-[geoOutFile.A4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1]-[geoOutFile.$A41])/0.001" office:value-type="float" office:value="-0.800000000001688" calcext:value-type="float">
            <text:p>-0,8</text:p>
          </table:table-cell>
          <table:table-cell table:style-name="ce2" office:value-type="float" office:value="-0.822665" calcext:value-type="float">
            <text:p>-0,823</text:p>
          </table:table-cell>
          <table:table-cell table:formula="of:=([geoOutFile.C41]-[geoOutFile.A41])/0.1" office:value-type="float" office:value="0.0110000000000099" calcext:value-type="float">
            <text:p>0,011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41]-[geoOutFile.A4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1]-[geoOutFile.A4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1]-[geoOutFile.A41])/0.01" office:value-type="float" office:value="0" calcext:value-type="float">
            <text:p>0</text:p>
          </table:table-cell>
          <table:table-cell table:style-name="ce9" office:value-type="float" office:value="5.55112E-017" calcext:value-type="float">
            <text:p>0,000</text:p>
          </table:table-cell>
          <table:table-cell table:formula="of:=([geoOutFile.G41]-[geoOutFile.A4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1]-[geoOutFile.A41])/0.1" office:value-type="float" office:value="0" calcext:value-type="float">
            <text:p>0</text:p>
          </table:table-cell>
          <table:table-cell table:style-name="ce11" office:value-type="float" office:value="1.52656E-016" calcext:value-type="float">
            <text:p>0,000</text:p>
          </table:table-cell>
          <table:table-cell table:formula="of:=([geoOutFile.I41]-[geoOutFile.A4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2]-[geoOutFile.$A42])/0.001" office:value-type="float" office:value="-0.799999999998136" calcext:value-type="float">
            <text:p>-0,8</text:p>
          </table:table-cell>
          <table:table-cell table:style-name="ce2" office:value-type="float" office:value="-0.835724" calcext:value-type="float">
            <text:p>-0,836</text:p>
          </table:table-cell>
          <table:table-cell table:formula="of:=([geoOutFile.C42]-[geoOutFile.A42])/0.1" office:value-type="float" office:value="0.0110000000000099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2]-[geoOutFile.A4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2]-[geoOutFile.A4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2]-[geoOutFile.A42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42]-[geoOutFile.A4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2]-[geoOutFile.A42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2]-[geoOutFile.A4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3]-[geoOutFile.$A43])/0.001" office:value-type="float" office:value="-0.900000000001455" calcext:value-type="float">
            <text:p>-0,9</text:p>
          </table:table-cell>
          <table:table-cell table:style-name="ce2" office:value-type="float" office:value="-0.850089" calcext:value-type="float">
            <text:p>-0,850</text:p>
          </table:table-cell>
          <table:table-cell table:formula="of:=([geoOutFile.C43]-[geoOutFile.A43])/0.1" office:value-type="float" office:value="0.00999999999997669" calcext:value-type="float">
            <text:p>0,0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3]-[geoOutFile.A4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3]-[geoOutFile.A4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3]-[geoOutFile.A43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43]-[geoOutFile.A4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3]-[geoOutFile.A43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3]-[geoOutFile.A4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4]-[geoOutFile.$A44])/0.001" office:value-type="float" office:value="-0.900000000001455" calcext:value-type="float">
            <text:p>-0,9</text:p>
          </table:table-cell>
          <table:table-cell table:style-name="ce2" office:value-type="float" office:value="-0.86589" calcext:value-type="float">
            <text:p>-0,866</text:p>
          </table:table-cell>
          <table:table-cell table:formula="of:=([geoOutFile.C44]-[geoOutFile.A44])/0.1" office:value-type="float" office:value="0.0109999999999744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4]-[geoOutFile.A4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4]-[geoOutFile.A4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4]-[geoOutFile.A44])/0.01" office:value-type="float" office:value="0" calcext:value-type="float">
            <text:p>0</text:p>
          </table:table-cell>
          <table:table-cell table:style-name="ce9" office:value-type="float" office:value="2.22045E-016" calcext:value-type="float">
            <text:p>0,000</text:p>
          </table:table-cell>
          <table:table-cell table:formula="of:=([geoOutFile.G44]-[geoOutFile.A4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4]-[geoOutFile.A44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4]-[geoOutFile.A4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5]-[geoOutFile.$A45])/0.001" office:value-type="float" office:value="-0.900000000001455" calcext:value-type="float">
            <text:p>-0,9</text:p>
          </table:table-cell>
          <table:table-cell table:style-name="ce2" office:value-type="float" office:value="-0.883272" calcext:value-type="float">
            <text:p>-0,883</text:p>
          </table:table-cell>
          <table:table-cell table:formula="of:=([geoOutFile.C45]-[geoOutFile.A45])/0.1" office:value-type="float" office:value="0.0110000000000099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5]-[geoOutFile.A4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5]-[geoOutFile.A4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5]-[geoOutFile.A45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45]-[geoOutFile.A4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5]-[geoOutFile.A45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5]-[geoOutFile.A4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6]-[geoOutFile.$A46])/0.001" office:value-type="float" office:value="-0.900000000001455" calcext:value-type="float">
            <text:p>-0,9</text:p>
          </table:table-cell>
          <table:table-cell table:style-name="ce2" office:value-type="float" office:value="-0.902392" calcext:value-type="float">
            <text:p>-0,902</text:p>
          </table:table-cell>
          <table:table-cell table:formula="of:=([geoOutFile.C46]-[geoOutFile.A46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6]-[geoOutFile.A4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6]-[geoOutFile.A4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6]-[geoOutFile.A46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46]-[geoOutFile.A4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6]-[geoOutFile.A46])/0.1" office:value-type="float" office:value="0" calcext:value-type="float">
            <text:p>0</text:p>
          </table:table-cell>
          <table:table-cell table:style-name="ce11" office:value-type="float" office:value="2.22045E-016" calcext:value-type="float">
            <text:p>0,000</text:p>
          </table:table-cell>
          <table:table-cell table:formula="of:=([geoOutFile.I46]-[geoOutFile.A4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7]-[geoOutFile.$A47])/0.001" office:value-type="float" office:value="-0.900000000001455" calcext:value-type="float">
            <text:p>-0,9</text:p>
          </table:table-cell>
          <table:table-cell table:style-name="ce2" office:value-type="float" office:value="-0.923423" calcext:value-type="float">
            <text:p>-0,923</text:p>
          </table:table-cell>
          <table:table-cell table:formula="of:=([geoOutFile.C47]-[geoOutFile.A47])/0.1" office:value-type="float" office:value="0.0120000000000076" calcext:value-type="float">
            <text:p>0,012</text:p>
          </table:table-cell>
          <table:table-cell table:style-name="ce4" office:value-type="float" office:value="-1.38778E-017" calcext:value-type="float">
            <text:p>0,000</text:p>
          </table:table-cell>
          <table:table-cell table:formula="of:=([geoOutFile.D47]-[geoOutFile.A4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7]-[geoOutFile.A4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7]-[geoOutFile.A47])/0.01" office:value-type="float" office:value="0" calcext:value-type="float">
            <text:p>0</text:p>
          </table:table-cell>
          <table:table-cell table:style-name="ce9" office:value-type="float" office:value="-2.22045E-016" calcext:value-type="float">
            <text:p>0,000</text:p>
          </table:table-cell>
          <table:table-cell table:formula="of:=([geoOutFile.G47]-[geoOutFile.A4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7]-[geoOutFile.A47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47]-[geoOutFile.A4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8]-[geoOutFile.$A48])/0.001" office:value-type="float" office:value="-0.899999999997903" calcext:value-type="float">
            <text:p>-0,9</text:p>
          </table:table-cell>
          <table:table-cell table:style-name="ce2" office:value-type="float" office:value="-0.946558" calcext:value-type="float">
            <text:p>-0,947</text:p>
          </table:table-cell>
          <table:table-cell table:formula="of:=([geoOutFile.C48]-[geoOutFile.A48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8]-[geoOutFile.A4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8]-[geoOutFile.A4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8]-[geoOutFile.A48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48]-[geoOutFile.A4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8]-[geoOutFile.A48])/0.1" office:value-type="float" office:value="0" calcext:value-type="float">
            <text:p>0</text:p>
          </table:table-cell>
          <table:table-cell table:style-name="ce11" office:value-type="float" office:value="5.55112E-017" calcext:value-type="float">
            <text:p>0,000</text:p>
          </table:table-cell>
          <table:table-cell table:formula="of:=([geoOutFile.I48]-[geoOutFile.A4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49]-[geoOutFile.$A49])/0.001" office:value-type="float" office:value="-1.00000000000122" calcext:value-type="float">
            <text:p>-1</text:p>
          </table:table-cell>
          <table:table-cell table:style-name="ce2" office:value-type="float" office:value="-0.972007" calcext:value-type="float">
            <text:p>-0,972</text:p>
          </table:table-cell>
          <table:table-cell table:formula="of:=([geoOutFile.C49]-[geoOutFile.A49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49]-[geoOutFile.A4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49]-[geoOutFile.A4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49]-[geoOutFile.A49])/0.01" office:value-type="float" office:value="0" calcext:value-type="float">
            <text:p>0</text:p>
          </table:table-cell>
          <table:table-cell table:style-name="ce9" office:value-type="float" office:value="4.44089E-016" calcext:value-type="float">
            <text:p>0,000</text:p>
          </table:table-cell>
          <table:table-cell table:formula="of:=([geoOutFile.G49]-[geoOutFile.A4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49]-[geoOutFile.A49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49]-[geoOutFile.A4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0]-[geoOutFile.$A50])/0.001" office:value-type="float" office:value="-1.00000000000122" calcext:value-type="float">
            <text:p>-1</text:p>
          </table:table-cell>
          <table:table-cell table:style-name="ce2" office:value-type="float" office:value="-1" calcext:value-type="float">
            <text:p>-1,000</text:p>
          </table:table-cell>
          <table:table-cell table:formula="of:=([geoOutFile.C50]-[geoOutFile.A50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50]-[geoOutFile.A5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0]-[geoOutFile.A5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0]-[geoOutFile.A50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50]-[geoOutFile.A5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0]-[geoOutFile.A50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50]-[geoOutFile.A5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1]-[geoOutFile.$A51])/0.001" office:value-type="float" office:value="-0.000000000000888178" calcext:value-type="float">
            <text:p>-8,88178E-13</text:p>
          </table:table-cell>
          <table:table-cell table:style-name="ce2" office:value-type="float" office:value="0" calcext:value-type="float">
            <text:p>0,000</text:p>
          </table:table-cell>
          <table:table-cell table:formula="of:=([geoOutFile.C51]-[geoOutFile.A51])/0.1" office:value-type="float" office:value="-8.88178E-015" calcext:value-type="float">
            <text:p>-8,88178E-15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1]-[geoOutFile.A5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1]-[geoOutFile.A5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1]-[geoOutFile.A51])/0.01" office:value-type="float" office:value="-0.0000000000000888178" calcext:value-type="float">
            <text:p>-8,88178E-14</text:p>
          </table:table-cell>
          <table:table-cell table:style-name="ce9" office:value-type="float" office:value="3.55271E-015" calcext:value-type="float">
            <text:p>0,000</text:p>
          </table:table-cell>
          <table:table-cell table:formula="of:=([geoOutFile.G51]-[geoOutFile.A5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1]-[geoOutFile.A51])/0.1" office:value-type="float" office:value="-8.88178E-015" calcext:value-type="float">
            <text:p>-8,88178E-15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51]-[geoOutFile.A5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2]-[geoOutFile.$A52])/0.001" office:value-type="float" office:value="-0.028000000000028" calcext:value-type="float">
            <text:p>-0,028</text:p>
          </table:table-cell>
          <table:table-cell table:style-name="ce2" office:value-type="float" office:value="-0.0279933" calcext:value-type="float">
            <text:p>-0,028</text:p>
          </table:table-cell>
          <table:table-cell table:formula="of:=([geoOutFile.C52]-[geoOutFile.A52])/0.1" office:value-type="float" office:value="0.000350000000000072" calcext:value-type="float">
            <text:p>0,00035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2]-[geoOutFile.A5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2]-[geoOutFile.A5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2]-[geoOutFile.A52])/0.01" office:value-type="float" office:value="4.199" calcext:value-type="float">
            <text:p>4,199</text:p>
          </table:table-cell>
          <table:table-cell table:style-name="ce9" office:value-type="float" office:value="4.19899" calcext:value-type="float">
            <text:p>4,199</text:p>
          </table:table-cell>
          <table:table-cell table:formula="of:=([geoOutFile.G52]-[geoOutFile.A5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2]-[geoOutFile.A52])/0.1" office:value-type="float" office:value="0" calcext:value-type="float">
            <text:p>0</text:p>
          </table:table-cell>
          <table:table-cell table:style-name="ce11" office:value-type="float" office:value="7.77156E-016" calcext:value-type="float">
            <text:p>0,000</text:p>
          </table:table-cell>
          <table:table-cell table:formula="of:=([geoOutFile.I52]-[geoOutFile.A5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3]-[geoOutFile.$A53])/0.001" office:value-type="float" office:value="-0.0499999999998835" calcext:value-type="float">
            <text:p>-0,05</text:p>
          </table:table-cell>
          <table:table-cell table:style-name="ce2" office:value-type="float" office:value="-0.0534418" calcext:value-type="float">
            <text:p>-0,053</text:p>
          </table:table-cell>
          <table:table-cell table:formula="of:=([geoOutFile.C53]-[geoOutFile.A53])/0.1" office:value-type="float" office:value="0.000700000000000145" calcext:value-type="float">
            <text:p>0,0007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3]-[geoOutFile.A5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3]-[geoOutFile.A5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3]-[geoOutFile.A53])/0.01" office:value-type="float" office:value="8.01699999999999" calcext:value-type="float">
            <text:p>8,017</text:p>
          </table:table-cell>
          <table:table-cell table:style-name="ce9" office:value-type="float" office:value="8.01626" calcext:value-type="float">
            <text:p>8,016</text:p>
          </table:table-cell>
          <table:table-cell table:formula="of:=([geoOutFile.G53]-[geoOutFile.A5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3]-[geoOutFile.A53])/0.1" office:value-type="float" office:value="0" calcext:value-type="float">
            <text:p>0</text:p>
          </table:table-cell>
          <table:table-cell table:style-name="ce11" office:value-type="float" office:value="1.22125E-015" calcext:value-type="float">
            <text:p>0,000</text:p>
          </table:table-cell>
          <table:table-cell table:formula="of:=([geoOutFile.I53]-[geoOutFile.A5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4]-[geoOutFile.$A54])/0.001" office:value-type="float" office:value="-0.0799999999996359" calcext:value-type="float">
            <text:p>-0,08</text:p>
          </table:table-cell>
          <table:table-cell table:style-name="ce2" office:value-type="float" office:value="-0.0765767" calcext:value-type="float">
            <text:p>-0,077</text:p>
          </table:table-cell>
          <table:table-cell table:formula="of:=([geoOutFile.C54]-[geoOutFile.A54])/0.1" office:value-type="float" office:value="0.00100000000000211" calcext:value-type="float">
            <text:p>0,001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54]-[geoOutFile.A5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4]-[geoOutFile.A5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4]-[geoOutFile.A54])/0.01" office:value-type="float" office:value="11.487" calcext:value-type="float">
            <text:p>11,487</text:p>
          </table:table-cell>
          <table:table-cell table:style-name="ce9" office:value-type="float" office:value="11.4865" calcext:value-type="float">
            <text:p>11,487</text:p>
          </table:table-cell>
          <table:table-cell table:formula="of:=([geoOutFile.G54]-[geoOutFile.A5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4]-[geoOutFile.A54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54]-[geoOutFile.A5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5]-[geoOutFile.$A55])/0.001" office:value-type="float" office:value="-0.0900000000001455" calcext:value-type="float">
            <text:p>-0,09</text:p>
          </table:table-cell>
          <table:table-cell table:style-name="ce2" office:value-type="float" office:value="-0.0976085" calcext:value-type="float">
            <text:p>-0,098</text:p>
          </table:table-cell>
          <table:table-cell table:formula="of:=([geoOutFile.C55]-[geoOutFile.A55])/0.1" office:value-type="float" office:value="0.00129999999999963" calcext:value-type="float">
            <text:p>0,0013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55]-[geoOutFile.A5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5]-[geoOutFile.A5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5]-[geoOutFile.A55])/0.01" office:value-type="float" office:value="14.642" calcext:value-type="float">
            <text:p>14,642</text:p>
          </table:table-cell>
          <table:table-cell table:style-name="ce9" office:value-type="float" office:value="14.6413" calcext:value-type="float">
            <text:p>14,641</text:p>
          </table:table-cell>
          <table:table-cell table:formula="of:=([geoOutFile.G55]-[geoOutFile.A5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5]-[geoOutFile.A55])/0.1" office:value-type="float" office:value="0" calcext:value-type="float">
            <text:p>0</text:p>
          </table:table-cell>
          <table:table-cell table:style-name="ce11" office:value-type="float" office:value="5.55112E-016" calcext:value-type="float">
            <text:p>0,000</text:p>
          </table:table-cell>
          <table:table-cell table:formula="of:=([geoOutFile.I55]-[geoOutFile.A5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6]-[geoOutFile.$A56])/0.001" office:value-type="float" office:value="-0.119999999999898" calcext:value-type="float">
            <text:p>-0,12</text:p>
          </table:table-cell>
          <table:table-cell table:style-name="ce2" office:value-type="float" office:value="-0.116728" calcext:value-type="float">
            <text:p>-0,117</text:p>
          </table:table-cell>
          <table:table-cell table:formula="of:=([geoOutFile.C56]-[geoOutFile.A56])/0.1" office:value-type="float" office:value="0.00140000000000029" calcext:value-type="float">
            <text:p>0,0014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6]-[geoOutFile.A5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6]-[geoOutFile.A5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6]-[geoOutFile.A56])/0.01" office:value-type="float" office:value="17.509" calcext:value-type="float">
            <text:p>17,509</text:p>
          </table:table-cell>
          <table:table-cell table:style-name="ce9" office:value-type="float" office:value="17.5092" calcext:value-type="float">
            <text:p>17,509</text:p>
          </table:table-cell>
          <table:table-cell table:formula="of:=([geoOutFile.G56]-[geoOutFile.A5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6]-[geoOutFile.A56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56]-[geoOutFile.A5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7]-[geoOutFile.$A57])/0.001" office:value-type="float" office:value="-0.140000000000029" calcext:value-type="float">
            <text:p>-0,14</text:p>
          </table:table-cell>
          <table:table-cell table:style-name="ce2" office:value-type="float" office:value="-0.13411" calcext:value-type="float">
            <text:p>-0,134</text:p>
          </table:table-cell>
          <table:table-cell table:formula="of:=([geoOutFile.C57]-[geoOutFile.A57])/0.1" office:value-type="float" office:value="0.00169999999999781" calcext:value-type="float">
            <text:p>0,0017</text:p>
          </table:table-cell>
          <table:table-cell table:style-name="ce4" office:value-type="float" office:value="-6.93889E-018" calcext:value-type="float">
            <text:p>0,000</text:p>
          </table:table-cell>
          <table:table-cell table:formula="of:=([geoOutFile.D57]-[geoOutFile.A5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7]-[geoOutFile.A5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7]-[geoOutFile.A57])/0.01" office:value-type="float" office:value="20.116" calcext:value-type="float">
            <text:p>20,116</text:p>
          </table:table-cell>
          <table:table-cell table:style-name="ce9" office:value-type="float" office:value="20.1165" calcext:value-type="float">
            <text:p>20,117</text:p>
          </table:table-cell>
          <table:table-cell table:formula="of:=([geoOutFile.G57]-[geoOutFile.A5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7]-[geoOutFile.A57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57]-[geoOutFile.A5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8]-[geoOutFile.$A58])/0.001" office:value-type="float" office:value="-0.150000000000539" calcext:value-type="float">
            <text:p>-0,15</text:p>
          </table:table-cell>
          <table:table-cell table:style-name="ce2" office:value-type="float" office:value="-0.149911" calcext:value-type="float">
            <text:p>-0,150</text:p>
          </table:table-cell>
          <table:table-cell table:formula="of:=([geoOutFile.C58]-[geoOutFile.A58])/0.1" office:value-type="float" office:value="0.00189999999999912" calcext:value-type="float">
            <text:p>0,0019</text:p>
          </table:table-cell>
          <table:table-cell table:style-name="ce4" office:value-type="float" office:value="-6.93889E-018" calcext:value-type="float">
            <text:p>0,000</text:p>
          </table:table-cell>
          <table:table-cell table:formula="of:=([geoOutFile.D58]-[geoOutFile.A5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8]-[geoOutFile.A5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8]-[geoOutFile.A58])/0.01" office:value-type="float" office:value="22.487" calcext:value-type="float">
            <text:p>22,487</text:p>
          </table:table-cell>
          <table:table-cell table:style-name="ce9" office:value-type="float" office:value="22.4867" calcext:value-type="float">
            <text:p>22,487</text:p>
          </table:table-cell>
          <table:table-cell table:formula="of:=([geoOutFile.G58]-[geoOutFile.A5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8]-[geoOutFile.A58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58]-[geoOutFile.A5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59]-[geoOutFile.$A59])/0.001" office:value-type="float" office:value="-0.16000000000016" calcext:value-type="float">
            <text:p>-0,16</text:p>
          </table:table-cell>
          <table:table-cell table:style-name="ce2" office:value-type="float" office:value="-0.164276" calcext:value-type="float">
            <text:p>-0,164</text:p>
          </table:table-cell>
          <table:table-cell table:formula="of:=([geoOutFile.C59]-[geoOutFile.A59])/0.1" office:value-type="float" office:value="0.00209999999999155" calcext:value-type="float">
            <text:p>0,0021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59]-[geoOutFile.A5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59]-[geoOutFile.A5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59]-[geoOutFile.A59])/0.01" office:value-type="float" office:value="24.642" calcext:value-type="float">
            <text:p>24,642</text:p>
          </table:table-cell>
          <table:table-cell table:style-name="ce9" office:value-type="float" office:value="24.6415" calcext:value-type="float">
            <text:p>24,642</text:p>
          </table:table-cell>
          <table:table-cell table:formula="of:=([geoOutFile.G59]-[geoOutFile.A5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59]-[geoOutFile.A59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59]-[geoOutFile.A5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0]-[geoOutFile.$A60])/0.001" office:value-type="float" office:value="-0.169999999999781" calcext:value-type="float">
            <text:p>-0,17</text:p>
          </table:table-cell>
          <table:table-cell table:style-name="ce2" office:value-type="float" office:value="-0.177335" calcext:value-type="float">
            <text:p>-0,177</text:p>
          </table:table-cell>
          <table:table-cell table:formula="of:=([geoOutFile.C60]-[geoOutFile.A60])/0.1" office:value-type="float" office:value="0.00230000000000174" calcext:value-type="float">
            <text:p>0,0023</text:p>
          </table:table-cell>
          <table:table-cell table:style-name="ce4" office:value-type="float" office:value="-9.54098E-018" calcext:value-type="float">
            <text:p>0,000</text:p>
          </table:table-cell>
          <table:table-cell table:formula="of:=([geoOutFile.D60]-[geoOutFile.A6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0]-[geoOutFile.A6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0]-[geoOutFile.A60])/0.01" office:value-type="float" office:value="26.6010000000001" calcext:value-type="float">
            <text:p>26,601</text:p>
          </table:table-cell>
          <table:table-cell table:style-name="ce9" office:value-type="float" office:value="26.6003" calcext:value-type="float">
            <text:p>26,600</text:p>
          </table:table-cell>
          <table:table-cell table:formula="of:=([geoOutFile.G60]-[geoOutFile.A6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0]-[geoOutFile.A60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60]-[geoOutFile.A6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1]-[geoOutFile.$A61])/0.001" office:value-type="float" office:value="-0.189999999999912" calcext:value-type="float">
            <text:p>-0,19</text:p>
          </table:table-cell>
          <table:table-cell table:style-name="ce2" office:value-type="float" office:value="-0.189207" calcext:value-type="float">
            <text:p>-0,189</text:p>
          </table:table-cell>
          <table:table-cell table:formula="of:=([geoOutFile.C61]-[geoOutFile.A61])/0.1" office:value-type="float" office:value="0.00240000000000684" calcext:value-type="float">
            <text:p>0,0024</text:p>
          </table:table-cell>
          <table:table-cell table:style-name="ce4" office:value-type="float" office:value="-1.04083E-017" calcext:value-type="float">
            <text:p>0,000</text:p>
          </table:table-cell>
          <table:table-cell table:formula="of:=([geoOutFile.D61]-[geoOutFile.A6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1]-[geoOutFile.A6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1]-[geoOutFile.A61])/0.01" office:value-type="float" office:value="28.381" calcext:value-type="float">
            <text:p>28,381</text:p>
          </table:table-cell>
          <table:table-cell table:style-name="ce9" office:value-type="float" office:value="28.3811" calcext:value-type="float">
            <text:p>28,381</text:p>
          </table:table-cell>
          <table:table-cell table:formula="of:=([geoOutFile.G61]-[geoOutFile.A6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1]-[geoOutFile.A61])/0.1" office:value-type="float" office:value="0" calcext:value-type="float">
            <text:p>0</text:p>
          </table:table-cell>
          <table:table-cell table:style-name="ce11" office:value-type="float" office:value="3.33067E-016" calcext:value-type="float">
            <text:p>0,000</text:p>
          </table:table-cell>
          <table:table-cell table:formula="of:=([geoOutFile.I61]-[geoOutFile.A6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2]-[geoOutFile.$A62])/0.001" office:value-type="float" office:value="-0.210000000000043" calcext:value-type="float">
            <text:p>-0,21</text:p>
          </table:table-cell>
          <table:table-cell table:style-name="ce2" office:value-type="float" office:value="-0.206185" calcext:value-type="float">
            <text:p>-0,206</text:p>
          </table:table-cell>
          <table:table-cell table:formula="of:=([geoOutFile.C62]-[geoOutFile.A62])/0.1" office:value-type="float" office:value="-0.00569999999999737" calcext:value-type="float">
            <text:p>-0,0057</text:p>
          </table:table-cell>
          <table:table-cell table:style-name="ce4" office:value-type="float" office:value="-0.00829975" calcext:value-type="float">
            <text:p>-0,008</text:p>
          </table:table-cell>
          <table:table-cell table:formula="of:=([geoOutFile.D62]-[geoOutFile.A6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2]-[geoOutFile.A6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2]-[geoOutFile.A62])/0.01" office:value-type="float" office:value="29.687" calcext:value-type="float">
            <text:p>29,687</text:p>
          </table:table-cell>
          <table:table-cell table:style-name="ce9" office:value-type="float" office:value="29.6907" calcext:value-type="float">
            <text:p>29,691</text:p>
          </table:table-cell>
          <table:table-cell table:formula="of:=([geoOutFile.G62]-[geoOutFile.A6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2]-[geoOutFile.A62])/0.1" office:value-type="float" office:value="0.505100000000001" calcext:value-type="float">
            <text:p>0,5051</text:p>
          </table:table-cell>
          <table:table-cell table:style-name="ce11" office:value-type="float" office:value="0.463881" calcext:value-type="float">
            <text:p>0,464</text:p>
          </table:table-cell>
          <table:table-cell table:formula="of:=([geoOutFile.I62]-[geoOutFile.A6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3]-[geoOutFile.$A63])/0.001" office:value-type="float" office:value="-0.219999999999665" calcext:value-type="float">
            <text:p>-0,22</text:p>
          </table:table-cell>
          <table:table-cell table:style-name="ce2" office:value-type="float" office:value="-0.221299" calcext:value-type="float">
            <text:p>-0,221</text:p>
          </table:table-cell>
          <table:table-cell table:formula="of:=([geoOutFile.C63]-[geoOutFile.A63])/0.1" office:value-type="float" office:value="-0.00169999999999781" calcext:value-type="float">
            <text:p>-0,0017</text:p>
          </table:table-cell>
          <table:table-cell table:style-name="ce4" office:value-type="float" office:value="-0.00456456" calcext:value-type="float">
            <text:p>-0,005</text:p>
          </table:table-cell>
          <table:table-cell table:formula="of:=([geoOutFile.D63]-[geoOutFile.A6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3]-[geoOutFile.A6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3]-[geoOutFile.A63])/0.01" office:value-type="float" office:value="28.932" calcext:value-type="float">
            <text:p>28,932</text:p>
          </table:table-cell>
          <table:table-cell table:style-name="ce9" office:value-type="float" office:value="28.9351" calcext:value-type="float">
            <text:p>28,935</text:p>
          </table:table-cell>
          <table:table-cell table:formula="of:=([geoOutFile.G63]-[geoOutFile.A6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3]-[geoOutFile.A63])/0.1" office:value-type="float" office:value="0.640299999999998" calcext:value-type="float">
            <text:p>0,6403</text:p>
          </table:table-cell>
          <table:table-cell table:style-name="ce11" office:value-type="float" office:value="0.610129" calcext:value-type="float">
            <text:p>0,610</text:p>
          </table:table-cell>
          <table:table-cell table:formula="of:=([geoOutFile.I63]-[geoOutFile.A6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4]-[geoOutFile.$A64])/0.001" office:value-type="float" office:value="-0.239999999999796" calcext:value-type="float">
            <text:p>-0,24</text:p>
          </table:table-cell>
          <table:table-cell table:style-name="ce2" office:value-type="float" office:value="-0.237086" calcext:value-type="float">
            <text:p>-0,237</text:p>
          </table:table-cell>
          <table:table-cell table:formula="of:=([geoOutFile.C64]-[geoOutFile.A64])/0.1" office:value-type="float" office:value="0.00230000000000174" calcext:value-type="float">
            <text:p>0,0023</text:p>
          </table:table-cell>
          <table:table-cell table:style-name="ce4" office:value-type="float" office:value="-0.000685409" calcext:value-type="float">
            <text:p>-0,001</text:p>
          </table:table-cell>
          <table:table-cell table:formula="of:=([geoOutFile.D64]-[geoOutFile.A6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4]-[geoOutFile.A6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4]-[geoOutFile.A64])/0.01" office:value-type="float" office:value="28.1420000000001" calcext:value-type="float">
            <text:p>28,142</text:p>
          </table:table-cell>
          <table:table-cell table:style-name="ce9" office:value-type="float" office:value="28.1457" calcext:value-type="float">
            <text:p>28,146</text:p>
          </table:table-cell>
          <table:table-cell table:formula="of:=([geoOutFile.G64]-[geoOutFile.A6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4]-[geoOutFile.A64])/0.1" office:value-type="float" office:value="0.780700000000003" calcext:value-type="float">
            <text:p>0,7807</text:p>
          </table:table-cell>
          <table:table-cell table:style-name="ce11" office:value-type="float" office:value="0.762015" calcext:value-type="float">
            <text:p>0,762</text:p>
          </table:table-cell>
          <table:table-cell table:formula="of:=([geoOutFile.I64]-[geoOutFile.A6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5]-[geoOutFile.$A65])/0.001" office:value-type="float" office:value="-0.249999999999417" calcext:value-type="float">
            <text:p>-0,25</text:p>
          </table:table-cell>
          <table:table-cell table:style-name="ce2" office:value-type="float" office:value="-0.254176" calcext:value-type="float">
            <text:p>-0,254</text:p>
          </table:table-cell>
          <table:table-cell table:formula="of:=([geoOutFile.C65]-[geoOutFile.A65])/0.1" office:value-type="float" office:value="0.00670000000000393" calcext:value-type="float">
            <text:p>0,0067</text:p>
          </table:table-cell>
          <table:table-cell table:style-name="ce4" office:value-type="float" office:value="0.00346052" calcext:value-type="float">
            <text:p>0,003</text:p>
          </table:table-cell>
          <table:table-cell table:formula="of:=([geoOutFile.D65]-[geoOutFile.A6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5]-[geoOutFile.A6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5]-[geoOutFile.A65])/0.01" office:value-type="float" office:value="27.2880000000001" calcext:value-type="float">
            <text:p>27,288</text:p>
          </table:table-cell>
          <table:table-cell table:style-name="ce9" office:value-type="float" office:value="27.2912" calcext:value-type="float">
            <text:p>27,291</text:p>
          </table:table-cell>
          <table:table-cell table:formula="of:=([geoOutFile.G65]-[geoOutFile.A6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5]-[geoOutFile.A65])/0.1" office:value-type="float" office:value="0.930800000000005" calcext:value-type="float">
            <text:p>0,9308</text:p>
          </table:table-cell>
          <table:table-cell table:style-name="ce11" office:value-type="float" office:value="0.924346" calcext:value-type="float">
            <text:p>0,924</text:p>
          </table:table-cell>
          <table:table-cell table:formula="of:=([geoOutFile.I65]-[geoOutFile.A6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6]-[geoOutFile.$A66])/0.001" office:value-type="float" office:value="-0.280000000000058" calcext:value-type="float">
            <text:p>-0,28</text:p>
          </table:table-cell>
          <table:table-cell table:style-name="ce2" office:value-type="float" office:value="-0.273105" calcext:value-type="float">
            <text:p>-0,273</text:p>
          </table:table-cell>
          <table:table-cell table:formula="of:=([geoOutFile.C66]-[geoOutFile.A66])/0.1" office:value-type="float" office:value="0.0114000000000036" calcext:value-type="float">
            <text:p>0,0114</text:p>
          </table:table-cell>
          <table:table-cell table:style-name="ce4" office:value-type="float" office:value="0.0079532" calcext:value-type="float">
            <text:p>0,008</text:p>
          </table:table-cell>
          <table:table-cell table:formula="of:=([geoOutFile.D66]-[geoOutFile.A6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6]-[geoOutFile.A6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6]-[geoOutFile.A66])/0.01" office:value-type="float" office:value="26.341" calcext:value-type="float">
            <text:p>26,341</text:p>
          </table:table-cell>
          <table:table-cell table:style-name="ce9" office:value-type="float" office:value="26.3447" calcext:value-type="float">
            <text:p>26,345</text:p>
          </table:table-cell>
          <table:table-cell table:formula="of:=([geoOutFile.G66]-[geoOutFile.A6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6]-[geoOutFile.A66])/0.1" office:value-type="float" office:value="1.09330000000001" calcext:value-type="float">
            <text:p>1,0933</text:p>
          </table:table-cell>
          <table:table-cell table:style-name="ce11" office:value-type="float" office:value="1.10025" calcext:value-type="float">
            <text:p>1,100</text:p>
          </table:table-cell>
          <table:table-cell table:formula="of:=([geoOutFile.I66]-[geoOutFile.A6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7]-[geoOutFile.$A67])/0.001" office:value-type="float" office:value="-0.299999999999301" calcext:value-type="float">
            <text:p>-0,3</text:p>
          </table:table-cell>
          <table:table-cell table:style-name="ce2" office:value-type="float" office:value="-0.294289" calcext:value-type="float">
            <text:p>-0,294</text:p>
          </table:table-cell>
          <table:table-cell table:formula="of:=([geoOutFile.C67]-[geoOutFile.A67])/0.1" office:value-type="float" office:value="0.0166000000000111" calcext:value-type="float">
            <text:p>0,0166</text:p>
          </table:table-cell>
          <table:table-cell table:style-name="ce4" office:value-type="float" office:value="0.0128077" calcext:value-type="float">
            <text:p>0,013</text:p>
          </table:table-cell>
          <table:table-cell table:formula="of:=([geoOutFile.D67]-[geoOutFile.A6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7]-[geoOutFile.A6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7]-[geoOutFile.A67])/0.01" office:value-type="float" office:value="25.2820000000002" calcext:value-type="float">
            <text:p>25,282</text:p>
          </table:table-cell>
          <table:table-cell table:style-name="ce9" office:value-type="float" office:value="25.2855" calcext:value-type="float">
            <text:p>25,286</text:p>
          </table:table-cell>
          <table:table-cell table:formula="of:=([geoOutFile.G67]-[geoOutFile.A6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7]-[geoOutFile.A67])/0.1" office:value-type="float" office:value="1.26910000000001" calcext:value-type="float">
            <text:p>1,2691</text:p>
          </table:table-cell>
          <table:table-cell table:style-name="ce11" office:value-type="float" office:value="1.29033" calcext:value-type="float">
            <text:p>1,290</text:p>
          </table:table-cell>
          <table:table-cell table:formula="of:=([geoOutFile.I67]-[geoOutFile.A6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8]-[geoOutFile.$A68])/0.001" office:value-type="float" office:value="-0.32000000000032" calcext:value-type="float">
            <text:p>-0,32</text:p>
          </table:table-cell>
          <table:table-cell table:style-name="ce2" office:value-type="float" office:value="-0.317988" calcext:value-type="float">
            <text:p>-0,318</text:p>
          </table:table-cell>
          <table:table-cell table:formula="of:=([geoOutFile.C68]-[geoOutFile.A68])/0.1" office:value-type="float" office:value="0.0220999999999982" calcext:value-type="float">
            <text:p>0,0221</text:p>
          </table:table-cell>
          <table:table-cell table:style-name="ce4" office:value-type="float" office:value="0.0179535" calcext:value-type="float">
            <text:p>0,018</text:p>
          </table:table-cell>
          <table:table-cell table:formula="of:=([geoOutFile.D68]-[geoOutFile.A6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8]-[geoOutFile.A6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8]-[geoOutFile.A68])/0.01" office:value-type="float" office:value="24.098" calcext:value-type="float">
            <text:p>24,098</text:p>
          </table:table-cell>
          <table:table-cell table:style-name="ce9" office:value-type="float" office:value="24.1006" calcext:value-type="float">
            <text:p>24,101</text:p>
          </table:table-cell>
          <table:table-cell table:formula="of:=([geoOutFile.G68]-[geoOutFile.A6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8]-[geoOutFile.A68])/0.1" office:value-type="float" office:value="1.4555" calcext:value-type="float">
            <text:p>1,4555</text:p>
          </table:table-cell>
          <table:table-cell table:style-name="ce11" office:value-type="float" office:value="1.49181" calcext:value-type="float">
            <text:p>1,492</text:p>
          </table:table-cell>
          <table:table-cell table:formula="of:=([geoOutFile.I68]-[geoOutFile.A6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69]-[geoOutFile.$A69])/0.001" office:value-type="float" office:value="-0.349999999999184" calcext:value-type="float">
            <text:p>-0,35</text:p>
          </table:table-cell>
          <table:table-cell table:style-name="ce2" office:value-type="float" office:value="-0.344289" calcext:value-type="float">
            <text:p>-0,344</text:p>
          </table:table-cell>
          <table:table-cell table:formula="of:=([geoOutFile.C69]-[geoOutFile.A69])/0.1" office:value-type="float" office:value="0.0276999999999994" calcext:value-type="float">
            <text:p>0,0277</text:p>
          </table:table-cell>
          <table:table-cell table:style-name="ce4" office:value-type="float" office:value="0.0232182" calcext:value-type="float">
            <text:p>0,023</text:p>
          </table:table-cell>
          <table:table-cell table:formula="of:=([geoOutFile.D69]-[geoOutFile.A6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69]-[geoOutFile.A6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69]-[geoOutFile.A69])/0.01" office:value-type="float" office:value="22.7790000000001" calcext:value-type="float">
            <text:p>22,779</text:p>
          </table:table-cell>
          <table:table-cell table:style-name="ce9" office:value-type="float" office:value="22.7855" calcext:value-type="float">
            <text:p>22,786</text:p>
          </table:table-cell>
          <table:table-cell table:formula="of:=([geoOutFile.G69]-[geoOutFile.A6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69]-[geoOutFile.A69])/0.1" office:value-type="float" office:value="1.6459" calcext:value-type="float">
            <text:p>1,6459</text:p>
          </table:table-cell>
          <table:table-cell table:style-name="ce11" office:value-type="float" office:value="1.69794" calcext:value-type="float">
            <text:p>1,698</text:p>
          </table:table-cell>
          <table:table-cell table:formula="of:=([geoOutFile.I69]-[geoOutFile.A6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0]-[geoOutFile.$A70])/0.001" office:value-type="float" office:value="-0.399999999999068" calcext:value-type="float">
            <text:p>-0,4</text:p>
          </table:table-cell>
          <table:table-cell table:style-name="ce2" office:value-type="float" office:value="-0.373105" calcext:value-type="float">
            <text:p>-0,373</text:p>
          </table:table-cell>
          <table:table-cell table:formula="of:=([geoOutFile.C70]-[geoOutFile.A70])/0.1" office:value-type="float" office:value="0.0330000000000119" calcext:value-type="float">
            <text:p>0,033</text:p>
          </table:table-cell>
          <table:table-cell table:style-name="ce4" office:value-type="float" office:value="0.0283216" calcext:value-type="float">
            <text:p>0,028</text:p>
          </table:table-cell>
          <table:table-cell table:formula="of:=([geoOutFile.D70]-[geoOutFile.A7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0]-[geoOutFile.A7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0]-[geoOutFile.A70])/0.01" office:value-type="float" office:value="21.34" calcext:value-type="float">
            <text:p>21,34</text:p>
          </table:table-cell>
          <table:table-cell table:style-name="ce9" office:value-type="float" office:value="21.3447" calcext:value-type="float">
            <text:p>21,345</text:p>
          </table:table-cell>
          <table:table-cell table:formula="of:=([geoOutFile.G70]-[geoOutFile.A7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0]-[geoOutFile.A70])/0.1" office:value-type="float" office:value="1.83000000000002" calcext:value-type="float">
            <text:p>1,83</text:p>
          </table:table-cell>
          <table:table-cell table:style-name="ce11" office:value-type="float" office:value="1.89776" calcext:value-type="float">
            <text:p>1,898</text:p>
          </table:table-cell>
          <table:table-cell table:formula="of:=([geoOutFile.I70]-[geoOutFile.A7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1]-[geoOutFile.$A71])/0.001" office:value-type="float" office:value="-0.399999999999068" calcext:value-type="float">
            <text:p>-0,4</text:p>
          </table:table-cell>
          <table:table-cell table:style-name="ce2" office:value-type="float" office:value="-0.404176" calcext:value-type="float">
            <text:p>-0,404</text:p>
          </table:table-cell>
          <table:table-cell table:formula="of:=([geoOutFile.C71]-[geoOutFile.A71])/0.1" office:value-type="float" office:value="0.0380000000000003" calcext:value-type="float">
            <text:p>0,038</text:p>
          </table:table-cell>
          <table:table-cell table:style-name="ce4" office:value-type="float" office:value="0.0328846" calcext:value-type="float">
            <text:p>0,033</text:p>
          </table:table-cell>
          <table:table-cell table:formula="of:=([geoOutFile.D71]-[geoOutFile.A7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1]-[geoOutFile.A7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1]-[geoOutFile.A71])/0.01" office:value-type="float" office:value="19.7900000000001" calcext:value-type="float">
            <text:p>19,79</text:p>
          </table:table-cell>
          <table:table-cell table:style-name="ce9" office:value-type="float" office:value="19.7912" calcext:value-type="float">
            <text:p>19,791</text:p>
          </table:table-cell>
          <table:table-cell table:formula="of:=([geoOutFile.G71]-[geoOutFile.A7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1]-[geoOutFile.A71])/0.1" office:value-type="float" office:value="1.995" calcext:value-type="float">
            <text:p>1,995</text:p>
          </table:table-cell>
          <table:table-cell table:style-name="ce11" office:value-type="float" office:value="2.07643" calcext:value-type="float">
            <text:p>2,076</text:p>
          </table:table-cell>
          <table:table-cell table:formula="of:=([geoOutFile.I71]-[geoOutFile.A7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2]-[geoOutFile.$A72])/0.001" office:value-type="float" office:value="-0.400000000000844" calcext:value-type="float">
            <text:p>-0,4</text:p>
          </table:table-cell>
          <table:table-cell table:style-name="ce2" office:value-type="float" office:value="-0.437086" calcext:value-type="float">
            <text:p>-0,437</text:p>
          </table:table-cell>
          <table:table-cell table:formula="of:=([geoOutFile.C72]-[geoOutFile.A72])/0.1" office:value-type="float" office:value="0.0419999999999909" calcext:value-type="float">
            <text:p>0,042</text:p>
          </table:table-cell>
          <table:table-cell table:style-name="ce4" office:value-type="float" office:value="0.0364585" calcext:value-type="float">
            <text:p>0,036</text:p>
          </table:table-cell>
          <table:table-cell table:formula="of:=([geoOutFile.D72]-[geoOutFile.A7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2]-[geoOutFile.A7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2]-[geoOutFile.A72])/0.01" office:value-type="float" office:value="18.14" calcext:value-type="float">
            <text:p>18,14</text:p>
          </table:table-cell>
          <table:table-cell table:style-name="ce9" office:value-type="float" office:value="18.1457" calcext:value-type="float">
            <text:p>18,146</text:p>
          </table:table-cell>
          <table:table-cell table:formula="of:=([geoOutFile.G72]-[geoOutFile.A7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2]-[geoOutFile.A72])/0.1" office:value-type="float" office:value="2.12299999999999" calcext:value-type="float">
            <text:p>2,123</text:p>
          </table:table-cell>
          <table:table-cell table:style-name="ce11" office:value-type="float" office:value="2.21636" calcext:value-type="float">
            <text:p>2,216</text:p>
          </table:table-cell>
          <table:table-cell table:formula="of:=([geoOutFile.I72]-[geoOutFile.A7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3]-[geoOutFile.$A73])/0.001" office:value-type="float" office:value="-0.499999999998835" calcext:value-type="float">
            <text:p>-0,5</text:p>
          </table:table-cell>
          <table:table-cell table:style-name="ce2" office:value-type="float" office:value="-0.471299" calcext:value-type="float">
            <text:p>-0,471</text:p>
          </table:table-cell>
          <table:table-cell table:formula="of:=([geoOutFile.C73]-[geoOutFile.A73])/0.1" office:value-type="float" office:value="0.0450000000000017" calcext:value-type="float">
            <text:p>0,045</text:p>
          </table:table-cell>
          <table:table-cell table:style-name="ce4" office:value-type="float" office:value="0.0385736" calcext:value-type="float">
            <text:p>0,039</text:p>
          </table:table-cell>
          <table:table-cell table:formula="of:=([geoOutFile.D73]-[geoOutFile.A7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3]-[geoOutFile.A7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3]-[geoOutFile.A73])/0.01" office:value-type="float" office:value="16.4300000000001" calcext:value-type="float">
            <text:p>16,43</text:p>
          </table:table-cell>
          <table:table-cell table:style-name="ce9" office:value-type="float" office:value="16.4351" calcext:value-type="float">
            <text:p>16,435</text:p>
          </table:table-cell>
          <table:table-cell table:formula="of:=([geoOutFile.G73]-[geoOutFile.A7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3]-[geoOutFile.A73])/0.1" office:value-type="float" office:value="2.196" calcext:value-type="float">
            <text:p>2,196</text:p>
          </table:table-cell>
          <table:table-cell table:style-name="ce11" office:value-type="float" office:value="2.29917" calcext:value-type="float">
            <text:p>2,299</text:p>
          </table:table-cell>
          <table:table-cell table:formula="of:=([geoOutFile.I73]-[geoOutFile.A7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4]-[geoOutFile.$A74])/0.001" office:value-type="float" office:value="-0.499999999998835" calcext:value-type="float">
            <text:p>-0,5</text:p>
          </table:table-cell>
          <table:table-cell table:style-name="ce2" office:value-type="float" office:value="-0.506185" calcext:value-type="float">
            <text:p>-0,506</text:p>
          </table:table-cell>
          <table:table-cell table:formula="of:=([geoOutFile.C74]-[geoOutFile.A74])/0.1" office:value-type="float" office:value="0.0450000000000017" calcext:value-type="float">
            <text:p>0,045</text:p>
          </table:table-cell>
          <table:table-cell table:style-name="ce4" office:value-type="float" office:value="0.0388039" calcext:value-type="float">
            <text:p>0,039</text:p>
          </table:table-cell>
          <table:table-cell table:formula="of:=([geoOutFile.D74]-[geoOutFile.A7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4]-[geoOutFile.A7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4]-[geoOutFile.A74])/0.01" office:value-type="float" office:value="14.69" calcext:value-type="float">
            <text:p>14,69</text:p>
          </table:table-cell>
          <table:table-cell table:style-name="ce9" office:value-type="float" office:value="14.6907" calcext:value-type="float">
            <text:p>14,691</text:p>
          </table:table-cell>
          <table:table-cell table:formula="of:=([geoOutFile.G74]-[geoOutFile.A7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4]-[geoOutFile.A74])/0.1" office:value-type="float" office:value="2.19700000000001" calcext:value-type="float">
            <text:p>2,197</text:p>
          </table:table-cell>
          <table:table-cell table:style-name="ce11" office:value-type="float" office:value="2.30819" calcext:value-type="float">
            <text:p>2,308</text:p>
          </table:table-cell>
          <table:table-cell table:formula="of:=([geoOutFile.I74]-[geoOutFile.A7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5]-[geoOutFile.$A75])/0.001" office:value-type="float" office:value="-0.600000000000378" calcext:value-type="float">
            <text:p>-0,6</text:p>
          </table:table-cell>
          <table:table-cell table:style-name="ce2" office:value-type="float" office:value="-0.541071" calcext:value-type="float">
            <text:p>-0,541</text:p>
          </table:table-cell>
          <table:table-cell table:formula="of:=([geoOutFile.C75]-[geoOutFile.A75])/0.1" office:value-type="float" office:value="0.0439999999999863" calcext:value-type="float">
            <text:p>0,044</text:p>
          </table:table-cell>
          <table:table-cell table:style-name="ce4" office:value-type="float" office:value="0.0369204" calcext:value-type="float">
            <text:p>0,037</text:p>
          </table:table-cell>
          <table:table-cell table:formula="of:=([geoOutFile.D75]-[geoOutFile.A7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5]-[geoOutFile.A7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5]-[geoOutFile.A75])/0.01" office:value-type="float" office:value="12.9399999999999" calcext:value-type="float">
            <text:p>12,94</text:p>
          </table:table-cell>
          <table:table-cell table:style-name="ce9" office:value-type="float" office:value="12.9464" calcext:value-type="float">
            <text:p>12,946</text:p>
          </table:table-cell>
          <table:table-cell table:formula="of:=([geoOutFile.G75]-[geoOutFile.A7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5]-[geoOutFile.A75])/0.1" office:value-type="float" office:value="2.12099999999998" calcext:value-type="float">
            <text:p>2,121</text:p>
          </table:table-cell>
          <table:table-cell table:style-name="ce11" office:value-type="float" office:value="2.23444" calcext:value-type="float">
            <text:p>2,234</text:p>
          </table:table-cell>
          <table:table-cell table:formula="of:=([geoOutFile.I75]-[geoOutFile.A7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6]-[geoOutFile.$A76])/0.001" office:value-type="float" office:value="-0.500000000002387" calcext:value-type="float">
            <text:p>-0,5</text:p>
          </table:table-cell>
          <table:table-cell table:style-name="ce2" office:value-type="float" office:value="-0.575284" calcext:value-type="float">
            <text:p>-0,575</text:p>
          </table:table-cell>
          <table:table-cell table:formula="of:=([geoOutFile.C76]-[geoOutFile.A76])/0.1" office:value-type="float" office:value="0.0409999999999755" calcext:value-type="float">
            <text:p>0,041</text:p>
          </table:table-cell>
          <table:table-cell table:style-name="ce4" office:value-type="float" office:value="0.0331839" calcext:value-type="float">
            <text:p>0,033</text:p>
          </table:table-cell>
          <table:table-cell table:formula="of:=([geoOutFile.D76]-[geoOutFile.A7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6]-[geoOutFile.A7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6]-[geoOutFile.A76])/0.01" office:value-type="float" office:value="11.2399999999997" calcext:value-type="float">
            <text:p>11,24</text:p>
          </table:table-cell>
          <table:table-cell table:style-name="ce9" office:value-type="float" office:value="11.2358" calcext:value-type="float">
            <text:p>11,236</text:p>
          </table:table-cell>
          <table:table-cell table:formula="of:=([geoOutFile.G76]-[geoOutFile.A7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6]-[geoOutFile.A76])/0.1" office:value-type="float" office:value="1.97899999999997" calcext:value-type="float">
            <text:p>1,979</text:p>
          </table:table-cell>
          <table:table-cell table:style-name="ce11" office:value-type="float" office:value="2.08814" calcext:value-type="float">
            <text:p>2,088</text:p>
          </table:table-cell>
          <table:table-cell table:formula="of:=([geoOutFile.I76]-[geoOutFile.A7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7]-[geoOutFile.$A77])/0.001" office:value-type="float" office:value="-0.599999999998602" calcext:value-type="float">
            <text:p>-0,6</text:p>
          </table:table-cell>
          <table:table-cell table:style-name="ce2" office:value-type="float" office:value="-0.608195" calcext:value-type="float">
            <text:p>-0,608</text:p>
          </table:table-cell>
          <table:table-cell table:formula="of:=([geoOutFile.C77]-[geoOutFile.A77])/0.1" office:value-type="float" office:value="0.0360000000000227" calcext:value-type="float">
            <text:p>0,036</text:p>
          </table:table-cell>
          <table:table-cell table:style-name="ce4" office:value-type="float" office:value="0.0280504" calcext:value-type="float">
            <text:p>0,028</text:p>
          </table:table-cell>
          <table:table-cell table:formula="of:=([geoOutFile.D77]-[geoOutFile.A7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7]-[geoOutFile.A7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7]-[geoOutFile.A77])/0.01" office:value-type="float" office:value="9.58000000000006" calcext:value-type="float">
            <text:p>9,58</text:p>
          </table:table-cell>
          <table:table-cell table:style-name="ce9" office:value-type="float" office:value="9.59027" calcext:value-type="float">
            <text:p>9,590</text:p>
          </table:table-cell>
          <table:table-cell table:formula="of:=([geoOutFile.G77]-[geoOutFile.A7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7]-[geoOutFile.A77])/0.1" office:value-type="float" office:value="1.785" calcext:value-type="float">
            <text:p>1,785</text:p>
          </table:table-cell>
          <table:table-cell table:style-name="ce11" office:value-type="float" office:value="1.88714" calcext:value-type="float">
            <text:p>1,887</text:p>
          </table:table-cell>
          <table:table-cell table:formula="of:=([geoOutFile.I77]-[geoOutFile.A7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8]-[geoOutFile.$A78])/0.001" office:value-type="float" office:value="-0.700000000001921" calcext:value-type="float">
            <text:p>-0,7</text:p>
          </table:table-cell>
          <table:table-cell table:style-name="ce2" office:value-type="float" office:value="-0.639265" calcext:value-type="float">
            <text:p>-0,639</text:p>
          </table:table-cell>
          <table:table-cell table:formula="of:=([geoOutFile.C78]-[geoOutFile.A78])/0.1" office:value-type="float" office:value="0.0300000000000011" calcext:value-type="float">
            <text:p>0,03</text:p>
          </table:table-cell>
          <table:table-cell table:style-name="ce4" office:value-type="float" office:value="0.022015" calcext:value-type="float">
            <text:p>0,022</text:p>
          </table:table-cell>
          <table:table-cell table:formula="of:=([geoOutFile.D78]-[geoOutFile.A7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8]-[geoOutFile.A7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8]-[geoOutFile.A78])/0.01" office:value-type="float" office:value="8.02999999999976" calcext:value-type="float">
            <text:p>8,03</text:p>
          </table:table-cell>
          <table:table-cell table:style-name="ce9" office:value-type="float" office:value="8.03676" calcext:value-type="float">
            <text:p>8,037</text:p>
          </table:table-cell>
          <table:table-cell table:formula="of:=([geoOutFile.G78]-[geoOutFile.A7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8]-[geoOutFile.A78])/0.1" office:value-type="float" office:value="1.55899999999999" calcext:value-type="float">
            <text:p>1,559</text:p>
          </table:table-cell>
          <table:table-cell table:style-name="ce11" office:value-type="float" office:value="1.65083" calcext:value-type="float">
            <text:p>1,651</text:p>
          </table:table-cell>
          <table:table-cell table:formula="of:=([geoOutFile.I78]-[geoOutFile.A7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79]-[geoOutFile.$A79])/0.001" office:value-type="float" office:value="-0.600000000002154" calcext:value-type="float">
            <text:p>-0,6</text:p>
          </table:table-cell>
          <table:table-cell table:style-name="ce2" office:value-type="float" office:value="-0.668081" calcext:value-type="float">
            <text:p>-0,668</text:p>
          </table:table-cell>
          <table:table-cell table:formula="of:=([geoOutFile.C79]-[geoOutFile.A79])/0.1" office:value-type="float" office:value="0.0249999999999773" calcext:value-type="float">
            <text:p>0,025</text:p>
          </table:table-cell>
          <table:table-cell table:style-name="ce4" office:value-type="float" office:value="0.015546" calcext:value-type="float">
            <text:p>0,016</text:p>
          </table:table-cell>
          <table:table-cell table:formula="of:=([geoOutFile.D79]-[geoOutFile.A7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79]-[geoOutFile.A7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79]-[geoOutFile.A79])/0.01" office:value-type="float" office:value="6.5999999999999" calcext:value-type="float">
            <text:p>6,6</text:p>
          </table:table-cell>
          <table:table-cell table:style-name="ce9" office:value-type="float" office:value="6.59596" calcext:value-type="float">
            <text:p>6,596</text:p>
          </table:table-cell>
          <table:table-cell table:formula="of:=([geoOutFile.G79]-[geoOutFile.A7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79]-[geoOutFile.A79])/0.1" office:value-type="float" office:value="1.31899999999998" calcext:value-type="float">
            <text:p>1,319</text:p>
          </table:table-cell>
          <table:table-cell table:style-name="ce11" office:value-type="float" office:value="1.39754" calcext:value-type="float">
            <text:p>1,398</text:p>
          </table:table-cell>
          <table:table-cell table:formula="of:=([geoOutFile.I79]-[geoOutFile.A7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0]-[geoOutFile.$A80])/0.001" office:value-type="float" office:value="-0.699999999998369" calcext:value-type="float">
            <text:p>-0,7</text:p>
          </table:table-cell>
          <table:table-cell table:style-name="ce2" office:value-type="float" office:value="-0.694382" calcext:value-type="float">
            <text:p>-0,694</text:p>
          </table:table-cell>
          <table:table-cell table:formula="of:=([geoOutFile.C80]-[geoOutFile.A80])/0.1" office:value-type="float" office:value="0.0180000000000291" calcext:value-type="float">
            <text:p>0,018</text:p>
          </table:table-cell>
          <table:table-cell table:style-name="ce4" office:value-type="float" office:value="0.00903481" calcext:value-type="float">
            <text:p>0,009</text:p>
          </table:table-cell>
          <table:table-cell table:formula="of:=([geoOutFile.D80]-[geoOutFile.A8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0]-[geoOutFile.A8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0]-[geoOutFile.A80])/0.01" office:value-type="float" office:value="5.28000000000013" calcext:value-type="float">
            <text:p>5,28</text:p>
          </table:table-cell>
          <table:table-cell table:style-name="ce9" office:value-type="float" office:value="5.28089" calcext:value-type="float">
            <text:p>5,281</text:p>
          </table:table-cell>
          <table:table-cell table:formula="of:=([geoOutFile.G80]-[geoOutFile.A8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0]-[geoOutFile.A80])/0.1" office:value-type="float" office:value="1.07600000000001" calcext:value-type="float">
            <text:p>1,076</text:p>
          </table:table-cell>
          <table:table-cell table:style-name="ce11" office:value-type="float" office:value="1.1426" calcext:value-type="float">
            <text:p>1,143</text:p>
          </table:table-cell>
          <table:table-cell table:formula="of:=([geoOutFile.I80]-[geoOutFile.A8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1]-[geoOutFile.$A81])/0.001" office:value-type="float" office:value="-0.700000000001921" calcext:value-type="float">
            <text:p>-0,7</text:p>
          </table:table-cell>
          <table:table-cell table:style-name="ce2" office:value-type="float" office:value="-0.718081" calcext:value-type="float">
            <text:p>-0,718</text:p>
          </table:table-cell>
          <table:table-cell table:formula="of:=([geoOutFile.C81]-[geoOutFile.A81])/0.1" office:value-type="float" office:value="0.0120000000000076" calcext:value-type="float">
            <text:p>0,012</text:p>
          </table:table-cell>
          <table:table-cell table:style-name="ce4" office:value-type="float" office:value="0.00276596" calcext:value-type="float">
            <text:p>0,003</text:p>
          </table:table-cell>
          <table:table-cell table:formula="of:=([geoOutFile.D81]-[geoOutFile.A8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1]-[geoOutFile.A8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1]-[geoOutFile.A81])/0.01" office:value-type="float" office:value="4.10000000000004" calcext:value-type="float">
            <text:p>4,1</text:p>
          </table:table-cell>
          <table:table-cell table:style-name="ce9" office:value-type="float" office:value="4.09596" calcext:value-type="float">
            <text:p>4,096</text:p>
          </table:table-cell>
          <table:table-cell table:formula="of:=([geoOutFile.G81]-[geoOutFile.A8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1]-[geoOutFile.A81])/0.1" office:value-type="float" office:value="0.844999999999985" calcext:value-type="float">
            <text:p>0,845</text:p>
          </table:table-cell>
          <table:table-cell table:style-name="ce11" office:value-type="float" office:value="0.897151" calcext:value-type="float">
            <text:p>0,897</text:p>
          </table:table-cell>
          <table:table-cell table:formula="of:=([geoOutFile.I81]-[geoOutFile.A8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2]-[geoOutFile.$A82])/0.001" office:value-type="float" office:value="-0.800000000001688" calcext:value-type="float">
            <text:p>-0,8</text:p>
          </table:table-cell>
          <table:table-cell table:style-name="ce2" office:value-type="float" office:value="-0.739265" calcext:value-type="float">
            <text:p>-0,739</text:p>
          </table:table-cell>
          <table:table-cell table:formula="of:=([geoOutFile.C82]-[geoOutFile.A82])/0.1" office:value-type="float" office:value="0.00599999999998602" calcext:value-type="float">
            <text:p>0,006</text:p>
          </table:table-cell>
          <table:table-cell table:style-name="ce4" office:value-type="float" office:value="-0.00309246" calcext:value-type="float">
            <text:p>-0,003</text:p>
          </table:table-cell>
          <table:table-cell table:formula="of:=([geoOutFile.D82]-[geoOutFile.A8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2]-[geoOutFile.A8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2]-[geoOutFile.A82])/0.01" office:value-type="float" office:value="3.03000000000004" calcext:value-type="float">
            <text:p>3,03</text:p>
          </table:table-cell>
          <table:table-cell table:style-name="ce9" office:value-type="float" office:value="3.03676" calcext:value-type="float">
            <text:p>3,037</text:p>
          </table:table-cell>
          <table:table-cell table:formula="of:=([geoOutFile.G82]-[geoOutFile.A8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2]-[geoOutFile.A82])/0.1" office:value-type="float" office:value="0.626999999999995" calcext:value-type="float">
            <text:p>0,627</text:p>
          </table:table-cell>
          <table:table-cell table:style-name="ce11" office:value-type="float" office:value="0.667768" calcext:value-type="float">
            <text:p>0,668</text:p>
          </table:table-cell>
          <table:table-cell table:formula="of:=([geoOutFile.I82]-[geoOutFile.A8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3]-[geoOutFile.$A83])/0.001" office:value-type="float" office:value="-0.799999999998136" calcext:value-type="float">
            <text:p>-0,8</text:p>
          </table:table-cell>
          <table:table-cell table:style-name="ce2" office:value-type="float" office:value="-0.758195" calcext:value-type="float">
            <text:p>-0,758</text:p>
          </table:table-cell>
          <table:table-cell table:formula="of:=([geoOutFile.C83]-[geoOutFile.A83])/0.1" office:value-type="float" office:value="0.000999999999997669" calcext:value-type="float">
            <text:p>0,001</text:p>
          </table:table-cell>
          <table:table-cell table:style-name="ce4" office:value-type="float" office:value="-0.00848222" calcext:value-type="float">
            <text:p>-0,008</text:p>
          </table:table-cell>
          <table:table-cell table:formula="of:=([geoOutFile.D83]-[geoOutFile.A8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3]-[geoOutFile.A8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3]-[geoOutFile.A83])/0.01" office:value-type="float" office:value="2.08000000000013" calcext:value-type="float">
            <text:p>2,08</text:p>
          </table:table-cell>
          <table:table-cell table:style-name="ce9" office:value-type="float" office:value="2.09027" calcext:value-type="float">
            <text:p>2,090</text:p>
          </table:table-cell>
          <table:table-cell table:formula="of:=([geoOutFile.G83]-[geoOutFile.A8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3]-[geoOutFile.A83])/0.1" office:value-type="float" office:value="0.427" calcext:value-type="float">
            <text:p>0,427</text:p>
          </table:table-cell>
          <table:table-cell table:style-name="ce11" office:value-type="float" office:value="0.456736" calcext:value-type="float">
            <text:p>0,457</text:p>
          </table:table-cell>
          <table:table-cell table:formula="of:=([geoOutFile.I83]-[geoOutFile.A8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4]-[geoOutFile.$A84])/0.001" office:value-type="float" office:value="-0.700000000001921" calcext:value-type="float">
            <text:p>-0,7</text:p>
          </table:table-cell>
          <table:table-cell table:style-name="ce2" office:value-type="float" office:value="-0.775284" calcext:value-type="float">
            <text:p>-0,775</text:p>
          </table:table-cell>
          <table:table-cell table:formula="of:=([geoOutFile.C84]-[geoOutFile.A84])/0.1" office:value-type="float" office:value="-0.00300000000002854" calcext:value-type="float">
            <text:p>-0,003</text:p>
          </table:table-cell>
          <table:table-cell table:style-name="ce4" office:value-type="float" office:value="-0.013438" calcext:value-type="float">
            <text:p>-0,013</text:p>
          </table:table-cell>
          <table:table-cell table:formula="of:=([geoOutFile.D84]-[geoOutFile.A8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4]-[geoOutFile.A8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4]-[geoOutFile.A84])/0.01" office:value-type="float" office:value="1.23999999999995" calcext:value-type="float">
            <text:p>1,24</text:p>
          </table:table-cell>
          <table:table-cell table:style-name="ce9" office:value-type="float" office:value="1.23582" calcext:value-type="float">
            <text:p>1,236</text:p>
          </table:table-cell>
          <table:table-cell table:formula="of:=([geoOutFile.G84]-[geoOutFile.A8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4]-[geoOutFile.A84])/0.1" office:value-type="float" office:value="0.244999999999997" calcext:value-type="float">
            <text:p>0,245</text:p>
          </table:table-cell>
          <table:table-cell table:style-name="ce11" office:value-type="float" office:value="0.262696" calcext:value-type="float">
            <text:p>0,263</text:p>
          </table:table-cell>
          <table:table-cell table:formula="of:=([geoOutFile.I84]-[geoOutFile.A8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5]-[geoOutFile.$A85])/0.001" office:value-type="float" office:value="-0.799999999998136" calcext:value-type="float">
            <text:p>-0,8</text:p>
          </table:table-cell>
          <table:table-cell table:style-name="ce2" office:value-type="float" office:value="-0.791071" calcext:value-type="float">
            <text:p>-0,791</text:p>
          </table:table-cell>
          <table:table-cell table:formula="of:=([geoOutFile.C85]-[geoOutFile.A85])/0.1" office:value-type="float" office:value="-0.00799999999998136" calcext:value-type="float">
            <text:p>-0,008</text:p>
          </table:table-cell>
          <table:table-cell table:style-name="ce4" office:value-type="float" office:value="-0.0180653" calcext:value-type="float">
            <text:p>-0,018</text:p>
          </table:table-cell>
          <table:table-cell table:formula="of:=([geoOutFile.D85]-[geoOutFile.A8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5]-[geoOutFile.A8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5]-[geoOutFile.A85])/0.01" office:value-type="float" office:value="0.44000000000004" calcext:value-type="float">
            <text:p>0,44</text:p>
          </table:table-cell>
          <table:table-cell table:style-name="ce9" office:value-type="float" office:value="0.446438" calcext:value-type="float">
            <text:p>0,446</text:p>
          </table:table-cell>
          <table:table-cell table:formula="of:=([geoOutFile.G85]-[geoOutFile.A8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5]-[geoOutFile.A85])/0.1" office:value-type="float" office:value="0.0730000000000075" calcext:value-type="float">
            <text:p>0,073</text:p>
          </table:table-cell>
          <table:table-cell table:style-name="ce11" office:value-type="float" office:value="0.0815165" calcext:value-type="float">
            <text:p>0,082</text:p>
          </table:table-cell>
          <table:table-cell table:formula="of:=([geoOutFile.I85]-[geoOutFile.A8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6]-[geoOutFile.$A86])/0.001" office:value-type="float" office:value="-0.800000000001688" calcext:value-type="float">
            <text:p>-0,8</text:p>
          </table:table-cell>
          <table:table-cell table:style-name="ce2" office:value-type="float" office:value="-0.806185" calcext:value-type="float">
            <text:p>-0,806</text:p>
          </table:table-cell>
          <table:table-cell table:formula="of:=([geoOutFile.C86]-[geoOutFile.A86])/0.1" office:value-type="float" office:value="-0.0130000000000052" calcext:value-type="float">
            <text:p>-0,013</text:p>
          </table:table-cell>
          <table:table-cell table:style-name="ce4" office:value-type="float" office:value="-0.0225168" calcext:value-type="float">
            <text:p>-0,023</text:p>
          </table:table-cell>
          <table:table-cell table:formula="of:=([geoOutFile.D86]-[geoOutFile.A8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6]-[geoOutFile.A8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6]-[geoOutFile.A86])/0.01" office:value-type="float" office:value="-0.309999999999988" calcext:value-type="float">
            <text:p>-0,31</text:p>
          </table:table-cell>
          <table:table-cell table:style-name="ce9" office:value-type="float" office:value="-0.309254" calcext:value-type="float">
            <text:p>-0,309</text:p>
          </table:table-cell>
          <table:table-cell table:formula="of:=([geoOutFile.G86]-[geoOutFile.A8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6]-[geoOutFile.A86])/0.1" office:value-type="float" office:value="-0.0910000000000011" calcext:value-type="float">
            <text:p>-0,091</text:p>
          </table:table-cell>
          <table:table-cell table:style-name="ce11" office:value-type="float" office:value="-0.0927761" calcext:value-type="float">
            <text:p>-0,093</text:p>
          </table:table-cell>
          <table:table-cell table:formula="of:=([geoOutFile.I86]-[geoOutFile.A8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7]-[geoOutFile.$A87])/0.001" office:value-type="float" office:value="-0.799999999998136" calcext:value-type="float">
            <text:p>-0,8</text:p>
          </table:table-cell>
          <table:table-cell table:style-name="ce2" office:value-type="float" office:value="-0.810793" calcext:value-type="float">
            <text:p>-0,811</text:p>
          </table:table-cell>
          <table:table-cell table:formula="of:=([geoOutFile.C87]-[geoOutFile.A87])/0.1" office:value-type="float" office:value="0.0100000000000122" calcext:value-type="float">
            <text:p>0,01</text:p>
          </table:table-cell>
          <table:table-cell table:style-name="ce4" office:value-type="float" office:value="1.73472E-018" calcext:value-type="float">
            <text:p>0,000</text:p>
          </table:table-cell>
          <table:table-cell table:formula="of:=([geoOutFile.D87]-[geoOutFile.A8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7]-[geoOutFile.A8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7]-[geoOutFile.A87])/0.01" office:value-type="float" office:value="0" calcext:value-type="float">
            <text:p>0</text:p>
          </table:table-cell>
          <table:table-cell table:style-name="ce9" office:value-type="float" office:value="2.77556E-017" calcext:value-type="float">
            <text:p>0,000</text:p>
          </table:table-cell>
          <table:table-cell table:formula="of:=([geoOutFile.G87]-[geoOutFile.A8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7]-[geoOutFile.A87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87]-[geoOutFile.A8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8]-[geoOutFile.$A88])/0.001" office:value-type="float" office:value="-0.800000000001688" calcext:value-type="float">
            <text:p>-0,8</text:p>
          </table:table-cell>
          <table:table-cell table:style-name="ce2" office:value-type="float" office:value="-0.822665" calcext:value-type="float">
            <text:p>-0,823</text:p>
          </table:table-cell>
          <table:table-cell table:formula="of:=([geoOutFile.C88]-[geoOutFile.A88])/0.1" office:value-type="float" office:value="0.0110000000000099" calcext:value-type="float">
            <text:p>0,011</text:p>
          </table:table-cell>
          <table:table-cell table:style-name="ce4" office:value-type="float" office:value="-3.46945E-018" calcext:value-type="float">
            <text:p>0,000</text:p>
          </table:table-cell>
          <table:table-cell table:formula="of:=([geoOutFile.D88]-[geoOutFile.A88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8]-[geoOutFile.A88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8]-[geoOutFile.A88])/0.01" office:value-type="float" office:value="0" calcext:value-type="float">
            <text:p>0</text:p>
          </table:table-cell>
          <table:table-cell table:style-name="ce9" office:value-type="float" office:value="5.55112E-017" calcext:value-type="float">
            <text:p>0,000</text:p>
          </table:table-cell>
          <table:table-cell table:formula="of:=([geoOutFile.G88]-[geoOutFile.A88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8]-[geoOutFile.A88])/0.1" office:value-type="float" office:value="0" calcext:value-type="float">
            <text:p>0</text:p>
          </table:table-cell>
          <table:table-cell table:style-name="ce11" office:value-type="float" office:value="1.52656E-016" calcext:value-type="float">
            <text:p>0,000</text:p>
          </table:table-cell>
          <table:table-cell table:formula="of:=([geoOutFile.I88]-[geoOutFile.A88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89]-[geoOutFile.$A89])/0.001" office:value-type="float" office:value="-0.799999999998136" calcext:value-type="float">
            <text:p>-0,8</text:p>
          </table:table-cell>
          <table:table-cell table:style-name="ce2" office:value-type="float" office:value="-0.835724" calcext:value-type="float">
            <text:p>-0,836</text:p>
          </table:table-cell>
          <table:table-cell table:formula="of:=([geoOutFile.C89]-[geoOutFile.A89])/0.1" office:value-type="float" office:value="0.0110000000000099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89]-[geoOutFile.A89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89]-[geoOutFile.A89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89]-[geoOutFile.A89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89]-[geoOutFile.A89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89]-[geoOutFile.A89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89]-[geoOutFile.A89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0]-[geoOutFile.$A90])/0.001" office:value-type="float" office:value="-0.900000000001455" calcext:value-type="float">
            <text:p>-0,9</text:p>
          </table:table-cell>
          <table:table-cell table:style-name="ce2" office:value-type="float" office:value="-0.850089" calcext:value-type="float">
            <text:p>-0,850</text:p>
          </table:table-cell>
          <table:table-cell table:formula="of:=([geoOutFile.C90]-[geoOutFile.A90])/0.1" office:value-type="float" office:value="0.00999999999997669" calcext:value-type="float">
            <text:p>0,0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0]-[geoOutFile.A90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0]-[geoOutFile.A90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0]-[geoOutFile.A90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90]-[geoOutFile.A90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0]-[geoOutFile.A90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90]-[geoOutFile.A90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1]-[geoOutFile.$A91])/0.001" office:value-type="float" office:value="-0.900000000001455" calcext:value-type="float">
            <text:p>-0,9</text:p>
          </table:table-cell>
          <table:table-cell table:style-name="ce2" office:value-type="float" office:value="-0.86589" calcext:value-type="float">
            <text:p>-0,866</text:p>
          </table:table-cell>
          <table:table-cell table:formula="of:=([geoOutFile.C91]-[geoOutFile.A91])/0.1" office:value-type="float" office:value="0.0109999999999744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1]-[geoOutFile.A91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1]-[geoOutFile.A91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1]-[geoOutFile.A91])/0.01" office:value-type="float" office:value="0" calcext:value-type="float">
            <text:p>0</text:p>
          </table:table-cell>
          <table:table-cell table:style-name="ce9" office:value-type="float" office:value="2.22045E-016" calcext:value-type="float">
            <text:p>0,000</text:p>
          </table:table-cell>
          <table:table-cell table:formula="of:=([geoOutFile.G91]-[geoOutFile.A91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1]-[geoOutFile.A91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91]-[geoOutFile.A91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2]-[geoOutFile.$A92])/0.001" office:value-type="float" office:value="-0.900000000001455" calcext:value-type="float">
            <text:p>-0,9</text:p>
          </table:table-cell>
          <table:table-cell table:style-name="ce2" office:value-type="float" office:value="-0.883272" calcext:value-type="float">
            <text:p>-0,883</text:p>
          </table:table-cell>
          <table:table-cell table:formula="of:=([geoOutFile.C92]-[geoOutFile.A92])/0.1" office:value-type="float" office:value="0.0110000000000099" calcext:value-type="float">
            <text:p>0,011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2]-[geoOutFile.A92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2]-[geoOutFile.A92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2]-[geoOutFile.A92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92]-[geoOutFile.A92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2]-[geoOutFile.A92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92]-[geoOutFile.A92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3]-[geoOutFile.$A93])/0.001" office:value-type="float" office:value="-0.900000000001455" calcext:value-type="float">
            <text:p>-0,9</text:p>
          </table:table-cell>
          <table:table-cell table:style-name="ce2" office:value-type="float" office:value="-0.902392" calcext:value-type="float">
            <text:p>-0,902</text:p>
          </table:table-cell>
          <table:table-cell table:formula="of:=([geoOutFile.C93]-[geoOutFile.A93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3]-[geoOutFile.A93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3]-[geoOutFile.A93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3]-[geoOutFile.A93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93]-[geoOutFile.A93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3]-[geoOutFile.A93])/0.1" office:value-type="float" office:value="0" calcext:value-type="float">
            <text:p>0</text:p>
          </table:table-cell>
          <table:table-cell table:style-name="ce11" office:value-type="float" office:value="2.22045E-016" calcext:value-type="float">
            <text:p>0,000</text:p>
          </table:table-cell>
          <table:table-cell table:formula="of:=([geoOutFile.I93]-[geoOutFile.A93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4]-[geoOutFile.$A94])/0.001" office:value-type="float" office:value="-0.900000000001455" calcext:value-type="float">
            <text:p>-0,9</text:p>
          </table:table-cell>
          <table:table-cell table:style-name="ce2" office:value-type="float" office:value="-0.923423" calcext:value-type="float">
            <text:p>-0,923</text:p>
          </table:table-cell>
          <table:table-cell table:formula="of:=([geoOutFile.C94]-[geoOutFile.A94])/0.1" office:value-type="float" office:value="0.0120000000000076" calcext:value-type="float">
            <text:p>0,012</text:p>
          </table:table-cell>
          <table:table-cell table:style-name="ce4" office:value-type="float" office:value="-1.38778E-017" calcext:value-type="float">
            <text:p>0,000</text:p>
          </table:table-cell>
          <table:table-cell table:formula="of:=([geoOutFile.D94]-[geoOutFile.A94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4]-[geoOutFile.A94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4]-[geoOutFile.A94])/0.01" office:value-type="float" office:value="0" calcext:value-type="float">
            <text:p>0</text:p>
          </table:table-cell>
          <table:table-cell table:style-name="ce9" office:value-type="float" office:value="-2.22045E-016" calcext:value-type="float">
            <text:p>0,000</text:p>
          </table:table-cell>
          <table:table-cell table:formula="of:=([geoOutFile.G94]-[geoOutFile.A94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4]-[geoOutFile.A94])/0.1" office:value-type="float" office:value="0" calcext:value-type="float">
            <text:p>0</text:p>
          </table:table-cell>
          <table:table-cell table:style-name="ce11" office:value-type="float" office:value="1.11022E-016" calcext:value-type="float">
            <text:p>0,000</text:p>
          </table:table-cell>
          <table:table-cell table:formula="of:=([geoOutFile.I94]-[geoOutFile.A94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5]-[geoOutFile.$A95])/0.001" office:value-type="float" office:value="-0.899999999997903" calcext:value-type="float">
            <text:p>-0,9</text:p>
          </table:table-cell>
          <table:table-cell table:style-name="ce2" office:value-type="float" office:value="-0.946558" calcext:value-type="float">
            <text:p>-0,947</text:p>
          </table:table-cell>
          <table:table-cell table:formula="of:=([geoOutFile.C95]-[geoOutFile.A95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5]-[geoOutFile.A95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5]-[geoOutFile.A95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5]-[geoOutFile.A95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95]-[geoOutFile.A95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5]-[geoOutFile.A95])/0.1" office:value-type="float" office:value="0" calcext:value-type="float">
            <text:p>0</text:p>
          </table:table-cell>
          <table:table-cell table:style-name="ce11" office:value-type="float" office:value="5.55112E-017" calcext:value-type="float">
            <text:p>0,000</text:p>
          </table:table-cell>
          <table:table-cell table:formula="of:=([geoOutFile.I95]-[geoOutFile.A95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6]-[geoOutFile.$A96])/0.001" office:value-type="float" office:value="-1.00000000000122" calcext:value-type="float">
            <text:p>-1</text:p>
          </table:table-cell>
          <table:table-cell table:style-name="ce2" office:value-type="float" office:value="-0.972007" calcext:value-type="float">
            <text:p>-0,972</text:p>
          </table:table-cell>
          <table:table-cell table:formula="of:=([geoOutFile.C96]-[geoOutFile.A96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6]-[geoOutFile.A96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6]-[geoOutFile.A96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6]-[geoOutFile.A96])/0.01" office:value-type="float" office:value="0" calcext:value-type="float">
            <text:p>0</text:p>
          </table:table-cell>
          <table:table-cell table:style-name="ce9" office:value-type="float" office:value="4.44089E-016" calcext:value-type="float">
            <text:p>0,000</text:p>
          </table:table-cell>
          <table:table-cell table:formula="of:=([geoOutFile.G96]-[geoOutFile.A96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6]-[geoOutFile.A96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96]-[geoOutFile.A96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7]-[geoOutFile.$A97])/0.001" office:value-type="float" office:value="-1.00000000000122" calcext:value-type="float">
            <text:p>-1</text:p>
          </table:table-cell>
          <table:table-cell table:style-name="ce2" office:value-type="float" office:value="-1" calcext:value-type="float">
            <text:p>-1,000</text:p>
          </table:table-cell>
          <table:table-cell table:formula="of:=([geoOutFile.C97]-[geoOutFile.A97])/0.1" office:value-type="float" office:value="0.0120000000000076" calcext:value-type="float">
            <text:p>0,012</text:p>
          </table:table-cell>
          <table:table-cell table:style-name="ce4" office:value-type="float" office:value="0" calcext:value-type="float">
            <text:p>0,000</text:p>
          </table:table-cell>
          <table:table-cell table:formula="of:=([geoOutFile.D97]-[geoOutFile.A97])/0.1" office:value-type="float" office:value="0" calcext:value-type="float">
            <text:p>0</text:p>
          </table:table-cell>
          <table:table-cell table:style-name="ce5" office:value-type="float" office:value="0" calcext:value-type="float">
            <text:p>0,000</text:p>
          </table:table-cell>
          <table:table-cell table:formula="of:=([geoOutFile.E97]-[geoOutFile.A97])/0.1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0</text:p>
          </table:table-cell>
          <table:table-cell table:formula="of:=([geoOutFile.F97]-[geoOutFile.A97])/0.01" office:value-type="float" office:value="0" calcext:value-type="float">
            <text:p>0</text:p>
          </table:table-cell>
          <table:table-cell table:style-name="ce9" office:value-type="float" office:value="0" calcext:value-type="float">
            <text:p>0,000</text:p>
          </table:table-cell>
          <table:table-cell table:formula="of:=([geoOutFile.G97]-[geoOutFile.A97])/0.0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0</text:p>
          </table:table-cell>
          <table:table-cell table:formula="of:=([geoOutFile.H97]-[geoOutFile.A97])/0.1" office:value-type="float" office:value="0" calcext:value-type="float">
            <text:p>0</text:p>
          </table:table-cell>
          <table:table-cell table:style-name="ce11" office:value-type="float" office:value="1.66533E-016" calcext:value-type="float">
            <text:p>0,000</text:p>
          </table:table-cell>
          <table:table-cell table:formula="of:=([geoOutFile.I97]-[geoOutFile.A97])/0.01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98]-[geoOutFile.$A98])/0.001" office:value-type="string" office:string-value="" calcext:value-type="error">
            <text:p>#VALUE!</text:p>
          </table:table-cell>
          <table:table-cell office:value-type="string" calcext:value-type="string">
            <text:p>Pitchwise Coordinate Derivatives</text:p>
          </table:table-cell>
          <table:table-cell table:formula="of:=([geoOutFile.C98]-[geoOutFile.A98])/0.1" office:value-type="string" office:string-value="" calcext:value-type="error">
            <text:p>#VALUE!</text:p>
          </table:table-cell>
          <table:table-cell/>
          <table:table-cell table:formula="of:=([geoOutFile.D98]-[geoOutFile.A98])/0.1" office:value-type="string" office:string-value="" calcext:value-type="error">
            <text:p>#VALUE!</text:p>
          </table:table-cell>
          <table:table-cell/>
          <table:table-cell table:formula="of:=([geoOutFile.E98]-[geoOutFile.A98])/0.1" office:value-type="string" office:string-value="" calcext:value-type="error">
            <text:p>#VALUE!</text:p>
          </table:table-cell>
          <table:table-cell/>
          <table:table-cell table:formula="of:=([geoOutFile.F98]-[geoOutFile.A98])/0.01" office:value-type="string" office:string-value="" calcext:value-type="error">
            <text:p>#VALUE!</text:p>
          </table:table-cell>
          <table:table-cell/>
          <table:table-cell table:formula="of:=([geoOutFile.G98]-[geoOutFile.A98])/0.01" office:value-type="string" office:string-value="" calcext:value-type="error">
            <text:p>#VALUE!</text:p>
          </table:table-cell>
          <table:table-cell/>
          <table:table-cell table:formula="of:=([geoOutFile.H98]-[geoOutFile.A98])/0.1" office:value-type="string" office:string-value="" calcext:value-type="error">
            <text:p>#VALUE!</text:p>
          </table:table-cell>
          <table:table-cell/>
          <table:table-cell table:formula="of:=([geoOutFile.I98]-[geoOutFile.A98])/0.01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formula="of:=([geoOutFile.B99]-[geoOutFile.$A9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99]-[geoOutFile.A99])/0.1" office:value-type="float" office:value="-0.14912" calcext:value-type="float">
            <text:p>-0,14912</text:p>
          </table:table-cell>
          <table:table-cell office:value-type="float" office:value="-0.1491" calcext:value-type="float">
            <text:p>-0,149</text:p>
          </table:table-cell>
          <table:table-cell table:formula="of:=([geoOutFile.D99]-[geoOutFile.A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99]-[geoOutFile.A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99]-[geoOutFile.A99])/0.01" office:value-type="float" office:value="-22.59885" calcext:value-type="float">
            <text:p>-22,59885</text:p>
          </table:table-cell>
          <table:table-cell office:value-type="float" office:value="-22.2222" calcext:value-type="float">
            <text:p>-22,222</text:p>
          </table:table-cell>
          <table:table-cell table:formula="of:=([geoOutFile.G99]-[geoOutFile.A9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99]-[geoOutFile.A99])/0.1" office:value-type="float" office:value="18.33335" calcext:value-type="float">
            <text:p>18,33335</text:p>
          </table:table-cell>
          <table:table-cell office:value-type="float" office:value="18.3333" calcext:value-type="float">
            <text:p>18,333</text:p>
          </table:table-cell>
          <table:table-cell table:formula="of:=([geoOutFile.I99]-[geoOutFile.A9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0]-[geoOutFile.$A100])/0.001" office:value-type="float" office:value="0" calcext:value-type="float">
            <text:p>0</text:p>
          </table:table-cell>
          <table:table-cell office:value-type="float" office:value="2.77556E-017" calcext:value-type="float">
            <text:p>0,000</text:p>
          </table:table-cell>
          <table:table-cell table:formula="of:=([geoOutFile.C100]-[geoOutFile.A100])/0.1" office:value-type="float" office:value="-0.139890000000001" calcext:value-type="float">
            <text:p>-0,13989</text:p>
          </table:table-cell>
          <table:table-cell office:value-type="float" office:value="-0.139874" calcext:value-type="float">
            <text:p>-0,140</text:p>
          </table:table-cell>
          <table:table-cell table:formula="of:=([geoOutFile.D100]-[geoOutFile.A1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0]-[geoOutFile.A1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0]-[geoOutFile.A100])/0.01" office:value-type="float" office:value="-19.4358" calcext:value-type="float">
            <text:p>-19,4358</text:p>
          </table:table-cell>
          <table:table-cell office:value-type="float" office:value="-19.1119" calcext:value-type="float">
            <text:p>-19,112</text:p>
          </table:table-cell>
          <table:table-cell table:formula="of:=([geoOutFile.G100]-[geoOutFile.A10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0]-[geoOutFile.A100])/0.1" office:value-type="float" office:value="17.1669" calcext:value-type="float">
            <text:p>17,1669</text:p>
          </table:table-cell>
          <table:table-cell office:value-type="float" office:value="17.1669" calcext:value-type="float">
            <text:p>17,167</text:p>
          </table:table-cell>
          <table:table-cell table:formula="of:=([geoOutFile.I100]-[geoOutFile.A10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1]-[geoOutFile.$A101])/0.001" office:value-type="float" office:value="0" calcext:value-type="float">
            <text:p>0</text:p>
          </table:table-cell>
          <table:table-cell office:value-type="float" office:value="1.38778E-017" calcext:value-type="float">
            <text:p>0,000</text:p>
          </table:table-cell>
          <table:table-cell table:formula="of:=([geoOutFile.C101]-[geoOutFile.A101])/0.1" office:value-type="float" office:value="-0.1311" calcext:value-type="float">
            <text:p>-0,1311</text:p>
          </table:table-cell>
          <table:table-cell office:value-type="float" office:value="-0.131069" calcext:value-type="float">
            <text:p>-0,131</text:p>
          </table:table-cell>
          <table:table-cell table:formula="of:=([geoOutFile.D101]-[geoOutFile.A1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1]-[geoOutFile.A1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1]-[geoOutFile.A101])/0.01" office:value-type="float" office:value="-16.5602" calcext:value-type="float">
            <text:p>-16,5602</text:p>
          </table:table-cell>
          <table:table-cell office:value-type="float" office:value="-16.2842" calcext:value-type="float">
            <text:p>-16,284</text:p>
          </table:table-cell>
          <table:table-cell table:formula="of:=([geoOutFile.G101]-[geoOutFile.A10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1]-[geoOutFile.A101])/0.1" office:value-type="float" office:value="16.1066" calcext:value-type="float">
            <text:p>16,1066</text:p>
          </table:table-cell>
          <table:table-cell office:value-type="float" office:value="16.1066" calcext:value-type="float">
            <text:p>16,107</text:p>
          </table:table-cell>
          <table:table-cell table:formula="of:=([geoOutFile.I101]-[geoOutFile.A10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2]-[geoOutFile.$A10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02]-[geoOutFile.A102])/0.1" office:value-type="float" office:value="-0.1224" calcext:value-type="float">
            <text:p>-0,1224</text:p>
          </table:table-cell>
          <table:table-cell office:value-type="float" office:value="-0.122396" calcext:value-type="float">
            <text:p>-0,122</text:p>
          </table:table-cell>
          <table:table-cell table:formula="of:=([geoOutFile.D102]-[geoOutFile.A1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2]-[geoOutFile.A1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2]-[geoOutFile.A102])/0.01" office:value-type="float" office:value="-13.946" calcext:value-type="float">
            <text:p>-13,946</text:p>
          </table:table-cell>
          <table:table-cell office:value-type="float" office:value="-13.7137" calcext:value-type="float">
            <text:p>-13,714</text:p>
          </table:table-cell>
          <table:table-cell table:formula="of:=([geoOutFile.G102]-[geoOutFile.A10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2]-[geoOutFile.A102])/0.1" office:value-type="float" office:value="15.1427" calcext:value-type="float">
            <text:p>15,1427</text:p>
          </table:table-cell>
          <table:table-cell office:value-type="float" office:value="15.1426" calcext:value-type="float">
            <text:p>15,143</text:p>
          </table:table-cell>
          <table:table-cell table:formula="of:=([geoOutFile.I102]-[geoOutFile.A10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3]-[geoOutFile.$A10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03]-[geoOutFile.A103])/0.1" office:value-type="float" office:value="-0.113700000000001" calcext:value-type="float">
            <text:p>-0,1137</text:p>
          </table:table-cell>
          <table:table-cell office:value-type="float" office:value="-0.113713" calcext:value-type="float">
            <text:p>-0,114</text:p>
          </table:table-cell>
          <table:table-cell table:formula="of:=([geoOutFile.D103]-[geoOutFile.A1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3]-[geoOutFile.A1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3]-[geoOutFile.A103])/0.01" office:value-type="float" office:value="-11.569" calcext:value-type="float">
            <text:p>-11,569</text:p>
          </table:table-cell>
          <table:table-cell office:value-type="float" office:value="-11.3768" calcext:value-type="float">
            <text:p>-11,377</text:p>
          </table:table-cell>
          <table:table-cell table:formula="of:=([geoOutFile.G103]-[geoOutFile.A10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3]-[geoOutFile.A103])/0.1" office:value-type="float" office:value="14.2663" calcext:value-type="float">
            <text:p>14,2663</text:p>
          </table:table-cell>
          <table:table-cell office:value-type="float" office:value="14.2663" calcext:value-type="float">
            <text:p>14,266</text:p>
          </table:table-cell>
          <table:table-cell table:formula="of:=([geoOutFile.I103]-[geoOutFile.A10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4]-[geoOutFile.$A10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04]-[geoOutFile.A104])/0.1" office:value-type="float" office:value="-0.105000000000004" calcext:value-type="float">
            <text:p>-0,105</text:p>
          </table:table-cell>
          <table:table-cell office:value-type="float" office:value="-0.104978" calcext:value-type="float">
            <text:p>-0,105</text:p>
          </table:table-cell>
          <table:table-cell table:formula="of:=([geoOutFile.D104]-[geoOutFile.A1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4]-[geoOutFile.A1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4]-[geoOutFile.A104])/0.01" office:value-type="float" office:value="-9.41000000000001" calcext:value-type="float">
            <text:p>-9,41</text:p>
          </table:table-cell>
          <table:table-cell office:value-type="float" office:value="-9.25241" calcext:value-type="float">
            <text:p>-9,252</text:p>
          </table:table-cell>
          <table:table-cell table:formula="of:=([geoOutFile.G104]-[geoOutFile.A10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4]-[geoOutFile.A104])/0.1" office:value-type="float" office:value="13.4696" calcext:value-type="float">
            <text:p>13,4696</text:p>
          </table:table-cell>
          <table:table-cell office:value-type="float" office:value="13.4697" calcext:value-type="float">
            <text:p>13,470</text:p>
          </table:table-cell>
          <table:table-cell table:formula="of:=([geoOutFile.I104]-[geoOutFile.A10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5]-[geoOutFile.$A105])/0.001" office:value-type="float" office:value="0" calcext:value-type="float">
            <text:p>0</text:p>
          </table:table-cell>
          <table:table-cell office:value-type="float" office:value="-3.46945E-018" calcext:value-type="float">
            <text:p>0,000</text:p>
          </table:table-cell>
          <table:table-cell table:formula="of:=([geoOutFile.C105]-[geoOutFile.A105])/0.1" office:value-type="float" office:value="-0.0961999999999996" calcext:value-type="float">
            <text:p>-0,0962</text:p>
          </table:table-cell>
          <table:table-cell office:value-type="float" office:value="-0.0962037" calcext:value-type="float">
            <text:p>-0,096</text:p>
          </table:table-cell>
          <table:table-cell table:formula="of:=([geoOutFile.D105]-[geoOutFile.A1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5]-[geoOutFile.A1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5]-[geoOutFile.A105])/0.01" office:value-type="float" office:value="-7.44500000000001" calcext:value-type="float">
            <text:p>-7,445</text:p>
          </table:table-cell>
          <table:table-cell office:value-type="float" office:value="-7.32112" calcext:value-type="float">
            <text:p>-7,321</text:p>
          </table:table-cell>
          <table:table-cell table:formula="of:=([geoOutFile.G105]-[geoOutFile.A10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5]-[geoOutFile.A105])/0.1" office:value-type="float" office:value="12.7454" calcext:value-type="float">
            <text:p>12,7454</text:p>
          </table:table-cell>
          <table:table-cell office:value-type="float" office:value="12.7454" calcext:value-type="float">
            <text:p>12,745</text:p>
          </table:table-cell>
          <table:table-cell table:formula="of:=([geoOutFile.I105]-[geoOutFile.A10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6]-[geoOutFile.$A10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06]-[geoOutFile.A106])/0.1" office:value-type="float" office:value="-0.0875000000000004" calcext:value-type="float">
            <text:p>-0,0875</text:p>
          </table:table-cell>
          <table:table-cell office:value-type="float" office:value="-0.0874349" calcext:value-type="float">
            <text:p>-0,087</text:p>
          </table:table-cell>
          <table:table-cell table:formula="of:=([geoOutFile.D106]-[geoOutFile.A1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6]-[geoOutFile.A1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6]-[geoOutFile.A106])/0.01" office:value-type="float" office:value="-5.66" calcext:value-type="float">
            <text:p>-5,66</text:p>
          </table:table-cell>
          <table:table-cell office:value-type="float" office:value="-5.5654" calcext:value-type="float">
            <text:p>-5,565</text:p>
          </table:table-cell>
          <table:table-cell table:formula="of:=([geoOutFile.G106]-[geoOutFile.A10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6]-[geoOutFile.A106])/0.1" office:value-type="float" office:value="12.087" calcext:value-type="float">
            <text:p>12,087</text:p>
          </table:table-cell>
          <table:table-cell office:value-type="float" office:value="12.087" calcext:value-type="float">
            <text:p>12,087</text:p>
          </table:table-cell>
          <table:table-cell table:formula="of:=([geoOutFile.I106]-[geoOutFile.A10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7]-[geoOutFile.$A10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07]-[geoOutFile.A107])/0.1" office:value-type="float" office:value="-0.0788000000000011" calcext:value-type="float">
            <text:p>-0,0788</text:p>
          </table:table-cell>
          <table:table-cell office:value-type="float" office:value="-0.0787308" calcext:value-type="float">
            <text:p>-0,079</text:p>
          </table:table-cell>
          <table:table-cell table:formula="of:=([geoOutFile.D107]-[geoOutFile.A1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7]-[geoOutFile.A1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7]-[geoOutFile.A107])/0.01" office:value-type="float" office:value="-4.03700000000002" calcext:value-type="float">
            <text:p>-4,037</text:p>
          </table:table-cell>
          <table:table-cell office:value-type="float" office:value="-3.96929" calcext:value-type="float">
            <text:p>-3,969</text:p>
          </table:table-cell>
          <table:table-cell table:formula="of:=([geoOutFile.G107]-[geoOutFile.A10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7]-[geoOutFile.A107])/0.1" office:value-type="float" office:value="11.4884" calcext:value-type="float">
            <text:p>11,4884</text:p>
          </table:table-cell>
          <table:table-cell office:value-type="float" office:value="11.4885" calcext:value-type="float">
            <text:p>11,489</text:p>
          </table:table-cell>
          <table:table-cell table:formula="of:=([geoOutFile.I107]-[geoOutFile.A10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8]-[geoOutFile.$A108])/0.001" office:value-type="float" office:value="0" calcext:value-type="float">
            <text:p>0</text:p>
          </table:table-cell>
          <table:table-cell office:value-type="float" office:value="1.73472E-018" calcext:value-type="float">
            <text:p>0,000</text:p>
          </table:table-cell>
          <table:table-cell table:formula="of:=([geoOutFile.C108]-[geoOutFile.A108])/0.1" office:value-type="float" office:value="-0.070199999999998" calcext:value-type="float">
            <text:p>-0,0702</text:p>
          </table:table-cell>
          <table:table-cell office:value-type="float" office:value="-0.0701544" calcext:value-type="float">
            <text:p>-0,070</text:p>
          </table:table-cell>
          <table:table-cell table:formula="of:=([geoOutFile.D108]-[geoOutFile.A1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8]-[geoOutFile.A1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8]-[geoOutFile.A108])/0.01" office:value-type="float" office:value="-2.56099999999999" calcext:value-type="float">
            <text:p>-2,561</text:p>
          </table:table-cell>
          <table:table-cell office:value-type="float" office:value="-2.51828" calcext:value-type="float">
            <text:p>-2,518</text:p>
          </table:table-cell>
          <table:table-cell table:formula="of:=([geoOutFile.G108]-[geoOutFile.A10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8]-[geoOutFile.A108])/0.1" office:value-type="float" office:value="10.9443" calcext:value-type="float">
            <text:p>10,9443</text:p>
          </table:table-cell>
          <table:table-cell office:value-type="float" office:value="10.9444" calcext:value-type="float">
            <text:p>10,944</text:p>
          </table:table-cell>
          <table:table-cell table:formula="of:=([geoOutFile.I108]-[geoOutFile.A10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09]-[geoOutFile.$A109])/0.001" office:value-type="float" office:value="0" calcext:value-type="float">
            <text:p>0</text:p>
          </table:table-cell>
          <table:table-cell office:value-type="float" office:value="8.67362E-019" calcext:value-type="float">
            <text:p>0,000</text:p>
          </table:table-cell>
          <table:table-cell table:formula="of:=([geoOutFile.C109]-[geoOutFile.A109])/0.1" office:value-type="float" office:value="-0.0617999999999963" calcext:value-type="float">
            <text:p>-0,0618</text:p>
          </table:table-cell>
          <table:table-cell office:value-type="float" office:value="-0.0617653" calcext:value-type="float">
            <text:p>-0,062</text:p>
          </table:table-cell>
          <table:table-cell table:formula="of:=([geoOutFile.D109]-[geoOutFile.A1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09]-[geoOutFile.A1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09]-[geoOutFile.A109])/0.01" office:value-type="float" office:value="-1.21899999999999" calcext:value-type="float">
            <text:p>-1,219</text:p>
          </table:table-cell>
          <table:table-cell office:value-type="float" office:value="-1.19918" calcext:value-type="float">
            <text:p>-1,199</text:p>
          </table:table-cell>
          <table:table-cell table:formula="of:=([geoOutFile.G109]-[geoOutFile.A10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09]-[geoOutFile.A109])/0.1" office:value-type="float" office:value="10.4497" calcext:value-type="float">
            <text:p>10,4497</text:p>
          </table:table-cell>
          <table:table-cell office:value-type="float" office:value="10.4497" calcext:value-type="float">
            <text:p>10,450</text:p>
          </table:table-cell>
          <table:table-cell table:formula="of:=([geoOutFile.I109]-[geoOutFile.A10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0]-[geoOutFile.$A110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0]-[geoOutFile.A110])/0.1" office:value-type="float" office:value="-0.0486000000000031" calcext:value-type="float">
            <text:p>-0,0486</text:p>
          </table:table-cell>
          <table:table-cell office:value-type="float" office:value="-0.0485841" calcext:value-type="float">
            <text:p>-0,049</text:p>
          </table:table-cell>
          <table:table-cell table:formula="of:=([geoOutFile.D110]-[geoOutFile.A1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0]-[geoOutFile.A1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0]-[geoOutFile.A110])/0.01" office:value-type="float" office:value="0.174999999999992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0]-[geoOutFile.A11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0]-[geoOutFile.A110])/0.1" office:value-type="float" office:value="9.7554" calcext:value-type="float">
            <text:p>9,7554</text:p>
          </table:table-cell>
          <table:table-cell office:value-type="float" office:value="9.74229" calcext:value-type="float">
            <text:p>9,742</text:p>
          </table:table-cell>
          <table:table-cell table:formula="of:=([geoOutFile.I110]-[geoOutFile.A11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1]-[geoOutFile.$A111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1]-[geoOutFile.A111])/0.1" office:value-type="float" office:value="-0.0333000000000006" calcext:value-type="float">
            <text:p>-0,0333</text:p>
          </table:table-cell>
          <table:table-cell office:value-type="float" office:value="-0.0332139" calcext:value-type="float">
            <text:p>-0,033</text:p>
          </table:table-cell>
          <table:table-cell table:formula="of:=([geoOutFile.D111]-[geoOutFile.A1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1]-[geoOutFile.A1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1]-[geoOutFile.A111])/0.01" office:value-type="float" office:value="0.174999999999992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1]-[geoOutFile.A11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1]-[geoOutFile.A111])/0.1" office:value-type="float" office:value="9.19519999999999" calcext:value-type="float">
            <text:p>9,1952</text:p>
          </table:table-cell>
          <table:table-cell office:value-type="float" office:value="9.20969" calcext:value-type="float">
            <text:p>9,210</text:p>
          </table:table-cell>
          <table:table-cell table:formula="of:=([geoOutFile.I111]-[geoOutFile.A11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2]-[geoOutFile.$A112])/0.001" office:value-type="float" office:value="0.0100000000000655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12]-[geoOutFile.A112])/0.1" office:value-type="float" office:value="-0.0157999999999969" calcext:value-type="float">
            <text:p>-0,0158</text:p>
          </table:table-cell>
          <table:table-cell office:value-type="float" office:value="-0.0158851" calcext:value-type="float">
            <text:p>-0,016</text:p>
          </table:table-cell>
          <table:table-cell table:formula="of:=([geoOutFile.D112]-[geoOutFile.A1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2]-[geoOutFile.A1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2]-[geoOutFile.A112])/0.01" office:value-type="float" office:value="0.174999999999992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2]-[geoOutFile.A11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2]-[geoOutFile.A112])/0.1" office:value-type="float" office:value="8.6121" calcext:value-type="float">
            <text:p>8,6121</text:p>
          </table:table-cell>
          <table:table-cell office:value-type="float" office:value="8.65495" calcext:value-type="float">
            <text:p>8,655</text:p>
          </table:table-cell>
          <table:table-cell table:formula="of:=([geoOutFile.I112]-[geoOutFile.A11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3]-[geoOutFile.$A113])/0.001" office:value-type="float" office:value="0.0100000000000655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13]-[geoOutFile.A113])/0.1" office:value-type="float" office:value="0.00460000000000349" calcext:value-type="float">
            <text:p>0,0046</text:p>
          </table:table-cell>
          <table:table-cell office:value-type="float" office:value="0.0044891" calcext:value-type="float">
            <text:p>0,004</text:p>
          </table:table-cell>
          <table:table-cell table:formula="of:=([geoOutFile.D113]-[geoOutFile.A1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3]-[geoOutFile.A1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3]-[geoOutFile.A113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3]-[geoOutFile.A11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3]-[geoOutFile.A113])/0.1" office:value-type="float" office:value="7.98550000000001" calcext:value-type="float">
            <text:p>7,9855</text:p>
          </table:table-cell>
          <table:table-cell office:value-type="float" office:value="8.0582" calcext:value-type="float">
            <text:p>8,058</text:p>
          </table:table-cell>
          <table:table-cell table:formula="of:=([geoOutFile.I113]-[geoOutFile.A11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4]-[geoOutFile.$A114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4]-[geoOutFile.A114])/0.1" office:value-type="float" office:value="0.029300000000001" calcext:value-type="float">
            <text:p>0,0293</text:p>
          </table:table-cell>
          <table:table-cell office:value-type="float" office:value="0.0292169" calcext:value-type="float">
            <text:p>0,029</text:p>
          </table:table-cell>
          <table:table-cell table:formula="of:=([geoOutFile.D114]-[geoOutFile.A1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4]-[geoOutFile.A1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4]-[geoOutFile.A114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4]-[geoOutFile.A11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4]-[geoOutFile.A114])/0.1" office:value-type="float" office:value="7.3" calcext:value-type="float">
            <text:p>7,3</text:p>
          </table:table-cell>
          <table:table-cell office:value-type="float" office:value="7.40422" calcext:value-type="float">
            <text:p>7,404</text:p>
          </table:table-cell>
          <table:table-cell table:formula="of:=([geoOutFile.I114]-[geoOutFile.A11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5]-[geoOutFile.$A115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5]-[geoOutFile.A115])/0.1" office:value-type="float" office:value="0.0600000000000023" calcext:value-type="float">
            <text:p>0,06</text:p>
          </table:table-cell>
          <table:table-cell office:value-type="float" office:value="0.0598516" calcext:value-type="float">
            <text:p>0,060</text:p>
          </table:table-cell>
          <table:table-cell table:formula="of:=([geoOutFile.D115]-[geoOutFile.A1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5]-[geoOutFile.A1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5]-[geoOutFile.A115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5]-[geoOutFile.A11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5]-[geoOutFile.A115])/0.1" office:value-type="float" office:value="6.54800000000001" calcext:value-type="float">
            <text:p>6,548</text:p>
          </table:table-cell>
          <table:table-cell office:value-type="float" office:value="6.68456" calcext:value-type="float">
            <text:p>6,685</text:p>
          </table:table-cell>
          <table:table-cell table:formula="of:=([geoOutFile.I115]-[geoOutFile.A11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6]-[geoOutFile.$A116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6]-[geoOutFile.A116])/0.1" office:value-type="float" office:value="0.0983999999999963" calcext:value-type="float">
            <text:p>0,0984</text:p>
          </table:table-cell>
          <table:table-cell office:value-type="float" office:value="0.0982085" calcext:value-type="float">
            <text:p>0,098</text:p>
          </table:table-cell>
          <table:table-cell table:formula="of:=([geoOutFile.D116]-[geoOutFile.A1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6]-[geoOutFile.A1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6]-[geoOutFile.A116])/0.01" office:value-type="float" office:value="0.174999999999947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6]-[geoOutFile.A11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6]-[geoOutFile.A116])/0.1" office:value-type="float" office:value="5.7313" calcext:value-type="float">
            <text:p>5,7313</text:p>
          </table:table-cell>
          <table:table-cell office:value-type="float" office:value="5.89956" calcext:value-type="float">
            <text:p>5,900</text:p>
          </table:table-cell>
          <table:table-cell table:formula="of:=([geoOutFile.I116]-[geoOutFile.A11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7]-[geoOutFile.$A117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17]-[geoOutFile.A117])/0.1" office:value-type="float" office:value="0.146600000000001" calcext:value-type="float">
            <text:p>0,1466</text:p>
          </table:table-cell>
          <table:table-cell office:value-type="float" office:value="0.146324" calcext:value-type="float">
            <text:p>0,146</text:p>
          </table:table-cell>
          <table:table-cell table:formula="of:=([geoOutFile.D117]-[geoOutFile.A1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7]-[geoOutFile.A1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7]-[geoOutFile.A117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7]-[geoOutFile.A11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7]-[geoOutFile.A117])/0.1" office:value-type="float" office:value="4.863" calcext:value-type="float">
            <text:p>4,863</text:p>
          </table:table-cell>
          <table:table-cell office:value-type="float" office:value="5.05979" calcext:value-type="float">
            <text:p>5,060</text:p>
          </table:table-cell>
          <table:table-cell table:formula="of:=([geoOutFile.I117]-[geoOutFile.A11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8]-[geoOutFile.$A118])/0.001" office:value-type="float" office:value="0.00999999999962142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18]-[geoOutFile.A118])/0.1" office:value-type="float" office:value="0.206" calcext:value-type="float">
            <text:p>0,206</text:p>
          </table:table-cell>
          <table:table-cell office:value-type="float" office:value="0.205574" calcext:value-type="float">
            <text:p>0,206</text:p>
          </table:table-cell>
          <table:table-cell table:formula="of:=([geoOutFile.D118]-[geoOutFile.A1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8]-[geoOutFile.A1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8]-[geoOutFile.A118])/0.01" office:value-type="float" office:value="0.175999999999998" calcext:value-type="float">
            <text:p>0,176</text:p>
          </table:table-cell>
          <table:table-cell office:value-type="float" office:value="0.171808" calcext:value-type="float">
            <text:p>0,172</text:p>
          </table:table-cell>
          <table:table-cell table:formula="of:=([geoOutFile.G118]-[geoOutFile.A11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8]-[geoOutFile.A118])/0.1" office:value-type="float" office:value="3.9679" calcext:value-type="float">
            <text:p>3,9679</text:p>
          </table:table-cell>
          <table:table-cell office:value-type="float" office:value="4.18658" calcext:value-type="float">
            <text:p>4,187</text:p>
          </table:table-cell>
          <table:table-cell table:formula="of:=([geoOutFile.I118]-[geoOutFile.A11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19]-[geoOutFile.$A119])/0.001" office:value-type="float" office:value="0.0100000000005096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19]-[geoOutFile.A119])/0.1" office:value-type="float" office:value="0.276399999999999" calcext:value-type="float">
            <text:p>0,2764</text:p>
          </table:table-cell>
          <table:table-cell office:value-type="float" office:value="0.275932" calcext:value-type="float">
            <text:p>0,276</text:p>
          </table:table-cell>
          <table:table-cell table:formula="of:=([geoOutFile.D119]-[geoOutFile.A1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19]-[geoOutFile.A1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19]-[geoOutFile.A119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19]-[geoOutFile.A11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19]-[geoOutFile.A119])/0.1" office:value-type="float" office:value="3.081" calcext:value-type="float">
            <text:p>3,081</text:p>
          </table:table-cell>
          <table:table-cell office:value-type="float" office:value="3.31128" calcext:value-type="float">
            <text:p>3,311</text:p>
          </table:table-cell>
          <table:table-cell table:formula="of:=([geoOutFile.I119]-[geoOutFile.A11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0]-[geoOutFile.$A120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0]-[geoOutFile.A120])/0.1" office:value-type="float" office:value="0.356800000000002" calcext:value-type="float">
            <text:p>0,3568</text:p>
          </table:table-cell>
          <table:table-cell office:value-type="float" office:value="0.356295" calcext:value-type="float">
            <text:p>0,356</text:p>
          </table:table-cell>
          <table:table-cell table:formula="of:=([geoOutFile.D120]-[geoOutFile.A1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0]-[geoOutFile.A1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0]-[geoOutFile.A120])/0.01" office:value-type="float" office:value="0.175000000000036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20]-[geoOutFile.A12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0]-[geoOutFile.A120])/0.1" office:value-type="float" office:value="2.2443" calcext:value-type="float">
            <text:p>2,2443</text:p>
          </table:table-cell>
          <table:table-cell office:value-type="float" office:value="2.47289" calcext:value-type="float">
            <text:p>2,473</text:p>
          </table:table-cell>
          <table:table-cell table:formula="of:=([geoOutFile.I120]-[geoOutFile.A12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1]-[geoOutFile.$A121])/0.001" office:value-type="float" office:value="0.00999999999962142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21]-[geoOutFile.A121])/0.1" office:value-type="float" office:value="0.445199999999995" calcext:value-type="float">
            <text:p>0,4452</text:p>
          </table:table-cell>
          <table:table-cell office:value-type="float" office:value="0.444486" calcext:value-type="float">
            <text:p>0,444</text:p>
          </table:table-cell>
          <table:table-cell table:formula="of:=([geoOutFile.D121]-[geoOutFile.A1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1]-[geoOutFile.A1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1]-[geoOutFile.A121])/0.01" office:value-type="float" office:value="0.175999999999998" calcext:value-type="float">
            <text:p>0,176</text:p>
          </table:table-cell>
          <table:table-cell office:value-type="float" office:value="0.171808" calcext:value-type="float">
            <text:p>0,172</text:p>
          </table:table-cell>
          <table:table-cell table:formula="of:=([geoOutFile.G121]-[geoOutFile.A12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1]-[geoOutFile.A121])/0.1" office:value-type="float" office:value="1.50239999999999" calcext:value-type="float">
            <text:p>1,5024</text:p>
          </table:table-cell>
          <table:table-cell office:value-type="float" office:value="1.71411" calcext:value-type="float">
            <text:p>1,714</text:p>
          </table:table-cell>
          <table:table-cell table:formula="of:=([geoOutFile.I121]-[geoOutFile.A12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2]-[geoOutFile.$A122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2]-[geoOutFile.A122])/0.1" office:value-type="float" office:value="0.538100000000004" calcext:value-type="float">
            <text:p>0,5381</text:p>
          </table:table-cell>
          <table:table-cell office:value-type="float" office:value="0.537419" calcext:value-type="float">
            <text:p>0,537</text:p>
          </table:table-cell>
          <table:table-cell table:formula="of:=([geoOutFile.D122]-[geoOutFile.A1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2]-[geoOutFile.A1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2]-[geoOutFile.A122])/0.01" office:value-type="float" office:value="0.174999999999947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22]-[geoOutFile.A12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2]-[geoOutFile.A122])/0.1" office:value-type="float" office:value="0.895100000000006" calcext:value-type="float">
            <text:p>0,8951</text:p>
          </table:table-cell>
          <table:table-cell office:value-type="float" office:value="1.07617" calcext:value-type="float">
            <text:p>1,076</text:p>
          </table:table-cell>
          <table:table-cell table:formula="of:=([geoOutFile.I122]-[geoOutFile.A12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3]-[geoOutFile.$A123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3]-[geoOutFile.A123])/0.1" office:value-type="float" office:value="0.631899999999988" calcext:value-type="float">
            <text:p>0,6319</text:p>
          </table:table-cell>
          <table:table-cell office:value-type="float" office:value="0.631307" calcext:value-type="float">
            <text:p>0,631</text:p>
          </table:table-cell>
          <table:table-cell table:formula="of:=([geoOutFile.D123]-[geoOutFile.A1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3]-[geoOutFile.A1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3]-[geoOutFile.A123])/0.01" office:value-type="float" office:value="0.174999999999947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23]-[geoOutFile.A12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3]-[geoOutFile.A123])/0.1" office:value-type="float" office:value="0.442699999999991" calcext:value-type="float">
            <text:p>0,4427</text:p>
          </table:table-cell>
          <table:table-cell office:value-type="float" office:value="0.587202" calcext:value-type="float">
            <text:p>0,587</text:p>
          </table:table-cell>
          <table:table-cell table:formula="of:=([geoOutFile.I123]-[geoOutFile.A12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4]-[geoOutFile.$A124])/0.001" office:value-type="float" office:value="0.00999999999962142" calcext:value-type="float">
            <text:p>0,01</text:p>
          </table:table-cell>
          <table:table-cell office:value-type="float" office:value="0.00343615" calcext:value-type="float">
            <text:p>0,003</text:p>
          </table:table-cell>
          <table:table-cell table:formula="of:=([geoOutFile.C124]-[geoOutFile.A124])/0.1" office:value-type="float" office:value="0.722299999999994" calcext:value-type="float">
            <text:p>0,7223</text:p>
          </table:table-cell>
          <table:table-cell office:value-type="float" office:value="0.721696" calcext:value-type="float">
            <text:p>0,722</text:p>
          </table:table-cell>
          <table:table-cell table:formula="of:=([geoOutFile.D124]-[geoOutFile.A1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4]-[geoOutFile.A1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4]-[geoOutFile.A124])/0.01" office:value-type="float" office:value="0.174999999999947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24]-[geoOutFile.A12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4]-[geoOutFile.A124])/0.1" office:value-type="float" office:value="0.131199999999989" calcext:value-type="float">
            <text:p>0,1312</text:p>
          </table:table-cell>
          <table:table-cell office:value-type="float" office:value="0.240833" calcext:value-type="float">
            <text:p>0,241</text:p>
          </table:table-cell>
          <table:table-cell table:formula="of:=([geoOutFile.I124]-[geoOutFile.A12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5]-[geoOutFile.$A125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5]-[geoOutFile.A125])/0.1" office:value-type="float" office:value="0.804999999999989" calcext:value-type="float">
            <text:p>0,805</text:p>
          </table:table-cell>
          <table:table-cell office:value-type="float" office:value="0.80454" calcext:value-type="float">
            <text:p>0,805</text:p>
          </table:table-cell>
          <table:table-cell table:formula="of:=([geoOutFile.D125]-[geoOutFile.A1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5]-[geoOutFile.A1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5]-[geoOutFile.A125])/0.01" office:value-type="float" office:value="0.174999999999947" calcext:value-type="float">
            <text:p>0,175</text:p>
          </table:table-cell>
          <table:table-cell office:value-type="float" office:value="0.171808" calcext:value-type="float">
            <text:p>0,172</text:p>
          </table:table-cell>
          <table:table-cell table:formula="of:=([geoOutFile.G125]-[geoOutFile.A12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5]-[geoOutFile.A125])/0.1" office:value-type="float" office:value="-0.0637000000000043" calcext:value-type="float">
            <text:p>-0,0637</text:p>
          </table:table-cell>
          <table:table-cell office:value-type="float" office:value="0.0161163" calcext:value-type="float">
            <text:p>0,016</text:p>
          </table:table-cell>
          <table:table-cell table:formula="of:=([geoOutFile.I125]-[geoOutFile.A12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6]-[geoOutFile.$A126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6]-[geoOutFile.A126])/0.1" office:value-type="float" office:value="0.876999999999999" calcext:value-type="float">
            <text:p>0,877</text:p>
          </table:table-cell>
          <table:table-cell office:value-type="float" office:value="0.876864" calcext:value-type="float">
            <text:p>0,877</text:p>
          </table:table-cell>
          <table:table-cell table:formula="of:=([geoOutFile.D126]-[geoOutFile.A1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6]-[geoOutFile.A1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6]-[geoOutFile.A126])/0.01" office:value-type="float" office:value="0.170000000000137" calcext:value-type="float">
            <text:p>0,17</text:p>
          </table:table-cell>
          <table:table-cell office:value-type="float" office:value="0.171808" calcext:value-type="float">
            <text:p>0,172</text:p>
          </table:table-cell>
          <table:table-cell table:formula="of:=([geoOutFile.G126]-[geoOutFile.A12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6]-[geoOutFile.A126])/0.1" office:value-type="float" office:value="-0.168999999999997" calcext:value-type="float">
            <text:p>-0,169</text:p>
          </table:table-cell>
          <table:table-cell office:value-type="float" office:value="-0.112229" calcext:value-type="float">
            <text:p>-0,112</text:p>
          </table:table-cell>
          <table:table-cell table:formula="of:=([geoOutFile.I126]-[geoOutFile.A12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7]-[geoOutFile.$A127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7]-[geoOutFile.A127])/0.1" office:value-type="float" office:value="0.937999999999999" calcext:value-type="float">
            <text:p>0,938</text:p>
          </table:table-cell>
          <table:table-cell office:value-type="float" office:value="0.937032" calcext:value-type="float">
            <text:p>0,937</text:p>
          </table:table-cell>
          <table:table-cell table:formula="of:=([geoOutFile.D127]-[geoOutFile.A1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7]-[geoOutFile.A1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7]-[geoOutFile.A127])/0.01" office:value-type="float" office:value="0.180000000000113" calcext:value-type="float">
            <text:p>0,18</text:p>
          </table:table-cell>
          <table:table-cell office:value-type="float" office:value="0.171808" calcext:value-type="float">
            <text:p>0,172</text:p>
          </table:table-cell>
          <table:table-cell table:formula="of:=([geoOutFile.G127]-[geoOutFile.A12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7]-[geoOutFile.A127])/0.1" office:value-type="float" office:value="-0.207999999999995" calcext:value-type="float">
            <text:p>-0,208</text:p>
          </table:table-cell>
          <table:table-cell office:value-type="float" office:value="-0.169844" calcext:value-type="float">
            <text:p>-0,170</text:p>
          </table:table-cell>
          <table:table-cell table:formula="of:=([geoOutFile.I127]-[geoOutFile.A12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8]-[geoOutFile.$A128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8]-[geoOutFile.A128])/0.1" office:value-type="float" office:value="0.984999999999996" calcext:value-type="float">
            <text:p>0,985</text:p>
          </table:table-cell>
          <table:table-cell office:value-type="float" office:value="0.985133" calcext:value-type="float">
            <text:p>0,985</text:p>
          </table:table-cell>
          <table:table-cell table:formula="of:=([geoOutFile.D128]-[geoOutFile.A1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8]-[geoOutFile.A1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8]-[geoOutFile.A128])/0.01" office:value-type="float" office:value="0.179999999999936" calcext:value-type="float">
            <text:p>0,18</text:p>
          </table:table-cell>
          <table:table-cell office:value-type="float" office:value="0.171808" calcext:value-type="float">
            <text:p>0,172</text:p>
          </table:table-cell>
          <table:table-cell table:formula="of:=([geoOutFile.G128]-[geoOutFile.A12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8]-[geoOutFile.A128])/0.1" office:value-type="float" office:value="-0.206" calcext:value-type="float">
            <text:p>-0,206</text:p>
          </table:table-cell>
          <table:table-cell office:value-type="float" office:value="-0.179678" calcext:value-type="float">
            <text:p>-0,180</text:p>
          </table:table-cell>
          <table:table-cell table:formula="of:=([geoOutFile.I128]-[geoOutFile.A12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29]-[geoOutFile.$A129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29]-[geoOutFile.A129])/0.1" office:value-type="float" office:value="1.023" calcext:value-type="float">
            <text:p>1,023</text:p>
          </table:table-cell>
          <table:table-cell office:value-type="float" office:value="1.02307" calcext:value-type="float">
            <text:p>1,023</text:p>
          </table:table-cell>
          <table:table-cell table:formula="of:=([geoOutFile.D129]-[geoOutFile.A1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29]-[geoOutFile.A1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29]-[geoOutFile.A129])/0.01" office:value-type="float" office:value="0.169999999999959" calcext:value-type="float">
            <text:p>0,17</text:p>
          </table:table-cell>
          <table:table-cell office:value-type="float" office:value="0.171808" calcext:value-type="float">
            <text:p>0,172</text:p>
          </table:table-cell>
          <table:table-cell table:formula="of:=([geoOutFile.G129]-[geoOutFile.A12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29]-[geoOutFile.A129])/0.1" office:value-type="float" office:value="-0.178000000000011" calcext:value-type="float">
            <text:p>-0,178</text:p>
          </table:table-cell>
          <table:table-cell office:value-type="float" office:value="-0.160199" calcext:value-type="float">
            <text:p>-0,160</text:p>
          </table:table-cell>
          <table:table-cell table:formula="of:=([geoOutFile.I129]-[geoOutFile.A12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0]-[geoOutFile.$A130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30]-[geoOutFile.A130])/0.1" office:value-type="float" office:value="1.053" calcext:value-type="float">
            <text:p>1,053</text:p>
          </table:table-cell>
          <table:table-cell office:value-type="float" office:value="1.05292" calcext:value-type="float">
            <text:p>1,053</text:p>
          </table:table-cell>
          <table:table-cell table:formula="of:=([geoOutFile.D130]-[geoOutFile.A1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0]-[geoOutFile.A1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0]-[geoOutFile.A130])/0.01" office:value-type="float" office:value="0.179999999999936" calcext:value-type="float">
            <text:p>0,18</text:p>
          </table:table-cell>
          <table:table-cell office:value-type="float" office:value="0.171808" calcext:value-type="float">
            <text:p>0,172</text:p>
          </table:table-cell>
          <table:table-cell table:formula="of:=([geoOutFile.G130]-[geoOutFile.A13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0]-[geoOutFile.A130])/0.1" office:value-type="float" office:value="-0.136000000000003" calcext:value-type="float">
            <text:p>-0,136</text:p>
          </table:table-cell>
          <table:table-cell office:value-type="float" office:value="-0.124837" calcext:value-type="float">
            <text:p>-0,125</text:p>
          </table:table-cell>
          <table:table-cell table:formula="of:=([geoOutFile.I130]-[geoOutFile.A13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1]-[geoOutFile.$A131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31]-[geoOutFile.A131])/0.1" office:value-type="float" office:value="1.07699999999999" calcext:value-type="float">
            <text:p>1,077</text:p>
          </table:table-cell>
          <table:table-cell office:value-type="float" office:value="1.07652" calcext:value-type="float">
            <text:p>1,077</text:p>
          </table:table-cell>
          <table:table-cell table:formula="of:=([geoOutFile.D131]-[geoOutFile.A1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1]-[geoOutFile.A1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1]-[geoOutFile.A131])/0.01" office:value-type="float" office:value="0.179999999999936" calcext:value-type="float">
            <text:p>0,18</text:p>
          </table:table-cell>
          <table:table-cell office:value-type="float" office:value="0.171808" calcext:value-type="float">
            <text:p>0,172</text:p>
          </table:table-cell>
          <table:table-cell table:formula="of:=([geoOutFile.G131]-[geoOutFile.A13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1]-[geoOutFile.A131])/0.1" office:value-type="float" office:value="-0.0890000000000057" calcext:value-type="float">
            <text:p>-0,089</text:p>
          </table:table-cell>
          <table:table-cell office:value-type="float" office:value="-0.0823309" calcext:value-type="float">
            <text:p>-0,082</text:p>
          </table:table-cell>
          <table:table-cell table:formula="of:=([geoOutFile.I131]-[geoOutFile.A13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2]-[geoOutFile.$A132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32]-[geoOutFile.A132])/0.1" office:value-type="float" office:value="1.09499999999999" calcext:value-type="float">
            <text:p>1,095</text:p>
          </table:table-cell>
          <table:table-cell office:value-type="float" office:value="1.09548" calcext:value-type="float">
            <text:p>1,095</text:p>
          </table:table-cell>
          <table:table-cell table:formula="of:=([geoOutFile.D132]-[geoOutFile.A1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2]-[geoOutFile.A1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2]-[geoOutFile.A132])/0.01" office:value-type="float" office:value="0.169999999999959" calcext:value-type="float">
            <text:p>0,17</text:p>
          </table:table-cell>
          <table:table-cell office:value-type="float" office:value="0.171808" calcext:value-type="float">
            <text:p>0,172</text:p>
          </table:table-cell>
          <table:table-cell table:formula="of:=([geoOutFile.G132]-[geoOutFile.A13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2]-[geoOutFile.A132])/0.1" office:value-type="float" office:value="-0.0420000000000087" calcext:value-type="float">
            <text:p>-0,042</text:p>
          </table:table-cell>
          <table:table-cell office:value-type="float" office:value="-0.0376072" calcext:value-type="float">
            <text:p>-0,038</text:p>
          </table:table-cell>
          <table:table-cell table:formula="of:=([geoOutFile.I132]-[geoOutFile.A13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3]-[geoOutFile.$A133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33]-[geoOutFile.A133])/0.1" office:value-type="float" office:value="1.111" calcext:value-type="float">
            <text:p>1,111</text:p>
          </table:table-cell>
          <table:table-cell office:value-type="float" office:value="1.11112" calcext:value-type="float">
            <text:p>1,111</text:p>
          </table:table-cell>
          <table:table-cell table:formula="of:=([geoOutFile.D133]-[geoOutFile.A1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3]-[geoOutFile.A1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3]-[geoOutFile.A133])/0.01" office:value-type="float" office:value="0.169999999999959" calcext:value-type="float">
            <text:p>0,17</text:p>
          </table:table-cell>
          <table:table-cell office:value-type="float" office:value="0.171808" calcext:value-type="float">
            <text:p>0,172</text:p>
          </table:table-cell>
          <table:table-cell table:formula="of:=([geoOutFile.G133]-[geoOutFile.A13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3]-[geoOutFile.A133])/0.1" office:value-type="float" office:value="0.00499999999998835" calcext:value-type="float">
            <text:p>0,005</text:p>
          </table:table-cell>
          <table:table-cell office:value-type="float" office:value="0.0071625" calcext:value-type="float">
            <text:p>0,007</text:p>
          </table:table-cell>
          <table:table-cell table:formula="of:=([geoOutFile.I133]-[geoOutFile.A13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4]-[geoOutFile.$A134])/0.001" office:value-type="float" office:value="0" calcext:value-type="float">
            <text:p>0</text:p>
          </table:table-cell>
          <table:table-cell office:value-type="float" office:value="0.00343615" calcext:value-type="float">
            <text:p>0,003</text:p>
          </table:table-cell>
          <table:table-cell table:formula="of:=([geoOutFile.C134]-[geoOutFile.A134])/0.1" office:value-type="float" office:value="1.12400000000001" calcext:value-type="float">
            <text:p>1,124</text:p>
          </table:table-cell>
          <table:table-cell office:value-type="float" office:value="1.12449" calcext:value-type="float">
            <text:p>1,124</text:p>
          </table:table-cell>
          <table:table-cell table:formula="of:=([geoOutFile.D134]-[geoOutFile.A1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4]-[geoOutFile.A1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4]-[geoOutFile.A134])/0.01" office:value-type="float" office:value="0.170000000000137" calcext:value-type="float">
            <text:p>0,17</text:p>
          </table:table-cell>
          <table:table-cell office:value-type="float" office:value="0.171808" calcext:value-type="float">
            <text:p>0,172</text:p>
          </table:table-cell>
          <table:table-cell table:formula="of:=([geoOutFile.G134]-[geoOutFile.A13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4]-[geoOutFile.A134])/0.1" office:value-type="float" office:value="0.0520000000000032" calcext:value-type="float">
            <text:p>0,052</text:p>
          </table:table-cell>
          <table:table-cell office:value-type="float" office:value="0.0515423" calcext:value-type="float">
            <text:p>0,052</text:p>
          </table:table-cell>
          <table:table-cell table:formula="of:=([geoOutFile.I134]-[geoOutFile.A13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5]-[geoOutFile.$A135])/0.001" office:value-type="float" office:value="0" calcext:value-type="float">
            <text:p>0</text:p>
          </table:table-cell>
          <table:table-cell office:value-type="float" office:value="-8.67362E-019" calcext:value-type="float">
            <text:p>0,000</text:p>
          </table:table-cell>
          <table:table-cell table:formula="of:=([geoOutFile.C135]-[geoOutFile.A135])/0.1" office:value-type="float" office:value="1.13099999999999" calcext:value-type="float">
            <text:p>1,131</text:p>
          </table:table-cell>
          <table:table-cell office:value-type="float" office:value="1.13094" calcext:value-type="float">
            <text:p>1,131</text:p>
          </table:table-cell>
          <table:table-cell table:formula="of:=([geoOutFile.D135]-[geoOutFile.A1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5]-[geoOutFile.A1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5]-[geoOutFile.A135])/0.01" office:value-type="float" office:value="0.309999999999988" calcext:value-type="float">
            <text:p>0,31</text:p>
          </table:table-cell>
          <table:table-cell office:value-type="float" office:value="0.299795" calcext:value-type="float">
            <text:p>0,300</text:p>
          </table:table-cell>
          <table:table-cell table:formula="of:=([geoOutFile.G135]-[geoOutFile.A13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5]-[geoOutFile.A135])/0.1" office:value-type="float" office:value="0.0900000000000034" calcext:value-type="float">
            <text:p>0,09</text:p>
          </table:table-cell>
          <table:table-cell office:value-type="float" office:value="0.0899386" calcext:value-type="float">
            <text:p>0,090</text:p>
          </table:table-cell>
          <table:table-cell table:formula="of:=([geoOutFile.I135]-[geoOutFile.A13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6]-[geoOutFile.$A13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36]-[geoOutFile.A136])/0.1" office:value-type="float" office:value="1.142" calcext:value-type="float">
            <text:p>1,142</text:p>
          </table:table-cell>
          <table:table-cell office:value-type="float" office:value="1.14183" calcext:value-type="float">
            <text:p>1,142</text:p>
          </table:table-cell>
          <table:table-cell table:formula="of:=([geoOutFile.D136]-[geoOutFile.A1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6]-[geoOutFile.A1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6]-[geoOutFile.A136])/0.01" office:value-type="float" office:value="0.640000000000107" calcext:value-type="float">
            <text:p>0,64</text:p>
          </table:table-cell>
          <table:table-cell office:value-type="float" office:value="0.62957" calcext:value-type="float">
            <text:p>0,630</text:p>
          </table:table-cell>
          <table:table-cell table:formula="of:=([geoOutFile.G136]-[geoOutFile.A13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6]-[geoOutFile.A136])/0.1" office:value-type="float" office:value="0.189000000000004" calcext:value-type="float">
            <text:p>0,189</text:p>
          </table:table-cell>
          <table:table-cell office:value-type="float" office:value="0.188871" calcext:value-type="float">
            <text:p>0,189</text:p>
          </table:table-cell>
          <table:table-cell table:formula="of:=([geoOutFile.I136]-[geoOutFile.A13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7]-[geoOutFile.$A137])/0.001" office:value-type="float" office:value="0" calcext:value-type="float">
            <text:p>0</text:p>
          </table:table-cell>
          <table:table-cell office:value-type="float" office:value="-1.73472E-018" calcext:value-type="float">
            <text:p>0,000</text:p>
          </table:table-cell>
          <table:table-cell table:formula="of:=([geoOutFile.C137]-[geoOutFile.A137])/0.1" office:value-type="float" office:value="1.152" calcext:value-type="float">
            <text:p>1,152</text:p>
          </table:table-cell>
          <table:table-cell office:value-type="float" office:value="1.15283" calcext:value-type="float">
            <text:p>1,153</text:p>
          </table:table-cell>
          <table:table-cell table:formula="of:=([geoOutFile.D137]-[geoOutFile.A1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7]-[geoOutFile.A1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7]-[geoOutFile.A137])/0.01" office:value-type="float" office:value="0.999999999999979" calcext:value-type="float">
            <text:p>1</text:p>
          </table:table-cell>
          <table:table-cell office:value-type="float" office:value="0.992322" calcext:value-type="float">
            <text:p>0,992</text:p>
          </table:table-cell>
          <table:table-cell table:formula="of:=([geoOutFile.G137]-[geoOutFile.A13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7]-[geoOutFile.A137])/0.1" office:value-type="float" office:value="0.297000000000001" calcext:value-type="float">
            <text:p>0,297</text:p>
          </table:table-cell>
          <table:table-cell office:value-type="float" office:value="0.297697" calcext:value-type="float">
            <text:p>0,298</text:p>
          </table:table-cell>
          <table:table-cell table:formula="of:=([geoOutFile.I137]-[geoOutFile.A13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8]-[geoOutFile.$A13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38]-[geoOutFile.A138])/0.1" office:value-type="float" office:value="1.16300000000001" calcext:value-type="float">
            <text:p>1,163</text:p>
          </table:table-cell>
          <table:table-cell office:value-type="float" office:value="1.16383" calcext:value-type="float">
            <text:p>1,164</text:p>
          </table:table-cell>
          <table:table-cell table:formula="of:=([geoOutFile.D138]-[geoOutFile.A1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8]-[geoOutFile.A1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8]-[geoOutFile.A138])/0.01" office:value-type="float" office:value="1.41000000000009" calcext:value-type="float">
            <text:p>1,41</text:p>
          </table:table-cell>
          <table:table-cell office:value-type="float" office:value="1.39135" calcext:value-type="float">
            <text:p>1,391</text:p>
          </table:table-cell>
          <table:table-cell table:formula="of:=([geoOutFile.G138]-[geoOutFile.A13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8]-[geoOutFile.A138])/0.1" office:value-type="float" office:value="0.417000000000005" calcext:value-type="float">
            <text:p>0,417</text:p>
          </table:table-cell>
          <table:table-cell office:value-type="float" office:value="0.417405" calcext:value-type="float">
            <text:p>0,417</text:p>
          </table:table-cell>
          <table:table-cell table:formula="of:=([geoOutFile.I138]-[geoOutFile.A13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39]-[geoOutFile.$A139])/0.001" office:value-type="float" office:value="0" calcext:value-type="float">
            <text:p>0</text:p>
          </table:table-cell>
          <table:table-cell office:value-type="float" office:value="-6.93889E-018" calcext:value-type="float">
            <text:p>0,000</text:p>
          </table:table-cell>
          <table:table-cell table:formula="of:=([geoOutFile.C139]-[geoOutFile.A139])/0.1" office:value-type="float" office:value="1.17500000000002" calcext:value-type="float">
            <text:p>1,175</text:p>
          </table:table-cell>
          <table:table-cell office:value-type="float" office:value="1.17473" calcext:value-type="float">
            <text:p>1,175</text:p>
          </table:table-cell>
          <table:table-cell table:formula="of:=([geoOutFile.D139]-[geoOutFile.A1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39]-[geoOutFile.A1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39]-[geoOutFile.A139])/0.01" office:value-type="float" office:value="1.86000000000011" calcext:value-type="float">
            <text:p>1,86</text:p>
          </table:table-cell>
          <table:table-cell office:value-type="float" office:value="1.83028" calcext:value-type="float">
            <text:p>1,830</text:p>
          </table:table-cell>
          <table:table-cell table:formula="of:=([geoOutFile.G139]-[geoOutFile.A13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39]-[geoOutFile.A139])/0.1" office:value-type="float" office:value="0.549000000000017" calcext:value-type="float">
            <text:p>0,549</text:p>
          </table:table-cell>
          <table:table-cell office:value-type="float" office:value="0.549084" calcext:value-type="float">
            <text:p>0,549</text:p>
          </table:table-cell>
          <table:table-cell table:formula="of:=([geoOutFile.I139]-[geoOutFile.A13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0]-[geoOutFile.$A14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40]-[geoOutFile.A140])/0.1" office:value-type="float" office:value="1.18599999999999" calcext:value-type="float">
            <text:p>1,186</text:p>
          </table:table-cell>
          <table:table-cell office:value-type="float" office:value="1.1854" calcext:value-type="float">
            <text:p>1,185</text:p>
          </table:table-cell>
          <table:table-cell table:formula="of:=([geoOutFile.D140]-[geoOutFile.A1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0]-[geoOutFile.A1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0]-[geoOutFile.A140])/0.01" office:value-type="float" office:value="2.34999999999985" calcext:value-type="float">
            <text:p>2,35</text:p>
          </table:table-cell>
          <table:table-cell office:value-type="float" office:value="2.3131" calcext:value-type="float">
            <text:p>2,313</text:p>
          </table:table-cell>
          <table:table-cell table:formula="of:=([geoOutFile.G140]-[geoOutFile.A14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0]-[geoOutFile.A140])/0.1" office:value-type="float" office:value="0.693999999999999" calcext:value-type="float">
            <text:p>0,694</text:p>
          </table:table-cell>
          <table:table-cell office:value-type="float" office:value="0.693931" calcext:value-type="float">
            <text:p>0,694</text:p>
          </table:table-cell>
          <table:table-cell table:formula="of:=([geoOutFile.I140]-[geoOutFile.A14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1]-[geoOutFile.$A141])/0.001" office:value-type="float" office:value="0" calcext:value-type="float">
            <text:p>0</text:p>
          </table:table-cell>
          <table:table-cell office:value-type="float" office:value="-1.38778E-017" calcext:value-type="float">
            <text:p>0,000</text:p>
          </table:table-cell>
          <table:table-cell table:formula="of:=([geoOutFile.C141]-[geoOutFile.A141])/0.1" office:value-type="float" office:value="1.196" calcext:value-type="float">
            <text:p>1,196</text:p>
          </table:table-cell>
          <table:table-cell office:value-type="float" office:value="1.19577" calcext:value-type="float">
            <text:p>1,196</text:p>
          </table:table-cell>
          <table:table-cell table:formula="of:=([geoOutFile.D141]-[geoOutFile.A1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1]-[geoOutFile.A1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1]-[geoOutFile.A141])/0.01" office:value-type="float" office:value="2.89000000000001" calcext:value-type="float">
            <text:p>2,89</text:p>
          </table:table-cell>
          <table:table-cell office:value-type="float" office:value="2.84421" calcext:value-type="float">
            <text:p>2,844</text:p>
          </table:table-cell>
          <table:table-cell table:formula="of:=([geoOutFile.G141]-[geoOutFile.A14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1]-[geoOutFile.A141])/0.1" office:value-type="float" office:value="0.853000000000002" calcext:value-type="float">
            <text:p>0,853</text:p>
          </table:table-cell>
          <table:table-cell office:value-type="float" office:value="0.853263" calcext:value-type="float">
            <text:p>0,853</text:p>
          </table:table-cell>
          <table:table-cell table:formula="of:=([geoOutFile.I141]-[geoOutFile.A14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2]-[geoOutFile.$A142])/0.001" office:value-type="float" office:value="0" calcext:value-type="float">
            <text:p>0</text:p>
          </table:table-cell>
          <table:table-cell office:value-type="float" office:value="-6.93889E-018" calcext:value-type="float">
            <text:p>0,000</text:p>
          </table:table-cell>
          <table:table-cell table:formula="of:=([geoOutFile.C142]-[geoOutFile.A142])/0.1" office:value-type="float" office:value="1.206" calcext:value-type="float">
            <text:p>1,206</text:p>
          </table:table-cell>
          <table:table-cell office:value-type="float" office:value="1.20579" calcext:value-type="float">
            <text:p>1,206</text:p>
          </table:table-cell>
          <table:table-cell table:formula="of:=([geoOutFile.D142]-[geoOutFile.A1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2]-[geoOutFile.A1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2]-[geoOutFile.A142])/0.01" office:value-type="float" office:value="3.48999999999986" calcext:value-type="float">
            <text:p>3,49</text:p>
          </table:table-cell>
          <table:table-cell office:value-type="float" office:value="3.42842" calcext:value-type="float">
            <text:p>3,428</text:p>
          </table:table-cell>
          <table:table-cell table:formula="of:=([geoOutFile.G142]-[geoOutFile.A14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2]-[geoOutFile.A142])/0.1" office:value-type="float" office:value="1.029" calcext:value-type="float">
            <text:p>1,029</text:p>
          </table:table-cell>
          <table:table-cell office:value-type="float" office:value="1.02853" calcext:value-type="float">
            <text:p>1,029</text:p>
          </table:table-cell>
          <table:table-cell table:formula="of:=([geoOutFile.I142]-[geoOutFile.A14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3]-[geoOutFile.$A14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43]-[geoOutFile.A143])/0.1" office:value-type="float" office:value="1.21500000000001" calcext:value-type="float">
            <text:p>1,215</text:p>
          </table:table-cell>
          <table:table-cell office:value-type="float" office:value="1.21549" calcext:value-type="float">
            <text:p>1,215</text:p>
          </table:table-cell>
          <table:table-cell table:formula="of:=([geoOutFile.D143]-[geoOutFile.A1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3]-[geoOutFile.A1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3]-[geoOutFile.A143])/0.01" office:value-type="float" office:value="4.14000000000012" calcext:value-type="float">
            <text:p>4,14</text:p>
          </table:table-cell>
          <table:table-cell office:value-type="float" office:value="4.07106" calcext:value-type="float">
            <text:p>4,071</text:p>
          </table:table-cell>
          <table:table-cell table:formula="of:=([geoOutFile.G143]-[geoOutFile.A14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3]-[geoOutFile.A143])/0.1" office:value-type="float" office:value="1.221" calcext:value-type="float">
            <text:p>1,221</text:p>
          </table:table-cell>
          <table:table-cell office:value-type="float" office:value="1.22132" calcext:value-type="float">
            <text:p>1,221</text:p>
          </table:table-cell>
          <table:table-cell table:formula="of:=([geoOutFile.I143]-[geoOutFile.A14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4]-[geoOutFile.$A144])/0.001" office:value-type="float" office:value="0" calcext:value-type="float">
            <text:p>0</text:p>
          </table:table-cell>
          <table:table-cell office:value-type="float" office:value="-2.77556E-017" calcext:value-type="float">
            <text:p>0,000</text:p>
          </table:table-cell>
          <table:table-cell table:formula="of:=([geoOutFile.C144]-[geoOutFile.A144])/0.1" office:value-type="float" office:value="1.22500000000002" calcext:value-type="float">
            <text:p>1,225</text:p>
          </table:table-cell>
          <table:table-cell office:value-type="float" office:value="1.22506" calcext:value-type="float">
            <text:p>1,225</text:p>
          </table:table-cell>
          <table:table-cell table:formula="of:=([geoOutFile.D144]-[geoOutFile.A1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4]-[geoOutFile.A1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4]-[geoOutFile.A144])/0.01" office:value-type="float" office:value="4.86000000000004" calcext:value-type="float">
            <text:p>4,86</text:p>
          </table:table-cell>
          <table:table-cell office:value-type="float" office:value="4.77796" calcext:value-type="float">
            <text:p>4,778</text:p>
          </table:table-cell>
          <table:table-cell table:formula="of:=([geoOutFile.G144]-[geoOutFile.A14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4]-[geoOutFile.A144])/0.1" office:value-type="float" office:value="1.43400000000003" calcext:value-type="float">
            <text:p>1,434</text:p>
          </table:table-cell>
          <table:table-cell office:value-type="float" office:value="1.43339" calcext:value-type="float">
            <text:p>1,433</text:p>
          </table:table-cell>
          <table:table-cell table:formula="of:=([geoOutFile.I144]-[geoOutFile.A14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5]-[geoOutFile.$A145])/0.001" office:value-type="float" office:value="0" calcext:value-type="float">
            <text:p>0</text:p>
          </table:table-cell>
          <table:table-cell office:value-type="float" office:value="-1.38778E-017" calcext:value-type="float">
            <text:p>0,000</text:p>
          </table:table-cell>
          <table:table-cell table:formula="of:=([geoOutFile.C145]-[geoOutFile.A145])/0.1" office:value-type="float" office:value="1.235" calcext:value-type="float">
            <text:p>1,235</text:p>
          </table:table-cell>
          <table:table-cell office:value-type="float" office:value="1.2349" calcext:value-type="float">
            <text:p>1,235</text:p>
          </table:table-cell>
          <table:table-cell table:formula="of:=([geoOutFile.D145]-[geoOutFile.A1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5]-[geoOutFile.A1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5]-[geoOutFile.A145])/0.01" office:value-type="float" office:value="5.64999999999998" calcext:value-type="float">
            <text:p>5,65</text:p>
          </table:table-cell>
          <table:table-cell office:value-type="float" office:value="5.55556" calcext:value-type="float">
            <text:p>5,556</text:p>
          </table:table-cell>
          <table:table-cell table:formula="of:=([geoOutFile.G145]-[geoOutFile.A14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5]-[geoOutFile.A145])/0.1" office:value-type="float" office:value="1.66699999999999" calcext:value-type="float">
            <text:p>1,667</text:p>
          </table:table-cell>
          <table:table-cell office:value-type="float" office:value="1.66667" calcext:value-type="float">
            <text:p>1,667</text:p>
          </table:table-cell>
          <table:table-cell table:formula="of:=([geoOutFile.I145]-[geoOutFile.A14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6]-[geoOutFile.$A14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46]-[geoOutFile.A146])/0.1" office:value-type="float" office:value="-0.149099999999995" calcext:value-type="float">
            <text:p>-0,1491</text:p>
          </table:table-cell>
          <table:table-cell office:value-type="float" office:value="-0.1491" calcext:value-type="float">
            <text:p>-0,149</text:p>
          </table:table-cell>
          <table:table-cell table:formula="of:=([geoOutFile.D146]-[geoOutFile.A1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6]-[geoOutFile.A1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6]-[geoOutFile.A146])/0.01" office:value-type="float" office:value="-22.5989999999999" calcext:value-type="float">
            <text:p>-22,599</text:p>
          </table:table-cell>
          <table:table-cell office:value-type="float" office:value="-22.2222" calcext:value-type="float">
            <text:p>-22,222</text:p>
          </table:table-cell>
          <table:table-cell table:formula="of:=([geoOutFile.G146]-[geoOutFile.A14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6]-[geoOutFile.A146])/0.1" office:value-type="float" office:value="18.3333" calcext:value-type="float">
            <text:p>18,3333</text:p>
          </table:table-cell>
          <table:table-cell office:value-type="float" office:value="18.3333" calcext:value-type="float">
            <text:p>18,333</text:p>
          </table:table-cell>
          <table:table-cell table:formula="of:=([geoOutFile.I146]-[geoOutFile.A14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7]-[geoOutFile.$A147])/0.001" office:value-type="float" office:value="0" calcext:value-type="float">
            <text:p>0</text:p>
          </table:table-cell>
          <table:table-cell office:value-type="float" office:value="2.77556E-017" calcext:value-type="float">
            <text:p>0,000</text:p>
          </table:table-cell>
          <table:table-cell table:formula="of:=([geoOutFile.C147]-[geoOutFile.A147])/0.1" office:value-type="float" office:value="-0.1166" calcext:value-type="float">
            <text:p>-0,1166</text:p>
          </table:table-cell>
          <table:table-cell office:value-type="float" office:value="-0.116588" calcext:value-type="float">
            <text:p>-0,117</text:p>
          </table:table-cell>
          <table:table-cell table:formula="of:=([geoOutFile.D147]-[geoOutFile.A1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7]-[geoOutFile.A1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7]-[geoOutFile.A147])/0.01" office:value-type="float" office:value="-19.435" calcext:value-type="float">
            <text:p>-19,435</text:p>
          </table:table-cell>
          <table:table-cell office:value-type="float" office:value="-19.1119" calcext:value-type="float">
            <text:p>-19,112</text:p>
          </table:table-cell>
          <table:table-cell table:formula="of:=([geoOutFile.G147]-[geoOutFile.A14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7]-[geoOutFile.A147])/0.1" office:value-type="float" office:value="17.167" calcext:value-type="float">
            <text:p>17,167</text:p>
          </table:table-cell>
          <table:table-cell office:value-type="float" office:value="17.1669" calcext:value-type="float">
            <text:p>17,167</text:p>
          </table:table-cell>
          <table:table-cell table:formula="of:=([geoOutFile.I147]-[geoOutFile.A14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8]-[geoOutFile.$A148])/0.001" office:value-type="float" office:value="0" calcext:value-type="float">
            <text:p>0</text:p>
          </table:table-cell>
          <table:table-cell office:value-type="float" office:value="1.38778E-017" calcext:value-type="float">
            <text:p>0,000</text:p>
          </table:table-cell>
          <table:table-cell table:formula="of:=([geoOutFile.C148]-[geoOutFile.A148])/0.1" office:value-type="float" office:value="-0.0874000000000041" calcext:value-type="float">
            <text:p>-0,0874</text:p>
          </table:table-cell>
          <table:table-cell office:value-type="float" office:value="-0.0874489" calcext:value-type="float">
            <text:p>-0,087</text:p>
          </table:table-cell>
          <table:table-cell table:formula="of:=([geoOutFile.D148]-[geoOutFile.A1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8]-[geoOutFile.A1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8]-[geoOutFile.A148])/0.01" office:value-type="float" office:value="-16.56" calcext:value-type="float">
            <text:p>-16,56</text:p>
          </table:table-cell>
          <table:table-cell office:value-type="float" office:value="-16.2842" calcext:value-type="float">
            <text:p>-16,284</text:p>
          </table:table-cell>
          <table:table-cell table:formula="of:=([geoOutFile.G148]-[geoOutFile.A14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8]-[geoOutFile.A148])/0.1" office:value-type="float" office:value="16.1066" calcext:value-type="float">
            <text:p>16,1066</text:p>
          </table:table-cell>
          <table:table-cell office:value-type="float" office:value="16.1066" calcext:value-type="float">
            <text:p>16,107</text:p>
          </table:table-cell>
          <table:table-cell table:formula="of:=([geoOutFile.I148]-[geoOutFile.A14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49]-[geoOutFile.$A14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49]-[geoOutFile.A149])/0.1" office:value-type="float" office:value="-0.0617000000000001" calcext:value-type="float">
            <text:p>-0,0617</text:p>
          </table:table-cell>
          <table:table-cell office:value-type="float" office:value="-0.0616285" calcext:value-type="float">
            <text:p>-0,062</text:p>
          </table:table-cell>
          <table:table-cell table:formula="of:=([geoOutFile.D149]-[geoOutFile.A1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49]-[geoOutFile.A1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49]-[geoOutFile.A149])/0.01" office:value-type="float" office:value="-13.946" calcext:value-type="float">
            <text:p>-13,946</text:p>
          </table:table-cell>
          <table:table-cell office:value-type="float" office:value="-13.7137" calcext:value-type="float">
            <text:p>-13,714</text:p>
          </table:table-cell>
          <table:table-cell table:formula="of:=([geoOutFile.G149]-[geoOutFile.A14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49]-[geoOutFile.A149])/0.1" office:value-type="float" office:value="15.1426" calcext:value-type="float">
            <text:p>15,1426</text:p>
          </table:table-cell>
          <table:table-cell office:value-type="float" office:value="15.1426" calcext:value-type="float">
            <text:p>15,143</text:p>
          </table:table-cell>
          <table:table-cell table:formula="of:=([geoOutFile.I149]-[geoOutFile.A14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0]-[geoOutFile.$A15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50]-[geoOutFile.A150])/0.1" office:value-type="float" office:value="-0.0389999999999979" calcext:value-type="float">
            <text:p>-0,039</text:p>
          </table:table-cell>
          <table:table-cell office:value-type="float" office:value="-0.0389526" calcext:value-type="float">
            <text:p>-0,039</text:p>
          </table:table-cell>
          <table:table-cell table:formula="of:=([geoOutFile.D150]-[geoOutFile.A1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0]-[geoOutFile.A1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0]-[geoOutFile.A150])/0.01" office:value-type="float" office:value="-11.5699999999999" calcext:value-type="float">
            <text:p>-11,57</text:p>
          </table:table-cell>
          <table:table-cell office:value-type="float" office:value="-11.3768" calcext:value-type="float">
            <text:p>-11,377</text:p>
          </table:table-cell>
          <table:table-cell table:formula="of:=([geoOutFile.G150]-[geoOutFile.A15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0]-[geoOutFile.A150])/0.1" office:value-type="float" office:value="14.2663" calcext:value-type="float">
            <text:p>14,2663</text:p>
          </table:table-cell>
          <table:table-cell office:value-type="float" office:value="14.2663" calcext:value-type="float">
            <text:p>14,266</text:p>
          </table:table-cell>
          <table:table-cell table:formula="of:=([geoOutFile.I150]-[geoOutFile.A15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1]-[geoOutFile.$A15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51]-[geoOutFile.A151])/0.1" office:value-type="float" office:value="-0.0192000000000014" calcext:value-type="float">
            <text:p>-0,0192</text:p>
          </table:table-cell>
          <table:table-cell office:value-type="float" office:value="-0.01918" calcext:value-type="float">
            <text:p>-0,019</text:p>
          </table:table-cell>
          <table:table-cell table:formula="of:=([geoOutFile.D151]-[geoOutFile.A1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1]-[geoOutFile.A1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1]-[geoOutFile.A151])/0.01" office:value-type="float" office:value="-9.40900000000005" calcext:value-type="float">
            <text:p>-9,409</text:p>
          </table:table-cell>
          <table:table-cell office:value-type="float" office:value="-9.25241" calcext:value-type="float">
            <text:p>-9,252</text:p>
          </table:table-cell>
          <table:table-cell table:formula="of:=([geoOutFile.G151]-[geoOutFile.A15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1]-[geoOutFile.A151])/0.1" office:value-type="float" office:value="13.4697" calcext:value-type="float">
            <text:p>13,4697</text:p>
          </table:table-cell>
          <table:table-cell office:value-type="float" office:value="13.4697" calcext:value-type="float">
            <text:p>13,470</text:p>
          </table:table-cell>
          <table:table-cell table:formula="of:=([geoOutFile.I151]-[geoOutFile.A15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2]-[geoOutFile.$A152])/0.001" office:value-type="float" office:value="0" calcext:value-type="float">
            <text:p>0</text:p>
          </table:table-cell>
          <table:table-cell office:value-type="float" office:value="-3.46945E-018" calcext:value-type="float">
            <text:p>0,000</text:p>
          </table:table-cell>
          <table:table-cell table:formula="of:=([geoOutFile.C152]-[geoOutFile.A152])/0.1" office:value-type="float" office:value="-0.00200000000000422" calcext:value-type="float">
            <text:p>-0,002</text:p>
          </table:table-cell>
          <table:table-cell office:value-type="float" office:value="-0.00203836" calcext:value-type="float">
            <text:p>-0,002</text:p>
          </table:table-cell>
          <table:table-cell table:formula="of:=([geoOutFile.D152]-[geoOutFile.A1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2]-[geoOutFile.A1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2]-[geoOutFile.A152])/0.01" office:value-type="float" office:value="-7.44500000000006" calcext:value-type="float">
            <text:p>-7,445</text:p>
          </table:table-cell>
          <table:table-cell office:value-type="float" office:value="-7.32112" calcext:value-type="float">
            <text:p>-7,321</text:p>
          </table:table-cell>
          <table:table-cell table:formula="of:=([geoOutFile.G152]-[geoOutFile.A15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2]-[geoOutFile.A152])/0.1" office:value-type="float" office:value="12.7455" calcext:value-type="float">
            <text:p>12,7455</text:p>
          </table:table-cell>
          <table:table-cell office:value-type="float" office:value="12.7454" calcext:value-type="float">
            <text:p>12,745</text:p>
          </table:table-cell>
          <table:table-cell table:formula="of:=([geoOutFile.I152]-[geoOutFile.A15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3]-[geoOutFile.$A15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53]-[geoOutFile.A153])/0.1" office:value-type="float" office:value="0.0128000000000039" calcext:value-type="float">
            <text:p>0,0128</text:p>
          </table:table-cell>
          <table:table-cell office:value-type="float" office:value="0.0127528" calcext:value-type="float">
            <text:p>0,013</text:p>
          </table:table-cell>
          <table:table-cell table:formula="of:=([geoOutFile.D153]-[geoOutFile.A1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3]-[geoOutFile.A1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3]-[geoOutFile.A153])/0.01" office:value-type="float" office:value="-5.65999999999995" calcext:value-type="float">
            <text:p>-5,66</text:p>
          </table:table-cell>
          <table:table-cell office:value-type="float" office:value="-5.5654" calcext:value-type="float">
            <text:p>-5,565</text:p>
          </table:table-cell>
          <table:table-cell table:formula="of:=([geoOutFile.G153]-[geoOutFile.A15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3]-[geoOutFile.A153])/0.1" office:value-type="float" office:value="12.087" calcext:value-type="float">
            <text:p>12,087</text:p>
          </table:table-cell>
          <table:table-cell office:value-type="float" office:value="12.087" calcext:value-type="float">
            <text:p>12,087</text:p>
          </table:table-cell>
          <table:table-cell table:formula="of:=([geoOutFile.I153]-[geoOutFile.A15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4]-[geoOutFile.$A15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54]-[geoOutFile.A154])/0.1" office:value-type="float" office:value="0.0253999999999976" calcext:value-type="float">
            <text:p>0,0254</text:p>
          </table:table-cell>
          <table:table-cell office:value-type="float" office:value="0.0254669" calcext:value-type="float">
            <text:p>0,025</text:p>
          </table:table-cell>
          <table:table-cell table:formula="of:=([geoOutFile.D154]-[geoOutFile.A1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4]-[geoOutFile.A1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4]-[geoOutFile.A154])/0.01" office:value-type="float" office:value="-4.03700000000002" calcext:value-type="float">
            <text:p>-4,037</text:p>
          </table:table-cell>
          <table:table-cell office:value-type="float" office:value="-3.96929" calcext:value-type="float">
            <text:p>-3,969</text:p>
          </table:table-cell>
          <table:table-cell table:formula="of:=([geoOutFile.G154]-[geoOutFile.A15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4]-[geoOutFile.A154])/0.1" office:value-type="float" office:value="11.4885" calcext:value-type="float">
            <text:p>11,4885</text:p>
          </table:table-cell>
          <table:table-cell office:value-type="float" office:value="11.4885" calcext:value-type="float">
            <text:p>11,489</text:p>
          </table:table-cell>
          <table:table-cell table:formula="of:=([geoOutFile.I154]-[geoOutFile.A15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5]-[geoOutFile.$A155])/0.001" office:value-type="float" office:value="0" calcext:value-type="float">
            <text:p>0</text:p>
          </table:table-cell>
          <table:table-cell office:value-type="float" office:value="1.73472E-018" calcext:value-type="float">
            <text:p>0,000</text:p>
          </table:table-cell>
          <table:table-cell table:formula="of:=([geoOutFile.C155]-[geoOutFile.A155])/0.1" office:value-type="float" office:value="0.0364000000000031" calcext:value-type="float">
            <text:p>0,0364</text:p>
          </table:table-cell>
          <table:table-cell office:value-type="float" office:value="0.0363616" calcext:value-type="float">
            <text:p>0,036</text:p>
          </table:table-cell>
          <table:table-cell table:formula="of:=([geoOutFile.D155]-[geoOutFile.A1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5]-[geoOutFile.A1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5]-[geoOutFile.A155])/0.01" office:value-type="float" office:value="-2.56099999999999" calcext:value-type="float">
            <text:p>-2,561</text:p>
          </table:table-cell>
          <table:table-cell office:value-type="float" office:value="-2.51828" calcext:value-type="float">
            <text:p>-2,518</text:p>
          </table:table-cell>
          <table:table-cell table:formula="of:=([geoOutFile.G155]-[geoOutFile.A15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5]-[geoOutFile.A155])/0.1" office:value-type="float" office:value="10.9444" calcext:value-type="float">
            <text:p>10,9444</text:p>
          </table:table-cell>
          <table:table-cell office:value-type="float" office:value="10.9444" calcext:value-type="float">
            <text:p>10,944</text:p>
          </table:table-cell>
          <table:table-cell table:formula="of:=([geoOutFile.I155]-[geoOutFile.A15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6]-[geoOutFile.$A156])/0.001" office:value-type="float" office:value="0" calcext:value-type="float">
            <text:p>0</text:p>
          </table:table-cell>
          <table:table-cell office:value-type="float" office:value="8.67362E-019" calcext:value-type="float">
            <text:p>0,000</text:p>
          </table:table-cell>
          <table:table-cell table:formula="of:=([geoOutFile.C156]-[geoOutFile.A156])/0.1" office:value-type="float" office:value="0.0456999999999974" calcext:value-type="float">
            <text:p>0,0457</text:p>
          </table:table-cell>
          <table:table-cell office:value-type="float" office:value="0.0456735" calcext:value-type="float">
            <text:p>0,046</text:p>
          </table:table-cell>
          <table:table-cell table:formula="of:=([geoOutFile.D156]-[geoOutFile.A1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6]-[geoOutFile.A1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6]-[geoOutFile.A156])/0.01" office:value-type="float" office:value="-1.21900000000004" calcext:value-type="float">
            <text:p>-1,219</text:p>
          </table:table-cell>
          <table:table-cell office:value-type="float" office:value="-1.19918" calcext:value-type="float">
            <text:p>-1,199</text:p>
          </table:table-cell>
          <table:table-cell table:formula="of:=([geoOutFile.G156]-[geoOutFile.A15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6]-[geoOutFile.A156])/0.1" office:value-type="float" office:value="10.4497" calcext:value-type="float">
            <text:p>10,4497</text:p>
          </table:table-cell>
          <table:table-cell office:value-type="float" office:value="10.4497" calcext:value-type="float">
            <text:p>10,450</text:p>
          </table:table-cell>
          <table:table-cell table:formula="of:=([geoOutFile.I156]-[geoOutFile.A15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7]-[geoOutFile.$A157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57]-[geoOutFile.A157])/0.1" office:value-type="float" office:value="0.0492000000000026" calcext:value-type="float">
            <text:p>0,0492</text:p>
          </table:table-cell>
          <table:table-cell office:value-type="float" office:value="0.0491306" calcext:value-type="float">
            <text:p>0,049</text:p>
          </table:table-cell>
          <table:table-cell table:formula="of:=([geoOutFile.D157]-[geoOutFile.A1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7]-[geoOutFile.A1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7]-[geoOutFile.A157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57]-[geoOutFile.A15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7]-[geoOutFile.A157])/0.1" office:value-type="float" office:value="10.2446" calcext:value-type="float">
            <text:p>10,2446</text:p>
          </table:table-cell>
          <table:table-cell office:value-type="float" office:value="10.2577" calcext:value-type="float">
            <text:p>10,258</text:p>
          </table:table-cell>
          <table:table-cell table:formula="of:=([geoOutFile.I157]-[geoOutFile.A15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8]-[geoOutFile.$A158])/0.001" office:value-type="float" office:value="-0.00999999999962142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58]-[geoOutFile.A158])/0.1" office:value-type="float" office:value="0.0620000000000021" calcext:value-type="float">
            <text:p>0,062</text:p>
          </table:table-cell>
          <table:table-cell office:value-type="float" office:value="0.0620082" calcext:value-type="float">
            <text:p>0,062</text:p>
          </table:table-cell>
          <table:table-cell table:formula="of:=([geoOutFile.D158]-[geoOutFile.A1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8]-[geoOutFile.A1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8]-[geoOutFile.A158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58]-[geoOutFile.A15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8]-[geoOutFile.A158])/0.1" office:value-type="float" office:value="9.6715" calcext:value-type="float">
            <text:p>9,6715</text:p>
          </table:table-cell>
          <table:table-cell office:value-type="float" office:value="9.70954" calcext:value-type="float">
            <text:p>9,710</text:p>
          </table:table-cell>
          <table:table-cell table:formula="of:=([geoOutFile.I158]-[geoOutFile.A15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59]-[geoOutFile.$A159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59]-[geoOutFile.A159])/0.1" office:value-type="float" office:value="0.0744999999999996" calcext:value-type="float">
            <text:p>0,0745</text:p>
          </table:table-cell>
          <table:table-cell office:value-type="float" office:value="0.0743569" calcext:value-type="float">
            <text:p>0,074</text:p>
          </table:table-cell>
          <table:table-cell table:formula="of:=([geoOutFile.D159]-[geoOutFile.A1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59]-[geoOutFile.A1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59]-[geoOutFile.A159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59]-[geoOutFile.A15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59]-[geoOutFile.A159])/0.1" office:value-type="float" office:value="9.0749" calcext:value-type="float">
            <text:p>9,0749</text:p>
          </table:table-cell>
          <table:table-cell office:value-type="float" office:value="9.13852" calcext:value-type="float">
            <text:p>9,139</text:p>
          </table:table-cell>
          <table:table-cell table:formula="of:=([geoOutFile.I159]-[geoOutFile.A15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0]-[geoOutFile.$A160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60]-[geoOutFile.A160])/0.1" office:value-type="float" office:value="0.0864999999999982" calcext:value-type="float">
            <text:p>0,0865</text:p>
          </table:table-cell>
          <table:table-cell office:value-type="float" office:value="0.0864006" calcext:value-type="float">
            <text:p>0,086</text:p>
          </table:table-cell>
          <table:table-cell table:formula="of:=([geoOutFile.D160]-[geoOutFile.A1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0]-[geoOutFile.A1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0]-[geoOutFile.A160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60]-[geoOutFile.A16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0]-[geoOutFile.A160])/0.1" office:value-type="float" office:value="8.4335" calcext:value-type="float">
            <text:p>8,4335</text:p>
          </table:table-cell>
          <table:table-cell office:value-type="float" office:value="8.52415" calcext:value-type="float">
            <text:p>8,524</text:p>
          </table:table-cell>
          <table:table-cell table:formula="of:=([geoOutFile.I160]-[geoOutFile.A16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1]-[geoOutFile.$A161])/0.001" office:value-type="float" office:value="-0.0100000000000655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61]-[geoOutFile.A161])/0.1" office:value-type="float" office:value="0.0981999999999994" calcext:value-type="float">
            <text:p>0,0982</text:p>
          </table:table-cell>
          <table:table-cell office:value-type="float" office:value="0.0980665" calcext:value-type="float">
            <text:p>0,098</text:p>
          </table:table-cell>
          <table:table-cell table:formula="of:=([geoOutFile.D161]-[geoOutFile.A1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1]-[geoOutFile.A1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1]-[geoOutFile.A161])/0.01" office:value-type="float" office:value="-0.175000000000014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61]-[geoOutFile.A16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1]-[geoOutFile.A161])/0.1" office:value-type="float" office:value="7.7316" calcext:value-type="float">
            <text:p>7,7316</text:p>
          </table:table-cell>
          <table:table-cell office:value-type="float" office:value="7.85066" calcext:value-type="float">
            <text:p>7,851</text:p>
          </table:table-cell>
          <table:table-cell table:formula="of:=([geoOutFile.I161]-[geoOutFile.A16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2]-[geoOutFile.$A162])/0.001" office:value-type="float" office:value="-0.00999999999984347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62]-[geoOutFile.A162])/0.1" office:value-type="float" office:value="0.109000000000001" calcext:value-type="float">
            <text:p>0,109</text:p>
          </table:table-cell>
          <table:table-cell office:value-type="float" office:value="0.108939" calcext:value-type="float">
            <text:p>0,109</text:p>
          </table:table-cell>
          <table:table-cell table:formula="of:=([geoOutFile.D162]-[geoOutFile.A1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2]-[geoOutFile.A1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2]-[geoOutFile.A162])/0.01" office:value-type="float" office:value="-0.175999999999998" calcext:value-type="float">
            <text:p>-0,176</text:p>
          </table:table-cell>
          <table:table-cell office:value-type="float" office:value="-0.171808" calcext:value-type="float">
            <text:p>-0,172</text:p>
          </table:table-cell>
          <table:table-cell table:formula="of:=([geoOutFile.G162]-[geoOutFile.A16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2]-[geoOutFile.A162])/0.1" office:value-type="float" office:value="6.96096" calcext:value-type="float">
            <text:p>6,96096</text:p>
          </table:table-cell>
          <table:table-cell office:value-type="float" office:value="7.10916" calcext:value-type="float">
            <text:p>7,109</text:p>
          </table:table-cell>
          <table:table-cell table:formula="of:=([geoOutFile.I162]-[geoOutFile.A16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3]-[geoOutFile.$A163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63]-[geoOutFile.A163])/0.1" office:value-type="float" office:value="0.118399999999999" calcext:value-type="float">
            <text:p>0,1184</text:p>
          </table:table-cell>
          <table:table-cell office:value-type="float" office:value="0.118236" calcext:value-type="float">
            <text:p>0,118</text:p>
          </table:table-cell>
          <table:table-cell table:formula="of:=([geoOutFile.D163]-[geoOutFile.A1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3]-[geoOutFile.A1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3]-[geoOutFile.A163])/0.01" office:value-type="float" office:value="-0.175000000000014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63]-[geoOutFile.A16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3]-[geoOutFile.A163])/0.1" office:value-type="float" office:value="6.12312" calcext:value-type="float">
            <text:p>6,12312</text:p>
          </table:table-cell>
          <table:table-cell office:value-type="float" office:value="6.29973" calcext:value-type="float">
            <text:p>6,300</text:p>
          </table:table-cell>
          <table:table-cell table:formula="of:=([geoOutFile.I163]-[geoOutFile.A16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4]-[geoOutFile.$A164])/0.001" office:value-type="float" office:value="-0.00299999999997524" calcext:value-type="float">
            <text:p>-0,003</text:p>
          </table:table-cell>
          <table:table-cell office:value-type="float" office:value="-0.00343615" calcext:value-type="float">
            <text:p>-0,003</text:p>
          </table:table-cell>
          <table:table-cell table:formula="of:=([geoOutFile.C164]-[geoOutFile.A164])/0.1" office:value-type="float" office:value="0.12499" calcext:value-type="float">
            <text:p>0,12499</text:p>
          </table:table-cell>
          <table:table-cell office:value-type="float" office:value="0.124827" calcext:value-type="float">
            <text:p>0,125</text:p>
          </table:table-cell>
          <table:table-cell table:formula="of:=([geoOutFile.D164]-[geoOutFile.A1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4]-[geoOutFile.A1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4]-[geoOutFile.A164])/0.01" office:value-type="float" office:value="-0.175099999999995" calcext:value-type="float">
            <text:p>-0,1751</text:p>
          </table:table-cell>
          <table:table-cell office:value-type="float" office:value="-0.171808" calcext:value-type="float">
            <text:p>-0,172</text:p>
          </table:table-cell>
          <table:table-cell table:formula="of:=([geoOutFile.G164]-[geoOutFile.A16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4]-[geoOutFile.A164])/0.1" office:value-type="float" office:value="5.23092" calcext:value-type="float">
            <text:p>5,23092</text:p>
          </table:table-cell>
          <table:table-cell office:value-type="float" office:value="5.43285" calcext:value-type="float">
            <text:p>5,433</text:p>
          </table:table-cell>
          <table:table-cell table:formula="of:=([geoOutFile.I164]-[geoOutFile.A16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5]-[geoOutFile.$A165])/0.001" office:value-type="float" office:value="-0.004000000000004" calcext:value-type="float">
            <text:p>-0,004</text:p>
          </table:table-cell>
          <table:table-cell office:value-type="float" office:value="-0.00343615" calcext:value-type="float">
            <text:p>-0,003</text:p>
          </table:table-cell>
          <table:table-cell table:formula="of:=([geoOutFile.C165]-[geoOutFile.A165])/0.1" office:value-type="float" office:value="0.12768" calcext:value-type="float">
            <text:p>0,12768</text:p>
          </table:table-cell>
          <table:table-cell office:value-type="float" office:value="0.127521" calcext:value-type="float">
            <text:p>0,128</text:p>
          </table:table-cell>
          <table:table-cell table:formula="of:=([geoOutFile.D165]-[geoOutFile.A1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5]-[geoOutFile.A1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5]-[geoOutFile.A165])/0.01" office:value-type="float" office:value="-0.175199999999998" calcext:value-type="float">
            <text:p>-0,1752</text:p>
          </table:table-cell>
          <table:table-cell office:value-type="float" office:value="-0.171808" calcext:value-type="float">
            <text:p>-0,172</text:p>
          </table:table-cell>
          <table:table-cell table:formula="of:=([geoOutFile.G165]-[geoOutFile.A16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5]-[geoOutFile.A165])/0.1" office:value-type="float" office:value="4.30905" calcext:value-type="float">
            <text:p>4,30905</text:p>
          </table:table-cell>
          <table:table-cell office:value-type="float" office:value="4.52993" calcext:value-type="float">
            <text:p>4,530</text:p>
          </table:table-cell>
          <table:table-cell table:formula="of:=([geoOutFile.I165]-[geoOutFile.A16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6]-[geoOutFile.$A166])/0.001" office:value-type="float" office:value="-0.003000000000003" calcext:value-type="float">
            <text:p>-0,003</text:p>
          </table:table-cell>
          <table:table-cell office:value-type="float" office:value="-0.00343615" calcext:value-type="float">
            <text:p>-0,003</text:p>
          </table:table-cell>
          <table:table-cell table:formula="of:=([geoOutFile.C166]-[geoOutFile.A166])/0.1" office:value-type="float" office:value="0.12666" calcext:value-type="float">
            <text:p>0,12666</text:p>
          </table:table-cell>
          <table:table-cell office:value-type="float" office:value="0.126483" calcext:value-type="float">
            <text:p>0,126</text:p>
          </table:table-cell>
          <table:table-cell table:formula="of:=([geoOutFile.D166]-[geoOutFile.A1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6]-[geoOutFile.A1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6]-[geoOutFile.A166])/0.01" office:value-type="float" office:value="-0.1751" calcext:value-type="float">
            <text:p>-0,1751</text:p>
          </table:table-cell>
          <table:table-cell office:value-type="float" office:value="-0.171808" calcext:value-type="float">
            <text:p>-0,172</text:p>
          </table:table-cell>
          <table:table-cell table:formula="of:=([geoOutFile.G166]-[geoOutFile.A16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6]-[geoOutFile.A166])/0.1" office:value-type="float" office:value="3.39274" calcext:value-type="float">
            <text:p>3,39274</text:p>
          </table:table-cell>
          <table:table-cell office:value-type="float" office:value="3.6226" calcext:value-type="float">
            <text:p>3,623</text:p>
          </table:table-cell>
          <table:table-cell table:formula="of:=([geoOutFile.I166]-[geoOutFile.A16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7]-[geoOutFile.$A167])/0.001" office:value-type="float" office:value="-0.004000000000004" calcext:value-type="float">
            <text:p>-0,004</text:p>
          </table:table-cell>
          <table:table-cell office:value-type="float" office:value="-0.00343615" calcext:value-type="float">
            <text:p>-0,003</text:p>
          </table:table-cell>
          <table:table-cell table:formula="of:=([geoOutFile.C167]-[geoOutFile.A167])/0.1" office:value-type="float" office:value="0.123300000000001" calcext:value-type="float">
            <text:p>0,1233</text:p>
          </table:table-cell>
          <table:table-cell office:value-type="float" office:value="0.123117" calcext:value-type="float">
            <text:p>0,123</text:p>
          </table:table-cell>
          <table:table-cell table:formula="of:=([geoOutFile.D167]-[geoOutFile.A1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7]-[geoOutFile.A1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7]-[geoOutFile.A167])/0.01" office:value-type="float" office:value="-0.175199999999998" calcext:value-type="float">
            <text:p>-0,1752</text:p>
          </table:table-cell>
          <table:table-cell office:value-type="float" office:value="-0.171808" calcext:value-type="float">
            <text:p>-0,172</text:p>
          </table:table-cell>
          <table:table-cell table:formula="of:=([geoOutFile.G167]-[geoOutFile.A16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7]-[geoOutFile.A167])/0.1" office:value-type="float" office:value="2.52453" calcext:value-type="float">
            <text:p>2,52453</text:p>
          </table:table-cell>
          <table:table-cell office:value-type="float" office:value="2.75029" calcext:value-type="float">
            <text:p>2,750</text:p>
          </table:table-cell>
          <table:table-cell table:formula="of:=([geoOutFile.I167]-[geoOutFile.A16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8]-[geoOutFile.$A168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68]-[geoOutFile.A168])/0.1" office:value-type="float" office:value="0.119899999999999" calcext:value-type="float">
            <text:p>0,1199</text:p>
          </table:table-cell>
          <table:table-cell office:value-type="float" office:value="0.119678" calcext:value-type="float">
            <text:p>0,120</text:p>
          </table:table-cell>
          <table:table-cell table:formula="of:=([geoOutFile.D168]-[geoOutFile.A1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8]-[geoOutFile.A1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8]-[geoOutFile.A168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68]-[geoOutFile.A16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8]-[geoOutFile.A168])/0.1" office:value-type="float" office:value="1.7492" calcext:value-type="float">
            <text:p>1,7492</text:p>
          </table:table-cell>
          <table:table-cell office:value-type="float" office:value="1.95624" calcext:value-type="float">
            <text:p>1,956</text:p>
          </table:table-cell>
          <table:table-cell table:formula="of:=([geoOutFile.I168]-[geoOutFile.A16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69]-[geoOutFile.$A169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69]-[geoOutFile.A169])/0.1" office:value-type="float" office:value="0.119200000000002" calcext:value-type="float">
            <text:p>0,1192</text:p>
          </table:table-cell>
          <table:table-cell office:value-type="float" office:value="0.118997" calcext:value-type="float">
            <text:p>0,119</text:p>
          </table:table-cell>
          <table:table-cell table:formula="of:=([geoOutFile.D169]-[geoOutFile.A1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69]-[geoOutFile.A1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69]-[geoOutFile.A169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69]-[geoOutFile.A16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69]-[geoOutFile.A169])/0.1" office:value-type="float" office:value="1.1078" calcext:value-type="float">
            <text:p>1,1078</text:p>
          </table:table-cell>
          <table:table-cell office:value-type="float" office:value="1.28234" calcext:value-type="float">
            <text:p>1,282</text:p>
          </table:table-cell>
          <table:table-cell table:formula="of:=([geoOutFile.I169]-[geoOutFile.A16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0]-[geoOutFile.$A170])/0.001" office:value-type="float" office:value="-0.0100000000000655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70]-[geoOutFile.A170])/0.1" office:value-type="float" office:value="0.1241" calcext:value-type="float">
            <text:p>0,1241</text:p>
          </table:table-cell>
          <table:table-cell office:value-type="float" office:value="0.123858" calcext:value-type="float">
            <text:p>0,124</text:p>
          </table:table-cell>
          <table:table-cell table:formula="of:=([geoOutFile.D170]-[geoOutFile.A1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0]-[geoOutFile.A1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0]-[geoOutFile.A170])/0.01" office:value-type="float" office:value="-0.175999999999998" calcext:value-type="float">
            <text:p>-0,176</text:p>
          </table:table-cell>
          <table:table-cell office:value-type="float" office:value="-0.171808" calcext:value-type="float">
            <text:p>-0,172</text:p>
          </table:table-cell>
          <table:table-cell table:formula="of:=([geoOutFile.G170]-[geoOutFile.A17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0]-[geoOutFile.A170])/0.1" office:value-type="float" office:value="0.621100000000001" calcext:value-type="float">
            <text:p>0,6211</text:p>
          </table:table-cell>
          <table:table-cell office:value-type="float" office:value="0.757409" calcext:value-type="float">
            <text:p>0,757</text:p>
          </table:table-cell>
          <table:table-cell table:formula="of:=([geoOutFile.I170]-[geoOutFile.A17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1]-[geoOutFile.$A171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71]-[geoOutFile.A171])/0.1" office:value-type="float" office:value="0.136400000000001" calcext:value-type="float">
            <text:p>0,1364</text:p>
          </table:table-cell>
          <table:table-cell office:value-type="float" office:value="0.136029" calcext:value-type="float">
            <text:p>0,136</text:p>
          </table:table-cell>
          <table:table-cell table:formula="of:=([geoOutFile.D171]-[geoOutFile.A1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1]-[geoOutFile.A1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1]-[geoOutFile.A171])/0.01" office:value-type="float" office:value="-0.174999999999992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1]-[geoOutFile.A17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1]-[geoOutFile.A171])/0.1" office:value-type="float" office:value="0.275500000000002" calcext:value-type="float">
            <text:p>0,2755</text:p>
          </table:table-cell>
          <table:table-cell office:value-type="float" office:value="0.375772" calcext:value-type="float">
            <text:p>0,376</text:p>
          </table:table-cell>
          <table:table-cell table:formula="of:=([geoOutFile.I171]-[geoOutFile.A17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2]-[geoOutFile.$A172])/0.001" office:value-type="float" office:value="-0.0100000000000655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72]-[geoOutFile.A172])/0.1" office:value-type="float" office:value="0.156700000000001" calcext:value-type="float">
            <text:p>0,1567</text:p>
          </table:table-cell>
          <table:table-cell office:value-type="float" office:value="0.156374" calcext:value-type="float">
            <text:p>0,156</text:p>
          </table:table-cell>
          <table:table-cell table:formula="of:=([geoOutFile.D172]-[geoOutFile.A1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2]-[geoOutFile.A1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2]-[geoOutFile.A172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2]-[geoOutFile.A17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2]-[geoOutFile.A172])/0.1" office:value-type="float" office:value="0.0471999999999984" calcext:value-type="float">
            <text:p>0,0472</text:p>
          </table:table-cell>
          <table:table-cell office:value-type="float" office:value="0.117129" calcext:value-type="float">
            <text:p>0,117</text:p>
          </table:table-cell>
          <table:table-cell table:formula="of:=([geoOutFile.I172]-[geoOutFile.A17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3]-[geoOutFile.$A173])/0.001" office:value-type="float" office:value="-0.00999999999962142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73]-[geoOutFile.A173])/0.1" office:value-type="float" office:value="0.1851" calcext:value-type="float">
            <text:p>0,1851</text:p>
          </table:table-cell>
          <table:table-cell office:value-type="float" office:value="0.184838" calcext:value-type="float">
            <text:p>0,185</text:p>
          </table:table-cell>
          <table:table-cell table:formula="of:=([geoOutFile.D173]-[geoOutFile.A1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3]-[geoOutFile.A1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3]-[geoOutFile.A173])/0.01" office:value-type="float" office:value="-0.175999999999998" calcext:value-type="float">
            <text:p>-0,176</text:p>
          </table:table-cell>
          <table:table-cell office:value-type="float" office:value="-0.171808" calcext:value-type="float">
            <text:p>-0,172</text:p>
          </table:table-cell>
          <table:table-cell table:formula="of:=([geoOutFile.G173]-[geoOutFile.A17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3]-[geoOutFile.A173])/0.1" office:value-type="float" office:value="-0.0897999999999932" calcext:value-type="float">
            <text:p>-0,0898</text:p>
          </table:table-cell>
          <table:table-cell office:value-type="float" office:value="-0.0432446" calcext:value-type="float">
            <text:p>-0,043</text:p>
          </table:table-cell>
          <table:table-cell table:formula="of:=([geoOutFile.I173]-[geoOutFile.A17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4]-[geoOutFile.$A174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74]-[geoOutFile.A174])/0.1" office:value-type="float" office:value="0.220799999999999" calcext:value-type="float">
            <text:p>0,2208</text:p>
          </table:table-cell>
          <table:table-cell office:value-type="float" office:value="0.220494" calcext:value-type="float">
            <text:p>0,220</text:p>
          </table:table-cell>
          <table:table-cell table:formula="of:=([geoOutFile.D174]-[geoOutFile.A1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4]-[geoOutFile.A1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4]-[geoOutFile.A174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4]-[geoOutFile.A17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4]-[geoOutFile.A174])/0.1" office:value-type="float" office:value="-0.160299999999998" calcext:value-type="float">
            <text:p>-0,1603</text:p>
          </table:table-cell>
          <table:table-cell office:value-type="float" office:value="-0.130565" calcext:value-type="float">
            <text:p>-0,131</text:p>
          </table:table-cell>
          <table:table-cell table:formula="of:=([geoOutFile.I174]-[geoOutFile.A17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5]-[geoOutFile.$A175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75]-[geoOutFile.A175])/0.1" office:value-type="float" office:value="0.261999999999993" calcext:value-type="float">
            <text:p>0,262</text:p>
          </table:table-cell>
          <table:table-cell office:value-type="float" office:value="0.26173" calcext:value-type="float">
            <text:p>0,262</text:p>
          </table:table-cell>
          <table:table-cell table:formula="of:=([geoOutFile.D175]-[geoOutFile.A1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5]-[geoOutFile.A1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5]-[geoOutFile.A175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5]-[geoOutFile.A17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5]-[geoOutFile.A175])/0.1" office:value-type="float" office:value="-0.185900000000006" calcext:value-type="float">
            <text:p>-0,1859</text:p>
          </table:table-cell>
          <table:table-cell office:value-type="float" office:value="-0.167511" calcext:value-type="float">
            <text:p>-0,168</text:p>
          </table:table-cell>
          <table:table-cell table:formula="of:=([geoOutFile.I175]-[geoOutFile.A17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6]-[geoOutFile.$A176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76]-[geoOutFile.A176])/0.1" office:value-type="float" office:value="0.306299999999995" calcext:value-type="float">
            <text:p>0,3063</text:p>
          </table:table-cell>
          <table:table-cell office:value-type="float" office:value="0.306028" calcext:value-type="float">
            <text:p>0,306</text:p>
          </table:table-cell>
          <table:table-cell table:formula="of:=([geoOutFile.D176]-[geoOutFile.A1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6]-[geoOutFile.A1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6]-[geoOutFile.A176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6]-[geoOutFile.A17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6]-[geoOutFile.A176])/0.1" office:value-type="float" office:value="-0.183600000000004" calcext:value-type="float">
            <text:p>-0,1836</text:p>
          </table:table-cell>
          <table:table-cell office:value-type="float" office:value="-0.172462" calcext:value-type="float">
            <text:p>-0,172</text:p>
          </table:table-cell>
          <table:table-cell table:formula="of:=([geoOutFile.I176]-[geoOutFile.A17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7]-[geoOutFile.$A177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77]-[geoOutFile.A177])/0.1" office:value-type="float" office:value="0.351099999999995" calcext:value-type="float">
            <text:p>0,3511</text:p>
          </table:table-cell>
          <table:table-cell office:value-type="float" office:value="0.350875" calcext:value-type="float">
            <text:p>0,351</text:p>
          </table:table-cell>
          <table:table-cell table:formula="of:=([geoOutFile.D177]-[geoOutFile.A1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7]-[geoOutFile.A1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7]-[geoOutFile.A177])/0.01" office:value-type="float" office:value="-0.174999999999947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7]-[geoOutFile.A17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7]-[geoOutFile.A177])/0.1" office:value-type="float" office:value="-0.165600000000001" calcext:value-type="float">
            <text:p>-0,1656</text:p>
          </table:table-cell>
          <table:table-cell office:value-type="float" office:value="-0.158937" calcext:value-type="float">
            <text:p>-0,159</text:p>
          </table:table-cell>
          <table:table-cell table:formula="of:=([geoOutFile.I177]-[geoOutFile.A17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8]-[geoOutFile.$A178])/0.001" office:value-type="float" office:value="-0.0100000000005096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78]-[geoOutFile.A178])/0.1" office:value-type="float" office:value="0.394899999999998" calcext:value-type="float">
            <text:p>0,3949</text:p>
          </table:table-cell>
          <table:table-cell office:value-type="float" office:value="0.394781" calcext:value-type="float">
            <text:p>0,395</text:p>
          </table:table-cell>
          <table:table-cell table:formula="of:=([geoOutFile.D178]-[geoOutFile.A1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8]-[geoOutFile.A1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8]-[geoOutFile.A178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8]-[geoOutFile.A17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8]-[geoOutFile.A178])/0.1" office:value-type="float" office:value="-0.140000000000002" calcext:value-type="float">
            <text:p>-0,14</text:p>
          </table:table-cell>
          <table:table-cell office:value-type="float" office:value="-0.135945" calcext:value-type="float">
            <text:p>-0,136</text:p>
          </table:table-cell>
          <table:table-cell table:formula="of:=([geoOutFile.I178]-[geoOutFile.A17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79]-[geoOutFile.$A179])/0.001" office:value-type="float" office:value="-0.00999999999962142" calcext:value-type="float">
            <text:p>-0,01</text:p>
          </table:table-cell>
          <table:table-cell office:value-type="float" office:value="-0.00343615" calcext:value-type="float">
            <text:p>-0,003</text:p>
          </table:table-cell>
          <table:table-cell table:formula="of:=([geoOutFile.C179]-[geoOutFile.A179])/0.1" office:value-type="float" office:value="0.4373" calcext:value-type="float">
            <text:p>0,4373</text:p>
          </table:table-cell>
          <table:table-cell office:value-type="float" office:value="0.437261" calcext:value-type="float">
            <text:p>0,437</text:p>
          </table:table-cell>
          <table:table-cell table:formula="of:=([geoOutFile.D179]-[geoOutFile.A1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79]-[geoOutFile.A1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79]-[geoOutFile.A179])/0.01" office:value-type="float" office:value="-0.175000000000036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79]-[geoOutFile.A17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79]-[geoOutFile.A179])/0.1" office:value-type="float" office:value="-0.1112" calcext:value-type="float">
            <text:p>-0,1112</text:p>
          </table:table-cell>
          <table:table-cell office:value-type="float" office:value="-0.108837" calcext:value-type="float">
            <text:p>-0,109</text:p>
          </table:table-cell>
          <table:table-cell table:formula="of:=([geoOutFile.I179]-[geoOutFile.A17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0]-[geoOutFile.$A180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80]-[geoOutFile.A180])/0.1" office:value-type="float" office:value="0.478700000000005" calcext:value-type="float">
            <text:p>0,4787</text:p>
          </table:table-cell>
          <table:table-cell office:value-type="float" office:value="0.478701" calcext:value-type="float">
            <text:p>0,479</text:p>
          </table:table-cell>
          <table:table-cell table:formula="of:=([geoOutFile.D180]-[geoOutFile.A1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0]-[geoOutFile.A1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0]-[geoOutFile.A180])/0.01" office:value-type="float" office:value="-0.174999999999947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80]-[geoOutFile.A18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0]-[geoOutFile.A180])/0.1" office:value-type="float" office:value="-0.0814999999999966" calcext:value-type="float">
            <text:p>-0,0815</text:p>
          </table:table-cell>
          <table:table-cell office:value-type="float" office:value="-0.080342" calcext:value-type="float">
            <text:p>-0,080</text:p>
          </table:table-cell>
          <table:table-cell table:formula="of:=([geoOutFile.I180]-[geoOutFile.A18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1]-[geoOutFile.$A181])/0.001" office:value-type="float" office:value="0" calcext:value-type="float">
            <text:p>0</text:p>
          </table:table-cell>
          <table:table-cell office:value-type="float" office:value="-0.00343615" calcext:value-type="float">
            <text:p>-0,003</text:p>
          </table:table-cell>
          <table:table-cell table:formula="of:=([geoOutFile.C181]-[geoOutFile.A181])/0.1" office:value-type="float" office:value="0.520100000000001" calcext:value-type="float">
            <text:p>0,5201</text:p>
          </table:table-cell>
          <table:table-cell office:value-type="float" office:value="0.520182" calcext:value-type="float">
            <text:p>0,520</text:p>
          </table:table-cell>
          <table:table-cell table:formula="of:=([geoOutFile.D181]-[geoOutFile.A1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1]-[geoOutFile.A1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1]-[geoOutFile.A181])/0.01" office:value-type="float" office:value="-0.174999999999947" calcext:value-type="float">
            <text:p>-0,175</text:p>
          </table:table-cell>
          <table:table-cell office:value-type="float" office:value="-0.171808" calcext:value-type="float">
            <text:p>-0,172</text:p>
          </table:table-cell>
          <table:table-cell table:formula="of:=([geoOutFile.G181]-[geoOutFile.A18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1]-[geoOutFile.A181])/0.1" office:value-type="float" office:value="-0.0518999999999981" calcext:value-type="float">
            <text:p>-0,0519</text:p>
          </table:table-cell>
          <table:table-cell office:value-type="float" office:value="-0.0515423" calcext:value-type="float">
            <text:p>-0,052</text:p>
          </table:table-cell>
          <table:table-cell table:formula="of:=([geoOutFile.I181]-[geoOutFile.A18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2]-[geoOutFile.$A182])/0.001" office:value-type="float" office:value="0" calcext:value-type="float">
            <text:p>0</text:p>
          </table:table-cell>
          <table:table-cell office:value-type="float" office:value="-8.67362E-019" calcext:value-type="float">
            <text:p>0,000</text:p>
          </table:table-cell>
          <table:table-cell table:formula="of:=([geoOutFile.C182]-[geoOutFile.A182])/0.1" office:value-type="float" office:value="0.573500000000005" calcext:value-type="float">
            <text:p>0,5735</text:p>
          </table:table-cell>
          <table:table-cell office:value-type="float" office:value="1.13094" calcext:value-type="float">
            <text:p>1,131</text:p>
          </table:table-cell>
          <table:table-cell table:formula="of:=([geoOutFile.D182]-[geoOutFile.A1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2]-[geoOutFile.A1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2]-[geoOutFile.A182])/0.01" office:value-type="float" office:value="0.305" calcext:value-type="float">
            <text:p>0,305</text:p>
          </table:table-cell>
          <table:table-cell office:value-type="float" office:value="0.299795" calcext:value-type="float">
            <text:p>0,300</text:p>
          </table:table-cell>
          <table:table-cell table:formula="of:=([geoOutFile.G182]-[geoOutFile.A18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2]-[geoOutFile.A182])/0.1" office:value-type="float" office:value="0.0899000000000072" calcext:value-type="float">
            <text:p>0,0899</text:p>
          </table:table-cell>
          <table:table-cell office:value-type="float" office:value="0.0899386" calcext:value-type="float">
            <text:p>0,090</text:p>
          </table:table-cell>
          <table:table-cell table:formula="of:=([geoOutFile.I182]-[geoOutFile.A18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3]-[geoOutFile.$A18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83]-[geoOutFile.A183])/0.1" office:value-type="float" office:value="0.6107" calcext:value-type="float">
            <text:p>0,6107</text:p>
          </table:table-cell>
          <table:table-cell office:value-type="float" office:value="1.14183" calcext:value-type="float">
            <text:p>1,142</text:p>
          </table:table-cell>
          <table:table-cell table:formula="of:=([geoOutFile.D183]-[geoOutFile.A1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3]-[geoOutFile.A1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3]-[geoOutFile.A183])/0.01" office:value-type="float" office:value="0.640999999999981" calcext:value-type="float">
            <text:p>0,641</text:p>
          </table:table-cell>
          <table:table-cell office:value-type="float" office:value="0.62957" calcext:value-type="float">
            <text:p>0,630</text:p>
          </table:table-cell>
          <table:table-cell table:formula="of:=([geoOutFile.G183]-[geoOutFile.A18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3]-[geoOutFile.A183])/0.1" office:value-type="float" office:value="0.188899999999999" calcext:value-type="float">
            <text:p>0,1889</text:p>
          </table:table-cell>
          <table:table-cell office:value-type="float" office:value="0.188871" calcext:value-type="float">
            <text:p>0,189</text:p>
          </table:table-cell>
          <table:table-cell table:formula="of:=([geoOutFile.I183]-[geoOutFile.A18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4]-[geoOutFile.$A184])/0.001" office:value-type="float" office:value="0" calcext:value-type="float">
            <text:p>0</text:p>
          </table:table-cell>
          <table:table-cell office:value-type="float" office:value="-1.73472E-018" calcext:value-type="float">
            <text:p>0,000</text:p>
          </table:table-cell>
          <table:table-cell table:formula="of:=([geoOutFile.C184]-[geoOutFile.A184])/0.1" office:value-type="float" office:value="0.652499999999998" calcext:value-type="float">
            <text:p>0,6525</text:p>
          </table:table-cell>
          <table:table-cell office:value-type="float" office:value="1.15283" calcext:value-type="float">
            <text:p>1,153</text:p>
          </table:table-cell>
          <table:table-cell table:formula="of:=([geoOutFile.D184]-[geoOutFile.A18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4]-[geoOutFile.A18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4]-[geoOutFile.A184])/0.01" office:value-type="float" office:value="1.01000000000004" calcext:value-type="float">
            <text:p>1,01</text:p>
          </table:table-cell>
          <table:table-cell office:value-type="float" office:value="0.992322" calcext:value-type="float">
            <text:p>0,992</text:p>
          </table:table-cell>
          <table:table-cell table:formula="of:=([geoOutFile.G184]-[geoOutFile.A18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4]-[geoOutFile.A184])/0.1" office:value-type="float" office:value="0.297700000000001" calcext:value-type="float">
            <text:p>0,2977</text:p>
          </table:table-cell>
          <table:table-cell office:value-type="float" office:value="0.297697" calcext:value-type="float">
            <text:p>0,298</text:p>
          </table:table-cell>
          <table:table-cell table:formula="of:=([geoOutFile.I184]-[geoOutFile.A18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5]-[geoOutFile.$A18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85]-[geoOutFile.A185])/0.1" office:value-type="float" office:value="0.6996" calcext:value-type="float">
            <text:p>0,6996</text:p>
          </table:table-cell>
          <table:table-cell office:value-type="float" office:value="1.16383" calcext:value-type="float">
            <text:p>1,164</text:p>
          </table:table-cell>
          <table:table-cell table:formula="of:=([geoOutFile.D185]-[geoOutFile.A18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5]-[geoOutFile.A18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5]-[geoOutFile.A185])/0.01" office:value-type="float" office:value="1.41499999999999" calcext:value-type="float">
            <text:p>1,415</text:p>
          </table:table-cell>
          <table:table-cell office:value-type="float" office:value="1.39135" calcext:value-type="float">
            <text:p>1,391</text:p>
          </table:table-cell>
          <table:table-cell table:formula="of:=([geoOutFile.G185]-[geoOutFile.A18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5]-[geoOutFile.A185])/0.1" office:value-type="float" office:value="0.417399999999999" calcext:value-type="float">
            <text:p>0,4174</text:p>
          </table:table-cell>
          <table:table-cell office:value-type="float" office:value="0.417405" calcext:value-type="float">
            <text:p>0,417</text:p>
          </table:table-cell>
          <table:table-cell table:formula="of:=([geoOutFile.I185]-[geoOutFile.A18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6]-[geoOutFile.$A186])/0.001" office:value-type="float" office:value="0" calcext:value-type="float">
            <text:p>0</text:p>
          </table:table-cell>
          <table:table-cell office:value-type="float" office:value="-6.93889E-018" calcext:value-type="float">
            <text:p>0,000</text:p>
          </table:table-cell>
          <table:table-cell table:formula="of:=([geoOutFile.C186]-[geoOutFile.A186])/0.1" office:value-type="float" office:value="0.752600000000001" calcext:value-type="float">
            <text:p>0,7526</text:p>
          </table:table-cell>
          <table:table-cell office:value-type="float" office:value="1.17473" calcext:value-type="float">
            <text:p>1,175</text:p>
          </table:table-cell>
          <table:table-cell table:formula="of:=([geoOutFile.D186]-[geoOutFile.A18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6]-[geoOutFile.A18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6]-[geoOutFile.A186])/0.01" office:value-type="float" office:value="1.86100000000007" calcext:value-type="float">
            <text:p>1,861</text:p>
          </table:table-cell>
          <table:table-cell office:value-type="float" office:value="1.83028" calcext:value-type="float">
            <text:p>1,830</text:p>
          </table:table-cell>
          <table:table-cell table:formula="of:=([geoOutFile.G186]-[geoOutFile.A18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6]-[geoOutFile.A186])/0.1" office:value-type="float" office:value="0.549100000000005" calcext:value-type="float">
            <text:p>0,5491</text:p>
          </table:table-cell>
          <table:table-cell office:value-type="float" office:value="0.549084" calcext:value-type="float">
            <text:p>0,549</text:p>
          </table:table-cell>
          <table:table-cell table:formula="of:=([geoOutFile.I186]-[geoOutFile.A18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7]-[geoOutFile.$A18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87]-[geoOutFile.A187])/0.1" office:value-type="float" office:value="0.812200000000001" calcext:value-type="float">
            <text:p>0,8122</text:p>
          </table:table-cell>
          <table:table-cell office:value-type="float" office:value="1.1854" calcext:value-type="float">
            <text:p>1,185</text:p>
          </table:table-cell>
          <table:table-cell table:formula="of:=([geoOutFile.D187]-[geoOutFile.A18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7]-[geoOutFile.A18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7]-[geoOutFile.A187])/0.01" office:value-type="float" office:value="2.353" calcext:value-type="float">
            <text:p>2,353</text:p>
          </table:table-cell>
          <table:table-cell office:value-type="float" office:value="2.3131" calcext:value-type="float">
            <text:p>2,313</text:p>
          </table:table-cell>
          <table:table-cell table:formula="of:=([geoOutFile.G187]-[geoOutFile.A18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7]-[geoOutFile.A187])/0.1" office:value-type="float" office:value="0.693999999999999" calcext:value-type="float">
            <text:p>0,694</text:p>
          </table:table-cell>
          <table:table-cell office:value-type="float" office:value="0.693931" calcext:value-type="float">
            <text:p>0,694</text:p>
          </table:table-cell>
          <table:table-cell table:formula="of:=([geoOutFile.I187]-[geoOutFile.A18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8]-[geoOutFile.$A188])/0.001" office:value-type="float" office:value="0" calcext:value-type="float">
            <text:p>0</text:p>
          </table:table-cell>
          <table:table-cell office:value-type="float" office:value="-1.38778E-017" calcext:value-type="float">
            <text:p>0,000</text:p>
          </table:table-cell>
          <table:table-cell table:formula="of:=([geoOutFile.C188]-[geoOutFile.A188])/0.1" office:value-type="float" office:value="0.87909999999999" calcext:value-type="float">
            <text:p>0,8791</text:p>
          </table:table-cell>
          <table:table-cell office:value-type="float" office:value="1.19577" calcext:value-type="float">
            <text:p>1,196</text:p>
          </table:table-cell>
          <table:table-cell table:formula="of:=([geoOutFile.D188]-[geoOutFile.A18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8]-[geoOutFile.A18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8]-[geoOutFile.A188])/0.01" office:value-type="float" office:value="2.89199999999994" calcext:value-type="float">
            <text:p>2,892</text:p>
          </table:table-cell>
          <table:table-cell office:value-type="float" office:value="2.84421" calcext:value-type="float">
            <text:p>2,844</text:p>
          </table:table-cell>
          <table:table-cell table:formula="of:=([geoOutFile.G188]-[geoOutFile.A18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8]-[geoOutFile.A188])/0.1" office:value-type="float" office:value="0.853199999999994" calcext:value-type="float">
            <text:p>0,8532</text:p>
          </table:table-cell>
          <table:table-cell office:value-type="float" office:value="0.853263" calcext:value-type="float">
            <text:p>0,853</text:p>
          </table:table-cell>
          <table:table-cell table:formula="of:=([geoOutFile.I188]-[geoOutFile.A18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89]-[geoOutFile.$A189])/0.001" office:value-type="float" office:value="0" calcext:value-type="float">
            <text:p>0</text:p>
          </table:table-cell>
          <table:table-cell office:value-type="float" office:value="-6.93889E-018" calcext:value-type="float">
            <text:p>0,000</text:p>
          </table:table-cell>
          <table:table-cell table:formula="of:=([geoOutFile.C189]-[geoOutFile.A189])/0.1" office:value-type="float" office:value="0.954200000000007" calcext:value-type="float">
            <text:p>0,9542</text:p>
          </table:table-cell>
          <table:table-cell office:value-type="float" office:value="1.20579" calcext:value-type="float">
            <text:p>1,206</text:p>
          </table:table-cell>
          <table:table-cell table:formula="of:=([geoOutFile.D189]-[geoOutFile.A18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89]-[geoOutFile.A18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89]-[geoOutFile.A189])/0.01" office:value-type="float" office:value="3.48600000000001" calcext:value-type="float">
            <text:p>3,486</text:p>
          </table:table-cell>
          <table:table-cell office:value-type="float" office:value="3.42842" calcext:value-type="float">
            <text:p>3,428</text:p>
          </table:table-cell>
          <table:table-cell table:formula="of:=([geoOutFile.G189]-[geoOutFile.A18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89]-[geoOutFile.A189])/0.1" office:value-type="float" office:value="1.0285" calcext:value-type="float">
            <text:p>1,0285</text:p>
          </table:table-cell>
          <table:table-cell office:value-type="float" office:value="1.02853" calcext:value-type="float">
            <text:p>1,029</text:p>
          </table:table-cell>
          <table:table-cell table:formula="of:=([geoOutFile.I189]-[geoOutFile.A18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90]-[geoOutFile.$A19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0]-[geoOutFile.A190])/0.1" office:value-type="float" office:value="1.03809999999999" calcext:value-type="float">
            <text:p>1,0381</text:p>
          </table:table-cell>
          <table:table-cell office:value-type="float" office:value="1.21549" calcext:value-type="float">
            <text:p>1,215</text:p>
          </table:table-cell>
          <table:table-cell table:formula="of:=([geoOutFile.D190]-[geoOutFile.A19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90]-[geoOutFile.A19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90]-[geoOutFile.A190])/0.01" office:value-type="float" office:value="4.13999999999994" calcext:value-type="float">
            <text:p>4,14</text:p>
          </table:table-cell>
          <table:table-cell office:value-type="float" office:value="4.07106" calcext:value-type="float">
            <text:p>4,071</text:p>
          </table:table-cell>
          <table:table-cell table:formula="of:=([geoOutFile.G190]-[geoOutFile.A19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90]-[geoOutFile.A190])/0.1" office:value-type="float" office:value="1.22129999999999" calcext:value-type="float">
            <text:p>1,2213</text:p>
          </table:table-cell>
          <table:table-cell office:value-type="float" office:value="1.22132" calcext:value-type="float">
            <text:p>1,221</text:p>
          </table:table-cell>
          <table:table-cell table:formula="of:=([geoOutFile.I190]-[geoOutFile.A19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91]-[geoOutFile.$A191])/0.001" office:value-type="float" office:value="0" calcext:value-type="float">
            <text:p>0</text:p>
          </table:table-cell>
          <table:table-cell office:value-type="float" office:value="-2.77556E-017" calcext:value-type="float">
            <text:p>0,000</text:p>
          </table:table-cell>
          <table:table-cell table:formula="of:=([geoOutFile.C191]-[geoOutFile.A191])/0.1" office:value-type="float" office:value="1.1314" calcext:value-type="float">
            <text:p>1,1314</text:p>
          </table:table-cell>
          <table:table-cell office:value-type="float" office:value="1.22506" calcext:value-type="float">
            <text:p>1,225</text:p>
          </table:table-cell>
          <table:table-cell table:formula="of:=([geoOutFile.D191]-[geoOutFile.A19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91]-[geoOutFile.A19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91]-[geoOutFile.A191])/0.01" office:value-type="float" office:value="4.8589999999999" calcext:value-type="float">
            <text:p>4,859</text:p>
          </table:table-cell>
          <table:table-cell office:value-type="float" office:value="4.77796" calcext:value-type="float">
            <text:p>4,778</text:p>
          </table:table-cell>
          <table:table-cell table:formula="of:=([geoOutFile.G191]-[geoOutFile.A19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91]-[geoOutFile.A191])/0.1" office:value-type="float" office:value="1.4334" calcext:value-type="float">
            <text:p>1,4334</text:p>
          </table:table-cell>
          <table:table-cell office:value-type="float" office:value="1.43339" calcext:value-type="float">
            <text:p>1,433</text:p>
          </table:table-cell>
          <table:table-cell table:formula="of:=([geoOutFile.I191]-[geoOutFile.A19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92]-[geoOutFile.$A192])/0.001" office:value-type="float" office:value="0" calcext:value-type="float">
            <text:p>0</text:p>
          </table:table-cell>
          <table:table-cell office:value-type="float" office:value="-1.38778E-017" calcext:value-type="float">
            <text:p>0,000</text:p>
          </table:table-cell>
          <table:table-cell table:formula="of:=([geoOutFile.C192]-[geoOutFile.A192])/0.1" office:value-type="float" office:value="1.2349" calcext:value-type="float">
            <text:p>1,2349</text:p>
          </table:table-cell>
          <table:table-cell office:value-type="float" office:value="1.2349" calcext:value-type="float">
            <text:p>1,235</text:p>
          </table:table-cell>
          <table:table-cell table:formula="of:=([geoOutFile.D192]-[geoOutFile.A19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92]-[geoOutFile.A19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F192]-[geoOutFile.A192])/0.01" office:value-type="float" office:value="5.64999999999998" calcext:value-type="float">
            <text:p>5,65</text:p>
          </table:table-cell>
          <table:table-cell office:value-type="float" office:value="5.55556" calcext:value-type="float">
            <text:p>5,556</text:p>
          </table:table-cell>
          <table:table-cell table:formula="of:=([geoOutFile.G192]-[geoOutFile.A19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H192]-[geoOutFile.A192])/0.1" office:value-type="float" office:value="1.6663" calcext:value-type="float">
            <text:p>1,6663</text:p>
          </table:table-cell>
          <table:table-cell office:value-type="float" office:value="1.66667" calcext:value-type="float">
            <text:p>1,667</text:p>
          </table:table-cell>
          <table:table-cell table:formula="of:=([geoOutFile.I192]-[geoOutFile.A19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193]-[geoOutFile.$A193])/0.001" office:value-type="string" office:string-value="" calcext:value-type="error">
            <text:p>#VALUE!</text:p>
          </table:table-cell>
          <table:table-cell office:value-type="string" calcext:value-type="string">
            <text:p>SPANWISE SECTION: 1</text:p>
          </table:table-cell>
          <table:table-cell table:formula="of:=([geoOutFile.C193]-[geoOutFile.A193])/0.1" office:value-type="string" office:string-value="" calcext:value-type="error">
            <text:p>#VALUE!</text:p>
          </table:table-cell>
          <table:table-cell/>
          <table:table-cell table:formula="of:=([geoOutFile.D193]-[geoOutFile.A193])/0.1" office:value-type="string" office:string-value="" calcext:value-type="error">
            <text:p>#VALUE!</text:p>
          </table:table-cell>
          <table:table-cell/>
          <table:table-cell table:formula="of:=([geoOutFile.E193]-[geoOutFile.A193])/0.1" office:value-type="string" office:string-value="" calcext:value-type="error">
            <text:p>#VALUE!</text:p>
          </table:table-cell>
          <table:table-cell/>
          <table:table-cell table:formula="of:=([geoOutFile.F193]-[geoOutFile.A193])/0.01" office:value-type="string" office:string-value="" calcext:value-type="error">
            <text:p>#VALUE!</text:p>
          </table:table-cell>
          <table:table-cell/>
          <table:table-cell table:formula="of:=([geoOutFile.G193]-[geoOutFile.A193])/0.01" office:value-type="string" office:string-value="" calcext:value-type="error">
            <text:p>#VALUE!</text:p>
          </table:table-cell>
          <table:table-cell/>
          <table:table-cell table:formula="of:=([geoOutFile.H193]-[geoOutFile.A193])/0.1" office:value-type="string" office:string-value="" calcext:value-type="error">
            <text:p>#VALUE!</text:p>
          </table:table-cell>
          <table:table-cell/>
          <table:table-cell table:formula="of:=([geoOutFile.I193]-[geoOutFile.A193])/0.01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formula="of:=([geoOutFile.B194]-[geoOutFile.$A194])/0.001" office:value-type="string" office:string-value="" calcext:value-type="error">
            <text:p>#VALUE!</text:p>
          </table:table-cell>
          <table:table-cell office:value-type="string" calcext:value-type="string">
            <text:p>Streamwise Coordinate Derivatives</text:p>
          </table:table-cell>
          <table:table-cell table:formula="of:=([geoOutFile.C194]-[geoOutFile.A194])/0.1" office:value-type="string" office:string-value="" calcext:value-type="error">
            <text:p>#VALUE!</text:p>
          </table:table-cell>
          <table:table-cell/>
          <table:table-cell table:formula="of:=([geoOutFile.D194]-[geoOutFile.A194])/0.1" office:value-type="string" office:string-value="" calcext:value-type="error">
            <text:p>#VALUE!</text:p>
          </table:table-cell>
          <table:table-cell/>
          <table:table-cell table:formula="of:=([geoOutFile.E194]-[geoOutFile.A194])/0.1" office:value-type="string" office:string-value="" calcext:value-type="error">
            <text:p>#VALUE!</text:p>
          </table:table-cell>
          <table:table-cell/>
          <table:table-cell table:formula="of:=([geoOutFile.F194]-[geoOutFile.A194])/0.01" office:value-type="string" office:string-value="" calcext:value-type="error">
            <text:p>#VALUE!</text:p>
          </table:table-cell>
          <table:table-cell/>
          <table:table-cell table:formula="of:=([geoOutFile.G194]-[geoOutFile.A194])/0.01" office:value-type="string" office:string-value="" calcext:value-type="error">
            <text:p>#VALUE!</text:p>
          </table:table-cell>
          <table:table-cell/>
          <table:table-cell table:formula="of:=([geoOutFile.H194]-[geoOutFile.A194])/0.1" office:value-type="string" office:string-value="" calcext:value-type="error">
            <text:p>#VALUE!</text:p>
          </table:table-cell>
          <table:table-cell/>
          <table:table-cell table:formula="of:=([geoOutFile.I194]-[geoOutFile.A194])/0.01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formula="of:=([geoOutFile.B195]-[geoOutFile.$A19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5]-[geoOutFile.A1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195]-[geoOutFile.A1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195]-[geoOutFile.A195])/0.1" office:value-type="float" office:value="0" calcext:value-type="float">
            <text:p>0</text:p>
          </table:table-cell>
          <table:table-cell office:value-type="float" office:value="-5.14996E-018" calcext:value-type="float">
            <text:p>0,000</text:p>
          </table:table-cell>
          <table:table-cell table:formula="of:=([geoOutFile.F195]-[geoOutFile.A19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195]-[geoOutFile.A195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195]-[geoOutFile.A1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195]-[geoOutFile.A195])/0.01" office:value-type="float" office:value="-0.0000000000000888178" calcext:value-type="float">
            <text:p>-8,88178E-14</text:p>
          </table:table-cell>
          <table:table-cell office:value-type="float" office:value="1.66533E-015" calcext:value-type="float">
            <text:p>0,000</text:p>
          </table:table-cell>
        </table:table-row>
        <table:table-row table:style-name="ro1">
          <table:table-cell/>
          <table:table-cell table:formula="of:=([geoOutFile.B196]-[geoOutFile.$A19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6]-[geoOutFile.A19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196]-[geoOutFile.A196])/0.1" office:value-type="float" office:value="0" calcext:value-type="float">
            <text:p>0</text:p>
          </table:table-cell>
          <table:table-cell office:value-type="float" office:value="9.71213E-019" calcext:value-type="float">
            <text:p>0,000</text:p>
          </table:table-cell>
          <table:table-cell table:formula="of:=([geoOutFile.E196]-[geoOutFile.A196])/0.1" office:value-type="float" office:value="0.00020000000000131" calcext:value-type="float">
            <text:p>0,0002</text:p>
          </table:table-cell>
          <table:table-cell office:value-type="float" office:value="1.78893E-018" calcext:value-type="float">
            <text:p>0,000</text:p>
          </table:table-cell>
          <table:table-cell table:formula="of:=([geoOutFile.F196]-[geoOutFile.A19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196]-[geoOutFile.A196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196]-[geoOutFile.A19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196]-[geoOutFile.A196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197]-[geoOutFile.$A19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7]-[geoOutFile.A19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197]-[geoOutFile.A197])/0.1" office:value-type="float" office:value="0" calcext:value-type="float">
            <text:p>0</text:p>
          </table:table-cell>
          <table:table-cell office:value-type="float" office:value="1.85413E-018" calcext:value-type="float">
            <text:p>0,000</text:p>
          </table:table-cell>
          <table:table-cell table:formula="of:=([geoOutFile.E197]-[geoOutFile.A197])/0.1" office:value-type="float" office:value="0.000300000000001965" calcext:value-type="float">
            <text:p>0,0003</text:p>
          </table:table-cell>
          <table:table-cell office:value-type="float" office:value="8.72783E-018" calcext:value-type="float">
            <text:p>0,000</text:p>
          </table:table-cell>
          <table:table-cell table:formula="of:=([geoOutFile.F197]-[geoOutFile.A19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197]-[geoOutFile.A197])/0.01" office:value-type="float" office:value="0" calcext:value-type="float">
            <text:p>0</text:p>
          </table:table-cell>
          <table:table-cell office:value-type="float" office:value="-2.01228E-015" calcext:value-type="float">
            <text:p>0,000</text:p>
          </table:table-cell>
          <table:table-cell table:formula="of:=([geoOutFile.H197]-[geoOutFile.A19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197]-[geoOutFile.A197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198]-[geoOutFile.$A19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8]-[geoOutFile.A19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198]-[geoOutFile.A198])/0.1" office:value-type="float" office:value="0" calcext:value-type="float">
            <text:p>0</text:p>
          </table:table-cell>
          <table:table-cell office:value-type="float" office:value="2.65679E-018" calcext:value-type="float">
            <text:p>0,000</text:p>
          </table:table-cell>
          <table:table-cell table:formula="of:=([geoOutFile.E198]-[geoOutFile.A198])/0.1" office:value-type="float" office:value="0.000499999999998835" calcext:value-type="float">
            <text:p>0,0005</text:p>
          </table:table-cell>
          <table:table-cell office:value-type="float" office:value="1.56667E-017" calcext:value-type="float">
            <text:p>0,000</text:p>
          </table:table-cell>
          <table:table-cell table:formula="of:=([geoOutFile.F198]-[geoOutFile.A19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198]-[geoOutFile.A198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198]-[geoOutFile.A19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198]-[geoOutFile.A198])/0.01" office:value-type="float" office:value="0" calcext:value-type="float">
            <text:p>0</text:p>
          </table:table-cell>
          <table:table-cell office:value-type="float" office:value="-3.66374E-015" calcext:value-type="float">
            <text:p>0,000</text:p>
          </table:table-cell>
        </table:table-row>
        <table:table-row table:style-name="ro1">
          <table:table-cell/>
          <table:table-cell table:formula="of:=([geoOutFile.B199]-[geoOutFile.$A19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199]-[geoOutFile.A1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199]-[geoOutFile.A199])/0.1" office:value-type="float" office:value="0" calcext:value-type="float">
            <text:p>0</text:p>
          </table:table-cell>
          <table:table-cell office:value-type="float" office:value="3.38647E-018" calcext:value-type="float">
            <text:p>0,000</text:p>
          </table:table-cell>
          <table:table-cell table:formula="of:=([geoOutFile.E199]-[geoOutFile.A199])/0.1" office:value-type="float" office:value="0.000700000000000145" calcext:value-type="float">
            <text:p>0,0007</text:p>
          </table:table-cell>
          <table:table-cell office:value-type="float" office:value="1.56667E-017" calcext:value-type="float">
            <text:p>0,000</text:p>
          </table:table-cell>
          <table:table-cell table:formula="of:=([geoOutFile.F199]-[geoOutFile.A19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199]-[geoOutFile.A199])/0.01" office:value-type="float" office:value="0" calcext:value-type="float">
            <text:p>0</text:p>
          </table:table-cell>
          <table:table-cell office:value-type="float" office:value="6.52256E-016" calcext:value-type="float">
            <text:p>0,000</text:p>
          </table:table-cell>
          <table:table-cell table:formula="of:=([geoOutFile.H199]-[geoOutFile.A1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199]-[geoOutFile.A199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0]-[geoOutFile.$A20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0]-[geoOutFile.A2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0]-[geoOutFile.A200])/0.1" office:value-type="float" office:value="0" calcext:value-type="float">
            <text:p>0</text:p>
          </table:table-cell>
          <table:table-cell office:value-type="float" office:value="4.04983E-018" calcext:value-type="float">
            <text:p>0,000</text:p>
          </table:table-cell>
          <table:table-cell table:formula="of:=([geoOutFile.E200]-[geoOutFile.A200])/0.1" office:value-type="float" office:value="0.000800000000005241" calcext:value-type="float">
            <text:p>0,0008</text:p>
          </table:table-cell>
          <table:table-cell office:value-type="float" office:value="1.21973E-017" calcext:value-type="float">
            <text:p>0,000</text:p>
          </table:table-cell>
          <table:table-cell table:formula="of:=([geoOutFile.F200]-[geoOutFile.A20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0]-[geoOutFile.A200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00]-[geoOutFile.A2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0]-[geoOutFile.A200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1]-[geoOutFile.$A20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1]-[geoOutFile.A2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1]-[geoOutFile.A201])/0.1" office:value-type="float" office:value="0" calcext:value-type="float">
            <text:p>0</text:p>
          </table:table-cell>
          <table:table-cell office:value-type="float" office:value="4.65287E-018" calcext:value-type="float">
            <text:p>0,000</text:p>
          </table:table-cell>
          <table:table-cell table:formula="of:=([geoOutFile.E201]-[geoOutFile.A201])/0.1" office:value-type="float" office:value="0.000900000000001455" calcext:value-type="float">
            <text:p>0,0009</text:p>
          </table:table-cell>
          <table:table-cell office:value-type="float" office:value="1.56667E-017" calcext:value-type="float">
            <text:p>0,000</text:p>
          </table:table-cell>
          <table:table-cell table:formula="of:=([geoOutFile.F201]-[geoOutFile.A20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1]-[geoOutFile.A201])/0.01" office:value-type="float" office:value="0" calcext:value-type="float">
            <text:p>0</text:p>
          </table:table-cell>
          <table:table-cell office:value-type="float" office:value="-6.80012E-016" calcext:value-type="float">
            <text:p>0,000</text:p>
          </table:table-cell>
          <table:table-cell table:formula="of:=([geoOutFile.H201]-[geoOutFile.A2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1]-[geoOutFile.A201])/0.01" office:value-type="float" office:value="0" calcext:value-type="float">
            <text:p>0</text:p>
          </table:table-cell>
          <table:table-cell office:value-type="float" office:value="-9.99201E-016" calcext:value-type="float">
            <text:p>0,000</text:p>
          </table:table-cell>
        </table:table-row>
        <table:table-row table:style-name="ro1">
          <table:table-cell/>
          <table:table-cell table:formula="of:=([geoOutFile.B202]-[geoOutFile.$A20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2]-[geoOutFile.A2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2]-[geoOutFile.A202])/0.1" office:value-type="float" office:value="0" calcext:value-type="float">
            <text:p>0</text:p>
          </table:table-cell>
          <table:table-cell office:value-type="float" office:value="5.2011E-018" calcext:value-type="float">
            <text:p>0,000</text:p>
          </table:table-cell>
          <table:table-cell table:formula="of:=([geoOutFile.E202]-[geoOutFile.A202])/0.1" office:value-type="float" office:value="0.00100000000000655" calcext:value-type="float">
            <text:p>0,001</text:p>
          </table:table-cell>
          <table:table-cell office:value-type="float" office:value="2.08709E-017" calcext:value-type="float">
            <text:p>0,000</text:p>
          </table:table-cell>
          <table:table-cell table:formula="of:=([geoOutFile.F202]-[geoOutFile.A20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2]-[geoOutFile.A202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02]-[geoOutFile.A2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2]-[geoOutFile.A202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3]-[geoOutFile.$A20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3]-[geoOutFile.A2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3]-[geoOutFile.A203])/0.1" office:value-type="float" office:value="0" calcext:value-type="float">
            <text:p>0</text:p>
          </table:table-cell>
          <table:table-cell office:value-type="float" office:value="5.69948E-018" calcext:value-type="float">
            <text:p>0,000</text:p>
          </table:table-cell>
          <table:table-cell table:formula="of:=([geoOutFile.E203]-[geoOutFile.A203])/0.1" office:value-type="float" office:value="0.00119999999999898" calcext:value-type="float">
            <text:p>0,0012</text:p>
          </table:table-cell>
          <table:table-cell office:value-type="float" office:value="2.43403E-017" calcext:value-type="float">
            <text:p>0,000</text:p>
          </table:table-cell>
          <table:table-cell table:formula="of:=([geoOutFile.F203]-[geoOutFile.A20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3]-[geoOutFile.A203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03]-[geoOutFile.A2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3]-[geoOutFile.A203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4]-[geoOutFile.$A20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4]-[geoOutFile.A2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4]-[geoOutFile.A204])/0.1" office:value-type="float" office:value="0" calcext:value-type="float">
            <text:p>0</text:p>
          </table:table-cell>
          <table:table-cell office:value-type="float" office:value="6.15256E-018" calcext:value-type="float">
            <text:p>0,000</text:p>
          </table:table-cell>
          <table:table-cell table:formula="of:=([geoOutFile.E204]-[geoOutFile.A204])/0.1" office:value-type="float" office:value="0.00119999999999898" calcext:value-type="float">
            <text:p>0,0012</text:p>
          </table:table-cell>
          <table:table-cell office:value-type="float" office:value="2.60751E-017" calcext:value-type="float">
            <text:p>0,000</text:p>
          </table:table-cell>
          <table:table-cell table:formula="of:=([geoOutFile.F204]-[geoOutFile.A20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4]-[geoOutFile.A204])/0.01" office:value-type="float" office:value="0" calcext:value-type="float">
            <text:p>0</text:p>
          </table:table-cell>
          <table:table-cell office:value-type="float" office:value="-4.57967E-016" calcext:value-type="float">
            <text:p>0,000</text:p>
          </table:table-cell>
          <table:table-cell table:formula="of:=([geoOutFile.H204]-[geoOutFile.A2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4]-[geoOutFile.A204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5]-[geoOutFile.$A20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5]-[geoOutFile.A2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5]-[geoOutFile.A205])/0.1" office:value-type="float" office:value="0" calcext:value-type="float">
            <text:p>0</text:p>
          </table:table-cell>
          <table:table-cell office:value-type="float" office:value="6.56445E-018" calcext:value-type="float">
            <text:p>0,000</text:p>
          </table:table-cell>
          <table:table-cell table:formula="of:=([geoOutFile.E205]-[geoOutFile.A205])/0.1" office:value-type="float" office:value="0.00130000000000408" calcext:value-type="float">
            <text:p>0,0013</text:p>
          </table:table-cell>
          <table:table-cell office:value-type="float" office:value="2.78098E-017" calcext:value-type="float">
            <text:p>0,000</text:p>
          </table:table-cell>
          <table:table-cell table:formula="of:=([geoOutFile.F205]-[geoOutFile.A20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5]-[geoOutFile.A205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05]-[geoOutFile.A2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5]-[geoOutFile.A205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06]-[geoOutFile.$A20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6]-[geoOutFile.A2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6]-[geoOutFile.A206])/0.1" office:value-type="float" office:value="0" calcext:value-type="float">
            <text:p>0</text:p>
          </table:table-cell>
          <table:table-cell office:value-type="float" office:value="6.88639E-018" calcext:value-type="float">
            <text:p>0,000</text:p>
          </table:table-cell>
          <table:table-cell table:formula="of:=([geoOutFile.E206]-[geoOutFile.A206])/0.1" office:value-type="float" office:value="0.000900000000001455" calcext:value-type="float">
            <text:p>0,0009</text:p>
          </table:table-cell>
          <table:table-cell office:value-type="float" office:value="-0.000521707" calcext:value-type="float">
            <text:p>-0,001</text:p>
          </table:table-cell>
          <table:table-cell table:formula="of:=([geoOutFile.F206]-[geoOutFile.A20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6]-[geoOutFile.A206])/0.01" office:value-type="float" office:value="-0.112999999999985" calcext:value-type="float">
            <text:p>-0,113</text:p>
          </table:table-cell>
          <table:table-cell office:value-type="float" office:value="-0.113492" calcext:value-type="float">
            <text:p>-0,113</text:p>
          </table:table-cell>
          <table:table-cell table:formula="of:=([geoOutFile.H206]-[geoOutFile.A2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6]-[geoOutFile.A206])/0.01" office:value-type="float" office:value="0.16500000000006" calcext:value-type="float">
            <text:p>0,165</text:p>
          </table:table-cell>
          <table:table-cell office:value-type="float" office:value="0.170238" calcext:value-type="float">
            <text:p>0,170</text:p>
          </table:table-cell>
        </table:table-row>
        <table:table-row table:style-name="ro1">
          <table:table-cell/>
          <table:table-cell table:formula="of:=([geoOutFile.B207]-[geoOutFile.$A20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7]-[geoOutFile.A2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7]-[geoOutFile.A207])/0.1" office:value-type="float" office:value="0" calcext:value-type="float">
            <text:p>0</text:p>
          </table:table-cell>
          <table:table-cell office:value-type="float" office:value="7.23597E-018" calcext:value-type="float">
            <text:p>0,000</text:p>
          </table:table-cell>
          <table:table-cell table:formula="of:=([geoOutFile.E207]-[geoOutFile.A207])/0.1" office:value-type="float" office:value="0.00550000000000495" calcext:value-type="float">
            <text:p>0,0055</text:p>
          </table:table-cell>
          <table:table-cell office:value-type="float" office:value="0.00403739" calcext:value-type="float">
            <text:p>0,004</text:p>
          </table:table-cell>
          <table:table-cell table:formula="of:=([geoOutFile.F207]-[geoOutFile.A20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7]-[geoOutFile.A207])/0.01" office:value-type="float" office:value="0.642000000000031" calcext:value-type="float">
            <text:p>0,642</text:p>
          </table:table-cell>
          <table:table-cell office:value-type="float" office:value="0.6422" calcext:value-type="float">
            <text:p>0,642</text:p>
          </table:table-cell>
          <table:table-cell table:formula="of:=([geoOutFile.H207]-[geoOutFile.A2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7]-[geoOutFile.A207])/0.01" office:value-type="float" office:value="-0.659999999999883" calcext:value-type="float">
            <text:p>-0,66</text:p>
          </table:table-cell>
          <table:table-cell office:value-type="float" office:value="-0.671118" calcext:value-type="float">
            <text:p>-0,671</text:p>
          </table:table-cell>
        </table:table-row>
        <table:table-row table:style-name="ro1">
          <table:table-cell/>
          <table:table-cell table:formula="of:=([geoOutFile.B208]-[geoOutFile.$A20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8]-[geoOutFile.A2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8]-[geoOutFile.A208])/0.1" office:value-type="float" office:value="0" calcext:value-type="float">
            <text:p>0</text:p>
          </table:table-cell>
          <table:table-cell office:value-type="float" office:value="7.60113E-018" calcext:value-type="float">
            <text:p>0,000</text:p>
          </table:table-cell>
          <table:table-cell table:formula="of:=([geoOutFile.E208]-[geoOutFile.A208])/0.1" office:value-type="float" office:value="0.0103000000000009" calcext:value-type="float">
            <text:p>0,0103</text:p>
          </table:table-cell>
          <table:table-cell office:value-type="float" office:value="0.00877486" calcext:value-type="float">
            <text:p>0,009</text:p>
          </table:table-cell>
          <table:table-cell table:formula="of:=([geoOutFile.F208]-[geoOutFile.A20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8]-[geoOutFile.A208])/0.01" office:value-type="float" office:value="1.431" calcext:value-type="float">
            <text:p>1,431</text:p>
          </table:table-cell>
          <table:table-cell office:value-type="float" office:value="1.43158" calcext:value-type="float">
            <text:p>1,432</text:p>
          </table:table-cell>
          <table:table-cell table:formula="of:=([geoOutFile.H208]-[geoOutFile.A2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8]-[geoOutFile.A208])/0.01" office:value-type="float" office:value="-1.51699999999995" calcext:value-type="float">
            <text:p>-1,517</text:p>
          </table:table-cell>
          <table:table-cell office:value-type="float" office:value="-1.54539" calcext:value-type="float">
            <text:p>-1,545</text:p>
          </table:table-cell>
        </table:table-row>
        <table:table-row table:style-name="ro1">
          <table:table-cell/>
          <table:table-cell table:formula="of:=([geoOutFile.B209]-[geoOutFile.$A20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09]-[geoOutFile.A2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09]-[geoOutFile.A209])/0.1" office:value-type="float" office:value="0" calcext:value-type="float">
            <text:p>0</text:p>
          </table:table-cell>
          <table:table-cell office:value-type="float" office:value="7.9964E-018" calcext:value-type="float">
            <text:p>0,000</text:p>
          </table:table-cell>
          <table:table-cell table:formula="of:=([geoOutFile.E209]-[geoOutFile.A209])/0.1" office:value-type="float" office:value="0.0154000000000032" calcext:value-type="float">
            <text:p>0,0154</text:p>
          </table:table-cell>
          <table:table-cell office:value-type="float" office:value="0.0138444" calcext:value-type="float">
            <text:p>0,014</text:p>
          </table:table-cell>
          <table:table-cell table:formula="of:=([geoOutFile.F209]-[geoOutFile.A20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09]-[geoOutFile.A209])/0.01" office:value-type="float" office:value="2.285" calcext:value-type="float">
            <text:p>2,285</text:p>
          </table:table-cell>
          <table:table-cell office:value-type="float" office:value="2.28603" calcext:value-type="float">
            <text:p>2,286</text:p>
          </table:table-cell>
          <table:table-cell table:formula="of:=([geoOutFile.H209]-[geoOutFile.A2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09]-[geoOutFile.A209])/0.01" office:value-type="float" office:value="-2.43500000000001" calcext:value-type="float">
            <text:p>-2,435</text:p>
          </table:table-cell>
          <table:table-cell office:value-type="float" office:value="-2.48096" calcext:value-type="float">
            <text:p>-2,481</text:p>
          </table:table-cell>
        </table:table-row>
        <table:table-row table:style-name="ro1">
          <table:table-cell/>
          <table:table-cell table:formula="of:=([geoOutFile.B210]-[geoOutFile.$A21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0]-[geoOutFile.A2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0]-[geoOutFile.A210])/0.1" office:value-type="float" office:value="0" calcext:value-type="float">
            <text:p>0</text:p>
          </table:table-cell>
          <table:table-cell office:value-type="float" office:value="8.43424E-018" calcext:value-type="float">
            <text:p>0,000</text:p>
          </table:table-cell>
          <table:table-cell table:formula="of:=([geoOutFile.E210]-[geoOutFile.A210])/0.1" office:value-type="float" office:value="0.0210000000000043" calcext:value-type="float">
            <text:p>0,021</text:p>
          </table:table-cell>
          <table:table-cell office:value-type="float" office:value="0.01935" calcext:value-type="float">
            <text:p>0,019</text:p>
          </table:table-cell>
          <table:table-cell table:formula="of:=([geoOutFile.F210]-[geoOutFile.A21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0]-[geoOutFile.A210])/0.01" office:value-type="float" office:value="3.23200000000003" calcext:value-type="float">
            <text:p>3,232</text:p>
          </table:table-cell>
          <table:table-cell office:value-type="float" office:value="3.23252" calcext:value-type="float">
            <text:p>3,233</text:p>
          </table:table-cell>
          <table:table-cell table:formula="of:=([geoOutFile.H210]-[geoOutFile.A2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0]-[geoOutFile.A210])/0.01" office:value-type="float" office:value="-3.43300000000006" calcext:value-type="float">
            <text:p>-3,433</text:p>
          </table:table-cell>
          <table:table-cell office:value-type="float" office:value="-3.49698" calcext:value-type="float">
            <text:p>-3,497</text:p>
          </table:table-cell>
        </table:table-row>
        <table:table-row table:style-name="ro1">
          <table:table-cell/>
          <table:table-cell table:formula="of:=([geoOutFile.B211]-[geoOutFile.$A21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1]-[geoOutFile.A2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1]-[geoOutFile.A211])/0.1" office:value-type="float" office:value="0" calcext:value-type="float">
            <text:p>0</text:p>
          </table:table-cell>
          <table:table-cell office:value-type="float" office:value="8.92422E-018" calcext:value-type="float">
            <text:p>0,000</text:p>
          </table:table-cell>
          <table:table-cell table:formula="of:=([geoOutFile.E211]-[geoOutFile.A211])/0.1" office:value-type="float" office:value="0.0270999999999866" calcext:value-type="float">
            <text:p>0,0271</text:p>
          </table:table-cell>
          <table:table-cell office:value-type="float" office:value="0.0253203" calcext:value-type="float">
            <text:p>0,025</text:p>
          </table:table-cell>
          <table:table-cell table:formula="of:=([geoOutFile.F211]-[geoOutFile.A21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1]-[geoOutFile.A211])/0.01" office:value-type="float" office:value="4.29199999999987" calcext:value-type="float">
            <text:p>4,292</text:p>
          </table:table-cell>
          <table:table-cell office:value-type="float" office:value="4.29173" calcext:value-type="float">
            <text:p>4,292</text:p>
          </table:table-cell>
          <table:table-cell table:formula="of:=([geoOutFile.H211]-[geoOutFile.A2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1]-[geoOutFile.A211])/0.01" office:value-type="float" office:value="-4.51700000000006" calcext:value-type="float">
            <text:p>-4,517</text:p>
          </table:table-cell>
          <table:table-cell office:value-type="float" office:value="-4.59877" calcext:value-type="float">
            <text:p>-4,599</text:p>
          </table:table-cell>
        </table:table-row>
        <table:table-row table:style-name="ro1">
          <table:table-cell/>
          <table:table-cell table:formula="of:=([geoOutFile.B212]-[geoOutFile.$A21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2]-[geoOutFile.A2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2]-[geoOutFile.A212])/0.1" office:value-type="float" office:value="0" calcext:value-type="float">
            <text:p>0</text:p>
          </table:table-cell>
          <table:table-cell office:value-type="float" office:value="9.47235E-018" calcext:value-type="float">
            <text:p>0,000</text:p>
          </table:table-cell>
          <table:table-cell table:formula="of:=([geoOutFile.E212]-[geoOutFile.A212])/0.1" office:value-type="float" office:value="0.0340000000000096" calcext:value-type="float">
            <text:p>0,034</text:p>
          </table:table-cell>
          <table:table-cell office:value-type="float" office:value="0.0316852" calcext:value-type="float">
            <text:p>0,032</text:p>
          </table:table-cell>
          <table:table-cell table:formula="of:=([geoOutFile.F212]-[geoOutFile.A21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2]-[geoOutFile.A212])/0.01" office:value-type="float" office:value="5.48000000000002" calcext:value-type="float">
            <text:p>5,48</text:p>
          </table:table-cell>
          <table:table-cell office:value-type="float" office:value="5.47665" calcext:value-type="float">
            <text:p>5,477</text:p>
          </table:table-cell>
          <table:table-cell table:formula="of:=([geoOutFile.H212]-[geoOutFile.A2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2]-[geoOutFile.A212])/0.01" office:value-type="float" office:value="-5.66999999999993" calcext:value-type="float">
            <text:p>-5,67</text:p>
          </table:table-cell>
          <table:table-cell office:value-type="float" office:value="-5.77336" calcext:value-type="float">
            <text:p>-5,773</text:p>
          </table:table-cell>
        </table:table-row>
        <table:table-row table:style-name="ro1">
          <table:table-cell/>
          <table:table-cell table:formula="of:=([geoOutFile.B213]-[geoOutFile.$A21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3]-[geoOutFile.A2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3]-[geoOutFile.A213])/0.1" office:value-type="float" office:value="0" calcext:value-type="float">
            <text:p>0</text:p>
          </table:table-cell>
          <table:table-cell office:value-type="float" office:value="1.00807E-017" calcext:value-type="float">
            <text:p>0,000</text:p>
          </table:table-cell>
          <table:table-cell table:formula="of:=([geoOutFile.E213]-[geoOutFile.A213])/0.1" office:value-type="float" office:value="0.0399999999999956" calcext:value-type="float">
            <text:p>0,04</text:p>
          </table:table-cell>
          <table:table-cell office:value-type="float" office:value="0.0382571" calcext:value-type="float">
            <text:p>0,038</text:p>
          </table:table-cell>
          <table:table-cell table:formula="of:=([geoOutFile.F213]-[geoOutFile.A21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3]-[geoOutFile.A213])/0.01" office:value-type="float" office:value="6.78999999999999" calcext:value-type="float">
            <text:p>6,79</text:p>
          </table:table-cell>
          <table:table-cell office:value-type="float" office:value="6.79173" calcext:value-type="float">
            <text:p>6,792</text:p>
          </table:table-cell>
          <table:table-cell table:formula="of:=([geoOutFile.H213]-[geoOutFile.A2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3]-[geoOutFile.A213])/0.01" office:value-type="float" office:value="-6.87999999999995" calcext:value-type="float">
            <text:p>-6,88</text:p>
          </table:table-cell>
          <table:table-cell office:value-type="float" office:value="-6.98618" calcext:value-type="float">
            <text:p>-6,986</text:p>
          </table:table-cell>
        </table:table-row>
        <table:table-row table:style-name="ro1">
          <table:table-cell/>
          <table:table-cell table:formula="of:=([geoOutFile.B214]-[geoOutFile.$A21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4]-[geoOutFile.A2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4]-[geoOutFile.A214])/0.1" office:value-type="float" office:value="0" calcext:value-type="float">
            <text:p>0</text:p>
          </table:table-cell>
          <table:table-cell office:value-type="float" office:value="1.07472E-017" calcext:value-type="float">
            <text:p>0,000</text:p>
          </table:table-cell>
          <table:table-cell table:formula="of:=([geoOutFile.E214]-[geoOutFile.A214])/0.1" office:value-type="float" office:value="0.046999999999997" calcext:value-type="float">
            <text:p>0,047</text:p>
          </table:table-cell>
          <table:table-cell office:value-type="float" office:value="0.0447247" calcext:value-type="float">
            <text:p>0,045</text:p>
          </table:table-cell>
          <table:table-cell table:formula="of:=([geoOutFile.F214]-[geoOutFile.A21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4]-[geoOutFile.A214])/0.01" office:value-type="float" office:value="8.23" calcext:value-type="float">
            <text:p>8,23</text:p>
          </table:table-cell>
          <table:table-cell office:value-type="float" office:value="8.23252" calcext:value-type="float">
            <text:p>8,233</text:p>
          </table:table-cell>
          <table:table-cell table:formula="of:=([geoOutFile.H214]-[geoOutFile.A2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4]-[geoOutFile.A214])/0.01" office:value-type="float" office:value="-8.07000000000002" calcext:value-type="float">
            <text:p>-8,07</text:p>
          </table:table-cell>
          <table:table-cell office:value-type="float" office:value="-8.17973" calcext:value-type="float">
            <text:p>-8,180</text:p>
          </table:table-cell>
        </table:table-row>
        <table:table-row table:style-name="ro1">
          <table:table-cell/>
          <table:table-cell table:formula="of:=([geoOutFile.B215]-[geoOutFile.$A21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5]-[geoOutFile.A2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5]-[geoOutFile.A215])/0.1" office:value-type="float" office:value="0" calcext:value-type="float">
            <text:p>0</text:p>
          </table:table-cell>
          <table:table-cell office:value-type="float" office:value="1.14658E-017" calcext:value-type="float">
            <text:p>0,000</text:p>
          </table:table-cell>
          <table:table-cell table:formula="of:=([geoOutFile.E215]-[geoOutFile.A215])/0.1" office:value-type="float" office:value="0.0530000000000008" calcext:value-type="float">
            <text:p>0,053</text:p>
          </table:table-cell>
          <table:table-cell office:value-type="float" office:value="0.0506623" calcext:value-type="float">
            <text:p>0,051</text:p>
          </table:table-cell>
          <table:table-cell table:formula="of:=([geoOutFile.F215]-[geoOutFile.A21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5]-[geoOutFile.A215])/0.01" office:value-type="float" office:value="9.7900000000001" calcext:value-type="float">
            <text:p>9,79</text:p>
          </table:table-cell>
          <table:table-cell office:value-type="float" office:value="9.78603" calcext:value-type="float">
            <text:p>9,786</text:p>
          </table:table-cell>
          <table:table-cell table:formula="of:=([geoOutFile.H215]-[geoOutFile.A2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5]-[geoOutFile.A215])/0.01" office:value-type="float" office:value="-9.16999999999995" calcext:value-type="float">
            <text:p>-9,17</text:p>
          </table:table-cell>
          <table:table-cell office:value-type="float" office:value="-9.27548" calcext:value-type="float">
            <text:p>-9,275</text:p>
          </table:table-cell>
        </table:table-row>
        <table:table-row table:style-name="ro1">
          <table:table-cell/>
          <table:table-cell table:formula="of:=([geoOutFile.B216]-[geoOutFile.$A21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6]-[geoOutFile.A2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6]-[geoOutFile.A216])/0.1" office:value-type="float" office:value="0" calcext:value-type="float">
            <text:p>0</text:p>
          </table:table-cell>
          <table:table-cell office:value-type="float" office:value="1.22271E-017" calcext:value-type="float">
            <text:p>0,000</text:p>
          </table:table-cell>
          <table:table-cell table:formula="of:=([geoOutFile.E216]-[geoOutFile.A216])/0.1" office:value-type="float" office:value="0.0579999999999892" calcext:value-type="float">
            <text:p>0,058</text:p>
          </table:table-cell>
          <table:table-cell office:value-type="float" office:value="0.0555631" calcext:value-type="float">
            <text:p>0,056</text:p>
          </table:table-cell>
          <table:table-cell table:formula="of:=([geoOutFile.F216]-[geoOutFile.A21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6]-[geoOutFile.A216])/0.01" office:value-type="float" office:value="11.43" calcext:value-type="float">
            <text:p>11,43</text:p>
          </table:table-cell>
          <table:table-cell office:value-type="float" office:value="11.4316" calcext:value-type="float">
            <text:p>11,432</text:p>
          </table:table-cell>
          <table:table-cell table:formula="of:=([geoOutFile.H216]-[geoOutFile.A2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6]-[geoOutFile.A216])/0.01" office:value-type="float" office:value="-10.1000000000001" calcext:value-type="float">
            <text:p>-10,1</text:p>
          </table:table-cell>
          <table:table-cell office:value-type="float" office:value="-10.1799" calcext:value-type="float">
            <text:p>-10,180</text:p>
          </table:table-cell>
        </table:table-row>
        <table:table-row table:style-name="ro1">
          <table:table-cell/>
          <table:table-cell table:formula="of:=([geoOutFile.B217]-[geoOutFile.$A21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7]-[geoOutFile.A2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7]-[geoOutFile.A217])/0.1" office:value-type="float" office:value="0" calcext:value-type="float">
            <text:p>0</text:p>
          </table:table-cell>
          <table:table-cell office:value-type="float" office:value="1.30184E-017" calcext:value-type="float">
            <text:p>0,000</text:p>
          </table:table-cell>
          <table:table-cell table:formula="of:=([geoOutFile.E217]-[geoOutFile.A217])/0.1" office:value-type="float" office:value="0.0619999999999976" calcext:value-type="float">
            <text:p>0,062</text:p>
          </table:table-cell>
          <table:table-cell office:value-type="float" office:value="0.0588938" calcext:value-type="float">
            <text:p>0,059</text:p>
          </table:table-cell>
          <table:table-cell table:formula="of:=([geoOutFile.F217]-[geoOutFile.A21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7]-[geoOutFile.A217])/0.01" office:value-type="float" office:value="13.1399999999999" calcext:value-type="float">
            <text:p>13,14</text:p>
          </table:table-cell>
          <table:table-cell office:value-type="float" office:value="13.1422" calcext:value-type="float">
            <text:p>13,142</text:p>
          </table:table-cell>
          <table:table-cell table:formula="of:=([geoOutFile.H217]-[geoOutFile.A2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7]-[geoOutFile.A217])/0.01" office:value-type="float" office:value="-10.74" calcext:value-type="float">
            <text:p>-10,74</text:p>
          </table:table-cell>
          <table:table-cell office:value-type="float" office:value="-10.7946" calcext:value-type="float">
            <text:p>-10,795</text:p>
          </table:table-cell>
        </table:table-row>
        <table:table-row table:style-name="ro1">
          <table:table-cell/>
          <table:table-cell table:formula="of:=([geoOutFile.B218]-[geoOutFile.$A21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8]-[geoOutFile.A2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8]-[geoOutFile.A218])/0.1" office:value-type="float" office:value="0" calcext:value-type="float">
            <text:p>0</text:p>
          </table:table-cell>
          <table:table-cell office:value-type="float" office:value="1.38253E-017" calcext:value-type="float">
            <text:p>0,000</text:p>
          </table:table-cell>
          <table:table-cell table:formula="of:=([geoOutFile.E218]-[geoOutFile.A218])/0.1" office:value-type="float" office:value="0.063000000000013" calcext:value-type="float">
            <text:p>0,063</text:p>
          </table:table-cell>
          <table:table-cell office:value-type="float" office:value="0.0601663" calcext:value-type="float">
            <text:p>0,060</text:p>
          </table:table-cell>
          <table:table-cell table:formula="of:=([geoOutFile.F218]-[geoOutFile.A21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8]-[geoOutFile.A218])/0.01" office:value-type="float" office:value="14.8800000000001" calcext:value-type="float">
            <text:p>14,88</text:p>
          </table:table-cell>
          <table:table-cell office:value-type="float" office:value="14.8865" calcext:value-type="float">
            <text:p>14,887</text:p>
          </table:table-cell>
          <table:table-cell table:formula="of:=([geoOutFile.H218]-[geoOutFile.A2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8]-[geoOutFile.A218])/0.01" office:value-type="float" office:value="-11.0299999999999" calcext:value-type="float">
            <text:p>-11,03</text:p>
          </table:table-cell>
          <table:table-cell office:value-type="float" office:value="-11.0294" calcext:value-type="float">
            <text:p>-11,029</text:p>
          </table:table-cell>
        </table:table-row>
        <table:table-row table:style-name="ro1">
          <table:table-cell/>
          <table:table-cell table:formula="of:=([geoOutFile.B219]-[geoOutFile.$A21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19]-[geoOutFile.A2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19]-[geoOutFile.A219])/0.1" office:value-type="float" office:value="0" calcext:value-type="float">
            <text:p>0</text:p>
          </table:table-cell>
          <table:table-cell office:value-type="float" office:value="1.46322E-017" calcext:value-type="float">
            <text:p>0,000</text:p>
          </table:table-cell>
          <table:table-cell table:formula="of:=([geoOutFile.E219]-[geoOutFile.A219])/0.1" office:value-type="float" office:value="0.0619999999999976" calcext:value-type="float">
            <text:p>0,062</text:p>
          </table:table-cell>
          <table:table-cell office:value-type="float" office:value="0.0591084" calcext:value-type="float">
            <text:p>0,059</text:p>
          </table:table-cell>
          <table:table-cell table:formula="of:=([geoOutFile.F219]-[geoOutFile.A21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19]-[geoOutFile.A219])/0.01" office:value-type="float" office:value="16.63" calcext:value-type="float">
            <text:p>16,63</text:p>
          </table:table-cell>
          <table:table-cell office:value-type="float" office:value="16.6308" calcext:value-type="float">
            <text:p>16,631</text:p>
          </table:table-cell>
          <table:table-cell table:formula="of:=([geoOutFile.H219]-[geoOutFile.A2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19]-[geoOutFile.A219])/0.01" office:value-type="float" office:value="-10.88" calcext:value-type="float">
            <text:p>-10,88</text:p>
          </table:table-cell>
          <table:table-cell office:value-type="float" office:value="-10.8342" calcext:value-type="float">
            <text:p>-10,834</text:p>
          </table:table-cell>
        </table:table-row>
        <table:table-row table:style-name="ro1">
          <table:table-cell/>
          <table:table-cell table:formula="of:=([geoOutFile.B220]-[geoOutFile.$A22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0]-[geoOutFile.A2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0]-[geoOutFile.A220])/0.1" office:value-type="float" office:value="0" calcext:value-type="float">
            <text:p>0</text:p>
          </table:table-cell>
          <table:table-cell office:value-type="float" office:value="1.54235E-017" calcext:value-type="float">
            <text:p>0,000</text:p>
          </table:table-cell>
          <table:table-cell table:formula="of:=([geoOutFile.E220]-[geoOutFile.A220])/0.1" office:value-type="float" office:value="0.0590000000000046" calcext:value-type="float">
            <text:p>0,059</text:p>
          </table:table-cell>
          <table:table-cell office:value-type="float" office:value="0.055988" calcext:value-type="float">
            <text:p>0,056</text:p>
          </table:table-cell>
          <table:table-cell table:formula="of:=([geoOutFile.F220]-[geoOutFile.A22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0]-[geoOutFile.A220])/0.01" office:value-type="float" office:value="18.3499999999999" calcext:value-type="float">
            <text:p>18,35</text:p>
          </table:table-cell>
          <table:table-cell office:value-type="float" office:value="18.3414" calcext:value-type="float">
            <text:p>18,341</text:p>
          </table:table-cell>
          <table:table-cell table:formula="of:=([geoOutFile.H220]-[geoOutFile.A2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0]-[geoOutFile.A220])/0.01" office:value-type="float" office:value="-10.3400000000001" calcext:value-type="float">
            <text:p>-10,34</text:p>
          </table:table-cell>
          <table:table-cell office:value-type="float" office:value="-10.2583" calcext:value-type="float">
            <text:p>-10,258</text:p>
          </table:table-cell>
        </table:table-row>
        <table:table-row table:style-name="ro1">
          <table:table-cell/>
          <table:table-cell table:formula="of:=([geoOutFile.B221]-[geoOutFile.$A22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1]-[geoOutFile.A2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1]-[geoOutFile.A221])/0.1" office:value-type="float" office:value="0" calcext:value-type="float">
            <text:p>0</text:p>
          </table:table-cell>
          <table:table-cell office:value-type="float" office:value="1.61847E-017" calcext:value-type="float">
            <text:p>0,000</text:p>
          </table:table-cell>
          <table:table-cell table:formula="of:=([geoOutFile.E221]-[geoOutFile.A221])/0.1" office:value-type="float" office:value="0.0549999999999784" calcext:value-type="float">
            <text:p>0,055</text:p>
          </table:table-cell>
          <table:table-cell office:value-type="float" office:value="0.0512896" calcext:value-type="float">
            <text:p>0,051</text:p>
          </table:table-cell>
          <table:table-cell table:formula="of:=([geoOutFile.F221]-[geoOutFile.A22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1]-[geoOutFile.A221])/0.01" office:value-type="float" office:value="19.99" calcext:value-type="float">
            <text:p>19,99</text:p>
          </table:table-cell>
          <table:table-cell office:value-type="float" office:value="19.987" calcext:value-type="float">
            <text:p>19,987</text:p>
          </table:table-cell>
          <table:table-cell table:formula="of:=([geoOutFile.H221]-[geoOutFile.A2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1]-[geoOutFile.A221])/0.01" office:value-type="float" office:value="-9.50000000000024" calcext:value-type="float">
            <text:p>-9,5</text:p>
          </table:table-cell>
          <table:table-cell office:value-type="float" office:value="-9.39125" calcext:value-type="float">
            <text:p>-9,391</text:p>
          </table:table-cell>
        </table:table-row>
        <table:table-row table:style-name="ro1">
          <table:table-cell/>
          <table:table-cell table:formula="of:=([geoOutFile.B222]-[geoOutFile.$A22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2]-[geoOutFile.A2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2]-[geoOutFile.A222])/0.1" office:value-type="float" office:value="0" calcext:value-type="float">
            <text:p>0</text:p>
          </table:table-cell>
          <table:table-cell office:value-type="float" office:value="1.69034E-017" calcext:value-type="float">
            <text:p>0,000</text:p>
          </table:table-cell>
          <table:table-cell table:formula="of:=([geoOutFile.E222]-[geoOutFile.A222])/0.1" office:value-type="float" office:value="0.0489999999999924" calcext:value-type="float">
            <text:p>0,049</text:p>
          </table:table-cell>
          <table:table-cell office:value-type="float" office:value="0.0455431" calcext:value-type="float">
            <text:p>0,046</text:p>
          </table:table-cell>
          <table:table-cell table:formula="of:=([geoOutFile.F222]-[geoOutFile.A22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2]-[geoOutFile.A222])/0.01" office:value-type="float" office:value="21.5399999999999" calcext:value-type="float">
            <text:p>21,54</text:p>
          </table:table-cell>
          <table:table-cell office:value-type="float" office:value="21.5405" calcext:value-type="float">
            <text:p>21,541</text:p>
          </table:table-cell>
          <table:table-cell table:formula="of:=([geoOutFile.H222]-[geoOutFile.A2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2]-[geoOutFile.A222])/0.01" office:value-type="float" office:value="-8.44999999999985" calcext:value-type="float">
            <text:p>-8,45</text:p>
          </table:table-cell>
          <table:table-cell office:value-type="float" office:value="-8.33076" calcext:value-type="float">
            <text:p>-8,331</text:p>
          </table:table-cell>
        </table:table-row>
        <table:table-row table:style-name="ro1">
          <table:table-cell/>
          <table:table-cell table:formula="of:=([geoOutFile.B223]-[geoOutFile.$A22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3]-[geoOutFile.A2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3]-[geoOutFile.A223])/0.1" office:value-type="float" office:value="0" calcext:value-type="float">
            <text:p>0</text:p>
          </table:table-cell>
          <table:table-cell office:value-type="float" office:value="1.75699E-017" calcext:value-type="float">
            <text:p>0,000</text:p>
          </table:table-cell>
          <table:table-cell table:formula="of:=([geoOutFile.E223]-[geoOutFile.A223])/0.1" office:value-type="float" office:value="0.0419999999999732" calcext:value-type="float">
            <text:p>0,042</text:p>
          </table:table-cell>
          <table:table-cell office:value-type="float" office:value="0.0392528" calcext:value-type="float">
            <text:p>0,039</text:p>
          </table:table-cell>
          <table:table-cell table:formula="of:=([geoOutFile.F223]-[geoOutFile.A22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3]-[geoOutFile.A223])/0.01" office:value-type="float" office:value="22.9799999999997" calcext:value-type="float">
            <text:p>22,98</text:p>
          </table:table-cell>
          <table:table-cell office:value-type="float" office:value="22.9813" calcext:value-type="float">
            <text:p>22,981</text:p>
          </table:table-cell>
          <table:table-cell table:formula="of:=([geoOutFile.H223]-[geoOutFile.A2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3]-[geoOutFile.A223])/0.01" office:value-type="float" office:value="-7.29000000000006" calcext:value-type="float">
            <text:p>-7,29</text:p>
          </table:table-cell>
          <table:table-cell office:value-type="float" office:value="-7.16992" calcext:value-type="float">
            <text:p>-7,170</text:p>
          </table:table-cell>
        </table:table-row>
        <table:table-row table:style-name="ro1">
          <table:table-cell/>
          <table:table-cell table:formula="of:=([geoOutFile.B224]-[geoOutFile.$A22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4]-[geoOutFile.A2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4]-[geoOutFile.A224])/0.1" office:value-type="float" office:value="0" calcext:value-type="float">
            <text:p>0</text:p>
          </table:table-cell>
          <table:table-cell office:value-type="float" office:value="1.81782E-017" calcext:value-type="float">
            <text:p>0,000</text:p>
          </table:table-cell>
          <table:table-cell table:formula="of:=([geoOutFile.E224]-[geoOutFile.A224])/0.1" office:value-type="float" office:value="0.0359999999999872" calcext:value-type="float">
            <text:p>0,036</text:p>
          </table:table-cell>
          <table:table-cell office:value-type="float" office:value="0.0328425" calcext:value-type="float">
            <text:p>0,033</text:p>
          </table:table-cell>
          <table:table-cell table:formula="of:=([geoOutFile.F224]-[geoOutFile.A22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4]-[geoOutFile.A224])/0.01" office:value-type="float" office:value="24.2999999999999" calcext:value-type="float">
            <text:p>24,3</text:p>
          </table:table-cell>
          <table:table-cell office:value-type="float" office:value="24.2964" calcext:value-type="float">
            <text:p>24,296</text:p>
          </table:table-cell>
          <table:table-cell table:formula="of:=([geoOutFile.H224]-[geoOutFile.A2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4]-[geoOutFile.A224])/0.01" office:value-type="float" office:value="-6.09000000000002" calcext:value-type="float">
            <text:p>-6,09</text:p>
          </table:table-cell>
          <table:table-cell office:value-type="float" office:value="-5.98695" calcext:value-type="float">
            <text:p>-5,987</text:p>
          </table:table-cell>
        </table:table-row>
        <table:table-row table:style-name="ro1">
          <table:table-cell/>
          <table:table-cell table:formula="of:=([geoOutFile.B225]-[geoOutFile.$A22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5]-[geoOutFile.A2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5]-[geoOutFile.A225])/0.1" office:value-type="float" office:value="0" calcext:value-type="float">
            <text:p>0</text:p>
          </table:table-cell>
          <table:table-cell office:value-type="float" office:value="1.87264E-017" calcext:value-type="float">
            <text:p>0,000</text:p>
          </table:table-cell>
          <table:table-cell table:formula="of:=([geoOutFile.E225]-[geoOutFile.A225])/0.1" office:value-type="float" office:value="0.0300000000000011" calcext:value-type="float">
            <text:p>0,03</text:p>
          </table:table-cell>
          <table:table-cell office:value-type="float" office:value="0.0266235" calcext:value-type="float">
            <text:p>0,027</text:p>
          </table:table-cell>
          <table:table-cell table:formula="of:=([geoOutFile.F225]-[geoOutFile.A22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5]-[geoOutFile.A225])/0.01" office:value-type="float" office:value="25.4799999999999" calcext:value-type="float">
            <text:p>25,48</text:p>
          </table:table-cell>
          <table:table-cell office:value-type="float" office:value="25.4813" calcext:value-type="float">
            <text:p>25,481</text:p>
          </table:table-cell>
          <table:table-cell table:formula="of:=([geoOutFile.H225]-[geoOutFile.A2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5]-[geoOutFile.A225])/0.01" office:value-type="float" office:value="-4.94000000000021" calcext:value-type="float">
            <text:p>-4,94</text:p>
          </table:table-cell>
          <table:table-cell office:value-type="float" office:value="-4.83925" calcext:value-type="float">
            <text:p>-4,839</text:p>
          </table:table-cell>
        </table:table-row>
        <table:table-row table:style-name="ro1">
          <table:table-cell/>
          <table:table-cell table:formula="of:=([geoOutFile.B226]-[geoOutFile.$A22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6]-[geoOutFile.A2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6]-[geoOutFile.A226])/0.1" office:value-type="float" office:value="0" calcext:value-type="float">
            <text:p>0</text:p>
          </table:table-cell>
          <table:table-cell office:value-type="float" office:value="1.92163E-017" calcext:value-type="float">
            <text:p>0,000</text:p>
          </table:table-cell>
          <table:table-cell table:formula="of:=([geoOutFile.E226]-[geoOutFile.A226])/0.1" office:value-type="float" office:value="0.0240000000000151" calcext:value-type="float">
            <text:p>0,024</text:p>
          </table:table-cell>
          <table:table-cell office:value-type="float" office:value="0.0207834" calcext:value-type="float">
            <text:p>0,021</text:p>
          </table:table-cell>
          <table:table-cell table:formula="of:=([geoOutFile.F226]-[geoOutFile.A22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6]-[geoOutFile.A226])/0.01" office:value-type="float" office:value="26.54" calcext:value-type="float">
            <text:p>26,54</text:p>
          </table:table-cell>
          <table:table-cell office:value-type="float" office:value="26.5405" calcext:value-type="float">
            <text:p>26,541</text:p>
          </table:table-cell>
          <table:table-cell table:formula="of:=([geoOutFile.H226]-[geoOutFile.A2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6]-[geoOutFile.A226])/0.01" office:value-type="float" office:value="-3.83999999999993" calcext:value-type="float">
            <text:p>-3,84</text:p>
          </table:table-cell>
          <table:table-cell office:value-type="float" office:value="-3.76151" calcext:value-type="float">
            <text:p>-3,762</text:p>
          </table:table-cell>
        </table:table-row>
        <table:table-row table:style-name="ro1">
          <table:table-cell/>
          <table:table-cell table:formula="of:=([geoOutFile.B227]-[geoOutFile.$A22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7]-[geoOutFile.A2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7]-[geoOutFile.A227])/0.1" office:value-type="float" office:value="0" calcext:value-type="float">
            <text:p>0</text:p>
          </table:table-cell>
          <table:table-cell office:value-type="float" office:value="1.96542E-017" calcext:value-type="float">
            <text:p>0,000</text:p>
          </table:table-cell>
          <table:table-cell table:formula="of:=([geoOutFile.E227]-[geoOutFile.A227])/0.1" office:value-type="float" office:value="0.0189999999999912" calcext:value-type="float">
            <text:p>0,019</text:p>
          </table:table-cell>
          <table:table-cell office:value-type="float" office:value="0.0153943" calcext:value-type="float">
            <text:p>0,015</text:p>
          </table:table-cell>
          <table:table-cell table:formula="of:=([geoOutFile.F227]-[geoOutFile.A22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7]-[geoOutFile.A227])/0.01" office:value-type="float" office:value="27.4899999999999" calcext:value-type="float">
            <text:p>27,49</text:p>
          </table:table-cell>
          <table:table-cell office:value-type="float" office:value="27.487" calcext:value-type="float">
            <text:p>27,487</text:p>
          </table:table-cell>
          <table:table-cell table:formula="of:=([geoOutFile.H227]-[geoOutFile.A2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7]-[geoOutFile.A227])/0.01" office:value-type="float" office:value="-2.82000000000018" calcext:value-type="float">
            <text:p>-2,82</text:p>
          </table:table-cell>
          <table:table-cell office:value-type="float" office:value="-2.76697" calcext:value-type="float">
            <text:p>-2,767</text:p>
          </table:table-cell>
        </table:table-row>
        <table:table-row table:style-name="ro1">
          <table:table-cell/>
          <table:table-cell table:formula="of:=([geoOutFile.B228]-[geoOutFile.$A22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8]-[geoOutFile.A2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8]-[geoOutFile.A228])/0.1" office:value-type="float" office:value="0" calcext:value-type="float">
            <text:p>0</text:p>
          </table:table-cell>
          <table:table-cell office:value-type="float" office:value="2.00494E-017" calcext:value-type="float">
            <text:p>0,000</text:p>
          </table:table-cell>
          <table:table-cell table:formula="of:=([geoOutFile.E228]-[geoOutFile.A228])/0.1" office:value-type="float" office:value="0.0150000000000006" calcext:value-type="float">
            <text:p>0,015</text:p>
          </table:table-cell>
          <table:table-cell office:value-type="float" office:value="0.0104298" calcext:value-type="float">
            <text:p>0,010</text:p>
          </table:table-cell>
          <table:table-cell table:formula="of:=([geoOutFile.F228]-[geoOutFile.A22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8]-[geoOutFile.A228])/0.01" office:value-type="float" office:value="28.35" calcext:value-type="float">
            <text:p>28,35</text:p>
          </table:table-cell>
          <table:table-cell office:value-type="float" office:value="28.3414" calcext:value-type="float">
            <text:p>28,341</text:p>
          </table:table-cell>
          <table:table-cell table:formula="of:=([geoOutFile.H228]-[geoOutFile.A2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8]-[geoOutFile.A228])/0.01" office:value-type="float" office:value="-1.89000000000021" calcext:value-type="float">
            <text:p>-1,89</text:p>
          </table:table-cell>
          <table:table-cell office:value-type="float" office:value="-1.8508" calcext:value-type="float">
            <text:p>-1,851</text:p>
          </table:table-cell>
        </table:table-row>
        <table:table-row table:style-name="ro1">
          <table:table-cell/>
          <table:table-cell table:formula="of:=([geoOutFile.B229]-[geoOutFile.$A22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29]-[geoOutFile.A2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29]-[geoOutFile.A229])/0.1" office:value-type="float" office:value="0" calcext:value-type="float">
            <text:p>0</text:p>
          </table:table-cell>
          <table:table-cell office:value-type="float" office:value="2.04146E-017" calcext:value-type="float">
            <text:p>0,000</text:p>
          </table:table-cell>
          <table:table-cell table:formula="of:=([geoOutFile.E229]-[geoOutFile.A229])/0.1" office:value-type="float" office:value="0.00999999999997669" calcext:value-type="float">
            <text:p>0,01</text:p>
          </table:table-cell>
          <table:table-cell office:value-type="float" office:value="0.00578939" calcext:value-type="float">
            <text:p>0,006</text:p>
          </table:table-cell>
          <table:table-cell table:formula="of:=([geoOutFile.F229]-[geoOutFile.A22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29]-[geoOutFile.A229])/0.01" office:value-type="float" office:value="29.13" calcext:value-type="float">
            <text:p>29,13</text:p>
          </table:table-cell>
          <table:table-cell office:value-type="float" office:value="29.1308" calcext:value-type="float">
            <text:p>29,131</text:p>
          </table:table-cell>
          <table:table-cell table:formula="of:=([geoOutFile.H229]-[geoOutFile.A2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29]-[geoOutFile.A229])/0.01" office:value-type="float" office:value="-1.01000000000013" calcext:value-type="float">
            <text:p>-1,01</text:p>
          </table:table-cell>
          <table:table-cell office:value-type="float" office:value="-0.99444" calcext:value-type="float">
            <text:p>-0,994</text:p>
          </table:table-cell>
        </table:table-row>
        <table:table-row table:style-name="ro1">
          <table:table-cell/>
          <table:table-cell table:formula="of:=([geoOutFile.B230]-[geoOutFile.$A23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0]-[geoOutFile.A2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0]-[geoOutFile.A230])/0.1" office:value-type="float" office:value="0" calcext:value-type="float">
            <text:p>0</text:p>
          </table:table-cell>
          <table:table-cell office:value-type="float" office:value="2.07642E-017" calcext:value-type="float">
            <text:p>0,000</text:p>
          </table:table-cell>
          <table:table-cell table:formula="of:=([geoOutFile.E230]-[geoOutFile.A230])/0.1" office:value-type="float" office:value="0.00499999999998835" calcext:value-type="float">
            <text:p>0,005</text:p>
          </table:table-cell>
          <table:table-cell office:value-type="float" office:value="0.00132324" calcext:value-type="float">
            <text:p>0,001</text:p>
          </table:table-cell>
          <table:table-cell table:formula="of:=([geoOutFile.F230]-[geoOutFile.A23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0]-[geoOutFile.A230])/0.01" office:value-type="float" office:value="29.88" calcext:value-type="float">
            <text:p>29,88</text:p>
          </table:table-cell>
          <table:table-cell office:value-type="float" office:value="29.8865" calcext:value-type="float">
            <text:p>29,887</text:p>
          </table:table-cell>
          <table:table-cell table:formula="of:=([geoOutFile.H230]-[geoOutFile.A2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0]-[geoOutFile.A230])/0.01" office:value-type="float" office:value="-0.180000000000291" calcext:value-type="float">
            <text:p>-0,18</text:p>
          </table:table-cell>
          <table:table-cell office:value-type="float" office:value="-0.170238" calcext:value-type="float">
            <text:p>-0,170</text:p>
          </table:table-cell>
        </table:table-row>
        <table:table-row table:style-name="ro1">
          <table:table-cell/>
          <table:table-cell table:formula="of:=([geoOutFile.B231]-[geoOutFile.$A23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1]-[geoOutFile.A2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1]-[geoOutFile.A231])/0.1" office:value-type="float" office:value="0" calcext:value-type="float">
            <text:p>0</text:p>
          </table:table-cell>
          <table:table-cell office:value-type="float" office:value="2.11911E-017" calcext:value-type="float">
            <text:p>0,000</text:p>
          </table:table-cell>
          <table:table-cell table:formula="of:=([geoOutFile.E231]-[geoOutFile.A231])/0.1" office:value-type="float" office:value="0.00400000000002621" calcext:value-type="float">
            <text:p>0,004</text:p>
          </table:table-cell>
          <table:table-cell office:value-type="float" office:value="8.95551E-017" calcext:value-type="float">
            <text:p>0,000</text:p>
          </table:table-cell>
          <table:table-cell table:formula="of:=([geoOutFile.F231]-[geoOutFile.A23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1]-[geoOutFile.A231])/0.01" office:value-type="float" office:value="28.3800000000003" calcext:value-type="float">
            <text:p>28,38</text:p>
          </table:table-cell>
          <table:table-cell office:value-type="float" office:value="28.3811" calcext:value-type="float">
            <text:p>28,381</text:p>
          </table:table-cell>
          <table:table-cell table:formula="of:=([geoOutFile.H231]-[geoOutFile.A2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1]-[geoOutFile.A23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32]-[geoOutFile.$A23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2]-[geoOutFile.A2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2]-[geoOutFile.A232])/0.1" office:value-type="float" office:value="0" calcext:value-type="float">
            <text:p>0</text:p>
          </table:table-cell>
          <table:table-cell office:value-type="float" office:value="2.1603E-017" calcext:value-type="float">
            <text:p>0,000</text:p>
          </table:table-cell>
          <table:table-cell table:formula="of:=([geoOutFile.E232]-[geoOutFile.A232])/0.1" office:value-type="float" office:value="0.00399999999999068" calcext:value-type="float">
            <text:p>0,004</text:p>
          </table:table-cell>
          <table:table-cell office:value-type="float" office:value="9.04225E-017" calcext:value-type="float">
            <text:p>0,000</text:p>
          </table:table-cell>
          <table:table-cell table:formula="of:=([geoOutFile.F232]-[geoOutFile.A23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2]-[geoOutFile.A232])/0.01" office:value-type="float" office:value="26.5999999999998" calcext:value-type="float">
            <text:p>26,6</text:p>
          </table:table-cell>
          <table:table-cell office:value-type="float" office:value="26.6003" calcext:value-type="float">
            <text:p>26,600</text:p>
          </table:table-cell>
          <table:table-cell table:formula="of:=([geoOutFile.H232]-[geoOutFile.A2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2]-[geoOutFile.A23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33]-[geoOutFile.$A23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3]-[geoOutFile.A2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3]-[geoOutFile.A233])/0.1" office:value-type="float" office:value="0" calcext:value-type="float">
            <text:p>0</text:p>
          </table:table-cell>
          <table:table-cell office:value-type="float" office:value="2.20561E-017" calcext:value-type="float">
            <text:p>0,000</text:p>
          </table:table-cell>
          <table:table-cell table:formula="of:=([geoOutFile.E233]-[geoOutFile.A233])/0.1" office:value-type="float" office:value="0.00499999999998835" calcext:value-type="float">
            <text:p>0,005</text:p>
          </table:table-cell>
          <table:table-cell office:value-type="float" office:value="9.21572E-017" calcext:value-type="float">
            <text:p>0,000</text:p>
          </table:table-cell>
          <table:table-cell table:formula="of:=([geoOutFile.F233]-[geoOutFile.A23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3]-[geoOutFile.A233])/0.01" office:value-type="float" office:value="24.6399999999998" calcext:value-type="float">
            <text:p>24,64</text:p>
          </table:table-cell>
          <table:table-cell office:value-type="float" office:value="24.6415" calcext:value-type="float">
            <text:p>24,642</text:p>
          </table:table-cell>
          <table:table-cell table:formula="of:=([geoOutFile.H233]-[geoOutFile.A2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3]-[geoOutFile.A23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34]-[geoOutFile.$A23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4]-[geoOutFile.A2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4]-[geoOutFile.A234])/0.1" office:value-type="float" office:value="0" calcext:value-type="float">
            <text:p>0</text:p>
          </table:table-cell>
          <table:table-cell office:value-type="float" office:value="2.25545E-017" calcext:value-type="float">
            <text:p>0,000</text:p>
          </table:table-cell>
          <table:table-cell table:formula="of:=([geoOutFile.E234]-[geoOutFile.A234])/0.1" office:value-type="float" office:value="0.00499999999998835" calcext:value-type="float">
            <text:p>0,005</text:p>
          </table:table-cell>
          <table:table-cell office:value-type="float" office:value="9.56266E-017" calcext:value-type="float">
            <text:p>0,000</text:p>
          </table:table-cell>
          <table:table-cell table:formula="of:=([geoOutFile.F234]-[geoOutFile.A23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4]-[geoOutFile.A234])/0.01" office:value-type="float" office:value="22.4900000000002" calcext:value-type="float">
            <text:p>22,49</text:p>
          </table:table-cell>
          <table:table-cell office:value-type="float" office:value="22.4867" calcext:value-type="float">
            <text:p>22,487</text:p>
          </table:table-cell>
          <table:table-cell table:formula="of:=([geoOutFile.H234]-[geoOutFile.A2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4]-[geoOutFile.A234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35]-[geoOutFile.$A23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5]-[geoOutFile.A2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5]-[geoOutFile.A235])/0.1" office:value-type="float" office:value="0" calcext:value-type="float">
            <text:p>0</text:p>
          </table:table-cell>
          <table:table-cell office:value-type="float" office:value="2.31027E-017" calcext:value-type="float">
            <text:p>0,000</text:p>
          </table:table-cell>
          <table:table-cell table:formula="of:=([geoOutFile.E235]-[geoOutFile.A235])/0.1" office:value-type="float" office:value="0.00399999999999068" calcext:value-type="float">
            <text:p>0,004</text:p>
          </table:table-cell>
          <table:table-cell office:value-type="float" office:value="1.02566E-016" calcext:value-type="float">
            <text:p>0,000</text:p>
          </table:table-cell>
          <table:table-cell table:formula="of:=([geoOutFile.F235]-[geoOutFile.A23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5]-[geoOutFile.A235])/0.01" office:value-type="float" office:value="20.11" calcext:value-type="float">
            <text:p>20,11</text:p>
          </table:table-cell>
          <table:table-cell office:value-type="float" office:value="20.1165" calcext:value-type="float">
            <text:p>20,117</text:p>
          </table:table-cell>
          <table:table-cell table:formula="of:=([geoOutFile.H235]-[geoOutFile.A2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5]-[geoOutFile.A235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36]-[geoOutFile.$A23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6]-[geoOutFile.A2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6]-[geoOutFile.A236])/0.1" office:value-type="float" office:value="0" calcext:value-type="float">
            <text:p>0</text:p>
          </table:table-cell>
          <table:table-cell office:value-type="float" office:value="2.37057E-017" calcext:value-type="float">
            <text:p>0,000</text:p>
          </table:table-cell>
          <table:table-cell table:formula="of:=([geoOutFile.E236]-[geoOutFile.A236])/0.1" office:value-type="float" office:value="0.00499999999998835" calcext:value-type="float">
            <text:p>0,005</text:p>
          </table:table-cell>
          <table:table-cell office:value-type="float" office:value="8.86877E-017" calcext:value-type="float">
            <text:p>0,000</text:p>
          </table:table-cell>
          <table:table-cell table:formula="of:=([geoOutFile.F236]-[geoOutFile.A23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6]-[geoOutFile.A236])/0.01" office:value-type="float" office:value="17.5099999999997" calcext:value-type="float">
            <text:p>17,51</text:p>
          </table:table-cell>
          <table:table-cell office:value-type="float" office:value="17.5092" calcext:value-type="float">
            <text:p>17,509</text:p>
          </table:table-cell>
          <table:table-cell table:formula="of:=([geoOutFile.H236]-[geoOutFile.A2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6]-[geoOutFile.A236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37]-[geoOutFile.$A23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7]-[geoOutFile.A2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7]-[geoOutFile.A237])/0.1" office:value-type="float" office:value="0" calcext:value-type="float">
            <text:p>0</text:p>
          </table:table-cell>
          <table:table-cell office:value-type="float" office:value="2.43691E-017" calcext:value-type="float">
            <text:p>0,000</text:p>
          </table:table-cell>
          <table:table-cell table:formula="of:=([geoOutFile.E237]-[geoOutFile.A237])/0.1" office:value-type="float" office:value="0.00499999999998835" calcext:value-type="float">
            <text:p>0,005</text:p>
          </table:table-cell>
          <table:table-cell office:value-type="float" office:value="1.02566E-016" calcext:value-type="float">
            <text:p>0,000</text:p>
          </table:table-cell>
          <table:table-cell table:formula="of:=([geoOutFile.F237]-[geoOutFile.A23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7]-[geoOutFile.A237])/0.01" office:value-type="float" office:value="14.64" calcext:value-type="float">
            <text:p>14,64</text:p>
          </table:table-cell>
          <table:table-cell office:value-type="float" office:value="14.6413" calcext:value-type="float">
            <text:p>14,641</text:p>
          </table:table-cell>
          <table:table-cell table:formula="of:=([geoOutFile.H237]-[geoOutFile.A2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7]-[geoOutFile.A237])/0.01" office:value-type="float" office:value="0" calcext:value-type="float">
            <text:p>0</text:p>
          </table:table-cell>
          <table:table-cell office:value-type="float" office:value="-1.77636E-015" calcext:value-type="float">
            <text:p>0,000</text:p>
          </table:table-cell>
        </table:table-row>
        <table:table-row table:style-name="ro1">
          <table:table-cell/>
          <table:table-cell table:formula="of:=([geoOutFile.B238]-[geoOutFile.$A23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8]-[geoOutFile.A2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8]-[geoOutFile.A238])/0.1" office:value-type="float" office:value="0" calcext:value-type="float">
            <text:p>0</text:p>
          </table:table-cell>
          <table:table-cell office:value-type="float" office:value="2.50988E-017" calcext:value-type="float">
            <text:p>0,000</text:p>
          </table:table-cell>
          <table:table-cell table:formula="of:=([geoOutFile.E238]-[geoOutFile.A238])/0.1" office:value-type="float" office:value="0.00500000000002387" calcext:value-type="float">
            <text:p>0,005</text:p>
          </table:table-cell>
          <table:table-cell office:value-type="float" office:value="8.86877E-017" calcext:value-type="float">
            <text:p>0,000</text:p>
          </table:table-cell>
          <table:table-cell table:formula="of:=([geoOutFile.F238]-[geoOutFile.A23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8]-[geoOutFile.A238])/0.01" office:value-type="float" office:value="11.4800000000002" calcext:value-type="float">
            <text:p>11,48</text:p>
          </table:table-cell>
          <table:table-cell office:value-type="float" office:value="11.4865" calcext:value-type="float">
            <text:p>11,487</text:p>
          </table:table-cell>
          <table:table-cell table:formula="of:=([geoOutFile.H238]-[geoOutFile.A2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8]-[geoOutFile.A23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39]-[geoOutFile.$A23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39]-[geoOutFile.A2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39]-[geoOutFile.A239])/0.1" office:value-type="float" office:value="0" calcext:value-type="float">
            <text:p>0</text:p>
          </table:table-cell>
          <table:table-cell office:value-type="float" office:value="2.59014E-017" calcext:value-type="float">
            <text:p>0,000</text:p>
          </table:table-cell>
          <table:table-cell table:formula="of:=([geoOutFile.E239]-[geoOutFile.A239])/0.1" office:value-type="float" office:value="0.00500000000002387" calcext:value-type="float">
            <text:p>0,005</text:p>
          </table:table-cell>
          <table:table-cell office:value-type="float" office:value="1.16443E-016" calcext:value-type="float">
            <text:p>0,000</text:p>
          </table:table-cell>
          <table:table-cell table:formula="of:=([geoOutFile.F239]-[geoOutFile.A23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39]-[geoOutFile.A239])/0.01" office:value-type="float" office:value="8.02000000000014" calcext:value-type="float">
            <text:p>8,02</text:p>
          </table:table-cell>
          <table:table-cell office:value-type="float" office:value="8.01626" calcext:value-type="float">
            <text:p>8,016</text:p>
          </table:table-cell>
          <table:table-cell table:formula="of:=([geoOutFile.H239]-[geoOutFile.A2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39]-[geoOutFile.A23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40]-[geoOutFile.$A24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0]-[geoOutFile.A2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0]-[geoOutFile.A240])/0.1" office:value-type="float" office:value="0" calcext:value-type="float">
            <text:p>0</text:p>
          </table:table-cell>
          <table:table-cell office:value-type="float" office:value="2.67844E-017" calcext:value-type="float">
            <text:p>0,000</text:p>
          </table:table-cell>
          <table:table-cell table:formula="of:=([geoOutFile.E240]-[geoOutFile.A240])/0.1" office:value-type="float" office:value="0.00500000000002387" calcext:value-type="float">
            <text:p>0,005</text:p>
          </table:table-cell>
          <table:table-cell office:value-type="float" office:value="1.02566E-016" calcext:value-type="float">
            <text:p>0,000</text:p>
          </table:table-cell>
          <table:table-cell table:formula="of:=([geoOutFile.F240]-[geoOutFile.A24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0]-[geoOutFile.A240])/0.01" office:value-type="float" office:value="4.19000000000018" calcext:value-type="float">
            <text:p>4,19</text:p>
          </table:table-cell>
          <table:table-cell office:value-type="float" office:value="4.19899" calcext:value-type="float">
            <text:p>4,199</text:p>
          </table:table-cell>
          <table:table-cell table:formula="of:=([geoOutFile.H240]-[geoOutFile.A2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0]-[geoOutFile.A240])/0.01" office:value-type="float" office:value="0" calcext:value-type="float">
            <text:p>0</text:p>
          </table:table-cell>
          <table:table-cell office:value-type="float" office:value="-1.77636E-015" calcext:value-type="float">
            <text:p>0,000</text:p>
          </table:table-cell>
        </table:table-row>
        <table:table-row table:style-name="ro1">
          <table:table-cell/>
          <table:table-cell table:formula="of:=([geoOutFile.B241]-[geoOutFile.$A24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1]-[geoOutFile.A2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1]-[geoOutFile.A241])/0.1" office:value-type="float" office:value="0" calcext:value-type="float">
            <text:p>0</text:p>
          </table:table-cell>
          <table:table-cell office:value-type="float" office:value="2.77556E-017" calcext:value-type="float">
            <text:p>0,000</text:p>
          </table:table-cell>
          <table:table-cell table:formula="of:=([geoOutFile.E241]-[geoOutFile.A241])/0.1" office:value-type="float" office:value="0.00499999999998835" calcext:value-type="float">
            <text:p>0,005</text:p>
          </table:table-cell>
          <table:table-cell office:value-type="float" office:value="1.16443E-016" calcext:value-type="float">
            <text:p>0,000</text:p>
          </table:table-cell>
          <table:table-cell table:formula="of:=([geoOutFile.F241]-[geoOutFile.A24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1]-[geoOutFile.A241])/0.01" office:value-type="float" office:value="0" calcext:value-type="float">
            <text:p>0</text:p>
          </table:table-cell>
          <table:table-cell office:value-type="float" office:value="3.55271E-015" calcext:value-type="float">
            <text:p>0,000</text:p>
          </table:table-cell>
          <table:table-cell table:formula="of:=([geoOutFile.H241]-[geoOutFile.A2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1]-[geoOutFile.A24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42]-[geoOutFile.$A24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2]-[geoOutFile.A2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2]-[geoOutFile.A2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42]-[geoOutFile.A242])/0.1" office:value-type="float" office:value="0" calcext:value-type="float">
            <text:p>0</text:p>
          </table:table-cell>
          <table:table-cell office:value-type="float" office:value="-5.14996E-018" calcext:value-type="float">
            <text:p>0,000</text:p>
          </table:table-cell>
          <table:table-cell table:formula="of:=([geoOutFile.F242]-[geoOutFile.A24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2]-[geoOutFile.A242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42]-[geoOutFile.A2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2]-[geoOutFile.A242])/0.01" office:value-type="float" office:value="-0.0000000000000888178" calcext:value-type="float">
            <text:p>-8,88178E-14</text:p>
          </table:table-cell>
          <table:table-cell office:value-type="float" office:value="1.66533E-015" calcext:value-type="float">
            <text:p>0,000</text:p>
          </table:table-cell>
        </table:table-row>
        <table:table-row table:style-name="ro1">
          <table:table-cell/>
          <table:table-cell table:formula="of:=([geoOutFile.B243]-[geoOutFile.$A24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3]-[geoOutFile.A2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3]-[geoOutFile.A243])/0.1" office:value-type="float" office:value="0" calcext:value-type="float">
            <text:p>0</text:p>
          </table:table-cell>
          <table:table-cell office:value-type="float" office:value="9.71213E-019" calcext:value-type="float">
            <text:p>0,000</text:p>
          </table:table-cell>
          <table:table-cell table:formula="of:=([geoOutFile.E243]-[geoOutFile.A243])/0.1" office:value-type="float" office:value="0.00020000000000131" calcext:value-type="float">
            <text:p>0,0002</text:p>
          </table:table-cell>
          <table:table-cell office:value-type="float" office:value="1.78893E-018" calcext:value-type="float">
            <text:p>0,000</text:p>
          </table:table-cell>
          <table:table-cell table:formula="of:=([geoOutFile.F243]-[geoOutFile.A24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3]-[geoOutFile.A243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43]-[geoOutFile.A2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3]-[geoOutFile.A243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44]-[geoOutFile.$A24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4]-[geoOutFile.A2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4]-[geoOutFile.A244])/0.1" office:value-type="float" office:value="0" calcext:value-type="float">
            <text:p>0</text:p>
          </table:table-cell>
          <table:table-cell office:value-type="float" office:value="1.85413E-018" calcext:value-type="float">
            <text:p>0,000</text:p>
          </table:table-cell>
          <table:table-cell table:formula="of:=([geoOutFile.E244]-[geoOutFile.A244])/0.1" office:value-type="float" office:value="0.000300000000001965" calcext:value-type="float">
            <text:p>0,0003</text:p>
          </table:table-cell>
          <table:table-cell office:value-type="float" office:value="8.72783E-018" calcext:value-type="float">
            <text:p>0,000</text:p>
          </table:table-cell>
          <table:table-cell table:formula="of:=([geoOutFile.F244]-[geoOutFile.A24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4]-[geoOutFile.A244])/0.01" office:value-type="float" office:value="0" calcext:value-type="float">
            <text:p>0</text:p>
          </table:table-cell>
          <table:table-cell office:value-type="float" office:value="-2.01228E-015" calcext:value-type="float">
            <text:p>0,000</text:p>
          </table:table-cell>
          <table:table-cell table:formula="of:=([geoOutFile.H244]-[geoOutFile.A2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4]-[geoOutFile.A244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45]-[geoOutFile.$A24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5]-[geoOutFile.A2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5]-[geoOutFile.A245])/0.1" office:value-type="float" office:value="0" calcext:value-type="float">
            <text:p>0</text:p>
          </table:table-cell>
          <table:table-cell office:value-type="float" office:value="2.65679E-018" calcext:value-type="float">
            <text:p>0,000</text:p>
          </table:table-cell>
          <table:table-cell table:formula="of:=([geoOutFile.E245]-[geoOutFile.A245])/0.1" office:value-type="float" office:value="0.000499999999998835" calcext:value-type="float">
            <text:p>0,0005</text:p>
          </table:table-cell>
          <table:table-cell office:value-type="float" office:value="1.56667E-017" calcext:value-type="float">
            <text:p>0,000</text:p>
          </table:table-cell>
          <table:table-cell table:formula="of:=([geoOutFile.F245]-[geoOutFile.A24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5]-[geoOutFile.A245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45]-[geoOutFile.A2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5]-[geoOutFile.A245])/0.01" office:value-type="float" office:value="0" calcext:value-type="float">
            <text:p>0</text:p>
          </table:table-cell>
          <table:table-cell office:value-type="float" office:value="-3.66374E-015" calcext:value-type="float">
            <text:p>0,000</text:p>
          </table:table-cell>
        </table:table-row>
        <table:table-row table:style-name="ro1">
          <table:table-cell/>
          <table:table-cell table:formula="of:=([geoOutFile.B246]-[geoOutFile.$A24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6]-[geoOutFile.A2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6]-[geoOutFile.A246])/0.1" office:value-type="float" office:value="0" calcext:value-type="float">
            <text:p>0</text:p>
          </table:table-cell>
          <table:table-cell office:value-type="float" office:value="3.38647E-018" calcext:value-type="float">
            <text:p>0,000</text:p>
          </table:table-cell>
          <table:table-cell table:formula="of:=([geoOutFile.E246]-[geoOutFile.A246])/0.1" office:value-type="float" office:value="0.000700000000000145" calcext:value-type="float">
            <text:p>0,0007</text:p>
          </table:table-cell>
          <table:table-cell office:value-type="float" office:value="1.56667E-017" calcext:value-type="float">
            <text:p>0,000</text:p>
          </table:table-cell>
          <table:table-cell table:formula="of:=([geoOutFile.F246]-[geoOutFile.A24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6]-[geoOutFile.A246])/0.01" office:value-type="float" office:value="0" calcext:value-type="float">
            <text:p>0</text:p>
          </table:table-cell>
          <table:table-cell office:value-type="float" office:value="6.52256E-016" calcext:value-type="float">
            <text:p>0,000</text:p>
          </table:table-cell>
          <table:table-cell table:formula="of:=([geoOutFile.H246]-[geoOutFile.A2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6]-[geoOutFile.A246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47]-[geoOutFile.$A24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7]-[geoOutFile.A2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7]-[geoOutFile.A247])/0.1" office:value-type="float" office:value="0" calcext:value-type="float">
            <text:p>0</text:p>
          </table:table-cell>
          <table:table-cell office:value-type="float" office:value="4.04983E-018" calcext:value-type="float">
            <text:p>0,000</text:p>
          </table:table-cell>
          <table:table-cell table:formula="of:=([geoOutFile.E247]-[geoOutFile.A247])/0.1" office:value-type="float" office:value="0.000800000000005241" calcext:value-type="float">
            <text:p>0,0008</text:p>
          </table:table-cell>
          <table:table-cell office:value-type="float" office:value="1.21973E-017" calcext:value-type="float">
            <text:p>0,000</text:p>
          </table:table-cell>
          <table:table-cell table:formula="of:=([geoOutFile.F247]-[geoOutFile.A24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7]-[geoOutFile.A247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47]-[geoOutFile.A2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7]-[geoOutFile.A247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48]-[geoOutFile.$A24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8]-[geoOutFile.A2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8]-[geoOutFile.A248])/0.1" office:value-type="float" office:value="0" calcext:value-type="float">
            <text:p>0</text:p>
          </table:table-cell>
          <table:table-cell office:value-type="float" office:value="4.65287E-018" calcext:value-type="float">
            <text:p>0,000</text:p>
          </table:table-cell>
          <table:table-cell table:formula="of:=([geoOutFile.E248]-[geoOutFile.A248])/0.1" office:value-type="float" office:value="0.000900000000001455" calcext:value-type="float">
            <text:p>0,0009</text:p>
          </table:table-cell>
          <table:table-cell office:value-type="float" office:value="1.56667E-017" calcext:value-type="float">
            <text:p>0,000</text:p>
          </table:table-cell>
          <table:table-cell table:formula="of:=([geoOutFile.F248]-[geoOutFile.A24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8]-[geoOutFile.A248])/0.01" office:value-type="float" office:value="0" calcext:value-type="float">
            <text:p>0</text:p>
          </table:table-cell>
          <table:table-cell office:value-type="float" office:value="-6.80012E-016" calcext:value-type="float">
            <text:p>0,000</text:p>
          </table:table-cell>
          <table:table-cell table:formula="of:=([geoOutFile.H248]-[geoOutFile.A2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8]-[geoOutFile.A248])/0.01" office:value-type="float" office:value="0" calcext:value-type="float">
            <text:p>0</text:p>
          </table:table-cell>
          <table:table-cell office:value-type="float" office:value="-9.99201E-016" calcext:value-type="float">
            <text:p>0,000</text:p>
          </table:table-cell>
        </table:table-row>
        <table:table-row table:style-name="ro1">
          <table:table-cell/>
          <table:table-cell table:formula="of:=([geoOutFile.B249]-[geoOutFile.$A24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49]-[geoOutFile.A2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49]-[geoOutFile.A249])/0.1" office:value-type="float" office:value="0" calcext:value-type="float">
            <text:p>0</text:p>
          </table:table-cell>
          <table:table-cell office:value-type="float" office:value="5.2011E-018" calcext:value-type="float">
            <text:p>0,000</text:p>
          </table:table-cell>
          <table:table-cell table:formula="of:=([geoOutFile.E249]-[geoOutFile.A249])/0.1" office:value-type="float" office:value="0.00100000000000655" calcext:value-type="float">
            <text:p>0,001</text:p>
          </table:table-cell>
          <table:table-cell office:value-type="float" office:value="2.08709E-017" calcext:value-type="float">
            <text:p>0,000</text:p>
          </table:table-cell>
          <table:table-cell table:formula="of:=([geoOutFile.F249]-[geoOutFile.A24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49]-[geoOutFile.A249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49]-[geoOutFile.A2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49]-[geoOutFile.A249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50]-[geoOutFile.$A25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0]-[geoOutFile.A2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0]-[geoOutFile.A250])/0.1" office:value-type="float" office:value="0" calcext:value-type="float">
            <text:p>0</text:p>
          </table:table-cell>
          <table:table-cell office:value-type="float" office:value="5.69948E-018" calcext:value-type="float">
            <text:p>0,000</text:p>
          </table:table-cell>
          <table:table-cell table:formula="of:=([geoOutFile.E250]-[geoOutFile.A250])/0.1" office:value-type="float" office:value="0.00119999999999898" calcext:value-type="float">
            <text:p>0,0012</text:p>
          </table:table-cell>
          <table:table-cell office:value-type="float" office:value="2.43403E-017" calcext:value-type="float">
            <text:p>0,000</text:p>
          </table:table-cell>
          <table:table-cell table:formula="of:=([geoOutFile.F250]-[geoOutFile.A25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0]-[geoOutFile.A250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50]-[geoOutFile.A2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0]-[geoOutFile.A250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51]-[geoOutFile.$A25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1]-[geoOutFile.A2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1]-[geoOutFile.A251])/0.1" office:value-type="float" office:value="0" calcext:value-type="float">
            <text:p>0</text:p>
          </table:table-cell>
          <table:table-cell office:value-type="float" office:value="6.15256E-018" calcext:value-type="float">
            <text:p>0,000</text:p>
          </table:table-cell>
          <table:table-cell table:formula="of:=([geoOutFile.E251]-[geoOutFile.A251])/0.1" office:value-type="float" office:value="0.00119999999999898" calcext:value-type="float">
            <text:p>0,0012</text:p>
          </table:table-cell>
          <table:table-cell office:value-type="float" office:value="2.60751E-017" calcext:value-type="float">
            <text:p>0,000</text:p>
          </table:table-cell>
          <table:table-cell table:formula="of:=([geoOutFile.F251]-[geoOutFile.A25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1]-[geoOutFile.A251])/0.01" office:value-type="float" office:value="0" calcext:value-type="float">
            <text:p>0</text:p>
          </table:table-cell>
          <table:table-cell office:value-type="float" office:value="-4.57967E-016" calcext:value-type="float">
            <text:p>0,000</text:p>
          </table:table-cell>
          <table:table-cell table:formula="of:=([geoOutFile.H251]-[geoOutFile.A2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1]-[geoOutFile.A251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52]-[geoOutFile.$A25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2]-[geoOutFile.A2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2]-[geoOutFile.A252])/0.1" office:value-type="float" office:value="0" calcext:value-type="float">
            <text:p>0</text:p>
          </table:table-cell>
          <table:table-cell office:value-type="float" office:value="6.56445E-018" calcext:value-type="float">
            <text:p>0,000</text:p>
          </table:table-cell>
          <table:table-cell table:formula="of:=([geoOutFile.E252]-[geoOutFile.A252])/0.1" office:value-type="float" office:value="0.00130000000000408" calcext:value-type="float">
            <text:p>0,0013</text:p>
          </table:table-cell>
          <table:table-cell office:value-type="float" office:value="2.78098E-017" calcext:value-type="float">
            <text:p>0,000</text:p>
          </table:table-cell>
          <table:table-cell table:formula="of:=([geoOutFile.F252]-[geoOutFile.A25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2]-[geoOutFile.A252])/0.01" office:value-type="float" office:value="0" calcext:value-type="float">
            <text:p>0</text:p>
          </table:table-cell>
          <table:table-cell office:value-type="float" office:value="-2.35922E-016" calcext:value-type="float">
            <text:p>0,000</text:p>
          </table:table-cell>
          <table:table-cell table:formula="of:=([geoOutFile.H252]-[geoOutFile.A2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2]-[geoOutFile.A252])/0.01" office:value-type="float" office:value="0" calcext:value-type="float">
            <text:p>0</text:p>
          </table:table-cell>
          <table:table-cell office:value-type="float" office:value="-1.88738E-015" calcext:value-type="float">
            <text:p>0,000</text:p>
          </table:table-cell>
        </table:table-row>
        <table:table-row table:style-name="ro1">
          <table:table-cell/>
          <table:table-cell table:formula="of:=([geoOutFile.B253]-[geoOutFile.$A25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3]-[geoOutFile.A2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3]-[geoOutFile.A253])/0.1" office:value-type="float" office:value="0" calcext:value-type="float">
            <text:p>0</text:p>
          </table:table-cell>
          <table:table-cell office:value-type="float" office:value="6.99139E-018" calcext:value-type="float">
            <text:p>0,000</text:p>
          </table:table-cell>
          <table:table-cell table:formula="of:=([geoOutFile.E253]-[geoOutFile.A253])/0.1" office:value-type="float" office:value="0.00189999999999912" calcext:value-type="float">
            <text:p>0,0019</text:p>
          </table:table-cell>
          <table:table-cell office:value-type="float" office:value="0.000521707" calcext:value-type="float">
            <text:p>0,001</text:p>
          </table:table-cell>
          <table:table-cell table:formula="of:=([geoOutFile.F253]-[geoOutFile.A25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3]-[geoOutFile.A253])/0.01" office:value-type="float" office:value="0.112999999999985" calcext:value-type="float">
            <text:p>0,113</text:p>
          </table:table-cell>
          <table:table-cell office:value-type="float" office:value="0.113492" calcext:value-type="float">
            <text:p>0,113</text:p>
          </table:table-cell>
          <table:table-cell table:formula="of:=([geoOutFile.H253]-[geoOutFile.A2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3]-[geoOutFile.A253])/0.01" office:value-type="float" office:value="-0.16500000000006" calcext:value-type="float">
            <text:p>-0,165</text:p>
          </table:table-cell>
          <table:table-cell office:value-type="float" office:value="-0.170238" calcext:value-type="float">
            <text:p>-0,170</text:p>
          </table:table-cell>
        </table:table-row>
        <table:table-row table:style-name="ro1">
          <table:table-cell/>
          <table:table-cell table:formula="of:=([geoOutFile.B254]-[geoOutFile.$A25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4]-[geoOutFile.A2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4]-[geoOutFile.A254])/0.1" office:value-type="float" office:value="0" calcext:value-type="float">
            <text:p>0</text:p>
          </table:table-cell>
          <table:table-cell office:value-type="float" office:value="7.34097E-018" calcext:value-type="float">
            <text:p>0,000</text:p>
          </table:table-cell>
          <table:table-cell table:formula="of:=([geoOutFile.E254]-[geoOutFile.A254])/0.1" office:value-type="float" office:value="0.00650000000000262" calcext:value-type="float">
            <text:p>0,0065</text:p>
          </table:table-cell>
          <table:table-cell office:value-type="float" office:value="0.00498785" calcext:value-type="float">
            <text:p>0,005</text:p>
          </table:table-cell>
          <table:table-cell table:formula="of:=([geoOutFile.F254]-[geoOutFile.A25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4]-[geoOutFile.A254])/0.01" office:value-type="float" office:value="0.870000000000015" calcext:value-type="float">
            <text:p>0,87</text:p>
          </table:table-cell>
          <table:table-cell office:value-type="float" office:value="0.869184" calcext:value-type="float">
            <text:p>0,869</text:p>
          </table:table-cell>
          <table:table-cell table:formula="of:=([geoOutFile.H254]-[geoOutFile.A2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4]-[geoOutFile.A254])/0.01" office:value-type="float" office:value="-0.971999999999973" calcext:value-type="float">
            <text:p>-0,972</text:p>
          </table:table-cell>
          <table:table-cell office:value-type="float" office:value="-0.99444" calcext:value-type="float">
            <text:p>-0,994</text:p>
          </table:table-cell>
        </table:table-row>
        <table:table-row table:style-name="ro1">
          <table:table-cell/>
          <table:table-cell table:formula="of:=([geoOutFile.B255]-[geoOutFile.$A25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5]-[geoOutFile.A2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5]-[geoOutFile.A255])/0.1" office:value-type="float" office:value="0" calcext:value-type="float">
            <text:p>0</text:p>
          </table:table-cell>
          <table:table-cell office:value-type="float" office:value="7.70613E-018" calcext:value-type="float">
            <text:p>0,000</text:p>
          </table:table-cell>
          <table:table-cell table:formula="of:=([geoOutFile.E255]-[geoOutFile.A255])/0.1" office:value-type="float" office:value="0.0111999999999846" calcext:value-type="float">
            <text:p>0,0112</text:p>
          </table:table-cell>
          <table:table-cell office:value-type="float" office:value="0.00962824" calcext:value-type="float">
            <text:p>0,010</text:p>
          </table:table-cell>
          <table:table-cell table:formula="of:=([geoOutFile.F255]-[geoOutFile.A25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5]-[geoOutFile.A255])/0.01" office:value-type="float" office:value="1.6589999999999" calcext:value-type="float">
            <text:p>1,659</text:p>
          </table:table-cell>
          <table:table-cell office:value-type="float" office:value="1.65856" calcext:value-type="float">
            <text:p>1,659</text:p>
          </table:table-cell>
          <table:table-cell table:formula="of:=([geoOutFile.H255]-[geoOutFile.A2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5]-[geoOutFile.A255])/0.01" office:value-type="float" office:value="-1.81200000000015" calcext:value-type="float">
            <text:p>-1,812</text:p>
          </table:table-cell>
          <table:table-cell office:value-type="float" office:value="-1.8508" calcext:value-type="float">
            <text:p>-1,851</text:p>
          </table:table-cell>
        </table:table-row>
        <table:table-row table:style-name="ro1">
          <table:table-cell/>
          <table:table-cell table:formula="of:=([geoOutFile.B256]-[geoOutFile.$A25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6]-[geoOutFile.A2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6]-[geoOutFile.A256])/0.1" office:value-type="float" office:value="0" calcext:value-type="float">
            <text:p>0</text:p>
          </table:table-cell>
          <table:table-cell office:value-type="float" office:value="8.1014E-018" calcext:value-type="float">
            <text:p>0,000</text:p>
          </table:table-cell>
          <table:table-cell table:formula="of:=([geoOutFile.E256]-[geoOutFile.A256])/0.1" office:value-type="float" office:value="0.0161999999999907" calcext:value-type="float">
            <text:p>0,0162</text:p>
          </table:table-cell>
          <table:table-cell office:value-type="float" office:value="0.0145927" calcext:value-type="float">
            <text:p>0,015</text:p>
          </table:table-cell>
          <table:table-cell table:formula="of:=([geoOutFile.F256]-[geoOutFile.A25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6]-[geoOutFile.A256])/0.01" office:value-type="float" office:value="2.5129999999999" calcext:value-type="float">
            <text:p>2,513</text:p>
          </table:table-cell>
          <table:table-cell office:value-type="float" office:value="2.51302" calcext:value-type="float">
            <text:p>2,513</text:p>
          </table:table-cell>
          <table:table-cell table:formula="of:=([geoOutFile.H256]-[geoOutFile.A2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6]-[geoOutFile.A256])/0.01" office:value-type="float" office:value="-2.71100000000004" calcext:value-type="float">
            <text:p>-2,711</text:p>
          </table:table-cell>
          <table:table-cell office:value-type="float" office:value="-2.76697" calcext:value-type="float">
            <text:p>-2,767</text:p>
          </table:table-cell>
        </table:table-row>
        <table:table-row table:style-name="ro1">
          <table:table-cell/>
          <table:table-cell table:formula="of:=([geoOutFile.B257]-[geoOutFile.$A25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7]-[geoOutFile.A2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7]-[geoOutFile.A257])/0.1" office:value-type="float" office:value="0" calcext:value-type="float">
            <text:p>0</text:p>
          </table:table-cell>
          <table:table-cell office:value-type="float" office:value="8.53924E-018" calcext:value-type="float">
            <text:p>0,000</text:p>
          </table:table-cell>
          <table:table-cell table:formula="of:=([geoOutFile.E257]-[geoOutFile.A257])/0.1" office:value-type="float" office:value="0.0217000000000134" calcext:value-type="float">
            <text:p>0,0217</text:p>
          </table:table-cell>
          <table:table-cell office:value-type="float" office:value="0.0199819" calcext:value-type="float">
            <text:p>0,020</text:p>
          </table:table-cell>
          <table:table-cell table:formula="of:=([geoOutFile.F257]-[geoOutFile.A25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7]-[geoOutFile.A257])/0.01" office:value-type="float" office:value="3.46000000000011" calcext:value-type="float">
            <text:p>3,46</text:p>
          </table:table-cell>
          <table:table-cell office:value-type="float" office:value="3.45951" calcext:value-type="float">
            <text:p>3,460</text:p>
          </table:table-cell>
          <table:table-cell table:formula="of:=([geoOutFile.H257]-[geoOutFile.A2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7]-[geoOutFile.A257])/0.01" office:value-type="float" office:value="-3.688" calcext:value-type="float">
            <text:p>-3,688</text:p>
          </table:table-cell>
          <table:table-cell office:value-type="float" office:value="-3.76151" calcext:value-type="float">
            <text:p>-3,762</text:p>
          </table:table-cell>
        </table:table-row>
        <table:table-row table:style-name="ro1">
          <table:table-cell/>
          <table:table-cell table:formula="of:=([geoOutFile.B258]-[geoOutFile.$A25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8]-[geoOutFile.A2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8]-[geoOutFile.A258])/0.1" office:value-type="float" office:value="0" calcext:value-type="float">
            <text:p>0</text:p>
          </table:table-cell>
          <table:table-cell office:value-type="float" office:value="9.02922E-018" calcext:value-type="float">
            <text:p>0,000</text:p>
          </table:table-cell>
          <table:table-cell table:formula="of:=([geoOutFile.E258]-[geoOutFile.A258])/0.1" office:value-type="float" office:value="0.0276000000000032" calcext:value-type="float">
            <text:p>0,0276</text:p>
          </table:table-cell>
          <table:table-cell office:value-type="float" office:value="0.0258219" calcext:value-type="float">
            <text:p>0,026</text:p>
          </table:table-cell>
          <table:table-cell table:formula="of:=([geoOutFile.F258]-[geoOutFile.A25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8]-[geoOutFile.A258])/0.01" office:value-type="float" office:value="4.51800000000002" calcext:value-type="float">
            <text:p>4,518</text:p>
          </table:table-cell>
          <table:table-cell office:value-type="float" office:value="4.51871" calcext:value-type="float">
            <text:p>4,519</text:p>
          </table:table-cell>
          <table:table-cell table:formula="of:=([geoOutFile.H258]-[geoOutFile.A2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8]-[geoOutFile.A258])/0.01" office:value-type="float" office:value="-4.74899999999998" calcext:value-type="float">
            <text:p>-4,749</text:p>
          </table:table-cell>
          <table:table-cell office:value-type="float" office:value="-4.83925" calcext:value-type="float">
            <text:p>-4,839</text:p>
          </table:table-cell>
        </table:table-row>
        <table:table-row table:style-name="ro1">
          <table:table-cell/>
          <table:table-cell table:formula="of:=([geoOutFile.B259]-[geoOutFile.$A25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59]-[geoOutFile.A2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59]-[geoOutFile.A259])/0.1" office:value-type="float" office:value="0" calcext:value-type="float">
            <text:p>0</text:p>
          </table:table-cell>
          <table:table-cell office:value-type="float" office:value="9.57735E-018" calcext:value-type="float">
            <text:p>0,000</text:p>
          </table:table-cell>
          <table:table-cell table:formula="of:=([geoOutFile.E259]-[geoOutFile.A259])/0.1" office:value-type="float" office:value="0.0339999999999918" calcext:value-type="float">
            <text:p>0,034</text:p>
          </table:table-cell>
          <table:table-cell office:value-type="float" office:value="0.032041" calcext:value-type="float">
            <text:p>0,032</text:p>
          </table:table-cell>
          <table:table-cell table:formula="of:=([geoOutFile.F259]-[geoOutFile.A25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59]-[geoOutFile.A259])/0.01" office:value-type="float" office:value="5.70000000000004" calcext:value-type="float">
            <text:p>5,7</text:p>
          </table:table-cell>
          <table:table-cell office:value-type="float" office:value="5.70363" calcext:value-type="float">
            <text:p>5,704</text:p>
          </table:table-cell>
          <table:table-cell table:formula="of:=([geoOutFile.H259]-[geoOutFile.A2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59]-[geoOutFile.A259])/0.01" office:value-type="float" office:value="-5.87999999999997" calcext:value-type="float">
            <text:p>-5,88</text:p>
          </table:table-cell>
          <table:table-cell office:value-type="float" office:value="-5.98695" calcext:value-type="float">
            <text:p>-5,987</text:p>
          </table:table-cell>
        </table:table-row>
        <table:table-row table:style-name="ro1">
          <table:table-cell/>
          <table:table-cell table:formula="of:=([geoOutFile.B260]-[geoOutFile.$A26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0]-[geoOutFile.A2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0]-[geoOutFile.A260])/0.1" office:value-type="float" office:value="0" calcext:value-type="float">
            <text:p>0</text:p>
          </table:table-cell>
          <table:table-cell office:value-type="float" office:value="1.01857E-017" calcext:value-type="float">
            <text:p>0,000</text:p>
          </table:table-cell>
          <table:table-cell table:formula="of:=([geoOutFile.E260]-[geoOutFile.A260])/0.1" office:value-type="float" office:value="0.0409999999999933" calcext:value-type="float">
            <text:p>0,041</text:p>
          </table:table-cell>
          <table:table-cell office:value-type="float" office:value="0.0384512" calcext:value-type="float">
            <text:p>0,038</text:p>
          </table:table-cell>
          <table:table-cell table:formula="of:=([geoOutFile.F260]-[geoOutFile.A26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0]-[geoOutFile.A260])/0.01" office:value-type="float" office:value="7.01999999999998" calcext:value-type="float">
            <text:p>7,02</text:p>
          </table:table-cell>
          <table:table-cell office:value-type="float" office:value="7.01871" calcext:value-type="float">
            <text:p>7,019</text:p>
          </table:table-cell>
          <table:table-cell table:formula="of:=([geoOutFile.H260]-[geoOutFile.A2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0]-[geoOutFile.A260])/0.01" office:value-type="float" office:value="-7.05000000000009" calcext:value-type="float">
            <text:p>-7,05</text:p>
          </table:table-cell>
          <table:table-cell office:value-type="float" office:value="-7.16992" calcext:value-type="float">
            <text:p>-7,170</text:p>
          </table:table-cell>
        </table:table-row>
        <table:table-row table:style-name="ro1">
          <table:table-cell/>
          <table:table-cell table:formula="of:=([geoOutFile.B261]-[geoOutFile.$A26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1]-[geoOutFile.A2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1]-[geoOutFile.A261])/0.1" office:value-type="float" office:value="0" calcext:value-type="float">
            <text:p>0</text:p>
          </table:table-cell>
          <table:table-cell office:value-type="float" office:value="1.08522E-017" calcext:value-type="float">
            <text:p>0,000</text:p>
          </table:table-cell>
          <table:table-cell table:formula="of:=([geoOutFile.E261]-[geoOutFile.A261])/0.1" office:value-type="float" office:value="0.046999999999997" calcext:value-type="float">
            <text:p>0,047</text:p>
          </table:table-cell>
          <table:table-cell office:value-type="float" office:value="0.0447415" calcext:value-type="float">
            <text:p>0,045</text:p>
          </table:table-cell>
          <table:table-cell table:formula="of:=([geoOutFile.F261]-[geoOutFile.A26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1]-[geoOutFile.A261])/0.01" office:value-type="float" office:value="8.46" calcext:value-type="float">
            <text:p>8,46</text:p>
          </table:table-cell>
          <table:table-cell office:value-type="float" office:value="8.45951" calcext:value-type="float">
            <text:p>8,460</text:p>
          </table:table-cell>
          <table:table-cell table:formula="of:=([geoOutFile.H261]-[geoOutFile.A2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1]-[geoOutFile.A261])/0.01" office:value-type="float" office:value="-8.21000000000005" calcext:value-type="float">
            <text:p>-8,21</text:p>
          </table:table-cell>
          <table:table-cell office:value-type="float" office:value="-8.33076" calcext:value-type="float">
            <text:p>-8,331</text:p>
          </table:table-cell>
        </table:table-row>
        <table:table-row table:style-name="ro1">
          <table:table-cell/>
          <table:table-cell table:formula="of:=([geoOutFile.B262]-[geoOutFile.$A26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2]-[geoOutFile.A2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2]-[geoOutFile.A262])/0.1" office:value-type="float" office:value="0" calcext:value-type="float">
            <text:p>0</text:p>
          </table:table-cell>
          <table:table-cell office:value-type="float" office:value="1.15708E-017" calcext:value-type="float">
            <text:p>0,000</text:p>
          </table:table-cell>
          <table:table-cell table:formula="of:=([geoOutFile.E262]-[geoOutFile.A262])/0.1" office:value-type="float" office:value="0.0530000000000008" calcext:value-type="float">
            <text:p>0,053</text:p>
          </table:table-cell>
          <table:table-cell office:value-type="float" office:value="0.0504881" calcext:value-type="float">
            <text:p>0,050</text:p>
          </table:table-cell>
          <table:table-cell table:formula="of:=([geoOutFile.F262]-[geoOutFile.A26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2]-[geoOutFile.A262])/0.01" office:value-type="float" office:value="10.0099999999999" calcext:value-type="float">
            <text:p>10,01</text:p>
          </table:table-cell>
          <table:table-cell office:value-type="float" office:value="10.013" calcext:value-type="float">
            <text:p>10,013</text:p>
          </table:table-cell>
          <table:table-cell table:formula="of:=([geoOutFile.H262]-[geoOutFile.A2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2]-[geoOutFile.A262])/0.01" office:value-type="float" office:value="-9.28000000000004" calcext:value-type="float">
            <text:p>-9,28</text:p>
          </table:table-cell>
          <table:table-cell office:value-type="float" office:value="-9.39125" calcext:value-type="float">
            <text:p>-9,391</text:p>
          </table:table-cell>
        </table:table-row>
        <table:table-row table:style-name="ro1">
          <table:table-cell/>
          <table:table-cell table:formula="of:=([geoOutFile.B263]-[geoOutFile.$A26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3]-[geoOutFile.A2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3]-[geoOutFile.A263])/0.1" office:value-type="float" office:value="0" calcext:value-type="float">
            <text:p>0</text:p>
          </table:table-cell>
          <table:table-cell office:value-type="float" office:value="1.23321E-017" calcext:value-type="float">
            <text:p>0,000</text:p>
          </table:table-cell>
          <table:table-cell table:formula="of:=([geoOutFile.E263]-[geoOutFile.A263])/0.1" office:value-type="float" office:value="0.0570000000000093" calcext:value-type="float">
            <text:p>0,057</text:p>
          </table:table-cell>
          <table:table-cell office:value-type="float" office:value="0.0551865" calcext:value-type="float">
            <text:p>0,055</text:p>
          </table:table-cell>
          <table:table-cell table:formula="of:=([geoOutFile.F263]-[geoOutFile.A26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3]-[geoOutFile.A263])/0.01" office:value-type="float" office:value="11.65" calcext:value-type="float">
            <text:p>11,65</text:p>
          </table:table-cell>
          <table:table-cell office:value-type="float" office:value="11.6586" calcext:value-type="float">
            <text:p>11,659</text:p>
          </table:table-cell>
          <table:table-cell table:formula="of:=([geoOutFile.H263]-[geoOutFile.A2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3]-[geoOutFile.A263])/0.01" office:value-type="float" office:value="-10.1699999999999" calcext:value-type="float">
            <text:p>-10,17</text:p>
          </table:table-cell>
          <table:table-cell office:value-type="float" office:value="-10.2583" calcext:value-type="float">
            <text:p>-10,258</text:p>
          </table:table-cell>
        </table:table-row>
        <table:table-row table:style-name="ro1">
          <table:table-cell/>
          <table:table-cell table:formula="of:=([geoOutFile.B264]-[geoOutFile.$A26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4]-[geoOutFile.A2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4]-[geoOutFile.A264])/0.1" office:value-type="float" office:value="0" calcext:value-type="float">
            <text:p>0</text:p>
          </table:table-cell>
          <table:table-cell office:value-type="float" office:value="1.31234E-017" calcext:value-type="float">
            <text:p>0,000</text:p>
          </table:table-cell>
          <table:table-cell table:formula="of:=([geoOutFile.E264]-[geoOutFile.A264])/0.1" office:value-type="float" office:value="0.0609999999999999" calcext:value-type="float">
            <text:p>0,061</text:p>
          </table:table-cell>
          <table:table-cell office:value-type="float" office:value="0.0583068" calcext:value-type="float">
            <text:p>0,058</text:p>
          </table:table-cell>
          <table:table-cell table:formula="of:=([geoOutFile.F264]-[geoOutFile.A26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4]-[geoOutFile.A264])/0.01" office:value-type="float" office:value="13.3699999999999" calcext:value-type="float">
            <text:p>13,37</text:p>
          </table:table-cell>
          <table:table-cell office:value-type="float" office:value="13.3692" calcext:value-type="float">
            <text:p>13,369</text:p>
          </table:table-cell>
          <table:table-cell table:formula="of:=([geoOutFile.H264]-[geoOutFile.A2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4]-[geoOutFile.A264])/0.01" office:value-type="float" office:value="-10.7800000000001" calcext:value-type="float">
            <text:p>-10,78</text:p>
          </table:table-cell>
          <table:table-cell office:value-type="float" office:value="-10.8342" calcext:value-type="float">
            <text:p>-10,834</text:p>
          </table:table-cell>
        </table:table-row>
        <table:table-row table:style-name="ro1">
          <table:table-cell/>
          <table:table-cell table:formula="of:=([geoOutFile.B265]-[geoOutFile.$A26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5]-[geoOutFile.A2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5]-[geoOutFile.A265])/0.1" office:value-type="float" office:value="0" calcext:value-type="float">
            <text:p>0</text:p>
          </table:table-cell>
          <table:table-cell office:value-type="float" office:value="1.39303E-017" calcext:value-type="float">
            <text:p>0,000</text:p>
          </table:table-cell>
          <table:table-cell table:formula="of:=([geoOutFile.E265]-[geoOutFile.A265])/0.1" office:value-type="float" office:value="0.0619999999999976" calcext:value-type="float">
            <text:p>0,062</text:p>
          </table:table-cell>
          <table:table-cell office:value-type="float" office:value="0.0593647" calcext:value-type="float">
            <text:p>0,059</text:p>
          </table:table-cell>
          <table:table-cell table:formula="of:=([geoOutFile.F265]-[geoOutFile.A26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5]-[geoOutFile.A265])/0.01" office:value-type="float" office:value="15.1199999999999" calcext:value-type="float">
            <text:p>15,12</text:p>
          </table:table-cell>
          <table:table-cell office:value-type="float" office:value="15.1135" calcext:value-type="float">
            <text:p>15,114</text:p>
          </table:table-cell>
          <table:table-cell table:formula="of:=([geoOutFile.H265]-[geoOutFile.A2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5]-[geoOutFile.A265])/0.01" office:value-type="float" office:value="-11.0200000000001" calcext:value-type="float">
            <text:p>-11,02</text:p>
          </table:table-cell>
          <table:table-cell office:value-type="float" office:value="-11.0294" calcext:value-type="float">
            <text:p>-11,029</text:p>
          </table:table-cell>
        </table:table-row>
        <table:table-row table:style-name="ro1">
          <table:table-cell/>
          <table:table-cell table:formula="of:=([geoOutFile.B266]-[geoOutFile.$A26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6]-[geoOutFile.A2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6]-[geoOutFile.A266])/0.1" office:value-type="float" office:value="0" calcext:value-type="float">
            <text:p>0</text:p>
          </table:table-cell>
          <table:table-cell office:value-type="float" office:value="1.47372E-017" calcext:value-type="float">
            <text:p>0,000</text:p>
          </table:table-cell>
          <table:table-cell table:formula="of:=([geoOutFile.E266]-[geoOutFile.A266])/0.1" office:value-type="float" office:value="0.0609999999999999" calcext:value-type="float">
            <text:p>0,061</text:p>
          </table:table-cell>
          <table:table-cell office:value-type="float" office:value="0.0580923" calcext:value-type="float">
            <text:p>0,058</text:p>
          </table:table-cell>
          <table:table-cell table:formula="of:=([geoOutFile.F266]-[geoOutFile.A26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6]-[geoOutFile.A266])/0.01" office:value-type="float" office:value="16.86" calcext:value-type="float">
            <text:p>16,86</text:p>
          </table:table-cell>
          <table:table-cell office:value-type="float" office:value="16.8578" calcext:value-type="float">
            <text:p>16,858</text:p>
          </table:table-cell>
          <table:table-cell table:formula="of:=([geoOutFile.H266]-[geoOutFile.A2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6]-[geoOutFile.A266])/0.01" office:value-type="float" office:value="-10.84" calcext:value-type="float">
            <text:p>-10,84</text:p>
          </table:table-cell>
          <table:table-cell office:value-type="float" office:value="-10.7946" calcext:value-type="float">
            <text:p>-10,795</text:p>
          </table:table-cell>
        </table:table-row>
        <table:table-row table:style-name="ro1">
          <table:table-cell/>
          <table:table-cell table:formula="of:=([geoOutFile.B267]-[geoOutFile.$A26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7]-[geoOutFile.A2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7]-[geoOutFile.A267])/0.1" office:value-type="float" office:value="0" calcext:value-type="float">
            <text:p>0</text:p>
          </table:table-cell>
          <table:table-cell office:value-type="float" office:value="1.55285E-017" calcext:value-type="float">
            <text:p>0,000</text:p>
          </table:table-cell>
          <table:table-cell table:formula="of:=([geoOutFile.E267]-[geoOutFile.A267])/0.1" office:value-type="float" office:value="0.0579999999999714" calcext:value-type="float">
            <text:p>0,058</text:p>
          </table:table-cell>
          <table:table-cell office:value-type="float" office:value="0.0547616" calcext:value-type="float">
            <text:p>0,055</text:p>
          </table:table-cell>
          <table:table-cell table:formula="of:=([geoOutFile.F267]-[geoOutFile.A26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7]-[geoOutFile.A267])/0.01" office:value-type="float" office:value="18.5699999999997" calcext:value-type="float">
            <text:p>18,57</text:p>
          </table:table-cell>
          <table:table-cell office:value-type="float" office:value="18.5684" calcext:value-type="float">
            <text:p>18,568</text:p>
          </table:table-cell>
          <table:table-cell table:formula="of:=([geoOutFile.H267]-[geoOutFile.A2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7]-[geoOutFile.A267])/0.01" office:value-type="float" office:value="-10.2600000000002" calcext:value-type="float">
            <text:p>-10,26</text:p>
          </table:table-cell>
          <table:table-cell office:value-type="float" office:value="-10.1799" calcext:value-type="float">
            <text:p>-10,180</text:p>
          </table:table-cell>
        </table:table-row>
        <table:table-row table:style-name="ro1">
          <table:table-cell/>
          <table:table-cell table:formula="of:=([geoOutFile.B268]-[geoOutFile.$A26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8]-[geoOutFile.A2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8]-[geoOutFile.A268])/0.1" office:value-type="float" office:value="0" calcext:value-type="float">
            <text:p>0</text:p>
          </table:table-cell>
          <table:table-cell office:value-type="float" office:value="1.62897E-017" calcext:value-type="float">
            <text:p>0,000</text:p>
          </table:table-cell>
          <table:table-cell table:formula="of:=([geoOutFile.E268]-[geoOutFile.A268])/0.1" office:value-type="float" office:value="0.0530000000000186" calcext:value-type="float">
            <text:p>0,053</text:p>
          </table:table-cell>
          <table:table-cell office:value-type="float" office:value="0.0498607" calcext:value-type="float">
            <text:p>0,050</text:p>
          </table:table-cell>
          <table:table-cell table:formula="of:=([geoOutFile.F268]-[geoOutFile.A26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8]-[geoOutFile.A268])/0.01" office:value-type="float" office:value="20.2100000000001" calcext:value-type="float">
            <text:p>20,21</text:p>
          </table:table-cell>
          <table:table-cell office:value-type="float" office:value="20.214" calcext:value-type="float">
            <text:p>20,214</text:p>
          </table:table-cell>
          <table:table-cell table:formula="of:=([geoOutFile.H268]-[geoOutFile.A2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8]-[geoOutFile.A268])/0.01" office:value-type="float" office:value="-9.37999999999981" calcext:value-type="float">
            <text:p>-9,38</text:p>
          </table:table-cell>
          <table:table-cell office:value-type="float" office:value="-9.27548" calcext:value-type="float">
            <text:p>-9,275</text:p>
          </table:table-cell>
        </table:table-row>
        <table:table-row table:style-name="ro1">
          <table:table-cell/>
          <table:table-cell table:formula="of:=([geoOutFile.B269]-[geoOutFile.$A26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69]-[geoOutFile.A2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69]-[geoOutFile.A269])/0.1" office:value-type="float" office:value="0" calcext:value-type="float">
            <text:p>0</text:p>
          </table:table-cell>
          <table:table-cell office:value-type="float" office:value="1.70084E-017" calcext:value-type="float">
            <text:p>0,000</text:p>
          </table:table-cell>
          <table:table-cell table:formula="of:=([geoOutFile.E269]-[geoOutFile.A269])/0.1" office:value-type="float" office:value="0.046999999999997" calcext:value-type="float">
            <text:p>0,047</text:p>
          </table:table-cell>
          <table:table-cell office:value-type="float" office:value="0.0439231" calcext:value-type="float">
            <text:p>0,044</text:p>
          </table:table-cell>
          <table:table-cell table:formula="of:=([geoOutFile.F269]-[geoOutFile.A26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69]-[geoOutFile.A269])/0.01" office:value-type="float" office:value="21.7700000000001" calcext:value-type="float">
            <text:p>21,77</text:p>
          </table:table-cell>
          <table:table-cell office:value-type="float" office:value="21.7675" calcext:value-type="float">
            <text:p>21,768</text:p>
          </table:table-cell>
          <table:table-cell table:formula="of:=([geoOutFile.H269]-[geoOutFile.A2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69]-[geoOutFile.A269])/0.01" office:value-type="float" office:value="-8.29000000000022" calcext:value-type="float">
            <text:p>-8,29</text:p>
          </table:table-cell>
          <table:table-cell office:value-type="float" office:value="-8.17973" calcext:value-type="float">
            <text:p>-8,180</text:p>
          </table:table-cell>
        </table:table-row>
        <table:table-row table:style-name="ro1">
          <table:table-cell/>
          <table:table-cell table:formula="of:=([geoOutFile.B270]-[geoOutFile.$A27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0]-[geoOutFile.A2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0]-[geoOutFile.A270])/0.1" office:value-type="float" office:value="0" calcext:value-type="float">
            <text:p>0</text:p>
          </table:table-cell>
          <table:table-cell office:value-type="float" office:value="1.76749E-017" calcext:value-type="float">
            <text:p>0,000</text:p>
          </table:table-cell>
          <table:table-cell table:formula="of:=([geoOutFile.E270]-[geoOutFile.A270])/0.1" office:value-type="float" office:value="0.041000000000011" calcext:value-type="float">
            <text:p>0,041</text:p>
          </table:table-cell>
          <table:table-cell office:value-type="float" office:value="0.0374556" calcext:value-type="float">
            <text:p>0,037</text:p>
          </table:table-cell>
          <table:table-cell table:formula="of:=([geoOutFile.F270]-[geoOutFile.A27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0]-[geoOutFile.A270])/0.01" office:value-type="float" office:value="23.2100000000003" calcext:value-type="float">
            <text:p>23,21</text:p>
          </table:table-cell>
          <table:table-cell office:value-type="float" office:value="23.2083" calcext:value-type="float">
            <text:p>23,208</text:p>
          </table:table-cell>
          <table:table-cell table:formula="of:=([geoOutFile.H270]-[geoOutFile.A2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0]-[geoOutFile.A270])/0.01" office:value-type="float" office:value="-7.08999999999982" calcext:value-type="float">
            <text:p>-7,09</text:p>
          </table:table-cell>
          <table:table-cell office:value-type="float" office:value="-6.98618" calcext:value-type="float">
            <text:p>-6,986</text:p>
          </table:table-cell>
        </table:table-row>
        <table:table-row table:style-name="ro1">
          <table:table-cell/>
          <table:table-cell table:formula="of:=([geoOutFile.B271]-[geoOutFile.$A27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1]-[geoOutFile.A2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1]-[geoOutFile.A271])/0.1" office:value-type="float" office:value="0" calcext:value-type="float">
            <text:p>0</text:p>
          </table:table-cell>
          <table:table-cell office:value-type="float" office:value="1.82832E-017" calcext:value-type="float">
            <text:p>0,000</text:p>
          </table:table-cell>
          <table:table-cell table:formula="of:=([geoOutFile.E271]-[geoOutFile.A271])/0.1" office:value-type="float" office:value="0.0339999999999918" calcext:value-type="float">
            <text:p>0,034</text:p>
          </table:table-cell>
          <table:table-cell office:value-type="float" office:value="0.0308836" calcext:value-type="float">
            <text:p>0,031</text:p>
          </table:table-cell>
          <table:table-cell table:formula="of:=([geoOutFile.F271]-[geoOutFile.A27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1]-[geoOutFile.A271])/0.01" office:value-type="float" office:value="24.5200000000001" calcext:value-type="float">
            <text:p>24,52</text:p>
          </table:table-cell>
          <table:table-cell office:value-type="float" office:value="24.5234" calcext:value-type="float">
            <text:p>24,523</text:p>
          </table:table-cell>
          <table:table-cell table:formula="of:=([geoOutFile.H271]-[geoOutFile.A2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1]-[geoOutFile.A271])/0.01" office:value-type="float" office:value="-5.88000000000015" calcext:value-type="float">
            <text:p>-5,88</text:p>
          </table:table-cell>
          <table:table-cell office:value-type="float" office:value="-5.77336" calcext:value-type="float">
            <text:p>-5,773</text:p>
          </table:table-cell>
        </table:table-row>
        <table:table-row table:style-name="ro1">
          <table:table-cell/>
          <table:table-cell table:formula="of:=([geoOutFile.B272]-[geoOutFile.$A27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2]-[geoOutFile.A2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2]-[geoOutFile.A272])/0.1" office:value-type="float" office:value="0" calcext:value-type="float">
            <text:p>0</text:p>
          </table:table-cell>
          <table:table-cell office:value-type="float" office:value="1.88314E-017" calcext:value-type="float">
            <text:p>0,000</text:p>
          </table:table-cell>
          <table:table-cell table:formula="of:=([geoOutFile.E272]-[geoOutFile.A272])/0.1" office:value-type="float" office:value="0.0280000000000058" calcext:value-type="float">
            <text:p>0,028</text:p>
          </table:table-cell>
          <table:table-cell office:value-type="float" office:value="0.0245188" calcext:value-type="float">
            <text:p>0,025</text:p>
          </table:table-cell>
          <table:table-cell table:formula="of:=([geoOutFile.F272]-[geoOutFile.A27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2]-[geoOutFile.A272])/0.01" office:value-type="float" office:value="25.7100000000001" calcext:value-type="float">
            <text:p>25,71</text:p>
          </table:table-cell>
          <table:table-cell office:value-type="float" office:value="25.7083" calcext:value-type="float">
            <text:p>25,708</text:p>
          </table:table-cell>
          <table:table-cell table:formula="of:=([geoOutFile.H272]-[geoOutFile.A2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2]-[geoOutFile.A272])/0.01" office:value-type="float" office:value="-4.67999999999975" calcext:value-type="float">
            <text:p>-4,68</text:p>
          </table:table-cell>
          <table:table-cell office:value-type="float" office:value="-4.59877" calcext:value-type="float">
            <text:p>-4,599</text:p>
          </table:table-cell>
        </table:table-row>
        <table:table-row table:style-name="ro1">
          <table:table-cell/>
          <table:table-cell table:formula="of:=([geoOutFile.B273]-[geoOutFile.$A27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3]-[geoOutFile.A2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3]-[geoOutFile.A273])/0.1" office:value-type="float" office:value="0" calcext:value-type="float">
            <text:p>0</text:p>
          </table:table-cell>
          <table:table-cell office:value-type="float" office:value="1.93213E-017" calcext:value-type="float">
            <text:p>0,000</text:p>
          </table:table-cell>
          <table:table-cell table:formula="of:=([geoOutFile.E273]-[geoOutFile.A273])/0.1" office:value-type="float" office:value="0.0229999999999819" calcext:value-type="float">
            <text:p>0,023</text:p>
          </table:table-cell>
          <table:table-cell office:value-type="float" office:value="0.0185485" calcext:value-type="float">
            <text:p>0,019</text:p>
          </table:table-cell>
          <table:table-cell table:formula="of:=([geoOutFile.F273]-[geoOutFile.A27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3]-[geoOutFile.A273])/0.01" office:value-type="float" office:value="26.7699999999998" calcext:value-type="float">
            <text:p>26,77</text:p>
          </table:table-cell>
          <table:table-cell office:value-type="float" office:value="26.7675" calcext:value-type="float">
            <text:p>26,768</text:p>
          </table:table-cell>
          <table:table-cell table:formula="of:=([geoOutFile.H273]-[geoOutFile.A2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3]-[geoOutFile.A273])/0.01" office:value-type="float" office:value="-3.56000000000023" calcext:value-type="float">
            <text:p>-3,56</text:p>
          </table:table-cell>
          <table:table-cell office:value-type="float" office:value="-3.49698" calcext:value-type="float">
            <text:p>-3,497</text:p>
          </table:table-cell>
        </table:table-row>
        <table:table-row table:style-name="ro1">
          <table:table-cell/>
          <table:table-cell table:formula="of:=([geoOutFile.B274]-[geoOutFile.$A27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4]-[geoOutFile.A2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4]-[geoOutFile.A274])/0.1" office:value-type="float" office:value="0" calcext:value-type="float">
            <text:p>0</text:p>
          </table:table-cell>
          <table:table-cell office:value-type="float" office:value="1.97592E-017" calcext:value-type="float">
            <text:p>0,000</text:p>
          </table:table-cell>
          <table:table-cell table:formula="of:=([geoOutFile.E274]-[geoOutFile.A274])/0.1" office:value-type="float" office:value="0.0169999999999959" calcext:value-type="float">
            <text:p>0,017</text:p>
          </table:table-cell>
          <table:table-cell office:value-type="float" office:value="0.0130429" calcext:value-type="float">
            <text:p>0,013</text:p>
          </table:table-cell>
          <table:table-cell table:formula="of:=([geoOutFile.F274]-[geoOutFile.A27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4]-[geoOutFile.A274])/0.01" office:value-type="float" office:value="27.7100000000001" calcext:value-type="float">
            <text:p>27,71</text:p>
          </table:table-cell>
          <table:table-cell office:value-type="float" office:value="27.714" calcext:value-type="float">
            <text:p>27,714</text:p>
          </table:table-cell>
          <table:table-cell table:formula="of:=([geoOutFile.H274]-[geoOutFile.A2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4]-[geoOutFile.A274])/0.01" office:value-type="float" office:value="-2.52999999999979" calcext:value-type="float">
            <text:p>-2,53</text:p>
          </table:table-cell>
          <table:table-cell office:value-type="float" office:value="-2.48096" calcext:value-type="float">
            <text:p>-2,481</text:p>
          </table:table-cell>
        </table:table-row>
        <table:table-row table:style-name="ro1">
          <table:table-cell/>
          <table:table-cell table:formula="of:=([geoOutFile.B275]-[geoOutFile.$A27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5]-[geoOutFile.A2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5]-[geoOutFile.A275])/0.1" office:value-type="float" office:value="0" calcext:value-type="float">
            <text:p>0</text:p>
          </table:table-cell>
          <table:table-cell office:value-type="float" office:value="2.01544E-017" calcext:value-type="float">
            <text:p>0,000</text:p>
          </table:table-cell>
          <table:table-cell table:formula="of:=([geoOutFile.E275]-[geoOutFile.A275])/0.1" office:value-type="float" office:value="0.011999999999972" calcext:value-type="float">
            <text:p>0,012</text:p>
          </table:table-cell>
          <table:table-cell office:value-type="float" office:value="0.00797333" calcext:value-type="float">
            <text:p>0,008</text:p>
          </table:table-cell>
          <table:table-cell table:formula="of:=([geoOutFile.F275]-[geoOutFile.A27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5]-[geoOutFile.A275])/0.01" office:value-type="float" office:value="28.5699999999999" calcext:value-type="float">
            <text:p>28,57</text:p>
          </table:table-cell>
          <table:table-cell office:value-type="float" office:value="28.5684" calcext:value-type="float">
            <text:p>28,568</text:p>
          </table:table-cell>
          <table:table-cell table:formula="of:=([geoOutFile.H275]-[geoOutFile.A2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5]-[geoOutFile.A275])/0.01" office:value-type="float" office:value="-1.58000000000023" calcext:value-type="float">
            <text:p>-1,58</text:p>
          </table:table-cell>
          <table:table-cell office:value-type="float" office:value="-1.54539" calcext:value-type="float">
            <text:p>-1,545</text:p>
          </table:table-cell>
        </table:table-row>
        <table:table-row table:style-name="ro1">
          <table:table-cell/>
          <table:table-cell table:formula="of:=([geoOutFile.B276]-[geoOutFile.$A27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6]-[geoOutFile.A2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6]-[geoOutFile.A276])/0.1" office:value-type="float" office:value="0" calcext:value-type="float">
            <text:p>0</text:p>
          </table:table-cell>
          <table:table-cell office:value-type="float" office:value="2.05196E-017" calcext:value-type="float">
            <text:p>0,000</text:p>
          </table:table-cell>
          <table:table-cell table:formula="of:=([geoOutFile.E276]-[geoOutFile.A276])/0.1" office:value-type="float" office:value="0.00699999999998369" calcext:value-type="float">
            <text:p>0,007</text:p>
          </table:table-cell>
          <table:table-cell office:value-type="float" office:value="0.00323585" calcext:value-type="float">
            <text:p>0,003</text:p>
          </table:table-cell>
          <table:table-cell table:formula="of:=([geoOutFile.F276]-[geoOutFile.A27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6]-[geoOutFile.A276])/0.01" office:value-type="float" office:value="29.3599999999998" calcext:value-type="float">
            <text:p>29,36</text:p>
          </table:table-cell>
          <table:table-cell office:value-type="float" office:value="29.3578" calcext:value-type="float">
            <text:p>29,358</text:p>
          </table:table-cell>
          <table:table-cell table:formula="of:=([geoOutFile.H276]-[geoOutFile.A2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6]-[geoOutFile.A276])/0.01" office:value-type="float" office:value="-0.680000000000192" calcext:value-type="float">
            <text:p>-0,68</text:p>
          </table:table-cell>
          <table:table-cell office:value-type="float" office:value="-0.671118" calcext:value-type="float">
            <text:p>-0,671</text:p>
          </table:table-cell>
        </table:table-row>
        <table:table-row table:style-name="ro1">
          <table:table-cell/>
          <table:table-cell table:formula="of:=([geoOutFile.B277]-[geoOutFile.$A27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7]-[geoOutFile.A2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7]-[geoOutFile.A277])/0.1" office:value-type="float" office:value="0" calcext:value-type="float">
            <text:p>0</text:p>
          </table:table-cell>
          <table:table-cell office:value-type="float" office:value="2.08692E-017" calcext:value-type="float">
            <text:p>0,000</text:p>
          </table:table-cell>
          <table:table-cell table:formula="of:=([geoOutFile.E277]-[geoOutFile.A277])/0.1" office:value-type="float" office:value="0.00300000000002854" calcext:value-type="float">
            <text:p>0,003</text:p>
          </table:table-cell>
          <table:table-cell office:value-type="float" office:value="-0.00132324" calcext:value-type="float">
            <text:p>-0,001</text:p>
          </table:table-cell>
          <table:table-cell table:formula="of:=([geoOutFile.F277]-[geoOutFile.A27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7]-[geoOutFile.A277])/0.01" office:value-type="float" office:value="30.1200000000001" calcext:value-type="float">
            <text:p>30,12</text:p>
          </table:table-cell>
          <table:table-cell office:value-type="float" office:value="30.1135" calcext:value-type="float">
            <text:p>30,114</text:p>
          </table:table-cell>
          <table:table-cell table:formula="of:=([geoOutFile.H277]-[geoOutFile.A2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7]-[geoOutFile.A277])/0.01" office:value-type="float" office:value="0.180000000000291" calcext:value-type="float">
            <text:p>0,18</text:p>
          </table:table-cell>
          <table:table-cell office:value-type="float" office:value="0.170238" calcext:value-type="float">
            <text:p>0,170</text:p>
          </table:table-cell>
        </table:table-row>
        <table:table-row table:style-name="ro1">
          <table:table-cell/>
          <table:table-cell table:formula="of:=([geoOutFile.B278]-[geoOutFile.$A27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8]-[geoOutFile.A2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8]-[geoOutFile.A278])/0.1" office:value-type="float" office:value="0" calcext:value-type="float">
            <text:p>0</text:p>
          </table:table-cell>
          <table:table-cell office:value-type="float" office:value="2.11911E-017" calcext:value-type="float">
            <text:p>0,000</text:p>
          </table:table-cell>
          <table:table-cell table:formula="of:=([geoOutFile.E278]-[geoOutFile.A278])/0.1" office:value-type="float" office:value="0.00400000000002621" calcext:value-type="float">
            <text:p>0,004</text:p>
          </table:table-cell>
          <table:table-cell office:value-type="float" office:value="8.95551E-017" calcext:value-type="float">
            <text:p>0,000</text:p>
          </table:table-cell>
          <table:table-cell table:formula="of:=([geoOutFile.F278]-[geoOutFile.A27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8]-[geoOutFile.A278])/0.01" office:value-type="float" office:value="28.3800000000003" calcext:value-type="float">
            <text:p>28,38</text:p>
          </table:table-cell>
          <table:table-cell office:value-type="float" office:value="28.3811" calcext:value-type="float">
            <text:p>28,381</text:p>
          </table:table-cell>
          <table:table-cell table:formula="of:=([geoOutFile.H278]-[geoOutFile.A2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8]-[geoOutFile.A27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79]-[geoOutFile.$A27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79]-[geoOutFile.A2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79]-[geoOutFile.A279])/0.1" office:value-type="float" office:value="0" calcext:value-type="float">
            <text:p>0</text:p>
          </table:table-cell>
          <table:table-cell office:value-type="float" office:value="2.1603E-017" calcext:value-type="float">
            <text:p>0,000</text:p>
          </table:table-cell>
          <table:table-cell table:formula="of:=([geoOutFile.E279]-[geoOutFile.A279])/0.1" office:value-type="float" office:value="0.00399999999999068" calcext:value-type="float">
            <text:p>0,004</text:p>
          </table:table-cell>
          <table:table-cell office:value-type="float" office:value="9.04225E-017" calcext:value-type="float">
            <text:p>0,000</text:p>
          </table:table-cell>
          <table:table-cell table:formula="of:=([geoOutFile.F279]-[geoOutFile.A27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79]-[geoOutFile.A279])/0.01" office:value-type="float" office:value="26.5999999999998" calcext:value-type="float">
            <text:p>26,6</text:p>
          </table:table-cell>
          <table:table-cell office:value-type="float" office:value="26.6003" calcext:value-type="float">
            <text:p>26,600</text:p>
          </table:table-cell>
          <table:table-cell table:formula="of:=([geoOutFile.H279]-[geoOutFile.A2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79]-[geoOutFile.A27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0]-[geoOutFile.$A28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0]-[geoOutFile.A2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0]-[geoOutFile.A280])/0.1" office:value-type="float" office:value="0" calcext:value-type="float">
            <text:p>0</text:p>
          </table:table-cell>
          <table:table-cell office:value-type="float" office:value="2.20561E-017" calcext:value-type="float">
            <text:p>0,000</text:p>
          </table:table-cell>
          <table:table-cell table:formula="of:=([geoOutFile.E280]-[geoOutFile.A280])/0.1" office:value-type="float" office:value="0.00499999999998835" calcext:value-type="float">
            <text:p>0,005</text:p>
          </table:table-cell>
          <table:table-cell office:value-type="float" office:value="9.21572E-017" calcext:value-type="float">
            <text:p>0,000</text:p>
          </table:table-cell>
          <table:table-cell table:formula="of:=([geoOutFile.F280]-[geoOutFile.A28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0]-[geoOutFile.A280])/0.01" office:value-type="float" office:value="24.6399999999998" calcext:value-type="float">
            <text:p>24,64</text:p>
          </table:table-cell>
          <table:table-cell office:value-type="float" office:value="24.6415" calcext:value-type="float">
            <text:p>24,642</text:p>
          </table:table-cell>
          <table:table-cell table:formula="of:=([geoOutFile.H280]-[geoOutFile.A2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0]-[geoOutFile.A28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1]-[geoOutFile.$A28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1]-[geoOutFile.A2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1]-[geoOutFile.A281])/0.1" office:value-type="float" office:value="0" calcext:value-type="float">
            <text:p>0</text:p>
          </table:table-cell>
          <table:table-cell office:value-type="float" office:value="2.25545E-017" calcext:value-type="float">
            <text:p>0,000</text:p>
          </table:table-cell>
          <table:table-cell table:formula="of:=([geoOutFile.E281]-[geoOutFile.A281])/0.1" office:value-type="float" office:value="0.00499999999998835" calcext:value-type="float">
            <text:p>0,005</text:p>
          </table:table-cell>
          <table:table-cell office:value-type="float" office:value="9.56266E-017" calcext:value-type="float">
            <text:p>0,000</text:p>
          </table:table-cell>
          <table:table-cell table:formula="of:=([geoOutFile.F281]-[geoOutFile.A28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1]-[geoOutFile.A281])/0.01" office:value-type="float" office:value="22.4900000000002" calcext:value-type="float">
            <text:p>22,49</text:p>
          </table:table-cell>
          <table:table-cell office:value-type="float" office:value="22.4867" calcext:value-type="float">
            <text:p>22,487</text:p>
          </table:table-cell>
          <table:table-cell table:formula="of:=([geoOutFile.H281]-[geoOutFile.A2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1]-[geoOutFile.A281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82]-[geoOutFile.$A28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2]-[geoOutFile.A2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2]-[geoOutFile.A282])/0.1" office:value-type="float" office:value="0" calcext:value-type="float">
            <text:p>0</text:p>
          </table:table-cell>
          <table:table-cell office:value-type="float" office:value="2.31027E-017" calcext:value-type="float">
            <text:p>0,000</text:p>
          </table:table-cell>
          <table:table-cell table:formula="of:=([geoOutFile.E282]-[geoOutFile.A282])/0.1" office:value-type="float" office:value="0.00399999999999068" calcext:value-type="float">
            <text:p>0,004</text:p>
          </table:table-cell>
          <table:table-cell office:value-type="float" office:value="1.02566E-016" calcext:value-type="float">
            <text:p>0,000</text:p>
          </table:table-cell>
          <table:table-cell table:formula="of:=([geoOutFile.F282]-[geoOutFile.A28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2]-[geoOutFile.A282])/0.01" office:value-type="float" office:value="20.11" calcext:value-type="float">
            <text:p>20,11</text:p>
          </table:table-cell>
          <table:table-cell office:value-type="float" office:value="20.1165" calcext:value-type="float">
            <text:p>20,117</text:p>
          </table:table-cell>
          <table:table-cell table:formula="of:=([geoOutFile.H282]-[geoOutFile.A2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2]-[geoOutFile.A282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83]-[geoOutFile.$A28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3]-[geoOutFile.A2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3]-[geoOutFile.A283])/0.1" office:value-type="float" office:value="0" calcext:value-type="float">
            <text:p>0</text:p>
          </table:table-cell>
          <table:table-cell office:value-type="float" office:value="2.37057E-017" calcext:value-type="float">
            <text:p>0,000</text:p>
          </table:table-cell>
          <table:table-cell table:formula="of:=([geoOutFile.E283]-[geoOutFile.A283])/0.1" office:value-type="float" office:value="0.00499999999998835" calcext:value-type="float">
            <text:p>0,005</text:p>
          </table:table-cell>
          <table:table-cell office:value-type="float" office:value="8.86877E-017" calcext:value-type="float">
            <text:p>0,000</text:p>
          </table:table-cell>
          <table:table-cell table:formula="of:=([geoOutFile.F283]-[geoOutFile.A28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3]-[geoOutFile.A283])/0.01" office:value-type="float" office:value="17.5099999999997" calcext:value-type="float">
            <text:p>17,51</text:p>
          </table:table-cell>
          <table:table-cell office:value-type="float" office:value="17.5092" calcext:value-type="float">
            <text:p>17,509</text:p>
          </table:table-cell>
          <table:table-cell table:formula="of:=([geoOutFile.H283]-[geoOutFile.A2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3]-[geoOutFile.A283])/0.01" office:value-type="float" office:value="0" calcext:value-type="float">
            <text:p>0</text:p>
          </table:table-cell>
          <table:table-cell office:value-type="float" office:value="-8.88178E-016" calcext:value-type="float">
            <text:p>0,000</text:p>
          </table:table-cell>
        </table:table-row>
        <table:table-row table:style-name="ro1">
          <table:table-cell/>
          <table:table-cell table:formula="of:=([geoOutFile.B284]-[geoOutFile.$A28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4]-[geoOutFile.A28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4]-[geoOutFile.A284])/0.1" office:value-type="float" office:value="0" calcext:value-type="float">
            <text:p>0</text:p>
          </table:table-cell>
          <table:table-cell office:value-type="float" office:value="2.43691E-017" calcext:value-type="float">
            <text:p>0,000</text:p>
          </table:table-cell>
          <table:table-cell table:formula="of:=([geoOutFile.E284]-[geoOutFile.A284])/0.1" office:value-type="float" office:value="0.00499999999998835" calcext:value-type="float">
            <text:p>0,005</text:p>
          </table:table-cell>
          <table:table-cell office:value-type="float" office:value="1.02566E-016" calcext:value-type="float">
            <text:p>0,000</text:p>
          </table:table-cell>
          <table:table-cell table:formula="of:=([geoOutFile.F284]-[geoOutFile.A28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4]-[geoOutFile.A284])/0.01" office:value-type="float" office:value="14.64" calcext:value-type="float">
            <text:p>14,64</text:p>
          </table:table-cell>
          <table:table-cell office:value-type="float" office:value="14.6413" calcext:value-type="float">
            <text:p>14,641</text:p>
          </table:table-cell>
          <table:table-cell table:formula="of:=([geoOutFile.H284]-[geoOutFile.A28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4]-[geoOutFile.A284])/0.01" office:value-type="float" office:value="0" calcext:value-type="float">
            <text:p>0</text:p>
          </table:table-cell>
          <table:table-cell office:value-type="float" office:value="-1.77636E-015" calcext:value-type="float">
            <text:p>0,000</text:p>
          </table:table-cell>
        </table:table-row>
        <table:table-row table:style-name="ro1">
          <table:table-cell/>
          <table:table-cell table:formula="of:=([geoOutFile.B285]-[geoOutFile.$A28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5]-[geoOutFile.A28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5]-[geoOutFile.A285])/0.1" office:value-type="float" office:value="0" calcext:value-type="float">
            <text:p>0</text:p>
          </table:table-cell>
          <table:table-cell office:value-type="float" office:value="2.50988E-017" calcext:value-type="float">
            <text:p>0,000</text:p>
          </table:table-cell>
          <table:table-cell table:formula="of:=([geoOutFile.E285]-[geoOutFile.A285])/0.1" office:value-type="float" office:value="0.00500000000002387" calcext:value-type="float">
            <text:p>0,005</text:p>
          </table:table-cell>
          <table:table-cell office:value-type="float" office:value="8.86877E-017" calcext:value-type="float">
            <text:p>0,000</text:p>
          </table:table-cell>
          <table:table-cell table:formula="of:=([geoOutFile.F285]-[geoOutFile.A28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5]-[geoOutFile.A285])/0.01" office:value-type="float" office:value="11.4800000000002" calcext:value-type="float">
            <text:p>11,48</text:p>
          </table:table-cell>
          <table:table-cell office:value-type="float" office:value="11.4865" calcext:value-type="float">
            <text:p>11,487</text:p>
          </table:table-cell>
          <table:table-cell table:formula="of:=([geoOutFile.H285]-[geoOutFile.A28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5]-[geoOutFile.A28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6]-[geoOutFile.$A28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6]-[geoOutFile.A28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6]-[geoOutFile.A286])/0.1" office:value-type="float" office:value="0" calcext:value-type="float">
            <text:p>0</text:p>
          </table:table-cell>
          <table:table-cell office:value-type="float" office:value="2.59014E-017" calcext:value-type="float">
            <text:p>0,000</text:p>
          </table:table-cell>
          <table:table-cell table:formula="of:=([geoOutFile.E286]-[geoOutFile.A286])/0.1" office:value-type="float" office:value="0.00500000000002387" calcext:value-type="float">
            <text:p>0,005</text:p>
          </table:table-cell>
          <table:table-cell office:value-type="float" office:value="1.16443E-016" calcext:value-type="float">
            <text:p>0,000</text:p>
          </table:table-cell>
          <table:table-cell table:formula="of:=([geoOutFile.F286]-[geoOutFile.A28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6]-[geoOutFile.A286])/0.01" office:value-type="float" office:value="8.02000000000014" calcext:value-type="float">
            <text:p>8,02</text:p>
          </table:table-cell>
          <table:table-cell office:value-type="float" office:value="8.01626" calcext:value-type="float">
            <text:p>8,016</text:p>
          </table:table-cell>
          <table:table-cell table:formula="of:=([geoOutFile.H286]-[geoOutFile.A28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6]-[geoOutFile.A28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7]-[geoOutFile.$A28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7]-[geoOutFile.A28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7]-[geoOutFile.A287])/0.1" office:value-type="float" office:value="0" calcext:value-type="float">
            <text:p>0</text:p>
          </table:table-cell>
          <table:table-cell office:value-type="float" office:value="2.67844E-017" calcext:value-type="float">
            <text:p>0,000</text:p>
          </table:table-cell>
          <table:table-cell table:formula="of:=([geoOutFile.E287]-[geoOutFile.A287])/0.1" office:value-type="float" office:value="0.00500000000002387" calcext:value-type="float">
            <text:p>0,005</text:p>
          </table:table-cell>
          <table:table-cell office:value-type="float" office:value="1.02566E-016" calcext:value-type="float">
            <text:p>0,000</text:p>
          </table:table-cell>
          <table:table-cell table:formula="of:=([geoOutFile.F287]-[geoOutFile.A28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7]-[geoOutFile.A287])/0.01" office:value-type="float" office:value="4.19000000000018" calcext:value-type="float">
            <text:p>4,19</text:p>
          </table:table-cell>
          <table:table-cell office:value-type="float" office:value="4.19899" calcext:value-type="float">
            <text:p>4,199</text:p>
          </table:table-cell>
          <table:table-cell table:formula="of:=([geoOutFile.H287]-[geoOutFile.A28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7]-[geoOutFile.A287])/0.01" office:value-type="float" office:value="0" calcext:value-type="float">
            <text:p>0</text:p>
          </table:table-cell>
          <table:table-cell office:value-type="float" office:value="-1.77636E-015" calcext:value-type="float">
            <text:p>0,000</text:p>
          </table:table-cell>
        </table:table-row>
        <table:table-row table:style-name="ro1">
          <table:table-cell/>
          <table:table-cell table:formula="of:=([geoOutFile.B288]-[geoOutFile.$A28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88]-[geoOutFile.A28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88]-[geoOutFile.A288])/0.1" office:value-type="float" office:value="0" calcext:value-type="float">
            <text:p>0</text:p>
          </table:table-cell>
          <table:table-cell office:value-type="float" office:value="2.77556E-017" calcext:value-type="float">
            <text:p>0,000</text:p>
          </table:table-cell>
          <table:table-cell table:formula="of:=([geoOutFile.E288]-[geoOutFile.A288])/0.1" office:value-type="float" office:value="0.00499999999998835" calcext:value-type="float">
            <text:p>0,005</text:p>
          </table:table-cell>
          <table:table-cell office:value-type="float" office:value="1.16443E-016" calcext:value-type="float">
            <text:p>0,000</text:p>
          </table:table-cell>
          <table:table-cell table:formula="of:=([geoOutFile.F288]-[geoOutFile.A28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88]-[geoOutFile.A288])/0.01" office:value-type="float" office:value="0" calcext:value-type="float">
            <text:p>0</text:p>
          </table:table-cell>
          <table:table-cell office:value-type="float" office:value="3.55271E-015" calcext:value-type="float">
            <text:p>0,000</text:p>
          </table:table-cell>
          <table:table-cell table:formula="of:=([geoOutFile.H288]-[geoOutFile.A28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88]-[geoOutFile.A28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/>
          <table:table-cell table:formula="of:=([geoOutFile.B289]-[geoOutFile.$A289])/0.001" office:value-type="string" office:string-value="" calcext:value-type="error">
            <text:p>#VALUE!</text:p>
          </table:table-cell>
          <table:table-cell office:value-type="string" calcext:value-type="string">
            <text:p>Pitchwise Coordinate Derivatives</text:p>
          </table:table-cell>
          <table:table-cell table:formula="of:=([geoOutFile.C289]-[geoOutFile.A289])/0.1" office:value-type="string" office:string-value="" calcext:value-type="error">
            <text:p>#VALUE!</text:p>
          </table:table-cell>
          <table:table-cell/>
          <table:table-cell table:formula="of:=([geoOutFile.D289]-[geoOutFile.A289])/0.1" office:value-type="string" office:string-value="" calcext:value-type="error">
            <text:p>#VALUE!</text:p>
          </table:table-cell>
          <table:table-cell/>
          <table:table-cell table:formula="of:=([geoOutFile.E289]-[geoOutFile.A289])/0.1" office:value-type="string" office:string-value="" calcext:value-type="error">
            <text:p>#VALUE!</text:p>
          </table:table-cell>
          <table:table-cell/>
          <table:table-cell table:formula="of:=([geoOutFile.F289]-[geoOutFile.A289])/0.01" office:value-type="string" office:string-value="" calcext:value-type="error">
            <text:p>#VALUE!</text:p>
          </table:table-cell>
          <table:table-cell/>
          <table:table-cell table:formula="of:=([geoOutFile.G289]-[geoOutFile.A289])/0.01" office:value-type="string" office:string-value="" calcext:value-type="error">
            <text:p>#VALUE!</text:p>
          </table:table-cell>
          <table:table-cell/>
          <table:table-cell table:formula="of:=([geoOutFile.H289]-[geoOutFile.A289])/0.1" office:value-type="string" office:string-value="" calcext:value-type="error">
            <text:p>#VALUE!</text:p>
          </table:table-cell>
          <table:table-cell/>
          <table:table-cell table:formula="of:=([geoOutFile.I289]-[geoOutFile.A289])/0.01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formula="of:=([geoOutFile.B290]-[geoOutFile.$A29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0]-[geoOutFile.A29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0]-[geoOutFile.A290])/0.1" office:value-type="float" office:value="0" calcext:value-type="float">
            <text:p>0</text:p>
          </table:table-cell>
          <table:table-cell office:value-type="float" office:value="3.85186E-034" calcext:value-type="float">
            <text:p>0,000</text:p>
          </table:table-cell>
          <table:table-cell table:formula="of:=([geoOutFile.E290]-[geoOutFile.A290])/0.1" office:value-type="float" office:value="0.117099999999999" calcext:value-type="float">
            <text:p>0,1171</text:p>
          </table:table-cell>
          <table:table-cell office:value-type="float" office:value="0.117109" calcext:value-type="float">
            <text:p>0,117</text:p>
          </table:table-cell>
          <table:table-cell table:formula="of:=([geoOutFile.F290]-[geoOutFile.A29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0]-[geoOutFile.A290])/0.01" office:value-type="float" office:value="24.509" calcext:value-type="float">
            <text:p>24,509</text:p>
          </table:table-cell>
          <table:table-cell office:value-type="float" office:value="25" calcext:value-type="float">
            <text:p>25,000</text:p>
          </table:table-cell>
          <table:table-cell table:formula="of:=([geoOutFile.H290]-[geoOutFile.A29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0]-[geoOutFile.A290])/0.01" office:value-type="float" office:value="-37.5" calcext:value-type="float">
            <text:p>-37,5</text:p>
          </table:table-cell>
          <table:table-cell office:value-type="float" office:value="-37.5" calcext:value-type="float">
            <text:p>-37,500</text:p>
          </table:table-cell>
        </table:table-row>
        <table:table-row table:style-name="ro1">
          <table:table-cell/>
          <table:table-cell table:formula="of:=([geoOutFile.B291]-[geoOutFile.$A29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1]-[geoOutFile.A29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1]-[geoOutFile.A29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91]-[geoOutFile.A291])/0.1" office:value-type="float" office:value="0.10345" calcext:value-type="float">
            <text:p>0,10345</text:p>
          </table:table-cell>
          <table:table-cell office:value-type="float" office:value="0.10344" calcext:value-type="float">
            <text:p>0,103</text:p>
          </table:table-cell>
          <table:table-cell table:formula="of:=([geoOutFile.F291]-[geoOutFile.A29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1]-[geoOutFile.A291])/0.01" office:value-type="float" office:value="21.0793" calcext:value-type="float">
            <text:p>21,0793</text:p>
          </table:table-cell>
          <table:table-cell office:value-type="float" office:value="21.5008" calcext:value-type="float">
            <text:p>21,501</text:p>
          </table:table-cell>
          <table:table-cell table:formula="of:=([geoOutFile.H291]-[geoOutFile.A29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1]-[geoOutFile.A291])/0.01" office:value-type="float" office:value="-32.2512" calcext:value-type="float">
            <text:p>-32,2512</text:p>
          </table:table-cell>
          <table:table-cell office:value-type="float" office:value="-32.2513" calcext:value-type="float">
            <text:p>-32,251</text:p>
          </table:table-cell>
        </table:table-row>
        <table:table-row table:style-name="ro1">
          <table:table-cell/>
          <table:table-cell table:formula="of:=([geoOutFile.B292]-[geoOutFile.$A29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2]-[geoOutFile.A29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2]-[geoOutFile.A29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92]-[geoOutFile.A292])/0.1" office:value-type="float" office:value="0.0907999999999998" calcext:value-type="float">
            <text:p>0,0908</text:p>
          </table:table-cell>
          <table:table-cell office:value-type="float" office:value="0.0908776" calcext:value-type="float">
            <text:p>0,091</text:p>
          </table:table-cell>
          <table:table-cell table:formula="of:=([geoOutFile.F292]-[geoOutFile.A29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2]-[geoOutFile.A292])/0.01" office:value-type="float" office:value="17.96" calcext:value-type="float">
            <text:p>17,96</text:p>
          </table:table-cell>
          <table:table-cell office:value-type="float" office:value="18.3198" calcext:value-type="float">
            <text:p>18,320</text:p>
          </table:table-cell>
          <table:table-cell table:formula="of:=([geoOutFile.H292]-[geoOutFile.A29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2]-[geoOutFile.A292])/0.01" office:value-type="float" office:value="-27.48" calcext:value-type="float">
            <text:p>-27,48</text:p>
          </table:table-cell>
          <table:table-cell office:value-type="float" office:value="-27.4797" calcext:value-type="float">
            <text:p>-27,480</text:p>
          </table:table-cell>
        </table:table-row>
        <table:table-row table:style-name="ro1">
          <table:table-cell/>
          <table:table-cell table:formula="of:=([geoOutFile.B293]-[geoOutFile.$A29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3]-[geoOutFile.A29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3]-[geoOutFile.A293])/0.1" office:value-type="float" office:value="0" calcext:value-type="float">
            <text:p>0</text:p>
          </table:table-cell>
          <table:table-cell office:value-type="float" office:value="-3.85186E-034" calcext:value-type="float">
            <text:p>0,000</text:p>
          </table:table-cell>
          <table:table-cell table:formula="of:=([geoOutFile.E293]-[geoOutFile.A293])/0.1" office:value-type="float" office:value="0.0792999999999999" calcext:value-type="float">
            <text:p>0,0793</text:p>
          </table:table-cell>
          <table:table-cell office:value-type="float" office:value="0.0792392" calcext:value-type="float">
            <text:p>0,079</text:p>
          </table:table-cell>
          <table:table-cell table:formula="of:=([geoOutFile.F293]-[geoOutFile.A29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3]-[geoOutFile.A293])/0.01" office:value-type="float" office:value="15.125" calcext:value-type="float">
            <text:p>15,125</text:p>
          </table:table-cell>
          <table:table-cell office:value-type="float" office:value="15.4279" calcext:value-type="float">
            <text:p>15,428</text:p>
          </table:table-cell>
          <table:table-cell table:formula="of:=([geoOutFile.H293]-[geoOutFile.A29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3]-[geoOutFile.A293])/0.01" office:value-type="float" office:value="-23.142" calcext:value-type="float">
            <text:p>-23,142</text:p>
          </table:table-cell>
          <table:table-cell office:value-type="float" office:value="-23.1419" calcext:value-type="float">
            <text:p>-23,142</text:p>
          </table:table-cell>
        </table:table-row>
        <table:table-row table:style-name="ro1">
          <table:table-cell/>
          <table:table-cell table:formula="of:=([geoOutFile.B294]-[geoOutFile.$A29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4]-[geoOutFile.A29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4]-[geoOutFile.A294])/0.1" office:value-type="float" office:value="0" calcext:value-type="float">
            <text:p>0</text:p>
          </table:table-cell>
          <table:table-cell office:value-type="float" office:value="-1.92593E-034" calcext:value-type="float">
            <text:p>0,000</text:p>
          </table:table-cell>
          <table:table-cell table:formula="of:=([geoOutFile.E294]-[geoOutFile.A294])/0.1" office:value-type="float" office:value="0.0683999999999951" calcext:value-type="float">
            <text:p>0,0684</text:p>
          </table:table-cell>
          <table:table-cell office:value-type="float" office:value="0.0683993" calcext:value-type="float">
            <text:p>0,068</text:p>
          </table:table-cell>
          <table:table-cell table:formula="of:=([geoOutFile.F294]-[geoOutFile.A29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4]-[geoOutFile.A294])/0.01" office:value-type="float" office:value="12.548" calcext:value-type="float">
            <text:p>12,548</text:p>
          </table:table-cell>
          <table:table-cell office:value-type="float" office:value="12.7989" calcext:value-type="float">
            <text:p>12,799</text:p>
          </table:table-cell>
          <table:table-cell table:formula="of:=([geoOutFile.H294]-[geoOutFile.A29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4]-[geoOutFile.A294])/0.01" office:value-type="float" office:value="-19.1990000000001" calcext:value-type="float">
            <text:p>-19,199</text:p>
          </table:table-cell>
          <table:table-cell office:value-type="float" office:value="-19.1984" calcext:value-type="float">
            <text:p>-19,198</text:p>
          </table:table-cell>
        </table:table-row>
        <table:table-row table:style-name="ro1">
          <table:table-cell/>
          <table:table-cell table:formula="of:=([geoOutFile.B295]-[geoOutFile.$A29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5]-[geoOutFile.A2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5]-[geoOutFile.A2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95]-[geoOutFile.A295])/0.1" office:value-type="float" office:value="0.0582999999999956" calcext:value-type="float">
            <text:p>0,0583</text:p>
          </table:table-cell>
          <table:table-cell office:value-type="float" office:value="0.0582709" calcext:value-type="float">
            <text:p>0,058</text:p>
          </table:table-cell>
          <table:table-cell table:formula="of:=([geoOutFile.F295]-[geoOutFile.A29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5]-[geoOutFile.A295])/0.01" office:value-type="float" office:value="10.2049999999999" calcext:value-type="float">
            <text:p>10,205</text:p>
          </table:table-cell>
          <table:table-cell office:value-type="float" office:value="10.409" calcext:value-type="float">
            <text:p>10,409</text:p>
          </table:table-cell>
          <table:table-cell table:formula="of:=([geoOutFile.H295]-[geoOutFile.A29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5]-[geoOutFile.A295])/0.01" office:value-type="float" office:value="-15.613" calcext:value-type="float">
            <text:p>-15,613</text:p>
          </table:table-cell>
          <table:table-cell office:value-type="float" office:value="-15.6134" calcext:value-type="float">
            <text:p>-15,613</text:p>
          </table:table-cell>
        </table:table-row>
        <table:table-row table:style-name="ro1">
          <table:table-cell/>
          <table:table-cell table:formula="of:=([geoOutFile.B296]-[geoOutFile.$A29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6]-[geoOutFile.A29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6]-[geoOutFile.A296])/0.1" office:value-type="float" office:value="0" calcext:value-type="float">
            <text:p>0</text:p>
          </table:table-cell>
          <table:table-cell office:value-type="float" office:value="1.92593E-034" calcext:value-type="float">
            <text:p>0,000</text:p>
          </table:table-cell>
          <table:table-cell table:formula="of:=([geoOutFile.E296]-[geoOutFile.A296])/0.1" office:value-type="float" office:value="0.0488" calcext:value-type="float">
            <text:p>0,0488</text:p>
          </table:table-cell>
          <table:table-cell office:value-type="float" office:value="0.0487918" calcext:value-type="float">
            <text:p>0,049</text:p>
          </table:table-cell>
          <table:table-cell table:formula="of:=([geoOutFile.F296]-[geoOutFile.A29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6]-[geoOutFile.A296])/0.01" office:value-type="float" office:value="8.07399999999996" calcext:value-type="float">
            <text:p>8,074</text:p>
          </table:table-cell>
          <table:table-cell office:value-type="float" office:value="8.23626" calcext:value-type="float">
            <text:p>8,236</text:p>
          </table:table-cell>
          <table:table-cell table:formula="of:=([geoOutFile.H296]-[geoOutFile.A29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6]-[geoOutFile.A296])/0.01" office:value-type="float" office:value="-12.355" calcext:value-type="float">
            <text:p>-12,355</text:p>
          </table:table-cell>
          <table:table-cell office:value-type="float" office:value="-12.3544" calcext:value-type="float">
            <text:p>-12,354</text:p>
          </table:table-cell>
        </table:table-row>
        <table:table-row table:style-name="ro1">
          <table:table-cell/>
          <table:table-cell table:formula="of:=([geoOutFile.B297]-[geoOutFile.$A29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7]-[geoOutFile.A29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7]-[geoOutFile.A29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97]-[geoOutFile.A297])/0.1" office:value-type="float" office:value="0.0398999999999994" calcext:value-type="float">
            <text:p>0,0399</text:p>
          </table:table-cell>
          <table:table-cell office:value-type="float" office:value="0.0399167" calcext:value-type="float">
            <text:p>0,040</text:p>
          </table:table-cell>
          <table:table-cell table:formula="of:=([geoOutFile.F297]-[geoOutFile.A29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7]-[geoOutFile.A297])/0.01" office:value-type="float" office:value="6.13799999999998" calcext:value-type="float">
            <text:p>6,138</text:p>
          </table:table-cell>
          <table:table-cell office:value-type="float" office:value="6.26107" calcext:value-type="float">
            <text:p>6,261</text:p>
          </table:table-cell>
          <table:table-cell table:formula="of:=([geoOutFile.H297]-[geoOutFile.A29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7]-[geoOutFile.A297])/0.01" office:value-type="float" office:value="-9.39199999999989" calcext:value-type="float">
            <text:p>-9,392</text:p>
          </table:table-cell>
          <table:table-cell office:value-type="float" office:value="-9.39161" calcext:value-type="float">
            <text:p>-9,392</text:p>
          </table:table-cell>
        </table:table-row>
        <table:table-row table:style-name="ro1">
          <table:table-cell/>
          <table:table-cell table:formula="of:=([geoOutFile.B298]-[geoOutFile.$A29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8]-[geoOutFile.A29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8]-[geoOutFile.A29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298]-[geoOutFile.A298])/0.1" office:value-type="float" office:value="0.0316000000000116" calcext:value-type="float">
            <text:p>0,0316</text:p>
          </table:table-cell>
          <table:table-cell office:value-type="float" office:value="0.03161" calcext:value-type="float">
            <text:p>0,032</text:p>
          </table:table-cell>
          <table:table-cell table:formula="of:=([geoOutFile.F298]-[geoOutFile.A29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8]-[geoOutFile.A298])/0.01" office:value-type="float" office:value="4.37799999999999" calcext:value-type="float">
            <text:p>4,378</text:p>
          </table:table-cell>
          <table:table-cell office:value-type="float" office:value="4.46545" calcext:value-type="float">
            <text:p>4,465</text:p>
          </table:table-cell>
          <table:table-cell table:formula="of:=([geoOutFile.H298]-[geoOutFile.A29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8]-[geoOutFile.A298])/0.01" office:value-type="float" office:value="-6.69799999999992" calcext:value-type="float">
            <text:p>-6,698</text:p>
          </table:table-cell>
          <table:table-cell office:value-type="float" office:value="-6.69818" calcext:value-type="float">
            <text:p>-6,698</text:p>
          </table:table-cell>
        </table:table-row>
        <table:table-row table:style-name="ro1">
          <table:table-cell/>
          <table:table-cell table:formula="of:=([geoOutFile.B299]-[geoOutFile.$A29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299]-[geoOutFile.A2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299]-[geoOutFile.A299])/0.1" office:value-type="float" office:value="0" calcext:value-type="float">
            <text:p>0</text:p>
          </table:table-cell>
          <table:table-cell office:value-type="float" office:value="-4.81482E-035" calcext:value-type="float">
            <text:p>0,000</text:p>
          </table:table-cell>
          <table:table-cell table:formula="of:=([geoOutFile.E299]-[geoOutFile.A299])/0.1" office:value-type="float" office:value="0.0239000000000011" calcext:value-type="float">
            <text:p>0,0239</text:p>
          </table:table-cell>
          <table:table-cell office:value-type="float" office:value="0.0238424" calcext:value-type="float">
            <text:p>0,024</text:p>
          </table:table-cell>
          <table:table-cell table:formula="of:=([geoOutFile.F299]-[geoOutFile.A29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299]-[geoOutFile.A299])/0.01" office:value-type="float" office:value="2.77799999999999" calcext:value-type="float">
            <text:p>2,778</text:p>
          </table:table-cell>
          <table:table-cell office:value-type="float" office:value="2.83306" calcext:value-type="float">
            <text:p>2,833</text:p>
          </table:table-cell>
          <table:table-cell table:formula="of:=([geoOutFile.H299]-[geoOutFile.A29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299]-[geoOutFile.A299])/0.01" office:value-type="float" office:value="-4.2489999999999" calcext:value-type="float">
            <text:p>-4,249</text:p>
          </table:table-cell>
          <table:table-cell office:value-type="float" office:value="-4.2496" calcext:value-type="float">
            <text:p>-4,250</text:p>
          </table:table-cell>
        </table:table-row>
        <table:table-row table:style-name="ro1">
          <table:table-cell/>
          <table:table-cell table:formula="of:=([geoOutFile.B300]-[geoOutFile.$A30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0]-[geoOutFile.A3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0]-[geoOutFile.A3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00]-[geoOutFile.A300])/0.1" office:value-type="float" office:value="0.0170000000000137" calcext:value-type="float">
            <text:p>0,017</text:p>
          </table:table-cell>
          <table:table-cell office:value-type="float" office:value="0.0165881" calcext:value-type="float">
            <text:p>0,017</text:p>
          </table:table-cell>
          <table:table-cell table:formula="of:=([geoOutFile.F300]-[geoOutFile.A30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0]-[geoOutFile.A300])/0.01" office:value-type="float" office:value="1.32000000000012" calcext:value-type="float">
            <text:p>1,32</text:p>
          </table:table-cell>
          <table:table-cell office:value-type="float" office:value="1.34908" calcext:value-type="float">
            <text:p>1,349</text:p>
          </table:table-cell>
          <table:table-cell table:formula="of:=([geoOutFile.H300]-[geoOutFile.A30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0]-[geoOutFile.A300])/0.01" office:value-type="float" office:value="-2.01999999999991" calcext:value-type="float">
            <text:p>-2,02</text:p>
          </table:table-cell>
          <table:table-cell office:value-type="float" office:value="-2.02362" calcext:value-type="float">
            <text:p>-2,024</text:p>
          </table:table-cell>
        </table:table-row>
        <table:table-row table:style-name="ro1">
          <table:table-cell/>
          <table:table-cell table:formula="of:=([geoOutFile.B301]-[geoOutFile.$A30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1]-[geoOutFile.A3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1]-[geoOutFile.A301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1]-[geoOutFile.A301])/0.1" office:value-type="float" office:value="0.00899999999999679" calcext:value-type="float">
            <text:p>0,009</text:p>
          </table:table-cell>
          <table:table-cell office:value-type="float" office:value="0.00858654" calcext:value-type="float">
            <text:p>0,009</text:p>
          </table:table-cell>
          <table:table-cell table:formula="of:=([geoOutFile.F301]-[geoOutFile.A30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1]-[geoOutFile.A301])/0.01" office:value-type="float" office:value="-0.19000000000009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1]-[geoOutFile.A30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1]-[geoOutFile.A301])/0.01" office:value-type="float" office:value="0.27999999999988" calcext:value-type="float">
            <text:p>0,28</text:p>
          </table:table-cell>
          <table:table-cell office:value-type="float" office:value="0.283729" calcext:value-type="float">
            <text:p>0,284</text:p>
          </table:table-cell>
        </table:table-row>
        <table:table-row table:style-name="ro1">
          <table:table-cell/>
          <table:table-cell table:formula="of:=([geoOutFile.B302]-[geoOutFile.$A30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2]-[geoOutFile.A3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2]-[geoOutFile.A302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2]-[geoOutFile.A302])/0.1" office:value-type="float" office:value="0.00899999999999679" calcext:value-type="float">
            <text:p>0,009</text:p>
          </table:table-cell>
          <table:table-cell office:value-type="float" office:value="0.0096353" calcext:value-type="float">
            <text:p>0,010</text:p>
          </table:table-cell>
          <table:table-cell table:formula="of:=([geoOutFile.F302]-[geoOutFile.A30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2]-[geoOutFile.A302])/0.01" office:value-type="float" office:value="-0.19000000000009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2]-[geoOutFile.A30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2]-[geoOutFile.A302])/0.01" office:value-type="float" office:value="0.750000000000028" calcext:value-type="float">
            <text:p>0,75</text:p>
          </table:table-cell>
          <table:table-cell office:value-type="float" office:value="0.769102" calcext:value-type="float">
            <text:p>0,769</text:p>
          </table:table-cell>
        </table:table-row>
        <table:table-row table:style-name="ro1">
          <table:table-cell/>
          <table:table-cell table:formula="of:=([geoOutFile.B303]-[geoOutFile.$A30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3]-[geoOutFile.A3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3]-[geoOutFile.A303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3]-[geoOutFile.A303])/0.1" office:value-type="float" office:value="0.00999999999999446" calcext:value-type="float">
            <text:p>0,01</text:p>
          </table:table-cell>
          <table:table-cell office:value-type="float" office:value="0.0105733" calcext:value-type="float">
            <text:p>0,011</text:p>
          </table:table-cell>
          <table:table-cell table:formula="of:=([geoOutFile.F303]-[geoOutFile.A30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3]-[geoOutFile.A303])/0.01" office:value-type="float" office:value="-0.19000000000009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3]-[geoOutFile.A30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3]-[geoOutFile.A303])/0.01" office:value-type="float" office:value="1.23999999999995" calcext:value-type="float">
            <text:p>1,24</text:p>
          </table:table-cell>
          <table:table-cell office:value-type="float" office:value="1.27336" calcext:value-type="float">
            <text:p>1,273</text:p>
          </table:table-cell>
        </table:table-row>
        <table:table-row table:style-name="ro1">
          <table:table-cell/>
          <table:table-cell table:formula="of:=([geoOutFile.B304]-[geoOutFile.$A30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4]-[geoOutFile.A3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4]-[geoOutFile.A304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4]-[geoOutFile.A304])/0.1" office:value-type="float" office:value="0.0120000000000076" calcext:value-type="float">
            <text:p>0,012</text:p>
          </table:table-cell>
          <table:table-cell office:value-type="float" office:value="0.0114155" calcext:value-type="float">
            <text:p>0,011</text:p>
          </table:table-cell>
          <table:table-cell table:formula="of:=([geoOutFile.F304]-[geoOutFile.A30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4]-[geoOutFile.A304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04]-[geoOutFile.A30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4]-[geoOutFile.A304])/0.01" office:value-type="float" office:value="1.76999999999996" calcext:value-type="float">
            <text:p>1,77</text:p>
          </table:table-cell>
          <table:table-cell office:value-type="float" office:value="1.81272" calcext:value-type="float">
            <text:p>1,813</text:p>
          </table:table-cell>
        </table:table-row>
        <table:table-row table:style-name="ro1">
          <table:table-cell/>
          <table:table-cell table:formula="of:=([geoOutFile.B305]-[geoOutFile.$A30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5]-[geoOutFile.A3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5]-[geoOutFile.A305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5]-[geoOutFile.A305])/0.1" office:value-type="float" office:value="0.0120000000000076" calcext:value-type="float">
            <text:p>0,012</text:p>
          </table:table-cell>
          <table:table-cell office:value-type="float" office:value="0.0121486" calcext:value-type="float">
            <text:p>0,012</text:p>
          </table:table-cell>
          <table:table-cell table:formula="of:=([geoOutFile.F305]-[geoOutFile.A30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5]-[geoOutFile.A305])/0.01" office:value-type="float" office:value="-0.19000000000009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5]-[geoOutFile.A30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5]-[geoOutFile.A305])/0.01" office:value-type="float" office:value="2.33000000000008" calcext:value-type="float">
            <text:p>2,33</text:p>
          </table:table-cell>
          <table:table-cell office:value-type="float" office:value="2.39799" calcext:value-type="float">
            <text:p>2,398</text:p>
          </table:table-cell>
        </table:table-row>
        <table:table-row table:style-name="ro1">
          <table:table-cell/>
          <table:table-cell table:formula="of:=([geoOutFile.B306]-[geoOutFile.$A30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6]-[geoOutFile.A3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6]-[geoOutFile.A306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6]-[geoOutFile.A306])/0.1" office:value-type="float" office:value="0.0130000000000052" calcext:value-type="float">
            <text:p>0,013</text:p>
          </table:table-cell>
          <table:table-cell office:value-type="float" office:value="0.012735" calcext:value-type="float">
            <text:p>0,013</text:p>
          </table:table-cell>
          <table:table-cell table:formula="of:=([geoOutFile.F306]-[geoOutFile.A30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6]-[geoOutFile.A306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06]-[geoOutFile.A30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6]-[geoOutFile.A306])/0.01" office:value-type="float" office:value="2.96000000000003" calcext:value-type="float">
            <text:p>2,96</text:p>
          </table:table-cell>
          <table:table-cell office:value-type="float" office:value="3.03181" calcext:value-type="float">
            <text:p>3,032</text:p>
          </table:table-cell>
        </table:table-row>
        <table:table-row table:style-name="ro1">
          <table:table-cell/>
          <table:table-cell table:formula="of:=([geoOutFile.B307]-[geoOutFile.$A30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7]-[geoOutFile.A3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7]-[geoOutFile.A307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7]-[geoOutFile.A307])/0.1" office:value-type="float" office:value="0.0129999999999875" calcext:value-type="float">
            <text:p>0,013</text:p>
          </table:table-cell>
          <table:table-cell office:value-type="float" office:value="0.0131366" calcext:value-type="float">
            <text:p>0,013</text:p>
          </table:table-cell>
          <table:table-cell table:formula="of:=([geoOutFile.F307]-[geoOutFile.A30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7]-[geoOutFile.A307])/0.01" office:value-type="float" office:value="-0.19000000000009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7]-[geoOutFile.A30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7]-[geoOutFile.A307])/0.01" office:value-type="float" office:value="3.61999999999991" calcext:value-type="float">
            <text:p>3,62</text:p>
          </table:table-cell>
          <table:table-cell office:value-type="float" office:value="3.70608" calcext:value-type="float">
            <text:p>3,706</text:p>
          </table:table-cell>
        </table:table-row>
        <table:table-row table:style-name="ro1">
          <table:table-cell/>
          <table:table-cell table:formula="of:=([geoOutFile.B308]-[geoOutFile.$A30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8]-[geoOutFile.A3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8]-[geoOutFile.A308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8]-[geoOutFile.A308])/0.1" office:value-type="float" office:value="0.0130000000000052" calcext:value-type="float">
            <text:p>0,013</text:p>
          </table:table-cell>
          <table:table-cell office:value-type="float" office:value="0.0134561" calcext:value-type="float">
            <text:p>0,013</text:p>
          </table:table-cell>
          <table:table-cell table:formula="of:=([geoOutFile.F308]-[geoOutFile.A30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8]-[geoOutFile.A308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08]-[geoOutFile.A30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8]-[geoOutFile.A308])/0.01" office:value-type="float" office:value="4.29999999999993" calcext:value-type="float">
            <text:p>4,3</text:p>
          </table:table-cell>
          <table:table-cell office:value-type="float" office:value="4.39995" calcext:value-type="float">
            <text:p>4,400</text:p>
          </table:table-cell>
        </table:table-row>
        <table:table-row table:style-name="ro1">
          <table:table-cell/>
          <table:table-cell table:formula="of:=([geoOutFile.B309]-[geoOutFile.$A30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09]-[geoOutFile.A3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09]-[geoOutFile.A309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09]-[geoOutFile.A309])/0.1" office:value-type="float" office:value="0.0140000000000029" calcext:value-type="float">
            <text:p>0,014</text:p>
          </table:table-cell>
          <table:table-cell office:value-type="float" office:value="0.0139645" calcext:value-type="float">
            <text:p>0,014</text:p>
          </table:table-cell>
          <table:table-cell table:formula="of:=([geoOutFile.F309]-[geoOutFile.A30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09]-[geoOutFile.A309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09]-[geoOutFile.A30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09]-[geoOutFile.A309])/0.01" office:value-type="float" office:value="4.99000000000009" calcext:value-type="float">
            <text:p>4,99</text:p>
          </table:table-cell>
          <table:table-cell office:value-type="float" office:value="5.07901" calcext:value-type="float">
            <text:p>5,079</text:p>
          </table:table-cell>
        </table:table-row>
        <table:table-row table:style-name="ro1">
          <table:table-cell/>
          <table:table-cell table:formula="of:=([geoOutFile.B310]-[geoOutFile.$A31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0]-[geoOutFile.A3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0]-[geoOutFile.A310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0]-[geoOutFile.A310])/0.1" office:value-type="float" office:value="0.0150000000000006" calcext:value-type="float">
            <text:p>0,015</text:p>
          </table:table-cell>
          <table:table-cell office:value-type="float" office:value="0.015096" calcext:value-type="float">
            <text:p>0,015</text:p>
          </table:table-cell>
          <table:table-cell table:formula="of:=([geoOutFile.F310]-[geoOutFile.A31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0]-[geoOutFile.A310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10]-[geoOutFile.A31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0]-[geoOutFile.A310])/0.01" office:value-type="float" office:value="5.61000000000007" calcext:value-type="float">
            <text:p>5,61</text:p>
          </table:table-cell>
          <table:table-cell office:value-type="float" office:value="5.6965" calcext:value-type="float">
            <text:p>5,697</text:p>
          </table:table-cell>
        </table:table-row>
        <table:table-row table:style-name="ro1">
          <table:table-cell/>
          <table:table-cell table:formula="of:=([geoOutFile.B311]-[geoOutFile.$A31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1]-[geoOutFile.A3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1]-[geoOutFile.A311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1]-[geoOutFile.A311])/0.1" office:value-type="float" office:value="0.0179999999999936" calcext:value-type="float">
            <text:p>0,018</text:p>
          </table:table-cell>
          <table:table-cell office:value-type="float" office:value="0.0174399" calcext:value-type="float">
            <text:p>0,017</text:p>
          </table:table-cell>
          <table:table-cell table:formula="of:=([geoOutFile.F311]-[geoOutFile.A31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1]-[geoOutFile.A311])/0.01" office:value-type="float" office:value="-0.190000000000268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1]-[geoOutFile.A31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1]-[geoOutFile.A311])/0.01" office:value-type="float" office:value="6.12999999999992" calcext:value-type="float">
            <text:p>6,13</text:p>
          </table:table-cell>
          <table:table-cell office:value-type="float" office:value="6.19682" calcext:value-type="float">
            <text:p>6,197</text:p>
          </table:table-cell>
        </table:table-row>
        <table:table-row table:style-name="ro1">
          <table:table-cell/>
          <table:table-cell table:formula="of:=([geoOutFile.B312]-[geoOutFile.$A31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2]-[geoOutFile.A3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2]-[geoOutFile.A312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2]-[geoOutFile.A312])/0.1" office:value-type="float" office:value="0.0219999999999843" calcext:value-type="float">
            <text:p>0,022</text:p>
          </table:table-cell>
          <table:table-cell office:value-type="float" office:value="0.0216852" calcext:value-type="float">
            <text:p>0,022</text:p>
          </table:table-cell>
          <table:table-cell table:formula="of:=([geoOutFile.F312]-[geoOutFile.A31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2]-[geoOutFile.A312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12]-[geoOutFile.A31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2]-[geoOutFile.A312])/0.01" office:value-type="float" office:value="6.47999999999982" calcext:value-type="float">
            <text:p>6,48</text:p>
          </table:table-cell>
          <table:table-cell office:value-type="float" office:value="6.52161" calcext:value-type="float">
            <text:p>6,522</text:p>
          </table:table-cell>
        </table:table-row>
        <table:table-row table:style-name="ro1">
          <table:table-cell/>
          <table:table-cell table:formula="of:=([geoOutFile.B313]-[geoOutFile.$A31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3]-[geoOutFile.A3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3]-[geoOutFile.A313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3]-[geoOutFile.A313])/0.1" office:value-type="float" office:value="0.0290000000000035" calcext:value-type="float">
            <text:p>0,029</text:p>
          </table:table-cell>
          <table:table-cell office:value-type="float" office:value="0.0285231" calcext:value-type="float">
            <text:p>0,029</text:p>
          </table:table-cell>
          <table:table-cell table:formula="of:=([geoOutFile.F313]-[geoOutFile.A31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3]-[geoOutFile.A313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3]-[geoOutFile.A31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3]-[geoOutFile.A313])/0.01" office:value-type="float" office:value="6.61000000000023" calcext:value-type="float">
            <text:p>6,61</text:p>
          </table:table-cell>
          <table:table-cell office:value-type="float" office:value="6.61763" calcext:value-type="float">
            <text:p>6,618</text:p>
          </table:table-cell>
        </table:table-row>
        <table:table-row table:style-name="ro1">
          <table:table-cell/>
          <table:table-cell table:formula="of:=([geoOutFile.B314]-[geoOutFile.$A31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4]-[geoOutFile.A3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4]-[geoOutFile.A314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4]-[geoOutFile.A314])/0.1" office:value-type="float" office:value="0.0389999999999802" calcext:value-type="float">
            <text:p>0,039</text:p>
          </table:table-cell>
          <table:table-cell office:value-type="float" office:value="0.0384663" calcext:value-type="float">
            <text:p>0,038</text:p>
          </table:table-cell>
          <table:table-cell table:formula="of:=([geoOutFile.F314]-[geoOutFile.A31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4]-[geoOutFile.A314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4]-[geoOutFile.A31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4]-[geoOutFile.A314])/0.01" office:value-type="float" office:value="6.4899999999998" calcext:value-type="float">
            <text:p>6,49</text:p>
          </table:table-cell>
          <table:table-cell office:value-type="float" office:value="6.45562" calcext:value-type="float">
            <text:p>6,456</text:p>
          </table:table-cell>
        </table:table-row>
        <table:table-row table:style-name="ro1">
          <table:table-cell/>
          <table:table-cell table:formula="of:=([geoOutFile.B315]-[geoOutFile.$A31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5]-[geoOutFile.A3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5]-[geoOutFile.A315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5]-[geoOutFile.A315])/0.1" office:value-type="float" office:value="0.0519999999999854" calcext:value-type="float">
            <text:p>0,052</text:p>
          </table:table-cell>
          <table:table-cell office:value-type="float" office:value="0.0515718" calcext:value-type="float">
            <text:p>0,052</text:p>
          </table:table-cell>
          <table:table-cell table:formula="of:=([geoOutFile.F315]-[geoOutFile.A31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5]-[geoOutFile.A315])/0.01" office:value-type="float" office:value="-0.179999999999936" calcext:value-type="float">
            <text:p>-0,18</text:p>
          </table:table-cell>
          <table:table-cell office:value-type="float" office:value="-0.189153" calcext:value-type="float">
            <text:p>-0,189</text:p>
          </table:table-cell>
          <table:table-cell table:formula="of:=([geoOutFile.H315]-[geoOutFile.A31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5]-[geoOutFile.A315])/0.01" office:value-type="float" office:value="6.12999999999992" calcext:value-type="float">
            <text:p>6,13</text:p>
          </table:table-cell>
          <table:table-cell office:value-type="float" office:value="6.06612" calcext:value-type="float">
            <text:p>6,066</text:p>
          </table:table-cell>
        </table:table-row>
        <table:table-row table:style-name="ro1">
          <table:table-cell/>
          <table:table-cell table:formula="of:=([geoOutFile.B316]-[geoOutFile.$A31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6]-[geoOutFile.A3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6]-[geoOutFile.A316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6]-[geoOutFile.A316])/0.1" office:value-type="float" office:value="0.0679999999999836" calcext:value-type="float">
            <text:p>0,068</text:p>
          </table:table-cell>
          <table:table-cell office:value-type="float" office:value="0.0675733" calcext:value-type="float">
            <text:p>0,068</text:p>
          </table:table-cell>
          <table:table-cell table:formula="of:=([geoOutFile.F316]-[geoOutFile.A31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6]-[geoOutFile.A316])/0.01" office:value-type="float" office:value="-0.190000000000268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6]-[geoOutFile.A31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6]-[geoOutFile.A316])/0.01" office:value-type="float" office:value="5.58999999999976" calcext:value-type="float">
            <text:p>5,59</text:p>
          </table:table-cell>
          <table:table-cell office:value-type="float" office:value="5.50354" calcext:value-type="float">
            <text:p>5,504</text:p>
          </table:table-cell>
        </table:table-row>
        <table:table-row table:style-name="ro1">
          <table:table-cell/>
          <table:table-cell table:formula="of:=([geoOutFile.B317]-[geoOutFile.$A31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7]-[geoOutFile.A3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7]-[geoOutFile.A317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7]-[geoOutFile.A317])/0.1" office:value-type="float" office:value="0.0859999999999772" calcext:value-type="float">
            <text:p>0,086</text:p>
          </table:table-cell>
          <table:table-cell office:value-type="float" office:value="0.0859599" calcext:value-type="float">
            <text:p>0,086</text:p>
          </table:table-cell>
          <table:table-cell table:formula="of:=([geoOutFile.F317]-[geoOutFile.A31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7]-[geoOutFile.A317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7]-[geoOutFile.A31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7]-[geoOutFile.A317])/0.01" office:value-type="float" office:value="4.9199999999999" calcext:value-type="float">
            <text:p>4,92</text:p>
          </table:table-cell>
          <table:table-cell office:value-type="float" office:value="4.82728" calcext:value-type="float">
            <text:p>4,827</text:p>
          </table:table-cell>
        </table:table-row>
        <table:table-row table:style-name="ro1">
          <table:table-cell/>
          <table:table-cell table:formula="of:=([geoOutFile.B318]-[geoOutFile.$A31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8]-[geoOutFile.A3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8]-[geoOutFile.A318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8]-[geoOutFile.A318])/0.1" office:value-type="float" office:value="0.106000000000002" calcext:value-type="float">
            <text:p>0,106</text:p>
          </table:table-cell>
          <table:table-cell office:value-type="float" office:value="0.106044" calcext:value-type="float">
            <text:p>0,106</text:p>
          </table:table-cell>
          <table:table-cell table:formula="of:=([geoOutFile.F318]-[geoOutFile.A31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8]-[geoOutFile.A318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8]-[geoOutFile.A31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8]-[geoOutFile.A318])/0.01" office:value-type="float" office:value="4.18000000000021" calcext:value-type="float">
            <text:p>4,18</text:p>
          </table:table-cell>
          <table:table-cell office:value-type="float" office:value="4.09372" calcext:value-type="float">
            <text:p>4,094</text:p>
          </table:table-cell>
        </table:table-row>
        <table:table-row table:style-name="ro1">
          <table:table-cell/>
          <table:table-cell table:formula="of:=([geoOutFile.B319]-[geoOutFile.$A31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19]-[geoOutFile.A3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19]-[geoOutFile.A319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19]-[geoOutFile.A319])/0.1" office:value-type="float" office:value="0.127000000000024" calcext:value-type="float">
            <text:p>0,127</text:p>
          </table:table-cell>
          <table:table-cell office:value-type="float" office:value="0.127068" calcext:value-type="float">
            <text:p>0,127</text:p>
          </table:table-cell>
          <table:table-cell table:formula="of:=([geoOutFile.F319]-[geoOutFile.A31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19]-[geoOutFile.A319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19]-[geoOutFile.A31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19]-[geoOutFile.A319])/0.01" office:value-type="float" office:value="3.43000000000018" calcext:value-type="float">
            <text:p>3,43</text:p>
          </table:table-cell>
          <table:table-cell office:value-type="float" office:value="3.3501" calcext:value-type="float">
            <text:p>3,350</text:p>
          </table:table-cell>
        </table:table-row>
        <table:table-row table:style-name="ro1">
          <table:table-cell/>
          <table:table-cell table:formula="of:=([geoOutFile.B320]-[geoOutFile.$A32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0]-[geoOutFile.A3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0]-[geoOutFile.A320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0]-[geoOutFile.A320])/0.1" office:value-type="float" office:value="0.14800000000001" calcext:value-type="float">
            <text:p>0,148</text:p>
          </table:table-cell>
          <table:table-cell office:value-type="float" office:value="0.14829" calcext:value-type="float">
            <text:p>0,148</text:p>
          </table:table-cell>
          <table:table-cell table:formula="of:=([geoOutFile.F320]-[geoOutFile.A32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0]-[geoOutFile.A320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0]-[geoOutFile.A32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0]-[geoOutFile.A320])/0.01" office:value-type="float" office:value="2.7000000000001" calcext:value-type="float">
            <text:p>2,7</text:p>
          </table:table-cell>
          <table:table-cell office:value-type="float" office:value="2.631" calcext:value-type="float">
            <text:p>2,631</text:p>
          </table:table-cell>
        </table:table-row>
        <table:table-row table:style-name="ro1">
          <table:table-cell/>
          <table:table-cell table:formula="of:=([geoOutFile.B321]-[geoOutFile.$A32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1]-[geoOutFile.A3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1]-[geoOutFile.A321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1]-[geoOutFile.A321])/0.1" office:value-type="float" office:value="0.168999999999997" calcext:value-type="float">
            <text:p>0,169</text:p>
          </table:table-cell>
          <table:table-cell office:value-type="float" office:value="0.169007" calcext:value-type="float">
            <text:p>0,169</text:p>
          </table:table-cell>
          <table:table-cell table:formula="of:=([geoOutFile.F321]-[geoOutFile.A32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1]-[geoOutFile.A321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1]-[geoOutFile.A32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1]-[geoOutFile.A321])/0.01" office:value-type="float" office:value="2.00999999999993" calcext:value-type="float">
            <text:p>2,01</text:p>
          </table:table-cell>
          <table:table-cell office:value-type="float" office:value="1.95711" calcext:value-type="float">
            <text:p>1,957</text:p>
          </table:table-cell>
        </table:table-row>
        <table:table-row table:style-name="ro1">
          <table:table-cell/>
          <table:table-cell table:formula="of:=([geoOutFile.B322]-[geoOutFile.$A32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2]-[geoOutFile.A3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2]-[geoOutFile.A322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2]-[geoOutFile.A322])/0.1" office:value-type="float" office:value="0.189000000000021" calcext:value-type="float">
            <text:p>0,189</text:p>
          </table:table-cell>
          <table:table-cell office:value-type="float" office:value="0.188811" calcext:value-type="float">
            <text:p>0,189</text:p>
          </table:table-cell>
          <table:table-cell table:formula="of:=([geoOutFile.F322]-[geoOutFile.A32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2]-[geoOutFile.A322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2]-[geoOutFile.A32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2]-[geoOutFile.A322])/0.01" office:value-type="float" office:value="1.38000000000034" calcext:value-type="float">
            <text:p>1,38</text:p>
          </table:table-cell>
          <table:table-cell office:value-type="float" office:value="1.33603" calcext:value-type="float">
            <text:p>1,336</text:p>
          </table:table-cell>
        </table:table-row>
        <table:table-row table:style-name="ro1">
          <table:table-cell/>
          <table:table-cell table:formula="of:=([geoOutFile.B323]-[geoOutFile.$A32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3]-[geoOutFile.A3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3]-[geoOutFile.A323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3]-[geoOutFile.A323])/0.1" office:value-type="float" office:value="0.20700000000005" calcext:value-type="float">
            <text:p>0,207</text:p>
          </table:table-cell>
          <table:table-cell office:value-type="float" office:value="0.207663" calcext:value-type="float">
            <text:p>0,208</text:p>
          </table:table-cell>
          <table:table-cell table:formula="of:=([geoOutFile.F323]-[geoOutFile.A32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3]-[geoOutFile.A323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3]-[geoOutFile.A32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3]-[geoOutFile.A323])/0.01" office:value-type="float" office:value="0.780000000000314" calcext:value-type="float">
            <text:p>0,78</text:p>
          </table:table-cell>
          <table:table-cell office:value-type="float" office:value="0.764353" calcext:value-type="float">
            <text:p>0,764</text:p>
          </table:table-cell>
        </table:table-row>
        <table:table-row table:style-name="ro1">
          <table:table-cell/>
          <table:table-cell table:formula="of:=([geoOutFile.B324]-[geoOutFile.$A32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4]-[geoOutFile.A3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4]-[geoOutFile.A324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4]-[geoOutFile.A324])/0.1" office:value-type="float" office:value="0.226000000000042" calcext:value-type="float">
            <text:p>0,226</text:p>
          </table:table-cell>
          <table:table-cell office:value-type="float" office:value="0.225842" calcext:value-type="float">
            <text:p>0,226</text:p>
          </table:table-cell>
          <table:table-cell table:formula="of:=([geoOutFile.F324]-[geoOutFile.A32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4]-[geoOutFile.A324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4]-[geoOutFile.A32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4]-[geoOutFile.A324])/0.01" office:value-type="float" office:value="0.240000000000151" calcext:value-type="float">
            <text:p>0,24</text:p>
          </table:table-cell>
          <table:table-cell office:value-type="float" office:value="0.230232" calcext:value-type="float">
            <text:p>0,230</text:p>
          </table:table-cell>
        </table:table-row>
        <table:table-row table:style-name="ro1">
          <table:table-cell/>
          <table:table-cell table:formula="of:=([geoOutFile.B325]-[geoOutFile.$A32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5]-[geoOutFile.A3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5]-[geoOutFile.A325])/0.1" office:value-type="float" office:value="0" calcext:value-type="float">
            <text:p>0</text:p>
          </table:table-cell>
          <table:table-cell office:value-type="float" office:value="-8.75008E-020" calcext:value-type="float">
            <text:p>0,000</text:p>
          </table:table-cell>
          <table:table-cell table:formula="of:=([geoOutFile.E325]-[geoOutFile.A325])/0.1" office:value-type="float" office:value="0.244" calcext:value-type="float">
            <text:p>0,244</text:p>
          </table:table-cell>
          <table:table-cell office:value-type="float" office:value="0.243885" calcext:value-type="float">
            <text:p>0,244</text:p>
          </table:table-cell>
          <table:table-cell table:formula="of:=([geoOutFile.F325]-[geoOutFile.A32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5]-[geoOutFile.A325])/0.01" office:value-type="float" office:value="-0.189999999999912" calcext:value-type="float">
            <text:p>-0,19</text:p>
          </table:table-cell>
          <table:table-cell office:value-type="float" office:value="-0.189153" calcext:value-type="float">
            <text:p>-0,189</text:p>
          </table:table-cell>
          <table:table-cell table:formula="of:=([geoOutFile.H325]-[geoOutFile.A32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5]-[geoOutFile.A325])/0.01" office:value-type="float" office:value="-0.289999999999679" calcext:value-type="float">
            <text:p>-0,29</text:p>
          </table:table-cell>
          <table:table-cell office:value-type="float" office:value="-0.283729" calcext:value-type="float">
            <text:p>-0,284</text:p>
          </table:table-cell>
        </table:table-row>
        <table:table-row table:style-name="ro1">
          <table:table-cell/>
          <table:table-cell table:formula="of:=([geoOutFile.B326]-[geoOutFile.$A32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6]-[geoOutFile.A3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6]-[geoOutFile.A326])/0.1" office:value-type="float" office:value="0" calcext:value-type="float">
            <text:p>0</text:p>
          </table:table-cell>
          <table:table-cell office:value-type="float" office:value="-4.33334E-034" calcext:value-type="float">
            <text:p>0,000</text:p>
          </table:table-cell>
          <table:table-cell table:formula="of:=([geoOutFile.E326]-[geoOutFile.A326])/0.1" office:value-type="float" office:value="0.262999999999991" calcext:value-type="float">
            <text:p>0,263</text:p>
          </table:table-cell>
          <table:table-cell office:value-type="float" office:value="0.263077" calcext:value-type="float">
            <text:p>0,263</text:p>
          </table:table-cell>
          <table:table-cell table:formula="of:=([geoOutFile.F326]-[geoOutFile.A32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6]-[geoOutFile.A326])/0.01" office:value-type="float" office:value="-3.97000000000034" calcext:value-type="float">
            <text:p>-3,97</text:p>
          </table:table-cell>
          <table:table-cell office:value-type="float" office:value="-4.04724" calcext:value-type="float">
            <text:p>-4,047</text:p>
          </table:table-cell>
          <table:table-cell table:formula="of:=([geoOutFile.H326]-[geoOutFile.A32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6]-[geoOutFile.A326])/0.01" office:value-type="float" office:value="-2.0300000000006" calcext:value-type="float">
            <text:p>-2,03</text:p>
          </table:table-cell>
          <table:table-cell office:value-type="float" office:value="-2.02362" calcext:value-type="float">
            <text:p>-2,024</text:p>
          </table:table-cell>
        </table:table-row>
        <table:table-row table:style-name="ro1">
          <table:table-cell/>
          <table:table-cell table:formula="of:=([geoOutFile.B327]-[geoOutFile.$A32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7]-[geoOutFile.A3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7]-[geoOutFile.A327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27]-[geoOutFile.A327])/0.1" office:value-type="float" office:value="0.294000000000025" calcext:value-type="float">
            <text:p>0,294</text:p>
          </table:table-cell>
          <table:table-cell office:value-type="float" office:value="0.294189" calcext:value-type="float">
            <text:p>0,294</text:p>
          </table:table-cell>
          <table:table-cell table:formula="of:=([geoOutFile.F327]-[geoOutFile.A32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7]-[geoOutFile.A327])/0.01" office:value-type="float" office:value="-8.33000000000013" calcext:value-type="float">
            <text:p>-8,33</text:p>
          </table:table-cell>
          <table:table-cell office:value-type="float" office:value="-8.49919" calcext:value-type="float">
            <text:p>-8,499</text:p>
          </table:table-cell>
          <table:table-cell table:formula="of:=([geoOutFile.H327]-[geoOutFile.A32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7]-[geoOutFile.A327])/0.01" office:value-type="float" office:value="-4.24999999999969" calcext:value-type="float">
            <text:p>-4,25</text:p>
          </table:table-cell>
          <table:table-cell office:value-type="float" office:value="-4.2496" calcext:value-type="float">
            <text:p>-4,250</text:p>
          </table:table-cell>
        </table:table-row>
        <table:table-row table:style-name="ro1">
          <table:table-cell/>
          <table:table-cell table:formula="of:=([geoOutFile.B328]-[geoOutFile.$A32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8]-[geoOutFile.A3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8]-[geoOutFile.A328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28]-[geoOutFile.A328])/0.1" office:value-type="float" office:value="0.328999999999979" calcext:value-type="float">
            <text:p>0,329</text:p>
          </table:table-cell>
          <table:table-cell office:value-type="float" office:value="0.329261" calcext:value-type="float">
            <text:p>0,329</text:p>
          </table:table-cell>
          <table:table-cell table:formula="of:=([geoOutFile.F328]-[geoOutFile.A32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8]-[geoOutFile.A328])/0.01" office:value-type="float" office:value="-13.1399999999999" calcext:value-type="float">
            <text:p>-13,14</text:p>
          </table:table-cell>
          <table:table-cell office:value-type="float" office:value="-13.3964" calcext:value-type="float">
            <text:p>-13,396</text:p>
          </table:table-cell>
          <table:table-cell table:formula="of:=([geoOutFile.H328]-[geoOutFile.A32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8]-[geoOutFile.A328])/0.01" office:value-type="float" office:value="-6.70000000000002" calcext:value-type="float">
            <text:p>-6,7</text:p>
          </table:table-cell>
          <table:table-cell office:value-type="float" office:value="-6.69818" calcext:value-type="float">
            <text:p>-6,698</text:p>
          </table:table-cell>
        </table:table-row>
        <table:table-row table:style-name="ro1">
          <table:table-cell/>
          <table:table-cell table:formula="of:=([geoOutFile.B329]-[geoOutFile.$A32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29]-[geoOutFile.A3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29]-[geoOutFile.A329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29]-[geoOutFile.A329])/0.1" office:value-type="float" office:value="0.369000000000028" calcext:value-type="float">
            <text:p>0,369</text:p>
          </table:table-cell>
          <table:table-cell office:value-type="float" office:value="0.368791" calcext:value-type="float">
            <text:p>0,369</text:p>
          </table:table-cell>
          <table:table-cell table:formula="of:=([geoOutFile.F329]-[geoOutFile.A32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29]-[geoOutFile.A329])/0.01" office:value-type="float" office:value="-18.4199999999997" calcext:value-type="float">
            <text:p>-18,42</text:p>
          </table:table-cell>
          <table:table-cell office:value-type="float" office:value="-18.7832" calcext:value-type="float">
            <text:p>-18,783</text:p>
          </table:table-cell>
          <table:table-cell table:formula="of:=([geoOutFile.H329]-[geoOutFile.A32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29]-[geoOutFile.A329])/0.01" office:value-type="float" office:value="-9.38999999999979" calcext:value-type="float">
            <text:p>-9,39</text:p>
          </table:table-cell>
          <table:table-cell office:value-type="float" office:value="-9.39161" calcext:value-type="float">
            <text:p>-9,392</text:p>
          </table:table-cell>
        </table:table-row>
        <table:table-row table:style-name="ro1">
          <table:table-cell/>
          <table:table-cell table:formula="of:=([geoOutFile.B330]-[geoOutFile.$A33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0]-[geoOutFile.A3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0]-[geoOutFile.A330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30]-[geoOutFile.A330])/0.1" office:value-type="float" office:value="0.412999999999997" calcext:value-type="float">
            <text:p>0,413</text:p>
          </table:table-cell>
          <table:table-cell office:value-type="float" office:value="0.413323" calcext:value-type="float">
            <text:p>0,413</text:p>
          </table:table-cell>
          <table:table-cell table:formula="of:=([geoOutFile.F330]-[geoOutFile.A33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0]-[geoOutFile.A330])/0.01" office:value-type="float" office:value="-24.23" calcext:value-type="float">
            <text:p>-24,23</text:p>
          </table:table-cell>
          <table:table-cell office:value-type="float" office:value="-24.7088" calcext:value-type="float">
            <text:p>-24,709</text:p>
          </table:table-cell>
          <table:table-cell table:formula="of:=([geoOutFile.H330]-[geoOutFile.A33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0]-[geoOutFile.A330])/0.01" office:value-type="float" office:value="-12.3599999999996" calcext:value-type="float">
            <text:p>-12,36</text:p>
          </table:table-cell>
          <table:table-cell office:value-type="float" office:value="-12.3544" calcext:value-type="float">
            <text:p>-12,354</text:p>
          </table:table-cell>
        </table:table-row>
        <table:table-row table:style-name="ro1">
          <table:table-cell/>
          <table:table-cell table:formula="of:=([geoOutFile.B331]-[geoOutFile.$A33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1]-[geoOutFile.A3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1]-[geoOutFile.A331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31]-[geoOutFile.A331])/0.1" office:value-type="float" office:value="0.463999999999984" calcext:value-type="float">
            <text:p>0,464</text:p>
          </table:table-cell>
          <table:table-cell office:value-type="float" office:value="0.463442" calcext:value-type="float">
            <text:p>0,463</text:p>
          </table:table-cell>
          <table:table-cell table:formula="of:=([geoOutFile.F331]-[geoOutFile.A33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1]-[geoOutFile.A331])/0.01" office:value-type="float" office:value="-30.6100000000001" calcext:value-type="float">
            <text:p>-30,61</text:p>
          </table:table-cell>
          <table:table-cell office:value-type="float" office:value="-31.2269" calcext:value-type="float">
            <text:p>-31,227</text:p>
          </table:table-cell>
          <table:table-cell table:formula="of:=([geoOutFile.H331]-[geoOutFile.A33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1]-[geoOutFile.A331])/0.01" office:value-type="float" office:value="-15.6100000000002" calcext:value-type="float">
            <text:p>-15,61</text:p>
          </table:table-cell>
          <table:table-cell office:value-type="float" office:value="-15.6134" calcext:value-type="float">
            <text:p>-15,613</text:p>
          </table:table-cell>
        </table:table-row>
        <table:table-row table:style-name="ro1">
          <table:table-cell/>
          <table:table-cell table:formula="of:=([geoOutFile.B332]-[geoOutFile.$A33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2]-[geoOutFile.A3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2]-[geoOutFile.A332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32]-[geoOutFile.A332])/0.1" office:value-type="float" office:value="0.519999999999996" calcext:value-type="float">
            <text:p>0,52</text:p>
          </table:table-cell>
          <table:table-cell office:value-type="float" office:value="0.519767" calcext:value-type="float">
            <text:p>0,520</text:p>
          </table:table-cell>
          <table:table-cell table:formula="of:=([geoOutFile.F332]-[geoOutFile.A33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2]-[geoOutFile.A332])/0.01" office:value-type="float" office:value="-37.6400000000004" calcext:value-type="float">
            <text:p>-37,64</text:p>
          </table:table-cell>
          <table:table-cell office:value-type="float" office:value="-38.3968" calcext:value-type="float">
            <text:p>-38,397</text:p>
          </table:table-cell>
          <table:table-cell table:formula="of:=([geoOutFile.H332]-[geoOutFile.A33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2]-[geoOutFile.A332])/0.01" office:value-type="float" office:value="-19.2" calcext:value-type="float">
            <text:p>-19,2</text:p>
          </table:table-cell>
          <table:table-cell office:value-type="float" office:value="-19.1984" calcext:value-type="float">
            <text:p>-19,198</text:p>
          </table:table-cell>
        </table:table-row>
        <table:table-row table:style-name="ro1">
          <table:table-cell/>
          <table:table-cell table:formula="of:=([geoOutFile.B333]-[geoOutFile.$A33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3]-[geoOutFile.A3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3]-[geoOutFile.A333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33]-[geoOutFile.A333])/0.1" office:value-type="float" office:value="0.582999999999956" calcext:value-type="float">
            <text:p>0,583</text:p>
          </table:table-cell>
          <table:table-cell office:value-type="float" office:value="0.582931" calcext:value-type="float">
            <text:p>0,583</text:p>
          </table:table-cell>
          <table:table-cell table:formula="of:=([geoOutFile.F333]-[geoOutFile.A33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3]-[geoOutFile.A333])/0.01" office:value-type="float" office:value="-45.3800000000001" calcext:value-type="float">
            <text:p>-45,38</text:p>
          </table:table-cell>
          <table:table-cell office:value-type="float" office:value="-46.2837" calcext:value-type="float">
            <text:p>-46,284</text:p>
          </table:table-cell>
          <table:table-cell table:formula="of:=([geoOutFile.H333]-[geoOutFile.A33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3]-[geoOutFile.A333])/0.01" office:value-type="float" office:value="-23.1400000000001" calcext:value-type="float">
            <text:p>-23,14</text:p>
          </table:table-cell>
          <table:table-cell office:value-type="float" office:value="-23.1419" calcext:value-type="float">
            <text:p>-23,142</text:p>
          </table:table-cell>
        </table:table-row>
        <table:table-row table:style-name="ro1">
          <table:table-cell/>
          <table:table-cell table:formula="of:=([geoOutFile.B334]-[geoOutFile.$A33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4]-[geoOutFile.A3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4]-[geoOutFile.A334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34]-[geoOutFile.A334])/0.1" office:value-type="float" office:value="0.654000000000039" calcext:value-type="float">
            <text:p>0,654</text:p>
          </table:table-cell>
          <table:table-cell office:value-type="float" office:value="0.653552" calcext:value-type="float">
            <text:p>0,654</text:p>
          </table:table-cell>
          <table:table-cell table:formula="of:=([geoOutFile.F334]-[geoOutFile.A33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4]-[geoOutFile.A334])/0.01" office:value-type="float" office:value="-53.8799999999995" calcext:value-type="float">
            <text:p>-53,88</text:p>
          </table:table-cell>
          <table:table-cell office:value-type="float" office:value="-54.9593" calcext:value-type="float">
            <text:p>-54,959</text:p>
          </table:table-cell>
          <table:table-cell table:formula="of:=([geoOutFile.H334]-[geoOutFile.A33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4]-[geoOutFile.A334])/0.01" office:value-type="float" office:value="-27.4799999999999" calcext:value-type="float">
            <text:p>-27,48</text:p>
          </table:table-cell>
          <table:table-cell office:value-type="float" office:value="-27.4797" calcext:value-type="float">
            <text:p>-27,480</text:p>
          </table:table-cell>
        </table:table-row>
        <table:table-row table:style-name="ro1">
          <table:table-cell/>
          <table:table-cell table:formula="of:=([geoOutFile.B335]-[geoOutFile.$A33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5]-[geoOutFile.A3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5]-[geoOutFile.A335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35]-[geoOutFile.A335])/0.1" office:value-type="float" office:value="0.731999999999999" calcext:value-type="float">
            <text:p>0,732</text:p>
          </table:table-cell>
          <table:table-cell office:value-type="float" office:value="0.732195" calcext:value-type="float">
            <text:p>0,732</text:p>
          </table:table-cell>
          <table:table-cell table:formula="of:=([geoOutFile.F335]-[geoOutFile.A33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5]-[geoOutFile.A335])/0.01" office:value-type="float" office:value="-63.2399999999997" calcext:value-type="float">
            <text:p>-63,24</text:p>
          </table:table-cell>
          <table:table-cell office:value-type="float" office:value="-64.5025" calcext:value-type="float">
            <text:p>-64,503</text:p>
          </table:table-cell>
          <table:table-cell table:formula="of:=([geoOutFile.H335]-[geoOutFile.A33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5]-[geoOutFile.A335])/0.01" office:value-type="float" office:value="-32.2499999999998" calcext:value-type="float">
            <text:p>-32,25</text:p>
          </table:table-cell>
          <table:table-cell office:value-type="float" office:value="-32.2513" calcext:value-type="float">
            <text:p>-32,251</text:p>
          </table:table-cell>
        </table:table-row>
        <table:table-row table:style-name="ro1">
          <table:table-cell/>
          <table:table-cell table:formula="of:=([geoOutFile.B336]-[geoOutFile.$A33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6]-[geoOutFile.A3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6]-[geoOutFile.A336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36]-[geoOutFile.A336])/0.1" office:value-type="float" office:value="0.820000000000007" calcext:value-type="float">
            <text:p>0,82</text:p>
          </table:table-cell>
          <table:table-cell office:value-type="float" office:value="0.8193" calcext:value-type="float">
            <text:p>0,819</text:p>
          </table:table-cell>
          <table:table-cell table:formula="of:=([geoOutFile.F336]-[geoOutFile.A33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6]-[geoOutFile.A336])/0.01" office:value-type="float" office:value="-73.5199999999999" calcext:value-type="float">
            <text:p>-73,52</text:p>
          </table:table-cell>
          <table:table-cell office:value-type="float" office:value="-75" calcext:value-type="float">
            <text:p>-75,000</text:p>
          </table:table-cell>
          <table:table-cell table:formula="of:=([geoOutFile.H336]-[geoOutFile.A33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6]-[geoOutFile.A336])/0.01" office:value-type="float" office:value="-37.5" calcext:value-type="float">
            <text:p>-37,5</text:p>
          </table:table-cell>
          <table:table-cell office:value-type="float" office:value="-37.5" calcext:value-type="float">
            <text:p>-37,500</text:p>
          </table:table-cell>
        </table:table-row>
        <table:table-row table:style-name="ro1">
          <table:table-cell/>
          <table:table-cell table:formula="of:=([geoOutFile.B337]-[geoOutFile.$A33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7]-[geoOutFile.A3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7]-[geoOutFile.A337])/0.1" office:value-type="float" office:value="0" calcext:value-type="float">
            <text:p>0</text:p>
          </table:table-cell>
          <table:table-cell office:value-type="float" office:value="3.85186E-034" calcext:value-type="float">
            <text:p>0,000</text:p>
          </table:table-cell>
          <table:table-cell table:formula="of:=([geoOutFile.E337]-[geoOutFile.A337])/0.1" office:value-type="float" office:value="0.117000000000012" calcext:value-type="float">
            <text:p>0,117</text:p>
          </table:table-cell>
          <table:table-cell office:value-type="float" office:value="0.117109" calcext:value-type="float">
            <text:p>0,117</text:p>
          </table:table-cell>
          <table:table-cell table:formula="of:=([geoOutFile.F337]-[geoOutFile.A33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7]-[geoOutFile.A337])/0.01" office:value-type="float" office:value="24.5100000000001" calcext:value-type="float">
            <text:p>24,51</text:p>
          </table:table-cell>
          <table:table-cell office:value-type="float" office:value="25" calcext:value-type="float">
            <text:p>25,000</text:p>
          </table:table-cell>
          <table:table-cell table:formula="of:=([geoOutFile.H337]-[geoOutFile.A33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7]-[geoOutFile.A337])/0.01" office:value-type="float" office:value="-37.5" calcext:value-type="float">
            <text:p>-37,5</text:p>
          </table:table-cell>
          <table:table-cell office:value-type="float" office:value="-37.5" calcext:value-type="float">
            <text:p>-37,500</text:p>
          </table:table-cell>
        </table:table-row>
        <table:table-row table:style-name="ro1">
          <table:table-cell/>
          <table:table-cell table:formula="of:=([geoOutFile.B338]-[geoOutFile.$A33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8]-[geoOutFile.A3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8]-[geoOutFile.A3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38]-[geoOutFile.A338])/0.1" office:value-type="float" office:value="0.099000000000018" calcext:value-type="float">
            <text:p>0,099</text:p>
          </table:table-cell>
          <table:table-cell office:value-type="float" office:value="0.0986082" calcext:value-type="float">
            <text:p>0,099</text:p>
          </table:table-cell>
          <table:table-cell table:formula="of:=([geoOutFile.F338]-[geoOutFile.A33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8]-[geoOutFile.A338])/0.01" office:value-type="float" office:value="21.0799999999999" calcext:value-type="float">
            <text:p>21,08</text:p>
          </table:table-cell>
          <table:table-cell office:value-type="float" office:value="21.5008" calcext:value-type="float">
            <text:p>21,501</text:p>
          </table:table-cell>
          <table:table-cell table:formula="of:=([geoOutFile.H338]-[geoOutFile.A33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8]-[geoOutFile.A338])/0.01" office:value-type="float" office:value="-32.2500000000002" calcext:value-type="float">
            <text:p>-32,25</text:p>
          </table:table-cell>
          <table:table-cell office:value-type="float" office:value="-32.2513" calcext:value-type="float">
            <text:p>-32,251</text:p>
          </table:table-cell>
        </table:table-row>
        <table:table-row table:style-name="ro1">
          <table:table-cell/>
          <table:table-cell table:formula="of:=([geoOutFile.B339]-[geoOutFile.$A33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39]-[geoOutFile.A3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39]-[geoOutFile.A3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39]-[geoOutFile.A339])/0.1" office:value-type="float" office:value="0.0820000000000043" calcext:value-type="float">
            <text:p>0,082</text:p>
          </table:table-cell>
          <table:table-cell office:value-type="float" office:value="0.0819249" calcext:value-type="float">
            <text:p>0,082</text:p>
          </table:table-cell>
          <table:table-cell table:formula="of:=([geoOutFile.F339]-[geoOutFile.A33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39]-[geoOutFile.A339])/0.01" office:value-type="float" office:value="17.9600000000001" calcext:value-type="float">
            <text:p>17,96</text:p>
          </table:table-cell>
          <table:table-cell office:value-type="float" office:value="18.3198" calcext:value-type="float">
            <text:p>18,320</text:p>
          </table:table-cell>
          <table:table-cell table:formula="of:=([geoOutFile.H339]-[geoOutFile.A33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39]-[geoOutFile.A339])/0.01" office:value-type="float" office:value="-27.4800000000001" calcext:value-type="float">
            <text:p>-27,48</text:p>
          </table:table-cell>
          <table:table-cell office:value-type="float" office:value="-27.4797" calcext:value-type="float">
            <text:p>-27,480</text:p>
          </table:table-cell>
        </table:table-row>
        <table:table-row table:style-name="ro1">
          <table:table-cell/>
          <table:table-cell table:formula="of:=([geoOutFile.B340]-[geoOutFile.$A34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0]-[geoOutFile.A3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0]-[geoOutFile.A340])/0.1" office:value-type="float" office:value="0" calcext:value-type="float">
            <text:p>0</text:p>
          </table:table-cell>
          <table:table-cell office:value-type="float" office:value="-3.85186E-034" calcext:value-type="float">
            <text:p>0,000</text:p>
          </table:table-cell>
          <table:table-cell table:formula="of:=([geoOutFile.E340]-[geoOutFile.A340])/0.1" office:value-type="float" office:value="0.0670000000000037" calcext:value-type="float">
            <text:p>0,067</text:p>
          </table:table-cell>
          <table:table-cell office:value-type="float" office:value="0.0669762" calcext:value-type="float">
            <text:p>0,067</text:p>
          </table:table-cell>
          <table:table-cell table:formula="of:=([geoOutFile.F340]-[geoOutFile.A34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0]-[geoOutFile.A340])/0.01" office:value-type="float" office:value="15.1299999999999" calcext:value-type="float">
            <text:p>15,13</text:p>
          </table:table-cell>
          <table:table-cell office:value-type="float" office:value="15.4279" calcext:value-type="float">
            <text:p>15,428</text:p>
          </table:table-cell>
          <table:table-cell table:formula="of:=([geoOutFile.H340]-[geoOutFile.A34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0]-[geoOutFile.A340])/0.01" office:value-type="float" office:value="-23.1400000000001" calcext:value-type="float">
            <text:p>-23,14</text:p>
          </table:table-cell>
          <table:table-cell office:value-type="float" office:value="-23.1419" calcext:value-type="float">
            <text:p>-23,142</text:p>
          </table:table-cell>
        </table:table-row>
        <table:table-row table:style-name="ro1">
          <table:table-cell/>
          <table:table-cell table:formula="of:=([geoOutFile.B341]-[geoOutFile.$A34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1]-[geoOutFile.A3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1]-[geoOutFile.A341])/0.1" office:value-type="float" office:value="0" calcext:value-type="float">
            <text:p>0</text:p>
          </table:table-cell>
          <table:table-cell office:value-type="float" office:value="-1.92593E-034" calcext:value-type="float">
            <text:p>0,000</text:p>
          </table:table-cell>
          <table:table-cell table:formula="of:=([geoOutFile.E341]-[geoOutFile.A341])/0.1" office:value-type="float" office:value="0.0530000000000008" calcext:value-type="float">
            <text:p>0,053</text:p>
          </table:table-cell>
          <table:table-cell office:value-type="float" office:value="0.0536459" calcext:value-type="float">
            <text:p>0,054</text:p>
          </table:table-cell>
          <table:table-cell table:formula="of:=([geoOutFile.F341]-[geoOutFile.A34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1]-[geoOutFile.A341])/0.01" office:value-type="float" office:value="12.5499999999999" calcext:value-type="float">
            <text:p>12,55</text:p>
          </table:table-cell>
          <table:table-cell office:value-type="float" office:value="12.7989" calcext:value-type="float">
            <text:p>12,799</text:p>
          </table:table-cell>
          <table:table-cell table:formula="of:=([geoOutFile.H341]-[geoOutFile.A34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1]-[geoOutFile.A341])/0.01" office:value-type="float" office:value="-19.2" calcext:value-type="float">
            <text:p>-19,2</text:p>
          </table:table-cell>
          <table:table-cell office:value-type="float" office:value="-19.1984" calcext:value-type="float">
            <text:p>-19,198</text:p>
          </table:table-cell>
        </table:table-row>
        <table:table-row table:style-name="ro1">
          <table:table-cell/>
          <table:table-cell table:formula="of:=([geoOutFile.B342]-[geoOutFile.$A34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2]-[geoOutFile.A3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2]-[geoOutFile.A3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42]-[geoOutFile.A342])/0.1" office:value-type="float" office:value="0.0420000000000087" calcext:value-type="float">
            <text:p>0,042</text:p>
          </table:table-cell>
          <table:table-cell office:value-type="float" office:value="0.0418016" calcext:value-type="float">
            <text:p>0,042</text:p>
          </table:table-cell>
          <table:table-cell table:formula="of:=([geoOutFile.F342]-[geoOutFile.A34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2]-[geoOutFile.A342])/0.01" office:value-type="float" office:value="10.2" calcext:value-type="float">
            <text:p>10,2</text:p>
          </table:table-cell>
          <table:table-cell office:value-type="float" office:value="10.409" calcext:value-type="float">
            <text:p>10,409</text:p>
          </table:table-cell>
          <table:table-cell table:formula="of:=([geoOutFile.H342]-[geoOutFile.A34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2]-[geoOutFile.A342])/0.01" office:value-type="float" office:value="-15.62" calcext:value-type="float">
            <text:p>-15,62</text:p>
          </table:table-cell>
          <table:table-cell office:value-type="float" office:value="-15.6134" calcext:value-type="float">
            <text:p>-15,613</text:p>
          </table:table-cell>
        </table:table-row>
        <table:table-row table:style-name="ro1">
          <table:table-cell/>
          <table:table-cell table:formula="of:=([geoOutFile.B343]-[geoOutFile.$A34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3]-[geoOutFile.A3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3]-[geoOutFile.A343])/0.1" office:value-type="float" office:value="0" calcext:value-type="float">
            <text:p>0</text:p>
          </table:table-cell>
          <table:table-cell office:value-type="float" office:value="1.92593E-034" calcext:value-type="float">
            <text:p>0,000</text:p>
          </table:table-cell>
          <table:table-cell table:formula="of:=([geoOutFile.E343]-[geoOutFile.A343])/0.1" office:value-type="float" office:value="0.0319999999999965" calcext:value-type="float">
            <text:p>0,032</text:p>
          </table:table-cell>
          <table:table-cell office:value-type="float" office:value="0.0313053" calcext:value-type="float">
            <text:p>0,031</text:p>
          </table:table-cell>
          <table:table-cell table:formula="of:=([geoOutFile.F343]-[geoOutFile.A34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3]-[geoOutFile.A343])/0.01" office:value-type="float" office:value="8.08" calcext:value-type="float">
            <text:p>8,08</text:p>
          </table:table-cell>
          <table:table-cell office:value-type="float" office:value="8.23626" calcext:value-type="float">
            <text:p>8,236</text:p>
          </table:table-cell>
          <table:table-cell table:formula="of:=([geoOutFile.H343]-[geoOutFile.A34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3]-[geoOutFile.A343])/0.01" office:value-type="float" office:value="-12.35" calcext:value-type="float">
            <text:p>-12,35</text:p>
          </table:table-cell>
          <table:table-cell office:value-type="float" office:value="-12.3544" calcext:value-type="float">
            <text:p>-12,354</text:p>
          </table:table-cell>
        </table:table-row>
        <table:table-row table:style-name="ro1">
          <table:table-cell/>
          <table:table-cell table:formula="of:=([geoOutFile.B344]-[geoOutFile.$A34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4]-[geoOutFile.A3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4]-[geoOutFile.A3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44]-[geoOutFile.A344])/0.1" office:value-type="float" office:value="0.022000000000002" calcext:value-type="float">
            <text:p>0,022</text:p>
          </table:table-cell>
          <table:table-cell office:value-type="float" office:value="0.022021" calcext:value-type="float">
            <text:p>0,022</text:p>
          </table:table-cell>
          <table:table-cell table:formula="of:=([geoOutFile.F344]-[geoOutFile.A34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4]-[geoOutFile.A344])/0.01" office:value-type="float" office:value="6.13799999999998" calcext:value-type="float">
            <text:p>6,138</text:p>
          </table:table-cell>
          <table:table-cell office:value-type="float" office:value="6.26107" calcext:value-type="float">
            <text:p>6,261</text:p>
          </table:table-cell>
          <table:table-cell table:formula="of:=([geoOutFile.H344]-[geoOutFile.A34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4]-[geoOutFile.A344])/0.01" office:value-type="float" office:value="-9.39200000000007" calcext:value-type="float">
            <text:p>-9,392</text:p>
          </table:table-cell>
          <table:table-cell office:value-type="float" office:value="-9.39161" calcext:value-type="float">
            <text:p>-9,392</text:p>
          </table:table-cell>
        </table:table-row>
        <table:table-row table:style-name="ro1">
          <table:table-cell/>
          <table:table-cell table:formula="of:=([geoOutFile.B345]-[geoOutFile.$A34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5]-[geoOutFile.A3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5]-[geoOutFile.A3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45]-[geoOutFile.A345])/0.1" office:value-type="float" office:value="0.0137999999999927" calcext:value-type="float">
            <text:p>0,0138</text:p>
          </table:table-cell>
          <table:table-cell office:value-type="float" office:value="0.0138193" calcext:value-type="float">
            <text:p>0,014</text:p>
          </table:table-cell>
          <table:table-cell table:formula="of:=([geoOutFile.F345]-[geoOutFile.A34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5]-[geoOutFile.A345])/0.01" office:value-type="float" office:value="4.37799999999999" calcext:value-type="float">
            <text:p>4,378</text:p>
          </table:table-cell>
          <table:table-cell office:value-type="float" office:value="4.46545" calcext:value-type="float">
            <text:p>4,465</text:p>
          </table:table-cell>
          <table:table-cell table:formula="of:=([geoOutFile.H345]-[geoOutFile.A34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5]-[geoOutFile.A345])/0.01" office:value-type="float" office:value="-6.69800000000009" calcext:value-type="float">
            <text:p>-6,698</text:p>
          </table:table-cell>
          <table:table-cell office:value-type="float" office:value="-6.69818" calcext:value-type="float">
            <text:p>-6,698</text:p>
          </table:table-cell>
        </table:table-row>
        <table:table-row table:style-name="ro1">
          <table:table-cell/>
          <table:table-cell table:formula="of:=([geoOutFile.B346]-[geoOutFile.$A34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6]-[geoOutFile.A3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6]-[geoOutFile.A346])/0.1" office:value-type="float" office:value="0" calcext:value-type="float">
            <text:p>0</text:p>
          </table:table-cell>
          <table:table-cell office:value-type="float" office:value="-4.81482E-035" calcext:value-type="float">
            <text:p>0,000</text:p>
          </table:table-cell>
          <table:table-cell table:formula="of:=([geoOutFile.E346]-[geoOutFile.A346])/0.1" office:value-type="float" office:value="0.00659999999999883" calcext:value-type="float">
            <text:p>0,0066</text:p>
          </table:table-cell>
          <table:table-cell office:value-type="float" office:value="0.0065791" calcext:value-type="float">
            <text:p>0,007</text:p>
          </table:table-cell>
          <table:table-cell table:formula="of:=([geoOutFile.F346]-[geoOutFile.A34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6]-[geoOutFile.A346])/0.01" office:value-type="float" office:value="2.77799999999999" calcext:value-type="float">
            <text:p>2,778</text:p>
          </table:table-cell>
          <table:table-cell office:value-type="float" office:value="2.83306" calcext:value-type="float">
            <text:p>2,833</text:p>
          </table:table-cell>
          <table:table-cell table:formula="of:=([geoOutFile.H346]-[geoOutFile.A34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6]-[geoOutFile.A346])/0.01" office:value-type="float" office:value="-4.24899999999999" calcext:value-type="float">
            <text:p>-4,249</text:p>
          </table:table-cell>
          <table:table-cell office:value-type="float" office:value="-4.2496" calcext:value-type="float">
            <text:p>-4,250</text:p>
          </table:table-cell>
        </table:table-row>
        <table:table-row table:style-name="ro1">
          <table:table-cell/>
          <table:table-cell table:formula="of:=([geoOutFile.B347]-[geoOutFile.$A34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7]-[geoOutFile.A3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7]-[geoOutFile.A3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E347]-[geoOutFile.A347])/0.1" office:value-type="float" office:value="0.000199999999992428" calcext:value-type="float">
            <text:p>0,0002</text:p>
          </table:table-cell>
          <table:table-cell office:value-type="float" office:value="0.000189942" calcext:value-type="float">
            <text:p>0,000</text:p>
          </table:table-cell>
          <table:table-cell table:formula="of:=([geoOutFile.F347]-[geoOutFile.A34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7]-[geoOutFile.A347])/0.01" office:value-type="float" office:value="1.32300000000001" calcext:value-type="float">
            <text:p>1,323</text:p>
          </table:table-cell>
          <table:table-cell office:value-type="float" office:value="1.34908" calcext:value-type="float">
            <text:p>1,349</text:p>
          </table:table-cell>
          <table:table-cell table:formula="of:=([geoOutFile.H347]-[geoOutFile.A34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7]-[geoOutFile.A347])/0.01" office:value-type="float" office:value="-2.02300000000006" calcext:value-type="float">
            <text:p>-2,023</text:p>
          </table:table-cell>
          <table:table-cell office:value-type="float" office:value="-2.02362" calcext:value-type="float">
            <text:p>-2,024</text:p>
          </table:table-cell>
        </table:table-row>
        <table:table-row table:style-name="ro1">
          <table:table-cell/>
          <table:table-cell table:formula="of:=([geoOutFile.B348]-[geoOutFile.$A34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8]-[geoOutFile.A3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8]-[geoOutFile.A348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48]-[geoOutFile.A348])/0.1" office:value-type="float" office:value="-0.00490000000000101" calcext:value-type="float">
            <text:p>-0,0049</text:p>
          </table:table-cell>
          <table:table-cell office:value-type="float" office:value="-0.00489794" calcext:value-type="float">
            <text:p>-0,005</text:p>
          </table:table-cell>
          <table:table-cell table:formula="of:=([geoOutFile.F348]-[geoOutFile.A34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8]-[geoOutFile.A348])/0.01" office:value-type="float" office:value="0.187000000000026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48]-[geoOutFile.A34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8]-[geoOutFile.A348])/0.01" office:value-type="float" office:value="-0.279000000000007" calcext:value-type="float">
            <text:p>-0,279</text:p>
          </table:table-cell>
          <table:table-cell office:value-type="float" office:value="-0.283729" calcext:value-type="float">
            <text:p>-0,284</text:p>
          </table:table-cell>
        </table:table-row>
        <table:table-row table:style-name="ro1">
          <table:table-cell/>
          <table:table-cell table:formula="of:=([geoOutFile.B349]-[geoOutFile.$A34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49]-[geoOutFile.A3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49]-[geoOutFile.A349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49]-[geoOutFile.A349])/0.1" office:value-type="float" office:value="-0.00259999999999927" calcext:value-type="float">
            <text:p>-0,0026</text:p>
          </table:table-cell>
          <table:table-cell office:value-type="float" office:value="-0.00264064" calcext:value-type="float">
            <text:p>-0,003</text:p>
          </table:table-cell>
          <table:table-cell table:formula="of:=([geoOutFile.F349]-[geoOutFile.A34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49]-[geoOutFile.A349])/0.01" office:value-type="float" office:value="0.187999999999988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49]-[geoOutFile.A34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49]-[geoOutFile.A349])/0.01" office:value-type="float" office:value="0.222000000000033" calcext:value-type="float">
            <text:p>0,222</text:p>
          </table:table-cell>
          <table:table-cell office:value-type="float" office:value="0.230232" calcext:value-type="float">
            <text:p>0,230</text:p>
          </table:table-cell>
        </table:table-row>
        <table:table-row table:style-name="ro1">
          <table:table-cell/>
          <table:table-cell table:formula="of:=([geoOutFile.B350]-[geoOutFile.$A35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0]-[geoOutFile.A3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0]-[geoOutFile.A350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0]-[geoOutFile.A350])/0.1" office:value-type="float" office:value="-0.000100000000005096" calcext:value-type="float">
            <text:p>-0,0001</text:p>
          </table:table-cell>
          <table:table-cell office:value-type="float" office:value="-0.000104551" calcext:value-type="float">
            <text:p>0,000</text:p>
          </table:table-cell>
          <table:table-cell table:formula="of:=([geoOutFile.F350]-[geoOutFile.A35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0]-[geoOutFile.A350])/0.01" office:value-type="float" office:value="0.187000000000026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50]-[geoOutFile.A35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0]-[geoOutFile.A350])/0.01" office:value-type="float" office:value="0.743000000000027" calcext:value-type="float">
            <text:p>0,743</text:p>
          </table:table-cell>
          <table:table-cell office:value-type="float" office:value="0.764353" calcext:value-type="float">
            <text:p>0,764</text:p>
          </table:table-cell>
        </table:table-row>
        <table:table-row table:style-name="ro1">
          <table:table-cell/>
          <table:table-cell table:formula="of:=([geoOutFile.B351]-[geoOutFile.$A35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1]-[geoOutFile.A3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1]-[geoOutFile.A351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1]-[geoOutFile.A351])/0.1" office:value-type="float" office:value="0.00289999999999679" calcext:value-type="float">
            <text:p>0,0029</text:p>
          </table:table-cell>
          <table:table-cell office:value-type="float" office:value="0.00287349" calcext:value-type="float">
            <text:p>0,003</text:p>
          </table:table-cell>
          <table:table-cell table:formula="of:=([geoOutFile.F351]-[geoOutFile.A35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1]-[geoOutFile.A351])/0.01" office:value-type="float" office:value="0.187999999999988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51]-[geoOutFile.A35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1]-[geoOutFile.A351])/0.01" office:value-type="float" office:value="1.30099999999995" calcext:value-type="float">
            <text:p>1,301</text:p>
          </table:table-cell>
          <table:table-cell office:value-type="float" office:value="1.33603" calcext:value-type="float">
            <text:p>1,336</text:p>
          </table:table-cell>
        </table:table-row>
        <table:table-row table:style-name="ro1">
          <table:table-cell/>
          <table:table-cell table:formula="of:=([geoOutFile.B352]-[geoOutFile.$A35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2]-[geoOutFile.A3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2]-[geoOutFile.A352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2]-[geoOutFile.A352])/0.1" office:value-type="float" office:value="0.00650000000000262" calcext:value-type="float">
            <text:p>0,0065</text:p>
          </table:table-cell>
          <table:table-cell office:value-type="float" office:value="0.00649122" calcext:value-type="float">
            <text:p>0,006</text:p>
          </table:table-cell>
          <table:table-cell table:formula="of:=([geoOutFile.F352]-[geoOutFile.A35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2]-[geoOutFile.A352])/0.01" office:value-type="float" office:value="0.188000000000033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52]-[geoOutFile.A35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2]-[geoOutFile.A352])/0.01" office:value-type="float" office:value="1.90800000000002" calcext:value-type="float">
            <text:p>1,908</text:p>
          </table:table-cell>
          <table:table-cell office:value-type="float" office:value="1.95711" calcext:value-type="float">
            <text:p>1,957</text:p>
          </table:table-cell>
        </table:table-row>
        <table:table-row table:style-name="ro1">
          <table:table-cell/>
          <table:table-cell table:formula="of:=([geoOutFile.B353]-[geoOutFile.$A35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3]-[geoOutFile.A3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3]-[geoOutFile.A353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3]-[geoOutFile.A353])/0.1" office:value-type="float" office:value="0.011000000000001" calcext:value-type="float">
            <text:p>0,011</text:p>
          </table:table-cell>
          <table:table-cell office:value-type="float" office:value="0.0109872" calcext:value-type="float">
            <text:p>0,011</text:p>
          </table:table-cell>
          <table:table-cell table:formula="of:=([geoOutFile.F353]-[geoOutFile.A35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3]-[geoOutFile.A353])/0.01" office:value-type="float" office:value="0.187999999999988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53]-[geoOutFile.A35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3]-[geoOutFile.A353])/0.01" office:value-type="float" office:value="2.569" calcext:value-type="float">
            <text:p>2,569</text:p>
          </table:table-cell>
          <table:table-cell office:value-type="float" office:value="2.631" calcext:value-type="float">
            <text:p>2,631</text:p>
          </table:table-cell>
        </table:table-row>
        <table:table-row table:style-name="ro1">
          <table:table-cell/>
          <table:table-cell table:formula="of:=([geoOutFile.B354]-[geoOutFile.$A35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4]-[geoOutFile.A3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4]-[geoOutFile.A354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4]-[geoOutFile.A354])/0.1" office:value-type="float" office:value="0.0167000000000006" calcext:value-type="float">
            <text:p>0,0167</text:p>
          </table:table-cell>
          <table:table-cell office:value-type="float" office:value="0.0166466" calcext:value-type="float">
            <text:p>0,017</text:p>
          </table:table-cell>
          <table:table-cell table:formula="of:=([geoOutFile.F354]-[geoOutFile.A35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4]-[geoOutFile.A354])/0.01" office:value-type="float" office:value="0.187000000000004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54]-[geoOutFile.A35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4]-[geoOutFile.A354])/0.01" office:value-type="float" office:value="3.27599999999999" calcext:value-type="float">
            <text:p>3,276</text:p>
          </table:table-cell>
          <table:table-cell office:value-type="float" office:value="3.3501" calcext:value-type="float">
            <text:p>3,350</text:p>
          </table:table-cell>
        </table:table-row>
        <table:table-row table:style-name="ro1">
          <table:table-cell/>
          <table:table-cell table:formula="of:=([geoOutFile.B355]-[geoOutFile.$A35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5]-[geoOutFile.A3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5]-[geoOutFile.A355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5]-[geoOutFile.A355])/0.1" office:value-type="float" office:value="0.0237799999999999" calcext:value-type="float">
            <text:p>0,02378</text:p>
          </table:table-cell>
          <table:table-cell office:value-type="float" office:value="0.0237464" calcext:value-type="float">
            <text:p>0,024</text:p>
          </table:table-cell>
          <table:table-cell table:formula="of:=([geoOutFile.F355]-[geoOutFile.A35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5]-[geoOutFile.A355])/0.01" office:value-type="float" office:value="0.187599999999999" calcext:value-type="float">
            <text:p>0,1876</text:p>
          </table:table-cell>
          <table:table-cell office:value-type="float" office:value="0.189153" calcext:value-type="float">
            <text:p>0,189</text:p>
          </table:table-cell>
          <table:table-cell table:formula="of:=([geoOutFile.H355]-[geoOutFile.A35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5]-[geoOutFile.A355])/0.01" office:value-type="float" office:value="4.0113" calcext:value-type="float">
            <text:p>4,0113</text:p>
          </table:table-cell>
          <table:table-cell office:value-type="float" office:value="4.09372" calcext:value-type="float">
            <text:p>4,094</text:p>
          </table:table-cell>
        </table:table-row>
        <table:table-row table:style-name="ro1">
          <table:table-cell/>
          <table:table-cell table:formula="of:=([geoOutFile.B356]-[geoOutFile.$A35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6]-[geoOutFile.A3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6]-[geoOutFile.A356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6]-[geoOutFile.A356])/0.1" office:value-type="float" office:value="0.0324399999999991" calcext:value-type="float">
            <text:p>0,03244</text:p>
          </table:table-cell>
          <table:table-cell office:value-type="float" office:value="0.0323945" calcext:value-type="float">
            <text:p>0,032</text:p>
          </table:table-cell>
          <table:table-cell table:formula="of:=([geoOutFile.F356]-[geoOutFile.A35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6]-[geoOutFile.A356])/0.01" office:value-type="float" office:value="0.187599999999999" calcext:value-type="float">
            <text:p>0,1876</text:p>
          </table:table-cell>
          <table:table-cell office:value-type="float" office:value="0.189153" calcext:value-type="float">
            <text:p>0,189</text:p>
          </table:table-cell>
          <table:table-cell table:formula="of:=([geoOutFile.H356]-[geoOutFile.A35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6]-[geoOutFile.A356])/0.01" office:value-type="float" office:value="4.74289999999999" calcext:value-type="float">
            <text:p>4,7429</text:p>
          </table:table-cell>
          <table:table-cell office:value-type="float" office:value="4.82728" calcext:value-type="float">
            <text:p>4,827</text:p>
          </table:table-cell>
        </table:table-row>
        <table:table-row table:style-name="ro1">
          <table:table-cell/>
          <table:table-cell table:formula="of:=([geoOutFile.B357]-[geoOutFile.$A35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7]-[geoOutFile.A3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7]-[geoOutFile.A357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7]-[geoOutFile.A357])/0.1" office:value-type="float" office:value="0.0425999999999993" calcext:value-type="float">
            <text:p>0,0426</text:p>
          </table:table-cell>
          <table:table-cell office:value-type="float" office:value="0.0425529" calcext:value-type="float">
            <text:p>0,043</text:p>
          </table:table-cell>
          <table:table-cell table:formula="of:=([geoOutFile.F357]-[geoOutFile.A35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7]-[geoOutFile.A357])/0.01" office:value-type="float" office:value="0.187999999999988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57]-[geoOutFile.A35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7]-[geoOutFile.A357])/0.01" office:value-type="float" office:value="5.42600000000002" calcext:value-type="float">
            <text:p>5,426</text:p>
          </table:table-cell>
          <table:table-cell office:value-type="float" office:value="5.50354" calcext:value-type="float">
            <text:p>5,504</text:p>
          </table:table-cell>
        </table:table-row>
        <table:table-row table:style-name="ro1">
          <table:table-cell/>
          <table:table-cell table:formula="of:=([geoOutFile.B358]-[geoOutFile.$A35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8]-[geoOutFile.A3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8]-[geoOutFile.A358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8]-[geoOutFile.A358])/0.1" office:value-type="float" office:value="0.0540999999999992" calcext:value-type="float">
            <text:p>0,0541</text:p>
          </table:table-cell>
          <table:table-cell office:value-type="float" office:value="0.054031" calcext:value-type="float">
            <text:p>0,054</text:p>
          </table:table-cell>
          <table:table-cell table:formula="of:=([geoOutFile.F358]-[geoOutFile.A35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8]-[geoOutFile.A358])/0.01" office:value-type="float" office:value="0.187999999999988" calcext:value-type="float">
            <text:p>0,188</text:p>
          </table:table-cell>
          <table:table-cell office:value-type="float" office:value="0.189153" calcext:value-type="float">
            <text:p>0,189</text:p>
          </table:table-cell>
          <table:table-cell table:formula="of:=([geoOutFile.H358]-[geoOutFile.A35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8]-[geoOutFile.A358])/0.01" office:value-type="float" office:value="6.006" calcext:value-type="float">
            <text:p>6,006</text:p>
          </table:table-cell>
          <table:table-cell office:value-type="float" office:value="6.06612" calcext:value-type="float">
            <text:p>6,066</text:p>
          </table:table-cell>
        </table:table-row>
        <table:table-row table:style-name="ro1">
          <table:table-cell/>
          <table:table-cell table:formula="of:=([geoOutFile.B359]-[geoOutFile.$A35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59]-[geoOutFile.A3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59]-[geoOutFile.A359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59]-[geoOutFile.A359])/0.1" office:value-type="float" office:value="0.0665000000000049" calcext:value-type="float">
            <text:p>0,0665</text:p>
          </table:table-cell>
          <table:table-cell office:value-type="float" office:value="0.0664858" calcext:value-type="float">
            <text:p>0,066</text:p>
          </table:table-cell>
          <table:table-cell table:formula="of:=([geoOutFile.F359]-[geoOutFile.A35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59]-[geoOutFile.A359])/0.01" office:value-type="float" office:value="0.187000000000026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59]-[geoOutFile.A35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59]-[geoOutFile.A359])/0.01" office:value-type="float" office:value="6.42300000000002" calcext:value-type="float">
            <text:p>6,423</text:p>
          </table:table-cell>
          <table:table-cell office:value-type="float" office:value="6.45562" calcext:value-type="float">
            <text:p>6,456</text:p>
          </table:table-cell>
        </table:table-row>
        <table:table-row table:style-name="ro1">
          <table:table-cell/>
          <table:table-cell table:formula="of:=([geoOutFile.B360]-[geoOutFile.$A36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0]-[geoOutFile.A3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0]-[geoOutFile.A360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0]-[geoOutFile.A360])/0.1" office:value-type="float" office:value="0.0795000000000012" calcext:value-type="float">
            <text:p>0,0795</text:p>
          </table:table-cell>
          <table:table-cell office:value-type="float" office:value="0.0794509" calcext:value-type="float">
            <text:p>0,079</text:p>
          </table:table-cell>
          <table:table-cell table:formula="of:=([geoOutFile.F360]-[geoOutFile.A36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0]-[geoOutFile.A360])/0.01" office:value-type="float" office:value="0.187000000000026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60]-[geoOutFile.A36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0]-[geoOutFile.A360])/0.01" office:value-type="float" office:value="6.623" calcext:value-type="float">
            <text:p>6,623</text:p>
          </table:table-cell>
          <table:table-cell office:value-type="float" office:value="6.61763" calcext:value-type="float">
            <text:p>6,618</text:p>
          </table:table-cell>
        </table:table-row>
        <table:table-row table:style-name="ro1">
          <table:table-cell/>
          <table:table-cell table:formula="of:=([geoOutFile.B361]-[geoOutFile.$A36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1]-[geoOutFile.A3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1]-[geoOutFile.A361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1]-[geoOutFile.A361])/0.1" office:value-type="float" office:value="0.0924000000000014" calcext:value-type="float">
            <text:p>0,0924</text:p>
          </table:table-cell>
          <table:table-cell office:value-type="float" office:value="0.0923349" calcext:value-type="float">
            <text:p>0,092</text:p>
          </table:table-cell>
          <table:table-cell table:formula="of:=([geoOutFile.F361]-[geoOutFile.A36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1]-[geoOutFile.A361])/0.01" office:value-type="float" office:value="0.187000000000026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61]-[geoOutFile.A36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1]-[geoOutFile.A361])/0.01" office:value-type="float" office:value="6.56499999999998" calcext:value-type="float">
            <text:p>6,565</text:p>
          </table:table-cell>
          <table:table-cell office:value-type="float" office:value="6.52161" calcext:value-type="float">
            <text:p>6,522</text:p>
          </table:table-cell>
        </table:table-row>
        <table:table-row table:style-name="ro1">
          <table:table-cell/>
          <table:table-cell table:formula="of:=([geoOutFile.B362]-[geoOutFile.$A36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2]-[geoOutFile.A3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2]-[geoOutFile.A362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2]-[geoOutFile.A362])/0.1" office:value-type="float" office:value="0.104399999999991" calcext:value-type="float">
            <text:p>0,1044</text:p>
          </table:table-cell>
          <table:table-cell office:value-type="float" office:value="0.104336" calcext:value-type="float">
            <text:p>0,104</text:p>
          </table:table-cell>
          <table:table-cell table:formula="of:=([geoOutFile.F362]-[geoOutFile.A36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2]-[geoOutFile.A362])/0.01" office:value-type="float" office:value="0.186999999999848" calcext:value-type="float">
            <text:p>0,187</text:p>
          </table:table-cell>
          <table:table-cell office:value-type="float" office:value="0.189153" calcext:value-type="float">
            <text:p>0,189</text:p>
          </table:table-cell>
          <table:table-cell table:formula="of:=([geoOutFile.H362]-[geoOutFile.A36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2]-[geoOutFile.A362])/0.01" office:value-type="float" office:value="6.26999999999995" calcext:value-type="float">
            <text:p>6,27</text:p>
          </table:table-cell>
          <table:table-cell office:value-type="float" office:value="6.19682" calcext:value-type="float">
            <text:p>6,197</text:p>
          </table:table-cell>
        </table:table-row>
        <table:table-row table:style-name="ro1">
          <table:table-cell/>
          <table:table-cell table:formula="of:=([geoOutFile.B363]-[geoOutFile.$A36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3]-[geoOutFile.A3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3]-[geoOutFile.A363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3]-[geoOutFile.A363])/0.1" office:value-type="float" office:value="0.114999999999998" calcext:value-type="float">
            <text:p>0,115</text:p>
          </table:table-cell>
          <table:table-cell office:value-type="float" office:value="0.114729" calcext:value-type="float">
            <text:p>0,115</text:p>
          </table:table-cell>
          <table:table-cell table:formula="of:=([geoOutFile.F363]-[geoOutFile.A36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3]-[geoOutFile.A363])/0.01" office:value-type="float" office:value="0.179999999999936" calcext:value-type="float">
            <text:p>0,18</text:p>
          </table:table-cell>
          <table:table-cell office:value-type="float" office:value="0.189153" calcext:value-type="float">
            <text:p>0,189</text:p>
          </table:table-cell>
          <table:table-cell table:formula="of:=([geoOutFile.H363]-[geoOutFile.A36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3]-[geoOutFile.A363])/0.01" office:value-type="float" office:value="5.79000000000001" calcext:value-type="float">
            <text:p>5,79</text:p>
          </table:table-cell>
          <table:table-cell office:value-type="float" office:value="5.6965" calcext:value-type="float">
            <text:p>5,697</text:p>
          </table:table-cell>
        </table:table-row>
        <table:table-row table:style-name="ro1">
          <table:table-cell/>
          <table:table-cell table:formula="of:=([geoOutFile.B364]-[geoOutFile.$A36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4]-[geoOutFile.A3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4]-[geoOutFile.A364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4]-[geoOutFile.A364])/0.1" office:value-type="float" office:value="0.123000000000015" calcext:value-type="float">
            <text:p>0,123</text:p>
          </table:table-cell>
          <table:table-cell office:value-type="float" office:value="0.12302" calcext:value-type="float">
            <text:p>0,123</text:p>
          </table:table-cell>
          <table:table-cell table:formula="of:=([geoOutFile.F364]-[geoOutFile.A36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4]-[geoOutFile.A364])/0.01" office:value-type="float" office:value="0.180000000000113" calcext:value-type="float">
            <text:p>0,18</text:p>
          </table:table-cell>
          <table:table-cell office:value-type="float" office:value="0.189153" calcext:value-type="float">
            <text:p>0,189</text:p>
          </table:table-cell>
          <table:table-cell table:formula="of:=([geoOutFile.H364]-[geoOutFile.A36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4]-[geoOutFile.A364])/0.01" office:value-type="float" office:value="5.18000000000001" calcext:value-type="float">
            <text:p>5,18</text:p>
          </table:table-cell>
          <table:table-cell office:value-type="float" office:value="5.07901" calcext:value-type="float">
            <text:p>5,079</text:p>
          </table:table-cell>
        </table:table-row>
        <table:table-row table:style-name="ro1">
          <table:table-cell/>
          <table:table-cell table:formula="of:=([geoOutFile.B365]-[geoOutFile.$A36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5]-[geoOutFile.A3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5]-[geoOutFile.A365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5]-[geoOutFile.A365])/0.1" office:value-type="float" office:value="0.129000000000001" calcext:value-type="float">
            <text:p>0,129</text:p>
          </table:table-cell>
          <table:table-cell office:value-type="float" office:value="0.128992" calcext:value-type="float">
            <text:p>0,129</text:p>
          </table:table-cell>
          <table:table-cell table:formula="of:=([geoOutFile.F365]-[geoOutFile.A36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5]-[geoOutFile.A365])/0.01" office:value-type="float" office:value="0.189999999999912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65]-[geoOutFile.A36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5]-[geoOutFile.A365])/0.01" office:value-type="float" office:value="4.49999999999999" calcext:value-type="float">
            <text:p>4,5</text:p>
          </table:table-cell>
          <table:table-cell office:value-type="float" office:value="4.39995" calcext:value-type="float">
            <text:p>4,400</text:p>
          </table:table-cell>
        </table:table-row>
        <table:table-row table:style-name="ro1">
          <table:table-cell/>
          <table:table-cell table:formula="of:=([geoOutFile.B366]-[geoOutFile.$A36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6]-[geoOutFile.A3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6]-[geoOutFile.A366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6]-[geoOutFile.A366])/0.1" office:value-type="float" office:value="0.13300000000001" calcext:value-type="float">
            <text:p>0,133</text:p>
          </table:table-cell>
          <table:table-cell office:value-type="float" office:value="0.132689" calcext:value-type="float">
            <text:p>0,133</text:p>
          </table:table-cell>
          <table:table-cell table:formula="of:=([geoOutFile.F366]-[geoOutFile.A36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6]-[geoOutFile.A366])/0.01" office:value-type="float" office:value="0.19000000000009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66]-[geoOutFile.A36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6]-[geoOutFile.A366])/0.01" office:value-type="float" office:value="3.80000000000003" calcext:value-type="float">
            <text:p>3,8</text:p>
          </table:table-cell>
          <table:table-cell office:value-type="float" office:value="3.70608" calcext:value-type="float">
            <text:p>3,706</text:p>
          </table:table-cell>
        </table:table-row>
        <table:table-row table:style-name="ro1">
          <table:table-cell/>
          <table:table-cell table:formula="of:=([geoOutFile.B367]-[geoOutFile.$A36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7]-[geoOutFile.A3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7]-[geoOutFile.A367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7]-[geoOutFile.A367])/0.1" office:value-type="float" office:value="0.134000000000007" calcext:value-type="float">
            <text:p>0,134</text:p>
          </table:table-cell>
          <table:table-cell office:value-type="float" office:value="0.134355" calcext:value-type="float">
            <text:p>0,134</text:p>
          </table:table-cell>
          <table:table-cell table:formula="of:=([geoOutFile.F367]-[geoOutFile.A36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7]-[geoOutFile.A367])/0.01" office:value-type="float" office:value="0.179999999999936" calcext:value-type="float">
            <text:p>0,18</text:p>
          </table:table-cell>
          <table:table-cell office:value-type="float" office:value="0.189153" calcext:value-type="float">
            <text:p>0,189</text:p>
          </table:table-cell>
          <table:table-cell table:formula="of:=([geoOutFile.H367]-[geoOutFile.A36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7]-[geoOutFile.A367])/0.01" office:value-type="float" office:value="3.11000000000003" calcext:value-type="float">
            <text:p>3,11</text:p>
          </table:table-cell>
          <table:table-cell office:value-type="float" office:value="3.03181" calcext:value-type="float">
            <text:p>3,032</text:p>
          </table:table-cell>
        </table:table-row>
        <table:table-row table:style-name="ro1">
          <table:table-cell/>
          <table:table-cell table:formula="of:=([geoOutFile.B368]-[geoOutFile.$A36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8]-[geoOutFile.A3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8]-[geoOutFile.A368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8]-[geoOutFile.A368])/0.1" office:value-type="float" office:value="0.13499999999997" calcext:value-type="float">
            <text:p>0,135</text:p>
          </table:table-cell>
          <table:table-cell office:value-type="float" office:value="0.134389" calcext:value-type="float">
            <text:p>0,134</text:p>
          </table:table-cell>
          <table:table-cell table:formula="of:=([geoOutFile.F368]-[geoOutFile.A36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8]-[geoOutFile.A368])/0.01" office:value-type="float" office:value="0.189999999999912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68]-[geoOutFile.A36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8]-[geoOutFile.A368])/0.01" office:value-type="float" office:value="2.46999999999993" calcext:value-type="float">
            <text:p>2,47</text:p>
          </table:table-cell>
          <table:table-cell office:value-type="float" office:value="2.39799" calcext:value-type="float">
            <text:p>2,398</text:p>
          </table:table-cell>
        </table:table-row>
        <table:table-row table:style-name="ro1">
          <table:table-cell/>
          <table:table-cell table:formula="of:=([geoOutFile.B369]-[geoOutFile.$A36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69]-[geoOutFile.A3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69]-[geoOutFile.A369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69]-[geoOutFile.A369])/0.1" office:value-type="float" office:value="0.13300000000001" calcext:value-type="float">
            <text:p>0,133</text:p>
          </table:table-cell>
          <table:table-cell office:value-type="float" office:value="0.133275" calcext:value-type="float">
            <text:p>0,133</text:p>
          </table:table-cell>
          <table:table-cell table:formula="of:=([geoOutFile.F369]-[geoOutFile.A36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69]-[geoOutFile.A369])/0.01" office:value-type="float" office:value="0.179999999999936" calcext:value-type="float">
            <text:p>0,18</text:p>
          </table:table-cell>
          <table:table-cell office:value-type="float" office:value="0.189153" calcext:value-type="float">
            <text:p>0,189</text:p>
          </table:table-cell>
          <table:table-cell table:formula="of:=([geoOutFile.H369]-[geoOutFile.A36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69]-[geoOutFile.A369])/0.01" office:value-type="float" office:value="1.85999999999993" calcext:value-type="float">
            <text:p>1,86</text:p>
          </table:table-cell>
          <table:table-cell office:value-type="float" office:value="1.81272" calcext:value-type="float">
            <text:p>1,813</text:p>
          </table:table-cell>
        </table:table-row>
        <table:table-row table:style-name="ro1">
          <table:table-cell/>
          <table:table-cell table:formula="of:=([geoOutFile.B370]-[geoOutFile.$A37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0]-[geoOutFile.A3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0]-[geoOutFile.A370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70]-[geoOutFile.A370])/0.1" office:value-type="float" office:value="0.132000000000012" calcext:value-type="float">
            <text:p>0,132</text:p>
          </table:table-cell>
          <table:table-cell office:value-type="float" office:value="0.13137" calcext:value-type="float">
            <text:p>0,131</text:p>
          </table:table-cell>
          <table:table-cell table:formula="of:=([geoOutFile.F370]-[geoOutFile.A37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0]-[geoOutFile.A370])/0.01" office:value-type="float" office:value="0.189999999999912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70]-[geoOutFile.A37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0]-[geoOutFile.A370])/0.01" office:value-type="float" office:value="1.31000000000014" calcext:value-type="float">
            <text:p>1,31</text:p>
          </table:table-cell>
          <table:table-cell office:value-type="float" office:value="1.27336" calcext:value-type="float">
            <text:p>1,273</text:p>
          </table:table-cell>
        </table:table-row>
        <table:table-row table:style-name="ro1">
          <table:table-cell/>
          <table:table-cell table:formula="of:=([geoOutFile.B371]-[geoOutFile.$A37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1]-[geoOutFile.A3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1]-[geoOutFile.A371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71]-[geoOutFile.A371])/0.1" office:value-type="float" office:value="0.128999999999984" calcext:value-type="float">
            <text:p>0,129</text:p>
          </table:table-cell>
          <table:table-cell office:value-type="float" office:value="0.128872" calcext:value-type="float">
            <text:p>0,129</text:p>
          </table:table-cell>
          <table:table-cell table:formula="of:=([geoOutFile.F371]-[geoOutFile.A37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1]-[geoOutFile.A371])/0.01" office:value-type="float" office:value="0.189999999999912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71]-[geoOutFile.A37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1]-[geoOutFile.A371])/0.01" office:value-type="float" office:value="0.789999999999935" calcext:value-type="float">
            <text:p>0,79</text:p>
          </table:table-cell>
          <table:table-cell office:value-type="float" office:value="0.769102" calcext:value-type="float">
            <text:p>0,769</text:p>
          </table:table-cell>
        </table:table-row>
        <table:table-row table:style-name="ro1">
          <table:table-cell/>
          <table:table-cell table:formula="of:=([geoOutFile.B372]-[geoOutFile.$A37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2]-[geoOutFile.A3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2]-[geoOutFile.A372])/0.1" office:value-type="float" office:value="0" calcext:value-type="float">
            <text:p>0</text:p>
          </table:table-cell>
          <table:table-cell office:value-type="float" office:value="8.75008E-020" calcext:value-type="float">
            <text:p>0,000</text:p>
          </table:table-cell>
          <table:table-cell table:formula="of:=([geoOutFile.E372]-[geoOutFile.A372])/0.1" office:value-type="float" office:value="0.125999999999991" calcext:value-type="float">
            <text:p>0,126</text:p>
          </table:table-cell>
          <table:table-cell office:value-type="float" office:value="0.125835" calcext:value-type="float">
            <text:p>0,126</text:p>
          </table:table-cell>
          <table:table-cell table:formula="of:=([geoOutFile.F372]-[geoOutFile.A37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2]-[geoOutFile.A372])/0.01" office:value-type="float" office:value="0.189999999999912" calcext:value-type="float">
            <text:p>0,19</text:p>
          </table:table-cell>
          <table:table-cell office:value-type="float" office:value="0.189153" calcext:value-type="float">
            <text:p>0,189</text:p>
          </table:table-cell>
          <table:table-cell table:formula="of:=([geoOutFile.H372]-[geoOutFile.A37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2]-[geoOutFile.A372])/0.01" office:value-type="float" office:value="0.290000000000035" calcext:value-type="float">
            <text:p>0,29</text:p>
          </table:table-cell>
          <table:table-cell office:value-type="float" office:value="0.283729" calcext:value-type="float">
            <text:p>0,284</text:p>
          </table:table-cell>
        </table:table-row>
        <table:table-row table:style-name="ro1">
          <table:table-cell/>
          <table:table-cell table:formula="of:=([geoOutFile.B373]-[geoOutFile.$A37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3]-[geoOutFile.A3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3]-[geoOutFile.A373])/0.1" office:value-type="float" office:value="0" calcext:value-type="float">
            <text:p>0</text:p>
          </table:table-cell>
          <table:table-cell office:value-type="float" office:value="-4.33334E-034" calcext:value-type="float">
            <text:p>0,000</text:p>
          </table:table-cell>
          <table:table-cell table:formula="of:=([geoOutFile.E373]-[geoOutFile.A373])/0.1" office:value-type="float" office:value="0.125999999999991" calcext:value-type="float">
            <text:p>0,126</text:p>
          </table:table-cell>
          <table:table-cell office:value-type="float" office:value="0.263077" calcext:value-type="float">
            <text:p>0,263</text:p>
          </table:table-cell>
          <table:table-cell table:formula="of:=([geoOutFile.F373]-[geoOutFile.A37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3]-[geoOutFile.A373])/0.01" office:value-type="float" office:value="-3.96999999999998" calcext:value-type="float">
            <text:p>-3,97</text:p>
          </table:table-cell>
          <table:table-cell office:value-type="float" office:value="-4.04724" calcext:value-type="float">
            <text:p>-4,047</text:p>
          </table:table-cell>
          <table:table-cell table:formula="of:=([geoOutFile.H373]-[geoOutFile.A37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3]-[geoOutFile.A373])/0.01" office:value-type="float" office:value="-2.01999999999991" calcext:value-type="float">
            <text:p>-2,02</text:p>
          </table:table-cell>
          <table:table-cell office:value-type="float" office:value="-2.02362" calcext:value-type="float">
            <text:p>-2,024</text:p>
          </table:table-cell>
        </table:table-row>
        <table:table-row table:style-name="ro1">
          <table:table-cell/>
          <table:table-cell table:formula="of:=([geoOutFile.B374]-[geoOutFile.$A374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4]-[geoOutFile.A3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4]-[geoOutFile.A374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74]-[geoOutFile.A374])/0.1" office:value-type="float" office:value="0.128999999999984" calcext:value-type="float">
            <text:p>0,129</text:p>
          </table:table-cell>
          <table:table-cell office:value-type="float" office:value="0.294189" calcext:value-type="float">
            <text:p>0,294</text:p>
          </table:table-cell>
          <table:table-cell table:formula="of:=([geoOutFile.F374]-[geoOutFile.A374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4]-[geoOutFile.A374])/0.01" office:value-type="float" office:value="-8.33000000000013" calcext:value-type="float">
            <text:p>-8,33</text:p>
          </table:table-cell>
          <table:table-cell office:value-type="float" office:value="-8.49919" calcext:value-type="float">
            <text:p>-8,499</text:p>
          </table:table-cell>
          <table:table-cell table:formula="of:=([geoOutFile.H374]-[geoOutFile.A374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4]-[geoOutFile.A374])/0.01" office:value-type="float" office:value="-4.25000000000004" calcext:value-type="float">
            <text:p>-4,25</text:p>
          </table:table-cell>
          <table:table-cell office:value-type="float" office:value="-4.2496" calcext:value-type="float">
            <text:p>-4,250</text:p>
          </table:table-cell>
        </table:table-row>
        <table:table-row table:style-name="ro1">
          <table:table-cell/>
          <table:table-cell table:formula="of:=([geoOutFile.B375]-[geoOutFile.$A375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5]-[geoOutFile.A3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5]-[geoOutFile.A375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75]-[geoOutFile.A375])/0.1" office:value-type="float" office:value="0.132000000000012" calcext:value-type="float">
            <text:p>0,132</text:p>
          </table:table-cell>
          <table:table-cell office:value-type="float" office:value="0.329261" calcext:value-type="float">
            <text:p>0,329</text:p>
          </table:table-cell>
          <table:table-cell table:formula="of:=([geoOutFile.F375]-[geoOutFile.A375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5]-[geoOutFile.A375])/0.01" office:value-type="float" office:value="-13.1399999999999" calcext:value-type="float">
            <text:p>-13,14</text:p>
          </table:table-cell>
          <table:table-cell office:value-type="float" office:value="-13.3964" calcext:value-type="float">
            <text:p>-13,396</text:p>
          </table:table-cell>
          <table:table-cell table:formula="of:=([geoOutFile.H375]-[geoOutFile.A375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5]-[geoOutFile.A375])/0.01" office:value-type="float" office:value="-6.70000000000002" calcext:value-type="float">
            <text:p>-6,7</text:p>
          </table:table-cell>
          <table:table-cell office:value-type="float" office:value="-6.69818" calcext:value-type="float">
            <text:p>-6,698</text:p>
          </table:table-cell>
        </table:table-row>
        <table:table-row table:style-name="ro1">
          <table:table-cell/>
          <table:table-cell table:formula="of:=([geoOutFile.B376]-[geoOutFile.$A376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6]-[geoOutFile.A3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6]-[geoOutFile.A376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76]-[geoOutFile.A376])/0.1" office:value-type="float" office:value="0.135000000000005" calcext:value-type="float">
            <text:p>0,135</text:p>
          </table:table-cell>
          <table:table-cell office:value-type="float" office:value="0.368791" calcext:value-type="float">
            <text:p>0,369</text:p>
          </table:table-cell>
          <table:table-cell table:formula="of:=([geoOutFile.F376]-[geoOutFile.A376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6]-[geoOutFile.A376])/0.01" office:value-type="float" office:value="-18.4200000000001" calcext:value-type="float">
            <text:p>-18,42</text:p>
          </table:table-cell>
          <table:table-cell office:value-type="float" office:value="-18.7832" calcext:value-type="float">
            <text:p>-18,783</text:p>
          </table:table-cell>
          <table:table-cell table:formula="of:=([geoOutFile.H376]-[geoOutFile.A376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6]-[geoOutFile.A376])/0.01" office:value-type="float" office:value="-9.39000000000014" calcext:value-type="float">
            <text:p>-9,39</text:p>
          </table:table-cell>
          <table:table-cell office:value-type="float" office:value="-9.39161" calcext:value-type="float">
            <text:p>-9,392</text:p>
          </table:table-cell>
        </table:table-row>
        <table:table-row table:style-name="ro1">
          <table:table-cell/>
          <table:table-cell table:formula="of:=([geoOutFile.B377]-[geoOutFile.$A377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7]-[geoOutFile.A3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7]-[geoOutFile.A377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77]-[geoOutFile.A377])/0.1" office:value-type="float" office:value="0.136000000000003" calcext:value-type="float">
            <text:p>0,136</text:p>
          </table:table-cell>
          <table:table-cell office:value-type="float" office:value="0.413323" calcext:value-type="float">
            <text:p>0,413</text:p>
          </table:table-cell>
          <table:table-cell table:formula="of:=([geoOutFile.F377]-[geoOutFile.A377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7]-[geoOutFile.A377])/0.01" office:value-type="float" office:value="-24.23" calcext:value-type="float">
            <text:p>-24,23</text:p>
          </table:table-cell>
          <table:table-cell office:value-type="float" office:value="-24.7088" calcext:value-type="float">
            <text:p>-24,709</text:p>
          </table:table-cell>
          <table:table-cell table:formula="of:=([geoOutFile.H377]-[geoOutFile.A377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7]-[geoOutFile.A377])/0.01" office:value-type="float" office:value="-12.36" calcext:value-type="float">
            <text:p>-12,36</text:p>
          </table:table-cell>
          <table:table-cell office:value-type="float" office:value="-12.3544" calcext:value-type="float">
            <text:p>-12,354</text:p>
          </table:table-cell>
        </table:table-row>
        <table:table-row table:style-name="ro1">
          <table:table-cell/>
          <table:table-cell table:formula="of:=([geoOutFile.B378]-[geoOutFile.$A378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8]-[geoOutFile.A3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8]-[geoOutFile.A378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78]-[geoOutFile.A378])/0.1" office:value-type="float" office:value="0.137" calcext:value-type="float">
            <text:p>0,137</text:p>
          </table:table-cell>
          <table:table-cell office:value-type="float" office:value="0.463442" calcext:value-type="float">
            <text:p>0,463</text:p>
          </table:table-cell>
          <table:table-cell table:formula="of:=([geoOutFile.F378]-[geoOutFile.A378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8]-[geoOutFile.A378])/0.01" office:value-type="float" office:value="-30.6099999999997" calcext:value-type="float">
            <text:p>-30,61</text:p>
          </table:table-cell>
          <table:table-cell office:value-type="float" office:value="-31.2269" calcext:value-type="float">
            <text:p>-31,227</text:p>
          </table:table-cell>
          <table:table-cell table:formula="of:=([geoOutFile.H378]-[geoOutFile.A378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8]-[geoOutFile.A378])/0.01" office:value-type="float" office:value="-15.6099999999999" calcext:value-type="float">
            <text:p>-15,61</text:p>
          </table:table-cell>
          <table:table-cell office:value-type="float" office:value="-15.6134" calcext:value-type="float">
            <text:p>-15,613</text:p>
          </table:table-cell>
        </table:table-row>
        <table:table-row table:style-name="ro1">
          <table:table-cell/>
          <table:table-cell table:formula="of:=([geoOutFile.B379]-[geoOutFile.$A379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79]-[geoOutFile.A3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79]-[geoOutFile.A379])/0.1" office:value-type="float" office:value="0" calcext:value-type="float">
            <text:p>0</text:p>
          </table:table-cell>
          <table:table-cell office:value-type="float" office:value="-6.01853E-034" calcext:value-type="float">
            <text:p>0,000</text:p>
          </table:table-cell>
          <table:table-cell table:formula="of:=([geoOutFile.E379]-[geoOutFile.A379])/0.1" office:value-type="float" office:value="0.136000000000003" calcext:value-type="float">
            <text:p>0,136</text:p>
          </table:table-cell>
          <table:table-cell office:value-type="float" office:value="0.519767" calcext:value-type="float">
            <text:p>0,520</text:p>
          </table:table-cell>
          <table:table-cell table:formula="of:=([geoOutFile.F379]-[geoOutFile.A379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79]-[geoOutFile.A379])/0.01" office:value-type="float" office:value="-37.64" calcext:value-type="float">
            <text:p>-37,64</text:p>
          </table:table-cell>
          <table:table-cell office:value-type="float" office:value="-38.3968" calcext:value-type="float">
            <text:p>-38,397</text:p>
          </table:table-cell>
          <table:table-cell table:formula="of:=([geoOutFile.H379]-[geoOutFile.A379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79]-[geoOutFile.A379])/0.01" office:value-type="float" office:value="-19.2" calcext:value-type="float">
            <text:p>-19,2</text:p>
          </table:table-cell>
          <table:table-cell office:value-type="float" office:value="-19.1984" calcext:value-type="float">
            <text:p>-19,198</text:p>
          </table:table-cell>
        </table:table-row>
        <table:table-row table:style-name="ro1">
          <table:table-cell/>
          <table:table-cell table:formula="of:=([geoOutFile.B380]-[geoOutFile.$A380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80]-[geoOutFile.A3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80]-[geoOutFile.A380])/0.1" office:value-type="float" office:value="0" calcext:value-type="float">
            <text:p>0</text:p>
          </table:table-cell>
          <table:table-cell office:value-type="float" office:value="-4.0926E-034" calcext:value-type="float">
            <text:p>0,000</text:p>
          </table:table-cell>
          <table:table-cell table:formula="of:=([geoOutFile.E380]-[geoOutFile.A380])/0.1" office:value-type="float" office:value="0.133999999999972" calcext:value-type="float">
            <text:p>0,134</text:p>
          </table:table-cell>
          <table:table-cell office:value-type="float" office:value="0.582931" calcext:value-type="float">
            <text:p>0,583</text:p>
          </table:table-cell>
          <table:table-cell table:formula="of:=([geoOutFile.F380]-[geoOutFile.A380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80]-[geoOutFile.A380])/0.01" office:value-type="float" office:value="-45.3800000000001" calcext:value-type="float">
            <text:p>-45,38</text:p>
          </table:table-cell>
          <table:table-cell office:value-type="float" office:value="-46.2837" calcext:value-type="float">
            <text:p>-46,284</text:p>
          </table:table-cell>
          <table:table-cell table:formula="of:=([geoOutFile.H380]-[geoOutFile.A380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80]-[geoOutFile.A380])/0.01" office:value-type="float" office:value="-23.1400000000001" calcext:value-type="float">
            <text:p>-23,14</text:p>
          </table:table-cell>
          <table:table-cell office:value-type="float" office:value="-23.1419" calcext:value-type="float">
            <text:p>-23,142</text:p>
          </table:table-cell>
        </table:table-row>
        <table:table-row table:style-name="ro1">
          <table:table-cell/>
          <table:table-cell table:formula="of:=([geoOutFile.B381]-[geoOutFile.$A381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81]-[geoOutFile.A3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81]-[geoOutFile.A381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81]-[geoOutFile.A381])/0.1" office:value-type="float" office:value="0.132000000000012" calcext:value-type="float">
            <text:p>0,132</text:p>
          </table:table-cell>
          <table:table-cell office:value-type="float" office:value="0.653552" calcext:value-type="float">
            <text:p>0,654</text:p>
          </table:table-cell>
          <table:table-cell table:formula="of:=([geoOutFile.F381]-[geoOutFile.A381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81]-[geoOutFile.A381])/0.01" office:value-type="float" office:value="-53.8799999999998" calcext:value-type="float">
            <text:p>-53,88</text:p>
          </table:table-cell>
          <table:table-cell office:value-type="float" office:value="-54.9593" calcext:value-type="float">
            <text:p>-54,959</text:p>
          </table:table-cell>
          <table:table-cell table:formula="of:=([geoOutFile.H381]-[geoOutFile.A381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81]-[geoOutFile.A381])/0.01" office:value-type="float" office:value="-27.4799999999999" calcext:value-type="float">
            <text:p>-27,48</text:p>
          </table:table-cell>
          <table:table-cell office:value-type="float" office:value="-27.4797" calcext:value-type="float">
            <text:p>-27,480</text:p>
          </table:table-cell>
        </table:table-row>
        <table:table-row table:style-name="ro1">
          <table:table-cell/>
          <table:table-cell table:formula="of:=([geoOutFile.B382]-[geoOutFile.$A382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82]-[geoOutFile.A3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82]-[geoOutFile.A382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82]-[geoOutFile.A382])/0.1" office:value-type="float" office:value="0.125999999999991" calcext:value-type="float">
            <text:p>0,126</text:p>
          </table:table-cell>
          <table:table-cell office:value-type="float" office:value="0.732195" calcext:value-type="float">
            <text:p>0,732</text:p>
          </table:table-cell>
          <table:table-cell table:formula="of:=([geoOutFile.F382]-[geoOutFile.A382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82]-[geoOutFile.A382])/0.01" office:value-type="float" office:value="-63.2400000000001" calcext:value-type="float">
            <text:p>-63,24</text:p>
          </table:table-cell>
          <table:table-cell office:value-type="float" office:value="-64.5025" calcext:value-type="float">
            <text:p>-64,503</text:p>
          </table:table-cell>
          <table:table-cell table:formula="of:=([geoOutFile.H382]-[geoOutFile.A382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82]-[geoOutFile.A382])/0.01" office:value-type="float" office:value="-32.2500000000002" calcext:value-type="float">
            <text:p>-32,25</text:p>
          </table:table-cell>
          <table:table-cell office:value-type="float" office:value="-32.2513" calcext:value-type="float">
            <text:p>-32,251</text:p>
          </table:table-cell>
        </table:table-row>
        <table:table-row table:style-name="ro1">
          <table:table-cell/>
          <table:table-cell table:formula="of:=([geoOutFile.B383]-[geoOutFile.$A383])/0.0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C383]-[geoOutFile.A3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D383]-[geoOutFile.A383])/0.1" office:value-type="float" office:value="0" calcext:value-type="float">
            <text:p>0</text:p>
          </table:table-cell>
          <table:table-cell office:value-type="float" office:value="-7.94446E-034" calcext:value-type="float">
            <text:p>0,000</text:p>
          </table:table-cell>
          <table:table-cell table:formula="of:=([geoOutFile.E383]-[geoOutFile.A383])/0.1" office:value-type="float" office:value="0.121000000000002" calcext:value-type="float">
            <text:p>0,121</text:p>
          </table:table-cell>
          <table:table-cell office:value-type="float" office:value="0.8193" calcext:value-type="float">
            <text:p>0,819</text:p>
          </table:table-cell>
          <table:table-cell table:formula="of:=([geoOutFile.F383]-[geoOutFile.A383])/0.0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G383]-[geoOutFile.A383])/0.01" office:value-type="float" office:value="-73.5299999999999" calcext:value-type="float">
            <text:p>-73,53</text:p>
          </table:table-cell>
          <table:table-cell office:value-type="float" office:value="-75" calcext:value-type="float">
            <text:p>-75,000</text:p>
          </table:table-cell>
          <table:table-cell table:formula="of:=([geoOutFile.H383]-[geoOutFile.A383])/0.1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([geoOutFile.I383]-[geoOutFile.A383])/0.01" office:value-type="float" office:value="-37.5" calcext:value-type="float">
            <text:p>-37,5</text:p>
          </table:table-cell>
          <table:table-cell office:value-type="float" office:value="-37.5" calcext:value-type="float">
            <text:p>-37,500</text:p>
          </table:table-cell>
        </table:table-row>
        <calcext:conditional-formats>
          <calcext:conditional-format calcext:target-range-address="Sheet2.C4:Sheet2.C97">
            <calcext:condition calcext:apply-style-name="Untitled1" calcext:value="=0.0" calcext:base-cell-address="Sheet2.C4"/>
          </calcext:conditional-format>
          <calcext:conditional-format calcext:target-range-address="Sheet2.G4:Sheet2.G97">
            <calcext:condition calcext:apply-style-name="Untitled1" calcext:value="=0.0" calcext:base-cell-address="Sheet2.G4"/>
          </calcext:conditional-format>
          <calcext:conditional-format calcext:target-range-address="Sheet2.E4:Sheet2.E97">
            <calcext:condition calcext:apply-style-name="Untitled1" calcext:value="=0.0" calcext:base-cell-address="Sheet2.E4"/>
          </calcext:conditional-format>
          <calcext:conditional-format calcext:target-range-address="Sheet2.I4:Sheet2.I97">
            <calcext:condition calcext:apply-style-name="Untitled1" calcext:value="=0.0" calcext:base-cell-address="Sheet2.I4"/>
          </calcext:conditional-format>
          <calcext:conditional-format calcext:target-range-address="Sheet2.K4:Sheet2.K97">
            <calcext:condition calcext:apply-style-name="Untitled1" calcext:value="=0.0" calcext:base-cell-address="Sheet2.K4"/>
          </calcext:conditional-format>
          <calcext:conditional-format calcext:target-range-address="Sheet2.M4:Sheet2.M97">
            <calcext:condition calcext:apply-style-name="Untitled1" calcext:value="=0.0" calcext:base-cell-address="Sheet2.M4"/>
          </calcext:conditional-format>
          <calcext:conditional-format calcext:target-range-address="Sheet2.O4:Sheet2.O97">
            <calcext:condition calcext:apply-style-name="Untitled1" calcext:value="=0.0" calcext:base-cell-address="Sheet2.O4"/>
          </calcext:conditional-format>
          <calcext:conditional-format calcext:target-range-address="Sheet2.Q4:Sheet2.Q97">
            <calcext:condition calcext:apply-style-name="Untitled1" calcext:value="=0.0" calcext:base-cell-address="Sheet2.Q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6-15T10:29:21.754177665</dc:date>
    <meta:editing-duration>PT57M58S</meta:editing-duration>
    <meta:editing-cycles>8</meta:editing-cycles>
    <meta:document-statistic meta:table-count="2" meta:cell-count="9523" meta:object-count="0"/>
  </office:meta>
</office:document-meta>
</file>